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ccbf4"/>
    </style:style>
    <style:style style:name="P35" style:family="paragraph" style:parent-style-name="Text_20_body">
      <style:text-properties style:font-name="Liberation Sans" officeooo:rsid="0153b621" officeooo:paragraph-rsid="01e95561"/>
    </style:style>
    <style:style style:name="P36" style:family="paragraph" style:parent-style-name="Text_20_body">
      <style:text-properties style:font-name="Liberation Sans" officeooo:rsid="0153b621" officeooo:paragraph-rsid="01edaa1c"/>
    </style:style>
    <style:style style:name="P37" style:family="paragraph" style:parent-style-name="Text_20_body">
      <style:text-properties style:font-name="Liberation Sans" officeooo:rsid="0153b621" officeooo:paragraph-rsid="03d0a94f"/>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39537"/>
    </style:style>
    <style:style style:name="P43" style:family="paragraph" style:parent-style-name="Text_20_body">
      <style:text-properties style:font-name="Liberation Sans" officeooo:rsid="015c3dfb" officeooo:paragraph-rsid="015c3dfb"/>
    </style:style>
    <style:style style:name="P44" style:family="paragraph" style:parent-style-name="Text_20_body">
      <style:text-properties style:font-name="Liberation Sans" officeooo:rsid="015fd410" officeooo:paragraph-rsid="015fd410"/>
    </style:style>
    <style:style style:name="P45" style:family="paragraph" style:parent-style-name="Text_20_body">
      <style:text-properties style:font-name="Liberation Sans" officeooo:rsid="015fd410" officeooo:paragraph-rsid="03556690"/>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paragraph-rsid="01c0d7ff"/>
    </style:style>
    <style:style style:name="P56" style:family="paragraph" style:parent-style-name="Text_20_body">
      <style:text-properties style:font-name="Liberation Sans" officeooo:rsid="01c0d7ff" officeooo:paragraph-rsid="01c0d7ff"/>
    </style:style>
    <style:style style:name="P57" style:family="paragraph" style:parent-style-name="Text_20_body">
      <style:text-properties style:font-name="Liberation Sans" officeooo:rsid="01c0d7ff" officeooo:paragraph-rsid="01c6f047"/>
    </style:style>
    <style:style style:name="P58" style:family="paragraph" style:parent-style-name="Text_20_body">
      <style:text-properties style:font-name="Liberation Sans" officeooo:rsid="01c0d7ff" officeooo:paragraph-rsid="0375b241"/>
    </style:style>
    <style:style style:name="P59" style:family="paragraph" style:parent-style-name="Text_20_body">
      <style:text-properties style:font-name="Liberation Sans" officeooo:paragraph-rsid="01c3342c"/>
    </style:style>
    <style:style style:name="P60" style:family="paragraph" style:parent-style-name="Text_20_body">
      <style:text-properties style:font-name="Liberation Sans" officeooo:paragraph-rsid="01c7fb3b"/>
    </style:style>
    <style:style style:name="P61" style:family="paragraph" style:parent-style-name="Text_20_body">
      <style:text-properties style:font-name="Liberation Sans" officeooo:paragraph-rsid="01c92ca1"/>
    </style:style>
    <style:style style:name="P62" style:family="paragraph" style:parent-style-name="Text_20_body">
      <style:text-properties style:font-name="Liberation Sans" officeooo:paragraph-rsid="01d06155"/>
    </style:style>
    <style:style style:name="P63" style:family="paragraph" style:parent-style-name="Text_20_body">
      <style:text-properties style:font-name="Liberation Sans" officeooo:paragraph-rsid="01dbaf8b"/>
    </style:style>
    <style:style style:name="P64" style:family="paragraph" style:parent-style-name="Text_20_body">
      <style:text-properties style:font-name="Liberation Sans" officeooo:paragraph-rsid="01dd67db"/>
    </style:style>
    <style:style style:name="P65" style:family="paragraph" style:parent-style-name="Text_20_body">
      <style:text-properties style:font-name="Liberation Sans" officeooo:paragraph-rsid="01df3279"/>
    </style:style>
    <style:style style:name="P66" style:family="paragraph" style:parent-style-name="Text_20_body">
      <style:text-properties style:font-name="Liberation Sans" officeooo:rsid="01dd67db" officeooo:paragraph-rsid="01dd67db"/>
    </style:style>
    <style:style style:name="P67" style:family="paragraph" style:parent-style-name="Text_20_body">
      <style:text-properties style:font-name="Liberation Sans" officeooo:paragraph-rsid="01e5511d"/>
    </style:style>
    <style:style style:name="P68" style:family="paragraph" style:parent-style-name="Text_20_body">
      <style:text-properties style:font-name="Liberation Sans" officeooo:paragraph-rsid="01e59d1f"/>
    </style:style>
    <style:style style:name="P69" style:family="paragraph" style:parent-style-name="Text_20_body">
      <style:text-properties style:font-name="Liberation Sans" officeooo:rsid="01ea9188" officeooo:paragraph-rsid="01e95561"/>
    </style:style>
    <style:style style:name="P70" style:family="paragraph" style:parent-style-name="Text_20_body">
      <style:text-properties style:font-name="Liberation Sans" officeooo:paragraph-rsid="01fd7b5a"/>
    </style:style>
    <style:style style:name="P71" style:family="paragraph" style:parent-style-name="Text_20_body">
      <style:text-properties style:font-name="Liberation Sans" officeooo:paragraph-rsid="01fea8ae"/>
    </style:style>
    <style:style style:name="P72" style:family="paragraph" style:parent-style-name="Text_20_body">
      <style:text-properties style:font-name="Liberation Sans" officeooo:rsid="01edaa1c" officeooo:paragraph-rsid="02143971"/>
    </style:style>
    <style:style style:name="P73" style:family="paragraph" style:parent-style-name="Text_20_body">
      <style:text-properties style:font-name="Liberation Sans" officeooo:rsid="01edaa1c" officeooo:paragraph-rsid="022239ae"/>
    </style:style>
    <style:style style:name="P74" style:family="paragraph" style:parent-style-name="Text_20_body">
      <style:text-properties style:font-name="Liberation Sans" officeooo:rsid="01edaa1c" officeooo:paragraph-rsid="02123d87"/>
    </style:style>
    <style:style style:name="P75" style:family="paragraph" style:parent-style-name="Text_20_body">
      <style:text-properties style:font-name="Liberation Sans" officeooo:rsid="01edaa1c" officeooo:paragraph-rsid="0228da61"/>
    </style:style>
    <style:style style:name="P76" style:family="paragraph" style:parent-style-name="Text_20_body">
      <style:text-properties style:font-name="Liberation Sans" officeooo:paragraph-rsid="02198334"/>
    </style:style>
    <style:style style:name="P77" style:family="paragraph" style:parent-style-name="Text_20_body">
      <style:text-properties style:font-name="Liberation Sans" officeooo:rsid="020d567c"/>
    </style:style>
    <style:style style:name="P78" style:family="paragraph" style:parent-style-name="Text_20_body">
      <style:text-properties style:font-name="Liberation Sans" officeooo:rsid="020dbd4f"/>
    </style:style>
    <style:style style:name="P79" style:family="paragraph" style:parent-style-name="Text_20_body">
      <style:text-properties style:font-name="Liberation Sans" officeooo:rsid="020dbd4f" officeooo:paragraph-rsid="02344582"/>
    </style:style>
    <style:style style:name="P80" style:family="paragraph" style:parent-style-name="Text_20_body">
      <style:text-properties style:font-name="Liberation Sans" officeooo:rsid="02123d87" officeooo:paragraph-rsid="02198334"/>
    </style:style>
    <style:style style:name="P81" style:family="paragraph" style:parent-style-name="Text_20_body">
      <style:text-properties style:font-name="Liberation Sans" officeooo:rsid="021ea7d2" officeooo:paragraph-rsid="022711d6"/>
    </style:style>
    <style:style style:name="P82" style:family="paragraph" style:parent-style-name="Text_20_body">
      <style:text-properties style:font-name="Liberation Sans" officeooo:rsid="021ea7d2" officeooo:paragraph-rsid="0228da61"/>
    </style:style>
    <style:style style:name="P83" style:family="paragraph" style:parent-style-name="Text_20_body">
      <style:text-properties style:font-name="Liberation Sans" officeooo:rsid="02172b70" officeooo:paragraph-rsid="02198334"/>
    </style:style>
    <style:style style:name="P84" style:family="paragraph" style:parent-style-name="Text_20_body">
      <style:text-properties style:font-name="Liberation Sans" fo:font-weight="bold" officeooo:rsid="021c41f9" officeooo:paragraph-rsid="021c41f9" style:font-weight-asian="bold" style:font-weight-complex="bold"/>
    </style:style>
    <style:style style:name="P85" style:family="paragraph" style:parent-style-name="Text_20_body">
      <style:text-properties style:font-name="Liberation Sans" fo:font-weight="bold" officeooo:rsid="02442935" officeooo:paragraph-rsid="02442935" style:font-weight-asian="bold" style:font-weight-complex="bold"/>
    </style:style>
    <style:style style:name="P86" style:family="paragraph" style:parent-style-name="Text_20_body">
      <style:text-properties style:font-name="Liberation Sans" fo:font-weight="bold" officeooo:rsid="027ae2ab" style:font-weight-asian="bold" style:font-weight-complex="bold"/>
    </style:style>
    <style:style style:name="P87" style:family="paragraph" style:parent-style-name="Text_20_body">
      <style:text-properties style:font-name="Liberation Sans" fo:font-weight="bold" officeooo:rsid="02b5968f" officeooo:paragraph-rsid="02b5968f" style:font-weight-asian="bold" style:font-weight-complex="bold"/>
    </style:style>
    <style:style style:name="P88" style:family="paragraph" style:parent-style-name="Text_20_body">
      <style:text-properties style:font-name="Liberation Sans" fo:font-weight="bold" officeooo:rsid="032adc2b" officeooo:paragraph-rsid="032adc2b" style:font-weight-asian="bold" style:font-weight-complex="bold"/>
    </style:style>
    <style:style style:name="P89" style:family="paragraph" style:parent-style-name="Text_20_body">
      <style:text-properties style:font-name="Liberation Sans" officeooo:paragraph-rsid="008a25d5"/>
    </style:style>
    <style:style style:name="P90" style:family="paragraph" style:parent-style-name="Text_20_body">
      <style:text-properties style:font-name="Liberation Sans" officeooo:rsid="022711d6" officeooo:paragraph-rsid="022711d6"/>
    </style:style>
    <style:style style:name="P91" style:family="paragraph" style:parent-style-name="Text_20_body">
      <style:text-properties style:font-name="Liberation Sans" officeooo:rsid="0228da61" officeooo:paragraph-rsid="0234c261"/>
    </style:style>
    <style:style style:name="P92" style:family="paragraph" style:parent-style-name="Text_20_body">
      <style:text-properties style:font-name="Liberation Sans" officeooo:rsid="0228da61" officeooo:paragraph-rsid="02d3b970"/>
    </style:style>
    <style:style style:name="P93" style:family="paragraph" style:parent-style-name="Text_20_body">
      <style:text-properties style:font-name="Liberation Sans" officeooo:rsid="022738ea" officeooo:paragraph-rsid="0234c261"/>
    </style:style>
    <style:style style:name="P94" style:family="paragraph" style:parent-style-name="Text_20_body">
      <style:text-properties style:font-name="Liberation Sans" officeooo:paragraph-rsid="0234c261"/>
    </style:style>
    <style:style style:name="P95" style:family="paragraph" style:parent-style-name="Text_20_body">
      <style:text-properties style:font-name="Liberation Sans" officeooo:rsid="023ad846" officeooo:paragraph-rsid="0241a3e1"/>
    </style:style>
    <style:style style:name="P96" style:family="paragraph" style:parent-style-name="Text_20_body">
      <style:text-properties style:font-name="Liberation Sans" officeooo:rsid="023d625a"/>
    </style:style>
    <style:style style:name="P97" style:family="paragraph" style:parent-style-name="Text_20_body">
      <style:text-properties style:font-name="Liberation Sans" officeooo:rsid="024ba44d" officeooo:paragraph-rsid="024ba44d"/>
    </style:style>
    <style:style style:name="P98" style:family="paragraph" style:parent-style-name="Text_20_body">
      <style:text-properties style:font-name="Liberation Sans" officeooo:rsid="025d31d2" officeooo:paragraph-rsid="025d31d2"/>
    </style:style>
    <style:style style:name="P99" style:family="paragraph" style:parent-style-name="Text_20_body">
      <style:text-properties style:font-name="Liberation Sans" officeooo:rsid="026e67cb" officeooo:paragraph-rsid="026e67cb"/>
    </style:style>
    <style:style style:name="P100" style:family="paragraph" style:parent-style-name="Text_20_body">
      <style:text-properties style:font-name="Liberation Sans" officeooo:rsid="0271d7b2" officeooo:paragraph-rsid="0271d7b2"/>
    </style:style>
    <style:style style:name="P101" style:family="paragraph" style:parent-style-name="Text_20_body">
      <style:text-properties style:font-name="Liberation Sans" officeooo:rsid="02732c0b" officeooo:paragraph-rsid="02732c0b"/>
    </style:style>
    <style:style style:name="P102" style:family="paragraph" style:parent-style-name="Text_20_body">
      <style:text-properties style:font-name="Liberation Sans" officeooo:rsid="0273b92a" officeooo:paragraph-rsid="0273b92a"/>
    </style:style>
    <style:style style:name="P103" style:family="paragraph" style:parent-style-name="Text_20_body">
      <style:text-properties style:font-name="Liberation Sans" officeooo:rsid="0276234b" officeooo:paragraph-rsid="0276234b"/>
    </style:style>
    <style:style style:name="P104" style:family="paragraph" style:parent-style-name="Text_20_body">
      <style:text-properties style:font-name="Liberation Sans" officeooo:rsid="0276234b" officeooo:paragraph-rsid="031ac4f8"/>
    </style:style>
    <style:style style:name="P105" style:family="paragraph" style:parent-style-name="Text_20_body">
      <style:text-properties style:font-name="Liberation Sans" fo:font-weight="normal" officeooo:rsid="027c61ad" officeooo:paragraph-rsid="02aa789e" style:font-weight-asian="normal" style:font-weight-complex="normal"/>
    </style:style>
    <style:style style:name="P106" style:family="paragraph" style:parent-style-name="Text_20_body">
      <style:text-properties style:font-name="Liberation Sans" fo:font-weight="normal" officeooo:rsid="027c61ad" officeooo:paragraph-rsid="02ab58ef" style:font-weight-asian="normal" style:font-weight-complex="normal"/>
    </style:style>
    <style:style style:name="P107" style:family="paragraph" style:parent-style-name="Text_20_body">
      <style:text-properties style:font-name="Liberation Sans" fo:font-weight="normal" officeooo:rsid="027c61ad" officeooo:paragraph-rsid="02aeb1cc" style:font-weight-asian="normal" style:font-weight-complex="normal"/>
    </style:style>
    <style:style style:name="P108" style:family="paragraph" style:parent-style-name="Text_20_body">
      <style:text-properties style:font-name="Liberation Sans" fo:font-weight="normal" officeooo:rsid="02828cab" officeooo:paragraph-rsid="02828cab" style:font-weight-asian="normal" style:font-weight-complex="normal"/>
    </style:style>
    <style:style style:name="P109" style:family="paragraph" style:parent-style-name="Text_20_body">
      <style:text-properties style:font-name="Liberation Sans" fo:font-weight="normal" officeooo:rsid="02aa789e" officeooo:paragraph-rsid="02aa789e" style:font-weight-asian="normal" style:font-weight-complex="normal"/>
    </style:style>
    <style:style style:name="P110" style:family="paragraph" style:parent-style-name="Text_20_body">
      <style:text-properties style:font-name="Liberation Sans" fo:font-weight="normal" officeooo:rsid="02ab58ef" officeooo:paragraph-rsid="02ab58ef" style:font-weight-asian="normal" style:font-weight-complex="normal"/>
    </style:style>
    <style:style style:name="P111" style:family="paragraph" style:parent-style-name="Text_20_body">
      <style:text-properties style:font-name="Liberation Sans" fo:font-weight="normal" officeooo:paragraph-rsid="02b5968f" style:font-weight-asian="normal" style:font-weight-complex="normal"/>
    </style:style>
    <style:style style:name="P112" style:family="paragraph" style:parent-style-name="Text_20_body">
      <style:text-properties style:font-name="Liberation Sans" fo:font-weight="normal" officeooo:rsid="0383a60d" officeooo:paragraph-rsid="0383a60d" style:font-weight-asian="normal" style:font-weight-complex="normal"/>
    </style:style>
    <style:style style:name="P113" style:family="paragraph" style:parent-style-name="Text_20_body">
      <style:text-properties style:font-name="Liberation Sans" fo:font-weight="normal" officeooo:rsid="038550b6" officeooo:paragraph-rsid="038550b6" style:font-weight-asian="normal" style:font-weight-complex="normal"/>
    </style:style>
    <style:style style:name="P114" style:family="paragraph" style:parent-style-name="Text_20_body">
      <style:text-properties style:font-name="Liberation Sans" fo:font-weight="normal" officeooo:rsid="039e88ce" officeooo:paragraph-rsid="039e88ce" style:font-weight-asian="normal" style:font-weight-complex="normal"/>
    </style:style>
    <style:style style:name="P115" style:family="paragraph" style:parent-style-name="Text_20_body">
      <style:text-properties style:font-name="Liberation Sans" officeooo:paragraph-rsid="02b5968f"/>
    </style:style>
    <style:style style:name="P116"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7"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8"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9" style:family="paragraph" style:parent-style-name="Text_20_body">
      <style:text-properties style:font-name="Liberation Sans" officeooo:paragraph-rsid="02324c91"/>
    </style:style>
    <style:style style:name="P120" style:family="paragraph" style:parent-style-name="Text_20_body">
      <style:text-properties style:font-name="Liberation Sans" officeooo:paragraph-rsid="02bbcb58"/>
    </style:style>
    <style:style style:name="P121" style:family="paragraph" style:parent-style-name="Text_20_body">
      <style:text-properties style:font-name="Liberation Sans" officeooo:rsid="02bcf8a3" officeooo:paragraph-rsid="02bcf8a3"/>
    </style:style>
    <style:style style:name="P122" style:family="paragraph" style:parent-style-name="Text_20_body">
      <style:text-properties style:font-name="Liberation Sans" officeooo:rsid="02c1796c" officeooo:paragraph-rsid="02c1796c"/>
    </style:style>
    <style:style style:name="P123" style:family="paragraph" style:parent-style-name="Text_20_body">
      <style:text-properties style:font-name="Liberation Sans" officeooo:paragraph-rsid="02cb1014"/>
    </style:style>
    <style:style style:name="P124" style:family="paragraph" style:parent-style-name="Text_20_body">
      <style:text-properties style:font-name="Liberation Sans" officeooo:rsid="02cb1014" officeooo:paragraph-rsid="02cb1014"/>
    </style:style>
    <style:style style:name="P125" style:family="paragraph" style:parent-style-name="Text_20_body">
      <style:text-properties style:font-name="Liberation Sans" officeooo:paragraph-rsid="02d7555c"/>
    </style:style>
    <style:style style:name="P126" style:family="paragraph" style:parent-style-name="Text_20_body">
      <style:text-properties style:font-name="Liberation Sans" officeooo:rsid="02fddf65" officeooo:paragraph-rsid="02fddf65"/>
    </style:style>
    <style:style style:name="P127" style:family="paragraph" style:parent-style-name="Text_20_body">
      <style:text-properties style:font-name="Liberation Sans" officeooo:paragraph-rsid="030bd520"/>
    </style:style>
    <style:style style:name="P128" style:family="paragraph" style:parent-style-name="Text_20_body">
      <style:text-properties style:font-name="Liberation Sans" officeooo:paragraph-rsid="01615efb"/>
    </style:style>
    <style:style style:name="P129" style:family="paragraph" style:parent-style-name="Text_20_body">
      <style:text-properties style:font-name="Liberation Sans" officeooo:rsid="01eb8ff8" officeooo:paragraph-rsid="031ac4f8"/>
    </style:style>
    <style:style style:name="P130" style:family="paragraph" style:parent-style-name="Text_20_body">
      <style:text-properties style:font-name="Liberation Sans" officeooo:paragraph-rsid="031ac4f8"/>
    </style:style>
    <style:style style:name="P131" style:family="paragraph" style:parent-style-name="Text_20_body">
      <style:text-properties style:font-name="Liberation Sans" officeooo:paragraph-rsid="015da35d"/>
    </style:style>
    <style:style style:name="P132" style:family="paragraph" style:parent-style-name="Text_20_body">
      <style:text-properties style:font-name="Liberation Sans" officeooo:paragraph-rsid="03224453"/>
    </style:style>
    <style:style style:name="P133" style:family="paragraph" style:parent-style-name="Text_20_body">
      <style:text-properties style:font-name="Liberation Sans" officeooo:rsid="033ce41c" officeooo:paragraph-rsid="033ce41c"/>
    </style:style>
    <style:style style:name="P134" style:family="paragraph" style:parent-style-name="Text_20_body">
      <style:text-properties style:font-name="Liberation Sans" officeooo:rsid="03418ab7" officeooo:paragraph-rsid="03418ab7"/>
    </style:style>
    <style:style style:name="P135" style:family="paragraph" style:parent-style-name="Text_20_body">
      <style:text-properties style:font-name="Liberation Sans" officeooo:rsid="032adc2b" officeooo:paragraph-rsid="032adc2b"/>
    </style:style>
    <style:style style:name="P136" style:family="paragraph" style:parent-style-name="Text_20_body">
      <style:text-properties style:font-name="Liberation Sans" officeooo:rsid="030d35c4" officeooo:paragraph-rsid="030d596f"/>
    </style:style>
    <style:style style:name="P137" style:family="paragraph" style:parent-style-name="Text_20_body">
      <style:text-properties style:font-name="Liberation Sans" officeooo:rsid="03556690" officeooo:paragraph-rsid="03556690"/>
    </style:style>
    <style:style style:name="P138" style:family="paragraph" style:parent-style-name="Text_20_body">
      <style:text-properties style:font-name="Liberation Sans" officeooo:rsid="036ddc2b" officeooo:paragraph-rsid="036ddc2b"/>
    </style:style>
    <style:style style:name="P139" style:family="paragraph" style:parent-style-name="Text_20_body">
      <style:text-properties style:font-name="Liberation Sans" officeooo:paragraph-rsid="0203a62b"/>
    </style:style>
    <style:style style:name="P140" style:family="paragraph" style:parent-style-name="Text_20_body">
      <style:text-properties style:font-name="Liberation Sans" officeooo:rsid="033b4aad" officeooo:paragraph-rsid="0383a60d"/>
    </style:style>
    <style:style style:name="P141" style:family="paragraph" style:parent-style-name="Text_20_body">
      <style:text-properties style:font-name="Liberation Sans" officeooo:paragraph-rsid="03803048"/>
    </style:style>
    <style:style style:name="P142" style:family="paragraph" style:parent-style-name="Text_20_body">
      <style:text-properties style:font-name="Liberation Sans" officeooo:paragraph-rsid="03815bb0"/>
    </style:style>
    <style:style style:name="P143" style:family="paragraph" style:parent-style-name="Text_20_body">
      <style:text-properties style:font-name="Liberation Sans" officeooo:rsid="03803048" officeooo:paragraph-rsid="03803048"/>
    </style:style>
    <style:style style:name="P144" style:family="paragraph" style:parent-style-name="Text_20_body">
      <style:text-properties style:font-name="Liberation Sans" officeooo:paragraph-rsid="03977aa5"/>
    </style:style>
    <style:style style:name="P145" style:family="paragraph" style:parent-style-name="Text_20_body">
      <style:text-properties style:font-name="Liberation Sans" officeooo:rsid="02344582" officeooo:paragraph-rsid="02344582"/>
    </style:style>
    <style:style style:name="P146" style:family="paragraph" style:parent-style-name="Text_20_body">
      <style:text-properties style:font-name="Liberation Sans" officeooo:paragraph-rsid="0314b604"/>
    </style:style>
    <style:style style:name="P147" style:family="paragraph" style:parent-style-name="Text_20_body">
      <style:text-properties style:font-name="Liberation Sans" officeooo:rsid="02f8cb2e" officeooo:paragraph-rsid="03bff6a7"/>
    </style:style>
    <style:style style:name="P148" style:family="paragraph" style:parent-style-name="Text_20_body">
      <style:text-properties style:font-name="Liberation Sans" officeooo:rsid="016282c4" officeooo:paragraph-rsid="016282c4"/>
    </style:style>
    <style:style style:name="P149" style:family="paragraph" style:parent-style-name="Text_20_body">
      <style:text-properties style:font-name="Liberation Sans" officeooo:rsid="03bfbe21" officeooo:paragraph-rsid="03cacaf3"/>
    </style:style>
    <style:style style:name="P150" style:family="paragraph" style:parent-style-name="Text_20_body">
      <style:text-properties style:font-name="Liberation Sans" officeooo:rsid="03bff6a7" officeooo:paragraph-rsid="03bff6a7"/>
    </style:style>
    <style:style style:name="P151" style:family="paragraph" style:parent-style-name="Text_20_body">
      <style:text-properties style:font-name="Liberation Sans" officeooo:paragraph-rsid="03556690"/>
    </style:style>
    <style:style style:name="P152" style:family="paragraph" style:parent-style-name="Text_20_body">
      <style:text-properties style:font-name="Liberation Sans" officeooo:paragraph-rsid="03c8a148"/>
    </style:style>
    <style:style style:name="P153" style:family="paragraph" style:parent-style-name="Text_20_body">
      <style:text-properties style:font-name="Liberation Sans" officeooo:paragraph-rsid="03ca6dea"/>
    </style:style>
    <style:style style:name="P154" style:family="paragraph" style:parent-style-name="Text_20_body">
      <style:text-properties style:font-name="Liberation Sans" officeooo:paragraph-rsid="02074ef4"/>
    </style:style>
    <style:style style:name="P155" style:family="paragraph" style:parent-style-name="Text_20_body">
      <style:text-properties style:font-name="Liberation Sans" officeooo:paragraph-rsid="03cacaf3"/>
    </style:style>
    <style:style style:name="P156" style:family="paragraph" style:parent-style-name="Text_20_body">
      <style:text-properties style:font-name="Liberation Sans" officeooo:paragraph-rsid="01da2ad0"/>
    </style:style>
    <style:style style:name="P157" style:family="paragraph" style:parent-style-name="Text_20_body">
      <style:text-properties style:font-name="Liberation Sans" officeooo:rsid="01639537" officeooo:paragraph-rsid="01639537"/>
    </style:style>
    <style:style style:name="P158" style:family="paragraph" style:parent-style-name="Text_20_body">
      <style:text-properties style:font-name="Liberation Sans" officeooo:rsid="01639537" officeooo:paragraph-rsid="03d45e4e"/>
    </style:style>
    <style:style style:name="P159" style:family="paragraph" style:parent-style-name="Text_20_body">
      <style:text-properties style:font-name="Liberation Sans" officeooo:rsid="01639537" officeooo:paragraph-rsid="03d45f18"/>
    </style:style>
    <style:style style:name="P160" style:family="paragraph" style:parent-style-name="Text_20_body">
      <style:text-properties style:font-name="Liberation Sans" officeooo:rsid="013e2dc1" officeooo:paragraph-rsid="03fa1633"/>
    </style:style>
    <style:style style:name="P161" style:family="paragraph" style:parent-style-name="Text_20_body">
      <style:text-properties style:font-name="Liberation Sans" officeooo:paragraph-rsid="02bcf8a3"/>
    </style:style>
    <style:style style:name="P162" style:family="paragraph" style:parent-style-name="Text_20_body">
      <style:text-properties style:font-name="Liberation Sans" officeooo:rsid="03fe5a47" officeooo:paragraph-rsid="03fe5a47"/>
    </style:style>
    <style:style style:name="P163" style:family="paragraph" style:parent-style-name="Text_20_body">
      <style:text-properties style:font-name="Liberation Sans" officeooo:rsid="0401b6a2" officeooo:paragraph-rsid="04035ef7"/>
    </style:style>
    <style:style style:name="P164" style:family="paragraph" style:parent-style-name="Text_20_body">
      <style:text-properties style:font-name="Liberation Sans" officeooo:rsid="04055927" officeooo:paragraph-rsid="04055927"/>
    </style:style>
    <style:style style:name="P165" style:family="paragraph" style:parent-style-name="Text_20_body">
      <style:text-properties officeooo:rsid="00e6194b"/>
    </style:style>
    <style:style style:name="P166" style:family="paragraph" style:parent-style-name="Text_20_body">
      <style:text-properties officeooo:rsid="00e68e07"/>
    </style:style>
    <style:style style:name="P167" style:family="paragraph" style:parent-style-name="Text_20_body">
      <style:text-properties officeooo:rsid="00ea8ec4"/>
    </style:style>
    <style:style style:name="P168" style:family="paragraph" style:parent-style-name="Text_20_body">
      <style:text-properties officeooo:rsid="00ea8ec4" officeooo:paragraph-rsid="00ebfadd"/>
    </style:style>
    <style:style style:name="P169" style:family="paragraph" style:parent-style-name="Text_20_body">
      <style:text-properties officeooo:rsid="010befa7" officeooo:paragraph-rsid="010befa7"/>
    </style:style>
    <style:style style:name="P170" style:family="paragraph" style:parent-style-name="Text_20_body">
      <style:text-properties officeooo:rsid="012a87ef" officeooo:paragraph-rsid="012a87ef"/>
    </style:style>
    <style:style style:name="P171" style:family="paragraph" style:parent-style-name="Text_20_body">
      <style:text-properties officeooo:rsid="011c9d00" officeooo:paragraph-rsid="011c9d00"/>
    </style:style>
    <style:style style:name="P172" style:family="paragraph" style:parent-style-name="Text_20_body">
      <style:text-properties officeooo:rsid="0125206f" officeooo:paragraph-rsid="0125206f"/>
    </style:style>
    <style:style style:name="P173" style:family="paragraph" style:parent-style-name="Text_20_body">
      <style:text-properties officeooo:rsid="013b214e" officeooo:paragraph-rsid="013b214e"/>
    </style:style>
    <style:style style:name="P174" style:family="paragraph" style:parent-style-name="Text_20_body">
      <style:text-properties officeooo:rsid="013c2cc0" officeooo:paragraph-rsid="013c2cc0"/>
    </style:style>
    <style:style style:name="P175" style:family="paragraph" style:parent-style-name="Text_20_body">
      <style:text-properties officeooo:rsid="0140fac2"/>
    </style:style>
    <style:style style:name="P176" style:family="paragraph" style:parent-style-name="Text_20_body">
      <style:text-properties officeooo:rsid="0142ae34"/>
    </style:style>
    <style:style style:name="P177" style:family="paragraph" style:parent-style-name="Text_20_body">
      <style:text-properties officeooo:rsid="0142ae34" officeooo:paragraph-rsid="0142ae34"/>
    </style:style>
    <style:style style:name="P178" style:family="paragraph" style:parent-style-name="Text_20_body">
      <style:text-properties officeooo:rsid="014558d0" officeooo:paragraph-rsid="014558d0"/>
    </style:style>
    <style:style style:name="P179" style:family="paragraph" style:parent-style-name="Text_20_body">
      <style:text-properties officeooo:rsid="01485a61" officeooo:paragraph-rsid="01485a61"/>
    </style:style>
    <style:style style:name="P180" style:family="paragraph" style:parent-style-name="Text_20_body">
      <style:text-properties officeooo:rsid="014a78a2" officeooo:paragraph-rsid="014a78a2"/>
    </style:style>
    <style:style style:name="P181" style:family="paragraph" style:parent-style-name="Text_20_body">
      <style:text-properties officeooo:rsid="014ad684" officeooo:paragraph-rsid="014ad684"/>
    </style:style>
    <style:style style:name="P182" style:family="paragraph" style:parent-style-name="Text_20_body">
      <style:text-properties officeooo:rsid="017960b7" officeooo:paragraph-rsid="017b55cd"/>
    </style:style>
    <style:style style:name="P183" style:family="paragraph" style:parent-style-name="Text_20_body">
      <style:text-properties officeooo:paragraph-rsid="01a31c1b"/>
    </style:style>
    <style:style style:name="P184" style:family="paragraph" style:parent-style-name="Text_20_body">
      <style:text-properties officeooo:rsid="017f6ae6" officeooo:paragraph-rsid="017f6ae6"/>
    </style:style>
    <style:style style:name="P185" style:family="paragraph" style:parent-style-name="Text_20_body">
      <style:text-properties officeooo:rsid="01ad2fe5"/>
    </style:style>
    <style:style style:name="P186" style:family="paragraph" style:parent-style-name="Text_20_body">
      <style:text-properties officeooo:rsid="013e2dc1" officeooo:paragraph-rsid="01b53e27"/>
    </style:style>
    <style:style style:name="P187" style:family="paragraph" style:parent-style-name="Text_20_body">
      <style:text-properties officeooo:rsid="013e2dc1" officeooo:paragraph-rsid="01b57543"/>
    </style:style>
    <style:style style:name="P188" style:family="paragraph" style:parent-style-name="Text_20_body">
      <style:text-properties officeooo:paragraph-rsid="01c3342c"/>
    </style:style>
    <style:style style:name="P189" style:family="paragraph" style:parent-style-name="Text_20_body">
      <style:text-properties officeooo:paragraph-rsid="01c79d84"/>
    </style:style>
    <style:style style:name="P190" style:family="paragraph" style:parent-style-name="Text_20_body">
      <style:text-properties officeooo:paragraph-rsid="01cc3e32"/>
    </style:style>
    <style:style style:name="P191" style:family="paragraph" style:parent-style-name="Text_20_body">
      <style:text-properties officeooo:paragraph-rsid="02123d87"/>
    </style:style>
    <style:style style:name="P192" style:family="paragraph" style:parent-style-name="Text_20_body">
      <style:text-properties officeooo:rsid="02324c91" officeooo:paragraph-rsid="02324c91"/>
    </style:style>
    <style:style style:name="P193" style:family="paragraph" style:parent-style-name="Text_20_body">
      <style:text-properties officeooo:paragraph-rsid="02344582"/>
    </style:style>
    <style:style style:name="P194" style:family="paragraph" style:parent-style-name="Text_20_body">
      <style:text-properties officeooo:paragraph-rsid="024ba44d"/>
    </style:style>
    <style:style style:name="P195" style:family="paragraph" style:parent-style-name="Text_20_body">
      <style:text-properties officeooo:paragraph-rsid="026c37f4"/>
    </style:style>
    <style:style style:name="P196" style:family="paragraph" style:parent-style-name="Text_20_body">
      <style:text-properties officeooo:paragraph-rsid="026e67cb"/>
    </style:style>
    <style:style style:name="P197" style:family="paragraph" style:parent-style-name="Text_20_body">
      <style:text-properties officeooo:paragraph-rsid="0271d7b2"/>
    </style:style>
    <style:style style:name="P198" style:family="paragraph" style:parent-style-name="Text_20_body">
      <style:text-properties officeooo:paragraph-rsid="02732c0b"/>
    </style:style>
    <style:style style:name="P199" style:family="paragraph" style:parent-style-name="Text_20_body">
      <style:text-properties officeooo:paragraph-rsid="0273dbcc"/>
    </style:style>
    <style:style style:name="P200" style:family="paragraph" style:parent-style-name="Text_20_body">
      <style:text-properties officeooo:paragraph-rsid="0276234b"/>
    </style:style>
    <style:style style:name="P201" style:family="paragraph" style:parent-style-name="Text_20_body">
      <style:text-properties officeooo:paragraph-rsid="027711c9"/>
    </style:style>
    <style:style style:name="P202" style:family="paragraph" style:parent-style-name="Text_20_body">
      <style:text-properties officeooo:rsid="028cce93" officeooo:paragraph-rsid="028cce93"/>
    </style:style>
    <style:style style:name="P203" style:family="paragraph" style:parent-style-name="Text_20_body">
      <style:text-properties officeooo:rsid="028cce93" officeooo:paragraph-rsid="02922b5f"/>
    </style:style>
    <style:style style:name="P204" style:family="paragraph" style:parent-style-name="Text_20_body">
      <style:text-properties officeooo:rsid="028cce93" officeooo:paragraph-rsid="0298719d"/>
    </style:style>
    <style:style style:name="P205" style:family="paragraph" style:parent-style-name="Text_20_body">
      <style:text-properties officeooo:rsid="028cce93" officeooo:paragraph-rsid="0296a3a9"/>
    </style:style>
    <style:style style:name="P206" style:family="paragraph" style:parent-style-name="Text_20_body">
      <style:text-properties officeooo:paragraph-rsid="02b3e75f"/>
    </style:style>
    <style:style style:name="P207" style:family="paragraph" style:parent-style-name="Text_20_body">
      <style:text-properties officeooo:rsid="02b3e75f" officeooo:paragraph-rsid="02b3e75f"/>
    </style:style>
    <style:style style:name="P208" style:family="paragraph" style:parent-style-name="Text_20_body">
      <style:text-properties officeooo:paragraph-rsid="03237075"/>
    </style:style>
    <style:style style:name="P209" style:family="paragraph" style:parent-style-name="Text_20_body">
      <style:text-properties officeooo:paragraph-rsid="03265ab8"/>
    </style:style>
    <style:style style:name="P210" style:family="paragraph" style:parent-style-name="Text_20_body">
      <style:text-properties fo:font-weight="normal" officeooo:paragraph-rsid="032ccff2" style:font-weight-asian="normal" style:font-weight-complex="normal"/>
    </style:style>
    <style:style style:name="P211" style:family="paragraph" style:parent-style-name="Text_20_body">
      <style:text-properties officeooo:paragraph-rsid="032e7cea"/>
    </style:style>
    <style:style style:name="P212" style:family="paragraph" style:parent-style-name="Text_20_body">
      <style:text-properties officeooo:paragraph-rsid="033ce41c"/>
    </style:style>
    <style:style style:name="P213" style:family="paragraph" style:parent-style-name="Text_20_body">
      <style:text-properties officeooo:rsid="035a881d" officeooo:paragraph-rsid="035a881d"/>
    </style:style>
    <style:style style:name="P214" style:family="paragraph" style:parent-style-name="Text_20_body">
      <style:text-properties officeooo:rsid="0372fe2f" officeooo:paragraph-rsid="0372fe2f"/>
    </style:style>
    <style:style style:name="P215" style:family="paragraph" style:parent-style-name="Text_20_body">
      <style:text-properties officeooo:paragraph-rsid="03723696"/>
    </style:style>
    <style:style style:name="P216" style:family="paragraph" style:parent-style-name="Text_20_body">
      <style:text-properties officeooo:paragraph-rsid="03803048"/>
    </style:style>
    <style:style style:name="P217" style:family="paragraph" style:parent-style-name="Text_20_body">
      <style:text-properties officeooo:paragraph-rsid="033b4aad"/>
    </style:style>
    <style:style style:name="P218" style:family="paragraph" style:parent-style-name="Text_20_body">
      <style:text-properties officeooo:rsid="03bfbe21" officeooo:paragraph-rsid="03bfbe21"/>
    </style:style>
    <style:style style:name="P219" style:family="paragraph" style:parent-style-name="Text_20_body">
      <style:text-properties officeooo:paragraph-rsid="03cacaf3"/>
    </style:style>
    <style:style style:name="P220" style:family="paragraph" style:parent-style-name="Text_20_body">
      <style:text-properties officeooo:paragraph-rsid="01ce34f7"/>
    </style:style>
    <style:style style:name="P221" style:family="paragraph" style:parent-style-name="Text_20_body">
      <style:text-properties officeooo:paragraph-rsid="01639537"/>
    </style:style>
    <style:style style:name="P222" style:family="paragraph" style:parent-style-name="Text_20_body">
      <style:text-properties officeooo:paragraph-rsid="03e8fccb"/>
    </style:style>
    <style:style style:name="P223" style:family="paragraph" style:parent-style-name="Text_20_body">
      <style:text-properties officeooo:rsid="03e8fccb" officeooo:paragraph-rsid="03e8fccb"/>
    </style:style>
    <style:style style:name="P224" style:family="paragraph" style:parent-style-name="Text_20_body">
      <style:text-properties officeooo:paragraph-rsid="03ffd95c"/>
    </style:style>
    <style:style style:name="P225" style:family="paragraph" style:parent-style-name="Text_20_body">
      <style:text-properties officeooo:paragraph-rsid="04018ccf"/>
    </style:style>
    <style:style style:name="P226" style:family="paragraph" style:parent-style-name="Text_20_body">
      <style:text-properties officeooo:paragraph-rsid="0401b6a2"/>
    </style:style>
    <style:style style:name="P227" style:family="paragraph" style:parent-style-name="Text_20_body">
      <style:text-properties officeooo:paragraph-rsid="04055927"/>
    </style:style>
    <style:style style:name="P228" style:family="paragraph" style:parent-style-name="Text_20_body">
      <style:text-properties officeooo:paragraph-rsid="04035ef7"/>
    </style:style>
    <style:style style:name="P229" style:family="paragraph" style:parent-style-name="Text_20_body">
      <style:text-properties officeooo:rsid="040b86b5" officeooo:paragraph-rsid="040b86b5"/>
    </style:style>
    <style:style style:name="P230" style:family="paragraph" style:parent-style-name="Text_20_body">
      <style:text-properties officeooo:rsid="0417ad84"/>
    </style:style>
    <style:style style:name="P231" style:family="paragraph" style:parent-style-name="Table_20_Contents">
      <style:paragraph-properties fo:text-align="center" style:justify-single-word="false"/>
      <style:text-properties style:font-name="Liberation Sans" officeooo:paragraph-rsid="00e68e07"/>
    </style:style>
    <style:style style:name="P232" style:family="paragraph" style:parent-style-name="Table_20_Contents">
      <style:paragraph-properties fo:text-align="center" style:justify-single-word="false"/>
      <style:text-properties style:font-name="Liberation Sans" officeooo:paragraph-rsid="00eb2ef6"/>
    </style:style>
    <style:style style:name="P233" style:family="paragraph" style:parent-style-name="Table_20_Contents">
      <style:paragraph-properties fo:text-align="center" style:justify-single-word="false"/>
      <style:text-properties style:font-name="Liberation Sans" officeooo:paragraph-rsid="00ebfadd"/>
    </style:style>
    <style:style style:name="P234" style:family="paragraph" style:parent-style-name="Table_20_Contents">
      <style:paragraph-properties fo:text-align="center" style:justify-single-word="false"/>
      <style:text-properties style:font-name="Liberation Sans" officeooo:paragraph-rsid="00efee72"/>
    </style:style>
    <style:style style:name="P235" style:family="paragraph" style:parent-style-name="Table_20_Contents">
      <style:paragraph-properties fo:text-align="center" style:justify-single-word="false"/>
      <style:text-properties style:font-name="Liberation Sans" officeooo:paragraph-rsid="010befa7"/>
    </style:style>
    <style:style style:name="P236" style:family="paragraph" style:parent-style-name="Table_20_Contents">
      <style:paragraph-properties fo:text-align="center" style:justify-single-word="false"/>
      <style:text-properties style:font-name="Liberation Sans" officeooo:paragraph-rsid="0165934a"/>
    </style:style>
    <style:style style:name="P237" style:family="paragraph" style:parent-style-name="Table_20_Contents">
      <style:paragraph-properties fo:text-align="center" style:justify-single-word="false"/>
      <style:text-properties style:font-name="Liberation Sans" officeooo:paragraph-rsid="017f6ae6"/>
    </style:style>
    <style:style style:name="P238" style:family="paragraph" style:parent-style-name="Table_20_Contents">
      <style:text-properties style:font-name="Liberation Sans" officeooo:paragraph-rsid="00e6194b"/>
    </style:style>
    <style:style style:name="P239" style:family="paragraph" style:parent-style-name="Table_20_Contents">
      <style:text-properties style:font-name="Liberation Sans" officeooo:paragraph-rsid="00e68e07"/>
    </style:style>
    <style:style style:name="P240" style:family="paragraph" style:parent-style-name="Table_20_Contents">
      <style:text-properties style:font-name="Liberation Sans" officeooo:paragraph-rsid="00e84c55"/>
    </style:style>
    <style:style style:name="P241" style:family="paragraph" style:parent-style-name="Table_20_Contents">
      <style:text-properties style:font-name="Liberation Sans" officeooo:paragraph-rsid="00eb2ef6"/>
    </style:style>
    <style:style style:name="P242" style:family="paragraph" style:parent-style-name="Table_20_Contents">
      <style:text-properties style:font-name="Liberation Sans" officeooo:paragraph-rsid="00ebfadd"/>
    </style:style>
    <style:style style:name="P243" style:family="paragraph" style:parent-style-name="Table_20_Contents">
      <style:text-properties style:font-name="Liberation Sans" officeooo:paragraph-rsid="00efee72"/>
    </style:style>
    <style:style style:name="P244" style:family="paragraph" style:parent-style-name="Table_20_Contents">
      <style:paragraph-properties fo:text-align="center" style:justify-single-word="false"/>
      <style:text-properties style:font-name="Liberation Sans" officeooo:rsid="00e6194b" officeooo:paragraph-rsid="00e6194b"/>
    </style:style>
    <style:style style:name="P245" style:family="paragraph" style:parent-style-name="Table_20_Contents">
      <style:paragraph-properties fo:text-align="center" style:justify-single-word="false"/>
      <style:text-properties style:font-name="Liberation Sans" officeooo:rsid="00e6194b" officeooo:paragraph-rsid="00e68e07"/>
    </style:style>
    <style:style style:name="P246" style:family="paragraph" style:parent-style-name="Table_20_Contents">
      <style:paragraph-properties fo:text-align="center" style:justify-single-word="false"/>
      <style:text-properties style:font-name="Liberation Sans" officeooo:rsid="00e6194b" officeooo:paragraph-rsid="00eb2ef6"/>
    </style:style>
    <style:style style:name="P247" style:family="paragraph" style:parent-style-name="Table_20_Contents">
      <style:paragraph-properties fo:text-align="center" style:justify-single-word="false"/>
      <style:text-properties style:font-name="Liberation Sans" officeooo:rsid="00e6194b" officeooo:paragraph-rsid="00ebfadd"/>
    </style:style>
    <style:style style:name="P248" style:family="paragraph" style:parent-style-name="Table_20_Contents">
      <style:paragraph-properties fo:text-align="center" style:justify-single-word="false"/>
      <style:text-properties style:font-name="Liberation Sans" officeooo:rsid="00e6194b" officeooo:paragraph-rsid="00efee72"/>
    </style:style>
    <style:style style:name="P249" style:family="paragraph" style:parent-style-name="Table_20_Contents">
      <style:paragraph-properties fo:text-align="center" style:justify-single-word="false"/>
      <style:text-properties style:font-name="Liberation Sans" officeooo:rsid="00e6194b" officeooo:paragraph-rsid="010befa7"/>
    </style:style>
    <style:style style:name="P250" style:family="paragraph" style:parent-style-name="Table_20_Contents">
      <style:text-properties style:font-name="Liberation Sans" officeooo:rsid="00e6194b" officeooo:paragraph-rsid="00e6194b"/>
    </style:style>
    <style:style style:name="P251" style:family="paragraph" style:parent-style-name="Table_20_Contents">
      <style:text-properties style:font-name="Liberation Sans" officeooo:rsid="00e6194b" officeooo:paragraph-rsid="00e68e07"/>
    </style:style>
    <style:style style:name="P252" style:family="paragraph" style:parent-style-name="Table_20_Contents">
      <style:text-properties style:font-name="Liberation Sans" officeooo:rsid="00e6194b" officeooo:paragraph-rsid="00eb2ef6"/>
    </style:style>
    <style:style style:name="P253" style:family="paragraph" style:parent-style-name="Table_20_Contents">
      <style:text-properties style:font-name="Liberation Sans" officeooo:rsid="00e6194b" officeooo:paragraph-rsid="00ebfadd"/>
    </style:style>
    <style:style style:name="P254" style:family="paragraph" style:parent-style-name="Table_20_Contents">
      <style:text-properties style:font-name="Liberation Sans" officeooo:rsid="00e6194b" officeooo:paragraph-rsid="00efee72"/>
    </style:style>
    <style:style style:name="P255" style:family="paragraph" style:parent-style-name="Table_20_Contents">
      <style:text-properties style:font-name="Liberation Sans" officeooo:rsid="00e6194b" officeooo:paragraph-rsid="010befa7"/>
    </style:style>
    <style:style style:name="P256" style:family="paragraph" style:parent-style-name="Table_20_Contents">
      <style:text-properties style:font-name="Liberation Sans" officeooo:rsid="00e6194b" officeooo:paragraph-rsid="017f6ae6"/>
    </style:style>
    <style:style style:name="P257" style:family="paragraph" style:parent-style-name="Table_20_Contents">
      <style:paragraph-properties fo:text-align="center" style:justify-single-word="false"/>
      <style:text-properties style:font-name="Liberation Sans" officeooo:rsid="00fc8baf" officeooo:paragraph-rsid="00fc8baf"/>
    </style:style>
    <style:style style:name="P258" style:family="paragraph" style:parent-style-name="Table_20_Contents">
      <style:text-properties style:font-name="Liberation Sans" officeooo:rsid="00fc8baf" officeooo:paragraph-rsid="00fc8baf"/>
    </style:style>
    <style:style style:name="P259" style:family="paragraph" style:parent-style-name="Table_20_Contents">
      <style:text-properties style:font-name="Liberation Sans" officeooo:rsid="00e84c55" officeooo:paragraph-rsid="00e84c55"/>
    </style:style>
    <style:style style:name="P260" style:family="paragraph" style:parent-style-name="Table_20_Contents">
      <style:paragraph-properties fo:text-align="center" style:justify-single-word="false"/>
      <style:text-properties style:font-name="Liberation Sans" officeooo:rsid="00e84c55" officeooo:paragraph-rsid="00e84c55"/>
    </style:style>
    <style:style style:name="P261" style:family="paragraph" style:parent-style-name="Table_20_Contents">
      <style:paragraph-properties fo:text-align="center" style:justify-single-word="false"/>
      <style:text-properties style:font-name="Liberation Sans" officeooo:rsid="00e84c55" officeooo:paragraph-rsid="00eb2ef6"/>
    </style:style>
    <style:style style:name="P262" style:family="paragraph" style:parent-style-name="Table_20_Contents">
      <style:paragraph-properties fo:text-align="center" style:justify-single-word="false"/>
      <style:text-properties style:font-name="Liberation Sans" officeooo:rsid="00e84c55" officeooo:paragraph-rsid="00ebfadd"/>
    </style:style>
    <style:style style:name="P263" style:family="paragraph" style:parent-style-name="Table_20_Contents">
      <style:paragraph-properties fo:text-align="center" style:justify-single-word="false"/>
      <style:text-properties style:font-name="Liberation Sans" officeooo:rsid="00e84c55" officeooo:paragraph-rsid="00efee72"/>
    </style:style>
    <style:style style:name="P264" style:family="paragraph" style:parent-style-name="Table_20_Contents">
      <style:paragraph-properties fo:text-align="center" style:justify-single-word="false"/>
      <style:text-properties style:font-name="Liberation Sans" officeooo:rsid="00e84c55" officeooo:paragraph-rsid="010befa7"/>
    </style:style>
    <style:style style:name="P265" style:family="paragraph" style:parent-style-name="Table_20_Contents">
      <style:paragraph-properties fo:text-align="center" style:justify-single-word="false"/>
      <style:text-properties style:font-name="Liberation Sans" officeooo:rsid="00e84c55" officeooo:paragraph-rsid="017f6ae6"/>
    </style:style>
    <style:style style:name="P266" style:family="paragraph" style:parent-style-name="Table_20_Contents">
      <style:text-properties style:font-name="Liberation Sans" officeooo:rsid="00e84c55" officeooo:paragraph-rsid="00eb2ef6"/>
    </style:style>
    <style:style style:name="P267" style:family="paragraph" style:parent-style-name="Table_20_Contents">
      <style:text-properties style:font-name="Liberation Sans" officeooo:rsid="00e84c55" officeooo:paragraph-rsid="00ebfadd"/>
    </style:style>
    <style:style style:name="P268" style:family="paragraph" style:parent-style-name="Table_20_Contents">
      <style:text-properties style:font-name="Liberation Sans" officeooo:rsid="00e84c55" officeooo:paragraph-rsid="00efee72"/>
    </style:style>
    <style:style style:name="P269" style:family="paragraph" style:parent-style-name="Table_20_Contents">
      <style:text-properties style:font-name="Liberation Sans" officeooo:rsid="00e84c55" officeooo:paragraph-rsid="010befa7"/>
    </style:style>
    <style:style style:name="P270" style:family="paragraph" style:parent-style-name="Table_20_Contents">
      <style:text-properties style:font-name="Liberation Sans" officeooo:rsid="00e84c55" officeooo:paragraph-rsid="017f6ae6"/>
    </style:style>
    <style:style style:name="P271" style:family="paragraph" style:parent-style-name="Table_20_Contents">
      <style:paragraph-properties fo:text-align="center" style:justify-single-word="false"/>
      <style:text-properties style:font-name="Liberation Sans" officeooo:rsid="00e7efe3" officeooo:paragraph-rsid="00e7efe3"/>
    </style:style>
    <style:style style:name="P272" style:family="paragraph" style:parent-style-name="Table_20_Contents">
      <style:paragraph-properties fo:text-align="center" style:justify-single-word="false"/>
      <style:text-properties style:font-name="Liberation Sans" officeooo:rsid="00e7efe3" officeooo:paragraph-rsid="00eb2ef6"/>
    </style:style>
    <style:style style:name="P273" style:family="paragraph" style:parent-style-name="Table_20_Contents">
      <style:paragraph-properties fo:text-align="center" style:justify-single-word="false"/>
      <style:text-properties style:font-name="Liberation Sans" officeooo:rsid="00e7efe3" officeooo:paragraph-rsid="00ebfadd"/>
    </style:style>
    <style:style style:name="P274" style:family="paragraph" style:parent-style-name="Table_20_Contents">
      <style:paragraph-properties fo:text-align="center" style:justify-single-word="false"/>
      <style:text-properties style:font-name="Liberation Sans" officeooo:rsid="00e7efe3" officeooo:paragraph-rsid="00efee72"/>
    </style:style>
    <style:style style:name="P275" style:family="paragraph" style:parent-style-name="Table_20_Contents">
      <style:paragraph-properties fo:text-align="center" style:justify-single-word="false"/>
      <style:text-properties style:font-name="Liberation Sans" officeooo:rsid="00e7efe3" officeooo:paragraph-rsid="010befa7"/>
    </style:style>
    <style:style style:name="P276" style:family="paragraph" style:parent-style-name="Table_20_Contents">
      <style:text-properties style:font-name="Liberation Sans" officeooo:rsid="00e9e3fc" officeooo:paragraph-rsid="00e9e3fc"/>
    </style:style>
    <style:style style:name="P277" style:family="paragraph" style:parent-style-name="Table_20_Contents">
      <style:text-properties style:font-name="Liberation Sans" officeooo:rsid="00e9e3fc" officeooo:paragraph-rsid="00eb2ef6"/>
    </style:style>
    <style:style style:name="P278" style:family="paragraph" style:parent-style-name="Table_20_Contents">
      <style:text-properties style:font-name="Liberation Sans" officeooo:rsid="00e9e3fc" officeooo:paragraph-rsid="00ebfadd"/>
    </style:style>
    <style:style style:name="P279" style:family="paragraph" style:parent-style-name="Table_20_Contents">
      <style:text-properties style:font-name="Liberation Sans" officeooo:rsid="00e9e3fc" officeooo:paragraph-rsid="00efee72"/>
    </style:style>
    <style:style style:name="P280" style:family="paragraph" style:parent-style-name="Table_20_Contents">
      <style:text-properties style:font-name="Liberation Sans" officeooo:rsid="00e9e3fc" officeooo:paragraph-rsid="010befa7"/>
    </style:style>
    <style:style style:name="P281" style:family="paragraph" style:parent-style-name="Table_20_Contents">
      <style:text-properties style:font-name="Liberation Sans" officeooo:rsid="00e9e3fc" officeooo:paragraph-rsid="017f6ae6"/>
    </style:style>
    <style:style style:name="P282" style:family="paragraph" style:parent-style-name="Table_20_Contents">
      <style:text-properties style:font-name="Liberation Sans" officeooo:paragraph-rsid="010befa7"/>
    </style:style>
    <style:style style:name="P283"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85"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86"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87"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88"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89"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90"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91" style:family="paragraph" style:parent-style-name="Table_20_Contents">
      <style:text-properties style:font-name="Liberation Sans" fo:font-size="10pt" officeooo:paragraph-rsid="0155b41d"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293"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294"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295"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296"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297"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298"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00"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01"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02" style:family="paragraph" style:parent-style-name="Table_20_Contents">
      <style:text-properties style:font-name="Liberation Sans" fo:font-size="10pt" officeooo:paragraph-rsid="012e2211" style:font-size-asian="10pt" style:font-size-complex="10pt"/>
    </style:style>
    <style:style style:name="P303"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04" style:family="paragraph" style:parent-style-name="Table_20_Contents">
      <style:text-properties style:font-name="Liberation Sans" fo:font-size="10pt" officeooo:rsid="013273f4" officeooo:paragraph-rsid="013273f4" style:font-size-asian="10pt" style:font-size-complex="10pt"/>
    </style:style>
    <style:style style:name="P305" style:family="paragraph" style:parent-style-name="Table_20_Contents">
      <style:text-properties style:font-name="Liberation Sans" fo:font-size="10pt" officeooo:paragraph-rsid="013273f4" style:font-size-asian="10pt" style:font-size-complex="10pt"/>
    </style:style>
    <style:style style:name="P306"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07" style:family="paragraph" style:parent-style-name="Table_20_Contents">
      <style:text-properties style:font-name="Liberation Sans" fo:font-size="10pt" officeooo:rsid="01334453" officeooo:paragraph-rsid="01334453" style:font-size-asian="10pt" style:font-size-complex="10pt"/>
    </style:style>
    <style:style style:name="P308" style:family="paragraph" style:parent-style-name="Table_20_Contents">
      <style:text-properties style:font-name="Liberation Sans" fo:font-size="10pt" officeooo:rsid="01334453" officeooo:paragraph-rsid="03a17acb" style:font-size-asian="10pt" style:font-size-complex="10pt"/>
    </style:style>
    <style:style style:name="P309"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10" style:family="paragraph" style:parent-style-name="Table_20_Contents">
      <style:text-properties style:font-name="Liberation Sans" fo:font-size="10pt" officeooo:rsid="013438f3" officeooo:paragraph-rsid="013438f3" style:font-size-asian="10pt" style:font-size-complex="10pt"/>
    </style:style>
    <style:style style:name="P311" style:family="paragraph" style:parent-style-name="Table_20_Contents">
      <style:text-properties style:font-name="Liberation Sans" fo:font-size="10pt" officeooo:rsid="013438f3" officeooo:paragraph-rsid="038ad378" style:font-size-asian="10pt" style:font-size-complex="10pt"/>
    </style:style>
    <style:style style:name="P312"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13" style:family="paragraph" style:parent-style-name="Table_20_Contents">
      <style:text-properties style:font-name="Liberation Sans" fo:font-size="10pt" officeooo:rsid="0135287a" officeooo:paragraph-rsid="0135287a" style:font-size-asian="10pt" style:font-size-complex="10pt"/>
    </style:style>
    <style:style style:name="P314" style:family="paragraph" style:parent-style-name="Table_20_Contents">
      <style:text-properties style:font-name="Liberation Sans" fo:font-size="10pt" officeooo:rsid="0135287a" officeooo:paragraph-rsid="03ab345f" style:font-size-asian="10pt" style:font-size-complex="10pt"/>
    </style:style>
    <style:style style:name="P315"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16" style:family="paragraph" style:parent-style-name="Table_20_Contents">
      <style:text-properties style:font-name="Liberation Sans" fo:font-size="10pt" officeooo:rsid="013564ba" officeooo:paragraph-rsid="013564ba" style:font-size-asian="10pt" style:font-size-complex="10pt"/>
    </style:style>
    <style:style style:name="P317"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18" style:family="paragraph" style:parent-style-name="Table_20_Contents">
      <style:text-properties style:font-name="Liberation Sans" fo:font-size="10pt" officeooo:paragraph-rsid="03ab345f" style:font-size-asian="10pt" style:font-size-complex="10pt"/>
    </style:style>
    <style:style style:name="P319"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20"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21"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22"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23" style:family="paragraph" style:parent-style-name="Table_20_Contents">
      <style:paragraph-properties fo:text-align="center" style:justify-single-word="false"/>
      <style:text-properties style:font-name="Liberation Sans" officeooo:rsid="00857266" officeooo:paragraph-rsid="0165934a"/>
    </style:style>
    <style:style style:name="P324" style:family="paragraph" style:parent-style-name="Table_20_Contents">
      <style:paragraph-properties fo:text-align="center" style:justify-single-word="false"/>
      <style:text-properties style:font-name="Liberation Sans" officeooo:rsid="0086ad92" officeooo:paragraph-rsid="0165934a"/>
    </style:style>
    <style:style style:name="P325" style:family="paragraph" style:parent-style-name="Table_20_Contents">
      <style:paragraph-properties fo:text-align="center" style:justify-single-word="false"/>
      <style:text-properties style:font-name="Liberation Sans" officeooo:rsid="0165934a" officeooo:paragraph-rsid="0165934a"/>
    </style:style>
    <style:style style:name="P326" style:family="paragraph" style:parent-style-name="Table_20_Contents">
      <style:text-properties style:font-name="Liberation Sans" officeooo:paragraph-rsid="017f6ae6"/>
    </style:style>
    <style:style style:name="P327" style:family="paragraph" style:parent-style-name="Table_20_Contents">
      <style:paragraph-properties fo:text-align="center" style:justify-single-word="false"/>
      <style:text-properties style:font-name="Liberation Sans" officeooo:rsid="00ebfadd" officeooo:paragraph-rsid="00ebfadd"/>
    </style:style>
    <style:style style:name="P328" style:family="paragraph" style:parent-style-name="Table_20_Contents">
      <style:text-properties style:font-name="Liberation Sans" officeooo:rsid="00f937f3" officeooo:paragraph-rsid="00f937f3"/>
    </style:style>
    <style:style style:name="P329" style:family="paragraph" style:parent-style-name="Table_20_Contents">
      <style:text-properties style:font-name="Liberation Sans" officeooo:rsid="00f8c416" officeooo:paragraph-rsid="00f8c416"/>
    </style:style>
    <style:style style:name="P330" style:family="paragraph" style:parent-style-name="Table_20_Contents">
      <style:paragraph-properties fo:text-align="center" style:justify-single-word="false"/>
      <style:text-properties style:font-name="Liberation Sans" officeooo:rsid="01a48351" officeooo:paragraph-rsid="01a48351"/>
    </style:style>
    <style:style style:name="P331" style:family="paragraph" style:parent-style-name="Table_20_Contents">
      <style:text-properties style:font-name="Liberation Sans" officeooo:rsid="01a48351" officeooo:paragraph-rsid="01a48351"/>
    </style:style>
    <style:style style:name="P332" style:family="paragraph" style:parent-style-name="Table_20_Contents">
      <style:paragraph-properties fo:text-align="center" style:justify-single-word="false"/>
      <style:text-properties style:font-name="Liberation Sans" officeooo:rsid="01926b65" officeooo:paragraph-rsid="01926b65"/>
    </style:style>
    <style:style style:name="P333" style:family="paragraph" style:parent-style-name="Table_20_Contents">
      <style:text-properties style:font-name="Liberation Sans" officeooo:rsid="01926b65" officeooo:paragraph-rsid="01926b65"/>
    </style:style>
    <style:style style:name="P334" style:family="paragraph" style:parent-style-name="Table_20_Contents">
      <style:paragraph-properties fo:text-align="center" style:justify-single-word="false"/>
      <style:text-properties style:font-name="Liberation Sans" officeooo:rsid="0187338e" officeooo:paragraph-rsid="0187338e"/>
    </style:style>
    <style:style style:name="P335" style:family="paragraph" style:parent-style-name="Table_20_Contents">
      <style:paragraph-properties fo:text-align="center" style:justify-single-word="false"/>
      <style:text-properties style:font-name="Liberation Sans" officeooo:rsid="018540e0" officeooo:paragraph-rsid="018540e0"/>
    </style:style>
    <style:style style:name="P336" style:family="paragraph" style:parent-style-name="Table_20_Contents">
      <style:text-properties style:font-name="Liberation Sans" officeooo:rsid="018bb95d" officeooo:paragraph-rsid="018bb95d"/>
    </style:style>
    <style:style style:name="P337" style:family="paragraph" style:parent-style-name="Table_20_Contents">
      <style:paragraph-properties fo:text-align="center" style:justify-single-word="false"/>
      <style:text-properties style:font-name="Liberation Sans" officeooo:rsid="019449ee" officeooo:paragraph-rsid="019449ee"/>
    </style:style>
    <style:style style:name="P338" style:family="paragraph" style:parent-style-name="Table_20_Contents">
      <style:text-properties style:font-name="Liberation Sans" officeooo:rsid="019449ee" officeooo:paragraph-rsid="019449ee"/>
    </style:style>
    <style:style style:name="P339" style:family="paragraph" style:parent-style-name="Table_20_Contents">
      <style:paragraph-properties fo:text-align="center" style:justify-single-word="false"/>
      <style:text-properties style:font-name="Liberation Sans" officeooo:rsid="0198ce31" officeooo:paragraph-rsid="0198ce31"/>
    </style:style>
    <style:style style:name="P340" style:family="paragraph" style:parent-style-name="Table_20_Contents">
      <style:paragraph-properties fo:text-align="center" style:justify-single-word="false"/>
      <style:text-properties style:font-name="Liberation Sans" officeooo:rsid="019e4758" officeooo:paragraph-rsid="019e4758"/>
    </style:style>
    <style:style style:name="P341" style:family="paragraph" style:parent-style-name="Table_20_Contents">
      <style:text-properties style:font-name="Liberation Sans" officeooo:paragraph-rsid="025f60a6"/>
    </style:style>
    <style:style style:name="P342" style:family="paragraph" style:parent-style-name="Table_20_Contents">
      <style:text-properties style:font-name="Liberation Sans" officeooo:paragraph-rsid="025f812a"/>
    </style:style>
    <style:style style:name="P343" style:family="paragraph" style:parent-style-name="Table_20_Contents">
      <style:text-properties style:font-name="Liberation Sans" officeooo:rsid="025f60a6" officeooo:paragraph-rsid="025f60a6"/>
    </style:style>
    <style:style style:name="P344" style:family="paragraph" style:parent-style-name="Table_20_Contents">
      <style:text-properties style:font-name="Liberation Sans" officeooo:paragraph-rsid="03400293"/>
    </style:style>
    <style:style style:name="P345" style:family="paragraph" style:parent-style-name="Table_20_Contents">
      <style:text-properties style:font-name="Liberation Sans" officeooo:paragraph-rsid="0340551f"/>
    </style:style>
    <style:style style:name="P346" style:family="paragraph" style:parent-style-name="Table_20_Contents">
      <style:paragraph-properties fo:text-align="center" style:justify-single-word="false"/>
      <style:text-properties style:font-name="Liberation Sans" officeooo:rsid="033de48d" officeooo:paragraph-rsid="033de48d"/>
    </style:style>
    <style:style style:name="P347" style:family="paragraph" style:parent-style-name="Table_20_Contents">
      <style:text-properties style:font-name="Liberation Sans" officeooo:rsid="033de48d" officeooo:paragraph-rsid="033de48d"/>
    </style:style>
    <style:style style:name="P348" style:family="paragraph" style:parent-style-name="Table_20_Contents">
      <style:paragraph-properties fo:text-align="center" style:justify-single-word="false"/>
      <style:text-properties style:font-name="Liberation Sans" officeooo:rsid="033f4b77" officeooo:paragraph-rsid="033f4b77"/>
    </style:style>
    <style:style style:name="P349" style:family="paragraph" style:parent-style-name="Table_20_Contents">
      <style:text-properties style:font-name="Liberation Sans" officeooo:rsid="033f4b77" officeooo:paragraph-rsid="033f4b77"/>
    </style:style>
    <style:style style:name="P350" style:family="paragraph" style:parent-style-name="Table_20_Contents">
      <style:paragraph-properties fo:text-align="center" style:justify-single-word="false"/>
      <style:text-properties style:font-name="Liberation Sans" officeooo:rsid="035f65f9" officeooo:paragraph-rsid="035f65f9"/>
    </style:style>
    <style:style style:name="P351" style:family="paragraph" style:parent-style-name="Table_20_Contents">
      <style:text-properties style:font-name="Liberation Sans" officeooo:rsid="035f65f9" officeooo:paragraph-rsid="035f65f9"/>
    </style:style>
    <style:style style:name="P352" style:family="paragraph" style:parent-style-name="Table_20_Contents">
      <style:paragraph-properties fo:text-align="center" style:justify-single-word="false"/>
      <style:text-properties style:font-name="Liberation Sans" officeooo:rsid="03c3232a" officeooo:paragraph-rsid="03c3232a"/>
    </style:style>
    <style:style style:name="P353" style:family="paragraph" style:parent-style-name="Table_20_Contents">
      <style:text-properties style:font-name="Liberation Sans" officeooo:rsid="03c3232a" officeooo:paragraph-rsid="03c3232a"/>
    </style:style>
    <style:style style:name="P354" style:family="paragraph" style:parent-style-name="Table_20_Contents">
      <style:text-properties style:font-name="Liberation Sans" officeooo:paragraph-rsid="03edec9c"/>
    </style:style>
    <style:style style:name="P355" style:family="paragraph" style:parent-style-name="Table_20_Contents">
      <style:text-properties style:font-name="Liberation Sans" officeooo:paragraph-rsid="03e92b61"/>
    </style:style>
    <style:style style:name="P356" style:family="paragraph" style:parent-style-name="Table_20_Contents">
      <style:text-properties style:font-name="Liberation Sans" officeooo:paragraph-rsid="03ef585f"/>
    </style:style>
    <style:style style:name="P357" style:family="paragraph" style:parent-style-name="Table_20_Contents">
      <style:text-properties style:font-name="Liberation Sans" officeooo:paragraph-rsid="03f0fa7e"/>
    </style:style>
    <style:style style:name="P358" style:family="paragraph" style:parent-style-name="Table_20_Contents">
      <style:text-properties style:font-name="Liberation Sans" officeooo:rsid="04083f08" officeooo:paragraph-rsid="04083f08"/>
    </style:style>
    <style:style style:name="P359" style:family="paragraph" style:parent-style-name="Table_20_Contents">
      <style:paragraph-properties fo:text-align="center" style:justify-single-word="false"/>
      <style:text-properties style:font-name="Courier New" officeooo:rsid="00e6194b" officeooo:paragraph-rsid="00e6194b"/>
    </style:style>
    <style:style style:name="P360" style:family="paragraph" style:parent-style-name="Table_20_Contents">
      <style:paragraph-properties fo:text-align="center" style:justify-single-word="false"/>
      <style:text-properties style:font-name="Courier New" officeooo:rsid="00e6194b" officeooo:paragraph-rsid="00e68e07"/>
    </style:style>
    <style:style style:name="P361" style:family="paragraph" style:parent-style-name="Table_20_Contents">
      <style:paragraph-properties fo:text-align="center" style:justify-single-word="false"/>
      <style:text-properties style:font-name="Courier New" officeooo:rsid="00e6194b" officeooo:paragraph-rsid="00eb2ef6"/>
    </style:style>
    <style:style style:name="P362" style:family="paragraph" style:parent-style-name="Table_20_Contents">
      <style:paragraph-properties fo:text-align="center" style:justify-single-word="false"/>
      <style:text-properties style:font-name="Courier New" officeooo:rsid="00e6194b" officeooo:paragraph-rsid="00ebfadd"/>
    </style:style>
    <style:style style:name="P363" style:family="paragraph" style:parent-style-name="Table_20_Contents">
      <style:paragraph-properties fo:text-align="center" style:justify-single-word="false"/>
      <style:text-properties style:font-name="Courier New" officeooo:rsid="00e6194b" officeooo:paragraph-rsid="00efee72"/>
    </style:style>
    <style:style style:name="P364" style:family="paragraph" style:parent-style-name="Table_20_Contents">
      <style:paragraph-properties fo:text-align="center" style:justify-single-word="false"/>
      <style:text-properties style:font-name="Courier New" officeooo:rsid="00e6194b" officeooo:paragraph-rsid="010befa7"/>
    </style:style>
    <style:style style:name="P365" style:family="paragraph" style:parent-style-name="Table_20_Contents">
      <style:paragraph-properties fo:text-align="center" style:justify-single-word="false"/>
      <style:text-properties style:font-name="Courier New" officeooo:rsid="00e6194b" officeooo:paragraph-rsid="017f6ae6"/>
    </style:style>
    <style:style style:name="P366" style:family="paragraph" style:parent-style-name="Table_20_Contents">
      <style:paragraph-properties fo:text-align="center" style:justify-single-word="false"/>
      <style:text-properties style:font-name="Courier New" officeooo:rsid="00e6194b" officeooo:paragraph-rsid="018540e0"/>
    </style:style>
    <style:style style:name="P367" style:family="paragraph" style:parent-style-name="Table_20_Contents">
      <style:paragraph-properties fo:text-align="center" style:justify-single-word="false"/>
      <style:text-properties style:font-name="Courier New" officeooo:rsid="00e6194b" officeooo:paragraph-rsid="01926b65"/>
    </style:style>
    <style:style style:name="P368" style:family="paragraph" style:parent-style-name="Table_20_Contents">
      <style:paragraph-properties fo:text-align="center" style:justify-single-word="false"/>
      <style:text-properties style:font-name="Courier New" officeooo:rsid="00e6194b" officeooo:paragraph-rsid="019449ee"/>
    </style:style>
    <style:style style:name="P369" style:family="paragraph" style:parent-style-name="Table_20_Contents">
      <style:paragraph-properties fo:text-align="center" style:justify-single-word="false"/>
      <style:text-properties style:font-name="Courier New" officeooo:rsid="00fc8baf" officeooo:paragraph-rsid="00fc8baf"/>
    </style:style>
    <style:style style:name="P370" style:family="paragraph" style:parent-style-name="Table_20_Contents">
      <style:paragraph-properties fo:text-align="center" style:justify-single-word="false"/>
      <style:text-properties style:font-name="Courier New" officeooo:rsid="00e84c55" officeooo:paragraph-rsid="00e84c55"/>
    </style:style>
    <style:style style:name="P371" style:family="paragraph" style:parent-style-name="Table_20_Contents">
      <style:paragraph-properties fo:text-align="center" style:justify-single-word="false"/>
      <style:text-properties style:font-name="Courier New" officeooo:rsid="00e84c55" officeooo:paragraph-rsid="00eb2ef6"/>
    </style:style>
    <style:style style:name="P372" style:family="paragraph" style:parent-style-name="Table_20_Contents">
      <style:paragraph-properties fo:text-align="center" style:justify-single-word="false"/>
      <style:text-properties style:font-name="Courier New" officeooo:rsid="00e84c55" officeooo:paragraph-rsid="00ebfadd"/>
    </style:style>
    <style:style style:name="P373" style:family="paragraph" style:parent-style-name="Table_20_Contents">
      <style:paragraph-properties fo:text-align="center" style:justify-single-word="false"/>
      <style:text-properties style:font-name="Courier New" officeooo:rsid="00e84c55" officeooo:paragraph-rsid="00efee72"/>
    </style:style>
    <style:style style:name="P374" style:family="paragraph" style:parent-style-name="Table_20_Contents">
      <style:paragraph-properties fo:text-align="center" style:justify-single-word="false"/>
      <style:text-properties style:font-name="Courier New" officeooo:rsid="00e84c55" officeooo:paragraph-rsid="010befa7"/>
    </style:style>
    <style:style style:name="P375" style:family="paragraph" style:parent-style-name="Table_20_Contents">
      <style:paragraph-properties fo:text-align="center" style:justify-single-word="false"/>
      <style:text-properties style:font-name="Courier New" officeooo:rsid="00e84c55" officeooo:paragraph-rsid="017f6ae6"/>
    </style:style>
    <style:style style:name="P376"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77"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78"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79"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80"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81"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82"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83"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84"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85"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86"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87"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88"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89"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90"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91"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92"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93"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94"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95"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96"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97"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98"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99" style:family="paragraph" style:parent-style-name="Table_20_Contents">
      <style:text-properties style:font-name="Courier New" fo:font-size="10pt" officeooo:rsid="0061bf48" officeooo:paragraph-rsid="0155b41d" style:font-size-asian="10pt" style:font-size-complex="10pt"/>
    </style:style>
    <style:style style:name="P400" style:family="paragraph" style:parent-style-name="Table_20_Contents">
      <style:text-properties style:font-name="Courier New" fo:font-size="10pt" officeooo:rsid="00632bcb" officeooo:paragraph-rsid="0155b41d" style:font-size-asian="10pt" style:font-size-complex="10pt"/>
    </style:style>
    <style:style style:name="P401" style:family="paragraph" style:parent-style-name="Table_20_Contents">
      <style:text-properties style:font-name="Courier New" fo:font-size="10pt" officeooo:rsid="00640ab1" officeooo:paragraph-rsid="0155b41d" style:font-size-asian="10pt" style:font-size-complex="10pt"/>
    </style:style>
    <style:style style:name="P402" style:family="paragraph" style:parent-style-name="Table_20_Contents">
      <style:text-properties style:font-name="Courier New" fo:font-size="10pt" officeooo:rsid="006411e5" officeooo:paragraph-rsid="0155b41d" style:font-size-asian="10pt" style:font-size-complex="10pt"/>
    </style:style>
    <style:style style:name="P403" style:family="paragraph" style:parent-style-name="Table_20_Contents">
      <style:text-properties style:font-name="Courier New" fo:font-size="10pt" officeooo:rsid="0065377a" officeooo:paragraph-rsid="0155b41d" style:font-size-asian="10pt" style:font-size-complex="10pt"/>
    </style:style>
    <style:style style:name="P404" style:family="paragraph" style:parent-style-name="Table_20_Contents">
      <style:text-properties style:font-name="Courier New" fo:font-size="10pt" officeooo:rsid="00665cb7" officeooo:paragraph-rsid="0155b41d" style:font-size-asian="10pt" style:font-size-complex="10pt"/>
    </style:style>
    <style:style style:name="P405" style:family="paragraph" style:parent-style-name="Table_20_Contents">
      <style:text-properties style:font-name="Courier New" fo:font-size="10pt" officeooo:rsid="0066c796" officeooo:paragraph-rsid="0155b41d" style:font-size-asian="10pt" style:font-size-complex="10pt"/>
    </style:style>
    <style:style style:name="P406" style:family="paragraph" style:parent-style-name="Table_20_Contents">
      <style:text-properties style:font-name="Courier New" fo:font-size="10pt" officeooo:rsid="006712e9" officeooo:paragraph-rsid="0155b41d" style:font-size-asian="10pt" style:font-size-complex="10pt"/>
    </style:style>
    <style:style style:name="P407" style:family="paragraph" style:parent-style-name="Table_20_Contents">
      <style:text-properties style:font-name="Courier New" fo:font-size="10pt" officeooo:rsid="00676a59" officeooo:paragraph-rsid="0155b41d" style:font-size-asian="10pt" style:font-size-complex="10pt"/>
    </style:style>
    <style:style style:name="P408" style:family="paragraph" style:parent-style-name="Table_20_Contents">
      <style:text-properties style:font-name="Courier New" fo:font-size="10pt" officeooo:rsid="0068e079" officeooo:paragraph-rsid="0155b41d" style:font-size-asian="10pt" style:font-size-complex="10pt"/>
    </style:style>
    <style:style style:name="P409" style:family="paragraph" style:parent-style-name="Table_20_Contents">
      <style:text-properties style:font-name="Courier New" fo:font-size="10pt" officeooo:rsid="006b4628" officeooo:paragraph-rsid="0155b41d" style:font-size-asian="10pt" style:font-size-complex="10pt"/>
    </style:style>
    <style:style style:name="P410" style:family="paragraph" style:parent-style-name="Table_20_Contents">
      <style:text-properties style:font-name="Courier New" fo:font-size="10pt" officeooo:rsid="006ba230" officeooo:paragraph-rsid="0155b41d" style:font-size-asian="10pt" style:font-size-complex="10pt"/>
    </style:style>
    <style:style style:name="P411" style:family="paragraph" style:parent-style-name="Table_20_Contents">
      <style:text-properties style:font-name="Courier New" fo:font-size="10pt" officeooo:rsid="006c5577" officeooo:paragraph-rsid="0155b41d" style:font-size-asian="10pt" style:font-size-complex="10pt"/>
    </style:style>
    <style:style style:name="P412" style:family="paragraph" style:parent-style-name="Table_20_Contents">
      <style:text-properties style:font-name="Courier New" fo:font-size="10pt" officeooo:rsid="006e36d2" officeooo:paragraph-rsid="0155b41d" style:font-size-asian="10pt" style:font-size-complex="10pt"/>
    </style:style>
    <style:style style:name="P413" style:family="paragraph" style:parent-style-name="Table_20_Contents">
      <style:text-properties style:font-name="Courier New" fo:font-size="10pt" officeooo:rsid="00707fd4" officeooo:paragraph-rsid="0155b41d" style:font-size-asian="10pt" style:font-size-complex="10pt"/>
    </style:style>
    <style:style style:name="P414" style:family="paragraph" style:parent-style-name="Table_20_Contents">
      <style:text-properties style:font-name="Courier New" fo:font-size="10pt" officeooo:rsid="0070e2ac" officeooo:paragraph-rsid="0155b41d" style:font-size-asian="10pt" style:font-size-complex="10pt"/>
    </style:style>
    <style:style style:name="P415" style:family="paragraph" style:parent-style-name="Table_20_Contents">
      <style:text-properties style:font-name="Courier New" fo:font-size="10pt" officeooo:rsid="00731121" officeooo:paragraph-rsid="0155b41d" style:font-size-asian="10pt" style:font-size-complex="10pt"/>
    </style:style>
    <style:style style:name="P416" style:family="paragraph" style:parent-style-name="Table_20_Contents">
      <style:text-properties style:font-name="Courier New" fo:font-size="10pt" officeooo:rsid="00731c56" officeooo:paragraph-rsid="0155b41d" style:font-size-asian="10pt" style:font-size-complex="10pt"/>
    </style:style>
    <style:style style:name="P417" style:family="paragraph" style:parent-style-name="Table_20_Contents">
      <style:text-properties style:font-name="Courier New" fo:font-size="10pt" officeooo:rsid="0074950b" officeooo:paragraph-rsid="0155b41d" style:font-size-asian="10pt" style:font-size-complex="10pt"/>
    </style:style>
    <style:style style:name="P418" style:family="paragraph" style:parent-style-name="Table_20_Contents">
      <style:text-properties style:font-name="Courier New" fo:font-size="10pt" officeooo:rsid="00768764" officeooo:paragraph-rsid="0155b41d" style:font-size-asian="10pt" style:font-size-complex="10pt"/>
    </style:style>
    <style:style style:name="P419" style:family="paragraph" style:parent-style-name="Table_20_Contents">
      <style:text-properties style:font-name="Courier New" fo:font-size="10pt" officeooo:rsid="00787980" officeooo:paragraph-rsid="0155b41d" style:font-size-asian="10pt" style:font-size-complex="10pt"/>
    </style:style>
    <style:style style:name="P420" style:family="paragraph" style:parent-style-name="Table_20_Contents">
      <style:text-properties style:font-name="Courier New" fo:font-size="10pt" officeooo:rsid="0078e2c2" officeooo:paragraph-rsid="0155b41d" style:font-size-asian="10pt" style:font-size-complex="10pt"/>
    </style:style>
    <style:style style:name="P421" style:family="paragraph" style:parent-style-name="Table_20_Contents">
      <style:text-properties style:font-name="Courier New" fo:font-size="10pt" officeooo:rsid="00787c4a" officeooo:paragraph-rsid="0155b41d" style:font-size-asian="10pt" style:font-size-complex="10pt"/>
    </style:style>
    <style:style style:name="P422" style:family="paragraph" style:parent-style-name="Table_20_Contents">
      <style:text-properties style:font-name="Courier New" fo:font-size="10pt" officeooo:paragraph-rsid="0155b41d" style:font-size-asian="10pt" style:font-size-complex="10pt"/>
    </style:style>
    <style:style style:name="P423" style:family="paragraph" style:parent-style-name="Table_20_Contents">
      <style:text-properties style:font-name="Courier New" fo:font-size="10pt" officeooo:rsid="00798307" officeooo:paragraph-rsid="0155b41d" style:font-size-asian="10pt" style:font-size-complex="10pt"/>
    </style:style>
    <style:style style:name="P424" style:family="paragraph" style:parent-style-name="Table_20_Contents">
      <style:text-properties style:font-name="Courier New" fo:font-size="10pt" officeooo:rsid="007a8f14" officeooo:paragraph-rsid="0155b41d" style:font-size-asian="10pt" style:font-size-complex="10pt"/>
    </style:style>
    <style:style style:name="P425" style:family="paragraph" style:parent-style-name="Table_20_Contents">
      <style:text-properties style:font-name="Courier New" fo:font-size="10pt" officeooo:rsid="007c4ad4" officeooo:paragraph-rsid="0155b41d" style:font-size-asian="10pt" style:font-size-complex="10pt"/>
    </style:style>
    <style:style style:name="P426"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27"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28"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29"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30"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31"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32"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33"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34"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35"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36"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46" style:family="paragraph" style:parent-style-name="Table_20_Contents">
      <style:paragraph-properties fo:text-align="center" style:justify-single-word="false"/>
      <style:text-properties style:font-name="Courier New" officeooo:rsid="00fafe10" officeooo:paragraph-rsid="00fafe10"/>
    </style:style>
    <style:style style:name="P447" style:family="paragraph" style:parent-style-name="Table_20_Contents">
      <style:paragraph-properties fo:text-align="center" style:justify-single-word="false"/>
      <style:text-properties style:font-name="Courier New" officeooo:paragraph-rsid="00f8c416"/>
    </style:style>
    <style:style style:name="P448" style:family="paragraph" style:parent-style-name="Table_20_Contents">
      <style:paragraph-properties fo:text-align="center" style:justify-single-word="false"/>
      <style:text-properties style:font-name="Courier New" officeooo:paragraph-rsid="03e8fccb"/>
    </style:style>
    <style:style style:name="P449" style:family="paragraph" style:parent-style-name="Table_20_Contents">
      <style:paragraph-properties fo:text-align="center" style:justify-single-word="false"/>
      <style:text-properties style:font-name="Courier New" officeooo:rsid="01a48351" officeooo:paragraph-rsid="01a48351"/>
    </style:style>
    <style:style style:name="P450" style:family="paragraph" style:parent-style-name="Table_20_Contents">
      <style:paragraph-properties fo:text-align="center" style:justify-single-word="false"/>
      <style:text-properties style:font-name="Courier New" officeooo:rsid="01926b65" officeooo:paragraph-rsid="01926b65"/>
    </style:style>
    <style:style style:name="P451" style:family="paragraph" style:parent-style-name="Table_20_Contents">
      <style:paragraph-properties fo:text-align="center" style:justify-single-word="false"/>
      <style:text-properties style:font-name="Courier New" officeooo:rsid="025f60a6"/>
    </style:style>
    <style:style style:name="P452" style:family="paragraph" style:parent-style-name="Table_20_Contents">
      <style:paragraph-properties fo:text-align="center" style:justify-single-word="false"/>
      <style:text-properties style:font-name="Courier New" officeooo:rsid="025f60a6" officeooo:paragraph-rsid="025f60a6"/>
    </style:style>
    <style:style style:name="P453" style:family="paragraph" style:parent-style-name="Table_20_Contents">
      <style:paragraph-properties fo:text-align="center" style:justify-single-word="false"/>
      <style:text-properties style:font-name="Courier New" officeooo:rsid="025f812a" officeooo:paragraph-rsid="025f812a"/>
    </style:style>
    <style:style style:name="P454" style:family="paragraph" style:parent-style-name="Table_20_Contents">
      <style:paragraph-properties fo:text-align="center" style:justify-single-word="false"/>
      <style:text-properties style:font-name="Courier New" officeooo:rsid="03400293" officeooo:paragraph-rsid="03400293"/>
    </style:style>
    <style:style style:name="P455" style:family="paragraph" style:parent-style-name="Table_20_Contents">
      <style:paragraph-properties fo:text-align="center" style:justify-single-word="false"/>
      <style:text-properties style:font-name="Courier New" officeooo:rsid="0340551f" officeooo:paragraph-rsid="0340551f"/>
    </style:style>
    <style:style style:name="P456" style:family="paragraph" style:parent-style-name="Table_20_Contents">
      <style:text-properties style:font-name="Courier New" officeooo:rsid="03e8fccb" officeooo:paragraph-rsid="03e8fccb"/>
    </style:style>
    <style:style style:name="P457" style:family="paragraph" style:parent-style-name="Table_20_Contents">
      <style:paragraph-properties fo:text-align="center" style:justify-single-word="false"/>
      <style:text-properties style:font-name="Courier New" officeooo:rsid="03e8fccb" officeooo:paragraph-rsid="03e8fccb"/>
    </style:style>
    <style:style style:name="P458" style:family="paragraph" style:parent-style-name="Table_20_Contents">
      <style:paragraph-properties fo:text-align="center" style:justify-single-word="false"/>
      <style:text-properties style:font-name="Courier New" officeooo:rsid="03e8fccb" officeooo:paragraph-rsid="04083f08"/>
    </style:style>
    <style:style style:name="P459" style:family="paragraph" style:parent-style-name="Table_20_Contents">
      <style:text-properties style:font-name="Courier New" officeooo:rsid="04083f08" officeooo:paragraph-rsid="04083f08"/>
    </style:style>
    <style:style style:name="P460"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78" style:family="paragraph" style:parent-style-name="Table_20_Contents">
      <style:paragraph-properties fo:text-align="center" style:justify-single-word="false"/>
      <style:text-properties officeooo:rsid="0340551f" officeooo:paragraph-rsid="0340551f"/>
    </style:style>
    <style:style style:name="P579" style:family="paragraph" style:parent-style-name="Table_20_Contents">
      <style:text-properties officeooo:rsid="0340551f" officeooo:paragraph-rsid="0340551f"/>
    </style:style>
    <style:style style:name="P580" style:family="paragraph" style:parent-style-name="Table_20_Contents">
      <style:paragraph-properties fo:text-align="center" style:justify-single-word="false"/>
      <style:text-properties officeooo:rsid="03c3232a" officeooo:paragraph-rsid="03c3232a"/>
    </style:style>
    <style:style style:name="P581" style:family="paragraph" style:parent-style-name="Table_20_Contents">
      <style:text-properties officeooo:paragraph-rsid="03f1b9b3"/>
    </style:style>
    <style:style style:name="P582" style:family="paragraph" style:parent-style-name="Table_20_Heading">
      <style:text-properties style:font-name="Liberation Sans" officeooo:rsid="00e6194b" officeooo:paragraph-rsid="00e6194b"/>
    </style:style>
    <style:style style:name="P583" style:family="paragraph" style:parent-style-name="Table_20_Heading">
      <style:text-properties style:font-name="Liberation Sans" officeooo:rsid="00e6194b" officeooo:paragraph-rsid="00e68e07"/>
    </style:style>
    <style:style style:name="P584" style:family="paragraph" style:parent-style-name="Table_20_Heading">
      <style:text-properties style:font-name="Liberation Sans" officeooo:rsid="00e6194b" officeooo:paragraph-rsid="00eb2ef6"/>
    </style:style>
    <style:style style:name="P585" style:family="paragraph" style:parent-style-name="Table_20_Heading">
      <style:text-properties style:font-name="Liberation Sans" officeooo:rsid="00e6194b" officeooo:paragraph-rsid="00ebfadd"/>
    </style:style>
    <style:style style:name="P586" style:family="paragraph" style:parent-style-name="Table_20_Heading">
      <style:text-properties style:font-name="Liberation Sans" officeooo:rsid="00e6194b" officeooo:paragraph-rsid="00efee72"/>
    </style:style>
    <style:style style:name="P587" style:family="paragraph" style:parent-style-name="Table_20_Heading">
      <style:text-properties style:font-name="Liberation Sans" officeooo:rsid="00e6194b" officeooo:paragraph-rsid="010befa7"/>
    </style:style>
    <style:style style:name="P588" style:family="paragraph" style:parent-style-name="Table_20_Heading">
      <style:text-properties style:font-name="Liberation Sans" officeooo:rsid="00e6194b" officeooo:paragraph-rsid="017f6ae6"/>
    </style:style>
    <style:style style:name="P589" style:family="paragraph" style:parent-style-name="Table_20_Heading">
      <style:text-properties style:font-name="Liberation Sans" fo:font-size="10pt" officeooo:rsid="0061bf48" officeooo:paragraph-rsid="0155b41d" style:font-size-asian="10pt" style:font-size-complex="10pt"/>
    </style:style>
    <style:style style:name="P590" style:family="paragraph" style:parent-style-name="Table_20_Heading">
      <style:text-properties style:font-name="Liberation Sans" fo:font-size="10pt" officeooo:rsid="030e2401" officeooo:paragraph-rsid="030e2401" style:font-size-asian="10pt" style:font-size-complex="10pt"/>
    </style:style>
    <style:style style:name="P591" style:family="paragraph" style:parent-style-name="Table_20_Heading">
      <style:text-properties style:font-name="Liberation Sans" fo:font-size="10pt" officeooo:rsid="030d596f" officeooo:paragraph-rsid="030d596f" style:font-size-asian="10pt" style:font-size-complex="10pt"/>
    </style:style>
    <style:style style:name="P592" style:family="paragraph" style:parent-style-name="Table_20_Heading">
      <style:text-properties style:font-name="Liberation Sans" fo:font-size="10pt" officeooo:rsid="0354a1be" officeooo:paragraph-rsid="0354a1be" style:font-size-asian="10pt" style:font-size-complex="10pt"/>
    </style:style>
    <style:style style:name="P593" style:family="paragraph" style:parent-style-name="Table_20_Heading">
      <style:text-properties style:font-name="Liberation Sans" fo:font-size="10pt" officeooo:rsid="0349336b" officeooo:paragraph-rsid="0349336b" style:font-size-asian="10pt" style:font-size-complex="10pt"/>
    </style:style>
    <style:style style:name="P594" style:family="paragraph" style:parent-style-name="Table_20_Heading">
      <style:text-properties style:font-name="Liberation Sans" fo:font-size="10pt" officeooo:rsid="012e2211" officeooo:paragraph-rsid="012e2211" style:font-size-asian="10pt" style:font-size-complex="10pt"/>
    </style:style>
    <style:style style:name="P595" style:family="paragraph" style:parent-style-name="Table_20_Heading">
      <style:text-properties style:font-name="Liberation Sans" fo:font-size="10pt" officeooo:paragraph-rsid="012e2211" style:font-size-asian="10pt" style:font-size-complex="10pt"/>
    </style:style>
    <style:style style:name="P596" style:family="paragraph" style:parent-style-name="Table_20_Heading">
      <style:text-properties style:font-name="Liberation Sans" fo:font-size="10pt" officeooo:rsid="0131e286" officeooo:paragraph-rsid="0131e286" style:font-size-asian="10pt" style:font-size-complex="10pt"/>
    </style:style>
    <style:style style:name="P597" style:family="paragraph" style:parent-style-name="Table_20_Heading">
      <style:text-properties style:font-name="Liberation Sans" officeooo:rsid="00857266" officeooo:paragraph-rsid="0165934a"/>
    </style:style>
    <style:style style:name="P598" style:family="paragraph" style:parent-style-name="Table_20_Heading">
      <style:text-properties style:font-name="Liberation Sans" officeooo:rsid="025f60a6" officeooo:paragraph-rsid="025f60a6"/>
    </style:style>
    <style:style style:name="P599" style:family="paragraph" style:parent-style-name="Table_20_Heading">
      <style:text-properties style:font-name="Liberation Sans" officeooo:rsid="035f65f9" officeooo:paragraph-rsid="035f65f9"/>
    </style:style>
    <style:style style:name="P600" style:family="paragraph" style:parent-style-name="Table_20_Heading">
      <style:text-properties fo:font-size="10pt" officeooo:rsid="0007e534" officeooo:paragraph-rsid="0153b621" style:font-size-asian="10pt" style:font-size-complex="10pt"/>
    </style:style>
    <style:style style:name="P601" style:family="paragraph" style:parent-style-name="Table_20_Heading">
      <style:text-properties fo:font-size="10pt" officeooo:rsid="0024ee8f" officeooo:paragraph-rsid="0153b621" style:font-size-asian="10pt" style:font-size-complex="10pt"/>
    </style:style>
    <style:style style:name="P602" style:family="paragraph" style:parent-style-name="Table_20_Heading">
      <style:text-properties fo:font-size="10pt" officeooo:rsid="009a4f42" officeooo:paragraph-rsid="0153b621" style:font-size-asian="10pt" style:font-size-complex="10pt"/>
    </style:style>
    <style:style style:name="P603" style:family="paragraph" style:parent-style-name="Table_20_Heading">
      <style:text-properties fo:font-size="10pt" officeooo:rsid="000d8f5e" officeooo:paragraph-rsid="0153b621" style:font-size-asian="10pt" style:font-size-complex="10pt"/>
    </style:style>
    <style:style style:name="P604" style:family="paragraph" style:parent-style-name="Table_20_Heading">
      <style:text-properties officeooo:rsid="033ce41c" officeooo:paragraph-rsid="033ce41c"/>
    </style:style>
    <style:style style:name="P605" style:family="paragraph" style:parent-style-name="Table_20_Heading">
      <style:text-properties style:font-name="Courier New" fo:font-size="10pt" officeooo:rsid="0354a1be" officeooo:paragraph-rsid="0354a1be" style:font-size-asian="10pt" style:font-size-complex="10pt"/>
    </style:style>
    <style:style style:name="P606" style:family="paragraph" style:parent-style-name="Table_20_Heading">
      <style:text-properties officeooo:rsid="03e8fccb" officeooo:paragraph-rsid="03e8fccb"/>
    </style:style>
    <style:style style:name="P607" style:family="paragraph" style:parent-style-name="Text_20_body">
      <style:paragraph-properties fo:margin-left="0.4925in" fo:margin-right="0in" fo:text-indent="0in" style:auto-text-indent="false"/>
      <style:text-properties style:font-name="Liberation Sans" officeooo:paragraph-rsid="008b9692"/>
    </style:style>
    <style:style style:name="P608" style:family="paragraph" style:parent-style-name="Text_20_body">
      <style:paragraph-properties fo:margin-left="0.4925in" fo:margin-right="0in" fo:text-indent="0in" style:auto-text-indent="false"/>
      <style:text-properties style:font-name="Liberation Sans" officeooo:paragraph-rsid="008db5c3"/>
    </style:style>
    <style:style style:name="P609"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610"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611"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612" style:family="paragraph" style:parent-style-name="Text_20_body">
      <style:paragraph-properties fo:margin-left="0.4925in" fo:margin-right="0in" fo:text-indent="0in" style:auto-text-indent="false"/>
      <style:text-properties style:font-name="Liberation Sans" officeooo:paragraph-rsid="01a84efe"/>
    </style:style>
    <style:style style:name="P613"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614"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615" style:family="paragraph" style:parent-style-name="Text_20_body">
      <style:paragraph-properties fo:margin-left="0.4925in" fo:margin-right="0in" fo:text-indent="0in" style:auto-text-indent="false"/>
      <style:text-properties style:font-name="Liberation Sans" officeooo:paragraph-rsid="01f2a4fc"/>
    </style:style>
    <style:style style:name="P616" style:family="paragraph" style:parent-style-name="Text_20_body">
      <style:paragraph-properties fo:margin-left="0.4925in" fo:margin-right="0in" fo:text-indent="0in" style:auto-text-indent="false"/>
      <style:text-properties style:font-name="Liberation Sans" officeooo:paragraph-rsid="01f81871"/>
    </style:style>
    <style:style style:name="P617"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618"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619"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620" style:family="paragraph" style:parent-style-name="Text_20_body">
      <style:paragraph-properties fo:margin-left="0.4925in" fo:margin-right="0in" fo:text-indent="0in" style:auto-text-indent="false"/>
      <style:text-properties style:font-name="Liberation Sans" officeooo:paragraph-rsid="03c8a148"/>
    </style:style>
    <style:style style:name="P621" style:family="paragraph" style:parent-style-name="Text_20_body">
      <style:paragraph-properties fo:margin-left="0.4925in" fo:margin-right="0in" fo:text-indent="0in" style:auto-text-indent="false"/>
      <style:text-properties style:font-name="Liberation Sans" officeooo:paragraph-rsid="01f3c1d4"/>
    </style:style>
    <style:style style:name="P622"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623" style:family="paragraph" style:parent-style-name="Text_20_body">
      <style:paragraph-properties fo:margin-left="0.4925in" fo:margin-right="0in" fo:text-indent="0in" style:auto-text-indent="false"/>
      <style:text-properties style:font-name="Courier New" officeooo:paragraph-rsid="00e6194b"/>
    </style:style>
    <style:style style:name="P624" style:family="paragraph" style:parent-style-name="Text_20_body">
      <style:paragraph-properties fo:margin-left="0.4925in" fo:margin-right="0in" fo:text-indent="0in" style:auto-text-indent="false"/>
      <style:text-properties style:font-name="Courier New" officeooo:paragraph-rsid="00e70e6c"/>
    </style:style>
    <style:style style:name="P625" style:family="paragraph" style:parent-style-name="Text_20_body">
      <style:paragraph-properties fo:margin-left="0.4925in" fo:margin-right="0in" fo:text-indent="0in" style:auto-text-indent="false"/>
      <style:text-properties style:font-name="Courier New" officeooo:paragraph-rsid="00eaf5d8"/>
    </style:style>
    <style:style style:name="P626" style:family="paragraph" style:parent-style-name="Text_20_body">
      <style:paragraph-properties fo:margin-left="0.4925in" fo:margin-right="0in" fo:text-indent="0in" style:auto-text-indent="false"/>
      <style:text-properties style:font-name="Courier New" officeooo:paragraph-rsid="00efee72"/>
    </style:style>
    <style:style style:name="P627" style:family="paragraph" style:parent-style-name="Text_20_body">
      <style:paragraph-properties fo:margin-left="0.4925in" fo:margin-right="0in" fo:text-indent="0in" style:auto-text-indent="false"/>
      <style:text-properties style:font-name="Courier New" officeooo:paragraph-rsid="010befa7"/>
    </style:style>
    <style:style style:name="P628" style:family="paragraph" style:parent-style-name="Text_20_body">
      <style:paragraph-properties fo:margin-left="0.4925in" fo:margin-right="0in" fo:text-indent="0in" style:auto-text-indent="false"/>
      <style:text-properties style:font-name="Courier New" officeooo:paragraph-rsid="011c9d00"/>
    </style:style>
    <style:style style:name="P629"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30"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31" style:family="paragraph" style:parent-style-name="Text_20_body">
      <style:paragraph-properties fo:margin-left="0.4925in" fo:margin-right="0in" fo:text-indent="0in" style:auto-text-indent="false"/>
      <style:text-properties style:font-name="Courier New" officeooo:paragraph-rsid="012a87ef"/>
    </style:style>
    <style:style style:name="P632" style:family="paragraph" style:parent-style-name="Text_20_body">
      <style:paragraph-properties fo:margin-left="0.4925in" fo:margin-right="0in" fo:text-indent="0in" style:auto-text-indent="false"/>
      <style:text-properties style:font-name="Courier New" officeooo:paragraph-rsid="012c67a9"/>
    </style:style>
    <style:style style:name="P633"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34"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35" style:family="paragraph" style:parent-style-name="Text_20_body">
      <style:paragraph-properties fo:margin-left="0.4925in" fo:margin-right="0in" fo:text-indent="0in" style:auto-text-indent="false"/>
      <style:text-properties style:font-name="Courier New" officeooo:paragraph-rsid="013c2cc0"/>
    </style:style>
    <style:style style:name="P636"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37"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38"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39"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40"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41"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42"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43"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44"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45"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46"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47"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48"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49"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50"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51"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52"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53"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54" style:family="paragraph" style:parent-style-name="Text_20_body">
      <style:paragraph-properties fo:margin-left="0.4925in" fo:margin-right="0in" fo:text-indent="0in" style:auto-text-indent="false"/>
      <style:text-properties style:font-name="Courier New" officeooo:paragraph-rsid="017f6ae6"/>
    </style:style>
    <style:style style:name="P655" style:family="paragraph" style:parent-style-name="Text_20_body">
      <style:paragraph-properties fo:margin-left="0.4925in" fo:margin-right="0in" fo:text-indent="0in" style:auto-text-indent="false"/>
      <style:text-properties style:font-name="Courier New" officeooo:paragraph-rsid="01977a56"/>
    </style:style>
    <style:style style:name="P656" style:family="paragraph" style:parent-style-name="Text_20_body">
      <style:paragraph-properties fo:margin-left="0.4925in" fo:margin-right="0in" fo:text-indent="0in" style:auto-text-indent="false"/>
      <style:text-properties style:font-name="Courier New" officeooo:paragraph-rsid="01979825"/>
    </style:style>
    <style:style style:name="P657" style:family="paragraph" style:parent-style-name="Text_20_body">
      <style:paragraph-properties fo:margin-left="0.4925in" fo:margin-right="0in" fo:text-indent="0in" style:auto-text-indent="false"/>
      <style:text-properties style:font-name="Courier New" officeooo:paragraph-rsid="01b09b2e"/>
    </style:style>
    <style:style style:name="P658"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59" style:family="paragraph" style:parent-style-name="Text_20_body">
      <style:paragraph-properties fo:margin-left="0.4925in" fo:margin-right="0in" fo:text-indent="0in" style:auto-text-indent="false"/>
      <style:text-properties style:font-name="Courier New" officeooo:paragraph-rsid="01d1d374"/>
    </style:style>
    <style:style style:name="P660"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61" style:family="paragraph" style:parent-style-name="Text_20_body">
      <style:paragraph-properties fo:margin-left="0.4925in" fo:margin-right="0in" fo:text-indent="0in" style:auto-text-indent="false"/>
      <style:text-properties style:font-name="Courier New" officeooo:paragraph-rsid="01df3279"/>
    </style:style>
    <style:style style:name="P662"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63" style:family="paragraph" style:parent-style-name="Text_20_body">
      <style:paragraph-properties fo:margin-left="0.4925in" fo:margin-right="0in" fo:text-indent="0in" style:auto-text-indent="false"/>
      <style:text-properties style:font-name="Courier New" officeooo:paragraph-rsid="02442935"/>
    </style:style>
    <style:style style:name="P664"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65"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66"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67"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68"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69"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70"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71"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72"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73"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74"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75"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76" style:family="paragraph" style:parent-style-name="Text_20_body">
      <style:paragraph-properties fo:margin-left="0.4925in" fo:margin-right="0in" fo:text-indent="0in" style:auto-text-indent="false"/>
      <style:text-properties style:font-name="Courier New" officeooo:paragraph-rsid="02922b5f"/>
    </style:style>
    <style:style style:name="P677" style:family="paragraph" style:parent-style-name="Text_20_body">
      <style:paragraph-properties fo:margin-left="0.4925in" fo:margin-right="0in" fo:text-indent="0in" style:auto-text-indent="false"/>
      <style:text-properties style:font-name="Courier New" officeooo:paragraph-rsid="0296a3a9"/>
    </style:style>
    <style:style style:name="P678" style:family="paragraph" style:parent-style-name="Text_20_body">
      <style:paragraph-properties fo:margin-left="0.4925in" fo:margin-right="0in" fo:text-indent="0in" style:auto-text-indent="false"/>
      <style:text-properties style:font-name="Courier New" officeooo:paragraph-rsid="0298719d"/>
    </style:style>
    <style:style style:name="P679"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80"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81"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82"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83"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84"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85"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86"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87" style:family="paragraph" style:parent-style-name="Text_20_body">
      <style:paragraph-properties fo:margin-left="0.4925in" fo:margin-right="0in" fo:text-indent="0in" style:auto-text-indent="false"/>
      <style:text-properties style:font-name="Courier New" officeooo:paragraph-rsid="03fe5a47"/>
    </style:style>
    <style:style style:name="P688"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689"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690" style:family="paragraph" style:parent-style-name="Text_20_body">
      <style:paragraph-properties fo:margin-left="0.4925in" fo:margin-right="0in" fo:text-indent="0in" style:auto-text-indent="false"/>
      <style:text-properties officeooo:paragraph-rsid="015c3dfb"/>
    </style:style>
    <style:style style:name="P691" style:family="paragraph" style:parent-style-name="Text_20_body">
      <style:paragraph-properties fo:margin-left="0.4925in" fo:margin-right="0in" fo:text-indent="0in" style:auto-text-indent="false"/>
      <style:text-properties officeooo:rsid="025ed08d" officeooo:paragraph-rsid="025ed08d"/>
    </style:style>
    <style:style style:name="P692" style:family="paragraph" style:parent-style-name="Text_20_body">
      <style:paragraph-properties fo:margin-left="0.4925in" fo:margin-right="0in" fo:text-indent="0in" style:auto-text-indent="false"/>
      <style:text-properties officeooo:rsid="02b3e75f" officeooo:paragraph-rsid="02b3e75f"/>
    </style:style>
    <style:style style:name="P693" style:family="paragraph" style:parent-style-name="Text_20_body">
      <style:paragraph-properties fo:margin-left="0.4925in" fo:margin-right="0in" fo:text-indent="0in" style:auto-text-indent="false"/>
      <style:text-properties officeooo:paragraph-rsid="03119539"/>
    </style:style>
    <style:style style:name="P694" style:family="paragraph" style:parent-style-name="Text_20_body">
      <style:paragraph-properties fo:margin-left="0.4925in" fo:margin-right="0in" fo:text-indent="0in" style:auto-text-indent="false"/>
      <style:text-properties officeooo:paragraph-rsid="0401b6a2"/>
    </style:style>
    <style:style style:name="P695" style:family="paragraph" style:parent-style-name="Text_20_body">
      <style:paragraph-properties fo:margin-left="0.4925in" fo:margin-right="0in" fo:text-indent="0in" style:auto-text-indent="false"/>
      <style:text-properties officeooo:paragraph-rsid="04021f92"/>
    </style:style>
    <style:style style:name="P696" style:family="paragraph" style:parent-style-name="Text_20_body">
      <style:paragraph-properties fo:margin-left="0.4925in" fo:margin-right="0in" fo:text-indent="0in" style:auto-text-indent="false"/>
      <style:text-properties officeooo:paragraph-rsid="0402bfa7"/>
    </style:style>
    <style:style style:name="P697" style:family="paragraph" style:parent-style-name="Text_20_body">
      <style:paragraph-properties fo:margin-left="0.9846in" fo:margin-right="0in" fo:text-indent="0in" style:auto-text-indent="false"/>
      <style:text-properties style:font-name="Liberation Sans" officeooo:paragraph-rsid="008e0569"/>
    </style:style>
    <style:style style:name="P698" style:family="paragraph" style:parent-style-name="Text_20_body">
      <style:paragraph-properties fo:margin-left="0.9846in" fo:margin-right="0in" fo:text-indent="0in" style:auto-text-indent="false"/>
      <style:text-properties officeooo:paragraph-rsid="00e0a889"/>
    </style:style>
    <style:style style:name="P699"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700" style:family="paragraph" style:parent-style-name="Text_20_body">
      <style:paragraph-properties fo:margin-left="0in" fo:margin-right="0in" fo:text-indent="0in" style:auto-text-indent="false"/>
      <style:text-properties style:font-name="Liberation Sans" officeooo:paragraph-rsid="00e6194b"/>
    </style:style>
    <style:style style:name="P701" style:family="paragraph" style:parent-style-name="Text_20_body">
      <style:paragraph-properties fo:margin-left="0in" fo:margin-right="0in" fo:text-indent="0in" style:auto-text-indent="false"/>
      <style:text-properties style:font-name="Liberation Sans" officeooo:paragraph-rsid="00e68e07"/>
    </style:style>
    <style:style style:name="P702" style:family="paragraph" style:parent-style-name="Text_20_body">
      <style:paragraph-properties fo:margin-left="0in" fo:margin-right="0in" fo:text-indent="0in" style:auto-text-indent="false"/>
      <style:text-properties style:font-name="Liberation Sans" officeooo:paragraph-rsid="00ebfadd"/>
    </style:style>
    <style:style style:name="P703" style:family="paragraph" style:parent-style-name="Text_20_body">
      <style:paragraph-properties fo:margin-left="0in" fo:margin-right="0in" fo:text-indent="0in" style:auto-text-indent="false"/>
      <style:text-properties style:font-name="Liberation Sans" officeooo:paragraph-rsid="00efee72"/>
    </style:style>
    <style:style style:name="P704"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705"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706"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707"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708"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709"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710"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711"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712"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713"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714"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715"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716"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717"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718"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719"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720"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21"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722"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723"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724"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725"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726"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727"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728"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729"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730"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731" style:family="paragraph" style:parent-style-name="Text_20_body">
      <style:paragraph-properties fo:margin-left="0in" fo:margin-right="0in" fo:text-indent="0in" style:auto-text-indent="false"/>
      <style:text-properties style:font-name="Liberation Sans" officeooo:paragraph-rsid="010befa7"/>
    </style:style>
    <style:style style:name="P732"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33"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34"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35"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36"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37" style:family="paragraph" style:parent-style-name="Text_20_body">
      <style:paragraph-properties fo:margin-left="0in" fo:margin-right="0in" fo:text-indent="0in" style:auto-text-indent="false"/>
      <style:text-properties style:font-name="Liberation Sans" officeooo:paragraph-rsid="012e2211"/>
    </style:style>
    <style:style style:name="P738"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39"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40"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41"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42" style:family="paragraph" style:parent-style-name="Text_20_body">
      <style:paragraph-properties fo:margin-left="0in" fo:margin-right="0in" fo:text-indent="0in" style:auto-text-indent="false"/>
      <style:text-properties style:font-name="Liberation Sans" officeooo:paragraph-rsid="0142ae34"/>
    </style:style>
    <style:style style:name="P743" style:family="paragraph" style:parent-style-name="Text_20_body">
      <style:paragraph-properties fo:margin-left="0in" fo:margin-right="0in" fo:text-indent="0in" style:auto-text-indent="false"/>
      <style:text-properties style:font-name="Liberation Sans" officeooo:paragraph-rsid="014558d0"/>
    </style:style>
    <style:style style:name="P744" style:family="paragraph" style:parent-style-name="Text_20_body">
      <style:paragraph-properties fo:margin-left="0in" fo:margin-right="0in" fo:text-indent="0in" style:auto-text-indent="false"/>
      <style:text-properties style:font-name="Liberation Sans" officeooo:paragraph-rsid="01485a61"/>
    </style:style>
    <style:style style:name="P745" style:family="paragraph" style:parent-style-name="Text_20_body">
      <style:paragraph-properties fo:margin-left="0in" fo:margin-right="0in" fo:text-indent="0in" style:auto-text-indent="false"/>
      <style:text-properties style:font-name="Liberation Sans" officeooo:paragraph-rsid="014a78a2"/>
    </style:style>
    <style:style style:name="P746" style:family="paragraph" style:parent-style-name="Text_20_body">
      <style:paragraph-properties fo:margin-left="0in" fo:margin-right="0in" fo:text-indent="0in" style:auto-text-indent="false"/>
      <style:text-properties style:font-name="Liberation Sans" officeooo:paragraph-rsid="014ad684"/>
    </style:style>
    <style:style style:name="P747"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48"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49"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50"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51"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52"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53"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54"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55"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56"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57"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58"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59"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60"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61"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62"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63"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64"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65"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66"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67" style:family="paragraph" style:parent-style-name="Text_20_body">
      <style:paragraph-properties fo:margin-left="0in" fo:margin-right="0in" fo:text-indent="0in" style:auto-text-indent="false"/>
      <style:text-properties style:font-name="Liberation Sans" officeooo:paragraph-rsid="0177be8d"/>
    </style:style>
    <style:style style:name="P768" style:family="paragraph" style:parent-style-name="Text_20_body">
      <style:paragraph-properties fo:margin-left="0in" fo:margin-right="0in" fo:text-indent="0in" style:auto-text-indent="false"/>
      <style:text-properties style:font-name="Liberation Sans" officeooo:paragraph-rsid="0178c39a"/>
    </style:style>
    <style:style style:name="P769" style:family="paragraph" style:parent-style-name="Text_20_body">
      <style:paragraph-properties fo:margin-left="0in" fo:margin-right="0in" fo:text-indent="0in" style:auto-text-indent="false"/>
      <style:text-properties style:font-name="Liberation Sans" officeooo:paragraph-rsid="0198ce31"/>
    </style:style>
    <style:style style:name="P770" style:family="paragraph" style:parent-style-name="Text_20_body">
      <style:paragraph-properties fo:margin-left="0in" fo:margin-right="0in" fo:text-indent="0in" style:auto-text-indent="false"/>
      <style:text-properties style:font-name="Liberation Sans" officeooo:paragraph-rsid="017f6ae6"/>
    </style:style>
    <style:style style:name="P771"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72" style:family="paragraph" style:parent-style-name="Text_20_body">
      <style:paragraph-properties fo:margin-left="0in" fo:margin-right="0in" fo:text-indent="0in" style:auto-text-indent="false"/>
      <style:text-properties style:font-name="Liberation Sans" officeooo:paragraph-rsid="01ae62c9"/>
    </style:style>
    <style:style style:name="P773"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74" style:family="paragraph" style:parent-style-name="Text_20_body">
      <style:paragraph-properties fo:margin-left="0in" fo:margin-right="0in" fo:text-indent="0in" style:auto-text-indent="false"/>
      <style:text-properties style:font-name="Liberation Sans" officeooo:paragraph-rsid="013c2cc0"/>
    </style:style>
    <style:style style:name="P775" style:family="paragraph" style:parent-style-name="Text_20_body">
      <style:paragraph-properties fo:margin-left="0in" fo:margin-right="0in" fo:text-indent="0in" style:auto-text-indent="false"/>
      <style:text-properties style:font-name="Liberation Sans" officeooo:paragraph-rsid="01bbd708"/>
    </style:style>
    <style:style style:name="P776" style:family="paragraph" style:parent-style-name="Text_20_body">
      <style:paragraph-properties fo:margin-left="0in" fo:margin-right="0in" fo:text-indent="0in" style:auto-text-indent="false"/>
      <style:text-properties style:font-name="Liberation Sans" officeooo:paragraph-rsid="01bc879f"/>
    </style:style>
    <style:style style:name="P777"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78" style:family="paragraph" style:parent-style-name="Text_20_body">
      <style:paragraph-properties fo:margin-left="0in" fo:margin-right="0in" fo:text-indent="0in" style:auto-text-indent="false"/>
      <style:text-properties style:font-name="Liberation Sans" officeooo:paragraph-rsid="01d3a7d8"/>
    </style:style>
    <style:style style:name="P779" style:family="paragraph" style:parent-style-name="Text_20_body">
      <style:paragraph-properties fo:margin-left="0in" fo:margin-right="0in" fo:text-indent="0in" style:auto-text-indent="false"/>
      <style:text-properties style:font-name="Liberation Sans" officeooo:paragraph-rsid="01df3279"/>
    </style:style>
    <style:style style:name="P780"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81"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82" style:family="paragraph" style:parent-style-name="Text_20_body">
      <style:paragraph-properties fo:margin-left="0in" fo:margin-right="0in" fo:text-indent="0in" style:auto-text-indent="false"/>
      <style:text-properties style:font-name="Liberation Sans" officeooo:paragraph-rsid="008db5c3"/>
    </style:style>
    <style:style style:name="P783" style:family="paragraph" style:parent-style-name="Text_20_body">
      <style:paragraph-properties fo:margin-left="0in" fo:margin-right="0in" fo:text-indent="0in" style:auto-text-indent="false"/>
      <style:text-properties style:font-name="Liberation Sans" officeooo:paragraph-rsid="01f8f286"/>
    </style:style>
    <style:style style:name="P784"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85"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86" style:family="paragraph" style:parent-style-name="Text_20_body">
      <style:paragraph-properties fo:margin-left="0in" fo:margin-right="0in" fo:text-indent="0in" style:auto-text-indent="false"/>
      <style:text-properties style:font-name="Liberation Sans" officeooo:paragraph-rsid="02107cb5"/>
    </style:style>
    <style:style style:name="P787"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88"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89" style:family="paragraph" style:parent-style-name="Text_20_body">
      <style:paragraph-properties fo:margin-left="0in" fo:margin-right="0in" fo:text-indent="0in" style:auto-text-indent="false"/>
      <style:text-properties style:font-name="Liberation Sans" officeooo:paragraph-rsid="022d6bf2"/>
    </style:style>
    <style:style style:name="P790"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91" style:family="paragraph" style:parent-style-name="Text_20_body">
      <style:paragraph-properties fo:margin-left="0in" fo:margin-right="0in" fo:text-indent="0in" style:auto-text-indent="false"/>
      <style:text-properties style:font-name="Liberation Sans" officeooo:paragraph-rsid="02442935"/>
    </style:style>
    <style:style style:name="P792" style:family="paragraph" style:parent-style-name="Text_20_body">
      <style:paragraph-properties fo:margin-left="0in" fo:margin-right="0in" fo:text-indent="0in" style:auto-text-indent="false"/>
      <style:text-properties style:font-name="Liberation Sans" officeooo:paragraph-rsid="0241a3e1"/>
    </style:style>
    <style:style style:name="P793"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94"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95"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96"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97"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98"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99"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800"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801"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802"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803"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804"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805"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806"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807"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808"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809"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810"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811"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812"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813"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814"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815"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816"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817"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818"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819" style:family="paragraph" style:parent-style-name="Text_20_body">
      <style:paragraph-properties fo:margin-left="0in" fo:margin-right="0in" fo:text-indent="0in" style:auto-text-indent="false"/>
      <style:text-properties style:font-name="Liberation Sans" officeooo:paragraph-rsid="025ed08d"/>
    </style:style>
    <style:style style:name="P820" style:family="paragraph" style:parent-style-name="Text_20_body">
      <style:paragraph-properties fo:margin-left="0in" fo:margin-right="0in" fo:text-indent="0in" style:auto-text-indent="false"/>
      <style:text-properties style:font-name="Liberation Sans" officeooo:paragraph-rsid="025f9ec3"/>
    </style:style>
    <style:style style:name="P821"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822"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823"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824"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25"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826"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827"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828"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29"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30"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31"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32"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33"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34"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35"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36"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37"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38"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39"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40"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41"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42"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43"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44"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45"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46"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47"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48"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49"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50"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51"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52"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53"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54"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55"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56"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57"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58"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59" style:family="paragraph" style:parent-style-name="Text_20_body">
      <style:paragraph-properties fo:margin-left="0in" fo:margin-right="0in" fo:text-indent="0in" style:auto-text-indent="false"/>
      <style:text-properties style:font-name="Liberation Sans" officeooo:paragraph-rsid="02c81b3d"/>
    </style:style>
    <style:style style:name="P860" style:family="paragraph" style:parent-style-name="Text_20_body">
      <style:paragraph-properties fo:margin-left="0in" fo:margin-right="0in" fo:text-indent="0in" style:auto-text-indent="false"/>
      <style:text-properties style:font-name="Liberation Sans" officeooo:paragraph-rsid="02c1796c"/>
    </style:style>
    <style:style style:name="P861"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62" style:family="paragraph" style:parent-style-name="Text_20_body">
      <style:paragraph-properties fo:margin-left="0in" fo:margin-right="0in" fo:text-indent="0in" style:auto-text-indent="false"/>
      <style:text-properties style:font-name="Liberation Sans" officeooo:paragraph-rsid="02d9a657"/>
    </style:style>
    <style:style style:name="P863"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64"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65"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66"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67" style:family="paragraph" style:parent-style-name="Text_20_body">
      <style:paragraph-properties fo:margin-left="0in" fo:margin-right="0in" fo:text-indent="0in" style:auto-text-indent="false"/>
      <style:text-properties style:font-name="Liberation Sans" officeooo:paragraph-rsid="01d5f546"/>
    </style:style>
    <style:style style:name="P868"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69" style:family="paragraph" style:parent-style-name="Text_20_body">
      <style:paragraph-properties fo:margin-left="0in" fo:margin-right="0in" fo:text-indent="0in" style:auto-text-indent="false"/>
      <style:text-properties style:font-name="Liberation Sans" officeooo:paragraph-rsid="03330f24"/>
    </style:style>
    <style:style style:name="P870"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71"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72" style:family="paragraph" style:parent-style-name="Text_20_body">
      <style:paragraph-properties fo:margin-left="0in" fo:margin-right="0in" fo:text-indent="0in" style:auto-text-indent="false"/>
      <style:text-properties style:font-name="Liberation Sans" officeooo:paragraph-rsid="03682501"/>
    </style:style>
    <style:style style:name="P873"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74"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75"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76" style:family="paragraph" style:parent-style-name="Text_20_body">
      <style:paragraph-properties fo:margin-left="0in" fo:margin-right="0in" fo:text-indent="0in" style:auto-text-indent="false"/>
      <style:text-properties style:font-name="Liberation Sans" officeooo:paragraph-rsid="02df200a"/>
    </style:style>
    <style:style style:name="P877" style:family="paragraph" style:parent-style-name="Text_20_body">
      <style:paragraph-properties fo:margin-left="0in" fo:margin-right="0in" fo:text-indent="0in" style:auto-text-indent="false"/>
      <style:text-properties style:font-name="Liberation Sans" officeooo:paragraph-rsid="0387a75e"/>
    </style:style>
    <style:style style:name="P878" style:family="paragraph" style:parent-style-name="Text_20_body">
      <style:paragraph-properties fo:margin-left="0in" fo:margin-right="0in" fo:text-indent="0in" style:auto-text-indent="false"/>
      <style:text-properties style:font-name="Liberation Sans" officeooo:paragraph-rsid="0390d27c"/>
    </style:style>
    <style:style style:name="P879" style:family="paragraph" style:parent-style-name="Text_20_body">
      <style:paragraph-properties fo:margin-left="0in" fo:margin-right="0in" fo:text-indent="0in" style:auto-text-indent="false"/>
      <style:text-properties style:font-name="Liberation Sans" officeooo:paragraph-rsid="03ad3723"/>
    </style:style>
    <style:style style:name="P880" style:family="paragraph" style:parent-style-name="Text_20_body">
      <style:paragraph-properties fo:margin-left="0in" fo:margin-right="0in" fo:text-indent="0in" style:auto-text-indent="false"/>
      <style:text-properties style:font-name="Liberation Sans" officeooo:paragraph-rsid="01ba4703"/>
    </style:style>
    <style:style style:name="P881" style:family="paragraph" style:parent-style-name="Text_20_body">
      <style:paragraph-properties fo:margin-left="0in" fo:margin-right="0in" fo:text-indent="0in" style:auto-text-indent="false"/>
      <style:text-properties style:font-name="Liberation Sans" officeooo:paragraph-rsid="03b5bbc4"/>
    </style:style>
    <style:style style:name="P882" style:family="paragraph" style:parent-style-name="Text_20_body">
      <style:paragraph-properties fo:margin-left="0in" fo:margin-right="0in" fo:text-indent="0in" style:auto-text-indent="false"/>
      <style:text-properties style:font-name="Liberation Sans" officeooo:paragraph-rsid="03c8a148"/>
    </style:style>
    <style:style style:name="P883"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884"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885"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886" style:family="paragraph" style:parent-style-name="Text_20_body">
      <style:paragraph-properties fo:margin-left="0in" fo:margin-right="0in" fo:text-indent="0in" style:auto-text-indent="false"/>
      <style:text-properties style:font-name="Liberation Sans" officeooo:paragraph-rsid="040b86b5"/>
    </style:style>
    <style:style style:name="P887" style:family="paragraph" style:parent-style-name="Text_20_body">
      <style:paragraph-properties fo:margin-left="0in" fo:margin-right="0in" fo:text-indent="0in" style:auto-text-indent="false"/>
      <style:text-properties style:font-name="Liberation Sans" officeooo:paragraph-rsid="040d7be6"/>
    </style:style>
    <style:style style:name="P888" style:family="paragraph" style:parent-style-name="Text_20_body">
      <style:paragraph-properties fo:margin-left="0in" fo:margin-right="0in" fo:text-indent="0in" style:auto-text-indent="false"/>
      <style:text-properties style:font-name="Liberation Sans" officeooo:paragraph-rsid="041104a1"/>
    </style:style>
    <style:style style:name="P889"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890" style:family="paragraph" style:parent-style-name="Text_20_body">
      <style:paragraph-properties fo:margin-left="0in" fo:margin-right="0in" fo:text-indent="0in" style:auto-text-indent="false"/>
      <style:text-properties style:font-name="Liberation Sans" officeooo:paragraph-rsid="040d1c27"/>
    </style:style>
    <style:style style:name="P891" style:family="paragraph" style:parent-style-name="Text_20_body">
      <style:paragraph-properties fo:margin-left="0in" fo:margin-right="0in" fo:text-indent="0in" style:auto-text-indent="false"/>
      <style:text-properties style:font-name="Liberation Sans" officeooo:paragraph-rsid="041dd005"/>
    </style:style>
    <style:style style:name="P892"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893"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894"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895"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896"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97"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98"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99" style:family="paragraph" style:parent-style-name="Text_20_body">
      <style:paragraph-properties fo:margin-left="0in" fo:margin-right="0in" fo:text-indent="0in" style:auto-text-indent="false"/>
      <style:text-properties style:font-name="Courier New" officeooo:paragraph-rsid="01df3279"/>
    </style:style>
    <style:style style:name="P900"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901"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902"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903"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904"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905"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906"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907"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908" style:family="paragraph" style:parent-style-name="Text_20_body">
      <style:paragraph-properties fo:margin-left="0in" fo:margin-right="0in" fo:text-indent="0in" style:auto-text-indent="false"/>
      <style:text-properties style:font-name="Courier New" officeooo:paragraph-rsid="03fe5a47"/>
    </style:style>
    <style:style style:name="P909" style:family="paragraph" style:parent-style-name="Text_20_body">
      <style:paragraph-properties fo:margin-left="0in" fo:margin-right="0in" fo:text-indent="0in" style:auto-text-indent="false"/>
      <style:text-properties style:font-name="Courier New" officeooo:paragraph-rsid="03ffa388"/>
    </style:style>
    <style:style style:name="P910" style:family="paragraph" style:parent-style-name="Text_20_body">
      <style:paragraph-properties fo:margin-left="0in" fo:margin-right="0in" fo:text-indent="0in" style:auto-text-indent="false"/>
      <style:text-properties style:font-name="Courier New" officeooo:paragraph-rsid="03ffd95c"/>
    </style:style>
    <style:style style:name="P911"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912"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913" style:family="paragraph" style:parent-style-name="Text_20_body">
      <style:paragraph-properties fo:margin-left="0in" fo:margin-right="0in" fo:text-indent="0in" style:auto-text-indent="false"/>
      <style:text-properties officeooo:paragraph-rsid="014558d0"/>
    </style:style>
    <style:style style:name="P914" style:family="paragraph" style:parent-style-name="Text_20_body">
      <style:paragraph-properties fo:margin-left="0in" fo:margin-right="0in" fo:text-indent="0in" style:auto-text-indent="false"/>
      <style:text-properties officeooo:paragraph-rsid="023d625a"/>
    </style:style>
    <style:style style:name="P915" style:family="paragraph" style:parent-style-name="Text_20_body">
      <style:paragraph-properties fo:margin-left="0in" fo:margin-right="0in" fo:text-indent="0in" style:auto-text-indent="false"/>
      <style:text-properties officeooo:paragraph-rsid="01a84efe"/>
    </style:style>
    <style:style style:name="P916" style:family="paragraph" style:parent-style-name="Text_20_body">
      <style:paragraph-properties fo:margin-left="0in" fo:margin-right="0in" fo:text-indent="0in" style:auto-text-indent="false"/>
      <style:text-properties officeooo:paragraph-rsid="0401b6a2"/>
    </style:style>
    <style:style style:name="P917" style:family="paragraph" style:parent-style-name="Text_20_body">
      <style:paragraph-properties fo:margin-left="0in" fo:margin-right="0in" fo:text-indent="0in" style:auto-text-indent="false"/>
      <style:text-properties officeooo:paragraph-rsid="04021f92"/>
    </style:style>
    <style:style style:name="P918" style:family="paragraph" style:parent-style-name="Text_20_body">
      <style:paragraph-properties fo:margin-left="0in" fo:margin-right="0in" fo:text-indent="0in" style:auto-text-indent="false"/>
      <style:text-properties officeooo:paragraph-rsid="0402bfa7"/>
    </style:style>
    <style:style style:name="P919" style:family="paragraph" style:parent-style-name="Text_20_body">
      <style:paragraph-properties fo:margin-left="0in" fo:margin-right="0in" fo:text-indent="0in" style:auto-text-indent="false"/>
      <style:text-properties officeooo:paragraph-rsid="040d1c27"/>
    </style:style>
    <style:style style:name="P920" style:family="paragraph" style:parent-style-name="Text_20_body">
      <style:paragraph-properties fo:margin-left="0in" fo:margin-right="0in" fo:text-indent="0in" style:auto-text-indent="false"/>
      <style:text-properties officeooo:paragraph-rsid="0412db80"/>
    </style:style>
    <style:style style:name="P921"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922"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923" style:family="paragraph" style:parent-style-name="Text_20_body">
      <style:paragraph-properties fo:break-before="page"/>
      <style:text-properties style:font-name="Liberation Sans" officeooo:rsid="0153b621" officeooo:paragraph-rsid="0153b621"/>
    </style:style>
    <style:style style:name="P924" style:family="paragraph" style:parent-style-name="Text_20_body">
      <style:paragraph-properties fo:break-before="page"/>
      <style:text-properties style:font-name="Liberation Sans" officeooo:rsid="01e95561" officeooo:paragraph-rsid="0155b41d"/>
    </style:style>
    <style:style style:name="P925" style:family="paragraph" style:parent-style-name="Text_20_body">
      <style:paragraph-properties fo:break-before="page"/>
      <style:text-properties officeooo:rsid="00daaf53" officeooo:paragraph-rsid="01ce34f7"/>
    </style:style>
    <style:style style:name="P926" style:family="paragraph" style:parent-style-name="Text_20_body" style:list-style-name="L1">
      <style:text-properties style:font-name="Liberation Sans" officeooo:rsid="00045b24" officeooo:paragraph-rsid="00045b24"/>
    </style:style>
    <style:style style:name="P927" style:family="paragraph" style:parent-style-name="Text_20_body" style:list-style-name="L1">
      <style:text-properties style:font-name="Liberation Sans" officeooo:rsid="0070f4f3" officeooo:paragraph-rsid="0070f4f3"/>
    </style:style>
    <style:style style:name="P928" style:family="paragraph" style:parent-style-name="Text_20_body" style:list-style-name="L1">
      <style:text-properties style:font-name="Liberation Sans" officeooo:rsid="000655e3" officeooo:paragraph-rsid="000655e3"/>
    </style:style>
    <style:style style:name="P929" style:family="paragraph" style:parent-style-name="Text_20_body" style:list-style-name="L3">
      <style:text-properties style:font-name="Liberation Sans" officeooo:rsid="000655e3" officeooo:paragraph-rsid="02ecc882"/>
    </style:style>
    <style:style style:name="P930" style:family="paragraph" style:parent-style-name="Text_20_body" style:list-style-name="L1">
      <style:text-properties style:font-name="Liberation Sans" officeooo:rsid="024ba44d" officeooo:paragraph-rsid="024ba44d"/>
    </style:style>
    <style:style style:name="P931" style:family="paragraph" style:parent-style-name="Text_20_body" style:list-style-name="L2">
      <style:text-properties style:font-name="Liberation Sans" officeooo:rsid="024f582a" officeooo:paragraph-rsid="024f582a"/>
    </style:style>
    <style:style style:name="P932" style:family="paragraph" style:parent-style-name="Text_20_body" style:list-style-name="L4">
      <style:text-properties style:font-name="Liberation Sans" officeooo:rsid="015c3dfb" officeooo:paragraph-rsid="015c3dfb"/>
    </style:style>
    <style:style style:name="P933" style:family="paragraph" style:parent-style-name="Text_20_body" style:list-style-name="L6">
      <style:text-properties style:font-name="Liberation Sans" officeooo:rsid="015fd410" officeooo:paragraph-rsid="015fd410"/>
    </style:style>
    <style:style style:name="P934" style:family="paragraph" style:parent-style-name="Text_20_body" style:list-style-name="L8">
      <style:text-properties style:font-name="Liberation Sans" officeooo:rsid="026e67cb" officeooo:paragraph-rsid="026e67cb"/>
    </style:style>
    <style:style style:name="P935" style:family="paragraph" style:parent-style-name="Text_20_body" style:list-style-name="L9">
      <style:text-properties style:font-name="Liberation Sans" officeooo:rsid="026e67cb" officeooo:paragraph-rsid="026e67cb"/>
    </style:style>
    <style:style style:name="P936" style:family="paragraph" style:parent-style-name="Text_20_body" style:list-style-name="L10">
      <style:text-properties style:font-name="Liberation Sans" officeooo:rsid="0271d7b2" officeooo:paragraph-rsid="0271d7b2"/>
    </style:style>
    <style:style style:name="P937" style:family="paragraph" style:parent-style-name="Text_20_body" style:list-style-name="L12">
      <style:text-properties style:font-name="Liberation Sans" officeooo:rsid="01f3c1d4" officeooo:paragraph-rsid="020f4b3e"/>
    </style:style>
    <style:style style:name="P938" style:family="paragraph" style:parent-style-name="Text_20_body" style:list-style-name="L12">
      <style:text-properties style:font-name="Liberation Sans" officeooo:rsid="01f3c1d4" officeooo:paragraph-rsid="01f3c1d4"/>
    </style:style>
    <style:style style:name="P939" style:family="paragraph" style:parent-style-name="Text_20_body" style:list-style-name="L12">
      <style:text-properties style:font-name="Liberation Sans" officeooo:paragraph-rsid="01f3c1d4"/>
    </style:style>
    <style:style style:name="P940" style:family="paragraph" style:parent-style-name="Text_20_body" style:list-style-name="L12">
      <style:text-properties style:font-name="Liberation Sans" officeooo:paragraph-rsid="01f4de04"/>
    </style:style>
    <style:style style:name="P941" style:family="paragraph" style:parent-style-name="Text_20_body" style:list-style-name="L13">
      <style:text-properties style:font-name="Liberation Sans" officeooo:rsid="03ffd95c" officeooo:paragraph-rsid="03ffd95c"/>
    </style:style>
    <style:style style:name="P942" style:family="paragraph" style:parent-style-name="Text_20_body" style:list-style-name="L14">
      <style:text-properties style:font-name="Liberation Sans" officeooo:rsid="013e2dc1" officeooo:paragraph-rsid="03db7338"/>
    </style:style>
    <style:style style:name="P943" style:family="paragraph" style:parent-style-name="Text_20_body" style:list-style-name="L16">
      <style:text-properties style:font-name="Liberation Sans" officeooo:rsid="013e2dc1" officeooo:paragraph-rsid="03dd18d8"/>
    </style:style>
    <style:style style:name="P944" style:family="paragraph" style:parent-style-name="Text_20_body" style:list-style-name="L15">
      <style:text-properties style:font-name="Liberation Sans" officeooo:paragraph-rsid="014a78a2"/>
    </style:style>
    <style:style style:name="P945" style:family="paragraph" style:parent-style-name="Text_20_body" style:list-style-name="L15">
      <style:text-properties style:font-name="Liberation Sans" officeooo:paragraph-rsid="041fa5c6"/>
    </style:style>
    <style:style style:name="P946" style:family="paragraph" style:parent-style-name="Text_20_body" style:list-style-name="L17">
      <style:text-properties style:font-name="Liberation Sans" officeooo:rsid="00e9e3fc" officeooo:paragraph-rsid="00e9e3fc"/>
    </style:style>
    <style:style style:name="P947" style:family="paragraph" style:parent-style-name="Text_20_body" style:list-style-name="L17">
      <style:text-properties style:font-name="Liberation Sans" officeooo:rsid="00e9e3fc" officeooo:paragraph-rsid="0181667a"/>
    </style:style>
    <style:style style:name="P948" style:family="paragraph" style:parent-style-name="Text_20_body" style:list-style-name="L17">
      <style:text-properties style:font-name="Liberation Sans" officeooo:rsid="00e9e3fc" officeooo:paragraph-rsid="010befa7"/>
    </style:style>
    <style:style style:name="P949" style:family="paragraph" style:parent-style-name="Text_20_body" style:list-style-name="L17">
      <style:text-properties style:font-name="Liberation Sans" officeooo:rsid="00e9e3fc" officeooo:paragraph-rsid="00eb2ef6"/>
    </style:style>
    <style:style style:name="P950" style:family="paragraph" style:parent-style-name="Text_20_body" style:list-style-name="L17">
      <style:text-properties style:font-name="Liberation Sans" officeooo:rsid="00e9e3fc" officeooo:paragraph-rsid="00ebfadd"/>
    </style:style>
    <style:style style:name="P951" style:family="paragraph" style:parent-style-name="Text_20_body" style:list-style-name="L17">
      <style:text-properties style:font-name="Liberation Sans" officeooo:rsid="00e9e3fc" officeooo:paragraph-rsid="00efee72"/>
    </style:style>
    <style:style style:name="P952" style:family="paragraph" style:parent-style-name="Text_20_body" style:list-style-name="L17">
      <style:text-properties style:font-name="Liberation Sans" officeooo:rsid="017f6ae6" officeooo:paragraph-rsid="0181667a"/>
    </style:style>
    <style:style style:name="P953" style:family="paragraph" style:parent-style-name="Text_20_body" style:list-style-name="L18">
      <style:text-properties style:font-name="Liberation Sans" officeooo:rsid="00f815bd" officeooo:paragraph-rsid="01873e70"/>
    </style:style>
    <style:style style:name="P954" style:family="paragraph" style:parent-style-name="Text_20_body" style:list-style-name="L18">
      <style:text-properties style:font-name="Liberation Sans" officeooo:rsid="00f815bd" officeooo:paragraph-rsid="00f937f3"/>
    </style:style>
    <style:style style:name="P955" style:family="paragraph" style:parent-style-name="Text_20_body" style:list-style-name="L18">
      <style:text-properties style:font-name="Liberation Sans" officeooo:rsid="00f815bd" officeooo:paragraph-rsid="00f815bd"/>
    </style:style>
    <style:style style:name="P956" style:family="paragraph" style:parent-style-name="Text_20_body" style:list-style-name="L17">
      <style:text-properties style:font-name="Liberation Sans" officeooo:rsid="00ea8ec4" officeooo:paragraph-rsid="010befa7"/>
    </style:style>
    <style:style style:name="P957" style:family="paragraph" style:parent-style-name="Text_20_body" style:list-style-name="L19">
      <style:text-properties style:font-name="Liberation Sans" officeooo:rsid="01edaa1c" officeooo:paragraph-rsid="022239ae"/>
    </style:style>
    <style:style style:name="P958" style:family="paragraph" style:parent-style-name="Text_20_body" style:list-style-name="L20">
      <style:text-properties style:font-name="Liberation Sans" officeooo:rsid="01edaa1c" officeooo:paragraph-rsid="02143971"/>
    </style:style>
    <style:style style:name="P959" style:family="paragraph" style:parent-style-name="Text_20_body" style:list-style-name="L20">
      <style:text-properties style:font-name="Liberation Sans" officeooo:rsid="01edaa1c" officeooo:paragraph-rsid="021b565b"/>
    </style:style>
    <style:style style:name="P960" style:family="paragraph" style:parent-style-name="Text_20_body" style:list-style-name="L20">
      <style:text-properties style:font-name="Liberation Sans" officeooo:rsid="021b565b" officeooo:paragraph-rsid="021b565b"/>
    </style:style>
    <style:style style:name="P961" style:family="paragraph" style:parent-style-name="Text_20_body" style:list-style-name="L20">
      <style:text-properties style:font-name="Liberation Sans" officeooo:rsid="021c41f9" officeooo:paragraph-rsid="021c41f9"/>
    </style:style>
    <style:style style:name="P962" style:family="paragraph" style:parent-style-name="Text_20_body" style:list-style-name="L21">
      <style:text-properties style:font-name="Liberation Sans" officeooo:rsid="0228da61" officeooo:paragraph-rsid="0234c261"/>
    </style:style>
    <style:style style:name="P963" style:family="paragraph" style:parent-style-name="Text_20_body" style:list-style-name="L23">
      <style:text-properties style:font-name="Liberation Sans" officeooo:rsid="0228da61" officeooo:paragraph-rsid="0228da61"/>
    </style:style>
    <style:style style:name="P964" style:family="paragraph" style:parent-style-name="Text_20_body" style:list-style-name="L22">
      <style:text-properties style:font-name="Liberation Sans" officeooo:paragraph-rsid="02198334"/>
    </style:style>
    <style:style style:name="P965" style:family="paragraph" style:parent-style-name="Text_20_body" style:list-style-name="L23">
      <style:text-properties style:font-name="Liberation Sans" officeooo:rsid="022711d6" officeooo:paragraph-rsid="022711d6"/>
    </style:style>
    <style:style style:name="P966" style:family="paragraph" style:parent-style-name="Text_20_body" style:list-style-name="L23">
      <style:text-properties style:font-name="Liberation Sans" officeooo:rsid="021ea7d2" officeooo:paragraph-rsid="022711d6"/>
    </style:style>
    <style:style style:name="P967" style:family="paragraph" style:parent-style-name="Text_20_body" style:list-style-name="L24">
      <style:text-properties style:font-name="Liberation Sans" officeooo:rsid="021ea7d2" officeooo:paragraph-rsid="021ea7d2"/>
    </style:style>
    <style:style style:name="P968" style:family="paragraph" style:parent-style-name="Text_20_body" style:list-style-name="L25">
      <style:text-properties style:font-name="Liberation Sans" officeooo:paragraph-rsid="02198334"/>
    </style:style>
    <style:style style:name="P969" style:family="paragraph" style:parent-style-name="Text_20_body" style:list-style-name="L26">
      <style:text-properties style:font-name="Liberation Sans" officeooo:paragraph-rsid="02bbcb58"/>
    </style:style>
    <style:style style:name="P970" style:family="paragraph" style:parent-style-name="Text_20_body" style:list-style-name="L27">
      <style:text-properties style:font-name="Liberation Sans" fo:font-weight="normal" officeooo:rsid="02828cab" officeooo:paragraph-rsid="02828cab" style:font-weight-asian="normal" style:font-weight-complex="normal"/>
    </style:style>
    <style:style style:name="P971" style:family="paragraph" style:parent-style-name="Text_20_body" style:list-style-name="L27">
      <style:text-properties style:font-name="Liberation Sans" fo:font-weight="normal" officeooo:rsid="02828cab" officeooo:paragraph-rsid="02aa789e" style:font-weight-asian="normal" style:font-weight-complex="normal"/>
    </style:style>
    <style:style style:name="P972" style:family="paragraph" style:parent-style-name="Text_20_body" style:list-style-name="L27">
      <style:text-properties style:font-name="Liberation Sans" fo:font-weight="normal" officeooo:rsid="027c61ad" officeooo:paragraph-rsid="02828cab" style:font-weight-asian="normal" style:font-weight-complex="normal"/>
    </style:style>
    <style:style style:name="P973" style:family="paragraph" style:parent-style-name="Text_20_body" style:list-style-name="L27">
      <style:text-properties style:font-name="Liberation Sans" fo:font-weight="normal" officeooo:rsid="027c61ad" officeooo:paragraph-rsid="02aa789e" style:font-weight-asian="normal" style:font-weight-complex="normal"/>
    </style:style>
    <style:style style:name="P974" style:family="paragraph" style:parent-style-name="Text_20_body" style:list-style-name="L28">
      <style:text-properties style:font-name="Liberation Sans" fo:font-weight="normal" officeooo:rsid="027c61ad" officeooo:paragraph-rsid="02828cab" style:font-weight-asian="normal" style:font-weight-complex="normal"/>
    </style:style>
    <style:style style:name="P975" style:family="paragraph" style:parent-style-name="Text_20_body" style:list-style-name="L29">
      <style:text-properties style:font-name="Liberation Sans" fo:font-weight="normal" officeooo:rsid="027c61ad" officeooo:paragraph-rsid="02aa789e" style:font-weight-asian="normal" style:font-weight-complex="normal"/>
    </style:style>
    <style:style style:name="P976" style:family="paragraph" style:parent-style-name="Text_20_body" style:list-style-name="L30">
      <style:text-properties style:font-name="Liberation Sans" fo:font-weight="normal" officeooo:rsid="027c61ad" officeooo:paragraph-rsid="02aa789e" style:font-weight-asian="normal" style:font-weight-complex="normal"/>
    </style:style>
    <style:style style:name="P977" style:family="paragraph" style:parent-style-name="Text_20_body" style:list-style-name="L31">
      <style:text-properties style:font-name="Liberation Sans" fo:font-weight="normal" officeooo:rsid="027c61ad" officeooo:paragraph-rsid="02ab58ef" style:font-weight-asian="normal" style:font-weight-complex="normal"/>
    </style:style>
    <style:style style:name="P978" style:family="paragraph" style:parent-style-name="Text_20_body" style:list-style-name="L32">
      <style:text-properties style:font-name="Liberation Sans" fo:font-weight="normal" officeooo:rsid="027c61ad" officeooo:paragraph-rsid="02aeb1cc" style:font-weight-asian="normal" style:font-weight-complex="normal"/>
    </style:style>
    <style:style style:name="P979" style:family="paragraph" style:parent-style-name="Text_20_body" style:list-style-name="L27">
      <style:text-properties style:font-name="Liberation Sans" fo:font-weight="normal" officeooo:rsid="02aa789e" officeooo:paragraph-rsid="02aa789e" style:font-weight-asian="normal" style:font-weight-complex="normal"/>
    </style:style>
    <style:style style:name="P980" style:family="paragraph" style:parent-style-name="Text_20_body" style:list-style-name="L31">
      <style:text-properties style:font-name="Liberation Sans" fo:font-weight="normal" officeooo:rsid="02ab58ef" officeooo:paragraph-rsid="02ab58ef" style:font-weight-asian="normal" style:font-weight-complex="normal"/>
    </style:style>
    <style:style style:name="P981" style:family="paragraph" style:parent-style-name="Text_20_body" style:list-style-name="L32">
      <style:text-properties style:font-name="Liberation Sans" fo:font-weight="normal" officeooo:rsid="02aeb1cc" officeooo:paragraph-rsid="02aeb1cc" style:font-weight-asian="normal" style:font-weight-complex="normal"/>
    </style:style>
    <style:style style:name="P982" style:family="paragraph" style:parent-style-name="Text_20_body" style:list-style-name="L33">
      <style:text-properties style:font-name="Liberation Sans" officeooo:rsid="0153b621" officeooo:paragraph-rsid="01ea9188"/>
    </style:style>
    <style:style style:name="P983" style:family="paragraph" style:parent-style-name="Text_20_body" style:list-style-name="L5">
      <style:text-properties officeooo:paragraph-rsid="0269972b"/>
    </style:style>
    <style:style style:name="P984" style:family="paragraph" style:parent-style-name="Text_20_body" style:list-style-name="L5">
      <style:text-properties officeooo:paragraph-rsid="025d31d2"/>
    </style:style>
    <style:style style:name="P985" style:family="paragraph" style:parent-style-name="Text_20_body" style:list-style-name="L7">
      <style:text-properties officeooo:paragraph-rsid="0203a62b"/>
    </style:style>
    <style:style style:name="P986" style:family="paragraph" style:parent-style-name="Text_20_body" style:list-style-name="L7">
      <style:text-properties officeooo:paragraph-rsid="0376184a"/>
    </style:style>
    <style:style style:name="P987" style:family="paragraph" style:parent-style-name="Text_20_body" style:list-style-name="L8">
      <style:text-properties officeooo:paragraph-rsid="026e67cb"/>
    </style:style>
    <style:style style:name="P988" style:family="paragraph" style:parent-style-name="Text_20_body" style:list-style-name="L11">
      <style:text-properties officeooo:paragraph-rsid="02732c0b"/>
    </style:style>
    <style:style style:name="P989" style:family="paragraph" style:parent-style-name="Text_20_body" style:list-style-name="L11">
      <style:text-properties officeooo:paragraph-rsid="027936c4"/>
    </style:style>
    <style:style style:name="P990" style:family="paragraph" style:parent-style-name="Text_20_body" style:list-style-name=""/>
    <style:style style:name="P991" style:family="paragraph" style:parent-style-name="Text_20_body" style:list-style-name="L18">
      <style:text-properties officeooo:paragraph-rsid="01873e70"/>
    </style:style>
    <style:style style:name="P992" style:family="paragraph" style:parent-style-name="Text_20_body" style:list-style-name="L34">
      <style:text-properties style:font-name="Liberation Sans" officeooo:rsid="014a78a2" officeooo:paragraph-rsid="04207178"/>
    </style:style>
    <style:style style:name="P993" style:family="paragraph" style:parent-style-name="Text_20_body" style:list-style-name="L34">
      <style:text-properties style:font-name="Liberation Sans" officeooo:rsid="014a78a2" officeooo:paragraph-rsid="04235401"/>
    </style:style>
    <style:style style:name="P994" style:family="paragraph" style:parent-style-name="Text_20_body">
      <style:text-properties style:font-name="Liberation Sans" officeooo:rsid="014a78a2" officeooo:paragraph-rsid="04207178"/>
    </style:style>
    <style:style style:name="P995" style:family="paragraph" style:parent-style-name="Text_20_body">
      <style:text-properties style:font-name="Liberation Sans" officeooo:rsid="014a78a2" officeooo:paragraph-rsid="04225a3f"/>
    </style:style>
    <style:style style:name="P996" style:family="paragraph" style:parent-style-name="Text_20_body">
      <style:text-properties style:font-name="Liberation Sans" officeooo:rsid="014a78a2" officeooo:paragraph-rsid="04235401"/>
    </style:style>
    <style:style style:name="P997"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998" style:family="paragraph" style:parent-style-name="Text_20_body">
      <style:paragraph-properties fo:margin-left="0in" fo:margin-right="0in" fo:text-indent="0in" style:auto-text-indent="false"/>
      <style:text-properties style:font-name="Liberation Sans" officeooo:paragraph-rsid="01485a61"/>
    </style:style>
    <style:style style:name="P999"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1000"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1001" style:family="paragraph" style:parent-style-name="Text_20_body">
      <style:paragraph-properties fo:margin-left="0.4925in" fo:margin-right="0in" fo:text-indent="0in" style:auto-text-indent="false"/>
      <style:text-properties style:font-name="Courier New" officeooo:rsid="014a78a2" officeooo:paragraph-rsid="04207178"/>
    </style:style>
    <style:style style:name="P1002" style:family="paragraph" style:parent-style-name="Text_20_body">
      <style:paragraph-properties fo:margin-left="0.4925in" fo:margin-right="0in" fo:text-indent="0in" style:auto-text-indent="false"/>
      <style:text-properties style:font-name="Courier New" officeooo:rsid="014a78a2" officeooo:paragraph-rsid="04235401"/>
    </style:style>
    <style:style style:name="P1003" style:family="paragraph" style:parent-style-name="Text_20_body">
      <style:paragraph-properties fo:margin-left="0.4925in" fo:margin-right="0in" fo:text-indent="0in" style:auto-text-indent="false"/>
      <style:text-properties style:font-name="Liberation Sans" officeooo:paragraph-rsid="04235401"/>
    </style:style>
    <style:style style:name="P1004" style:family="paragraph" style:parent-style-name="Heading_20_1">
      <style:text-properties officeooo:rsid="0171a626" officeooo:paragraph-rsid="0171a626"/>
    </style:style>
    <style:style style:name="P1005" style:family="paragraph" style:parent-style-name="Heading_20_1">
      <style:text-properties officeooo:rsid="0001e615"/>
    </style:style>
    <style:style style:name="P1006" style:family="paragraph" style:parent-style-name="Heading_20_1">
      <style:text-properties officeooo:rsid="024f582a"/>
    </style:style>
    <style:style style:name="P1007" style:family="paragraph" style:parent-style-name="Heading_20_1">
      <style:text-properties officeooo:rsid="015c3dfb"/>
    </style:style>
    <style:style style:name="P1008" style:family="paragraph" style:parent-style-name="Heading_20_1">
      <style:text-properties officeooo:rsid="00daaf53" officeooo:paragraph-rsid="01ce34f7"/>
    </style:style>
    <style:style style:name="P1009" style:family="paragraph" style:parent-style-name="Heading_20_1">
      <style:text-properties officeooo:rsid="008a25d5"/>
    </style:style>
    <style:style style:name="P1010" style:family="paragraph" style:parent-style-name="Heading_20_1">
      <style:text-properties officeooo:rsid="020c1e5a"/>
    </style:style>
    <style:style style:name="P1011" style:family="paragraph" style:parent-style-name="Heading_20_1">
      <style:text-properties officeooo:paragraph-rsid="0153b621"/>
    </style:style>
    <style:style style:name="P1012" style:family="paragraph" style:parent-style-name="Heading_20_1">
      <style:text-properties officeooo:rsid="01e95561"/>
    </style:style>
    <style:style style:name="P1013" style:family="paragraph" style:parent-style-name="Contents_20_1">
      <style:paragraph-properties>
        <style:tab-stops>
          <style:tab-stop style:position="6.9252in" style:type="right" style:leader-style="dotted" style:leader-text="."/>
        </style:tab-stops>
      </style:paragraph-properties>
    </style:style>
    <style:style style:name="P1014" style:family="paragraph" style:parent-style-name="Heading_20_2">
      <style:text-properties officeooo:rsid="015c3dfb"/>
    </style:style>
    <style:style style:name="P1015" style:family="paragraph" style:parent-style-name="Heading_20_2">
      <style:text-properties officeooo:rsid="025d31d2"/>
    </style:style>
    <style:style style:name="P1016" style:family="paragraph" style:parent-style-name="Heading_20_2">
      <style:text-properties style:font-name="Liberation Sans" officeooo:rsid="033ce41c"/>
    </style:style>
    <style:style style:name="P1017" style:family="paragraph" style:parent-style-name="Heading_20_2">
      <style:text-properties style:font-name="Liberation Sans" officeooo:rsid="026c37f4"/>
    </style:style>
    <style:style style:name="P1018" style:family="paragraph" style:parent-style-name="Heading_20_2">
      <style:text-properties style:font-name="Liberation Sans" officeooo:rsid="023ad846" officeooo:paragraph-rsid="02437b7c"/>
    </style:style>
    <style:style style:name="P1019" style:family="paragraph" style:parent-style-name="Heading_20_2">
      <style:text-properties officeooo:rsid="03803048" officeooo:paragraph-rsid="03803048"/>
    </style:style>
    <style:style style:name="P1020" style:family="paragraph" style:parent-style-name="Heading_20_2">
      <style:text-properties fo:font-weight="bold" officeooo:rsid="0383a60d" officeooo:paragraph-rsid="0383a60d" style:font-weight-asian="bold" style:font-weight-complex="bold"/>
    </style:style>
    <style:style style:name="P1021" style:family="paragraph" style:parent-style-name="Heading_20_2">
      <style:text-properties officeooo:rsid="03330f24"/>
    </style:style>
    <style:style style:name="P1022" style:family="paragraph" style:parent-style-name="Heading_20_2">
      <style:text-properties officeooo:rsid="032e7cea"/>
    </style:style>
    <style:style style:name="P1023" style:family="paragraph" style:parent-style-name="Heading_20_2">
      <style:text-properties officeooo:rsid="033b4aad"/>
    </style:style>
    <style:style style:name="P1024" style:family="paragraph" style:parent-style-name="Heading_20_2">
      <style:text-properties officeooo:rsid="0372fe2f"/>
    </style:style>
    <style:style style:name="P1025" style:family="paragraph" style:parent-style-name="Heading_20_2">
      <style:text-properties officeooo:rsid="00daaf53"/>
    </style:style>
    <style:style style:name="P1026" style:family="paragraph" style:parent-style-name="Heading_20_2">
      <style:text-properties officeooo:rsid="008a25d5" officeooo:paragraph-rsid="008a25d5"/>
    </style:style>
    <style:style style:name="P1027" style:family="paragraph" style:parent-style-name="Heading_20_2">
      <style:text-properties officeooo:rsid="00e3bfcd"/>
    </style:style>
    <style:style style:name="P1028" style:family="paragraph" style:parent-style-name="Heading_20_2">
      <style:text-properties officeooo:rsid="00de40e6"/>
    </style:style>
    <style:style style:name="P1029" style:family="paragraph" style:parent-style-name="Heading_20_2">
      <style:text-properties officeooo:rsid="01c084d4"/>
    </style:style>
    <style:style style:name="P1030" style:family="paragraph" style:parent-style-name="Heading_20_2">
      <style:text-properties officeooo:rsid="01dbaf8b" officeooo:paragraph-rsid="01dbaf8b"/>
    </style:style>
    <style:style style:name="P1031" style:family="paragraph" style:parent-style-name="Heading_20_2">
      <style:text-properties officeooo:rsid="01c3342c"/>
    </style:style>
    <style:style style:name="P1032" style:family="paragraph" style:parent-style-name="Heading_20_2">
      <style:text-properties officeooo:rsid="01c7fb3b"/>
    </style:style>
    <style:style style:name="P1033" style:family="paragraph" style:parent-style-name="Heading_20_2">
      <style:text-properties officeooo:rsid="01cf1b87"/>
    </style:style>
    <style:style style:name="P1034" style:family="paragraph" style:parent-style-name="Heading_20_2">
      <style:text-properties officeooo:rsid="01f2a4fc"/>
    </style:style>
    <style:style style:name="P1035" style:family="paragraph" style:parent-style-name="Heading_20_2">
      <style:text-properties officeooo:rsid="008b9692"/>
    </style:style>
    <style:style style:name="P1036" style:family="paragraph" style:parent-style-name="Heading_20_2">
      <style:text-properties officeooo:rsid="008cccab" officeooo:paragraph-rsid="008db5c3"/>
    </style:style>
    <style:style style:name="P1037" style:family="paragraph" style:parent-style-name="Heading_20_2">
      <style:text-properties officeooo:rsid="01fd7b5a"/>
    </style:style>
    <style:style style:name="P1038" style:family="paragraph" style:parent-style-name="Heading_20_2">
      <style:text-properties officeooo:rsid="03fe5a47"/>
    </style:style>
    <style:style style:name="P1039" style:family="paragraph" style:parent-style-name="Heading_20_2">
      <style:text-properties officeooo:rsid="02f8cb2e"/>
    </style:style>
    <style:style style:name="P1040" style:family="paragraph" style:parent-style-name="Heading_20_2">
      <style:text-properties officeooo:rsid="007e329e" officeooo:paragraph-rsid="0165934a"/>
    </style:style>
    <style:style style:name="P1041" style:family="paragraph" style:parent-style-name="Heading_20_2">
      <style:text-properties officeooo:rsid="007e329e" officeooo:paragraph-rsid="0153b621"/>
    </style:style>
    <style:style style:name="P1042" style:family="paragraph" style:parent-style-name="Heading_20_2">
      <style:text-properties officeooo:rsid="02d7555c" officeooo:paragraph-rsid="02d7555c"/>
    </style:style>
    <style:style style:name="P1043" style:family="paragraph" style:parent-style-name="Heading_20_2" style:list-style-name="">
      <style:text-properties officeooo:rsid="020c1e5a" officeooo:paragraph-rsid="020c1e5a"/>
    </style:style>
    <style:style style:name="P1044" style:family="paragraph" style:parent-style-name="Heading_20_2">
      <style:text-properties officeooo:rsid="0234c261" officeooo:paragraph-rsid="0234c261"/>
    </style:style>
    <style:style style:name="P1045" style:family="paragraph" style:parent-style-name="Heading_20_2">
      <style:text-properties officeooo:rsid="02198334" officeooo:paragraph-rsid="02198334"/>
    </style:style>
    <style:style style:name="P1046" style:family="paragraph" style:parent-style-name="Heading_20_2">
      <style:text-properties officeooo:rsid="022c8d13"/>
    </style:style>
    <style:style style:name="P1047" style:family="paragraph" style:parent-style-name="Heading_20_2">
      <style:text-properties officeooo:rsid="02828cab"/>
    </style:style>
    <style:style style:name="P1048" style:family="paragraph" style:parent-style-name="Heading_20_2">
      <style:text-properties officeooo:rsid="02aa789e"/>
    </style:style>
    <style:style style:name="P1049" style:family="paragraph" style:parent-style-name="Heading_20_2">
      <style:text-properties officeooo:rsid="02344582"/>
    </style:style>
    <style:style style:name="P1050" style:family="paragraph" style:parent-style-name="Heading_20_2">
      <style:text-properties officeooo:paragraph-rsid="0155b41d"/>
    </style:style>
    <style:style style:name="P1051" style:family="paragraph" style:parent-style-name="Heading_20_3">
      <style:text-properties officeooo:rsid="015fd410" officeooo:paragraph-rsid="015fd410"/>
    </style:style>
    <style:style style:name="P1052" style:family="paragraph" style:parent-style-name="Heading_20_3">
      <style:text-properties officeooo:rsid="01615efb"/>
    </style:style>
    <style:style style:name="P1053" style:family="paragraph" style:parent-style-name="Heading_20_3">
      <style:text-properties officeooo:rsid="016282c4"/>
    </style:style>
    <style:style style:name="P1054" style:family="paragraph" style:parent-style-name="Heading_20_3">
      <style:text-properties style:font-name="Liberation Sans" officeooo:rsid="0271d7b2"/>
    </style:style>
    <style:style style:name="P1055" style:family="paragraph" style:parent-style-name="Heading_20_3">
      <style:text-properties style:font-name="Liberation Sans" officeooo:rsid="02732c0b"/>
    </style:style>
    <style:style style:name="P1056" style:family="paragraph" style:parent-style-name="Heading_20_3">
      <style:text-properties style:font-name="Liberation Sans" officeooo:rsid="0273dbcc"/>
    </style:style>
    <style:style style:name="P1057" style:family="paragraph" style:parent-style-name="Heading_20_3">
      <style:text-properties style:font-name="Liberation Sans" officeooo:rsid="03ffd95c"/>
    </style:style>
    <style:style style:name="P1058" style:family="paragraph" style:parent-style-name="Heading_20_3">
      <style:text-properties style:font-name="Liberation Sans" officeooo:rsid="0401b6a2"/>
    </style:style>
    <style:style style:name="P1059" style:family="paragraph" style:parent-style-name="Heading_20_3">
      <style:text-properties style:font-name="Liberation Sans" officeooo:rsid="04055927"/>
    </style:style>
    <style:style style:name="P1060" style:family="paragraph" style:parent-style-name="Heading_20_3">
      <style:text-properties style:font-name="Liberation Sans" officeooo:rsid="023d625a"/>
    </style:style>
    <style:style style:name="P1061" style:family="paragraph" style:parent-style-name="Heading_20_3">
      <style:text-properties style:font-name="Liberation Sans" fo:font-weight="bold" officeooo:rsid="027ae2ab" style:font-weight-asian="bold" style:font-weight-complex="bold"/>
    </style:style>
    <style:style style:name="P1062" style:family="paragraph" style:parent-style-name="Heading_20_3">
      <style:text-properties officeooo:rsid="0417ad84"/>
    </style:style>
    <style:style style:name="P1063" style:family="paragraph" style:parent-style-name="Heading_20_3">
      <style:text-properties officeooo:rsid="025ed08d" officeooo:paragraph-rsid="025ed08d"/>
    </style:style>
    <style:style style:name="P1064" style:family="paragraph" style:parent-style-name="Heading_20_3">
      <style:text-properties officeooo:rsid="040b86b5" officeooo:paragraph-rsid="040b86b5"/>
    </style:style>
    <style:style style:name="P1065" style:family="paragraph" style:parent-style-name="Heading_20_3">
      <style:text-properties officeooo:rsid="02cb1014" officeooo:paragraph-rsid="02cb1014"/>
    </style:style>
    <style:style style:name="P1066" style:family="paragraph" style:parent-style-name="Heading_20_3">
      <style:text-properties officeooo:rsid="035a881d" officeooo:paragraph-rsid="035a881d"/>
    </style:style>
    <style:style style:name="P1067" style:family="paragraph" style:parent-style-name="Heading_20_3">
      <style:text-properties officeooo:rsid="0234c261"/>
    </style:style>
    <style:style style:name="P1068" style:family="paragraph" style:parent-style-name="Heading_20_3">
      <style:text-properties officeooo:rsid="02324c91"/>
    </style:style>
    <style:style style:name="P1069" style:family="paragraph" style:parent-style-name="Heading_20_3">
      <style:text-properties officeooo:rsid="02bbcb58"/>
    </style:style>
    <style:style style:name="P1070" style:family="paragraph" style:parent-style-name="Heading_20_3">
      <style:text-properties officeooo:rsid="03e8fccb"/>
    </style:style>
    <style:style style:name="P1071" style:family="paragraph" style:parent-style-name="Heading_20_3">
      <style:text-properties officeooo:rsid="02b3e75f" officeooo:paragraph-rsid="02b3e75f"/>
    </style:style>
    <style:style style:name="P1072" style:family="paragraph" style:parent-style-name="Heading_20_3">
      <style:text-properties officeooo:rsid="02c1796c" officeooo:paragraph-rsid="02c1796c"/>
    </style:style>
    <style:style style:name="P1073" style:family="paragraph" style:parent-style-name="Heading_20_3">
      <style:text-properties officeooo:rsid="0241a3e1" officeooo:paragraph-rsid="0241a3e1"/>
    </style:style>
    <style:style style:name="P1074" style:family="paragraph" style:parent-style-name="Heading_20_3">
      <style:text-properties officeooo:rsid="028cce93" officeooo:paragraph-rsid="028cce93"/>
    </style:style>
    <style:style style:name="P1075" style:family="paragraph" style:parent-style-name="Heading_20_3">
      <style:text-properties officeooo:paragraph-rsid="02922b5f"/>
    </style:style>
    <style:style style:name="P1076" style:family="paragraph" style:parent-style-name="Heading_20_3">
      <style:text-properties officeooo:paragraph-rsid="0298719d"/>
    </style:style>
    <style:style style:name="P1077" style:family="paragraph" style:parent-style-name="Heading_20_3">
      <style:text-properties officeooo:paragraph-rsid="0296a3a9"/>
    </style:style>
    <style:style style:name="P1078" style:family="paragraph" style:parent-style-name="Heading_20_3">
      <style:text-properties officeooo:paragraph-rsid="02344582"/>
    </style:style>
    <style:style style:name="P1079" style:family="paragraph" style:parent-style-name="Heading_20_3">
      <style:text-properties officeooo:rsid="02a6245f"/>
    </style:style>
    <style:style style:name="P1080" style:family="paragraph" style:parent-style-name="Heading_20_3">
      <style:text-properties officeooo:paragraph-rsid="02aeb1cc"/>
    </style:style>
    <style:style style:name="P1081" style:family="paragraph" style:parent-style-name="Heading_20_3">
      <style:text-properties officeooo:paragraph-rsid="04235401"/>
    </style:style>
    <style:style style:name="P1082"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083" style:family="paragraph" style:parent-style-name="Contents_20_2">
      <style:paragraph-properties>
        <style:tab-stops>
          <style:tab-stop style:position="6.7283in" style:type="right" style:leader-style="dotted" style:leader-text="."/>
        </style:tab-stops>
      </style:paragraph-properties>
    </style:style>
    <style:style style:name="P1084" style:family="paragraph" style:parent-style-name="Heading_20_4">
      <style:text-properties style:font-name="Liberation Sans" officeooo:rsid="03c1ae3c" officeooo:paragraph-rsid="03ca6dea"/>
    </style:style>
    <style:style style:name="P1085" style:family="paragraph" style:parent-style-name="Heading_20_4">
      <style:text-properties style:font-name="Liberation Sans" officeooo:rsid="02679fea" officeooo:paragraph-rsid="03ca6dea"/>
    </style:style>
    <style:style style:name="P1086" style:family="paragraph" style:parent-style-name="Heading_20_4">
      <style:text-properties style:font-name="Liberation Sans" officeooo:rsid="01c2ff55"/>
    </style:style>
    <style:style style:name="P1087" style:family="paragraph" style:parent-style-name="Heading_20_4">
      <style:text-properties style:font-name="Liberation Sans" officeooo:rsid="01c79d84"/>
    </style:style>
    <style:style style:name="P1088" style:family="paragraph" style:parent-style-name="Heading_20_4">
      <style:text-properties style:font-name="Liberation Sans" officeooo:rsid="01cc3e32"/>
    </style:style>
    <style:style style:name="P1089" style:family="paragraph" style:parent-style-name="Heading_20_4">
      <style:text-properties style:font-name="Liberation Sans" officeooo:rsid="01ce34f7"/>
    </style:style>
    <style:style style:name="P1090" style:family="paragraph" style:parent-style-name="Heading_20_4">
      <style:text-properties style:font-name="Liberation Sans" officeooo:rsid="0276234b"/>
    </style:style>
    <style:style style:name="P1091" style:family="paragraph" style:parent-style-name="Heading_20_4">
      <style:text-properties style:font-name="Liberation Sans" officeooo:rsid="0276234b" officeooo:paragraph-rsid="027711c9"/>
    </style:style>
    <style:style style:name="P1092" style:family="paragraph" style:parent-style-name="Heading_20_4">
      <style:text-properties style:font-name="Liberation Sans" officeooo:rsid="027711c9"/>
    </style:style>
    <style:style style:name="P1093" style:family="paragraph" style:parent-style-name="Heading_20_4">
      <style:text-properties style:font-name="Liberation Sans" officeooo:rsid="03ffd95c"/>
    </style:style>
    <style:style style:name="P1094" style:family="paragraph" style:parent-style-name="Heading_20_4">
      <style:text-properties style:font-name="Liberation Sans" officeooo:rsid="04018ccf"/>
    </style:style>
    <style:style style:name="P1095" style:family="paragraph" style:parent-style-name="Heading_20_4">
      <style:text-properties style:font-name="Liberation Sans" officeooo:rsid="0401b6a2"/>
    </style:style>
    <style:style style:name="P1096" style:family="paragraph" style:parent-style-name="Heading_20_4">
      <style:text-properties style:font-name="Liberation Sans" officeooo:rsid="04021f92"/>
    </style:style>
    <style:style style:name="P1097" style:family="paragraph" style:parent-style-name="Heading_20_4">
      <style:text-properties style:font-name="Liberation Sans" officeooo:rsid="0402bfa7"/>
    </style:style>
    <style:style style:name="P1098" style:family="paragraph" style:parent-style-name="Heading_20_4">
      <style:text-properties officeooo:rsid="01a72215" officeooo:paragraph-rsid="03c8a148"/>
    </style:style>
    <style:style style:name="P1099" style:family="paragraph" style:parent-style-name="Heading_20_4">
      <style:text-properties officeooo:rsid="01606989"/>
    </style:style>
    <style:style style:name="P1100" style:family="paragraph" style:parent-style-name="Heading_20_4">
      <style:text-properties officeooo:rsid="01606989" officeooo:paragraph-rsid="03cacaf3"/>
    </style:style>
    <style:style style:name="P1101" style:family="paragraph" style:parent-style-name="Heading_20_4">
      <style:text-properties officeooo:rsid="01606989" officeooo:paragraph-rsid="03d45e4e"/>
    </style:style>
    <style:style style:name="P1102" style:family="paragraph" style:parent-style-name="Heading_20_4">
      <style:text-properties officeooo:rsid="0203a62b" officeooo:paragraph-rsid="0203a62b"/>
    </style:style>
    <style:style style:name="P1103" style:family="paragraph" style:parent-style-name="Heading_20_4">
      <style:text-properties officeooo:rsid="01734f22"/>
    </style:style>
    <style:style style:name="P1104" style:family="paragraph" style:parent-style-name="Heading_20_4">
      <style:text-properties officeooo:rsid="01a56526"/>
    </style:style>
    <style:style style:name="P1105" style:family="paragraph" style:parent-style-name="Heading_20_4">
      <style:text-properties officeooo:rsid="01615efb"/>
    </style:style>
    <style:style style:name="P1106" style:family="paragraph" style:parent-style-name="Heading_20_4">
      <style:text-properties officeooo:rsid="03bfbe21"/>
    </style:style>
    <style:style style:name="P1107" style:family="paragraph" style:parent-style-name="Heading_20_4">
      <style:text-properties officeooo:rsid="03ca6dea" officeooo:paragraph-rsid="03cacaf3"/>
    </style:style>
    <style:style style:name="P1108" style:family="paragraph" style:parent-style-name="Heading_20_4">
      <style:text-properties officeooo:rsid="016415cd" officeooo:paragraph-rsid="03d45e4e"/>
    </style:style>
    <style:style style:name="P1109" style:family="paragraph" style:parent-style-name="Heading_20_4">
      <style:text-properties officeooo:rsid="0165128b" officeooo:paragraph-rsid="03d45f18"/>
    </style:style>
    <style:style style:name="P1110" style:family="paragraph" style:parent-style-name="Heading_20_4">
      <style:text-properties officeooo:rsid="01da2ad0" officeooo:paragraph-rsid="01da2ad0"/>
    </style:style>
    <style:style style:name="P1111" style:family="paragraph" style:parent-style-name="Heading_20_4">
      <style:text-properties officeooo:rsid="01639537"/>
    </style:style>
    <style:style style:name="P1112" style:family="paragraph" style:parent-style-name="Heading_20_4">
      <style:text-properties officeooo:rsid="01639537" officeooo:paragraph-rsid="01639537"/>
    </style:style>
    <style:style style:name="P1113" style:family="paragraph" style:parent-style-name="Heading_20_4">
      <style:text-properties officeooo:rsid="0160f00d" officeooo:paragraph-rsid="03d0a94f"/>
    </style:style>
    <style:style style:name="P1114" style:family="paragraph" style:parent-style-name="Contents_20_3">
      <style:paragraph-properties>
        <style:tab-stops>
          <style:tab-stop style:position="6.5319in" style:type="right" style:leader-style="dotted" style:leader-text="."/>
        </style:tab-stops>
      </style:paragraph-properties>
    </style:style>
    <style:style style:name="P111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officeooo:rsid="01c2ff55"/>
    </style:style>
    <style:style style:name="T46" style:family="text">
      <style:text-properties style:font-name="Liberation Sans" officeooo:rsid="01c3342c"/>
    </style:style>
    <style:style style:name="T47" style:family="text">
      <style:text-properties style:font-name="Liberation Sans" officeooo:rsid="01c79d84"/>
    </style:style>
    <style:style style:name="T48" style:family="text">
      <style:text-properties style:font-name="Liberation Sans" officeooo:rsid="01c7eaad"/>
    </style:style>
    <style:style style:name="T49" style:family="text">
      <style:text-properties style:font-name="Liberation Sans" officeooo:rsid="01cc3e32"/>
    </style:style>
    <style:style style:name="T50" style:family="text">
      <style:text-properties style:font-name="Liberation Sans" officeooo:rsid="01ce34f7"/>
    </style:style>
    <style:style style:name="T51" style:family="text">
      <style:text-properties style:font-name="Liberation Sans" officeooo:rsid="01d1d374"/>
    </style:style>
    <style:style style:name="T52" style:family="text">
      <style:text-properties style:font-name="Liberation Sans" officeooo:rsid="01df3279"/>
    </style:style>
    <style:style style:name="T53" style:family="text">
      <style:text-properties style:font-name="Liberation Sans" officeooo:rsid="008e9c41"/>
    </style:style>
    <style:style style:name="T54" style:family="text">
      <style:text-properties style:font-name="Liberation Sans" officeooo:rsid="01f8f286"/>
    </style:style>
    <style:style style:name="T55" style:family="text">
      <style:text-properties style:font-name="Liberation Sans" officeooo:rsid="020d567c"/>
    </style:style>
    <style:style style:name="T56" style:family="text">
      <style:text-properties style:font-name="Liberation Sans" officeooo:rsid="020dbd4f"/>
    </style:style>
    <style:style style:name="T57" style:family="text">
      <style:text-properties style:font-name="Liberation Sans" officeooo:rsid="020f4b3e"/>
    </style:style>
    <style:style style:name="T58" style:family="text">
      <style:text-properties style:font-name="Liberation Sans" officeooo:rsid="02254064"/>
    </style:style>
    <style:style style:name="T59" style:family="text">
      <style:text-properties style:font-name="Liberation Sans" officeooo:rsid="022563b5"/>
    </style:style>
    <style:style style:name="T60" style:family="text">
      <style:text-properties style:font-name="Liberation Sans" officeooo:rsid="02344582"/>
    </style:style>
    <style:style style:name="T61" style:family="text">
      <style:text-properties style:font-name="Liberation Sans" officeooo:rsid="02123d87"/>
    </style:style>
    <style:style style:name="T62" style:family="text">
      <style:text-properties style:font-name="Liberation Sans" officeooo:rsid="0228da61"/>
    </style:style>
    <style:style style:name="T63" style:family="text">
      <style:text-properties style:font-name="Liberation Sans" officeooo:rsid="0234c261"/>
    </style:style>
    <style:style style:name="T64" style:family="text">
      <style:text-properties style:font-name="Liberation Sans" officeooo:rsid="023ad846"/>
    </style:style>
    <style:style style:name="T65" style:family="text">
      <style:text-properties style:font-name="Liberation Sans" officeooo:rsid="023ccea6"/>
    </style:style>
    <style:style style:name="T66" style:family="text">
      <style:text-properties style:font-name="Liberation Sans" officeooo:rsid="023f32b0"/>
    </style:style>
    <style:style style:name="T67" style:family="text">
      <style:text-properties style:font-name="Liberation Sans" officeooo:rsid="0241324d"/>
    </style:style>
    <style:style style:name="T68" style:family="text">
      <style:text-properties style:font-name="Liberation Sans" officeooo:rsid="02414499"/>
    </style:style>
    <style:style style:name="T69" style:family="text">
      <style:text-properties style:font-name="Liberation Sans" fo:font-weight="normal" officeooo:rsid="023d625a" style:font-weight-asian="normal" style:font-weight-complex="normal"/>
    </style:style>
    <style:style style:name="T70" style:family="text">
      <style:text-properties style:font-name="Liberation Sans" fo:font-weight="normal" officeooo:rsid="033b4aad" style:font-weight-asian="normal" style:font-weight-complex="normal"/>
    </style:style>
    <style:style style:name="T71" style:family="text">
      <style:text-properties style:font-name="Liberation Sans" fo:font-weight="normal" officeooo:rsid="0372fe2f" style:font-weight-asian="normal" style:font-weight-complex="normal"/>
    </style:style>
    <style:style style:name="T72" style:family="text">
      <style:text-properties style:font-name="Liberation Sans" officeooo:rsid="0247e777"/>
    </style:style>
    <style:style style:name="T73" style:family="text">
      <style:text-properties style:font-name="Liberation Sans" officeooo:rsid="0249766f"/>
    </style:style>
    <style:style style:name="T74" style:family="text">
      <style:text-properties style:font-name="Liberation Sans" officeooo:rsid="024ba44d"/>
    </style:style>
    <style:style style:name="T75" style:family="text">
      <style:text-properties style:font-name="Liberation Sans" officeooo:rsid="025a3b44"/>
    </style:style>
    <style:style style:name="T76" style:family="text">
      <style:text-properties style:font-name="Liberation Sans" officeooo:rsid="025d31d2"/>
    </style:style>
    <style:style style:name="T77" style:family="text">
      <style:text-properties style:font-name="Liberation Sans" officeooo:rsid="02679fea"/>
    </style:style>
    <style:style style:name="T78" style:family="text">
      <style:text-properties style:font-name="Liberation Sans" officeooo:rsid="026c37f4"/>
    </style:style>
    <style:style style:name="T79" style:family="text">
      <style:text-properties style:font-name="Liberation Sans" officeooo:rsid="026e67cb"/>
    </style:style>
    <style:style style:name="T80" style:family="text">
      <style:text-properties style:font-name="Liberation Sans" officeooo:rsid="02702745"/>
    </style:style>
    <style:style style:name="T81" style:family="text">
      <style:text-properties style:font-name="Liberation Sans" officeooo:rsid="02732c0b"/>
    </style:style>
    <style:style style:name="T82" style:family="text">
      <style:text-properties style:font-name="Liberation Sans" officeooo:rsid="02755509"/>
    </style:style>
    <style:style style:name="T83" style:family="text">
      <style:text-properties style:font-name="Liberation Sans" officeooo:rsid="0276234b"/>
    </style:style>
    <style:style style:name="T84" style:family="text">
      <style:text-properties style:font-name="Liberation Sans" officeooo:rsid="02767a8a"/>
    </style:style>
    <style:style style:name="T85" style:family="text">
      <style:text-properties style:font-name="Liberation Sans" officeooo:rsid="0269972b"/>
    </style:style>
    <style:style style:name="T86" style:family="text">
      <style:text-properties style:font-name="Liberation Sans" officeooo:rsid="0273dbcc"/>
    </style:style>
    <style:style style:name="T87" style:family="text">
      <style:text-properties style:font-name="Liberation Sans" officeooo:rsid="027711c9"/>
    </style:style>
    <style:style style:name="T88" style:family="text">
      <style:text-properties style:font-name="Liberation Sans" officeooo:rsid="027936c4"/>
    </style:style>
    <style:style style:name="T89" style:family="text">
      <style:text-properties style:font-name="Liberation Sans" officeooo:rsid="029f249d"/>
    </style:style>
    <style:style style:name="T90" style:family="text">
      <style:text-properties style:font-name="Liberation Sans" officeooo:rsid="029fb2e2"/>
    </style:style>
    <style:style style:name="T91" style:family="text">
      <style:text-properties style:font-name="Liberation Sans" officeooo:rsid="0282f894"/>
    </style:style>
    <style:style style:name="T92" style:family="text">
      <style:text-properties style:font-name="Liberation Sans" officeooo:rsid="02aa789e"/>
    </style:style>
    <style:style style:name="T93" style:family="text">
      <style:text-properties style:font-name="Liberation Sans" officeooo:rsid="02ba14e9"/>
    </style:style>
    <style:style style:name="T94" style:family="text">
      <style:text-properties style:font-name="Liberation Sans" officeooo:rsid="030cbcdf"/>
    </style:style>
    <style:style style:name="T95" style:family="text">
      <style:text-properties style:font-name="Liberation Sans" officeooo:rsid="03237075"/>
    </style:style>
    <style:style style:name="T96" style:family="text">
      <style:text-properties style:font-name="Liberation Sans" officeooo:rsid="03265ab8"/>
    </style:style>
    <style:style style:name="T97" style:family="text">
      <style:text-properties style:font-name="Liberation Sans" officeooo:rsid="033ce41c"/>
    </style:style>
    <style:style style:name="T98" style:family="text">
      <style:text-properties style:font-name="Liberation Sans" officeooo:rsid="033de48d"/>
    </style:style>
    <style:style style:name="T99" style:family="text">
      <style:text-properties style:font-name="Liberation Sans" officeooo:rsid="032ccff2"/>
    </style:style>
    <style:style style:name="T100" style:family="text">
      <style:text-properties style:font-name="Liberation Sans" officeooo:rsid="032e7cea"/>
    </style:style>
    <style:style style:name="T101" style:family="text">
      <style:text-properties style:font-name="Liberation Sans" officeooo:rsid="033b4aad"/>
    </style:style>
    <style:style style:name="T102" style:family="text">
      <style:text-properties style:font-name="Liberation Sans" officeooo:rsid="03682501"/>
    </style:style>
    <style:style style:name="T103" style:family="text">
      <style:text-properties style:font-name="Liberation Sans" officeooo:rsid="03723696"/>
    </style:style>
    <style:style style:name="T104" style:family="text">
      <style:text-properties style:font-name="Liberation Sans" officeooo:rsid="0372fe2f"/>
    </style:style>
    <style:style style:name="T105" style:family="text">
      <style:text-properties style:font-name="Liberation Sans" officeooo:rsid="0373c331"/>
    </style:style>
    <style:style style:name="T106" style:family="text">
      <style:text-properties style:font-name="Liberation Sans" officeooo:rsid="0203a62b"/>
    </style:style>
    <style:style style:name="T107" style:family="text">
      <style:text-properties style:font-name="Liberation Sans" officeooo:rsid="02074ef4"/>
    </style:style>
    <style:style style:name="T108" style:family="text">
      <style:text-properties style:font-name="Liberation Sans" officeooo:rsid="0376184a"/>
    </style:style>
    <style:style style:name="T109" style:family="text">
      <style:text-properties style:font-name="Liberation Sans" officeooo:rsid="03803048"/>
    </style:style>
    <style:style style:name="T110" style:family="text">
      <style:text-properties style:font-name="Liberation Sans" officeooo:rsid="03862fbe"/>
    </style:style>
    <style:style style:name="T111" style:family="text">
      <style:text-properties style:font-name="Liberation Sans" officeooo:rsid="0398546c"/>
    </style:style>
    <style:style style:name="T112" style:family="text">
      <style:text-properties style:font-name="Liberation Sans" officeooo:rsid="039fdbb4"/>
    </style:style>
    <style:style style:name="T113" style:family="text">
      <style:text-properties style:font-name="Liberation Sans" officeooo:rsid="02df200a"/>
    </style:style>
    <style:style style:name="T114" style:family="text">
      <style:text-properties style:font-name="Liberation Sans" officeooo:rsid="03a648d6"/>
    </style:style>
    <style:style style:name="T115" style:family="text">
      <style:text-properties style:font-name="Liberation Sans" officeooo:rsid="03b5bbc4"/>
    </style:style>
    <style:style style:name="T116" style:family="text">
      <style:text-properties style:font-name="Liberation Sans" officeooo:rsid="01639537"/>
    </style:style>
    <style:style style:name="T117" style:family="text">
      <style:text-properties style:font-name="Liberation Sans" officeooo:rsid="0328cd4d"/>
    </style:style>
    <style:style style:name="T118" style:family="text">
      <style:text-properties style:font-name="Liberation Sans" officeooo:rsid="03da8910"/>
    </style:style>
    <style:style style:name="T119" style:family="text">
      <style:text-properties style:font-name="Liberation Sans" officeooo:rsid="03db7338"/>
    </style:style>
    <style:style style:name="T120" style:family="text">
      <style:text-properties style:font-name="Liberation Sans" officeooo:rsid="03dd18d8"/>
    </style:style>
    <style:style style:name="T121" style:family="text">
      <style:text-properties style:font-name="Liberation Sans" officeooo:rsid="03ef585f"/>
    </style:style>
    <style:style style:name="T122" style:family="text">
      <style:text-properties style:font-name="Liberation Sans" officeooo:rsid="03e92b61"/>
    </style:style>
    <style:style style:name="T123" style:family="text">
      <style:text-properties style:font-name="Liberation Sans" officeooo:rsid="03fe5a47"/>
    </style:style>
    <style:style style:name="T124" style:family="text">
      <style:text-properties style:font-name="Liberation Sans" officeooo:rsid="03ffa388"/>
    </style:style>
    <style:style style:name="T125" style:family="text">
      <style:text-properties style:font-name="Liberation Sans" officeooo:rsid="03ffd95c"/>
    </style:style>
    <style:style style:name="T126" style:family="text">
      <style:text-properties style:font-name="Liberation Sans" officeooo:rsid="04018ccf"/>
    </style:style>
    <style:style style:name="T127" style:family="text">
      <style:text-properties style:font-name="Liberation Sans" officeooo:rsid="0401b6a2"/>
    </style:style>
    <style:style style:name="T128" style:family="text">
      <style:text-properties style:font-name="Liberation Sans" officeooo:rsid="04021f92"/>
    </style:style>
    <style:style style:name="T129" style:family="text">
      <style:text-properties style:font-name="Liberation Sans" officeooo:rsid="0402bfa7"/>
    </style:style>
    <style:style style:name="T130" style:family="text">
      <style:text-properties style:font-name="Liberation Sans" officeooo:rsid="04035ef7"/>
    </style:style>
    <style:style style:name="T131" style:family="text">
      <style:text-properties style:font-name="Liberation Sans" officeooo:rsid="04055927"/>
    </style:style>
    <style:style style:name="T132" style:family="text">
      <style:text-properties style:font-name="Liberation Sans" officeooo:rsid="040d7be6"/>
    </style:style>
    <style:style style:name="T133" style:family="text">
      <style:text-properties style:font-name="Liberation Sans" officeooo:rsid="040f4106"/>
    </style:style>
    <style:style style:name="T134" style:family="text">
      <style:text-properties style:font-name="Liberation Sans" officeooo:rsid="040d1c27"/>
    </style:style>
    <style:style style:name="T135" style:family="text">
      <style:text-properties style:font-name="Liberation Sans" officeooo:rsid="041104a1"/>
    </style:style>
    <style:style style:name="T136" style:family="text">
      <style:text-properties style:font-name="Liberation Sans" officeooo:rsid="0412db80"/>
    </style:style>
    <style:style style:name="T137" style:family="text">
      <style:text-properties style:font-name="Liberation Sans" officeooo:rsid="041350ae"/>
    </style:style>
    <style:style style:name="T138" style:family="text">
      <style:text-properties style:font-name="Liberation Sans" officeooo:rsid="0417ad84"/>
    </style:style>
    <style:style style:name="T139" style:family="text">
      <style:text-properties style:font-name="Liberation Sans" officeooo:rsid="0417f4c8"/>
    </style:style>
    <style:style style:name="T140" style:family="text">
      <style:text-properties style:font-name="Liberation Sans" officeooo:rsid="041830e6"/>
    </style:style>
    <style:style style:name="T141" style:family="text">
      <style:text-properties style:font-name="Liberation Sans" officeooo:rsid="041688fc"/>
    </style:style>
    <style:style style:name="T142" style:family="text">
      <style:text-properties style:font-name="Liberation Sans" officeooo:rsid="041affaa"/>
    </style:style>
    <style:style style:name="T143" style:family="text">
      <style:text-properties style:font-name="Liberation Sans" officeooo:rsid="041ce244"/>
    </style:style>
    <style:style style:name="T144" style:family="text">
      <style:text-properties officeooo:rsid="00044a2f"/>
    </style:style>
    <style:style style:name="T145" style:family="text">
      <style:text-properties style:font-name="Droid Sans Mono"/>
    </style:style>
    <style:style style:name="T146" style:family="text">
      <style:text-properties officeooo:rsid="0007e534"/>
    </style:style>
    <style:style style:name="T147" style:family="text">
      <style:text-properties officeooo:rsid="000c373f"/>
    </style:style>
    <style:style style:name="T148" style:family="text">
      <style:text-properties officeooo:rsid="000d62e5"/>
    </style:style>
    <style:style style:name="T149" style:family="text">
      <style:text-properties officeooo:rsid="000d8f5e"/>
    </style:style>
    <style:style style:name="T150" style:family="text">
      <style:text-properties officeooo:rsid="000e7803"/>
    </style:style>
    <style:style style:name="T151" style:family="text">
      <style:text-properties officeooo:rsid="000febaf"/>
    </style:style>
    <style:style style:name="T152" style:family="text">
      <style:text-properties officeooo:rsid="001220c2"/>
    </style:style>
    <style:style style:name="T153" style:family="text">
      <style:text-properties officeooo:rsid="0012d359"/>
    </style:style>
    <style:style style:name="T154" style:family="text">
      <style:text-properties officeooo:rsid="0015df95"/>
    </style:style>
    <style:style style:name="T155" style:family="text">
      <style:text-properties officeooo:rsid="0017b8c5"/>
    </style:style>
    <style:style style:name="T156" style:family="text">
      <style:text-properties officeooo:rsid="001a1f59"/>
    </style:style>
    <style:style style:name="T157" style:family="text">
      <style:text-properties officeooo:rsid="001ba9a9"/>
    </style:style>
    <style:style style:name="T158" style:family="text">
      <style:text-properties officeooo:rsid="001ccc10"/>
    </style:style>
    <style:style style:name="T159" style:family="text">
      <style:text-properties officeooo:rsid="0022c493"/>
    </style:style>
    <style:style style:name="T160" style:family="text">
      <style:text-properties officeooo:rsid="0023d3ed"/>
    </style:style>
    <style:style style:name="T161" style:family="text">
      <style:text-properties officeooo:rsid="0024b3d4"/>
    </style:style>
    <style:style style:name="T162" style:family="text">
      <style:text-properties officeooo:rsid="0024ee8f"/>
    </style:style>
    <style:style style:name="T163" style:family="text">
      <style:text-properties officeooo:rsid="0026528f"/>
    </style:style>
    <style:style style:name="T164" style:family="text">
      <style:text-properties officeooo:rsid="00300c33"/>
    </style:style>
    <style:style style:name="T165" style:family="text">
      <style:text-properties officeooo:rsid="0030b7c8"/>
    </style:style>
    <style:style style:name="T166" style:family="text">
      <style:text-properties officeooo:rsid="003c499c"/>
    </style:style>
    <style:style style:name="T167" style:family="text">
      <style:text-properties officeooo:rsid="003d7056"/>
    </style:style>
    <style:style style:name="T168" style:family="text">
      <style:text-properties officeooo:rsid="003eb1ef"/>
    </style:style>
    <style:style style:name="T169" style:family="text">
      <style:text-properties officeooo:rsid="00406716"/>
    </style:style>
    <style:style style:name="T170" style:family="text">
      <style:text-properties officeooo:rsid="0041ac37"/>
    </style:style>
    <style:style style:name="T171" style:family="text">
      <style:text-properties officeooo:rsid="00428056"/>
    </style:style>
    <style:style style:name="T172" style:family="text">
      <style:text-properties officeooo:rsid="00429c8b"/>
    </style:style>
    <style:style style:name="T173" style:family="text">
      <style:text-properties officeooo:rsid="00436268"/>
    </style:style>
    <style:style style:name="T174" style:family="text">
      <style:text-properties officeooo:rsid="00446db9"/>
    </style:style>
    <style:style style:name="T175" style:family="text">
      <style:text-properties officeooo:rsid="00464121"/>
    </style:style>
    <style:style style:name="T176" style:family="text">
      <style:text-properties officeooo:rsid="0046b8cd"/>
    </style:style>
    <style:style style:name="T177" style:family="text">
      <style:text-properties officeooo:rsid="00470e35"/>
    </style:style>
    <style:style style:name="T178" style:family="text">
      <style:text-properties officeooo:rsid="00480199"/>
    </style:style>
    <style:style style:name="T179" style:family="text">
      <style:text-properties officeooo:rsid="0049a6ee"/>
    </style:style>
    <style:style style:name="T180" style:family="text">
      <style:text-properties officeooo:rsid="004ab5b0"/>
    </style:style>
    <style:style style:name="T181" style:family="text">
      <style:text-properties officeooo:rsid="004ad0b1"/>
    </style:style>
    <style:style style:name="T182" style:family="text">
      <style:text-properties officeooo:rsid="004b433f"/>
    </style:style>
    <style:style style:name="T183" style:family="text">
      <style:text-properties officeooo:rsid="004b66cf"/>
    </style:style>
    <style:style style:name="T184" style:family="text">
      <style:text-properties officeooo:rsid="004c22c3"/>
    </style:style>
    <style:style style:name="T185" style:family="text">
      <style:text-properties officeooo:rsid="004d7fe6"/>
    </style:style>
    <style:style style:name="T186" style:family="text">
      <style:text-properties officeooo:rsid="0053c0c0"/>
    </style:style>
    <style:style style:name="T187" style:family="text">
      <style:text-properties officeooo:rsid="005572a8"/>
    </style:style>
    <style:style style:name="T188" style:family="text">
      <style:text-properties officeooo:rsid="00640ab1"/>
    </style:style>
    <style:style style:name="T189" style:family="text">
      <style:text-properties officeooo:rsid="006411e5"/>
    </style:style>
    <style:style style:name="T190" style:family="text">
      <style:text-properties officeooo:rsid="0065377a"/>
    </style:style>
    <style:style style:name="T191" style:family="text">
      <style:text-properties officeooo:rsid="00665cb7"/>
    </style:style>
    <style:style style:name="T192" style:family="text">
      <style:text-properties officeooo:rsid="0066c796"/>
    </style:style>
    <style:style style:name="T193" style:family="text">
      <style:text-properties officeooo:rsid="006712e9"/>
    </style:style>
    <style:style style:name="T194" style:family="text">
      <style:text-properties officeooo:rsid="00676a59"/>
    </style:style>
    <style:style style:name="T195" style:family="text">
      <style:text-properties officeooo:rsid="006972ae"/>
    </style:style>
    <style:style style:name="T196" style:family="text">
      <style:text-properties officeooo:rsid="006b4628"/>
    </style:style>
    <style:style style:name="T197" style:family="text">
      <style:text-properties officeooo:rsid="006ba230"/>
    </style:style>
    <style:style style:name="T198" style:family="text">
      <style:text-properties officeooo:rsid="006c5577"/>
    </style:style>
    <style:style style:name="T199" style:family="text">
      <style:text-properties officeooo:rsid="00707fd4"/>
    </style:style>
    <style:style style:name="T200" style:family="text">
      <style:text-properties officeooo:rsid="0070e2ac"/>
    </style:style>
    <style:style style:name="T201" style:family="text">
      <style:text-properties officeooo:rsid="00731121"/>
    </style:style>
    <style:style style:name="T202" style:family="text">
      <style:text-properties officeooo:rsid="00731c56"/>
    </style:style>
    <style:style style:name="T203" style:family="text">
      <style:text-properties officeooo:rsid="0074950b"/>
    </style:style>
    <style:style style:name="T204" style:family="text">
      <style:text-properties officeooo:rsid="00768764"/>
    </style:style>
    <style:style style:name="T205" style:family="text">
      <style:text-properties officeooo:rsid="00787980"/>
    </style:style>
    <style:style style:name="T206" style:family="text">
      <style:text-properties officeooo:rsid="00787c4a"/>
    </style:style>
    <style:style style:name="T207" style:family="text">
      <style:text-properties officeooo:rsid="0078e2c2"/>
    </style:style>
    <style:style style:name="T208" style:family="text">
      <style:text-properties officeooo:rsid="007e329e"/>
    </style:style>
    <style:style style:name="T209" style:family="text">
      <style:text-properties officeooo:rsid="007f599a"/>
    </style:style>
    <style:style style:name="T210" style:family="text">
      <style:text-properties officeooo:rsid="00857266"/>
    </style:style>
    <style:style style:name="T211" style:family="text">
      <style:text-properties officeooo:rsid="0086ad92"/>
    </style:style>
    <style:style style:name="T212" style:family="text">
      <style:text-properties officeooo:rsid="008a25d5"/>
    </style:style>
    <style:style style:name="T213" style:family="text">
      <style:text-properties officeooo:rsid="008b9692"/>
    </style:style>
    <style:style style:name="T214" style:family="text">
      <style:text-properties officeooo:rsid="008cccab"/>
    </style:style>
    <style:style style:name="T215" style:family="text">
      <style:text-properties officeooo:rsid="008db5c3"/>
    </style:style>
    <style:style style:name="T216" style:family="text">
      <style:text-properties officeooo:rsid="008dfdcc"/>
    </style:style>
    <style:style style:name="T217" style:family="text">
      <style:text-properties officeooo:rsid="008e0569"/>
    </style:style>
    <style:style style:name="T218" style:family="text">
      <style:text-properties officeooo:rsid="008e8ec5"/>
    </style:style>
    <style:style style:name="T219" style:family="text">
      <style:text-properties officeooo:rsid="008e9c41"/>
    </style:style>
    <style:style style:name="T220" style:family="text">
      <style:text-properties officeooo:rsid="0091de76"/>
    </style:style>
    <style:style style:name="T221" style:family="text">
      <style:text-properties officeooo:rsid="00995f48"/>
    </style:style>
    <style:style style:name="T222" style:family="text">
      <style:text-properties officeooo:rsid="009a52f6"/>
    </style:style>
    <style:style style:name="T223" style:family="text">
      <style:text-properties officeooo:rsid="009c0e78"/>
    </style:style>
    <style:style style:name="T224" style:family="text">
      <style:text-properties officeooo:rsid="009cc938"/>
    </style:style>
    <style:style style:name="T225" style:family="text">
      <style:text-properties officeooo:rsid="009d73d0"/>
    </style:style>
    <style:style style:name="T226" style:family="text">
      <style:text-properties officeooo:rsid="009dd9e9"/>
    </style:style>
    <style:style style:name="T227" style:family="text">
      <style:text-properties officeooo:rsid="00a049b3"/>
    </style:style>
    <style:style style:name="T228" style:family="text">
      <style:text-properties officeooo:rsid="00a24d21"/>
    </style:style>
    <style:style style:name="T229" style:family="text">
      <style:text-properties officeooo:rsid="00a31ca3"/>
    </style:style>
    <style:style style:name="T230" style:family="text">
      <style:text-properties officeooo:rsid="00a3e391"/>
    </style:style>
    <style:style style:name="T231" style:family="text">
      <style:text-properties officeooo:rsid="00a44441"/>
    </style:style>
    <style:style style:name="T232" style:family="text">
      <style:text-properties officeooo:rsid="00a545e8"/>
    </style:style>
    <style:style style:name="T233" style:family="text">
      <style:text-properties officeooo:rsid="00a7aa53"/>
    </style:style>
    <style:style style:name="T234" style:family="text">
      <style:text-properties officeooo:rsid="00a7cfd6"/>
    </style:style>
    <style:style style:name="T235" style:family="text">
      <style:text-properties officeooo:rsid="00a8f765"/>
    </style:style>
    <style:style style:name="T236" style:family="text">
      <style:text-properties officeooo:rsid="00b18b2f"/>
    </style:style>
    <style:style style:name="T237" style:family="text">
      <style:text-properties officeooo:rsid="00b3b862"/>
    </style:style>
    <style:style style:name="T238" style:family="text">
      <style:text-properties officeooo:rsid="00b479a0"/>
    </style:style>
    <style:style style:name="T239" style:family="text">
      <style:text-properties officeooo:rsid="00b51611"/>
    </style:style>
    <style:style style:name="T240" style:family="text">
      <style:text-properties officeooo:rsid="00c808f5"/>
    </style:style>
    <style:style style:name="T241" style:family="text">
      <style:text-properties officeooo:rsid="00cad628"/>
    </style:style>
    <style:style style:name="T242" style:family="text">
      <style:text-properties officeooo:rsid="00cb9f77"/>
    </style:style>
    <style:style style:name="T243" style:family="text">
      <style:text-properties officeooo:rsid="00ccbacd"/>
    </style:style>
    <style:style style:name="T244" style:family="text">
      <style:text-properties officeooo:rsid="00ce50b8"/>
    </style:style>
    <style:style style:name="T245" style:family="text">
      <style:text-properties officeooo:rsid="00cf215a"/>
    </style:style>
    <style:style style:name="T246" style:family="text">
      <style:text-properties officeooo:rsid="00d11e2e"/>
    </style:style>
    <style:style style:name="T247" style:family="text">
      <style:text-properties officeooo:rsid="00d2c4de"/>
    </style:style>
    <style:style style:name="T248" style:family="text">
      <style:text-properties officeooo:rsid="00d67c16"/>
    </style:style>
    <style:style style:name="T249" style:family="text">
      <style:text-properties officeooo:rsid="00daaf53"/>
    </style:style>
    <style:style style:name="T250" style:family="text">
      <style:text-properties officeooo:rsid="00db8a22"/>
    </style:style>
    <style:style style:name="T251" style:family="text">
      <style:text-properties officeooo:rsid="00db9483"/>
    </style:style>
    <style:style style:name="T252" style:family="text">
      <style:text-properties style:font-name="Courier New"/>
    </style:style>
    <style:style style:name="T253" style:family="text">
      <style:text-properties style:font-name="Courier New" officeooo:rsid="00db9483"/>
    </style:style>
    <style:style style:name="T254" style:family="text">
      <style:text-properties style:font-name="Courier New" officeooo:rsid="00de40e6"/>
    </style:style>
    <style:style style:name="T255" style:family="text">
      <style:text-properties style:font-name="Courier New" officeooo:rsid="00e6194b"/>
    </style:style>
    <style:style style:name="T256" style:family="text">
      <style:text-properties style:font-name="Courier New" officeooo:rsid="01064c82"/>
    </style:style>
    <style:style style:name="T257" style:family="text">
      <style:text-properties style:font-name="Courier New" officeooo:rsid="010befa7"/>
    </style:style>
    <style:style style:name="T258" style:family="text">
      <style:text-properties style:font-name="Courier New" officeooo:rsid="010ec032"/>
    </style:style>
    <style:style style:name="T259" style:family="text">
      <style:text-properties style:font-name="Courier New" officeooo:rsid="010fe008"/>
    </style:style>
    <style:style style:name="T260" style:family="text">
      <style:text-properties style:font-name="Courier New" officeooo:rsid="01148309"/>
    </style:style>
    <style:style style:name="T261" style:family="text">
      <style:text-properties style:font-name="Courier New" officeooo:rsid="0114e68f"/>
    </style:style>
    <style:style style:name="T262" style:family="text">
      <style:text-properties style:font-name="Courier New" officeooo:rsid="00dffe7d"/>
    </style:style>
    <style:style style:name="T263" style:family="text">
      <style:text-properties style:font-name="Courier New" officeooo:rsid="00965194"/>
    </style:style>
    <style:style style:name="T264" style:family="text">
      <style:text-properties style:font-name="Courier New" officeooo:rsid="008dfdcc"/>
    </style:style>
    <style:style style:name="T265" style:family="text">
      <style:text-properties style:font-name="Courier New" officeooo:rsid="00e0a889"/>
    </style:style>
    <style:style style:name="T266" style:family="text">
      <style:text-properties style:font-name="Courier New" officeooo:rsid="00e68e07"/>
    </style:style>
    <style:style style:name="T267" style:family="text">
      <style:text-properties style:font-name="Courier New" officeooo:rsid="01097ecd"/>
    </style:style>
    <style:style style:name="T268" style:family="text">
      <style:text-properties style:font-name="Courier New" officeooo:rsid="0115469a"/>
    </style:style>
    <style:style style:name="T269" style:family="text">
      <style:text-properties style:font-name="Courier New" officeooo:rsid="008db5c3"/>
    </style:style>
    <style:style style:name="T270" style:family="text">
      <style:text-properties style:font-name="Courier New" officeooo:rsid="00e065db"/>
    </style:style>
    <style:style style:name="T271" style:family="text">
      <style:text-properties style:font-name="Courier New" officeooo:rsid="011e824d"/>
    </style:style>
    <style:style style:name="T272" style:family="text">
      <style:text-properties style:font-name="Courier New" officeooo:rsid="0125ff66"/>
    </style:style>
    <style:style style:name="T273" style:family="text">
      <style:text-properties style:font-name="Courier New" officeooo:rsid="01266c08"/>
    </style:style>
    <style:style style:name="T274" style:family="text">
      <style:text-properties style:font-name="Courier New" officeooo:rsid="0126e536"/>
    </style:style>
    <style:style style:name="T275" style:family="text">
      <style:text-properties style:font-name="Courier New" officeooo:rsid="0128d6f9"/>
    </style:style>
    <style:style style:name="T276" style:family="text">
      <style:text-properties style:font-name="Courier New" officeooo:rsid="012e2211"/>
    </style:style>
    <style:style style:name="T277" style:family="text">
      <style:text-properties style:font-name="Courier New" officeooo:rsid="013273f4"/>
    </style:style>
    <style:style style:name="T278" style:family="text">
      <style:text-properties style:font-name="Courier New" officeooo:rsid="01368330"/>
    </style:style>
    <style:style style:name="T279" style:family="text">
      <style:text-properties style:font-name="Courier New" officeooo:rsid="0136fa17"/>
    </style:style>
    <style:style style:name="T280" style:family="text">
      <style:text-properties style:font-name="Courier New" officeooo:rsid="0138655f"/>
    </style:style>
    <style:style style:name="T281" style:family="text">
      <style:text-properties style:font-name="Courier New" officeooo:rsid="013b214e"/>
    </style:style>
    <style:style style:name="T282" style:family="text">
      <style:text-properties style:font-name="Courier New" officeooo:rsid="013c2cc0"/>
    </style:style>
    <style:style style:name="T283" style:family="text">
      <style:text-properties style:font-name="Courier New" officeooo:rsid="013d42a3"/>
    </style:style>
    <style:style style:name="T284" style:family="text">
      <style:text-properties style:font-name="Courier New" officeooo:rsid="013d6abf"/>
    </style:style>
    <style:style style:name="T285" style:family="text">
      <style:text-properties style:font-name="Courier New" officeooo:rsid="013e2dc1"/>
    </style:style>
    <style:style style:name="T286" style:family="text">
      <style:text-properties style:font-name="Courier New" officeooo:rsid="0142ae34"/>
    </style:style>
    <style:style style:name="T287" style:family="text">
      <style:text-properties style:font-name="Courier New" officeooo:rsid="014558d0"/>
    </style:style>
    <style:style style:name="T288" style:family="text">
      <style:text-properties style:font-name="Courier New" officeooo:rsid="01485a61"/>
    </style:style>
    <style:style style:name="T289" style:family="text">
      <style:text-properties style:font-name="Courier New" officeooo:rsid="014a78a2"/>
    </style:style>
    <style:style style:name="T290" style:family="text">
      <style:text-properties style:font-name="Courier New" officeooo:rsid="014ad684"/>
    </style:style>
    <style:style style:name="T291" style:family="text">
      <style:text-properties style:font-name="Courier New" officeooo:rsid="014feadb"/>
    </style:style>
    <style:style style:name="T292" style:family="text">
      <style:text-properties style:font-name="Courier New" officeooo:rsid="014e1c94"/>
    </style:style>
    <style:style style:name="T293" style:family="text">
      <style:text-properties style:font-name="Courier New" officeooo:rsid="015048c5"/>
    </style:style>
    <style:style style:name="T294" style:family="text">
      <style:text-properties style:font-name="Courier New" officeooo:rsid="00daaf53"/>
    </style:style>
    <style:style style:name="T295" style:family="text">
      <style:text-properties style:font-name="Courier New" officeooo:rsid="00db8a22"/>
    </style:style>
    <style:style style:name="T296" style:family="text">
      <style:text-properties style:font-name="Courier New" officeooo:rsid="00dd807a"/>
    </style:style>
    <style:style style:name="T297" style:family="text">
      <style:text-properties style:font-name="Courier New" officeooo:rsid="015c3dfb"/>
    </style:style>
    <style:style style:name="T298" style:family="text">
      <style:text-properties style:font-name="Courier New" officeooo:rsid="015da35d"/>
    </style:style>
    <style:style style:name="T299" style:family="text">
      <style:text-properties style:font-name="Courier New" officeooo:rsid="015fd410"/>
    </style:style>
    <style:style style:name="T300" style:family="text">
      <style:text-properties style:font-name="Courier New" officeooo:rsid="01606989"/>
    </style:style>
    <style:style style:name="T301" style:family="text">
      <style:text-properties style:font-name="Courier New" officeooo:rsid="01615efb"/>
    </style:style>
    <style:style style:name="T302" style:family="text">
      <style:text-properties style:font-name="Courier New" officeooo:rsid="01639537"/>
    </style:style>
    <style:style style:name="T303" style:family="text">
      <style:text-properties style:font-name="Courier New" officeooo:rsid="016415cd"/>
    </style:style>
    <style:style style:name="T304" style:family="text">
      <style:text-properties style:font-name="Courier New" officeooo:rsid="0165128b"/>
    </style:style>
    <style:style style:name="T305" style:family="text">
      <style:text-properties style:font-name="Courier New" officeooo:rsid="016d76f4"/>
    </style:style>
    <style:style style:name="T306" style:family="text">
      <style:text-properties style:font-name="Courier New" officeooo:rsid="01734f22"/>
    </style:style>
    <style:style style:name="T307" style:family="text">
      <style:text-properties style:font-name="Courier New" officeooo:rsid="017d6677"/>
    </style:style>
    <style:style style:name="T308" style:family="text">
      <style:text-properties style:font-name="Courier New" officeooo:rsid="018a831e"/>
    </style:style>
    <style:style style:name="T309" style:family="text">
      <style:text-properties style:font-name="Courier New" officeooo:rsid="018c475a"/>
    </style:style>
    <style:style style:name="T310" style:family="text">
      <style:text-properties style:font-name="Courier New" officeooo:rsid="01926b65"/>
    </style:style>
    <style:style style:name="T311" style:family="text">
      <style:text-properties style:font-name="Courier New" officeooo:rsid="01963bef"/>
    </style:style>
    <style:style style:name="T312" style:family="text">
      <style:text-properties style:font-name="Courier New" officeooo:rsid="0198ce31"/>
    </style:style>
    <style:style style:name="T313" style:family="text">
      <style:text-properties style:font-name="Courier New" officeooo:rsid="019a139a"/>
    </style:style>
    <style:style style:name="T314" style:family="text">
      <style:text-properties style:font-name="Courier New" officeooo:rsid="019c05e4"/>
    </style:style>
    <style:style style:name="T315" style:family="text">
      <style:text-properties style:font-name="Courier New" officeooo:rsid="019d98e3"/>
    </style:style>
    <style:style style:name="T316" style:family="text">
      <style:text-properties style:font-name="Courier New" officeooo:rsid="01a48351"/>
    </style:style>
    <style:style style:name="T317" style:family="text">
      <style:text-properties style:font-name="Courier New" officeooo:rsid="01ad27ed"/>
    </style:style>
    <style:style style:name="T318" style:family="text">
      <style:text-properties style:font-name="Courier New" officeooo:rsid="01a56526"/>
    </style:style>
    <style:style style:name="T319" style:family="text">
      <style:text-properties style:font-name="Courier New" officeooo:rsid="01a84efe"/>
    </style:style>
    <style:style style:name="T320" style:family="text">
      <style:text-properties style:font-name="Courier New" officeooo:rsid="01a72215"/>
    </style:style>
    <style:style style:name="T321" style:family="text">
      <style:text-properties style:font-name="Courier New" officeooo:rsid="01ab4477"/>
    </style:style>
    <style:style style:name="T322" style:family="text">
      <style:text-properties style:font-name="Courier New" officeooo:rsid="01ae62c9"/>
    </style:style>
    <style:style style:name="T323" style:family="text">
      <style:text-properties style:font-name="Courier New" officeooo:rsid="01b1cef7"/>
    </style:style>
    <style:style style:name="T324" style:family="text">
      <style:text-properties style:font-name="Courier New" officeooo:rsid="01b3689b"/>
    </style:style>
    <style:style style:name="T325" style:family="text">
      <style:text-properties style:font-name="Courier New" officeooo:rsid="01bf0f3e"/>
    </style:style>
    <style:style style:name="T326" style:family="text">
      <style:text-properties style:font-name="Courier New" officeooo:rsid="01b53e27"/>
    </style:style>
    <style:style style:name="T327" style:family="text">
      <style:text-properties style:font-name="Courier New" officeooo:rsid="01b675a0"/>
    </style:style>
    <style:style style:name="T328" style:family="text">
      <style:text-properties style:font-name="Courier New" officeooo:rsid="01b69c19"/>
    </style:style>
    <style:style style:name="T329" style:family="text">
      <style:text-properties style:font-name="Courier New" officeooo:rsid="01b9417b"/>
    </style:style>
    <style:style style:name="T330" style:family="text">
      <style:text-properties style:font-name="Courier New" officeooo:rsid="01b9a427"/>
    </style:style>
    <style:style style:name="T331" style:family="text">
      <style:text-properties style:font-name="Courier New" officeooo:rsid="01bbd708"/>
    </style:style>
    <style:style style:name="T332" style:family="text">
      <style:text-properties style:font-name="Courier New" officeooo:rsid="01bc879f"/>
    </style:style>
    <style:style style:name="T333" style:family="text">
      <style:text-properties style:font-name="Courier New" officeooo:rsid="01bde714"/>
    </style:style>
    <style:style style:name="T334" style:family="text">
      <style:text-properties style:font-name="Courier New" officeooo:rsid="01c084d4"/>
    </style:style>
    <style:style style:name="T335" style:family="text">
      <style:text-properties style:font-name="Courier New" officeooo:rsid="01c2ff55"/>
    </style:style>
    <style:style style:name="T336" style:family="text">
      <style:text-properties style:font-name="Courier New" officeooo:rsid="01c3342c"/>
    </style:style>
    <style:style style:name="T337" style:family="text">
      <style:text-properties style:font-name="Courier New" officeooo:rsid="01c6f047"/>
    </style:style>
    <style:style style:name="T338" style:family="text">
      <style:text-properties style:font-name="Courier New" officeooo:rsid="01c79d84"/>
    </style:style>
    <style:style style:name="T339" style:family="text">
      <style:text-properties style:font-name="Courier New" officeooo:rsid="01c7fb3b"/>
    </style:style>
    <style:style style:name="T340" style:family="text">
      <style:text-properties style:font-name="Courier New" officeooo:rsid="01c92ca1"/>
    </style:style>
    <style:style style:name="T341" style:family="text">
      <style:text-properties style:font-name="Courier New" officeooo:rsid="01cc3e32"/>
    </style:style>
    <style:style style:name="T342" style:family="text">
      <style:text-properties style:font-name="Courier New" officeooo:rsid="01ce34f7"/>
    </style:style>
    <style:style style:name="T343" style:family="text">
      <style:text-properties style:font-name="Courier New" officeooo:rsid="01d06155"/>
    </style:style>
    <style:style style:name="T344" style:family="text">
      <style:text-properties style:font-name="Courier New" officeooo:rsid="01da2ad0"/>
    </style:style>
    <style:style style:name="T345" style:family="text">
      <style:text-properties style:font-name="Courier New" officeooo:rsid="01dd67db"/>
    </style:style>
    <style:style style:name="T346" style:family="text">
      <style:text-properties style:font-name="Courier New" officeooo:rsid="01df3279"/>
    </style:style>
    <style:style style:name="T347" style:family="text">
      <style:text-properties style:font-name="Courier New" officeooo:rsid="01e52d71"/>
    </style:style>
    <style:style style:name="T348" style:family="text">
      <style:text-properties style:font-name="Courier New" officeooo:rsid="01e5511d"/>
    </style:style>
    <style:style style:name="T349" style:family="text">
      <style:text-properties style:font-name="Courier New" officeooo:rsid="01e59d1f"/>
    </style:style>
    <style:style style:name="T350" style:family="text">
      <style:text-properties style:font-name="Courier New" officeooo:rsid="01e95561"/>
    </style:style>
    <style:style style:name="T351" style:family="text">
      <style:text-properties style:font-name="Courier New" officeooo:rsid="01ea9188"/>
    </style:style>
    <style:style style:name="T352" style:family="text">
      <style:text-properties style:font-name="Courier New" officeooo:rsid="01eb8ff8"/>
    </style:style>
    <style:style style:name="T353" style:family="text">
      <style:text-properties style:font-name="Courier New" officeooo:rsid="01edaa1c"/>
    </style:style>
    <style:style style:name="T354" style:family="text">
      <style:text-properties style:font-name="Courier New" officeooo:rsid="01f2a4fc"/>
    </style:style>
    <style:style style:name="T355" style:family="text">
      <style:text-properties style:font-name="Courier New" officeooo:rsid="01f3c1d4"/>
    </style:style>
    <style:style style:name="T356" style:family="text">
      <style:text-properties style:font-name="Courier New" officeooo:rsid="01fd7b5a"/>
    </style:style>
    <style:style style:name="T357" style:family="text">
      <style:text-properties style:font-name="Courier New" officeooo:rsid="01fea8ae"/>
    </style:style>
    <style:style style:name="T358" style:family="text">
      <style:text-properties style:font-name="Courier New" officeooo:rsid="02074ef4"/>
    </style:style>
    <style:style style:name="T359" style:family="text">
      <style:text-properties style:font-name="Courier New" officeooo:rsid="0203a62b"/>
    </style:style>
    <style:style style:name="T360" style:family="text">
      <style:text-properties style:font-name="Courier New" officeooo:rsid="020b0b70"/>
    </style:style>
    <style:style style:name="T361" style:family="text">
      <style:text-properties style:font-name="Courier New" fo:font-weight="normal" officeooo:rsid="02107cb5" style:font-weight-asian="normal" style:font-weight-complex="normal"/>
    </style:style>
    <style:style style:name="T362" style:family="text">
      <style:text-properties style:font-name="Courier New" fo:font-weight="normal" officeooo:rsid="023d625a" style:font-weight-asian="normal" style:font-weight-complex="normal"/>
    </style:style>
    <style:style style:name="T363" style:family="text">
      <style:text-properties style:font-name="Courier New" fo:font-weight="normal" officeooo:rsid="0383a60d" style:font-weight-asian="normal" style:font-weight-complex="normal"/>
    </style:style>
    <style:style style:name="T364" style:family="text">
      <style:text-properties style:font-name="Courier New" officeooo:rsid="02123d87"/>
    </style:style>
    <style:style style:name="T365" style:family="text">
      <style:text-properties style:font-name="Courier New" officeooo:rsid="02143971"/>
    </style:style>
    <style:style style:name="T366" style:family="text">
      <style:text-properties style:font-name="Courier New" officeooo:rsid="02158a2f"/>
    </style:style>
    <style:style style:name="T367" style:family="text">
      <style:text-properties style:font-name="Courier New" officeooo:rsid="02172b70"/>
    </style:style>
    <style:style style:name="T368" style:family="text">
      <style:text-properties style:font-name="Courier New" officeooo:rsid="02179afc"/>
    </style:style>
    <style:style style:name="T369" style:family="text">
      <style:text-properties style:font-name="Courier New" officeooo:rsid="02254064"/>
    </style:style>
    <style:style style:name="T370" style:family="text">
      <style:text-properties style:font-name="Courier New" officeooo:rsid="022711d6"/>
    </style:style>
    <style:style style:name="T371" style:family="text">
      <style:text-properties style:font-name="Courier New" officeooo:rsid="0228da61"/>
    </style:style>
    <style:style style:name="T372" style:family="text">
      <style:text-properties style:font-name="Courier New" officeooo:rsid="022aa0b6"/>
    </style:style>
    <style:style style:name="T373" style:family="text">
      <style:text-properties style:font-name="Courier New" officeooo:rsid="022c8d13"/>
    </style:style>
    <style:style style:name="T374" style:family="text">
      <style:text-properties style:font-name="Courier New" officeooo:rsid="02324c91"/>
    </style:style>
    <style:style style:name="T375" style:family="text">
      <style:text-properties style:font-name="Courier New" officeooo:rsid="02344582"/>
    </style:style>
    <style:style style:name="T376" style:family="text">
      <style:text-properties style:font-name="Courier New" officeooo:rsid="0234c261"/>
    </style:style>
    <style:style style:name="T377" style:family="text">
      <style:text-properties style:font-name="Courier New" officeooo:rsid="023ad846"/>
    </style:style>
    <style:style style:name="T378" style:family="text">
      <style:text-properties style:font-name="Courier New" officeooo:rsid="0241a3e1"/>
    </style:style>
    <style:style style:name="T379" style:family="text">
      <style:text-properties style:font-name="Courier New" officeooo:rsid="02442935"/>
    </style:style>
    <style:style style:name="T380" style:family="text">
      <style:text-properties style:font-name="Courier New" officeooo:rsid="0249766f"/>
    </style:style>
    <style:style style:name="T381" style:family="text">
      <style:text-properties style:font-name="Courier New" officeooo:rsid="024ba44d"/>
    </style:style>
    <style:style style:name="T382" style:family="text">
      <style:text-properties style:font-name="Courier New" officeooo:rsid="00045b24"/>
    </style:style>
    <style:style style:name="T383" style:family="text">
      <style:text-properties style:font-name="Courier New" officeooo:rsid="00e54bca"/>
    </style:style>
    <style:style style:name="T384" style:family="text">
      <style:text-properties style:font-name="Courier New" officeooo:rsid="025a3b44"/>
    </style:style>
    <style:style style:name="T385" style:family="text">
      <style:text-properties style:font-name="Courier New" officeooo:rsid="025b771e"/>
    </style:style>
    <style:style style:name="T386" style:family="text">
      <style:text-properties style:font-name="Courier New" officeooo:rsid="025d31d2"/>
    </style:style>
    <style:style style:name="T387" style:family="text">
      <style:text-properties style:font-name="Courier New" officeooo:rsid="025ed08d"/>
    </style:style>
    <style:style style:name="T388" style:family="text">
      <style:text-properties style:font-name="Courier New" officeooo:rsid="025f60a6"/>
    </style:style>
    <style:style style:name="T389" style:family="text">
      <style:text-properties style:font-name="Courier New" officeooo:rsid="025f812a"/>
    </style:style>
    <style:style style:name="T390" style:family="text">
      <style:text-properties style:font-name="Courier New" officeooo:rsid="0269972b"/>
    </style:style>
    <style:style style:name="T391" style:family="text">
      <style:text-properties style:font-name="Courier New" officeooo:rsid="026c37f4"/>
    </style:style>
    <style:style style:name="T392" style:family="text">
      <style:text-properties style:font-name="Courier New" officeooo:rsid="026e67cb"/>
    </style:style>
    <style:style style:name="T393" style:family="text">
      <style:text-properties style:font-name="Courier New" officeooo:rsid="02732c0b"/>
    </style:style>
    <style:style style:name="T394" style:family="text">
      <style:text-properties style:font-name="Courier New" officeooo:rsid="0273dbcc"/>
    </style:style>
    <style:style style:name="T395" style:family="text">
      <style:text-properties style:font-name="Courier New" officeooo:rsid="0276234b"/>
    </style:style>
    <style:style style:name="T396" style:family="text">
      <style:text-properties style:font-name="Courier New" officeooo:rsid="02767a8a"/>
    </style:style>
    <style:style style:name="T397" style:family="text">
      <style:text-properties style:font-name="Courier New" officeooo:rsid="027936c4"/>
    </style:style>
    <style:style style:name="T398" style:family="text">
      <style:text-properties style:font-name="Courier New" officeooo:rsid="027fb85d"/>
    </style:style>
    <style:style style:name="T399" style:family="text">
      <style:text-properties style:font-name="Courier New" officeooo:rsid="02828cab"/>
    </style:style>
    <style:style style:name="T400" style:family="text">
      <style:text-properties style:font-name="Courier New" officeooo:rsid="0282f894"/>
    </style:style>
    <style:style style:name="T401" style:family="text">
      <style:text-properties style:font-name="Courier New" officeooo:rsid="028cce93"/>
    </style:style>
    <style:style style:name="T402" style:family="text">
      <style:text-properties style:font-name="Courier New" officeooo:rsid="028e7296"/>
    </style:style>
    <style:style style:name="T403" style:family="text">
      <style:text-properties style:font-name="Courier New" officeooo:rsid="028fb703"/>
    </style:style>
    <style:style style:name="T404" style:family="text">
      <style:text-properties style:font-name="Courier New" officeooo:rsid="029044fb"/>
    </style:style>
    <style:style style:name="T405" style:family="text">
      <style:text-properties style:font-name="Courier New" officeooo:rsid="02922b5f"/>
    </style:style>
    <style:style style:name="T406" style:family="text">
      <style:text-properties style:font-name="Courier New" officeooo:rsid="0293238c"/>
    </style:style>
    <style:style style:name="T407" style:family="text">
      <style:text-properties style:font-name="Courier New" officeooo:rsid="0296a3a9"/>
    </style:style>
    <style:style style:name="T408" style:family="text">
      <style:text-properties style:font-name="Courier New" officeooo:rsid="0298719d"/>
    </style:style>
    <style:style style:name="T409" style:family="text">
      <style:text-properties style:font-name="Courier New" officeooo:rsid="029b0d90"/>
    </style:style>
    <style:style style:name="T410" style:family="text">
      <style:text-properties style:font-name="Courier New" officeooo:rsid="029f021e"/>
    </style:style>
    <style:style style:name="T411" style:family="text">
      <style:text-properties style:font-name="Courier New" officeooo:rsid="02a7b606"/>
    </style:style>
    <style:style style:name="T412" style:family="text">
      <style:text-properties style:font-name="Courier New" officeooo:rsid="02aa789e"/>
    </style:style>
    <style:style style:name="T413" style:family="text">
      <style:text-properties style:font-name="Courier New" officeooo:rsid="02aeb1cc"/>
    </style:style>
    <style:style style:name="T414" style:family="text">
      <style:text-properties style:font-name="Courier New" officeooo:rsid="02ab58ef"/>
    </style:style>
    <style:style style:name="T415" style:family="text">
      <style:text-properties style:font-name="Courier New" officeooo:rsid="02b5968f"/>
    </style:style>
    <style:style style:name="T416" style:family="text">
      <style:text-properties style:font-name="Courier New" officeooo:rsid="02bbcb58"/>
    </style:style>
    <style:style style:name="T417" style:family="text">
      <style:text-properties style:font-name="Courier New" officeooo:rsid="02c1796c"/>
    </style:style>
    <style:style style:name="T418" style:family="text">
      <style:text-properties style:font-name="Courier New" officeooo:rsid="027a7293"/>
    </style:style>
    <style:style style:name="T419" style:family="text">
      <style:text-properties style:font-name="Courier New" officeooo:rsid="02cb1014"/>
    </style:style>
    <style:style style:name="T420" style:family="text">
      <style:text-properties style:font-name="Courier New" officeooo:rsid="02cbc99f"/>
    </style:style>
    <style:style style:name="T421" style:family="text">
      <style:text-properties style:font-name="Courier New" officeooo:rsid="02cd67b7"/>
    </style:style>
    <style:style style:name="T422" style:family="text">
      <style:text-properties style:font-name="Courier New" officeooo:rsid="02ce6a32"/>
    </style:style>
    <style:style style:name="T423" style:family="text">
      <style:text-properties style:font-name="Courier New" officeooo:rsid="02d3b970"/>
    </style:style>
    <style:style style:name="T424" style:family="text">
      <style:text-properties style:font-name="Courier New" officeooo:rsid="02d7555c"/>
    </style:style>
    <style:style style:name="T425" style:family="text">
      <style:text-properties style:font-name="Courier New" officeooo:rsid="02d7cee7"/>
    </style:style>
    <style:style style:name="T426" style:family="text">
      <style:text-properties style:font-name="Courier New" officeooo:rsid="02d9a657"/>
    </style:style>
    <style:style style:name="T427" style:family="text">
      <style:text-properties style:font-name="Courier New" officeooo:rsid="02dabe2d"/>
    </style:style>
    <style:style style:name="T428" style:family="text">
      <style:text-properties style:font-name="Courier New" officeooo:rsid="02dce7ab"/>
    </style:style>
    <style:style style:name="T429" style:family="text">
      <style:text-properties style:font-name="Courier New" officeooo:rsid="02ddc566"/>
    </style:style>
    <style:style style:name="T430" style:family="text">
      <style:text-properties style:font-name="Courier New" officeooo:rsid="02df200a"/>
    </style:style>
    <style:style style:name="T431" style:family="text">
      <style:text-properties style:font-name="Courier New" officeooo:rsid="02fddf65"/>
    </style:style>
    <style:style style:name="T432" style:family="text">
      <style:text-properties style:font-name="Courier New" officeooo:rsid="03070931"/>
    </style:style>
    <style:style style:name="T433" style:family="text">
      <style:text-properties style:font-name="Courier New" officeooo:rsid="030936fc"/>
    </style:style>
    <style:style style:name="T434" style:family="text">
      <style:text-properties style:font-name="Courier New" officeooo:rsid="0315a109"/>
    </style:style>
    <style:style style:name="T435" style:family="text">
      <style:text-properties style:font-name="Courier New" officeooo:rsid="03119086"/>
    </style:style>
    <style:style style:name="T436" style:family="text">
      <style:text-properties style:font-name="Courier New" officeooo:rsid="03119539"/>
    </style:style>
    <style:style style:name="T437" style:family="text">
      <style:text-properties style:font-name="Courier New" officeooo:rsid="024f582a"/>
    </style:style>
    <style:style style:name="T438" style:family="text">
      <style:text-properties style:font-name="Courier New" officeooo:rsid="0314b604"/>
    </style:style>
    <style:style style:name="T439" style:family="text">
      <style:text-properties style:font-name="Courier New" officeooo:rsid="00dea3a0"/>
    </style:style>
    <style:style style:name="T440" style:family="text">
      <style:text-properties style:font-name="Courier New" officeooo:rsid="031953b1"/>
    </style:style>
    <style:style style:name="T441" style:family="text">
      <style:text-properties style:font-name="Courier New" officeooo:rsid="03224453"/>
    </style:style>
    <style:style style:name="T442" style:family="text">
      <style:text-properties style:font-name="Courier New" officeooo:rsid="03237075"/>
    </style:style>
    <style:style style:name="T443" style:family="text">
      <style:text-properties style:font-name="Courier New" officeooo:rsid="03330f24"/>
    </style:style>
    <style:style style:name="T444" style:family="text">
      <style:text-properties style:font-name="Courier New" officeooo:rsid="033ce41c"/>
    </style:style>
    <style:style style:name="T445" style:family="text">
      <style:text-properties style:font-name="Courier New" officeooo:rsid="0340551f"/>
    </style:style>
    <style:style style:name="T446" style:family="text">
      <style:text-properties style:font-name="Courier New" officeooo:rsid="0340e83e"/>
    </style:style>
    <style:style style:name="T447" style:family="text">
      <style:text-properties style:font-name="Courier New" officeooo:rsid="0347ef42"/>
    </style:style>
    <style:style style:name="T448" style:family="text">
      <style:text-properties style:font-name="Courier New" officeooo:rsid="0355ae70"/>
    </style:style>
    <style:style style:name="T449" style:family="text">
      <style:text-properties style:font-name="Courier New" officeooo:rsid="0345dbcf"/>
    </style:style>
    <style:style style:name="T450" style:family="text">
      <style:text-properties style:font-name="Courier New" officeooo:rsid="035a881d"/>
    </style:style>
    <style:style style:name="T451" style:family="text">
      <style:text-properties style:font-name="Courier New" officeooo:rsid="035bfdba"/>
    </style:style>
    <style:style style:name="T452" style:family="text">
      <style:text-properties style:font-name="Courier New" officeooo:rsid="03637a8c"/>
    </style:style>
    <style:style style:name="T453" style:family="text">
      <style:text-properties style:font-name="Courier New" officeooo:rsid="03682501"/>
    </style:style>
    <style:style style:name="T454" style:family="text">
      <style:text-properties style:font-name="Courier New" officeooo:rsid="011a0373"/>
    </style:style>
    <style:style style:name="T455" style:family="text">
      <style:text-properties style:font-name="Courier New" officeooo:rsid="036132f9"/>
    </style:style>
    <style:style style:name="T456" style:family="text">
      <style:text-properties style:font-name="Courier New" officeooo:rsid="0362ec79"/>
    </style:style>
    <style:style style:name="T457" style:family="text">
      <style:text-properties style:font-name="Courier New" officeooo:rsid="035f65f9"/>
    </style:style>
    <style:style style:name="T458" style:family="text">
      <style:text-properties style:font-name="Courier New" officeooo:rsid="036c734e"/>
    </style:style>
    <style:style style:name="T459" style:family="text">
      <style:text-properties style:font-name="Courier New" officeooo:rsid="03723696"/>
    </style:style>
    <style:style style:name="T460" style:family="text">
      <style:text-properties style:font-name="Courier New" officeooo:rsid="0372fe2f"/>
    </style:style>
    <style:style style:name="T461" style:family="text">
      <style:text-properties style:font-name="Courier New" officeooo:rsid="0375b241"/>
    </style:style>
    <style:style style:name="T462" style:family="text">
      <style:text-properties style:font-name="Courier New" officeooo:rsid="0376184a"/>
    </style:style>
    <style:style style:name="T463" style:family="text">
      <style:text-properties style:font-name="Courier New" officeooo:rsid="037947ab"/>
    </style:style>
    <style:style style:name="T464" style:family="text">
      <style:text-properties style:font-name="Courier New" officeooo:rsid="037e6302"/>
    </style:style>
    <style:style style:name="T465" style:family="text">
      <style:text-properties style:font-name="Courier New" officeooo:rsid="03803048"/>
    </style:style>
    <style:style style:name="T466" style:family="text">
      <style:text-properties style:font-name="Courier New" officeooo:rsid="03815bb0"/>
    </style:style>
    <style:style style:name="T467" style:family="text">
      <style:text-properties style:font-name="Courier New" officeooo:rsid="0387a75e"/>
    </style:style>
    <style:style style:name="T468" style:family="text">
      <style:text-properties style:font-name="Courier New" officeooo:rsid="038e93d3"/>
    </style:style>
    <style:style style:name="T469" style:family="text">
      <style:text-properties style:font-name="Courier New" officeooo:rsid="03921394"/>
    </style:style>
    <style:style style:name="T470" style:family="text">
      <style:text-properties style:font-name="Courier New" officeooo:rsid="03977aa5"/>
    </style:style>
    <style:style style:name="T471" style:family="text">
      <style:text-properties style:font-name="Courier New" officeooo:rsid="032e7cea"/>
    </style:style>
    <style:style style:name="T472" style:family="text">
      <style:text-properties style:font-name="Courier New" officeooo:rsid="0398546c"/>
    </style:style>
    <style:style style:name="T473" style:family="text">
      <style:text-properties style:font-name="Courier New" officeooo:rsid="03ad3723"/>
    </style:style>
    <style:style style:name="T474" style:family="text">
      <style:text-properties style:font-name="Courier New" officeooo:rsid="03b5bbc4"/>
    </style:style>
    <style:style style:name="T475" style:family="text">
      <style:text-properties style:font-name="Courier New" officeooo:rsid="03bff6a7"/>
    </style:style>
    <style:style style:name="T476" style:family="text">
      <style:text-properties style:font-name="Courier New" officeooo:rsid="03c1ae3c"/>
    </style:style>
    <style:style style:name="T477" style:family="text">
      <style:text-properties style:font-name="Courier New" officeooo:rsid="030d596f"/>
    </style:style>
    <style:style style:name="T478" style:family="text">
      <style:text-properties style:font-name="Courier New" officeooo:rsid="03ca6dea"/>
    </style:style>
    <style:style style:name="T479" style:family="text">
      <style:text-properties style:font-name="Courier New" officeooo:rsid="03d611f8"/>
    </style:style>
    <style:style style:name="T480" style:family="text">
      <style:text-properties style:font-name="Courier New" officeooo:rsid="03d5c974"/>
    </style:style>
    <style:style style:name="T481" style:family="text">
      <style:text-properties style:font-name="Courier New" officeooo:rsid="03db7338"/>
    </style:style>
    <style:style style:name="T482" style:family="text">
      <style:text-properties style:font-name="Courier New" officeooo:rsid="03dc5db1"/>
    </style:style>
    <style:style style:name="T483" style:family="text">
      <style:text-properties style:font-name="Courier New" officeooo:rsid="03dd18d8"/>
    </style:style>
    <style:style style:name="T484" style:family="text">
      <style:text-properties style:font-name="Courier New" officeooo:rsid="03e3676b"/>
    </style:style>
    <style:style style:name="T485" style:family="text">
      <style:text-properties style:font-name="Courier New" officeooo:rsid="03e92b61"/>
    </style:style>
    <style:style style:name="T486" style:family="text">
      <style:text-properties style:font-name="Courier New" officeooo:rsid="03edec9c"/>
    </style:style>
    <style:style style:name="T487" style:family="text">
      <style:text-properties style:font-name="Courier New" officeooo:rsid="03f1b9b3"/>
    </style:style>
    <style:style style:name="T488" style:family="text">
      <style:text-properties style:font-name="Courier New" officeooo:rsid="03f392e3"/>
    </style:style>
    <style:style style:name="T489" style:family="text">
      <style:text-properties style:font-name="Courier New" officeooo:rsid="03f4cc8e"/>
    </style:style>
    <style:style style:name="T490" style:family="text">
      <style:text-properties style:font-name="Courier New" officeooo:rsid="03f56af4"/>
    </style:style>
    <style:style style:name="T491" style:family="text">
      <style:text-properties style:font-name="Courier New" officeooo:rsid="03f852c7"/>
    </style:style>
    <style:style style:name="T492" style:family="text">
      <style:text-properties style:font-name="Courier New" officeooo:rsid="03fa1633"/>
    </style:style>
    <style:style style:name="T493" style:family="text">
      <style:text-properties style:font-name="Courier New" officeooo:rsid="03fc01e2"/>
    </style:style>
    <style:style style:name="T494" style:family="text">
      <style:text-properties style:font-name="Courier New" officeooo:rsid="03ffd95c"/>
    </style:style>
    <style:style style:name="T495" style:family="text">
      <style:text-properties style:font-name="Courier New" officeooo:rsid="04018ccf"/>
    </style:style>
    <style:style style:name="T496" style:family="text">
      <style:text-properties style:font-name="Courier New" officeooo:rsid="0401b6a2"/>
    </style:style>
    <style:style style:name="T497" style:family="text">
      <style:text-properties style:font-name="Courier New" officeooo:rsid="04021f92"/>
    </style:style>
    <style:style style:name="T498" style:family="text">
      <style:text-properties style:font-name="Courier New" officeooo:rsid="0402bfa7"/>
    </style:style>
    <style:style style:name="T499" style:family="text">
      <style:text-properties style:font-name="Courier New" officeooo:rsid="0402c6cb"/>
    </style:style>
    <style:style style:name="T500" style:family="text">
      <style:text-properties style:font-name="Courier New" officeooo:rsid="04035ef7"/>
    </style:style>
    <style:style style:name="T501" style:family="text">
      <style:text-properties style:font-name="Courier New" officeooo:rsid="04055927"/>
    </style:style>
    <style:style style:name="T502" style:family="text">
      <style:text-properties style:font-name="Courier New" officeooo:rsid="040b86b5"/>
    </style:style>
    <style:style style:name="T503" style:family="text">
      <style:text-properties style:font-name="Courier New" officeooo:rsid="040d7be6"/>
    </style:style>
    <style:style style:name="T504" style:family="text">
      <style:text-properties style:font-name="Courier New" officeooo:rsid="041104a1"/>
    </style:style>
    <style:style style:name="T505" style:family="text">
      <style:text-properties style:font-name="Courier New" officeooo:rsid="041350ae"/>
    </style:style>
    <style:style style:name="T506" style:family="text">
      <style:text-properties style:font-name="Courier New" officeooo:rsid="041688fc"/>
    </style:style>
    <style:style style:name="T507" style:family="text">
      <style:text-properties style:font-name="Courier New" officeooo:rsid="041545bf"/>
    </style:style>
    <style:style style:name="T508" style:family="text">
      <style:text-properties style:font-name="Courier New" officeooo:rsid="0417ad84"/>
    </style:style>
    <style:style style:name="T509" style:family="text">
      <style:text-properties style:font-name="Courier New" officeooo:rsid="041830e6"/>
    </style:style>
    <style:style style:name="T510" style:family="text">
      <style:text-properties style:font-name="Courier New" officeooo:rsid="041ce244"/>
    </style:style>
    <style:style style:name="T511" style:family="text">
      <style:text-properties officeooo:rsid="00dd807a"/>
    </style:style>
    <style:style style:name="T512" style:family="text">
      <style:text-properties officeooo:rsid="00de40e6"/>
    </style:style>
    <style:style style:name="T513" style:family="text">
      <style:text-properties officeooo:rsid="00dea3a0"/>
    </style:style>
    <style:style style:name="T514" style:family="text">
      <style:text-properties officeooo:rsid="00dfd8ca"/>
    </style:style>
    <style:style style:name="T515" style:family="text">
      <style:text-properties officeooo:rsid="00e065db"/>
    </style:style>
    <style:style style:name="T516" style:family="text">
      <style:text-properties officeooo:rsid="00e0a889"/>
    </style:style>
    <style:style style:name="T517" style:family="text">
      <style:text-properties officeooo:rsid="00e436b3"/>
    </style:style>
    <style:style style:name="T518" style:family="text">
      <style:text-properties officeooo:rsid="00e4ebdf"/>
    </style:style>
    <style:style style:name="T519" style:family="text">
      <style:text-properties officeooo:rsid="00e54bca"/>
    </style:style>
    <style:style style:name="T520" style:family="text">
      <style:text-properties officeooo:rsid="00e6194b"/>
    </style:style>
    <style:style style:name="T521" style:family="text">
      <style:text-properties officeooo:rsid="00e68e07"/>
    </style:style>
    <style:style style:name="T522" style:family="text">
      <style:text-properties officeooo:rsid="00e70e6c"/>
    </style:style>
    <style:style style:name="T523" style:family="text">
      <style:text-properties officeooo:rsid="00e7efe3"/>
    </style:style>
    <style:style style:name="T524" style:family="text">
      <style:text-properties officeooo:rsid="00e84c55"/>
    </style:style>
    <style:style style:name="T525" style:family="text">
      <style:text-properties officeooo:rsid="00e99c50"/>
    </style:style>
    <style:style style:name="T526" style:family="text">
      <style:text-properties officeooo:rsid="00e9e3fc"/>
    </style:style>
    <style:style style:name="T527" style:family="text">
      <style:text-properties officeooo:rsid="00ea8ec4"/>
    </style:style>
    <style:style style:name="T528" style:family="text">
      <style:text-properties officeooo:rsid="00eaf5d8"/>
    </style:style>
    <style:style style:name="T529" style:family="text">
      <style:text-properties officeooo:rsid="00eb2ef6"/>
    </style:style>
    <style:style style:name="T530" style:family="text">
      <style:text-properties officeooo:rsid="00eb67b0"/>
    </style:style>
    <style:style style:name="T531" style:family="text">
      <style:text-properties officeooo:rsid="00ebfadd"/>
    </style:style>
    <style:style style:name="T532" style:family="text">
      <style:text-properties officeooo:rsid="00ed169d"/>
    </style:style>
    <style:style style:name="T533" style:family="text">
      <style:text-properties officeooo:rsid="00efee72"/>
    </style:style>
    <style:style style:name="T534" style:family="text">
      <style:text-properties officeooo:rsid="00f0dbc3"/>
    </style:style>
    <style:style style:name="T535" style:family="text">
      <style:text-properties officeooo:rsid="00f204e0"/>
    </style:style>
    <style:style style:name="T536" style:family="text">
      <style:text-properties officeooo:rsid="00f4b047"/>
    </style:style>
    <style:style style:name="T537" style:family="text">
      <style:text-properties officeooo:rsid="00f5d500"/>
    </style:style>
    <style:style style:name="T538" style:family="text">
      <style:text-properties officeooo:rsid="00f639cd"/>
    </style:style>
    <style:style style:name="T539" style:family="text">
      <style:text-properties officeooo:rsid="00f815bd"/>
    </style:style>
    <style:style style:name="T540" style:family="text">
      <style:text-properties officeooo:rsid="00f8c416"/>
    </style:style>
    <style:style style:name="T541" style:family="text">
      <style:text-properties officeooo:rsid="00faa4ba"/>
    </style:style>
    <style:style style:name="T542" style:family="text">
      <style:text-properties officeooo:rsid="00fc8baf"/>
    </style:style>
    <style:style style:name="T543" style:family="text">
      <style:text-properties officeooo:rsid="00fe1dc9"/>
    </style:style>
    <style:style style:name="T544" style:family="text">
      <style:text-properties officeooo:rsid="0100b745"/>
    </style:style>
    <style:style style:name="T545" style:family="text">
      <style:text-properties officeooo:rsid="01064c82"/>
    </style:style>
    <style:style style:name="T546" style:family="text">
      <style:text-properties officeooo:rsid="010befa7"/>
    </style:style>
    <style:style style:name="T547" style:family="text">
      <style:text-properties officeooo:rsid="010d4f3e"/>
    </style:style>
    <style:style style:name="T548" style:family="text">
      <style:text-properties officeooo:rsid="010ec032"/>
    </style:style>
    <style:style style:name="T549" style:family="text">
      <style:text-properties officeooo:rsid="0111eec3"/>
    </style:style>
    <style:style style:name="T550" style:family="text">
      <style:text-properties officeooo:rsid="011388ef"/>
    </style:style>
    <style:style style:name="T551" style:family="text">
      <style:text-properties officeooo:rsid="01148309"/>
    </style:style>
    <style:style style:name="T552" style:family="text">
      <style:text-properties officeooo:rsid="0114e68f"/>
    </style:style>
    <style:style style:name="T553" style:family="text">
      <style:text-properties officeooo:rsid="01164ee5"/>
    </style:style>
    <style:style style:name="T554" style:family="text">
      <style:text-properties officeooo:rsid="011668da"/>
    </style:style>
    <style:style style:name="T555" style:family="text">
      <style:text-properties officeooo:rsid="011a0373"/>
    </style:style>
    <style:style style:name="T556" style:family="text">
      <style:text-properties officeooo:rsid="011a40d5"/>
    </style:style>
    <style:style style:name="T557" style:family="text">
      <style:text-properties officeooo:rsid="011ad5b2"/>
    </style:style>
    <style:style style:name="T558" style:family="text">
      <style:text-properties officeooo:rsid="011c9d00"/>
    </style:style>
    <style:style style:name="T559" style:family="text">
      <style:text-properties officeooo:rsid="011e824d"/>
    </style:style>
    <style:style style:name="T560" style:family="text">
      <style:text-properties officeooo:rsid="0122dd8a"/>
    </style:style>
    <style:style style:name="T561" style:family="text">
      <style:text-properties officeooo:rsid="0123aead"/>
    </style:style>
    <style:style style:name="T562" style:family="text">
      <style:text-properties officeooo:rsid="0124e8fb"/>
    </style:style>
    <style:style style:name="T563" style:family="text">
      <style:text-properties officeooo:rsid="0125ff66"/>
    </style:style>
    <style:style style:name="T564" style:family="text">
      <style:text-properties officeooo:rsid="01266c08"/>
    </style:style>
    <style:style style:name="T565" style:family="text">
      <style:text-properties officeooo:rsid="0126e536"/>
    </style:style>
    <style:style style:name="T566" style:family="text">
      <style:text-properties officeooo:rsid="012a87ef"/>
    </style:style>
    <style:style style:name="T567" style:family="text">
      <style:text-properties officeooo:rsid="012c67a9"/>
    </style:style>
    <style:style style:name="T568" style:family="text">
      <style:text-properties officeooo:rsid="012e2211"/>
    </style:style>
    <style:style style:name="T569" style:family="text">
      <style:text-properties officeooo:rsid="012f5faa"/>
    </style:style>
    <style:style style:name="T570" style:family="text">
      <style:text-properties officeooo:rsid="0131e286"/>
    </style:style>
    <style:style style:name="T571" style:family="text">
      <style:text-properties officeooo:rsid="013273f4"/>
    </style:style>
    <style:style style:name="T572" style:family="text">
      <style:text-properties officeooo:rsid="013438f3"/>
    </style:style>
    <style:style style:name="T573" style:family="text">
      <style:text-properties officeooo:rsid="0135287a"/>
    </style:style>
    <style:style style:name="T574" style:family="text">
      <style:text-properties officeooo:rsid="0136fa17"/>
    </style:style>
    <style:style style:name="T575" style:family="text">
      <style:text-properties officeooo:rsid="0138655f"/>
    </style:style>
    <style:style style:name="T576" style:family="text">
      <style:text-properties officeooo:rsid="013b214e"/>
    </style:style>
    <style:style style:name="T577" style:family="text">
      <style:text-properties officeooo:rsid="013c2cc0"/>
    </style:style>
    <style:style style:name="T578" style:family="text">
      <style:text-properties officeooo:rsid="013d42a3"/>
    </style:style>
    <style:style style:name="T579" style:family="text">
      <style:text-properties officeooo:rsid="013d6abf"/>
    </style:style>
    <style:style style:name="T580" style:family="text">
      <style:text-properties officeooo:rsid="013e2dc1"/>
    </style:style>
    <style:style style:name="T581" style:family="text">
      <style:text-properties officeooo:rsid="0142ae34"/>
    </style:style>
    <style:style style:name="T582" style:family="text">
      <style:text-properties officeooo:rsid="014558d0"/>
    </style:style>
    <style:style style:name="T583" style:family="text">
      <style:text-properties officeooo:rsid="01485a61"/>
    </style:style>
    <style:style style:name="T584" style:family="text">
      <style:text-properties officeooo:rsid="0148a3aa"/>
    </style:style>
    <style:style style:name="T585" style:family="text">
      <style:text-properties officeooo:rsid="014a78a2"/>
    </style:style>
    <style:style style:name="T586" style:family="text">
      <style:text-properties officeooo:rsid="014ad684"/>
    </style:style>
    <style:style style:name="T587" style:family="text">
      <style:text-properties officeooo:rsid="014e1c94"/>
    </style:style>
    <style:style style:name="T588" style:family="text">
      <style:text-properties officeooo:rsid="014feadb"/>
    </style:style>
    <style:style style:name="T589" style:family="text">
      <style:text-properties officeooo:rsid="015048c5"/>
    </style:style>
    <style:style style:name="T590" style:family="text">
      <style:text-properties officeooo:rsid="01525572"/>
    </style:style>
    <style:style style:name="T591" style:family="text">
      <style:text-properties fo:font-style="italic" style:font-style-asian="italic" style:font-style-complex="italic"/>
    </style:style>
    <style:style style:name="T592" style:family="text">
      <style:text-properties officeooo:rsid="0159b4cd"/>
    </style:style>
    <style:style style:name="T593" style:family="text">
      <style:text-properties officeooo:rsid="015c3dfb"/>
    </style:style>
    <style:style style:name="T594" style:family="text">
      <style:text-properties officeooo:rsid="015da35d"/>
    </style:style>
    <style:style style:name="T595" style:family="text">
      <style:text-properties officeooo:rsid="015deeee"/>
    </style:style>
    <style:style style:name="T596" style:family="text">
      <style:text-properties fo:font-weight="bold" officeooo:rsid="015deeee" style:font-weight-asian="bold" style:font-weight-complex="bold"/>
    </style:style>
    <style:style style:name="T597" style:family="text">
      <style:text-properties fo:font-weight="bold" officeooo:rsid="01b53e27" style:font-weight-asian="bold" style:font-weight-complex="bold"/>
    </style:style>
    <style:style style:name="T598" style:family="text">
      <style:text-properties fo:font-weight="bold" officeooo:rsid="01b9417b" style:font-weight-asian="bold" style:font-weight-complex="bold"/>
    </style:style>
    <style:style style:name="T599" style:family="text">
      <style:text-properties fo:font-weight="bold" officeooo:rsid="01ba4703" style:font-weight-asian="bold" style:font-weight-complex="bold"/>
    </style:style>
    <style:style style:name="T600" style:family="text">
      <style:text-properties fo:font-weight="bold" officeooo:rsid="01bbd708" style:font-weight-asian="bold" style:font-weight-complex="bold"/>
    </style:style>
    <style:style style:name="T601" style:family="text">
      <style:text-properties fo:font-weight="bold" officeooo:rsid="01dbaf8b" style:font-weight-asian="bold" style:font-weight-complex="bold"/>
    </style:style>
    <style:style style:name="T602" style:family="text">
      <style:text-properties fo:font-weight="bold" officeooo:rsid="01dd67db" style:font-weight-asian="bold" style:font-weight-complex="bold"/>
    </style:style>
    <style:style style:name="T603" style:family="text">
      <style:text-properties fo:font-weight="bold" officeooo:rsid="01f8f286" style:font-weight-asian="bold" style:font-weight-complex="bold"/>
    </style:style>
    <style:style style:name="T604" style:family="text">
      <style:text-properties fo:font-weight="bold" officeooo:rsid="01fd7b5a" style:font-weight-asian="bold" style:font-weight-complex="bold"/>
    </style:style>
    <style:style style:name="T605" style:family="text">
      <style:text-properties fo:font-weight="bold" officeooo:rsid="02107cb5" style:font-weight-asian="bold" style:font-weight-complex="bold"/>
    </style:style>
    <style:style style:name="T606" style:family="text">
      <style:text-properties fo:font-weight="bold" officeooo:rsid="02143971" style:font-weight-asian="bold" style:font-weight-complex="bold"/>
    </style:style>
    <style:style style:name="T607" style:family="text">
      <style:text-properties fo:font-weight="bold" officeooo:rsid="0228da61" style:font-weight-asian="bold" style:font-weight-complex="bold"/>
    </style:style>
    <style:style style:name="T608" style:family="text">
      <style:text-properties fo:font-weight="bold" officeooo:rsid="02324c91" style:font-weight-asian="bold" style:font-weight-complex="bold"/>
    </style:style>
    <style:style style:name="T609" style:family="text">
      <style:text-properties fo:font-weight="bold" officeooo:rsid="022aa0b6" style:font-weight-asian="bold" style:font-weight-complex="bold"/>
    </style:style>
    <style:style style:name="T610" style:family="text">
      <style:text-properties fo:font-weight="bold" officeooo:rsid="024f582a" style:font-weight-asian="bold" style:font-weight-complex="bold"/>
    </style:style>
    <style:style style:name="T611" style:family="text">
      <style:text-properties fo:font-weight="bold" officeooo:rsid="025ed08d" style:font-weight-asian="bold" style:font-weight-complex="bold"/>
    </style:style>
    <style:style style:name="T612" style:family="text">
      <style:text-properties fo:font-weight="bold" officeooo:rsid="025f9ec3" style:font-weight-asian="bold" style:font-weight-complex="bold"/>
    </style:style>
    <style:style style:name="T613" style:family="text">
      <style:text-properties fo:font-weight="bold" officeooo:rsid="0284e9f6" style:font-weight-asian="bold" style:font-weight-complex="bold"/>
    </style:style>
    <style:style style:name="T614" style:family="text">
      <style:text-properties fo:font-weight="bold" officeooo:rsid="02b3e75f" style:font-weight-asian="bold" style:font-weight-complex="bold"/>
    </style:style>
    <style:style style:name="T615" style:family="text">
      <style:text-properties fo:font-weight="bold" officeooo:rsid="02d7555c" style:font-weight-asian="bold" style:font-weight-complex="bold"/>
    </style:style>
    <style:style style:name="T616" style:family="text">
      <style:text-properties fo:font-weight="bold" officeooo:rsid="02df200a" style:font-weight-asian="bold" style:font-weight-complex="bold"/>
    </style:style>
    <style:style style:name="T617" style:family="text">
      <style:text-properties fo:font-weight="bold" officeooo:rsid="02e882f5" style:font-weight-asian="bold" style:font-weight-complex="bold"/>
    </style:style>
    <style:style style:name="T618" style:family="text">
      <style:text-properties fo:font-weight="bold" officeooo:rsid="02ecc882" style:font-weight-asian="bold" style:font-weight-complex="bold"/>
    </style:style>
    <style:style style:name="T619" style:family="text">
      <style:text-properties fo:font-weight="bold" officeooo:rsid="02efd3d9" style:font-weight-asian="bold" style:font-weight-complex="bold"/>
    </style:style>
    <style:style style:name="T620" style:family="text">
      <style:text-properties fo:font-weight="bold" officeooo:rsid="02f1244b" style:font-weight-asian="bold" style:font-weight-complex="bold"/>
    </style:style>
    <style:style style:name="T621" style:family="text">
      <style:text-properties fo:font-weight="bold" officeooo:rsid="02f33434" style:font-weight-asian="bold" style:font-weight-complex="bold"/>
    </style:style>
    <style:style style:name="T622" style:family="text">
      <style:text-properties fo:font-weight="bold" officeooo:rsid="02f6ffe5" style:font-weight-asian="bold" style:font-weight-complex="bold"/>
    </style:style>
    <style:style style:name="T623" style:family="text">
      <style:text-properties fo:font-weight="bold" officeooo:rsid="02f8cb2e" style:font-weight-asian="bold" style:font-weight-complex="bold"/>
    </style:style>
    <style:style style:name="T624" style:family="text">
      <style:text-properties fo:font-weight="bold" officeooo:rsid="0302408c" style:font-weight-asian="bold" style:font-weight-complex="bold"/>
    </style:style>
    <style:style style:name="T625" style:family="text">
      <style:text-properties fo:font-weight="bold" officeooo:rsid="03070931" style:font-weight-asian="bold" style:font-weight-complex="bold"/>
    </style:style>
    <style:style style:name="T626" style:family="text">
      <style:text-properties fo:font-weight="bold" officeooo:rsid="035bfdba" style:font-weight-asian="bold" style:font-weight-complex="bold"/>
    </style:style>
    <style:style style:name="T627" style:family="text">
      <style:text-properties fo:font-weight="bold" officeooo:rsid="0373c331" style:font-weight-asian="bold" style:font-weight-complex="bold"/>
    </style:style>
    <style:style style:name="T628" style:family="text">
      <style:text-properties fo:font-weight="bold" officeooo:rsid="0387a75e" style:font-weight-asian="bold" style:font-weight-complex="bold"/>
    </style:style>
    <style:style style:name="T629" style:family="text">
      <style:text-properties fo:font-weight="bold" officeooo:rsid="03b5bbc4" style:font-weight-asian="bold" style:font-weight-complex="bold"/>
    </style:style>
    <style:style style:name="T630" style:family="text">
      <style:text-properties fo:font-weight="bold" officeooo:rsid="040d1c27" style:font-weight-asian="bold" style:font-weight-complex="bold"/>
    </style:style>
    <style:style style:name="T631" style:family="text">
      <style:text-properties fo:font-weight="bold" officeooo:rsid="041dd005" style:font-weight-asian="bold" style:font-weight-complex="bold"/>
    </style:style>
    <style:style style:name="T632" style:family="text">
      <style:text-properties fo:font-weight="bold" officeooo:rsid="04207178" style:font-weight-asian="bold" style:font-weight-complex="bold"/>
    </style:style>
    <style:style style:name="T633" style:family="text">
      <style:text-properties officeooo:rsid="015ea75d"/>
    </style:style>
    <style:style style:name="T634" style:family="text">
      <style:text-properties officeooo:rsid="015fd410"/>
    </style:style>
    <style:style style:name="T635" style:family="text">
      <style:text-properties officeooo:rsid="01606989"/>
    </style:style>
    <style:style style:name="T636" style:family="text">
      <style:text-properties officeooo:rsid="0160f00d"/>
    </style:style>
    <style:style style:name="T637" style:family="text">
      <style:text-properties officeooo:rsid="01615efb"/>
    </style:style>
    <style:style style:name="T638" style:family="text">
      <style:text-properties officeooo:rsid="016181b0"/>
    </style:style>
    <style:style style:name="T639" style:family="text">
      <style:text-properties officeooo:rsid="01639537"/>
    </style:style>
    <style:style style:name="T640" style:family="text">
      <style:text-properties officeooo:rsid="0165128b"/>
    </style:style>
    <style:style style:name="T641" style:family="text">
      <style:text-properties officeooo:rsid="0165934a"/>
    </style:style>
    <style:style style:name="T642" style:family="text">
      <style:text-properties officeooo:rsid="016a00a4"/>
    </style:style>
    <style:style style:name="T643" style:family="text">
      <style:text-properties officeooo:rsid="016ccbf4"/>
    </style:style>
    <style:style style:name="T644" style:family="text">
      <style:text-properties officeooo:rsid="016d76f4"/>
    </style:style>
    <style:style style:name="T645" style:family="text">
      <style:text-properties style:font-name="Liberation Sans1" officeooo:rsid="0171a626"/>
    </style:style>
    <style:style style:name="T646" style:family="text">
      <style:text-properties style:font-name="Liberation Sans1" officeooo:rsid="01b1cef7"/>
    </style:style>
    <style:style style:name="T647" style:family="text">
      <style:text-properties style:font-name="Liberation Sans1" officeooo:rsid="01c084d4"/>
    </style:style>
    <style:style style:name="T648" style:family="text">
      <style:text-properties officeooo:rsid="01730b0a"/>
    </style:style>
    <style:style style:name="T649" style:family="text">
      <style:text-properties officeooo:rsid="01734f22"/>
    </style:style>
    <style:style style:name="T650" style:family="text">
      <style:text-properties officeooo:rsid="01754767"/>
    </style:style>
    <style:style style:name="T651" style:family="text">
      <style:text-properties officeooo:rsid="0177be8d"/>
    </style:style>
    <style:style style:name="T652" style:family="text">
      <style:text-properties officeooo:rsid="017960b7"/>
    </style:style>
    <style:style style:name="T653" style:family="text">
      <style:text-properties officeooo:rsid="017b55cd"/>
    </style:style>
    <style:style style:name="T654" style:family="text">
      <style:text-properties officeooo:rsid="017d6677"/>
    </style:style>
    <style:style style:name="T655" style:family="text">
      <style:text-properties officeooo:rsid="017f6ae6"/>
    </style:style>
    <style:style style:name="T656" style:family="text">
      <style:text-properties officeooo:rsid="01833c55"/>
    </style:style>
    <style:style style:name="T657" style:family="text">
      <style:text-properties officeooo:rsid="018540e0"/>
    </style:style>
    <style:style style:name="T658" style:family="text">
      <style:text-properties officeooo:rsid="01873e70"/>
    </style:style>
    <style:style style:name="T659" style:family="text">
      <style:text-properties officeooo:rsid="018c475a"/>
    </style:style>
    <style:style style:name="T660" style:family="text">
      <style:text-properties officeooo:rsid="018f6d7c"/>
    </style:style>
    <style:style style:name="T661" style:family="text">
      <style:text-properties officeooo:rsid="0190c2a3"/>
    </style:style>
    <style:style style:name="T662" style:family="text">
      <style:text-properties officeooo:rsid="01926b65"/>
    </style:style>
    <style:style style:name="T663" style:family="text">
      <style:text-properties officeooo:rsid="0193995f"/>
    </style:style>
    <style:style style:name="T664" style:family="text">
      <style:text-properties officeooo:rsid="019449ee"/>
    </style:style>
    <style:style style:name="T665" style:family="text">
      <style:text-properties officeooo:rsid="01977a56"/>
    </style:style>
    <style:style style:name="T666" style:family="text">
      <style:text-properties officeooo:rsid="0198ce31"/>
    </style:style>
    <style:style style:name="T667" style:family="text">
      <style:text-properties officeooo:rsid="019a139a"/>
    </style:style>
    <style:style style:name="T668" style:family="text">
      <style:text-properties officeooo:rsid="019d98e3"/>
    </style:style>
    <style:style style:name="T669" style:family="text">
      <style:text-properties officeooo:rsid="019e4758"/>
    </style:style>
    <style:style style:name="T670" style:family="text">
      <style:text-properties officeooo:rsid="019ef822"/>
    </style:style>
    <style:style style:name="T671" style:family="text">
      <style:text-properties officeooo:rsid="01a02564"/>
    </style:style>
    <style:style style:name="T672" style:family="text">
      <style:text-properties officeooo:rsid="01a110d8"/>
    </style:style>
    <style:style style:name="T673" style:family="text">
      <style:text-properties officeooo:rsid="01a1a090"/>
    </style:style>
    <style:style style:name="T674" style:family="text">
      <style:text-properties officeooo:rsid="01a48351"/>
    </style:style>
    <style:style style:name="T675" style:family="text">
      <style:text-properties officeooo:rsid="01a56526"/>
    </style:style>
    <style:style style:name="T676" style:family="text">
      <style:text-properties officeooo:rsid="01a72215"/>
    </style:style>
    <style:style style:name="T677" style:family="text">
      <style:text-properties officeooo:rsid="01a84efe"/>
    </style:style>
    <style:style style:name="T678" style:family="text">
      <style:text-properties officeooo:rsid="01a9597c"/>
    </style:style>
    <style:style style:name="T679" style:family="text">
      <style:text-properties officeooo:rsid="01ab4477"/>
    </style:style>
    <style:style style:name="T680" style:family="text">
      <style:text-properties officeooo:rsid="01ad24b7"/>
    </style:style>
    <style:style style:name="T681" style:family="text">
      <style:text-properties officeooo:rsid="01ae62c9"/>
    </style:style>
    <style:style style:name="T682" style:family="text">
      <style:text-properties officeooo:rsid="01b09b2e"/>
    </style:style>
    <style:style style:name="T683" style:family="text">
      <style:text-properties officeooo:rsid="01b1cef7"/>
    </style:style>
    <style:style style:name="T684" style:family="text">
      <style:text-properties officeooo:rsid="01b3689b"/>
    </style:style>
    <style:style style:name="T685" style:family="text">
      <style:text-properties officeooo:rsid="01b53e27"/>
    </style:style>
    <style:style style:name="T686" style:family="text">
      <style:text-properties officeooo:rsid="01b57543"/>
    </style:style>
    <style:style style:name="T687" style:family="text">
      <style:text-properties officeooo:rsid="01b675a0"/>
    </style:style>
    <style:style style:name="T688" style:family="text">
      <style:text-properties officeooo:rsid="01b69c19"/>
    </style:style>
    <style:style style:name="T689" style:family="text">
      <style:text-properties officeooo:rsid="01b9417b"/>
    </style:style>
    <style:style style:name="T690" style:family="text">
      <style:text-properties officeooo:rsid="01ba4703"/>
    </style:style>
    <style:style style:name="T691" style:family="text">
      <style:text-properties officeooo:rsid="01bbd708"/>
    </style:style>
    <style:style style:name="T692" style:family="text">
      <style:text-properties officeooo:rsid="01bc879f"/>
    </style:style>
    <style:style style:name="T693" style:family="text">
      <style:text-properties officeooo:rsid="01bf0f3e"/>
    </style:style>
    <style:style style:name="T694" style:family="text">
      <style:text-properties officeooo:rsid="01c084d4"/>
    </style:style>
    <style:style style:name="T695" style:family="text">
      <style:text-properties officeooo:rsid="01c0d7ff"/>
    </style:style>
    <style:style style:name="T696" style:family="text">
      <style:text-properties officeooo:rsid="01c3342c"/>
    </style:style>
    <style:style style:name="T697" style:family="text">
      <style:text-properties officeooo:rsid="01c5229f"/>
    </style:style>
    <style:style style:name="T698" style:family="text">
      <style:text-properties officeooo:rsid="01c58273"/>
    </style:style>
    <style:style style:name="T699" style:family="text">
      <style:text-properties officeooo:rsid="01c6f047"/>
    </style:style>
    <style:style style:name="T700" style:family="text">
      <style:text-properties officeooo:rsid="01c7fb3b"/>
    </style:style>
    <style:style style:name="T701" style:family="text">
      <style:text-properties officeooo:rsid="01c92ca1"/>
    </style:style>
    <style:style style:name="T702" style:family="text">
      <style:text-properties officeooo:rsid="01cb102d"/>
    </style:style>
    <style:style style:name="T703" style:family="text">
      <style:text-properties officeooo:rsid="01cf1b87"/>
    </style:style>
    <style:style style:name="T704" style:family="text">
      <style:text-properties officeooo:rsid="01d06155"/>
    </style:style>
    <style:style style:name="T705" style:family="text">
      <style:text-properties officeooo:rsid="01d1d374"/>
    </style:style>
    <style:style style:name="T706" style:family="text">
      <style:text-properties officeooo:rsid="01d3a7d8"/>
    </style:style>
    <style:style style:name="T707" style:family="text">
      <style:text-properties officeooo:rsid="01d45d38"/>
    </style:style>
    <style:style style:name="T708" style:family="text">
      <style:text-properties officeooo:rsid="01d5f546"/>
    </style:style>
    <style:style style:name="T709" style:family="text">
      <style:text-properties officeooo:rsid="01d746b6"/>
    </style:style>
    <style:style style:name="T710" style:family="text">
      <style:text-properties officeooo:rsid="01d8f66f"/>
    </style:style>
    <style:style style:name="T711" style:family="text">
      <style:text-properties officeooo:rsid="01da2ad0"/>
    </style:style>
    <style:style style:name="T712" style:family="text">
      <style:text-properties officeooo:rsid="01dbaf8b"/>
    </style:style>
    <style:style style:name="T713" style:family="text">
      <style:text-properties officeooo:rsid="01dd67db"/>
    </style:style>
    <style:style style:name="T714" style:family="text">
      <style:text-properties officeooo:rsid="01df3279"/>
    </style:style>
    <style:style style:name="T715" style:family="text">
      <style:text-properties officeooo:rsid="01e02817"/>
    </style:style>
    <style:style style:name="T716" style:family="text">
      <style:text-properties officeooo:rsid="01e23452"/>
    </style:style>
    <style:style style:name="T717" style:family="text">
      <style:text-properties officeooo:rsid="01e2a0e8"/>
    </style:style>
    <style:style style:name="T718" style:family="text">
      <style:text-properties officeooo:rsid="01e343d0"/>
    </style:style>
    <style:style style:name="T719" style:family="text">
      <style:text-properties officeooo:rsid="01e4e5bb"/>
    </style:style>
    <style:style style:name="T720" style:family="text">
      <style:text-properties officeooo:rsid="01e52d71"/>
    </style:style>
    <style:style style:name="T721" style:family="text">
      <style:text-properties officeooo:rsid="01e5511d"/>
    </style:style>
    <style:style style:name="T722" style:family="text">
      <style:text-properties officeooo:rsid="01e59d1f"/>
    </style:style>
    <style:style style:name="T723" style:family="text">
      <style:text-properties officeooo:rsid="01e74f24"/>
    </style:style>
    <style:style style:name="T724" style:family="text">
      <style:text-properties officeooo:rsid="01e95561"/>
    </style:style>
    <style:style style:name="T725" style:family="text">
      <style:text-properties officeooo:rsid="01ea9188"/>
    </style:style>
    <style:style style:name="T726" style:family="text">
      <style:text-properties officeooo:rsid="01eb8ff8"/>
    </style:style>
    <style:style style:name="T727" style:family="text">
      <style:text-properties officeooo:rsid="01edaa1c"/>
    </style:style>
    <style:style style:name="T728" style:family="text">
      <style:text-properties officeooo:rsid="01f2a4fc"/>
    </style:style>
    <style:style style:name="T729" style:family="text">
      <style:text-properties officeooo:rsid="01f3c1d4"/>
    </style:style>
    <style:style style:name="T730" style:family="text">
      <style:text-properties officeooo:rsid="01f4de04"/>
    </style:style>
    <style:style style:name="T731" style:family="text">
      <style:text-properties officeooo:rsid="01f6375c"/>
    </style:style>
    <style:style style:name="T732" style:family="text">
      <style:text-properties officeooo:rsid="01f81871"/>
    </style:style>
    <style:style style:name="T733" style:family="text">
      <style:text-properties officeooo:rsid="01f8f286"/>
    </style:style>
    <style:style style:name="T734" style:family="text">
      <style:text-properties officeooo:rsid="01f97755"/>
    </style:style>
    <style:style style:name="T735" style:family="text">
      <style:text-properties officeooo:rsid="01fd7b5a"/>
    </style:style>
    <style:style style:name="T736" style:family="text">
      <style:text-properties officeooo:rsid="01fea8ae"/>
    </style:style>
    <style:style style:name="T737" style:family="text">
      <style:text-properties officeooo:rsid="02008837"/>
    </style:style>
    <style:style style:name="T738" style:family="text">
      <style:text-properties officeooo:rsid="0200b738"/>
    </style:style>
    <style:style style:name="T739" style:family="text">
      <style:text-properties officeooo:rsid="0203a62b"/>
    </style:style>
    <style:style style:name="T740" style:family="text">
      <style:text-properties officeooo:rsid="02074ef4"/>
    </style:style>
    <style:style style:name="T741" style:family="text">
      <style:text-properties officeooo:rsid="02084c85"/>
    </style:style>
    <style:style style:name="T742" style:family="text">
      <style:text-properties officeooo:rsid="020b0b70"/>
    </style:style>
    <style:style style:name="T743" style:family="text">
      <style:text-properties officeooo:rsid="020c1e5a"/>
    </style:style>
    <style:style style:name="T744" style:family="text">
      <style:text-properties officeooo:rsid="020d567c"/>
    </style:style>
    <style:style style:name="T745" style:family="text">
      <style:text-properties officeooo:rsid="020dbd4f"/>
    </style:style>
    <style:style style:name="T746" style:family="text">
      <style:text-properties officeooo:rsid="020f4b3e"/>
    </style:style>
    <style:style style:name="T747" style:family="text">
      <style:text-properties fo:font-weight="normal" officeooo:rsid="02107cb5" style:font-weight-asian="normal" style:font-weight-complex="normal"/>
    </style:style>
    <style:style style:name="T748" style:family="text">
      <style:text-properties fo:font-weight="normal" officeooo:rsid="0383a60d" style:font-weight-asian="normal" style:font-weight-complex="normal"/>
    </style:style>
    <style:style style:name="T749" style:family="text">
      <style:text-properties fo:font-weight="normal" officeooo:rsid="039cd316" style:font-weight-asian="normal" style:font-weight-complex="normal"/>
    </style:style>
    <style:style style:name="T750" style:family="text">
      <style:text-properties fo:font-weight="normal" officeooo:rsid="040d1c27" style:font-weight-asian="normal" style:font-weight-complex="normal"/>
    </style:style>
    <style:style style:name="T751" style:family="text">
      <style:text-properties fo:font-weight="normal" officeooo:rsid="041dd005" style:font-weight-asian="normal" style:font-weight-complex="normal"/>
    </style:style>
    <style:style style:name="T752" style:family="text">
      <style:text-properties officeooo:rsid="021080b6"/>
    </style:style>
    <style:style style:name="T753" style:family="text">
      <style:text-properties officeooo:rsid="02109ab1"/>
    </style:style>
    <style:style style:name="T754" style:family="text">
      <style:text-properties officeooo:rsid="02123d87"/>
    </style:style>
    <style:style style:name="T755" style:family="text">
      <style:text-properties officeooo:rsid="02143971"/>
    </style:style>
    <style:style style:name="T756" style:family="text">
      <style:text-properties officeooo:rsid="02158a2f"/>
    </style:style>
    <style:style style:name="T757" style:family="text">
      <style:text-properties officeooo:rsid="02172b70"/>
    </style:style>
    <style:style style:name="T758" style:family="text">
      <style:text-properties officeooo:rsid="02179afc"/>
    </style:style>
    <style:style style:name="T759" style:family="text">
      <style:text-properties officeooo:rsid="02198334"/>
    </style:style>
    <style:style style:name="T760" style:family="text">
      <style:text-properties officeooo:rsid="021b565b"/>
    </style:style>
    <style:style style:name="T761" style:family="text">
      <style:text-properties officeooo:rsid="021c41f9"/>
    </style:style>
    <style:style style:name="T762" style:family="text">
      <style:text-properties officeooo:rsid="022239ae"/>
    </style:style>
    <style:style style:name="T763" style:family="text">
      <style:text-properties officeooo:rsid="0223fbbe"/>
    </style:style>
    <style:style style:name="T764" style:family="text">
      <style:text-properties officeooo:rsid="02254064"/>
    </style:style>
    <style:style style:name="T765" style:family="text">
      <style:text-properties officeooo:rsid="022711d6"/>
    </style:style>
    <style:style style:name="T766" style:family="text">
      <style:text-properties officeooo:rsid="022738ea"/>
    </style:style>
    <style:style style:name="T767" style:family="text">
      <style:text-properties officeooo:rsid="0228da61"/>
    </style:style>
    <style:style style:name="T768" style:family="text">
      <style:text-properties officeooo:rsid="022aa0b6"/>
    </style:style>
    <style:style style:name="T769" style:family="text">
      <style:text-properties officeooo:rsid="022af27c"/>
    </style:style>
    <style:style style:name="T770" style:family="text">
      <style:text-properties officeooo:rsid="022bd80f"/>
    </style:style>
    <style:style style:name="T771" style:family="text">
      <style:text-properties officeooo:rsid="022c8d13"/>
    </style:style>
    <style:style style:name="T772" style:family="text">
      <style:text-properties officeooo:rsid="022d6bf2"/>
    </style:style>
    <style:style style:name="T773" style:family="text">
      <style:text-properties officeooo:rsid="022dcafa"/>
    </style:style>
    <style:style style:name="T774" style:family="text">
      <style:text-properties officeooo:rsid="022dcfb2"/>
    </style:style>
    <style:style style:name="T775" style:family="text">
      <style:text-properties officeooo:rsid="02324c91"/>
    </style:style>
    <style:style style:name="T776" style:family="text">
      <style:text-properties officeooo:rsid="0234c261"/>
    </style:style>
    <style:style style:name="T777" style:family="text">
      <style:text-properties officeooo:rsid="0236a15d"/>
    </style:style>
    <style:style style:name="T778" style:family="text">
      <style:text-properties officeooo:rsid="023f32b0"/>
    </style:style>
    <style:style style:name="T779" style:family="text">
      <style:text-properties officeooo:rsid="0241324d"/>
    </style:style>
    <style:style style:name="T780" style:family="text">
      <style:text-properties officeooo:rsid="0241a3e1"/>
    </style:style>
    <style:style style:name="T781" style:family="text">
      <style:text-properties officeooo:rsid="02442935"/>
    </style:style>
    <style:style style:name="T782" style:family="text">
      <style:text-properties officeooo:rsid="0247d62d"/>
    </style:style>
    <style:style style:name="T783" style:family="text">
      <style:text-properties officeooo:rsid="02414499"/>
    </style:style>
    <style:style style:name="T784" style:family="text">
      <style:text-properties officeooo:rsid="024ba44d"/>
    </style:style>
    <style:style style:name="T785" style:family="text">
      <style:text-properties officeooo:rsid="024d7a0a"/>
    </style:style>
    <style:style style:name="T786" style:family="text">
      <style:text-properties officeooo:rsid="024f582a"/>
    </style:style>
    <style:style style:name="T787" style:family="text">
      <style:text-properties officeooo:rsid="02504bac"/>
    </style:style>
    <style:style style:name="T788" style:family="text">
      <style:text-properties officeooo:rsid="025237cf"/>
    </style:style>
    <style:style style:name="T789" style:family="text">
      <style:text-properties officeooo:rsid="02533eea"/>
    </style:style>
    <style:style style:name="T790" style:family="text">
      <style:text-properties officeooo:rsid="02553851"/>
    </style:style>
    <style:style style:name="T791" style:family="text">
      <style:text-properties officeooo:rsid="0256f10f"/>
    </style:style>
    <style:style style:name="T792" style:family="text">
      <style:text-properties officeooo:rsid="0258269d"/>
    </style:style>
    <style:style style:name="T793" style:family="text">
      <style:text-properties officeooo:rsid="025a3b44"/>
    </style:style>
    <style:style style:name="T794" style:family="text">
      <style:text-properties officeooo:rsid="025b771e"/>
    </style:style>
    <style:style style:name="T795" style:family="text">
      <style:text-properties officeooo:rsid="025d31d2"/>
    </style:style>
    <style:style style:name="T796" style:family="text">
      <style:text-properties officeooo:rsid="025ed08d"/>
    </style:style>
    <style:style style:name="T797" style:family="text">
      <style:text-properties officeooo:rsid="025f60a6"/>
    </style:style>
    <style:style style:name="T798" style:family="text">
      <style:text-properties officeooo:rsid="025f812a"/>
    </style:style>
    <style:style style:name="T799" style:family="text">
      <style:text-properties officeooo:rsid="025f9ec3"/>
    </style:style>
    <style:style style:name="T800" style:family="text">
      <style:text-properties officeooo:rsid="0264fa98"/>
    </style:style>
    <style:style style:name="T801" style:family="text">
      <style:text-properties officeooo:rsid="026e25ea"/>
    </style:style>
    <style:style style:name="T802" style:family="text">
      <style:text-properties officeooo:rsid="027711c9"/>
    </style:style>
    <style:style style:name="T803" style:family="text">
      <style:text-properties officeooo:rsid="027a7293"/>
    </style:style>
    <style:style style:name="T804" style:family="text">
      <style:text-properties officeooo:rsid="027fb85d"/>
    </style:style>
    <style:style style:name="T805" style:family="text">
      <style:text-properties officeooo:rsid="02828cab"/>
    </style:style>
    <style:style style:name="T806" style:family="text">
      <style:text-properties officeooo:rsid="0282f894"/>
    </style:style>
    <style:style style:name="T807" style:family="text">
      <style:text-properties officeooo:rsid="0284e9f6"/>
    </style:style>
    <style:style style:name="T808" style:family="text">
      <style:text-properties officeooo:rsid="02855f54"/>
    </style:style>
    <style:style style:name="T809" style:family="text">
      <style:text-properties officeooo:rsid="0285ef4c"/>
    </style:style>
    <style:style style:name="T810" style:family="text">
      <style:text-properties officeooo:rsid="02881c1a"/>
    </style:style>
    <style:style style:name="T811" style:family="text">
      <style:text-properties officeooo:rsid="028b0650"/>
    </style:style>
    <style:style style:name="T812" style:family="text">
      <style:text-properties officeooo:rsid="028ca79d"/>
    </style:style>
    <style:style style:name="T813" style:family="text">
      <style:text-properties officeooo:rsid="028cce93"/>
    </style:style>
    <style:style style:name="T814" style:family="text">
      <style:text-properties officeooo:rsid="028e7296"/>
    </style:style>
    <style:style style:name="T815" style:family="text">
      <style:text-properties officeooo:rsid="028fb703"/>
    </style:style>
    <style:style style:name="T816" style:family="text">
      <style:text-properties officeooo:rsid="029044fb"/>
    </style:style>
    <style:style style:name="T817" style:family="text">
      <style:text-properties officeooo:rsid="02922b5f"/>
    </style:style>
    <style:style style:name="T818" style:family="text">
      <style:text-properties officeooo:rsid="0293238c"/>
    </style:style>
    <style:style style:name="T819" style:family="text">
      <style:text-properties officeooo:rsid="02963886"/>
    </style:style>
    <style:style style:name="T820" style:family="text">
      <style:text-properties officeooo:rsid="0296a3a9"/>
    </style:style>
    <style:style style:name="T821" style:family="text">
      <style:text-properties officeooo:rsid="02970752"/>
    </style:style>
    <style:style style:name="T822" style:family="text">
      <style:text-properties officeooo:rsid="0298719d"/>
    </style:style>
    <style:style style:name="T823" style:family="text">
      <style:text-properties officeooo:rsid="02991a63"/>
    </style:style>
    <style:style style:name="T824" style:family="text">
      <style:text-properties officeooo:rsid="029a4127"/>
    </style:style>
    <style:style style:name="T825" style:family="text">
      <style:text-properties officeooo:rsid="029b0d90"/>
    </style:style>
    <style:style style:name="T826" style:family="text">
      <style:text-properties officeooo:rsid="029bd872"/>
    </style:style>
    <style:style style:name="T827" style:family="text">
      <style:text-properties officeooo:rsid="029d90dd"/>
    </style:style>
    <style:style style:name="T828" style:family="text">
      <style:text-properties officeooo:rsid="029edb72"/>
    </style:style>
    <style:style style:name="T829" style:family="text">
      <style:text-properties officeooo:rsid="029fb2e2"/>
    </style:style>
    <style:style style:name="T830" style:family="text">
      <style:text-properties officeooo:rsid="02a07b09"/>
    </style:style>
    <style:style style:name="T831" style:family="text">
      <style:text-properties officeooo:rsid="02a0cacc"/>
    </style:style>
    <style:style style:name="T832" style:family="text">
      <style:text-properties officeooo:rsid="02a293b0"/>
    </style:style>
    <style:style style:name="T833" style:family="text">
      <style:text-properties officeooo:rsid="02a34d14"/>
    </style:style>
    <style:style style:name="T834" style:family="text">
      <style:text-properties officeooo:rsid="02a35600"/>
    </style:style>
    <style:style style:name="T835" style:family="text">
      <style:text-properties officeooo:rsid="02a3b8aa"/>
    </style:style>
    <style:style style:name="T836" style:family="text">
      <style:text-properties officeooo:rsid="01ad2fe5"/>
    </style:style>
    <style:style style:name="T837" style:family="text">
      <style:text-properties officeooo:rsid="02a6245f"/>
    </style:style>
    <style:style style:name="T838" style:family="text">
      <style:text-properties officeooo:rsid="02a7b606"/>
    </style:style>
    <style:style style:name="T839" style:family="text">
      <style:text-properties officeooo:rsid="02a98bb2"/>
    </style:style>
    <style:style style:name="T840" style:family="text">
      <style:text-properties officeooo:rsid="02aa789e"/>
    </style:style>
    <style:style style:name="T841" style:family="text">
      <style:text-properties officeooo:rsid="02ab58ef"/>
    </style:style>
    <style:style style:name="T842" style:family="text">
      <style:text-properties officeooo:rsid="02acd9d3"/>
    </style:style>
    <style:style style:name="T843" style:family="text">
      <style:text-properties officeooo:rsid="02aeb1cc"/>
    </style:style>
    <style:style style:name="T844" style:family="text">
      <style:text-properties officeooo:rsid="02af7eaf"/>
    </style:style>
    <style:style style:name="T845" style:family="text">
      <style:text-properties officeooo:rsid="02b25969"/>
    </style:style>
    <style:style style:name="T846" style:family="text">
      <style:text-properties officeooo:rsid="02b3e75f"/>
    </style:style>
    <style:style style:name="T847" style:family="text">
      <style:text-properties officeooo:rsid="02b5968f"/>
    </style:style>
    <style:style style:name="T848" style:family="text">
      <style:text-properties officeooo:rsid="02bbcb58"/>
    </style:style>
    <style:style style:name="T849" style:family="text">
      <style:text-properties officeooo:rsid="02bcf8a3"/>
    </style:style>
    <style:style style:name="T850" style:family="text">
      <style:text-properties officeooo:rsid="02bec365"/>
    </style:style>
    <style:style style:name="T851" style:family="text">
      <style:text-properties officeooo:rsid="02bf594e"/>
    </style:style>
    <style:style style:name="T852" style:family="text">
      <style:text-properties officeooo:rsid="02bfa763"/>
    </style:style>
    <style:style style:name="T853" style:family="text">
      <style:text-properties officeooo:rsid="02c1796c"/>
    </style:style>
    <style:style style:name="T854" style:family="text">
      <style:text-properties officeooo:rsid="02c76ac1"/>
    </style:style>
    <style:style style:name="T855" style:family="text">
      <style:text-properties officeooo:rsid="02c81b3d"/>
    </style:style>
    <style:style style:name="T856" style:family="text">
      <style:text-properties officeooo:rsid="02c82a28"/>
    </style:style>
    <style:style style:name="T857" style:family="text">
      <style:text-properties officeooo:rsid="02ca0644"/>
    </style:style>
    <style:style style:name="T858" style:family="text">
      <style:text-properties officeooo:rsid="02cb1014"/>
    </style:style>
    <style:style style:name="T859" style:family="text">
      <style:text-properties officeooo:rsid="02cbc99f"/>
    </style:style>
    <style:style style:name="T860" style:family="text">
      <style:text-properties officeooo:rsid="02cd67b7"/>
    </style:style>
    <style:style style:name="T861" style:family="text">
      <style:text-properties officeooo:rsid="02ce6a32"/>
    </style:style>
    <style:style style:name="T862" style:family="text">
      <style:text-properties officeooo:rsid="02d26976"/>
    </style:style>
    <style:style style:name="T863" style:family="text">
      <style:text-properties officeooo:rsid="02d3b970"/>
    </style:style>
    <style:style style:name="T864" style:family="text">
      <style:text-properties officeooo:rsid="02d7555c"/>
    </style:style>
    <style:style style:name="T865" style:family="text">
      <style:text-properties officeooo:rsid="02d7a110"/>
    </style:style>
    <style:style style:name="T866" style:family="text">
      <style:text-properties officeooo:rsid="02d7cee7"/>
    </style:style>
    <style:style style:name="T867" style:family="text">
      <style:text-properties officeooo:rsid="02d9a657"/>
    </style:style>
    <style:style style:name="T868" style:family="text">
      <style:text-properties officeooo:rsid="02dabe2d"/>
    </style:style>
    <style:style style:name="T869" style:family="text">
      <style:text-properties officeooo:rsid="02dc6a91"/>
    </style:style>
    <style:style style:name="T870" style:family="text">
      <style:text-properties officeooo:rsid="02dce7ab"/>
    </style:style>
    <style:style style:name="T871" style:family="text">
      <style:text-properties officeooo:rsid="02ddc566"/>
    </style:style>
    <style:style style:name="T872" style:family="text">
      <style:text-properties officeooo:rsid="02df200a"/>
    </style:style>
    <style:style style:name="T873" style:family="text">
      <style:text-properties officeooo:rsid="02e882f5"/>
    </style:style>
    <style:style style:name="T874" style:family="text">
      <style:text-properties officeooo:rsid="02ea7d5d"/>
    </style:style>
    <style:style style:name="T875" style:family="text">
      <style:text-properties officeooo:rsid="02ebdb41"/>
    </style:style>
    <style:style style:name="T876" style:family="text">
      <style:text-properties officeooo:rsid="02ecc882"/>
    </style:style>
    <style:style style:name="T877" style:family="text">
      <style:text-properties officeooo:rsid="02eddf0a"/>
    </style:style>
    <style:style style:name="T878" style:family="text">
      <style:text-properties officeooo:rsid="02efd3d9"/>
    </style:style>
    <style:style style:name="T879" style:family="text">
      <style:text-properties officeooo:rsid="02f33434"/>
    </style:style>
    <style:style style:name="T880" style:family="text">
      <style:text-properties officeooo:rsid="02f6ffe5"/>
    </style:style>
    <style:style style:name="T881" style:family="text">
      <style:text-properties officeooo:rsid="01b9a427"/>
    </style:style>
    <style:style style:name="T882" style:family="text">
      <style:text-properties officeooo:rsid="01bde714"/>
    </style:style>
    <style:style style:name="T883" style:family="text">
      <style:text-properties officeooo:rsid="02f8cb2e"/>
    </style:style>
    <style:style style:name="T884" style:family="text">
      <style:text-properties officeooo:rsid="02fddf65"/>
    </style:style>
    <style:style style:name="T885" style:family="text">
      <style:text-properties officeooo:rsid="02ff2907"/>
    </style:style>
    <style:style style:name="T886" style:family="text">
      <style:text-properties officeooo:rsid="0302408c"/>
    </style:style>
    <style:style style:name="T887" style:family="text">
      <style:text-properties style:text-position="super 58%" officeooo:rsid="0302408c" fo:background-color="transparent" style:font-size-asian="10.5pt"/>
    </style:style>
    <style:style style:name="T888" style:family="text">
      <style:text-properties style:text-position="0% 100%" officeooo:rsid="0302408c" fo:background-color="transparent" style:font-size-asian="10.5pt"/>
    </style:style>
    <style:style style:name="T889" style:family="text">
      <style:text-properties officeooo:rsid="0304bf25"/>
    </style:style>
    <style:style style:name="T890" style:family="text">
      <style:text-properties officeooo:rsid="03070931"/>
    </style:style>
    <style:style style:name="T891" style:family="text">
      <style:text-properties officeooo:rsid="030936fc"/>
    </style:style>
    <style:style style:name="T892" style:family="text">
      <style:text-properties officeooo:rsid="030b2ad0"/>
    </style:style>
    <style:style style:name="T893" style:family="text">
      <style:text-properties officeooo:rsid="030bd520"/>
    </style:style>
    <style:style style:name="T894" style:family="text">
      <style:text-properties officeooo:rsid="030cbcdf"/>
    </style:style>
    <style:style style:name="T895" style:family="text">
      <style:text-properties officeooo:rsid="030d35c4"/>
    </style:style>
    <style:style style:name="T896" style:family="text">
      <style:text-properties officeooo:rsid="030d596f"/>
    </style:style>
    <style:style style:name="T897" style:family="text">
      <style:text-properties officeooo:rsid="030fbba4"/>
    </style:style>
    <style:style style:name="T898" style:family="text">
      <style:text-properties officeooo:rsid="03119086"/>
    </style:style>
    <style:style style:name="T899" style:family="text">
      <style:text-properties officeooo:rsid="03119539"/>
    </style:style>
    <style:style style:name="T900" style:family="text">
      <style:text-properties officeooo:rsid="03141871"/>
    </style:style>
    <style:style style:name="T901" style:family="text">
      <style:text-properties officeooo:rsid="0314b604"/>
    </style:style>
    <style:style style:name="T902" style:family="text">
      <style:text-properties officeooo:rsid="031570d8"/>
    </style:style>
    <style:style style:name="T903" style:family="text">
      <style:text-properties officeooo:rsid="03167534"/>
    </style:style>
    <style:style style:name="T904" style:family="text">
      <style:text-properties officeooo:rsid="031953b1"/>
    </style:style>
    <style:style style:name="T905" style:family="text">
      <style:text-properties officeooo:rsid="03216b70"/>
    </style:style>
    <style:style style:name="T906" style:family="text">
      <style:text-properties officeooo:rsid="03224453"/>
    </style:style>
    <style:style style:name="T907" style:family="text">
      <style:text-properties officeooo:rsid="0323f6ad"/>
    </style:style>
    <style:style style:name="T908" style:family="text">
      <style:text-properties officeooo:rsid="0324e336"/>
    </style:style>
    <style:style style:name="T909" style:family="text">
      <style:text-properties officeooo:rsid="03288090"/>
    </style:style>
    <style:style style:name="T910" style:family="text">
      <style:text-properties officeooo:rsid="0328cd4d"/>
    </style:style>
    <style:style style:name="T911" style:family="text">
      <style:text-properties officeooo:rsid="032adc2b"/>
    </style:style>
    <style:style style:name="T912" style:family="text">
      <style:text-properties officeooo:rsid="032c1697"/>
    </style:style>
    <style:style style:name="T913" style:family="text">
      <style:text-properties officeooo:rsid="03330f24"/>
    </style:style>
    <style:style style:name="T914" style:family="text">
      <style:text-properties officeooo:rsid="03400293"/>
    </style:style>
    <style:style style:name="T915" style:family="text">
      <style:text-properties officeooo:rsid="0340551f"/>
    </style:style>
    <style:style style:name="T916" style:family="text">
      <style:text-properties officeooo:rsid="0340e83e"/>
    </style:style>
    <style:style style:name="T917" style:family="text">
      <style:text-properties officeooo:rsid="0342e94f"/>
    </style:style>
    <style:style style:name="T918" style:family="text">
      <style:text-properties officeooo:rsid="03464873"/>
    </style:style>
    <style:style style:name="T919" style:family="text">
      <style:text-properties officeooo:rsid="0347ef42"/>
    </style:style>
    <style:style style:name="T920" style:family="text">
      <style:text-properties officeooo:rsid="0349336b"/>
    </style:style>
    <style:style style:name="T921" style:family="text">
      <style:text-properties officeooo:rsid="034d12b5"/>
    </style:style>
    <style:style style:name="T922" style:family="text">
      <style:text-properties officeooo:rsid="034f055e"/>
    </style:style>
    <style:style style:name="T923" style:family="text">
      <style:text-properties officeooo:rsid="0354a1be"/>
    </style:style>
    <style:style style:name="T924" style:family="text">
      <style:text-properties officeooo:rsid="03556690"/>
    </style:style>
    <style:style style:name="T925" style:family="text">
      <style:text-properties officeooo:rsid="0355ae70"/>
    </style:style>
    <style:style style:name="T926" style:family="text">
      <style:text-properties officeooo:rsid="0356cc1b"/>
    </style:style>
    <style:style style:name="T927" style:family="text">
      <style:text-properties officeooo:rsid="0357de36"/>
    </style:style>
    <style:style style:name="T928" style:family="text">
      <style:text-properties officeooo:rsid="035a881d"/>
    </style:style>
    <style:style style:name="T929" style:family="text">
      <style:text-properties officeooo:rsid="035bfdba"/>
    </style:style>
    <style:style style:name="T930" style:family="text">
      <style:text-properties officeooo:rsid="035d7d67"/>
    </style:style>
    <style:style style:name="T931" style:family="text">
      <style:text-properties officeooo:rsid="035f65f9"/>
    </style:style>
    <style:style style:name="T932" style:family="text">
      <style:text-properties officeooo:rsid="036132f9"/>
    </style:style>
    <style:style style:name="T933" style:family="text">
      <style:text-properties officeooo:rsid="0362ec79"/>
    </style:style>
    <style:style style:name="T934" style:family="text">
      <style:text-properties officeooo:rsid="03637a8c"/>
    </style:style>
    <style:style style:name="T935" style:family="text">
      <style:text-properties officeooo:rsid="03660a30"/>
    </style:style>
    <style:style style:name="T936" style:family="text">
      <style:text-properties officeooo:rsid="0367c9c7"/>
    </style:style>
    <style:style style:name="T937" style:family="text">
      <style:text-properties officeooo:rsid="03682501"/>
    </style:style>
    <style:style style:name="T938" style:family="text">
      <style:text-properties officeooo:rsid="0369935c"/>
    </style:style>
    <style:style style:name="T939" style:family="text">
      <style:text-properties officeooo:rsid="036a251e"/>
    </style:style>
    <style:style style:name="T940" style:family="text">
      <style:text-properties officeooo:rsid="036c734e"/>
    </style:style>
    <style:style style:name="T941" style:family="text">
      <style:text-properties officeooo:rsid="036ddc2b"/>
    </style:style>
    <style:style style:name="T942" style:family="text">
      <style:text-properties officeooo:rsid="036ed88b"/>
    </style:style>
    <style:style style:name="T943" style:family="text">
      <style:text-properties officeooo:rsid="037079d3"/>
    </style:style>
    <style:style style:name="T944" style:family="text">
      <style:text-properties officeooo:rsid="0370adb5"/>
    </style:style>
    <style:style style:name="T945" style:family="text">
      <style:text-properties officeooo:rsid="03723696"/>
    </style:style>
    <style:style style:name="T946" style:family="text">
      <style:text-properties officeooo:rsid="0372fe2f"/>
    </style:style>
    <style:style style:name="T947" style:family="text">
      <style:text-properties officeooo:rsid="0373c331"/>
    </style:style>
    <style:style style:name="T948" style:family="text">
      <style:text-properties officeooo:rsid="03753010"/>
    </style:style>
    <style:style style:name="T949" style:family="text">
      <style:text-properties officeooo:rsid="0375b241"/>
    </style:style>
    <style:style style:name="T950" style:family="text">
      <style:text-properties officeooo:rsid="0376184a"/>
    </style:style>
    <style:style style:name="T951" style:family="text">
      <style:text-properties officeooo:rsid="037947ab"/>
    </style:style>
    <style:style style:name="T952" style:family="text">
      <style:text-properties officeooo:rsid="037af0ae"/>
    </style:style>
    <style:style style:name="T953" style:family="text">
      <style:text-properties officeooo:rsid="037bb2a0"/>
    </style:style>
    <style:style style:name="T954" style:family="text">
      <style:text-properties officeooo:rsid="037db099"/>
    </style:style>
    <style:style style:name="T955" style:family="text">
      <style:text-properties officeooo:rsid="037e6302"/>
    </style:style>
    <style:style style:name="T956" style:family="text">
      <style:text-properties officeooo:rsid="037ee19a"/>
    </style:style>
    <style:style style:name="T957" style:family="text">
      <style:text-properties officeooo:rsid="03803048"/>
    </style:style>
    <style:style style:name="T958" style:family="text">
      <style:text-properties officeooo:rsid="03815bb0"/>
    </style:style>
    <style:style style:name="T959" style:family="text">
      <style:text-properties officeooo:rsid="0381c0b5"/>
    </style:style>
    <style:style style:name="T960" style:family="text">
      <style:text-properties officeooo:rsid="03862fbe"/>
    </style:style>
    <style:style style:name="T961" style:family="text">
      <style:text-properties officeooo:rsid="0387a75e"/>
    </style:style>
    <style:style style:name="T962" style:family="text">
      <style:text-properties officeooo:rsid="03897ec5"/>
    </style:style>
    <style:style style:name="T963" style:family="text">
      <style:text-properties officeooo:rsid="038ccb3f"/>
    </style:style>
    <style:style style:name="T964" style:family="text">
      <style:text-properties officeooo:rsid="038e93d3"/>
    </style:style>
    <style:style style:name="T965" style:family="text">
      <style:text-properties officeooo:rsid="038f614a"/>
    </style:style>
    <style:style style:name="T966" style:family="text">
      <style:text-properties officeooo:rsid="038fb28a"/>
    </style:style>
    <style:style style:name="T967" style:family="text">
      <style:text-properties officeooo:rsid="0390d27c"/>
    </style:style>
    <style:style style:name="T968" style:family="text">
      <style:text-properties officeooo:rsid="03921394"/>
    </style:style>
    <style:style style:name="T969" style:family="text">
      <style:text-properties officeooo:rsid="039423b3"/>
    </style:style>
    <style:style style:name="T970" style:family="text">
      <style:text-properties officeooo:rsid="03977aa5"/>
    </style:style>
    <style:style style:name="T971" style:family="text">
      <style:text-properties officeooo:rsid="039b61a7"/>
    </style:style>
    <style:style style:name="T972" style:family="text">
      <style:text-properties officeooo:rsid="03a17acb"/>
    </style:style>
    <style:style style:name="T973" style:family="text">
      <style:text-properties officeooo:rsid="03a35cd6"/>
    </style:style>
    <style:style style:name="T974" style:family="text">
      <style:text-properties officeooo:rsid="03ab345f"/>
    </style:style>
    <style:style style:name="T975" style:family="text">
      <style:text-properties officeooo:rsid="03ad3723"/>
    </style:style>
    <style:style style:name="T976" style:family="text">
      <style:text-properties officeooo:rsid="03ae926f"/>
    </style:style>
    <style:style style:name="T977" style:family="text">
      <style:text-properties officeooo:rsid="03b02f17"/>
    </style:style>
    <style:style style:name="T978" style:family="text">
      <style:text-properties officeooo:rsid="03b22891"/>
    </style:style>
    <style:style style:name="T979" style:family="text">
      <style:text-properties officeooo:rsid="03b5bbc4"/>
    </style:style>
    <style:style style:name="T980" style:family="text">
      <style:text-properties officeooo:rsid="03b69f20"/>
    </style:style>
    <style:style style:name="T981" style:family="text">
      <style:text-properties officeooo:rsid="03b710ae"/>
    </style:style>
    <style:style style:name="T982" style:family="text">
      <style:text-properties officeooo:rsid="03bb91a2"/>
    </style:style>
    <style:style style:name="T983" style:family="text">
      <style:text-properties officeooo:rsid="03bcec1b"/>
    </style:style>
    <style:style style:name="T984" style:family="text">
      <style:text-properties officeooo:rsid="03bfbe21"/>
    </style:style>
    <style:style style:name="T985" style:family="text">
      <style:text-properties officeooo:rsid="03bff6a7"/>
    </style:style>
    <style:style style:name="T986" style:family="text">
      <style:text-properties officeooo:rsid="03c62ad3"/>
    </style:style>
    <style:style style:name="T987" style:family="text">
      <style:text-properties officeooo:rsid="03c7824d"/>
    </style:style>
    <style:style style:name="T988" style:family="text">
      <style:text-properties officeooo:rsid="03ca6dea"/>
    </style:style>
    <style:style style:name="T989" style:family="text">
      <style:text-properties officeooo:rsid="03c1ae3c"/>
    </style:style>
    <style:style style:name="T990" style:family="text">
      <style:text-properties officeooo:rsid="03cb8e2e"/>
    </style:style>
    <style:style style:name="T991" style:family="text">
      <style:text-properties officeooo:rsid="03cd3abe"/>
    </style:style>
    <style:style style:name="T992" style:family="text">
      <style:text-properties officeooo:rsid="03cd7e46"/>
    </style:style>
    <style:style style:name="T993" style:family="text">
      <style:text-properties officeooo:rsid="03cf1808"/>
    </style:style>
    <style:style style:name="T994" style:family="text">
      <style:text-properties officeooo:rsid="03d0a94f"/>
    </style:style>
    <style:style style:name="T995" style:family="text">
      <style:text-properties officeooo:rsid="03d1cd57"/>
    </style:style>
    <style:style style:name="T996" style:family="text">
      <style:text-properties officeooo:rsid="03d3a026"/>
    </style:style>
    <style:style style:name="T997" style:family="text">
      <style:text-properties officeooo:rsid="016415cd"/>
    </style:style>
    <style:style style:name="T998" style:family="text">
      <style:text-properties officeooo:rsid="03d4adb1"/>
    </style:style>
    <style:style style:name="T999" style:family="text">
      <style:text-properties officeooo:rsid="03d5c974"/>
    </style:style>
    <style:style style:name="T1000" style:family="text">
      <style:text-properties officeooo:rsid="03d611f8"/>
    </style:style>
    <style:style style:name="T1001" style:family="text">
      <style:text-properties officeooo:rsid="03db7338"/>
    </style:style>
    <style:style style:name="T1002" style:family="text">
      <style:text-properties officeooo:rsid="03dd18d8"/>
    </style:style>
    <style:style style:name="T1003" style:family="text">
      <style:text-properties officeooo:rsid="03e3676b"/>
    </style:style>
    <style:style style:name="T1004" style:family="text">
      <style:text-properties officeooo:rsid="03e8fccb"/>
    </style:style>
    <style:style style:name="T1005" style:family="text">
      <style:text-properties officeooo:rsid="03e92b61"/>
    </style:style>
    <style:style style:name="T1006" style:family="text">
      <style:text-properties officeooo:rsid="03eae973"/>
    </style:style>
    <style:style style:name="T1007" style:family="text">
      <style:text-properties officeooo:rsid="03eca0df"/>
    </style:style>
    <style:style style:name="T1008" style:family="text">
      <style:text-properties officeooo:rsid="03edec9c"/>
    </style:style>
    <style:style style:name="T1009" style:family="text">
      <style:text-properties officeooo:rsid="03ef585f"/>
    </style:style>
    <style:style style:name="T1010" style:family="text">
      <style:text-properties officeooo:rsid="03f0fa7e"/>
    </style:style>
    <style:style style:name="T1011" style:family="text">
      <style:text-properties officeooo:rsid="03f17301"/>
    </style:style>
    <style:style style:name="T1012" style:family="text">
      <style:text-properties officeooo:rsid="03f1b9b3"/>
    </style:style>
    <style:style style:name="T1013" style:family="text">
      <style:text-properties officeooo:rsid="03f392e3"/>
    </style:style>
    <style:style style:name="T1014" style:family="text">
      <style:text-properties officeooo:rsid="03f6056e"/>
    </style:style>
    <style:style style:name="T1015" style:family="text">
      <style:text-properties officeooo:rsid="03f852c7"/>
    </style:style>
    <style:style style:name="T1016" style:family="text">
      <style:text-properties officeooo:rsid="03dc5db1"/>
    </style:style>
    <style:style style:name="T1017" style:family="text">
      <style:text-properties officeooo:rsid="03fa1633"/>
    </style:style>
    <style:style style:name="T1018" style:family="text">
      <style:text-properties officeooo:rsid="03fc01e2"/>
    </style:style>
    <style:style style:name="T1019" style:family="text">
      <style:text-properties officeooo:rsid="03fe5a47"/>
    </style:style>
    <style:style style:name="T1020" style:family="text">
      <style:text-properties officeooo:rsid="03ffa388"/>
    </style:style>
    <style:style style:name="T1021" style:family="text">
      <style:text-properties officeooo:rsid="04083f08"/>
    </style:style>
    <style:style style:name="T1022" style:family="text">
      <style:text-properties officeooo:rsid="0409ba36"/>
    </style:style>
    <style:style style:name="T1023" style:family="text">
      <style:text-properties officeooo:rsid="040b86b5"/>
    </style:style>
    <style:style style:name="T1024" style:family="text">
      <style:text-properties officeooo:rsid="040d7be6"/>
    </style:style>
    <style:style style:name="T1025" style:family="text">
      <style:text-properties officeooo:rsid="041104a1"/>
    </style:style>
    <style:style style:name="T1026" style:family="text">
      <style:text-properties officeooo:rsid="041545bf"/>
    </style:style>
    <style:style style:name="T1027" style:family="text">
      <style:text-properties officeooo:rsid="0417ad84"/>
    </style:style>
    <style:style style:name="T1028" style:family="text">
      <style:text-properties officeooo:rsid="0417f4c8"/>
    </style:style>
    <style:style style:name="T1029" style:family="text">
      <style:text-properties officeooo:rsid="041830e6"/>
    </style:style>
    <style:style style:name="T1030" style:family="text">
      <style:text-properties officeooo:rsid="041affaa"/>
    </style:style>
    <style:style style:name="T1031" style:family="text">
      <style:text-properties officeooo:rsid="041fa5c6"/>
    </style:style>
    <style:style style:name="T1032" style:family="text">
      <style:text-properties style:font-name="Courier New" officeooo:rsid="041fa5c6"/>
    </style:style>
    <style:style style:name="T1033" style:family="text">
      <style:text-properties style:font-name="Courier New" officeooo:rsid="04207178"/>
    </style:style>
    <style:style style:name="T1034" style:family="text">
      <style:text-properties style:font-name="Courier New" officeooo:rsid="04225a3f"/>
    </style:style>
    <style:style style:name="T1035" style:family="text">
      <style:text-properties style:font-name="Courier New" officeooo:rsid="04235401"/>
    </style:style>
    <style:style style:name="T1036" style:family="text">
      <style:text-properties officeooo:rsid="04207178"/>
    </style:style>
    <style:style style:name="T1037" style:family="text">
      <style:text-properties style:font-name="Liberation Sans" officeooo:rsid="01485a61"/>
    </style:style>
    <style:style style:name="T1038" style:family="text">
      <style:text-properties officeooo:rsid="04225a3f"/>
    </style:style>
    <style:style style:name="T1039" style:family="text">
      <style:text-properties officeooo:rsid="0423540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13"><text:a xlink:type="simple" xlink:href="#__RefHeading__8491_1963792373" text:style-name="Index_20_Link" text:visited-style-name="Index_20_Link">Notices<text:tab/>4</text:a></text:p>
          <text:p text:style-name="P1013"><text:a xlink:type="simple" xlink:href="#__RefHeading__106_1535947377" text:style-name="Index_20_Link" text:visited-style-name="Index_20_Link">Introduction<text:tab/>4</text:a></text:p>
          <text:p text:style-name="P1013"><text:a xlink:type="simple" xlink:href="#__RefHeading__11635_236344772" text:style-name="Index_20_Link" text:visited-style-name="Index_20_Link">Overview<text:tab/>5</text:a></text:p>
          <text:p text:style-name="P1013"><text:a xlink:type="simple" xlink:href="#__RefHeading__7884_277269877" text:style-name="Index_20_Link" text:visited-style-name="Index_20_Link">Invoking the Assembler<text:tab/>6</text:a></text:p>
          <text:p text:style-name="P1083"><text:a xlink:type="simple" xlink:href="#__RefHeading__7886_277269877" text:style-name="Index_20_Link" text:visited-style-name="Index_20_Link">System Requirements<text:tab/>6</text:a></text:p>
          <text:p text:style-name="P1083"><text:a xlink:type="simple" xlink:href="#__RefHeading__11637_236344772" text:style-name="Index_20_Link" text:visited-style-name="Index_20_Link">Environment Variables<text:tab/>6</text:a></text:p>
          <text:p text:style-name="P1083"><text:a xlink:type="simple" xlink:href="#__RefHeading__7888_277269877" text:style-name="Index_20_Link" text:visited-style-name="Index_20_Link">Command Line Options<text:tab/>7</text:a></text:p>
          <text:p text:style-name="P1114"><text:a xlink:type="simple" xlink:href="#__RefHeading__7890_277269877" text:style-name="Index_20_Link" text:visited-style-name="Index_20_Link">Assembler Controls<text:tab/>8</text:a></text:p>
          <text:p text:style-name="P1115"><text:a xlink:type="simple" xlink:href="#__RefHeading__14238_1607021333" text:style-name="Index_20_Link" text:visited-style-name="Index_20_Link">-t/--target ISA<text:tab/>8</text:a></text:p>
          <text:p text:style-name="P1115"><text:a xlink:type="simple" xlink:href="#__RefHeading__15929_298340403" text:style-name="Index_20_Link" text:visited-style-name="Index_20_Link">--bltin<text:tab/>9</text:a></text:p>
          <text:p text:style-name="P1115"><text:a xlink:type="simple" xlink:href="#__RefHeading__15931_298340403" text:style-name="Index_20_Link" text:visited-style-name="Index_20_Link">--ccw FORMAT<text:tab/>9</text:a></text:p>
          <text:p text:style-name="P1115"><text:a xlink:type="simple" xlink:href="#__RefHeading__15935_298340403" text:style-name="Index_20_Link" text:visited-style-name="Index_20_Link">--cp TRANS[=FILE]<text:tab/>9</text:a></text:p>
          <text:p text:style-name="P1115"><text:a xlink:type="simple" xlink:href="#__RefHeading__7894_277269877" text:style-name="Index_20_Link" text:visited-style-name="Index_20_Link">--cpu MSLFILE=CPU<text:tab/>9</text:a></text:p>
          <text:p text:style-name="P1115"><text:a xlink:type="simple" xlink:href="#__RefHeading__10266_131414793" text:style-name="Index_20_Link" text:visited-style-name="Index_20_Link">-e/--error LEVEL<text:tab/>9</text:a></text:p>
          <text:p text:style-name="P1115"><text:a xlink:type="simple" xlink:href="#__RefHeading__15937_298340403" text:style-name="Index_20_Link" text:visited-style-name="Index_20_Link">-h/--help<text:tab/>10</text:a></text:p>
          <text:p text:style-name="P1115"><text:a xlink:type="simple" xlink:href="#__RefHeading__8493_1963792373" text:style-name="Index_20_Link" text:visited-style-name="Index_20_Link">--nest DEPTH<text:tab/>10</text:a></text:p>
          <text:p text:style-name="P1115"><text:a xlink:type="simple" xlink:href="#__RefHeading__8745_1871376393" text:style-name="Index_20_Link" text:visited-style-name="Index_20_Link">--psw FORMAT<text:tab/>10</text:a></text:p>
          <text:p text:style-name="P1114"><text:a xlink:type="simple" xlink:href="#__RefHeading__8124_277269877" text:style-name="Index_20_Link" text:visited-style-name="Index_20_Link">Input Options<text:tab/>10</text:a></text:p>
          <text:p text:style-name="P1115"><text:a xlink:type="simple" xlink:href="#__RefHeading__8126_277269877" text:style-name="Index_20_Link" text:visited-style-name="Index_20_Link">source<text:tab/>10</text:a></text:p>
          <text:p text:style-name="P1115"><text:a xlink:type="simple" xlink:href="#__RefHeading__15828_304498853" text:style-name="Index_20_Link" text:visited-style-name="Index_20_Link">--case<text:tab/>10</text:a></text:p>
          <text:p text:style-name="P1115"><text:a xlink:type="simple" xlink:href="#__RefHeading__15939_298340403" text:style-name="Index_20_Link" text:visited-style-name="Index_20_Link">-D SYMBOL[=VALUE]<text:tab/>11</text:a></text:p>
          <text:p text:style-name="P1114"><text:a xlink:type="simple" xlink:href="#__RefHeading__8268_277269877" text:style-name="Index_20_Link" text:visited-style-name="Index_20_Link">Output Options<text:tab/>11</text:a></text:p>
          <text:p text:style-name="P1115"><text:a xlink:type="simple" xlink:href="#__RefHeading__16316_298340403" text:style-name="Index_20_Link" text:visited-style-name="Index_20_Link">-d/--dump<text:tab/>11</text:a></text:p>
          <text:p text:style-name="P1115"><text:a xlink:type="simple" xlink:href="#__RefHeading__16318_298340403" text:style-name="Index_20_Link" text:visited-style-name="Index_20_Link">-h/--help<text:tab/>11</text:a></text:p>
          <text:p text:style-name="P1115"><text:a xlink:type="simple" xlink:href="#__RefHeading__16320_298340403" text:style-name="Index_20_Link" text:visited-style-name="Index_20_Link">-a/--addr SIZE<text:tab/>11</text:a></text:p>
          <text:p text:style-name="P1115"><text:a xlink:type="simple" xlink:href="#__RefHeading__9623_273182987" text:style-name="Index_20_Link" text:visited-style-name="Index_20_Link">-g/--gldipl FILEPATH<text:tab/>11</text:a></text:p>
          <text:p text:style-name="P1115"><text:a xlink:type="simple" xlink:href="#__RefHeading__8270_277269877" text:style-name="Index_20_Link" text:visited-style-name="Index_20_Link">-i/--image FILEPATH<text:tab/>11</text:a></text:p>
          <text:p text:style-name="P1115"><text:a xlink:type="simple" xlink:href="#__RefHeading__8272_277269877" text:style-name="Index_20_Link" text:visited-style-name="Index_20_Link">-l/--listing FILEPATH<text:tab/>12</text:a></text:p>
          <text:p text:style-name="P1115"><text:a xlink:type="simple" xlink:href="#__RefHeading__9310_78158561" text:style-name="Index_20_Link" text:visited-style-name="Index_20_Link">-o/--object FILEPATH<text:tab/>12</text:a></text:p>
          <text:p text:style-name="P1115"><text:a xlink:type="simple" xlink:href="#__RefHeading__9312_78158561" text:style-name="Index_20_Link" text:visited-style-name="Index_20_Link">-r/--rc FILEPATH<text:tab/>12</text:a></text:p>
          <text:p text:style-name="P1115"><text:a xlink:type="simple" xlink:href="#__RefHeading__9482_78158561" text:style-name="Index_20_Link" text:visited-style-name="Index_20_Link">-s/--store FILEPATH<text:tab/>12</text:a></text:p>
          <text:p text:style-name="P1115"><text:a xlink:type="simple" xlink:href="#__RefHeading__9484_78158561" text:style-name="Index_20_Link" text:visited-style-name="Index_20_Link">-v/--vmc FILEPATH<text:tab/>12</text:a></text:p>
          <text:p text:style-name="P1115"><text:a xlink:type="simple" xlink:href="#__RefHeading__16322_298340403" text:style-name="Index_20_Link" text:visited-style-name="Index_20_Link">--debug OPTION , --oper OPER, --pas N<text:tab/>12</text:a></text:p>
          <text:p text:style-name="P1083"><text:a xlink:type="simple" xlink:href="#__RefHeading__14921_656408657" text:style-name="Index_20_Link" text:visited-style-name="Index_20_Link">ASMA Assembly Listing<text:tab/>12</text:a></text:p>
          <text:p text:style-name="P1083"><text:a xlink:type="simple" xlink:href="#__RefHeading__11984_566196551" text:style-name="Index_20_Link" text:visited-style-name="Index_20_Link">Code Pages<text:tab/>13</text:a></text:p>
          <text:p text:style-name="P1114"><text:a xlink:type="simple" xlink:href="#__RefHeading__11986_566196551" text:style-name="Index_20_Link" text:visited-style-name="Index_20_Link">Built-In Code Page Definitions<text:tab/>14</text:a></text:p>
          <text:p text:style-name="P1114"><text:a xlink:type="simple" xlink:href="#__RefHeading__11988_566196551" text:style-name="Index_20_Link" text:visited-style-name="Index_20_Link">Local Code Page Modifications<text:tab/>15</text:a></text:p>
          <text:p text:style-name="P1114"><text:a xlink:type="simple" xlink:href="#__RefHeading__11990_566196551" text:style-name="Index_20_Link" text:visited-style-name="Index_20_Link">codepage.py Command-Line Options<text:tab/>15</text:a></text:p>
          <text:p text:style-name="P1115"><text:a xlink:type="simple" xlink:href="#__RefHeading__11992_566196551" text:style-name="Index_20_Link" text:visited-style-name="Index_20_Link">-a/--a2e<text:tab/>15</text:a></text:p>
          <text:p text:style-name="P1115"><text:a xlink:type="simple" xlink:href="#__RefHeading__11994_566196551" text:style-name="Index_20_Link" text:visited-style-name="Index_20_Link">-c/--codepages<text:tab/>15</text:a></text:p>
          <text:p text:style-name="P1115"><text:a xlink:type="simple" xlink:href="#__RefHeading__11998_566196551" text:style-name="Index_20_Link" text:visited-style-name="Index_20_Link">-e/--e2a<text:tab/>15</text:a></text:p>
          <text:p text:style-name="P1115"><text:a xlink:type="simple" xlink:href="#__RefHeading__12000_566196551" text:style-name="Index_20_Link" text:visited-style-name="Index_20_Link">-p/--codepoints<text:tab/>15</text:a></text:p>
          <text:p text:style-name="P1115"><text:a xlink:type="simple" xlink:href="#__RefHeading__12002_566196551" text:style-name="Index_20_Link" text:visited-style-name="Index_20_Link">--cpfile<text:tab/>16</text:a></text:p>
          <text:p text:style-name="P1115"><text:soft-page-break/><text:a xlink:type="simple" xlink:href="#__RefHeading__12004_566196551" text:style-name="Index_20_Link" text:visited-style-name="Index_20_Link">--cptrans<text:tab/>16</text:a></text:p>
          <text:p text:style-name="P1115"><text:a xlink:type="simple" xlink:href="#__RefHeading__12253_1505942903" text:style-name="Index_20_Link" text:visited-style-name="Index_20_Link">--dumpa<text:tab/>16</text:a></text:p>
          <text:p text:style-name="P1115"><text:a xlink:type="simple" xlink:href="#__RefHeading__12255_1505942903" text:style-name="Index_20_Link" text:visited-style-name="Index_20_Link">--dumpe<text:tab/>16</text:a></text:p>
          <text:p text:style-name="P1115"><text:a xlink:type="simple" xlink:href="#__RefHeading__12006_566196551" text:style-name="Index_20_Link" text:visited-style-name="Index_20_Link">--test<text:tab/>16</text:a></text:p>
          <text:p text:style-name="P1083"><text:a xlink:type="simple" xlink:href="#__RefHeading__15635_43547413" text:style-name="Index_20_Link" text:visited-style-name="Index_20_Link">Troubleshooting<text:tab/>16</text:a></text:p>
          <text:p text:style-name="P1114"><text:a xlink:type="simple" xlink:href="#__RefHeading__14324_1833370168" text:style-name="Index_20_Link" text:visited-style-name="Index_20_Link">Python Exceptions<text:tab/>17</text:a></text:p>
          <text:p text:style-name="P1013"><text:a xlink:type="simple" xlink:href="#__RefHeading__14493_1250512974" text:style-name="Index_20_Link" text:visited-style-name="Index_20_Link">Legacy Programs<text:tab/>18</text:a></text:p>
          <text:p text:style-name="P1083"><text:a xlink:type="simple" xlink:href="#__RefHeading__15877_43547413" text:style-name="Index_20_Link" text:visited-style-name="Index_20_Link">Statement Format<text:tab/>18</text:a></text:p>
          <text:p text:style-name="P1083"><text:a xlink:type="simple" xlink:href="#__RefHeading__14497_1250512974" text:style-name="Index_20_Link" text:visited-style-name="Index_20_Link">LTORG Directive<text:tab/>18</text:a></text:p>
          <text:p text:style-name="P1083"><text:a xlink:type="simple" xlink:href="#__RefHeading__14503_1250512974" text:style-name="Index_20_Link" text:visited-style-name="Index_20_Link">D-type Constants<text:tab/>19</text:a></text:p>
          <text:p text:style-name="P1083"><text:a xlink:type="simple" xlink:href="#__RefHeading__14870_1250512974" text:style-name="Index_20_Link" text:visited-style-name="Index_20_Link">Floating-Point Constants<text:tab/>19</text:a></text:p>
          <text:p text:style-name="P1083"><text:a xlink:type="simple" xlink:href="#__RefHeading__15491_766683081" text:style-name="Index_20_Link" text:visited-style-name="Index_20_Link">Vector Instructions<text:tab/>19</text:a></text:p>
          <text:p text:style-name="P1013"><text:a xlink:type="simple" xlink:href="#__RefHeading__9486_78158561" text:style-name="Index_20_Link" text:visited-style-name="Index_20_Link">Image Structure<text:tab/>20</text:a></text:p>
          <text:p text:style-name="P1083"><text:a xlink:type="simple" xlink:href="#__RefHeading__5315_138540907" text:style-name="Index_20_Link" text:visited-style-name="Index_20_Link">Regions<text:tab/>20</text:a></text:p>
          <text:p text:style-name="P1083"><text:a xlink:type="simple" xlink:href="#__RefHeading__5132_138540907" text:style-name="Index_20_Link" text:visited-style-name="Index_20_Link">Control Sections<text:tab/>20</text:a></text:p>
          <text:p text:style-name="P1083"><text:a xlink:type="simple" xlink:href="#__RefHeading__5568_138540907" text:style-name="Index_20_Link" text:visited-style-name="Index_20_Link">Dummy Sections<text:tab/>21</text:a></text:p>
          <text:p text:style-name="P1083"><text:a xlink:type="simple" xlink:href="#__RefHeading__5317_138540907" text:style-name="Index_20_Link" text:visited-style-name="Index_20_Link">Image, Region and Control Section Attributes<text:tab/>21</text:a></text:p>
          <text:p text:style-name="P1083"><text:a xlink:type="simple" xlink:href="#__RefHeading__9197_1017791038" text:style-name="Index_20_Link" text:visited-style-name="Index_20_Link">Using the Image File<text:tab/>21</text:a></text:p>
          <text:p text:style-name="P1083"><text:a xlink:type="simple" xlink:href="#__RefHeading__9769_273182987" text:style-name="Index_20_Link" text:visited-style-name="Index_20_Link">Using List Directed IPL<text:tab/>22</text:a></text:p>
          <text:p text:style-name="P1083"><text:a xlink:type="simple" xlink:href="#__RefHeading__9314_78158561" text:style-name="Index_20_Link" text:visited-style-name="Index_20_Link">Using the Object Deck<text:tab/>23</text:a></text:p>
          <text:p text:style-name="P1083"><text:a xlink:type="simple" xlink:href="#__RefHeading__9316_78158561" text:style-name="Index_20_Link" text:visited-style-name="Index_20_Link">Using the RC Script File<text:tab/>24</text:a></text:p>
          <text:p text:style-name="P1083"><text:a xlink:type="simple" xlink:href="#__RefHeading__9488_78158561" text:style-name="Index_20_Link" text:visited-style-name="Index_20_Link">Using a STORE Command File<text:tab/>24</text:a></text:p>
          <text:p text:style-name="P1013"><text:a xlink:type="simple" xlink:href="#__RefHeading__5134_138540907" text:style-name="Index_20_Link" text:visited-style-name="Index_20_Link">Assembly Language<text:tab/>26</text:a></text:p>
          <text:p text:style-name="P1083"><text:a xlink:type="simple" xlink:href="#__RefHeading__10152_1568795058" text:style-name="Index_20_Link" text:visited-style-name="Index_20_Link">Pass 0<text:tab/>26</text:a></text:p>
          <text:p text:style-name="P1083"><text:a xlink:type="simple" xlink:href="#__RefHeading__5136_138540907" text:style-name="Index_20_Link" text:visited-style-name="Index_20_Link">Pass 1<text:tab/>26</text:a></text:p>
          <text:p text:style-name="P1083"><text:a xlink:type="simple" xlink:href="#__RefHeading__5138_138540907" text:style-name="Index_20_Link" text:visited-style-name="Index_20_Link">Pass 2<text:tab/>27</text:a></text:p>
          <text:p text:style-name="P1083"><text:a xlink:type="simple" xlink:href="#__RefHeading__10268_131414793" text:style-name="Index_20_Link" text:visited-style-name="Index_20_Link">MSL Considerations<text:tab/>28</text:a></text:p>
          <text:p text:style-name="P1083"><text:a xlink:type="simple" xlink:href="#__RefHeading__16523_1780761587" text:style-name="Index_20_Link" text:visited-style-name="Index_20_Link">ASMA Input Statements<text:tab/>28</text:a></text:p>
          <text:p text:style-name="P1114"><text:a xlink:type="simple" xlink:href="#__RefHeading__16525_1780761587" text:style-name="Index_20_Link" text:visited-style-name="Index_20_Link">Names<text:tab/>29</text:a></text:p>
          <text:p text:style-name="P1115"><text:a xlink:type="simple" xlink:href="#__RefHeading__16527_1780761587" text:style-name="Index_20_Link" text:visited-style-name="Index_20_Link">Labels<text:tab/>29</text:a></text:p>
          <text:p text:style-name="P1115"><text:a xlink:type="simple" xlink:href="#__RefHeading__16529_1780761587" text:style-name="Index_20_Link" text:visited-style-name="Index_20_Link">Symbolic Variables<text:tab/>29</text:a></text:p>
          <text:p text:style-name="P1115"><text:a xlink:type="simple" xlink:href="#__RefHeading__16531_1780761587" text:style-name="Index_20_Link" text:visited-style-name="Index_20_Link">Sequence Symbols<text:tab/>29</text:a></text:p>
          <text:p text:style-name="P1114"><text:a xlink:type="simple" xlink:href="#__RefHeading__16533_1780761587" text:style-name="Index_20_Link" text:visited-style-name="Index_20_Link">Self-Defining Terms<text:tab/>29</text:a></text:p>
          <text:p text:style-name="P1115"><text:a xlink:type="simple" xlink:href="#__RefHeading__16535_1780761587" text:style-name="Index_20_Link" text:visited-style-name="Index_20_Link">Binary<text:tab/>30</text:a></text:p>
          <text:p text:style-name="P1115"><text:a xlink:type="simple" xlink:href="#__RefHeading__16537_1780761587" text:style-name="Index_20_Link" text:visited-style-name="Index_20_Link">Character<text:tab/>30</text:a></text:p>
          <text:p text:style-name="P1115"><text:a xlink:type="simple" xlink:href="#__RefHeading__16539_1780761587" text:style-name="Index_20_Link" text:visited-style-name="Index_20_Link">Decimal<text:tab/>30</text:a></text:p>
          <text:p text:style-name="P1115"><text:a xlink:type="simple" xlink:href="#__RefHeading__16653_1780761587" text:style-name="Index_20_Link" text:visited-style-name="Index_20_Link">Hexadecimal<text:tab/>30</text:a></text:p>
          <text:p text:style-name="P1114"><text:a xlink:type="simple" xlink:href="#__RefHeading__16937_983113960" text:style-name="Index_20_Link" text:visited-style-name="Index_20_Link">Quoted Strings<text:tab/>30</text:a></text:p>
          <text:p text:style-name="P1083"><text:a xlink:type="simple" xlink:href="#__RefHeading__14298_2002922277" text:style-name="Index_20_Link" text:visited-style-name="Index_20_Link">Case Sensitivity<text:tab/>31</text:a></text:p>
          <text:p text:style-name="P1083"><text:a xlink:type="simple" xlink:href="#__RefHeading__8755_277269877" text:style-name="Index_20_Link" text:visited-style-name="Index_20_Link">Operand Values<text:tab/>31</text:a></text:p>
          <text:p text:style-name="P1083"><text:a xlink:type="simple" xlink:href="#__RefHeading__13666_1643089094" text:style-name="Index_20_Link" text:visited-style-name="Index_20_Link">Location Counters<text:tab/>32</text:a></text:p>
          <text:p text:style-name="P1083"><text:a xlink:type="simple" xlink:href="#__RefHeading__8250_1040490950" text:style-name="Index_20_Link" text:visited-style-name="Index_20_Link">Machine Instructions<text:tab/>33</text:a></text:p>
          <text:p text:style-name="P1083"><text:a xlink:type="simple" xlink:href="#__RefHeading__12370_16643534" text:style-name="Index_20_Link" text:visited-style-name="Index_20_Link">Assembler Directives<text:tab/>33</text:a></text:p>
          <text:p text:style-name="P1114"><text:a xlink:type="simple" xlink:href="#__RefHeading__17260_870402680" text:style-name="Index_20_Link" text:visited-style-name="Index_20_Link">ATRACEOFF<text:tab/>33</text:a></text:p>
          <text:p text:style-name="P1114"><text:soft-page-break/><text:a xlink:type="simple" xlink:href="#__RefHeading__17262_870402680" text:style-name="Index_20_Link" text:visited-style-name="Index_20_Link">ATRACEON<text:tab/>34</text:a></text:p>
          <text:p text:style-name="P1114"><text:a xlink:type="simple" xlink:href="#__RefHeading__7319_1040490950" text:style-name="Index_20_Link" text:visited-style-name="Index_20_Link">CCW <text:tab/>34</text:a></text:p>
          <text:p text:style-name="P1114"><text:a xlink:type="simple" xlink:href="#__RefHeading__8937_1983957688" text:style-name="Index_20_Link" text:visited-style-name="Index_20_Link">CCW0<text:tab/>35</text:a></text:p>
          <text:p text:style-name="P1114"><text:a xlink:type="simple" xlink:href="#__RefHeading__7321_1040490950" text:style-name="Index_20_Link" text:visited-style-name="Index_20_Link">CCW1<text:tab/>35</text:a></text:p>
          <text:p text:style-name="P1114"><text:a xlink:type="simple" xlink:href="#__RefHeading__8286_155308264" text:style-name="Index_20_Link" text:visited-style-name="Index_20_Link">COPY<text:tab/>35</text:a></text:p>
          <text:p text:style-name="P1114"><text:a xlink:type="simple" xlink:href="#__RefHeading__7445_1040490950" text:style-name="Index_20_Link" text:visited-style-name="Index_20_Link">CSECT<text:tab/>36</text:a></text:p>
          <text:p text:style-name="P1114"><text:a xlink:type="simple" xlink:href="#__RefHeading__14222_265376741" text:style-name="Index_20_Link" text:visited-style-name="Index_20_Link">DC<text:tab/>36</text:a></text:p>
          <text:p text:style-name="P1114"><text:a xlink:type="simple" xlink:href="#__RefHeading__7447_1040490950" text:style-name="Index_20_Link" text:visited-style-name="Index_20_Link">DROP<text:tab/>38</text:a></text:p>
          <text:p text:style-name="P1114"><text:a xlink:type="simple" xlink:href="#__RefHeading__6747_265376741" text:style-name="Index_20_Link" text:visited-style-name="Index_20_Link">DS<text:tab/>38</text:a></text:p>
          <text:p text:style-name="P1114"><text:a xlink:type="simple" xlink:href="#__RefHeading__7449_1040490950" text:style-name="Index_20_Link" text:visited-style-name="Index_20_Link">DSECT<text:tab/>38</text:a></text:p>
          <text:p text:style-name="P1114"><text:a xlink:type="simple" xlink:href="#__RefHeading__6749_265376741" text:style-name="Index_20_Link" text:visited-style-name="Index_20_Link">EJECT<text:tab/>39</text:a></text:p>
          <text:p text:style-name="P1114"><text:a xlink:type="simple" xlink:href="#__RefHeading__7197_1478500692" text:style-name="Index_20_Link" text:visited-style-name="Index_20_Link">END<text:tab/>39</text:a></text:p>
          <text:p text:style-name="P1114"><text:a xlink:type="simple" xlink:href="#__RefHeading__7323_1040490950" text:style-name="Index_20_Link" text:visited-style-name="Index_20_Link">ENTRY<text:tab/>39</text:a></text:p>
          <text:p text:style-name="P1114"><text:a xlink:type="simple" xlink:href="#__RefHeading__7571_1040490950" text:style-name="Index_20_Link" text:visited-style-name="Index_20_Link">EQU<text:tab/>40</text:a></text:p>
          <text:p text:style-name="P1114"><text:a xlink:type="simple" xlink:href="#__RefHeading__10403_1698835050" text:style-name="Index_20_Link" text:visited-style-name="Index_20_Link">MACRO<text:tab/>40</text:a></text:p>
          <text:p text:style-name="P1114"><text:a xlink:type="simple" xlink:href="#__RefHeading__11639_236344772" text:style-name="Index_20_Link" text:visited-style-name="Index_20_Link">MHELP<text:tab/>40</text:a></text:p>
          <text:p text:style-name="P1114"><text:a xlink:type="simple" xlink:href="#__RefHeading__10405_1698835050" text:style-name="Index_20_Link" text:visited-style-name="Index_20_Link">MNOTE<text:tab/>41</text:a></text:p>
          <text:p text:style-name="P1114"><text:a xlink:type="simple" xlink:href="#__RefHeading__16965_1561084488" text:style-name="Index_20_Link" text:visited-style-name="Index_20_Link">OPSYN<text:tab/>42</text:a></text:p>
          <text:p text:style-name="P1114"><text:a xlink:type="simple" xlink:href="#__RefHeading__7992_1040490950" text:style-name="Index_20_Link" text:visited-style-name="Index_20_Link">ORG<text:tab/>42</text:a></text:p>
          <text:p text:style-name="P1114"><text:a xlink:type="simple" xlink:href="#__RefHeading__17302_1612040849" text:style-name="Index_20_Link" text:visited-style-name="Index_20_Link">POP<text:tab/>43</text:a></text:p>
          <text:p text:style-name="P1114"><text:a xlink:type="simple" xlink:href="#__RefHeading__7994_1040490950" text:style-name="Index_20_Link" text:visited-style-name="Index_20_Link">PRINT<text:tab/>43</text:a></text:p>
          <text:p text:style-name="P1114"><text:a xlink:type="simple" xlink:href="#__RefHeading__9151_1983957688" text:style-name="Index_20_Link" text:visited-style-name="Index_20_Link">PSW <text:tab/>44</text:a></text:p>
          <text:p text:style-name="P1114"><text:a xlink:type="simple" xlink:href="#__RefHeading__12372_16643534" text:style-name="Index_20_Link" text:visited-style-name="Index_20_Link">PSWS<text:tab/>44</text:a></text:p>
          <text:p text:style-name="P1114"><text:a xlink:type="simple" xlink:href="#__RefHeading__12374_16643534" text:style-name="Index_20_Link" text:visited-style-name="Index_20_Link">PSW360<text:tab/>45</text:a></text:p>
          <text:p text:style-name="P1114"><text:a xlink:type="simple" xlink:href="#__RefHeading__8749_1871376393" text:style-name="Index_20_Link" text:visited-style-name="Index_20_Link">PSW67<text:tab/>46</text:a></text:p>
          <text:p text:style-name="P1114"><text:a xlink:type="simple" xlink:href="#__RefHeading__6906_759399533" text:style-name="Index_20_Link" text:visited-style-name="Index_20_Link">PSWBC<text:tab/>47</text:a></text:p>
          <text:p text:style-name="P1114"><text:a xlink:type="simple" xlink:href="#__RefHeading__12376_16643534" text:style-name="Index_20_Link" text:visited-style-name="Index_20_Link">PSWEC<text:tab/>48</text:a></text:p>
          <text:p text:style-name="P1114"><text:a xlink:type="simple" xlink:href="#__RefHeading__12380_16643534" text:style-name="Index_20_Link" text:visited-style-name="Index_20_Link">PSW380, PSWXA, PSWE370, PSWE390<text:tab/>48</text:a></text:p>
          <text:p text:style-name="P1114"><text:a xlink:type="simple" xlink:href="#__RefHeading__12382_16643534" text:style-name="Index_20_Link" text:visited-style-name="Index_20_Link">PSWZ<text:tab/>50</text:a></text:p>
          <text:p text:style-name="P1114"><text:a xlink:type="simple" xlink:href="#__RefHeading__17304_1612040849" text:style-name="Index_20_Link" text:visited-style-name="Index_20_Link">PUSH<text:tab/>51</text:a></text:p>
          <text:p text:style-name="P1114"><text:a xlink:type="simple" xlink:href="#__RefHeading__7996_1040490950" text:style-name="Index_20_Link" text:visited-style-name="Index_20_Link">REGION<text:tab/>51</text:a></text:p>
          <text:p text:style-name="P1114"><text:a xlink:type="simple" xlink:href="#__RefHeading__13600_710623297" text:style-name="Index_20_Link" text:visited-style-name="Index_20_Link">SPACE<text:tab/>51</text:a></text:p>
          <text:p text:style-name="P1114"><text:a xlink:type="simple" xlink:href="#__RefHeading__15234_1617789454" text:style-name="Index_20_Link" text:visited-style-name="Index_20_Link">START<text:tab/>52</text:a></text:p>
          <text:p text:style-name="P1114"><text:a xlink:type="simple" xlink:href="#__RefHeading__6671_363560842" text:style-name="Index_20_Link" text:visited-style-name="Index_20_Link">TITLE<text:tab/>53</text:a></text:p>
          <text:p text:style-name="P1114"><text:a xlink:type="simple" xlink:href="#__RefHeading__8136_1040490950" text:style-name="Index_20_Link" text:visited-style-name="Index_20_Link">USING<text:tab/>54</text:a></text:p>
          <text:p text:style-name="P1114"><text:a xlink:type="simple" xlink:href="#__RefHeading__8887_1871376393" text:style-name="Index_20_Link" text:visited-style-name="Index_20_Link">XMODE<text:tab/>54</text:a></text:p>
          <text:p text:style-name="P1013"><text:a xlink:type="simple" xlink:href="#__RefHeading__10154_1568795058" text:style-name="Index_20_Link" text:visited-style-name="Index_20_Link">Macro Language<text:tab/>55</text:a></text:p>
          <text:p text:style-name="P1083"><text:a xlink:type="simple" xlink:href="#__RefHeading__11052_1879445069" text:style-name="Index_20_Link" text:visited-style-name="Index_20_Link">Macro Definition Mode<text:tab/>55</text:a></text:p>
          <text:p text:style-name="P1114"><text:a xlink:type="simple" xlink:href="#__RefHeading__11054_1879445069" text:style-name="Index_20_Link" text:visited-style-name="Index_20_Link">Built-In Macros<text:tab/>56</text:a></text:p>
          <text:p text:style-name="P1083"><text:a xlink:type="simple" xlink:href="#__RefHeading__22579_678793318" text:style-name="Index_20_Link" text:visited-style-name="Index_20_Link">Macro Invocation<text:tab/>56</text:a></text:p>
          <text:p text:style-name="P1083"><text:a xlink:type="simple" xlink:href="#__RefHeading__10690_1626226712" text:style-name="Index_20_Link" text:visited-style-name="Index_20_Link">Macro Symbols<text:tab/>56</text:a></text:p>
          <text:p text:style-name="P1114"><text:a xlink:type="simple" xlink:href="#__RefHeading__11167_1626226712" text:style-name="Index_20_Link" text:visited-style-name="Index_20_Link">Subscripts<text:tab/>58</text:a></text:p>
          <text:p text:style-name="P1114"><text:a xlink:type="simple" xlink:href="#__RefHeading__13548_1999145204" text:style-name="Index_20_Link" text:visited-style-name="Index_20_Link">Variable Symbol Attributes<text:tab/>58</text:a></text:p>
          <text:p text:style-name="P1114"><text:a xlink:type="simple" xlink:href="#__RefHeading__16220_1627799030" text:style-name="Index_20_Link" text:visited-style-name="Index_20_Link">System Variable Symbols<text:tab/>58</text:a></text:p>
          <text:p text:style-name="P1083"><text:soft-page-break/><text:a xlink:type="simple" xlink:href="#__RefHeading__10554_1698835050" text:style-name="Index_20_Link" text:visited-style-name="Index_20_Link">Prototype Statement<text:tab/>59</text:a></text:p>
          <text:p text:style-name="P1083"><text:a xlink:type="simple" xlink:href="#__RefHeading__11169_1626226712" text:style-name="Index_20_Link" text:visited-style-name="Index_20_Link">Model Statements<text:tab/>60</text:a></text:p>
          <text:p text:style-name="P1083"><text:a xlink:type="simple" xlink:href="#__RefHeading__12282_1723142039" text:style-name="Index_20_Link" text:visited-style-name="Index_20_Link">Arithmetic Expressions<text:tab/>60</text:a></text:p>
          <text:p text:style-name="P1083"><text:a xlink:type="simple" xlink:href="#__RefHeading__13220_446186249" text:style-name="Index_20_Link" text:visited-style-name="Index_20_Link">Logical Expressions<text:tab/>61</text:a></text:p>
          <text:p text:style-name="P1083"><text:a xlink:type="simple" xlink:href="#__RefHeading__11056_1879445069" text:style-name="Index_20_Link" text:visited-style-name="Index_20_Link">Macro Directives<text:tab/>62</text:a></text:p>
          <text:p text:style-name="P1114"><text:a xlink:type="simple" xlink:href="#__RefHeading__13487_897497694" text:style-name="Index_20_Link" text:visited-style-name="Index_20_Link">AGO<text:tab/>62</text:a></text:p>
          <text:p text:style-name="P1114"><text:a xlink:type="simple" xlink:href="#__RefHeading__13678_1999145204" text:style-name="Index_20_Link" text:visited-style-name="Index_20_Link">AIF<text:tab/>63</text:a></text:p>
          <text:p text:style-name="P1114"><text:a xlink:type="simple" xlink:href="#__RefHeading__11344_1879445069" text:style-name="Index_20_Link" text:visited-style-name="Index_20_Link">ANOP<text:tab/>63</text:a></text:p>
          <text:p text:style-name="P1114"><text:a xlink:type="simple" xlink:href="#__RefHeading__12451_1723142039" text:style-name="Index_20_Link" text:visited-style-name="Index_20_Link">GBLA<text:tab/>64</text:a></text:p>
          <text:p text:style-name="P1114"><text:a xlink:type="simple" xlink:href="#__RefHeading__12672_1723142039" text:style-name="Index_20_Link" text:visited-style-name="Index_20_Link">GBLB<text:tab/>64</text:a></text:p>
          <text:p text:style-name="P1114"><text:a xlink:type="simple" xlink:href="#__RefHeading__12674_1723142039" text:style-name="Index_20_Link" text:visited-style-name="Index_20_Link">GBLC<text:tab/>65</text:a></text:p>
          <text:p text:style-name="P1114"><text:a xlink:type="simple" xlink:href="#__RefHeading__12453_1723142039" text:style-name="Index_20_Link" text:visited-style-name="Index_20_Link">LCLA<text:tab/>65</text:a></text:p>
          <text:p text:style-name="P1114"><text:a xlink:type="simple" xlink:href="#__RefHeading__12676_1723142039" text:style-name="Index_20_Link" text:visited-style-name="Index_20_Link">LCLB<text:tab/>66</text:a></text:p>
          <text:p text:style-name="P1114"><text:a xlink:type="simple" xlink:href="#__RefHeading__12678_1723142039" text:style-name="Index_20_Link" text:visited-style-name="Index_20_Link">LCLC<text:tab/>66</text:a></text:p>
          <text:p text:style-name="P1114"><text:a xlink:type="simple" xlink:href="#__RefHeading__11058_1879445069" text:style-name="Index_20_Link" text:visited-style-name="Index_20_Link">MEND<text:tab/>67</text:a></text:p>
          <text:p text:style-name="P1114"><text:a xlink:type="simple" xlink:href="#__RefHeading__11348_1879445069" text:style-name="Index_20_Link" text:visited-style-name="Index_20_Link">MEXIT<text:tab/>67</text:a></text:p>
          <text:p text:style-name="P1114"><text:a xlink:type="simple" xlink:href="#__RefHeading__12284_1723142039" text:style-name="Index_20_Link" text:visited-style-name="Index_20_Link">SETA<text:tab/>68</text:a></text:p>
          <text:p text:style-name="P1114"><text:a xlink:type="simple" xlink:href="#__RefHeading__13222_446186249" text:style-name="Index_20_Link" text:visited-style-name="Index_20_Link">SETB<text:tab/>68</text:a></text:p>
          <text:p text:style-name="P1114"><text:a xlink:type="simple" xlink:href="#__RefHeading__13224_446186249" text:style-name="Index_20_Link" text:visited-style-name="Index_20_Link">SETC<text:tab/>69</text:a></text:p>
          <text:p text:style-name="P1013"><text:a xlink:type="simple" xlink:href="#__RefHeading__8404_1040490950" text:style-name="Index_20_Link" text:visited-style-name="Index_20_Link">Appendix A - Instruction Source Formats<text:tab/>71</text:a></text:p>
          <text:p text:style-name="P1083"><text:a xlink:type="simple" xlink:href="#__RefHeading__3951_19989857521" text:style-name="Index_20_Link" text:visited-style-name="Index_20_Link">Syntax Summary by Instruction Format<text:tab/>71</text:a></text:p>
          <text:p text:style-name="P1083"><text:a xlink:type="simple" xlink:href="#__RefHeading__8406_1040490950" text:style-name="Index_20_Link" text:visited-style-name="Index_20_Link">Extended Mnemonics<text:tab/>75</text:a></text:p>
          <text:p text:style-name="P1013"><text:a xlink:type="simple" xlink:href="#__RefHeading__10178_1319271130" text:style-name="Index_20_Link" text:visited-style-name="Index_20_Link">Appendix B – Embedding the Assembler<text:tab/>78</text:a></text:p>
        </text:index-body>
      </text:table-of-content>
      <text:p text:style-name="Standard"/>
      <text:p text:style-name="P3">Copyright <text:span text:style-name="T645">©</text:span> 201<text:span text:style-name="T144">3</text:span> Harold Grovesteen</text:p>
      <text:p text:style-name="P3">See the file <text:span text:style-name="T145">doc/fdl-1.3.txt</text:span> for copying conditions.</text:p>
      <text:h text:style-name="P1004" text:outline-level="1"><text:bookmark-start text:name="__RefHeading__8491_1963792373"/>Notices<text:bookmark-end text:name="__RefHeading__8491_1963792373"/></text:h>
      <text:p text:style-name="P47">z/Architecture is a registered trademark of International Business Machines Corporation.</text:p>
      <text:h text:style-name="P1005" text:outline-level="1"><text:bookmark-start text:name="__RefHeading__106_1535947377"/>Introduction<text:bookmark-end text:name="__RefHeading__106_1535947377"/></text:h>
      <text:p text:style-name="P194"><text:span text:style-name="T3">Stand-alone </text:span><text:span text:style-name="T4">mainframe </text:span><text:span text:style-name="T3">bare metal programming </text:span><text:span text:style-name="T4">needs </text:span><text:span text:style-name="T74">are unique.</text:span><text:span text:style-name="T4"> <text:s/></text:span><text:span text:style-name="T74">They can be </text:span><text:span text:style-name="T4">addressed </text:span><text:span text:style-name="T4">by </text:span><text:span text:style-name="T74">the </text:span><text:span text:style-name="T4">GNU assembler, </text:span><text:span text:style-name="T381">as</text:span><text:span text:style-name="T74">, configured for s390 Executable and Linking Format (ELF) output,</text:span><text:span text:style-name="T4"> as </text:span><text:span text:style-name="T74">is available with</text:span><text:span text:style-name="T11"> the Stand-alone Tool Kit (SATK)</text:span><text:span text:style-name="T4">. <text:s/></text:span></text:p>
      <text:p text:style-name="P194"><text:span text:style-name="T4">GNU </text:span><text:span text:style-name="T382">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1861261736" text:style-name="L1">
        <text:list-item>
          <text:p text:style-name="P926">no DSECT's,</text:p>
        </text:list-item>
        <text:list-item>
          <text:p text:style-name="P926">no USING and DROP statements,</text:p>
        </text:list-item>
        <text:list-item>
          <text:p text:style-name="P926"><text:soft-page-break/>no cross reference listing,</text:p>
        </text:list-item>
        <text:list-item>
          <text:p text:style-name="P926">no auto alignment,</text:p>
        </text:list-item>
        <text:list-item>
          <text:p text:style-name="P927">no implied lengths,</text:p>
        </text:list-item>
        <text:list-item>
          <text:p text:style-name="P928">no backward ORG statement,</text:p>
        </text:list-item>
        <text:list-item>
          <text:p text:style-name="P930">limited macro language.</text:p>
        </text:list-item>
      </text:list>
      <text:p text:style-name="P5">Bare metal programming really needs to create memory content images <text:span text:style-name="T784">or other output formats tailored to the bare metal environment (for example, emulator or virtual machine)</text:span>. <text:s/>GNU tools can be coerced into doing this, but not without external support <text:span text:style-name="T519">and tooling. <text:s/>SATK provides this tooling but </text:span><text:span text:style-name="T784">the GNU </text:span><text:span text:style-name="T381">as</text:span><text:span text:style-name="T519"> limitations </text:span><text:span text:style-name="T784">persist</text:span><text:span text:style-name="T519">.</text:span></text:p>
      <text:p text:style-name="P5">GNU <text:span text:style-name="T252">as</text:span> can not be used as an integral tool for the creation of output <text:span text:style-name="T593">(with the exception of GNU Compiler Collection)</text:span>. <text:s/>It can only accept an external source statement input file.</text:p>
      <text:p text:style-name="P8"><text:span text:style-name="T519">The z390 project has a much better assembler than GNU </text:span><text:span text:style-name="T383">as</text:span><text:span text:style-name="T519">, but for stand-alone programming lacks privileged instructions. <text:s/></text:span><text:span text:style-name="T784">However</text:span><text:span text:style-name="T519">, it only produces, in this context, an </text:span><text:span text:style-name="T519">object deck. <text:s/>A loader is required to use this output. <text:s/>Such loaders are readily available. <text:s/></text:span><text:span text:style-name="T519">However, in some contexts, a memory image </text:span><text:span text:style-name="T784">or other format</text:span><text:span text:style-name="T519"> is </text:span><text:span text:style-name="T784">required</text:span><text:span text:style-name="T519"> and z390 is not </text:span><text:span text:style-name="T519">capable of creating </text:span><text:span text:style-name="T784">other output formats</text:span><text:span text:style-name="T519">. <text:s/>External tooling would be required to do so. <text:s/></text:span></text:p>
      <text:p text:style-name="P97">Proprietary assemblers suffer from the same limitation as z390 with regards to output formats.</text:p>
      <text:h text:style-name="P1006" text:outline-level="1"><text:bookmark-start text:name="__RefHeading__11635_236344772"/>Overview<text:bookmark-end text:name="__RefHeading__11635_236344772"/></text:h>
      <text:p text:style-name="P12"><text:span text:style-name="T591">A Small Mainframe Assembler</text:span> (ASMA) <text:span text:style-name="T786">addresses</text:span> the <text:span text:style-name="T786">bare-metal programming </text:span>needs <text:span text:style-name="T786">for mainframes. <text:s/></text:span>It <text:span text:style-name="T786">has</text:span> the look and feel of <text:span text:style-name="T592">a </text:span>traditional mainframe assembler. <text:s/><text:span text:style-name="T786">It does not suffer from the limitation</text:span><text:span text:style-name="T801">s</text:span><text:span text:style-name="T786"> of GNU </text:span><text:span text:style-name="T437">as</text:span><text:span text:style-name="T786">. <text:s/></text:span><text:span text:style-name="T784">Familiarity with mainframe assembler technology </text:span><text:span text:style-name="T208">and instructions </text:span><text:span text:style-name="T784">is expected of the reader.</text:span></text:p>
      <text:p text:style-name="P9"><text:span text:style-name="T909">ASMA</text:span><text:span text:style-name="T786"> supports two related but </text:span><text:span text:style-name="T610">separate</text:span><text:span text:style-name="T786"> languages:</text:span></text:p>
      <text:list xml:id="list433653858" text:style-name="L2">
        <text:list-item>
          <text:p text:style-name="P931">an assembl<text:span text:style-name="T944">y</text:span> language for mainframe machine instructions, and,</text:p>
        </text:list-item>
        <text:list-item>
          <text:p text:style-name="P931">a macro language for dynamic generation of assembl<text:span text:style-name="T944">y</text:span> language statements.</text:p>
        </text:list-item>
      </text:list>
      <text:p text:style-name="P9"><text:span text:style-name="T592">See the “Assembl</text:span><text:span text:style-name="T944">y</text:span><text:span text:style-name="T592"> </text:span><text:span text:style-name="T787">Language</text:span><text:span text:style-name="T592">” </text:span><text:span text:style-name="T784">and “Macro </text:span><text:span text:style-name="T787">Language</text:span><text:span text:style-name="T784">” </text:span><text:span text:style-name="T592">section</text:span><text:span text:style-name="T784">s</text:span><text:span text:style-name="T592"> for specifics on the ASMA assembl</text:span><text:span text:style-name="T944">y</text:span><text:span text:style-name="T592"> </text:span><text:span text:style-name="T784">and macro language</text:span><text:span text:style-name="T801">s</text:span><text:span text:style-name="T592"> and where </text:span><text:span text:style-name="T801">they</text:span><text:span text:style-name="T592"> diverge from </text:span><text:span text:style-name="T852">traditional</text:span><text:span text:style-name="T592"> mainframe assemblers.</text:span></text:p>
      <text:p text:style-name="P10"><text:span text:style-name="T876">Within this document certain descriptions will be initiated by one of these expressions in </text:span><text:span text:style-name="T618">bold face</text:span><text:span text:style-name="T876"> font. <text:s/>They have the implied significance described here:</text:span></text:p>
      <text:list xml:id="list1220120747" text:style-name="L3">
        <text:list-item>
          <text:p text:style-name="P929"><text:span text:style-name="T618">ASMA Limitation</text:span><text:span text:style-name="T876">: describes a capability typically available with mainframe assemblers but unavailable in ASMA.</text:span></text:p>
        </text:list-item>
        <text:list-item>
          <text:p text:style-name="P929"><text:span text:style-name="T618">ASMA Specific Behavior</text:span><text:span text:style-name="T876">: describes a capability that diverges from typical mainframe assemblers or is unique to ASMA and unavailable in those </text:span><text:span text:style-name="T900">other </text:span><text:span text:style-name="T876">assemblers.</text:span></text:p>
        </text:list-item>
      </text:list>
      <text:p text:style-name="P126"><text:soft-page-break/>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77">Descriptions identified as “ASMA Limitations” </text:span><text:span text:style-name="T878">are likely candidates for </text:span><text:span text:style-name="T877">remov</text:span><text:span text:style-name="T878">al</text:span><text:span text:style-name="T877"> in future versions of ASMA, </text:span><text:span text:style-name="T878">while no commitment is implied to do so.</text:span></text:p>
      <text:p text:style-name="P619">Before use of ASMA, the recommendation is strongly made that this document be reviewed allowing the user to assess what modifications to existing code or the user's own coding practices may be required.</text:p>
      <text:p text:style-name="P9"><text:span text:style-name="T610">ASMA </text:span><text:span text:style-name="T618">Limitation</text:span><text:span text:style-name="T786">: ASMA does not have the concept of “open code”. <text:s/>Macro </text:span><text:span text:style-name="T957">language </text:span><text:span text:style-name="T786">directives are not recognized outside of macro definitions. <text:s/>Symbolic variables are only replaced when they occur within macro </text:span><text:span text:style-name="T610">model</text:span><text:span text:style-name="T786"> statements. <text:s/>Conditional assembly is not supported outside of a macro. <text:s/></text:span><text:span text:style-name="T787">Wrap a legacy program that uses conditional assembly within a macro definition.</text:span></text:p>
      <text:h text:style-name="P1007" text:outline-level="1"><text:bookmark-start text:name="__RefHeading__7884_277269877"/>Invoking the Assembler<text:bookmark-end text:name="__RefHeading__7884_277269877"/></text:h>
      <text:p text:style-name="P43">Two methods are supported for invoking of the assembler:</text:p>
      <text:list xml:id="list319641513" text:style-name="L4">
        <text:list-item>
          <text:p text:style-name="P932">from a command line or</text:p>
        </text:list-item>
        <text:list-item>
          <text:p text:style-name="P932">from within a Python script as an embedded assembler.</text:p>
        </text:list-item>
      </text:list>
      <text:p text:style-name="P43">Initiating the assembler from a command line actually is an example of the second case. <text:s/>The command line script acts as a “wrapper” for the embedded use case of the assembler.</text:p>
      <text:h text:style-name="P1014" text:outline-level="2"><text:bookmark-start text:name="__RefHeading__7886_277269877"/>System Requirements<text:bookmark-end text:name="__RefHeading__7886_277269877"/></text:h>
      <text:p text:style-name="P43">The assembler requires Python version 3.3 or later <text:span text:style-name="T716">and will run on any platform on which the required level is installed</text:span>. <text:s/>Install this version if it is not already available on the system intended to use ASMA. <text:s/>ASMA is <text:span text:style-name="T983">available within and </text:span>heavily dependent upon the tools provided by the Stand-alone Tool Kit, SATK. <text:s/>SATK is available from github:</text:p>
      <text:p text:style-name="P690"><text:a xlink:type="simple" xlink:href="https://github.com/s390guy/SATK"><text:span text:style-name="T20">https://github.com/s390guy/SATK</text:span></text:a></text:p>
      <text:p text:style-name="P127"><text:span text:style-name="T893">The </text:span><text:span text:style-name="T906">Python directory</text:span><text:span text:style-name="T893"> </text:span><text:span text:style-name="T894">search order </text:span><text:span text:style-name="T893">is dynamically set by the tool </text:span><text:span text:style-name="T906">by adding these directories:</text:span></text:p>
      <text:p text:style-name="P650">${SATK_DIR}/tools/lang</text:p>
      <text:p text:style-name="P898"><text:s text:c="5"/>${SATK_DIR}/tools/ipl</text:p>
      <text:p text:style-name="P898"><text:s text:c="5"/>${SATK_DIR}/tools</text:p>
      <text:p text:style-name="P131"><text:span text:style-name="T298">${SATK_DIR}</text:span><text:span text:style-name="T594"> is the directory into which SATK is installed.</text:span></text:p>
      <text:p text:style-name="P132"><text:span text:style-name="T906">The </text:span><text:span text:style-name="T441">PYTHONPATH</text:span><text:span text:style-name="T906"> environment variable is not normally required.</text:span></text:p>
      <text:h text:style-name="P1015" text:outline-level="2"><text:bookmark-start text:name="__RefHeading__11637_236344772"/>Environment Variables<text:bookmark-end text:name="__RefHeading__11637_236344772"/></text:h>
      <text:p text:style-name="P98">T<text:span text:style-name="T889">hree</text:span> search path environment variables consistent with the platform's conventions are <text:span text:style-name="T894">used</text:span>:</text:p>
      <text:list xml:id="list1062104492" text:style-name="L5">
        <text:list-item>
          <text:p text:style-name="P983"><text:soft-page-break/><text:span text:style-name="T386">ASMPATH</text:span><text:span text:style-name="T76"> – defines the search path for assembler </text:span><text:span text:style-name="T386">COPY</text:span><text:span text:style-name="T76"> directives </text:span><text:span text:style-name="T85">and the input file</text:span><text:span text:style-name="T76">,</text:span></text:p>
        </text:list-item>
        <text:list-item>
          <text:p text:style-name="P983"><text:span text:style-name="T390">CDPGPATH</text:span><text:span text:style-name="T85"> – defines the search path for a code page specification file, </text:span><text:span text:style-name="T89">and</text:span></text:p>
        </text:list-item>
        <text:list-item>
          <text:p text:style-name="P984"><text:span text:style-name="T386">MSLPATH</text:span><text:span text:style-name="T795"> – defines the search path for MSL </text:span><text:span text:style-name="T386">include</text:span><text:span text:style-name="T795"> statements. <text:s/></text:span><text:span text:style-name="T94">If not defined, the </text:span><text:span text:style-name="T386">MSLPATH</text:span><text:span text:style-name="T76"> </text:span><text:span text:style-name="T94">defaults to the directory </text:span><text:span text:style-name="T386">${SATK_DIR}/asma/msl</text:span><text:span text:style-name="T76">.</text:span></text:p>
        </text:list-item>
      </text:list>
      <text:p text:style-name="P208"><text:span text:style-name="T95">The </text:span><text:span text:style-name="T442">MSLPATH</text:span><text:span text:style-name="T95"> environment variable is not normally required.</text:span></text:p>
      <text:p text:style-name="P215"><text:span text:style-name="T76">By convention </text:span><text:span text:style-name="T93">SATK </text:span><text:span text:style-name="T76">ASMA source files use the </text:span><text:span text:style-name="T386">.asm</text:span><text:span text:style-name="T76"> suffix, but are not required to do so.</text:span></text:p>
      <text:p text:style-name="P216"><text:span text:style-name="T109">One Python environment variable can effect performance: </text:span><text:span text:style-name="T465">PYTHONOPTIMIZE</text:span><text:span text:style-name="T109">. <text:s/>I</text:span><text:span text:style-name="T103">f set to a non-empty value, </text:span><text:span text:style-name="T109">Python creates </text:span><text:span text:style-name="T103">optimized Python byte code. <text:s/>This is equivalent to the Python command-line option </text:span><text:span text:style-name="T459">-O</text:span><text:span text:style-name="T104"> and implied by the </text:span><text:span text:style-name="T460">-OO</text:span><text:span text:style-name="T104"> option</text:span><text:span text:style-name="T103">. <text:s/>Use of either this environment variable, or the command line option,</text:span><text:span text:style-name="T103"> may improve performance depending upon the size and content of the assembled source file. <text:s/>See the section “Python Exceptions” for more information.</text:span></text:p>
      <text:h text:style-name="P1014" text:outline-level="2"><text:bookmark-start text:name="__RefHeading__7888_277269877"/>Command Line Options<text:bookmark-end text:name="__RefHeading__7888_277269877"/></text:h>
      <text:p text:style-name="P32"><text:span text:style-name="T593">ASMA is initiated by a command line identifying the Python module </text:span><text:span text:style-name="T297">asma.py</text:span><text:span text:style-name="T593">. <text:s/>Refer to </text:span><text:span text:style-name="T593">Python documentation for the mechanisms available on a specific platform </text:span><text:span text:style-name="T594">for invoking a </text:span><text:span text:style-name="T594">Python script and specifying the active </text:span><text:span text:style-name="T298">PYTHONPATH</text:span><text:span text:style-name="T594"> environment variable</text:span><text:span text:style-name="T593">.</text:span></text:p>
      <text:p text:style-name="P33"><text:span text:style-name="T595">Assembler command line options are specified as Python script file arguments. <text:s/></text:span><text:span text:style-name="T633">On </text:span><text:span text:style-name="T634">some </text:span><text:span text:style-name="T634">systems</text:span><text:span text:style-name="T633">, the Python module itself can be specified directly on the command line:</text:span></text:p>
      <text:p text:style-name="P651">asma.py [script file arguments]</text:p>
      <text:p text:style-name="P33"><text:span text:style-name="T633">Some systems may require </text:span><text:span text:style-name="T634">first </text:span><text:span text:style-name="T633">python itself be invoked on the command line:</text:span></text:p>
      <text:p text:style-name="P652">python asma.py <text:s/>[script file arguments]</text:p>
      <text:p text:style-name="P766">or possibly</text:p>
      <text:p text:style-name="P653">python3.3 asma.py [script file arguments]</text:p>
      <text:p text:style-name="P34"><text:span text:style-name="T634">Either form of command-line is supported by ASMA. <text:s/></text:span><text:span text:style-name="T643">On systems that support the first form, </text:span><text:span text:style-name="T643">ASMA assumes that the path to the Python version 3.3 executable is:</text:span></text:p>
      <text:p text:style-name="P653">/usr/bin/python3.3</text:p>
      <text:p text:style-name="P34"><text:span text:style-name="T595">Refer to Python platform specific documentation describing how </text:span><text:span text:style-name="T596">script file arguments</text:span><text:span text:style-name="T595"> are </text:span><text:span text:style-name="T595">provided on a command line. <text:s/>While the manner in which script file arguments are specified in </text:span><text:span text:style-name="T595">a command line is platform dependent, the arguments themselves are platform independent. <text:s/></text:span><text:span text:style-name="T634">This section describes the script file arguments supported by </text:span><text:span text:style-name="T299">asma.py</text:span><text:span text:style-name="T634">.</text:span></text:p>
      <text:p text:style-name="P44"><text:span text:style-name="T643">For ASMA the script file arguments take the form of </text:span>command line options <text:span text:style-name="T643">with</text:span> either a short or long form. <text:s/>Command line options with only a long form are not expected to be used under normal operation of the assembler. <text:s/>These options are used <text:span text:style-name="T643">primarily </text:span>for debugging purposes.</text:p>
      <text:p text:style-name="P44">ASMA script file arguments fall into three broad categories:</text:p>
      <text:list xml:id="list247735579" text:style-name="L6">
        <text:list-item>
          <text:p text:style-name="P933"><text:soft-page-break/>assembler controls,</text:p>
        </text:list-item>
        <text:list-item>
          <text:p text:style-name="P933">input options and</text:p>
        </text:list-item>
        <text:list-item>
          <text:p text:style-name="P933">output options.</text:p>
        </text:list-item>
      </text:list>
      <text:p text:style-name="P46">A number of options specify a file. <text:s/>If a relative path or just the file name is specified, the file must be accessible from the current directory search path <text:span text:style-name="T785">or an identified path environment variable.</text:span></text:p>
      <text:h text:style-name="P1051" text:outline-level="3"><text:bookmark-start text:name="__RefHeading__7890_277269877"/>Assembler Controls<text:bookmark-end text:name="__RefHeading__7890_277269877"/></text:h>
      <text:p text:style-name="P44">Assembler controls influence the operation of the assembler.</text:p>
      <text:h text:style-name="Heading_20_4" text:outline-level="4"><text:bookmark-start text:name="__RefHeading__14238_1607021333"/><text:span text:style-name="T897">-t/</text:span><text:span text:style-name="T895">--</text:span><text:span text:style-name="T897">target </text:span><text:span text:style-name="T986">ISA</text:span><text:bookmark-end text:name="__RefHeading__14238_1607021333"/></text:h>
      <text:p text:style-name="P45"><text:span text:style-name="T1003">The </text:span><text:span text:style-name="T484">-t</text:span><text:span text:style-name="T1003"> or </text:span><text:span text:style-name="T484">–-target</text:span><text:span text:style-name="T1003"> option s</text:span><text:span text:style-name="T895">pecifie</text:span><text:span text:style-name="T896">s</text:span><text:span text:style-name="T895"> the instruction set architecture </text:span><text:span text:style-name="T896">targeted by </text:span><text:span text:style-name="T895">the assembly. <text:s/></text:span><text:span text:style-name="T896">The following MSL file and CPU are implied by the following value</text:span><text:span text:style-name="T898">s supported for </text:span><text:span text:style-name="T435">–-target</text:span><text:span text:style-name="T898">. <text:s/></text:span><text:span text:style-name="T923">If omitted, t</text:span><text:span text:style-name="T919">he argument defaults to </text:span><text:span text:style-name="T447">24</text:span><text:span text:style-name="T919">. <text:s/></text:span><text:span text:style-name="T898">The implied MSL file must be located within either the default MSL directory or the specified directory search order in the </text:span><text:span text:style-name="T435">MSLPATH</text:span><text:span text:style-name="T898"> environment variable.</text:span></text:p>
      <text:p text:style-name="P13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90">CPU Architecture</text:p>
            </table:table-cell>
            <table:table-cell table:style-name="Table7.A1" office:value-type="string">
              <text:p text:style-name="P591"><text:span text:style-name="T252">--</text:span><text:span text:style-name="T449">target</text:span> </text:p>
            </table:table-cell>
            <table:table-cell table:style-name="Table7.A1" office:value-type="string">
              <text:p text:style-name="P591">MSL File</text:p>
            </table:table-cell>
            <table:table-cell table:style-name="Table7.D1" office:value-type="string">
              <text:p text:style-name="P591">MSL File CPU</text:p>
            </table:table-cell>
            <table:table-cell table:style-name="Table7.E1" office:value-type="string">
              <text:p text:style-name="P592">Implied</text:p>
              <text:p text:style-name="P605">--addr</text:p>
            </table:table-cell>
            <table:table-cell table:style-name="Table7.F1" office:value-type="string">
              <text:p text:style-name="P593">XMODE</text:p>
              <text:p text:style-name="P593">PSW</text:p>
            </table:table-cell>
            <table:table-cell table:style-name="Table7.G1" office:value-type="string">
              <text:p text:style-name="P593">XMODE</text:p>
              <text:p text:style-name="P593">CCW</text:p>
            </table:table-cell>
          </table:table-row>
        </table:table-header-rows>
        <table:table-row>
          <table:table-cell table:style-name="Table7.A11" office:value-type="string">
            <text:p text:style-name="P292">System/360</text:p>
          </table:table-cell>
          <table:table-cell table:style-name="Table7.B2" office:value-type="string">
            <text:p text:style-name="P426">s360</text:p>
          </table:table-cell>
          <table:table-cell table:style-name="Table7.C2" office:value-type="string">
            <text:p text:style-name="P426">s360-insn.msl</text:p>
          </table:table-cell>
          <table:table-cell table:style-name="Table7.D2" office:value-type="string">
            <text:p text:style-name="P426">s360</text:p>
          </table:table-cell>
          <table:table-cell table:style-name="Table7.E2" office:value-type="string">
            <text:p text:style-name="P294">24</text:p>
          </table:table-cell>
          <table:table-cell table:style-name="Table7.F2" office:value-type="string">
            <text:p text:style-name="P428">360</text:p>
          </table:table-cell>
          <table:table-cell table:style-name="Table7.G2" office:value-type="string">
            <text:p text:style-name="P429">CCW0</text:p>
          </table:table-cell>
        </table:table-row>
        <table:table-row>
          <table:table-cell table:style-name="Table7.A11" office:value-type="string">
            <text:p text:style-name="P292">System/370</text:p>
          </table:table-cell>
          <table:table-cell table:style-name="Table7.B4" office:value-type="string">
            <text:p text:style-name="P426">s370</text:p>
          </table:table-cell>
          <table:table-cell table:style-name="Table7.C4" office:value-type="string">
            <text:p text:style-name="P426">s370-insn.msl</text:p>
          </table:table-cell>
          <table:table-cell table:style-name="Table7.D4" office:value-type="string">
            <text:p text:style-name="P426">s370</text:p>
          </table:table-cell>
          <table:table-cell table:style-name="Table7.E4" office:value-type="string">
            <text:p text:style-name="P294">24</text:p>
          </table:table-cell>
          <table:table-cell table:style-name="Table7.F4" office:value-type="string">
            <text:p text:style-name="P429">EC</text:p>
          </table:table-cell>
          <table:table-cell table:style-name="Table7.G4" office:value-type="string">
            <text:p text:style-name="P429">CCW0</text:p>
          </table:table-cell>
        </table:table-row>
        <table:table-row>
          <table:table-cell table:style-name="Table7.A11" office:value-type="string">
            <text:p text:style-name="P322">Hercules s/380</text:p>
          </table:table-cell>
          <table:table-cell table:style-name="Table7.B4" office:value-type="string">
            <text:p text:style-name="P445">s380</text:p>
          </table:table-cell>
          <table:table-cell table:style-name="Table7.C4" office:value-type="string">
            <text:p text:style-name="P445">s380-insn.msl</text:p>
          </table:table-cell>
          <table:table-cell table:style-name="Table7.D4" office:value-type="string">
            <text:p text:style-name="P445">s380</text:p>
          </table:table-cell>
          <table:table-cell table:style-name="Table7.E4" office:value-type="string">
            <text:p text:style-name="P322">31</text:p>
          </table:table-cell>
          <table:table-cell table:style-name="Table7.F4" office:value-type="string">
            <text:p text:style-name="P445">380</text:p>
          </table:table-cell>
          <table:table-cell table:style-name="Table7.G4" office:value-type="string">
            <text:p text:style-name="P445">CCW0</text:p>
          </table:table-cell>
        </table:table-row>
        <table:table-row>
          <table:table-cell table:style-name="Table7.A11" office:value-type="string">
            <text:p text:style-name="P292">370-XA</text:p>
          </table:table-cell>
          <table:table-cell table:style-name="Table7.B5" office:value-type="string">
            <text:p text:style-name="P426">370xa</text:p>
          </table:table-cell>
          <table:table-cell table:style-name="Table7.C5" office:value-type="string">
            <text:p text:style-name="P426">s370XA-insn.msl</text:p>
          </table:table-cell>
          <table:table-cell table:style-name="Table7.D5" office:value-type="string">
            <text:p text:style-name="P426">s370XA</text:p>
          </table:table-cell>
          <table:table-cell table:style-name="Table7.E5" office:value-type="string">
            <text:p text:style-name="P295">31</text:p>
          </table:table-cell>
          <table:table-cell table:style-name="Table7.F5" office:value-type="string">
            <text:p text:style-name="P430">XA</text:p>
          </table:table-cell>
          <table:table-cell table:style-name="Table7.G5" office:value-type="string">
            <text:p text:style-name="P430">CCW1</text:p>
          </table:table-cell>
        </table:table-row>
        <table:table-row>
          <table:table-cell table:style-name="Table7.A11" office:value-type="string">
            <text:p text:style-name="P292">ESA/370</text:p>
          </table:table-cell>
          <table:table-cell table:style-name="Table7.B6" office:value-type="string">
            <text:p text:style-name="P426">e370</text:p>
          </table:table-cell>
          <table:table-cell table:style-name="Table7.C6" office:value-type="string">
            <text:p text:style-name="P426">e370-insn.msl</text:p>
          </table:table-cell>
          <table:table-cell table:style-name="Table7.D6" office:value-type="string">
            <text:p text:style-name="P426">e370</text:p>
          </table:table-cell>
          <table:table-cell table:style-name="Table7.E6" office:value-type="string">
            <text:p text:style-name="P296">31</text:p>
          </table:table-cell>
          <table:table-cell table:style-name="Table7.F6" office:value-type="string">
            <text:p text:style-name="P431">E370</text:p>
          </table:table-cell>
          <table:table-cell table:style-name="Table7.G6" office:value-type="string">
            <text:p text:style-name="P431">CCW1</text:p>
          </table:table-cell>
        </table:table-row>
        <table:table-row>
          <table:table-cell table:style-name="Table7.A11" office:value-type="string">
            <text:p text:style-name="P292">ESA/390</text:p>
          </table:table-cell>
          <table:table-cell table:style-name="Table7.B7" office:value-type="string">
            <text:p text:style-name="P426">e390</text:p>
          </table:table-cell>
          <table:table-cell table:style-name="Table7.C7" office:value-type="string">
            <text:p text:style-name="P426">e390-insn.msl</text:p>
          </table:table-cell>
          <table:table-cell table:style-name="Table7.D7" office:value-type="string">
            <text:p text:style-name="P426">e390</text:p>
          </table:table-cell>
          <table:table-cell table:style-name="Table7.E7" office:value-type="string">
            <text:p text:style-name="P297">31</text:p>
          </table:table-cell>
          <table:table-cell table:style-name="Table7.F7" office:value-type="string">
            <text:p text:style-name="P432">E390</text:p>
          </table:table-cell>
          <table:table-cell table:style-name="Table7.G7" office:value-type="string">
            <text:p text:style-name="P432">CCW1</text:p>
          </table:table-cell>
        </table:table-row>
        <table:table-row>
          <table:table-cell table:style-name="Table7.A11" office:value-type="string">
            <text:p text:style-name="P292">ESA/390 on z/Architecture</text:p>
          </table:table-cell>
          <table:table-cell table:style-name="Table7.B8" office:value-type="string">
            <text:p text:style-name="P426">s390</text:p>
          </table:table-cell>
          <table:table-cell table:style-name="Table7.B8" office:value-type="string">
            <text:p text:style-name="P426">s390x-insn.msl</text:p>
          </table:table-cell>
          <table:table-cell table:style-name="Table7.B8" office:value-type="string">
            <text:p text:style-name="P426">s390</text:p>
          </table:table-cell>
          <table:table-cell table:style-name="Table7.B8" office:value-type="string">
            <text:p text:style-name="P297">31</text:p>
          </table:table-cell>
          <table:table-cell table:style-name="Table7.B8" office:value-type="string">
            <text:p text:style-name="P432">E390</text:p>
          </table:table-cell>
          <table:table-cell table:style-name="Table7.G8" office:value-type="string">
            <text:p text:style-name="P432">CCW1</text:p>
          </table:table-cell>
        </table:table-row>
        <table:table-row>
          <table:table-cell table:style-name="Table7.A11" office:value-type="string">
            <text:p text:style-name="P292">z/Architecture</text:p>
          </table:table-cell>
          <table:table-cell table:style-name="Table7.B9" office:value-type="string">
            <text:p text:style-name="P426">s390x</text:p>
          </table:table-cell>
          <table:table-cell table:style-name="Table7.C9" office:value-type="string">
            <text:p text:style-name="P426">s390x-insn.msl</text:p>
          </table:table-cell>
          <table:table-cell table:style-name="Table7.D9" office:value-type="string">
            <text:p text:style-name="P426">s390x</text:p>
          </table:table-cell>
          <table:table-cell table:style-name="Table7.E9" office:value-type="string">
            <text:p text:style-name="P297">64</text:p>
          </table:table-cell>
          <table:table-cell table:style-name="Table7.F9" office:value-type="string">
            <text:p text:style-name="P432">Z</text:p>
          </table:table-cell>
          <table:table-cell table:style-name="Table7.G9" office:value-type="string">
            <text:p text:style-name="P427"><text:span text:style-name="T922">CC</text:span><text:span text:style-name="T921">W1</text:span></text:p>
          </table:table-cell>
        </table:table-row>
        <table:table-row>
          <table:table-cell table:style-name="Table7.A11" office:value-type="string">
            <text:p text:style-name="P293"><text:span text:style-name="T920">a</text:span><text:span text:style-name="T918">ll </text:span><text:span text:style-name="T923">(see Note 1)</text:span></text:p>
          </table:table-cell>
          <table:table-cell table:style-name="Table7.B10" office:value-type="string">
            <text:p text:style-name="P433">24</text:p>
          </table:table-cell>
          <table:table-cell table:style-name="Table7.C10" office:value-type="string">
            <text:p text:style-name="P433">all-insn.msl</text:p>
          </table:table-cell>
          <table:table-cell table:style-name="Table7.D10" office:value-type="string">
            <text:p text:style-name="P433">24</text:p>
          </table:table-cell>
          <table:table-cell table:style-name="Table7.E10" office:value-type="string">
            <text:p text:style-name="P298">24</text:p>
          </table:table-cell>
          <table:table-cell table:style-name="Table7.F10" office:value-type="string">
            <text:p text:style-name="P434">EC</text:p>
          </table:table-cell>
          <table:table-cell table:style-name="Table7.G10" office:value-type="string">
            <text:p text:style-name="P434">CCW0</text:p>
          </table:table-cell>
        </table:table-row>
        <table:table-row>
          <table:table-cell table:style-name="Table7.A11" office:value-type="string">
            <text:p text:style-name="P293"><text:span text:style-name="T920">a</text:span><text:span text:style-name="T918">ll </text:span><text:span text:style-name="T923">(see Note 1)</text:span></text:p>
          </table:table-cell>
          <table:table-cell table:style-name="Table7.B11" office:value-type="string">
            <text:p text:style-name="P433">31</text:p>
          </table:table-cell>
          <table:table-cell table:style-name="Table7.C11" office:value-type="string">
            <text:p text:style-name="P433">all-insn.msl</text:p>
          </table:table-cell>
          <table:table-cell table:style-name="Table7.D11" office:value-type="string">
            <text:p text:style-name="P433">31</text:p>
          </table:table-cell>
          <table:table-cell table:style-name="Table7.E11" office:value-type="string">
            <text:p text:style-name="P298">31</text:p>
          </table:table-cell>
          <table:table-cell table:style-name="Table7.F11" office:value-type="string">
            <text:p text:style-name="P434">E390</text:p>
          </table:table-cell>
          <table:table-cell table:style-name="Table7.G11" office:value-type="string">
            <text:p text:style-name="P434">CCW0</text:p>
          </table:table-cell>
        </table:table-row>
        <table:table-row>
          <table:table-cell table:style-name="Table7.A12" office:value-type="string">
            <text:p text:style-name="P293"><text:span text:style-name="T920">a</text:span><text:span text:style-name="T918">ll </text:span><text:span text:style-name="T923">(see Note 1)</text:span></text:p>
          </table:table-cell>
          <table:table-cell table:style-name="Table7.B12" office:value-type="string">
            <text:p text:style-name="P433">64</text:p>
          </table:table-cell>
          <table:table-cell table:style-name="Table7.C12" office:value-type="string">
            <text:p text:style-name="P433">All-insn.msl</text:p>
          </table:table-cell>
          <table:table-cell table:style-name="Table7.D12" office:value-type="string">
            <text:p text:style-name="P433">64</text:p>
          </table:table-cell>
          <table:table-cell table:style-name="Table7.E12" office:value-type="string">
            <text:p text:style-name="P299">64</text:p>
          </table:table-cell>
          <table:table-cell table:style-name="Table7.F12" office:value-type="string">
            <text:p text:style-name="P435">E390</text:p>
          </table:table-cell>
          <table:table-cell table:style-name="Table7.G12" office:value-type="string">
            <text:p text:style-name="P435">CCW0</text:p>
          </table:table-cell>
        </table:table-row>
      </table:table>
      <text:p text:style-name="P136"/>
      <text:p text:style-name="P151"><text:span text:style-name="T924">Note 1. <text:s/>All supported instructions are recognized by the assembler </text:span><text:span text:style-name="T927">for this target architecture</text:span><text:span text:style-name="T924">. <text:s/></text:span><text:span text:style-name="T925">The selection of </text:span><text:span text:style-name="T448">XMODE</text:span><text:span text:style-name="T925"> </text:span><text:span text:style-name="T448">PSW</text:span><text:span text:style-name="T925"> and </text:span><text:span text:style-name="T448">CCW</text:span><text:span text:style-name="T925"> values are those valid </text:span><text:span text:style-name="T926">for the</text:span><text:span text:style-name="T925"> IPL </text:span><text:span text:style-name="T926">PSW and IPL CCW's for</text:span><text:span text:style-name="T925"> the environment implied by the target argument. <text:s/>The </text:span><text:span text:style-name="T448">64</text:span><text:span text:style-name="T925"> target value uses the syntax of the </text:span><text:span text:style-name="T448">IPTE</text:span><text:span text:style-name="T925"> instruction in z/Architecture while the </text:span><text:span text:style-name="T448">24</text:span><text:span text:style-name="T925"> and </text:span><text:span text:style-name="T448">31</text:span><text:span text:style-name="T925"> target values use the </text:span><text:soft-page-break/><text:span text:style-name="T925">original </text:span><text:span text:style-name="T448">IPTE</text:span><text:span text:style-name="T925"> instruction syntax.</text:span></text:p>
      <text:h text:style-name="P1084" text:outline-level="4"><text:bookmark-start text:name="__RefHeading__15929_298340403"/>--bltin<text:bookmark-end text:name="__RefHeading__15929_298340403"/></text:h>
      <text:p text:style-name="P153"><text:span text:style-name="T989">The </text:span><text:span text:style-name="T476">–-bltin</text:span><text:span text:style-name="T989"> option enables built-in macros. <text:s/>Presently only a simple built-in macro named </text:span><text:span text:style-name="T476">TEST</text:span><text:span text:style-name="T989"> is implemented. <text:s/>Normally this option should be omitted causing built-in macros to be </text:span><text:span text:style-name="T989">disabled. <text:s/>This option is intended for possible future development.</text:span></text:p>
      <text:h text:style-name="P1098" text:outline-level="4"><text:bookmark-start text:name="__RefHeading__15931_298340403"/>--ccw <text:span text:style-name="T992">FORMAT</text:span><text:bookmark-end text:name="__RefHeading__15931_298340403"/></text:h>
      <text:p text:style-name="P152"><text:span text:style-name="T676">The </text:span><text:span text:style-name="T320">–</text:span><text:span text:style-name="T321">-</text:span><text:span text:style-name="T320">ccw</text:span><text:span text:style-name="T676"> option sets the initial execution mode CCW, overriding the expected CCW defined for the CPU in the MSL database. <text:s/></text:span><text:span text:style-name="T677">Accepted values are:</text:span></text:p>
      <text:p text:style-name="P620"><text:span text:style-name="T319">0</text:span><text:span text:style-name="T677">, </text:span><text:span text:style-name="T319">1</text:span><text:span text:style-name="T677">, </text:span><text:span text:style-name="T678">and</text:span><text:span text:style-name="T677"> </text:span><text:span text:style-name="T319">none</text:span><text:span text:style-name="T677">.</text:span></text:p>
      <text:p text:style-name="P882"><text:span text:style-name="T677">A value of </text:span><text:span text:style-name="T319">none</text:span><text:span text:style-name="T677"> removes the </text:span><text:span text:style-name="T319">XMODE CCW</text:span><text:span text:style-name="T677"> setting, disabling the </text:span><text:span text:style-name="T319">CCW</text:span><text:span text:style-name="T677"> directive.</text:span></text:p>
      <text:h text:style-name="P1085" text:outline-level="4"><text:bookmark-start text:name="__RefHeading__15935_298340403"/>--cp <text:span text:style-name="T988">TRANS</text:span><text:span text:style-name="T999">[=FILE]</text:span><text:bookmark-end text:name="__RefHeading__15935_298340403"/></text:h>
      <text:p text:style-name="P883">Specifie<text:span text:style-name="T999">s</text:span> the specific ASCII and EBCDIC character translation, <text:span text:style-name="T479">TRANS</text:span><text:span text:style-name="T1000">,</text:span> <text:span text:style-name="T988">code page </text:span>used by the assembler. <text:s/>If not specified, it defaults to the <text:span text:style-name="T252">94C</text:span> definition assumed to be available in the <text:span text:style-name="T999">default code page</text:span> file. <text:s/><text:span text:style-name="T999">Specify the optional </text:span><text:span text:style-name="T480">FILE</text:span><text:span text:style-name="T999"> if a different code page file is used.</text:span> <text:s/><text:span text:style-name="T999">S</text:span>ee the “Code Page” section for details.</text:p>
      <text:h text:style-name="P1099" text:outline-level="4"><text:bookmark-start text:name="__RefHeading__7894_277269877"/>--cpu <text:span text:style-name="T986">MSLFILE=CPU</text:span><text:bookmark-end text:name="__RefHeading__7894_277269877"/></text:h>
      <text:p text:style-name="P41"><text:span text:style-name="T635">The </text:span><text:span text:style-name="T300">--cpu</text:span><text:span text:style-name="T635"> option identifies </text:span><text:span text:style-name="T899">both the MSL file and the CPU within it for which the assembly is targeted. <text:s/>The two are specified separated without spaces by an </text:span><text:span text:style-name="T901">inte</text:span><text:span text:style-name="T907">r</text:span><text:span text:style-name="T901">vening</text:span><text:span text:style-name="T899"> equal sign '</text:span><text:span text:style-name="T436">=</text:span><text:span text:style-name="T899">' as shown by this example:</text:span></text:p>
      <text:p text:style-name="P693"><text:span text:style-name="T436">--cpu </text:span><text:span text:style-name="T477">s360-insn.msl</text:span><text:span text:style-name="T436">=2020</text:span></text:p>
      <text:h text:style-name="P1102" text:outline-level="4"><text:bookmark-start text:name="__RefHeading__10266_131414793"/>-e/--error <text:span text:style-name="T986">LEVEL</text:span><text:bookmark-end text:name="__RefHeading__10266_131414793"/></text:h>
      <text:p text:style-name="P139"><text:span text:style-name="T739">The </text:span><text:span text:style-name="T359">-e</text:span><text:span text:style-name="T739"> or </text:span><text:span text:style-name="T359">–-error</text:span><text:span text:style-name="T739"> option specifies the level of error handling </text:span><text:span text:style-name="T741">and method of reporting</text:span><text:span text:style-name="T739"> in use. <text:s/>Three values are supported:</text:span></text:p>
      <text:list xml:id="list417028637" text:style-name="L7">
        <text:list-item>
          <text:p text:style-name="P985"><text:span text:style-name="T106">'</text:span><text:span text:style-name="T359">0</text:span><text:span text:style-name="T106">'</text:span><text:span text:style-name="T739"> – </text:span><text:span text:style-name="T106">No error handling is provided. <text:s/>The assembler terminates immediately with a Python exception. <text:s/>Should only be used for diagnostic purposes.</text:span></text:p>
        </text:list-item>
        <text:list-item>
          <text:p text:style-name="P985"><text:span text:style-name="T106">'</text:span><text:span text:style-name="T359">1</text:span><text:span text:style-name="T106">'</text:span><text:span text:style-name="T739"> – </text:span><text:span text:style-name="T106">User errors are displayed to the user when detected by the assembler. <text:s text:c="2"/>Additionally, the error is provided in the listing with the statement in error and </text:span><text:span text:style-name="T106">summarized at the end of the listing. <text:s/></text:span><text:span text:style-name="T107">Useful for problem isolation.</text:span></text:p>
        </text:list-item>
        <text:list-item>
          <text:p text:style-name="P985"><text:span text:style-name="T106">'</text:span><text:span text:style-name="T359">2</text:span><text:span text:style-name="T106">'</text:span><text:span text:style-name="T739"> – </text:span><text:span text:style-name="T106">User errors are provided in the listing with the statement in error and summarized </text:span><text:span text:style-name="T106">at the end of the listing. <text:s/>Additionally the error summary is displayed to the user. <text:s/>This </text:span><text:span text:style-name="T106">option is the default level of error handling and should be considered normal error handling.</text:span></text:p>
        </text:list-item>
        <text:list-item>
          <text:p text:style-name="P986"><text:soft-page-break/><text:span text:style-name="T108">'</text:span><text:span text:style-name="T462">3</text:span><text:span text:style-name="T108">'</text:span><text:span text:style-name="T950"> – </text:span><text:span text:style-name="T108">User errors are provided only in the listing with the statement in error and summarized at the end of the listing.</text:span></text:p>
        </text:list-item>
      </text:list>
      <text:p text:style-name="P154"><text:span text:style-name="T959">To</text:span><text:span text:style-name="T740"> the user, the apparent difference between options '</text:span><text:span text:style-name="T358">1</text:span><text:span text:style-name="T740">' and '</text:span><text:span text:style-name="T358">2</text:span><text:span text:style-name="T740">' is the sequence of displayed errors. <text:s/>When using option '</text:span><text:span text:style-name="T358">1</text:span><text:span text:style-name="T740">' errors may not be in assembly language statement sequence (because they are displayed when encountered). <text:s/>When using option '</text:span><text:span text:style-name="T358">2</text:span><text:span text:style-name="T740">', errors will be in </text:span><text:span text:style-name="T740">assembly language statement sequence (because they are sorted after all errors have been identified). <text:s/></text:span><text:span text:style-name="T951">On occasion the number of errors may be too large for practical use of displayed errors. <text:s/>Option '</text:span><text:span text:style-name="T463">3</text:span><text:span text:style-name="T951">' limits errors to the listing file only. <text:s/></text:span><text:span text:style-name="T959">Redirection of displayed output to a file may be required in some cases</text:span></text:p>
      <text:h text:style-name="P1100" text:outline-level="4"><text:bookmark-start text:name="__RefHeading__15937_298340403"/>-h/--help<text:bookmark-end text:name="__RefHeading__15937_298340403"/></text:h>
      <text:p text:style-name="P155"><text:span text:style-name="T635">The </text:span><text:span text:style-name="T300">-h</text:span><text:span text:style-name="T635"> or </text:span><text:span text:style-name="T300">–-help</text:span><text:span text:style-name="T635"> option displays the script file options available and exits.</text:span></text:p>
      <text:h text:style-name="P1103" text:outline-level="4"><text:bookmark-start text:name="__RefHeading__8493_1963792373"/>--nest <text:span text:style-name="T987">DEPTH</text:span><text:bookmark-end text:name="__RefHeading__8493_1963792373"/></text:h>
      <text:p text:style-name="P52"><text:span text:style-name="T649">The </text:span><text:span text:style-name="T306">-n</text:span><text:span text:style-name="T649"> or </text:span><text:span text:style-name="T306">–-nest</text:span><text:span text:style-name="T649"> option sets the maximum number of nested input sources. <text:s/></text:span><text:span text:style-name="T650">An input source may be a file, or a macro expansion.</text:span></text:p>
      <text:h text:style-name="P1104" text:outline-level="4"><text:bookmark-start text:name="__RefHeading__8745_1871376393"/>--psw <text:span text:style-name="T987">FORMAT</text:span><text:bookmark-end text:name="__RefHeading__8745_1871376393"/></text:h>
      <text:p text:style-name="P53"><text:span text:style-name="T675">The </text:span><text:span text:style-name="T318">–-psw</text:span><text:span text:style-name="T675"> option sets the initial execution mode PSW </text:span><text:span text:style-name="T679">format</text:span><text:span text:style-name="T675">, </text:span><text:span text:style-name="T676">overriding </text:span><text:span text:style-name="T675">the expected PSW </text:span><text:span text:style-name="T679">format </text:span><text:span text:style-name="T675">defined for the CPU in the MSL database. <text:s/></text:span><text:span text:style-name="T677">Accepted values are:</text:span></text:p>
      <text:p text:style-name="P612"><text:span text:style-name="T319">S</text:span><text:span text:style-name="T677">, </text:span><text:span text:style-name="T319">360</text:span><text:span text:style-name="T677">, </text:span><text:span text:style-name="T319">67</text:span><text:span text:style-name="T677">, </text:span><text:span text:style-name="T319">BC</text:span><text:span text:style-name="T677">, </text:span><text:span text:style-name="T319">EC</text:span><text:span text:style-name="T677">, </text:span><text:span text:style-name="T324">380</text:span><text:span text:style-name="T684">,</text:span><text:span text:style-name="T677"> </text:span><text:span text:style-name="T319">XA</text:span><text:span text:style-name="T677">, </text:span><text:span text:style-name="T319">E370</text:span><text:span text:style-name="T677">, </text:span><text:span text:style-name="T319">E390</text:span><text:span text:style-name="T677">, </text:span><text:span text:style-name="T319">Z</text:span><text:span text:style-name="T30">, and </text:span><text:span text:style-name="T319">none</text:span><text:span text:style-name="T677">.</text:span></text:p>
      <text:p text:style-name="P915"><text:span text:style-name="T30">A value of </text:span><text:span text:style-name="T319">none</text:span><text:span text:style-name="T30"> removes the </text:span><text:span text:style-name="T319">XMODE PSW</text:span><text:span text:style-name="T30"> setting, disabling the </text:span><text:span text:style-name="T319">PSW</text:span><text:span text:style-name="T30"> directive.</text:span></text:p>
      <text:h text:style-name="P1052" text:outline-level="3"><text:bookmark-start text:name="__RefHeading__8124_277269877"/>Input Options<text:bookmark-end text:name="__RefHeading__8124_277269877"/></text:h>
      <text:p text:style-name="P148">Input options identify for the assembler the source of input.</text:p>
      <text:h text:style-name="P1105" text:outline-level="4"><text:bookmark-start text:name="__RefHeading__8126_277269877"/>source<text:bookmark-end text:name="__RefHeading__8126_277269877"/></text:h>
      <text:p text:style-name="P128"><text:span text:style-name="T637">The source </text:span><text:span text:style-name="T984">positional </text:span><text:span text:style-name="T637">option identifies the input assembler source text file being assembled. <text:s/>It must be specified as the last script file </text:span><text:span text:style-name="T648">argument</text:span><text:span text:style-name="T637"> and is required. <text:s/></text:span><text:span text:style-name="T638">Whatever is encountered as the last option is treated as the source text file with or without a path.</text:span></text:p>
      <text:p text:style-name="P146"><text:span text:style-name="T901">If a relative path or file name alone is used, the </text:span><text:span text:style-name="T438">ASMPATH</text:span><text:span text:style-name="T901"> directory search order is used to locate the file as with a </text:span><text:span text:style-name="T438">COPY</text:span><text:span text:style-name="T901"> directive.</text:span></text:p>
      <text:h text:style-name="P1106" text:outline-level="4"><text:bookmark-start text:name="__RefHeading__15828_304498853"/>--case<text:bookmark-end text:name="__RefHeading__15828_304498853"/></text:h>
      <text:p text:style-name="P218">Enables case-sensitive handling of assembler language labels, macro language symbolic variables and <text:span text:style-name="T998">macro language </text:span>sequence symbols. <text:s/>By default input is case-insensitive.</text:p>
      <text:h text:style-name="P1107" text:outline-level="4"><text:bookmark-start text:name="__RefHeading__15939_298340403"/><text:soft-page-break/>-D SYMBOL[=VALUE]<text:bookmark-end text:name="__RefHeading__15939_298340403"/></text:h>
      <text:p text:style-name="P219"><text:span text:style-name="T988">The </text:span><text:span text:style-name="T478">-D</text:span><text:span text:style-name="T988"> option establishes a global character symbolic variable and, if provided, assigns it a </text:span><text:span text:style-name="T988">character string value. <text:s/>Supplying only a symbol is equivalent to a </text:span><text:span text:style-name="T478">GBLC</text:span><text:span text:style-name="T988"> macro language directive. <text:s/>Providing a value is equivalent to the </text:span><text:span text:style-name="T478">GBLC</text:span><text:span text:style-name="T988"> being followed by a </text:span><text:span text:style-name="T478">SETC</text:span><text:span text:style-name="T988"> macro language directive.</text:span></text:p>
      <text:p text:style-name="P149"><text:span text:style-name="T988">This option performs a role similar to the system symbolic </text:span><text:span text:style-name="T996">variable</text:span><text:span text:style-name="T988"> &amp;SYSPARM but allows any symbol other than those already utilized by ASMA as system symbolic </text:span><text:span text:style-name="T996">variable</text:span><text:span text:style-name="T988">s to be specified. <text:s/>Unlike the &amp;SYSPARM </text:span><text:span text:style-name="T996">variable</text:span><text:span text:style-name="T988">, symbols defined by the </text:span><text:span text:style-name="T478">-D</text:span><text:span text:style-name="T988"> option are normal read-write symbols and may be altered by a defined macro. <text:s/>As with all </text:span><text:span text:style-name="T996">user defined </text:span><text:span text:style-name="T988">symbolic </text:span><text:span text:style-name="T996">variables,</text:span><text:span text:style-name="T988"> a macro must declare its usage before access</text:span><text:span text:style-name="T996">ing</text:span><text:span text:style-name="T988"> the symbol.</text:span></text:p>
      <text:h text:style-name="P1053" text:outline-level="3"><text:bookmark-start text:name="__RefHeading__8268_277269877"/>Output Options<text:bookmark-end text:name="__RefHeading__8268_277269877"/></text:h>
      <text:p text:style-name="P157">Output options influence the output created by the assembler.</text:p>
      <text:h text:style-name="P1108" text:outline-level="4"><text:bookmark-start text:name="__RefHeading__16316_298340403"/>-d/--dump<text:bookmark-end text:name="__RefHeading__16316_298340403"/></text:h>
      <text:p text:style-name="P158"><text:span text:style-name="T997">The </text:span><text:span text:style-name="T303">-d</text:span><text:span text:style-name="T997"> or </text:span><text:span text:style-name="T303">–-dump</text:span><text:span text:style-name="T997">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101" text:outline-level="4"><text:bookmark-start text:name="__RefHeading__16318_298340403"/>-h/--help<text:bookmark-end text:name="__RefHeading__16318_298340403"/></text:h>
      <text:p text:style-name="P158"><text:span text:style-name="T635">The </text:span><text:span text:style-name="T300">-h</text:span><text:span text:style-name="T635"> or </text:span><text:span text:style-name="T300">–-help</text:span><text:span text:style-name="T635"> option displays the script file options available and exits.</text:span></text:p>
      <text:h text:style-name="P1109" text:outline-level="4"><text:bookmark-start text:name="__RefHeading__16320_298340403"/>-a/--addr <text:span text:style-name="T990">SIZE</text:span><text:bookmark-end text:name="__RefHeading__16320_298340403"/></text:h>
      <text:p text:style-name="P159"><text:span text:style-name="T640">The </text:span><text:span text:style-name="T304">-a</text:span><text:span text:style-name="T640"> or </text:span><text:span text:style-name="T304">–-addr</text:span><text:span text:style-name="T640"> option overrides in the listing, the address size specified within the MSL for the target CPU. <text:s/>Only four values are accepted: 16, 24, 31, or 64. <text:s/>The option applies to the statement area of the listing and the optional image file dump.</text:span></text:p>
      <text:h text:style-name="P1110" text:outline-level="4"><text:bookmark-start text:name="__RefHeading__9623_273182987"/>-g/--gldipl <text:span text:style-name="T995">FILEPATH</text:span><text:bookmark-end text:name="__RefHeading__9623_273182987"/></text:h>
      <text:p text:style-name="P156"><text:span text:style-name="T711">The </text:span><text:span text:style-name="T344">-g</text:span><text:span text:style-name="T711"> or </text:span><text:span text:style-name="T344">–-gldipl</text:span><text:span text:style-name="T711"> option specifies a </text:span><text:span text:style-name="T723">the file to which a</text:span><text:span text:style-name="T711"> generic list directed IPL file</text:span><text:span text:style-name="T723"> is </text:span><text:span text:style-name="T711">written. <text:s/></text:span><text:span text:style-name="T723">File</text:span><text:span text:style-name="T995">s</text:span><text:span text:style-name="T723"> participat</text:span><text:span text:style-name="T995">ing</text:span><text:span text:style-name="T723"> in the list directed IPL are written to the same directory. <text:s/></text:span><text:span text:style-name="T711">If not specified, all list directed IPL files are suppressed. <text:s/>See the “Using List Directed IPL” section for details.</text:span></text:p>
      <text:h text:style-name="P1112" text:outline-level="4"><text:bookmark-start text:name="__RefHeading__8270_277269877"/>-i/--image <text:span text:style-name="T993">FILEPATH</text:span><text:bookmark-end text:name="__RefHeading__8270_277269877"/></text:h>
      <text:p text:style-name="P42"><text:span text:style-name="T639">The </text:span><text:span text:style-name="T302">-i</text:span><text:span text:style-name="T639"> or </text:span><text:span text:style-name="T302">–-image</text:span><text:span text:style-name="T639"> option specifies the file to which the binary image is written. <text:s/>If not specified, the image file is suppressed. <text:s/></text:span><text:span text:style-name="T711">See the “Using the Image File” section for details.</text:span></text:p>
      <text:h text:style-name="P1111" text:outline-level="4"><text:bookmark-start text:name="__RefHeading__8272_277269877"/><text:soft-page-break/>-l/--listing <text:span text:style-name="T993">FILEPATH</text:span><text:bookmark-end text:name="__RefHeading__8272_277269877"/></text:h>
      <text:p text:style-name="P221"><text:span text:style-name="T116">The </text:span><text:span text:style-name="T302">-l</text:span><text:span text:style-name="T116"> (lower-case L) or </text:span><text:span text:style-name="T302">–-listing</text:span><text:span text:style-name="T116"> option specifies the file to which the assembly listing is written. <text:s/>If not specified, the assembly listing is suppressed. <text:s/></text:span><text:span text:style-name="T117">Familiarity with mainframe assembler listings is expected to make the structure and content of the listing self-explanatory.</text:span></text:p>
      <text:h text:style-name="P1086" text:outline-level="4"><text:bookmark-start text:name="__RefHeading__9310_78158561"/>-o/--object <text:span text:style-name="T991">FILEPATH</text:span><text:bookmark-end text:name="__RefHeading__9310_78158561"/></text:h>
      <text:p text:style-name="P188"><text:span text:style-name="T45">The </text:span><text:span text:style-name="T335">-o</text:span><text:span text:style-name="T45"> pr </text:span><text:span text:style-name="T335">–-object</text:span><text:span text:style-name="T45"> option identifies the file to which a loadable object deck is written.</text:span><text:span text:style-name="T46"> <text:s/>If the option is not specified, an object deck is not created. <text:s/>See the “Using the Object Deck” section for details.</text:span></text:p>
      <text:h text:style-name="P1087" text:outline-level="4"><text:bookmark-start text:name="__RefHeading__9312_78158561"/>-r/--rc <text:span text:style-name="T991">FILEPATH</text:span><text:bookmark-end text:name="__RefHeading__9312_78158561"/></text:h>
      <text:p text:style-name="P189"><text:span text:style-name="T47">The </text:span><text:span text:style-name="T338">-r</text:span><text:span text:style-name="T47"> or </text:span><text:span text:style-name="T338">--rc</text:span><text:span text:style-name="T47"> option identifies the file to which a Hercules RC </text:span><text:span text:style-name="T48">script </text:span><text:span text:style-name="T47">file containing real </text:span><text:span text:style-name="T47">storage alter commands is written. <text:s/></text:span><text:span text:style-name="T48">If the option is not specified, the RC script file is not created. <text:s/>See the “Using the RC Script File” section for details.</text:span></text:p>
      <text:h text:style-name="P1088" text:outline-level="4"><text:bookmark-start text:name="__RefHeading__9482_78158561"/>-s/--store <text:span text:style-name="T991">FILEPATH</text:span><text:bookmark-end text:name="__RefHeading__9482_78158561"/></text:h>
      <text:p text:style-name="P190"><text:span text:style-name="T49">The </text:span><text:span text:style-name="T341">-s</text:span><text:span text:style-name="T49"> or </text:span><text:span text:style-name="T341">–-store</text:span><text:span text:style-name="T49"> option identifies the file to which a series of real storage STORE </text:span><text:span text:style-name="T49">commands is written. <text:s/>If the option is not specified, the command file is not created. <text:s/>See the “Using a STORE Command File” section for details.</text:span></text:p>
      <text:h text:style-name="P1089" text:outline-level="4"><text:bookmark-start text:name="__RefHeading__9484_78158561"/>-v/--vmc <text:span text:style-name="T991">FILEPATH</text:span><text:bookmark-end text:name="__RefHeading__9484_78158561"/></text:h>
      <text:p text:style-name="P220"><text:span text:style-name="T50">The </text:span><text:span text:style-name="T342">-v</text:span><text:span text:style-name="T50"> or </text:span><text:span text:style-name="T342">–-vmc</text:span><text:span text:style-name="T50"> option identifies the file to which a series of real storage STORE commands is written. <text:s/>If the option is not specified, the command file is not created. <text:s/>See the “Using a STORE Command File” section for details.</text:span></text:p>
      <text:h text:style-name="P1113" text:outline-level="4"><text:bookmark-start text:name="__RefHeading__16322_298340403"/>--debug <text:span text:style-name="T994">OPTION </text:span>, --oper <text:span text:style-name="T994">OPER</text:span>, --pas <text:span text:style-name="T994">N</text:span><text:bookmark-end text:name="__RefHeading__16322_298340403"/></text:h>
      <text:p text:style-name="P37"><text:span text:style-name="T636">These three options control various forms of debug output. <text:s/>Under normal circumstances, they should not be used. <text:s/></text:span><text:span text:style-name="T637">The </text:span><text:span text:style-name="T301">–-help</text:span><text:span text:style-name="T637"> option lists available values. <text:s/></text:span><text:span text:style-name="T945">Debug output may be limited o</text:span><text:span text:style-name="T994">r</text:span><text:span text:style-name="T945"> non-existent if the Python environment variable </text:span><text:span text:style-name="T459">PYTHONOPTIMIZE</text:span><text:span text:style-name="T945"> or </text:span><text:span text:style-name="T994">Python </text:span><text:span text:style-name="T945">command line options </text:span><text:span text:style-name="T459">-O</text:span><text:span text:style-name="T945"> or </text:span><text:span text:style-name="T459">-OO</text:span><text:span text:style-name="T945"> are used.</text:span></text:p>
      <text:h text:style-name="P1016" text:outline-level="2"><text:bookmark-start text:name="__RefHeading__14921_656408657"/>ASMA Assembly Listing<text:bookmark-end text:name="__RefHeading__14921_656408657"/></text:h>
      <text:p text:style-name="P212"><text:span text:style-name="T97">ASMA assembly listings contain as many as seven distinct reports depending upon the assembly and command line options. <text:s/>The entire listing is controlled by the </text:span><text:span text:style-name="T444">–-listing</text:span><text:span text:style-name="T97"> </text:span><text:span text:style-name="T97">command-line script argument. <text:s/>If omitted, no listing is produced.</text:span></text:p>
      <text:p text:style-name="P212"><text:span text:style-name="T97">The following table identifies the individual reports and the controls that influence the generation of the report within the listing. <text:s/></text:span><text:span text:style-name="T98">Reports for which no control is provided are always </text:span><text:soft-page-break/><text:span text:style-name="T98">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04">Report</text:p>
            </table:table-cell>
            <table:table-cell table:style-name="Table8.A1" office:value-type="string">
              <text:p text:style-name="P604">Control</text:p>
            </table:table-cell>
            <table:table-cell table:style-name="Table8.C1" office:value-type="string">
              <text:p text:style-name="P604">Description</text:p>
            </table:table-cell>
          </table:table-row>
        </table:table-header-rows>
        <table:table-row>
          <table:table-cell table:style-name="Table8.A2" office:value-type="string">
            <text:p text:style-name="P346">1</text:p>
          </table:table-cell>
          <table:table-cell table:style-name="Table8.A2" office:value-type="string">
            <text:p text:style-name="P346">none</text:p>
          </table:table-cell>
          <table:table-cell table:style-name="Table8.C2" office:value-type="string">
            <text:p text:style-name="P347">Assembled statements and their generated binary content</text:p>
          </table:table-cell>
        </table:table-row>
        <table:table-row>
          <table:table-cell table:style-name="Table8.A2" office:value-type="string">
            <text:p text:style-name="P346">2</text:p>
          </table:table-cell>
          <table:table-cell table:style-name="Table8.A2" office:value-type="string">
            <text:p text:style-name="P346">none</text:p>
          </table:table-cell>
          <table:table-cell table:style-name="Table8.C2" office:value-type="string">
            <text:p text:style-name="P347">Symbol table information and symbol cross-reference </text:p>
          </table:table-cell>
        </table:table-row>
        <table:table-row>
          <table:table-cell table:style-name="Table8.A2" office:value-type="string">
            <text:p text:style-name="P352">3</text:p>
          </table:table-cell>
          <table:table-cell table:style-name="Table8.A2" office:value-type="string">
            <text:p text:style-name="P352">none</text:p>
          </table:table-cell>
          <table:table-cell table:style-name="Table8.C2" office:value-type="string">
            <text:p text:style-name="P353">Macro cross-reference listing</text:p>
          </table:table-cell>
        </table:table-row>
        <table:table-row>
          <table:table-cell table:style-name="Table8.A2" office:value-type="string">
            <text:p text:style-name="P352">4</text:p>
          </table:table-cell>
          <table:table-cell table:style-name="Table8.A2" office:value-type="string">
            <text:p text:style-name="P348">none</text:p>
          </table:table-cell>
          <table:table-cell table:style-name="Table8.C2" office:value-type="string">
            <text:p text:style-name="P349">Image map reporting image and memory residency of the image, each region within the image and each control section within each region.</text:p>
          </table:table-cell>
        </table:table-row>
        <table:table-row>
          <table:table-cell table:style-name="Table8.A2" office:value-type="string">
            <text:p text:style-name="P352">5</text:p>
          </table:table-cell>
          <table:table-cell table:style-name="Table8.A2" office:value-type="string">
            <text:p text:style-name="P454">--dump</text:p>
          </table:table-cell>
          <table:table-cell table:style-name="Table8.C2" office:value-type="string">
            <text:p text:style-name="P344"><text:span text:style-name="T914">Image content in the format of a memory dump </text:span><text:span text:style-name="T916">if </text:span><text:span text:style-name="T446">–-image</text:span><text:span text:style-name="T916"> </text:span><text:span text:style-name="T960">also </text:span><text:span text:style-name="T916">specified.</text:span></text:p>
          </table:table-cell>
        </table:table-row>
        <table:table-row>
          <table:table-cell table:style-name="Table8.A2" office:value-type="string">
            <text:p text:style-name="P580">6</text:p>
          </table:table-cell>
          <table:table-cell table:style-name="Table8.A2" office:value-type="string">
            <text:p text:style-name="P455">--dump</text:p>
          </table:table-cell>
          <table:table-cell table:style-name="Table8.C2" office:value-type="string">
            <text:p text:style-name="P345"><text:span text:style-name="T915">Generated deck records if option </text:span><text:span text:style-name="T445">--object</text:span><text:span text:style-name="T915"> </text:span><text:span text:style-name="T960">also </text:span><text:span text:style-name="T915">specified.</text:span></text:p>
          </table:table-cell>
        </table:table-row>
        <table:table-row>
          <table:table-cell table:style-name="Table8.A2" office:value-type="string">
            <text:p text:style-name="P580">7</text:p>
          </table:table-cell>
          <table:table-cell table:style-name="Table8.A2" office:value-type="string">
            <text:p text:style-name="P578">none</text:p>
          </table:table-cell>
          <table:table-cell table:style-name="Table8.C2" office:value-type="string">
            <text:p text:style-name="P579">List of referenced files by number. <text:s/>File numbers are reported in the error report.</text:p>
          </table:table-cell>
        </table:table-row>
        <table:table-row>
          <table:table-cell table:style-name="Table8.A2" office:value-type="string">
            <text:p text:style-name="P580">8</text:p>
          </table:table-cell>
          <table:table-cell table:style-name="Table8.A2" office:value-type="string">
            <text:p text:style-name="P578">none</text:p>
          </table:table-cell>
          <table:table-cell table:style-name="Table8.C2" office:value-type="string">
            <text:p text:style-name="P579">Error <text:span text:style-name="T917">report</text:span>. <text:s/>May contain only informational messages or no errors <text:span text:style-name="T917">when none encountered</text:span>.</text:p>
          </table:table-cell>
        </table:table-row>
      </table:table>
      <text:p text:style-name="P133"/>
      <text:p text:style-name="P134">Other forms o<text:span text:style-name="T952">f</text:span> output are all text files and are not added to the listing. <text:s/>Direct inspection of the generated files is required to see the content.</text:p>
      <text:h text:style-name="P1017" text:outline-level="2"><text:bookmark-start text:name="__RefHeading__11984_566196551"/>Code Pages<text:bookmark-end text:name="__RefHeading__11984_566196551"/></text:h>
      <text:p text:style-name="P209"><text:span text:style-name="T78">ASMA </text:span><text:span text:style-name="T96">input </text:span><text:span text:style-name="T78">is </text:span><text:span text:style-name="T39">ASCII</text:span><text:span text:style-name="T78"> based. <text:s/></text:span><text:span text:style-name="T96">Handling of input text is controlled by the Python support of Unicode. <text:s/>All input text files are treated by Python as UTF-8 character encoding as its </text:span><text:span text:style-name="T96">implemented by Python. <text:s/>Support for a different input encoding, while supported by Python, is not presently available to an ASMA user. <text:s/></text:span></text:p>
      <text:p text:style-name="P209"><text:span text:style-name="T40">ASMA Limitation</text:span><text:span text:style-name="T96">: The legacy practice of enclosing arbitrary values within a character self-defining term is inhibited by Python's own text handling. <text:s/>Such character sequences must be replaced by either a decimal, hexadecimal or binary self-defining term. <text:s/></text:span></text:p>
      <text:p text:style-name="P209"><text:span text:style-name="T78">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91">codepage.py</text:span><text:span text:style-name="T78"> module provides this support.</text:span></text:p>
      <text:p text:style-name="P195"><text:span text:style-name="T391">codepage.py</text:span><text:span text:style-name="T78">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8">constitute the default character sets </text:span><text:span text:style-name="T79">and translation options. <text:s/>Each translation definition utilizes an ASCII and EBCDIC code page definition to construct three translation tables:</text:span></text:p>
      <text:list xml:id="list160685664" text:style-name="L8">
        <text:list-item>
          <text:p text:style-name="P934"><text:soft-page-break/>ASCII-to-EBCDIC translation,</text:p>
        </text:list-item>
        <text:list-item>
          <text:p text:style-name="P987"><text:span text:style-name="T79">EBCDIC-to-ASCII translation, </text:span><text:span text:style-name="T82">and</text:span></text:p>
        </text:list-item>
        <text:list-item>
          <text:p text:style-name="P934">Binary interpretation translation.</text:p>
        </text:list-item>
      </text:list>
      <text:p text:style-name="P196"><text:span text:style-name="T79">ASCII/EBCDIC translation tables convert between the two code sets based upon those </text:span><text:span text:style-name="T79">characters </text:span><text:span text:style-name="T37">shared</text:span><text:span text:style-name="T79"> between them. <text:s/>Unshared or undefined code assignments are not </text:span><text:span text:style-name="T79">translated.</text:span></text:p>
      <text:p text:style-name="P99">Binary interpretation translates all single byte binary values to an ASCII character. <text:s/>Four approaches may be used for these conversions when an assignment exists for a code point:</text:p>
      <text:list xml:id="list1455434691" text:style-name="L9">
        <text:list-item>
          <text:p text:style-name="P935">Interpret only ASCII codes from the ASCII code page,</text:p>
        </text:list-item>
        <text:list-item>
          <text:p text:style-name="P935">Interpret only EBCDIC codes from the EBCDIC code page,</text:p>
        </text:list-item>
        <text:list-item>
          <text:p text:style-name="P935">Interpret both ASCII and EBCDIC codes from their respective code pages using the ASCII code assignment when a code assignment exists in both code pages, or</text:p>
        </text:list-item>
        <text:list-item>
          <text:p text:style-name="P935">Interpret both ASCII and EBCDIC codes from their respective code pages using the EBCDIC code assignment when a code assignment exists in both code pages.</text:p>
        </text:list-item>
      </text:list>
      <text:p text:style-name="P197"><text:span text:style-name="T79">Unassigned values utilize a default “fill” character specified within the definition. <text:s/>The default definitions use a</text:span><text:span text:style-name="T80">n ASCII</text:span><text:span text:style-name="T79"> period, '</text:span><text:span text:style-name="T392">.</text:span><text:span text:style-name="T79">', as the fill character.</text:span></text:p>
      <text:h text:style-name="P1054" text:outline-level="3"><text:bookmark-start text:name="__RefHeading__11986_566196551"/>Built-In <text:span text:style-name="T874">Code </text:span><text:span text:style-name="T875">P</text:span><text:span text:style-name="T874">age</text:span><text:span text:style-name="T873"> </text:span>Definitions<text:bookmark-end text:name="__RefHeading__11986_566196551"/></text:h>
      <text:p text:style-name="P100">The built-in definitions identify a single set of characters. <text:s/>These are the characters specified by an architecture reference summary manual as the '94C' assignments in its “Code Assignments” section with the exception of four characters:</text:p>
      <text:list xml:id="list1477080908" text:style-name="L10">
        <text:list-item>
          <text:p text:style-name="P936">E0, the Eight Ones character;</text:p>
        </text:list-item>
        <text:list-item>
          <text:p text:style-name="P936">NSP, the Numeric Space character;</text:p>
        </text:list-item>
        <text:list-item>
          <text:p text:style-name="P936">RSP, the Required Space character; and</text:p>
        </text:list-item>
        <text:list-item>
          <text:p text:style-name="P936">SHY, the Soft Hyphen character.</text:p>
        </text:list-item>
      </text:list>
      <text:p text:style-name="P101">The built-in definitions provide the four translation options using the identification:</text:p>
      <text:list xml:id="list1111943739" text:style-name="L11">
        <text:list-item>
          <text:p text:style-name="P988"><text:span text:style-name="T393">94C</text:span><text:span text:style-name="T81"> – Interpret EBCDIC </text:span><text:span text:style-name="T88">only</text:span><text:span text:style-name="T81"> (</text:span><text:span text:style-name="T90">approach </text:span><text:span text:style-name="T88">2</text:span><text:span text:style-name="T81"> above),</text:span></text:p>
        </text:list-item>
        <text:list-item>
          <text:p text:style-name="P988"><text:span text:style-name="T393">94Ca</text:span><text:span text:style-name="T81"> – Interpret ASCII only (</text:span><text:span text:style-name="T90">approach </text:span><text:span text:style-name="T81">1 above),</text:span></text:p>
        </text:list-item>
        <text:list-item>
          <text:p text:style-name="P989"><text:span text:style-name="T393">94Ce</text:span><text:span text:style-name="T397">a</text:span><text:span text:style-name="T81"> – Interpret ASCII and EBCDIC with EBCDIC preferred over ASCII (</text:span><text:span text:style-name="T90">approach </text:span><text:span text:style-name="T81">4 above), and</text:span></text:p>
        </text:list-item>
        <text:list-item>
          <text:p text:style-name="P988"><text:span text:style-name="T393">94Cae</text:span><text:span text:style-name="T81"> – Interpret ASCII and EBCDIC with ASCII preferred over EBCDIC (</text:span><text:span text:style-name="T90">approach </text:span><text:span text:style-name="T81">3 above).</text:span></text:p>
        </text:list-item>
      </text:list>
      <text:p text:style-name="P198"><text:span text:style-name="T81">Any of these translation definitions may be used in the </text:span><text:span text:style-name="T393">--cptrans</text:span><text:span text:style-name="T81"> command line option. <text:s/></text:span><text:span text:style-name="T393">94C</text:span><text:span text:style-name="T81"> is the default.</text:span></text:p>
      <text:p text:style-name="P101"><text:soft-page-break/>It is possible when using the set of 94C definitions to generate unrecognized ASCII characters <text:span text:style-name="T908">on</text:span> a typical PC keyboard. <text:s/>These will appear in assembled object code <text:span text:style-name="T829">and macro language character symbolic variables as </text:span>unchanged.</text:p>
      <text:h text:style-name="P1055" text:outline-level="3"><text:bookmark-start text:name="__RefHeading__11988_566196551"/>Local <text:span text:style-name="T875">Code Page </text:span>Modifications<text:bookmark-end text:name="__RefHeading__11988_566196551"/></text:h>
      <text:p text:style-name="P198"><text:span text:style-name="T81">The </text:span><text:span text:style-name="T393">codepage.py</text:span><text:span text:style-name="T81"> module was designed specifically with local modifications in mind. <text:s/>The built-in definitions can be output to a file using the </text:span><text:span text:style-name="T393">codepage.py -–write</text:span><text:span text:style-name="T81"> command line option. <text:s/>Once output, the file may be locally modified to satisfy local code page needs. <text:s/>The local file </text:span><text:span text:style-name="T118">and translation code page </text:span><text:span text:style-name="T81">is then referenced in the ASMA </text:span><text:span text:style-name="T393">–-cp</text:span><text:span text:style-name="T81"> command line option for use by the assembler.</text:span></text:p>
      <text:p text:style-name="P102">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199"><text:span text:style-name="T86">The </text:span><text:span text:style-name="T394">codepage.py</text:span><text:span text:style-name="T86"> command line options, described in the next section, are provided to </text:span><text:span text:style-name="T86">assist in verifying the expected results.</text:span></text:p>
      <text:p text:style-name="P199"><text:span text:style-name="T86">Changing the supplied default definitions from within the </text:span><text:span text:style-name="T394">codepage.py</text:span><text:span text:style-name="T86"> module is also possible but not recommended.</text:span></text:p>
      <text:h text:style-name="P1056" text:outline-level="3"><text:bookmark-start text:name="__RefHeading__11990_566196551"/>codepage.py Command-Line Options<text:bookmark-end text:name="__RefHeading__11990_566196551"/></text:h>
      <text:h text:style-name="P1090" text:outline-level="4"><text:bookmark-start text:name="__RefHeading__11992_566196551"/>-a/--a2e<text:bookmark-end text:name="__RefHeading__11992_566196551"/></text:h>
      <text:p text:style-name="P103">If present, print the ASCII-to-EBCDIC translation table of the selected translation ID as a 16-by-16 matrix.</text:p>
      <text:h text:style-name="P1090" text:outline-level="4"><text:bookmark-start text:name="__RefHeading__11994_566196551"/>-c/--codepages<text:bookmark-end text:name="__RefHeading__11994_566196551"/></text:h>
      <text:p text:style-name="P103">If present, print the ASCII and EBCDIC code pages of the selected translation ID as a list sorted by character name.</text:p>
      <text:h text:style-name="P1090" text:outline-level="4"><text:bookmark-start text:name="__RefHeading__11998_566196551"/>-e/--e2a<text:bookmark-end text:name="__RefHeading__11998_566196551"/></text:h>
      <text:p text:style-name="P103">If present, print the EBCDIC-to-ASCII translation table of the selected translation ID as a 16-by-16 matrix.</text:p>
      <text:h text:style-name="P1090" text:outline-level="4"><text:bookmark-start text:name="__RefHeading__12000_566196551"/>-p/--codepoints<text:bookmark-end text:name="__RefHeading__12000_566196551"/></text:h>
      <text:p text:style-name="P103">If present, print the list of ASCII and EBCDIC characters, by name, assigned to each code point.</text:p>
      <text:h text:style-name="P1090" text:outline-level="4"><text:bookmark-start text:name="__RefHeading__12002_566196551"/><text:soft-page-break/>--cpfile<text:bookmark-end text:name="__RefHeading__12002_566196551"/></text:h>
      <text:p text:style-name="P200"><text:span text:style-name="T77">Specifies the code page file defining the ASCII and EBCDIC character translations available </text:span><text:span text:style-name="T77">to the </text:span><text:span text:style-name="T83">command line utility</text:span><text:span text:style-name="T77">. <text:s/></text:span><text:span text:style-name="T84">The </text:span><text:span text:style-name="T396">CDPGPATH</text:span><text:span text:style-name="T84"> environment variable defines the directory search path used to locate the file. <text:s/></text:span><text:span text:style-name="T77">If not specified the built-in translation definitions are used. <text:s/></text:span></text:p>
      <text:h text:style-name="P1090" text:outline-level="4"><text:bookmark-start text:name="__RefHeading__12004_566196551"/>--cptrans<text:bookmark-end text:name="__RefHeading__12004_566196551"/></text:h>
      <text:p text:style-name="P200"><text:span text:style-name="T77">Specified the specific ASCII and EBCDIC character translation </text:span><text:span text:style-name="T83">definition upon with the output options apply. <text:s/>If omitted the id </text:span><text:span text:style-name="T395">94C</text:span><text:span text:style-name="T83"> is used.</text:span></text:p>
      <text:h text:style-name="P1091" text:outline-level="4"><text:bookmark-start text:name="__RefHeading__12253_1505942903"/>--dump<text:span text:style-name="T802">a</text:span><text:bookmark-end text:name="__RefHeading__12253_1505942903"/></text:h>
      <text:p text:style-name="P201"><text:span text:style-name="T83">If present, print the binary interpretation table of the selected translation ID as 16-by-16 matrix. <text:s/></text:span><text:span text:style-name="T87">Translation is to ASCII output characters.</text:span></text:p>
      <text:h text:style-name="P1092" text:outline-level="4"><text:bookmark-start text:name="__RefHeading__12255_1505942903"/>--dumpe<text:bookmark-end text:name="__RefHeading__12255_1505942903"/></text:h>
      <text:p text:style-name="P201"><text:span text:style-name="T83">If present, print the binary interpretation table of the selected translation ID as 16-by-16 </text:span><text:span text:style-name="T83">matrix. <text:s/></text:span><text:span text:style-name="T87">Translation is to EBCDIC output characters.</text:span></text:p>
      <text:h text:style-name="P1090" text:outline-level="4"><text:bookmark-start text:name="__RefHeading__12006_566196551"/>--test<text:bookmark-end text:name="__RefHeading__12006_566196551"/></text:h>
      <text:p text:style-name="P103">Perform a simple translation test on the value supplied with the argument.</text:p>
      <text:h text:style-name="P1019" text:outline-level="2"><text:bookmark-start text:name="__RefHeading__15635_43547413"/>Troubleshooting<text:bookmark-end text:name="__RefHeading__15635_43547413"/></text:h>
      <text:p text:style-name="P143">When unexpected problems occur take the following steps:</text:p>
      <text:p text:style-name="P141"><text:span text:style-name="T957">Do not set the Python </text:span><text:span text:style-name="T465">PYTHONOPTIMIZE</text:span><text:span text:style-name="T957"> environment variable. <text:s/>This option causes </text:span><text:span text:style-name="T958">the removal of </text:span><text:span text:style-name="T957">internal value checking and </text:span><text:span text:style-name="T958">suppression of </text:span><text:span text:style-name="T957">some debug </text:span><text:span text:style-name="T958">or tracing results</text:span><text:span text:style-name="T957">. <text:s/>Creation of optimized byte-code removes assert statements and others operating under control of the Python variable </text:span><text:span text:style-name="T465">__debug__</text:span><text:span text:style-name="T957">. <text:s text:c="2"/>Normally these are not needed and assembly times are improved.</text:span></text:p>
      <text:p text:style-name="P142"><text:span text:style-name="T957">Modify the </text:span><text:span text:style-name="T465">–</text:span><text:span text:style-name="T466">-</text:span><text:span text:style-name="T465">error</text:span><text:span text:style-name="T957"> reporting level to improve error reporting. <text:s/></text:span><text:span text:style-name="T958">The default, </text:span><text:span text:style-name="T466">2</text:span><text:span text:style-name="T958">, causes errors to be reported at the end of the assembly and in the listing. <text:s/>Unanticipated Python exceptions will cause the assembler to terminate before a listing is produced and errors are reported. <text:s/>Use an error level of </text:span><text:span text:style-name="T466">1</text:span><text:span text:style-name="T958"> to have errors reported when they are detected. <text:s/>Use a level of </text:span><text:span text:style-name="T466">0</text:span><text:span text:style-name="T958"> to disable Python exception handling. <text:s/>This may result in the initial detected error being displayed.</text:span></text:p>
      <text:p text:style-name="P142"><text:span text:style-name="T958">If the failing statement can be identified, use the <text:s/></text:span><text:span text:style-name="T466">--oper</text:span><text:span text:style-name="T958"> to trace processing of a specific operation. <text:s/>More general processing can be enabled by using </text:span><text:span text:style-name="T466">–-debug</text:span><text:span text:style-name="T958">. <text:s/>Both of these options can generate excessive output. <text:s/>Output from these options are not documented and </text:span><text:span text:style-name="T1001">is</text:span><text:span text:style-name="T958"> only meaningful if the related Python code is understood. <text:s/>If these two options are used, it is recommended to create a test file that contains the problem statement or statements to </text:span><text:soft-page-break/><text:span text:style-name="T958">reduce the output.</text:span></text:p>
      <text:p text:style-name="P144"><text:span text:style-name="T970">If you remove the definition for the </text:span><text:span text:style-name="T470">PYTHONOPTIMIZE</text:span><text:span text:style-name="T970"> environment variable but debugging or tracing information is not appearing, ensure any directories named </text:span><text:span text:style-name="T470">__pycache__</text:span><text:span text:style-name="T970">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29">Generally any Python exception raised by the assembler is a bug. <text:s/></text:p>
      <text:p text:style-name="P130"><text:span text:style-name="T726">The exception to this statement is when the command </text:span><text:span text:style-name="T740">line option </text:span><text:span text:style-name="T726"><text:s/></text:span><text:span text:style-name="T358">--error 0</text:span><text:span text:style-name="T740"> </text:span><text:span text:style-name="T726">is in effect. <text:s/>This option disables all internal trapping of Python exceptions. <text:s/>When this option is in use, </text:span><text:span text:style-name="T352">AssemblerError</text:span><text:span text:style-name="T726"> exceptions should be considered as normal. <text:s/>These exceptions are used </text:span><text:span text:style-name="T726">when a user error is encountered. <text:s/>All other exceptions are bugs. <text:s/></text:span></text:p>
      <text:p text:style-name="P130"><text:span text:style-name="T884">There are occasions where the reason a statement is reported in error is not entirely clear. <text:s/>This can result from the trapping of other exceptions that become translated into an </text:span><text:span text:style-name="T431">AssemblerError</text:span><text:span text:style-name="T884"> exception. <text:s/>By using command line </text:span><text:span text:style-name="T431">–-error 0</text:span><text:span text:style-name="T884"> option the triggering exception may be reported. <text:s/>In this case, the exact location of th</text:span><text:span text:style-name="T885">e</text:span><text:span text:style-name="T884"> inner error will be reported facilitating resolution.</text:span></text:p>
      <text:p text:style-name="P104"><text:span text:style-name="T740">Regardless of the </text:span><text:span text:style-name="T358">–-error</text:span><text:span text:style-name="T740"> </text:span><text:span text:style-name="T726">option </text:span><text:span text:style-name="T740">in effect</text:span><text:span text:style-name="T726">, a </text:span><text:span text:style-name="T352">ValueError</text:span><text:span text:style-name="T726"> </text:span><text:span text:style-name="T945">or </text:span><text:span text:style-name="T459">AssertionError</text:span><text:span text:style-name="T945"> </text:span><text:span text:style-name="T726">exception is a bug. <text:s/>Internal checks that result in unanticipated conditions raise a </text:span><text:span text:style-name="T352">ValueError</text:span><text:span text:style-name="T726"> </text:span><text:span text:style-name="T945">or </text:span><text:span text:style-name="T459">AssertionError</text:span><text:span text:style-name="T945"> </text:span><text:span text:style-name="T726">exception. <text:s/>They are never caught and always immediately terminate the </text:span><text:span text:style-name="T726">assembler. <text:s/></text:span><text:span text:style-name="T740">Python itself may raise a </text:span><text:span text:style-name="T358">ValueError</text:span><text:span text:style-name="T740"> or other exception. <text:s/></text:span><text:span text:style-name="T741">Uncaught e</text:span><text:span text:style-name="T740">xceptions raised by </text:span><text:span text:style-name="T741">either </text:span><text:span text:style-name="T740">Python </text:span><text:span text:style-name="T741">or the assembler </text:span><text:span text:style-name="T740">always terminate the assembler and always require correction.</text:span></text:p>
      <text:h text:style-name="P990" text:outline-level="1"/>
      <text:p text:style-name="P925"/>
      <text:h text:style-name="Heading_20_1" text:outline-level="1"><text:bookmark-start text:name="__RefHeading__14493_1250512974"/><text:span text:style-name="T911">Legacy </text:span><text:span text:style-name="T912">Programs</text:span><text:bookmark-end text:name="__RefHeading__14493_1250512974"/></text:h>
      <text:p text:style-name="P135">This section brings together in a single place some of the areas of adjustment that are required by ASMA to an existing assembl<text:span text:style-name="T946">y</text:span> source program. <text:s/>Refer to details within the document for more information.</text:p>
      <text:p text:style-name="P88"><text:span text:style-name="T946">Most</text:span> programs accepted by a proprietary assembler will <text:span text:style-name="T942">likely </text:span>require <text:span text:style-name="T942">some </text:span>modification for ASMA.</text:p>
      <text:p text:style-name="P210"><text:span text:style-name="T99">The following sections are based upon limited experience in using ASMA with legacy programs, but </text:span><text:span text:style-name="T110">the areas discussed either </text:span><text:span text:style-name="T99">reoccur </text:span><text:span text:style-name="T101">or deserve explicit mention</text:span><text:span text:style-name="T99">.</text:span></text:p>
      <text:p text:style-name="P217"><text:span text:style-name="T70">Although obvious, any assembler directives or constant types not support</text:span><text:span text:style-name="T71">ed</text:span><text:span text:style-name="T70"> by ASMA must be addressed.</text:span></text:p>
      <text:h text:style-name="P1020" text:outline-level="2"><text:bookmark-start text:name="__RefHeading__15877_43547413"/>Statement Format<text:bookmark-end text:name="__RefHeading__15877_43547413"/></text:h>
      <text:p text:style-name="P11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0"><text:span text:style-name="T748">Comment statements start with a asterisk, </text:span><text:span text:style-name="T363">*</text:span><text:span text:style-name="T748">. <text:s/>If the asterisk is preceded by spaces or other “white space” characters such as tabs, the statement will be found in error.</text:span></text:p>
      <text:p text:style-name="P140"><text:span text:style-name="T748">ASMA expects continuation lines to be indicated by a backslash, </text:span><text:span text:style-name="T363">\</text:span><text:span text:style-name="T748">, in the last character position of the </text:span><text:span text:style-name="T749">variable-length </text:span><text:span text:style-name="T748">line.</text:span></text:p>
      <text:p text:style-name="P11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4">If problems result with continuation lines, remove continuation by creating a single long line.</text:p>
      <text:p text:style-name="P113">The alternate continuation conventions available with legacy macros is not supported by ASMA. <text:s/>In this case all comments and spaces between the final comma and the continuation character must be removed.</text:p>
      <text:h text:style-name="P1021" text:outline-level="2"><text:bookmark-start text:name="__RefHeading__14497_1250512974"/>LTORG Directive<text:bookmark-end text:name="__RefHeading__14497_1250512974"/></text:h>
      <text:p text:style-name="P869"><text:span text:style-name="T913">Literal pools are not supported by ASMA. <text:s/>Literals used in instructions must be replaced by an explicit </text:span><text:span text:style-name="T443">DC</text:span><text:span text:style-name="T913"> directive.</text:span></text:p>
      <text:p text:style-name="P870">Example:</text:p>
      <text:p text:style-name="P869"><text:span text:style-name="T913"><text:tab/></text:span><text:span text:style-name="T443"> <text:s text:c="8"/>LA <text:s text:c="3"/>1,=F'1'</text:span></text:p>
      <text:p text:style-name="P907"><text:soft-page-break/><text:s text:c="14"/>LTORG</text:p>
      <text:p text:style-name="P870">becomes:</text:p>
      <text:p text:style-name="P686"><text:s text:c="9"/>LA <text:s text:c="3"/>1,LIT1</text:p>
      <text:p text:style-name="P686">LIT1 <text:s text:c="4"/>DC <text:s text:c="3"/>F'1'</text:p>
      <text:h text:style-name="P1022" text:outline-level="2"><text:bookmark-start text:name="__RefHeading__14503_1250512974"/>D-type Constants<text:bookmark-end text:name="__RefHeading__14503_1250512974"/></text:h>
      <text:p text:style-name="P211"><text:span text:style-name="T100">A common legacy practice is to utilize a </text:span><text:span text:style-name="T471">D</text:span><text:span text:style-name="T100">-type constant </text:span><text:span text:style-name="T111">for</text:span><text:span text:style-name="T100"> doubleword align</text:span><text:span text:style-name="T111">ment</text:span><text:span text:style-name="T100"> and place</text:span><text:span text:style-name="T111">ment of</text:span><text:span text:style-name="T100"> binary zeros into an 8-byte field. <text:s/>ASMA </text:span><text:span text:style-name="T111">treats </text:span><text:span text:style-name="T133">a</text:span><text:span text:style-name="T111"> </text:span><text:span text:style-name="T472">D</text:span><text:span text:style-name="T111">-type constant as a synonym for the </text:span><text:span text:style-name="T472">FD</text:span><text:span text:style-name="T111">-type constant. <text:s/>Floating point </text:span><text:span text:style-name="T112">nominal value syntax </text:span><text:span text:style-name="T111">is not supported. <text:s/>Only integer nominal values are recognized.</text:span></text:p>
      <text:h text:style-name="P1023" text:outline-level="2"><text:bookmark-start text:name="__RefHeading__14870_1250512974"/>Floating-Point Constants<text:bookmark-end text:name="__RefHeading__14870_1250512974"/></text:h>
      <text:p text:style-name="P871">ASMA lacks support for all floating point constant types. <text:s/>Although floating point instructions are supported, the creation of constants for them is not. <text:s/>The only available solution is for such constants to be replaced by <text:span text:style-name="T252">X</text:span>-type constants. <text:s/>An assembly listing from another source could provide the required content. <text:s/>Because use of floating-point instructions is typically rare for a bare-metal program, it is not expected to be a major practical limitation <text:span text:style-name="T971">in this context</text:span>. <text:s/>Resolution of this limitation is an eventual goal. </text:p>
      <text:h text:style-name="P1024" text:outline-level="2"><text:bookmark-start text:name="__RefHeading__15491_766683081"/>Vector Instructions<text:bookmark-end text:name="__RefHeading__15491_766683081"/></text:h>
      <text:p text:style-name="P214">Vector instructions are not presently supported by ASMA. <text:s/>If the reader has a need for vector instructions the reader is encouraged to work with the author in developing their support within ASMA. <text:s/>MSL is the path to such support.</text:p>
      <text:p text:style-name="P922"/>
      <text:h text:style-name="P1008" text:outline-level="1"><text:bookmark-start text:name="__RefHeading__9486_78158561"/>Image Structure<text:bookmark-end text:name="__RefHeading__9486_78158561"/></text:h>
      <text:p text:style-name="P63"><text:span text:style-name="T601">ASMA Specific Behavior</text:span><text:span text:style-name="T712">: Everything in this section is unique to ASMA or diverges from </text:span><text:span text:style-name="T712">legacy practices.</text:span></text:p>
      <text:p text:style-name="P14"><text:span text:style-name="T249">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51">can impose its own structure on the image content through the use of </text:span><text:span text:style-name="T249"><text:s/>the assembl</text:span><text:span text:style-name="T948">y</text:span><text:span text:style-name="T249"> directives </text:span><text:span text:style-name="T294">START</text:span><text:span text:style-name="T249">, </text:span><text:span text:style-name="T294">REGION</text:span><text:span text:style-name="T249"> and </text:span><text:span text:style-name="T294">CSECT</text:span><text:span text:style-name="T249">.</text:span></text:p>
      <text:p text:style-name="P16"><text:span text:style-name="T251">To illustrate, an image could contain a</text:span><text:span text:style-name="T902">n</text:span><text:span text:style-name="T251"> </text:span><text:span text:style-name="T641">installer</text:span><text:span text:style-name="T251">, when executed, installs another program (also part of the image) on a device that itself could be use</text:span><text:span text:style-name="T590">d</text:span><text:span text:style-name="T251"> </text:span><text:span text:style-name="T590">as the</text:span><text:span text:style-name="T251"> IPL </text:span><text:span text:style-name="T590">source for </text:span><text:span text:style-name="T251">the installed program. <text:s/>Some object formats, for example, an Executable and Linking Format </text:span><text:span text:style-name="T590">(ELF) </text:span><text:span text:style-name="T251">executable file, requires external tooling to accomplish the same task. <text:s/>Such tooling is available within the SATK through use of the </text:span><text:span text:style-name="T253">iplmed.py</text:span><text:span text:style-name="T251"> utility. <text:s/>Such tooling limits the creation of IPL media to </text:span><text:span text:style-name="T948">the ELF's</text:span><text:span text:style-name="T251"> abilities and standards. <text:s/>The image file approach offers much greater flexibility in this area. <text:s/>The image structuring directives allow the program to recognize and specify the residency requirements of different portions of the image. </text:span></text:p>
      <text:h text:style-name="P1025" text:outline-level="2"><text:bookmark-start text:name="__RefHeading__5315_138540907"/>Regions<text:bookmark-end text:name="__RefHeading__5315_138540907"/></text:h>
      <text:p text:style-name="P15"><text:span text:style-name="T249">A region contains binary content bound to a starting memory address </text:span><text:span text:style-name="T251">identified in </text:span><text:span text:style-name="T249">the </text:span><text:span text:style-name="T294">START</text:span><text:span text:style-name="T249"> directive that </text:span><text:span text:style-name="T251">initiates the region's creation.</text:span><text:span text:style-name="T249"> <text:s text:c="2"/>Unlike typical mainframe assemblers, multiple </text:span><text:span text:style-name="T294">START</text:span><text:span text:style-name="T249"> directives are possible allowing the creation of multiple “regions”. <text:s/>Regions are placed contiguously within the image in the order in which the </text:span><text:span text:style-name="T294">START</text:span><text:span text:style-name="T249"> directives that initiate them are encountered. <text:s/></text:span><text:span text:style-name="T250">A </text:span><text:span text:style-name="T940">named </text:span><text:span text:style-name="T250">region is identified by the </text:span><text:span text:style-name="T458">region</text:span><text:span text:style-name="T940"> operand</text:span><text:span text:style-name="T250"> of its associated </text:span><text:span text:style-name="T295">START</text:span><text:span text:style-name="T250"> directive. <text:s/></text:span><text:span text:style-name="T940">An unnamed region is created when the associated </text:span><text:span text:style-name="T458">START</text:span><text:span text:style-name="T940"> directive has the </text:span><text:span text:style-name="T458">region</text:span><text:span text:style-name="T940"> operand omitted.</text:span><text:span text:style-name="T250"> <text:s/>A new </text:span><text:span text:style-name="T295">START</text:span><text:span text:style-name="T250"> directive causes the following content to be placed within the newly initiated region </text:span><text:span text:style-name="T941">and newly created control section</text:span><text:span text:style-name="T250">. <text:s/>Content within a previously created region can be continued by use of a </text:span><text:span text:style-name="T295">REGION</text:span><text:span text:style-name="T250"> directive.</text:span></text:p>
      <text:h text:style-name="P1026" text:outline-level="2"><text:bookmark-start text:name="__RefHeading__5132_138540907"/><text:span text:style-name="T251">Control </text:span>Sections<text:bookmark-end text:name="__RefHeading__5132_138540907"/></text:h>
      <text:p text:style-name="P16"><text:span text:style-name="T251">Each region is populated by one or more control sections each of which is identified and initiated by a </text:span><text:span text:style-name="T253">CSECT</text:span><text:span text:style-name="T251"> </text:span><text:span text:style-name="T940">or </text:span><text:span text:style-name="T458">START</text:span><text:span text:style-name="T940"> </text:span><text:span text:style-name="T251">directive. <text:s/>A new control section is placed within the currently active region under construction </text:span><text:span text:style-name="T517">with double word alignment</text:span><text:span text:style-name="T251">. <text:s/>Like regions, a new control section will cause all succeeding content to be placed in the new control section. <text:s/>Content can again be placed in the previous control section by coding a </text:span><text:span text:style-name="T253">CSECT</text:span><text:span text:style-name="T251"> directive with the label field containing the name of the control section being continued </text:span><text:span text:style-name="T940">or omitted when the unnamed control section is targeted</text:span><text:span text:style-name="T251">. <text:s/>Portions of a control section are made contiguous within the control section even if the assembler statements creating the content are </text:span><text:span text:style-name="T511">not </text:span><text:span text:style-name="T251">contiguous.</text:span></text:p>
      <text:p text:style-name="P17"><text:soft-page-break/><text:span text:style-name="T511">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96">REGION</text:span><text:span text:style-name="T511"> directive, the </text:span><text:span text:style-name="T512">previously interrupted </text:span><text:span text:style-name="T511">control section </text:span><text:span text:style-name="T512">becomes</text:span><text:span text:style-name="T511"> the control section into which </text:span><text:span text:style-name="T512">new </text:span><text:span text:style-name="T511">content is placed. <text:s/></text:span><text:span text:style-name="T512">A succeeding </text:span><text:span text:style-name="T254">CSECT</text:span><text:span text:style-name="T512"> directive will change the active control section </text:span><text:span text:style-name="T940">to another and </text:span><text:span text:style-name="T947">to </text:span><text:span text:style-name="T940">its associated</text:span><text:span text:style-name="T512"> region.</text:span></text:p>
      <text:h text:style-name="P1027"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1028" text:outline-level="2"><text:bookmark-start text:name="__RefHeading__5317_138540907"/>Image, Region and Control Section Attributes<text:bookmark-end text:name="__RefHeading__5317_138540907"/></text:h>
      <text:p text:style-name="P18"><text:span text:style-name="T512">The image, each </text:span><text:span text:style-name="T941">named </text:span><text:span text:style-name="T512">region and each </text:span><text:span text:style-name="T941">named </text:span><text:span text:style-name="T512">control section are identified by a symbol. <text:s/>Each symbol has certain attributes accessible from within the program. <text:s/>The symbol associated with a control section or region is specified in the label field of the respective initiating </text:span><text:span text:style-name="T254">CSECT</text:span><text:span text:style-name="T512"> or </text:span><text:span text:style-name="T254">START</text:span><text:span text:style-name="T512"> directive. <text:s/>The image is automatically assigned the name </text:span><text:span text:style-name="T254">IMAGE</text:span><text:span text:style-name="T512"> in all upper case. <text:s/>By its early definition and the restriction on duplicate symbols, this name is really a reserved symbol. <text:s/>The only such symbol in the system.</text:span></text:p>
      <text:p text:style-name="P18"><text:span text:style-name="T512">All symbols have associated with them a value which may be an address or an integer value. <text:s/>In the case of the symbols used for an image, region or control section, </text:span><text:span text:style-name="T590">the value </text:span><text:span text:style-name="T512">is the starting </text:span><text:span text:style-name="T590">absolute </text:span><text:span text:style-name="T512">address </text:span><text:span text:style-name="T590">as</text:span><text:span text:style-name="T512"> bound at the completion of Pass 1. <text:s/></text:span><text:span text:style-name="T513">The address assigned to the image is the address assigned in the first </text:span><text:span text:style-name="T439">START</text:span><text:span text:style-name="T513"> directive of the program. <text:s/>This address is effectively the address to which the image expects to be placed in memory. <text:s/></text:span><text:span text:style-name="T512">The length attribute, referenced by preceding a symbol with the sequence </text:span><text:span text:style-name="T254">L'</text:span><text:span text:style-name="T512">, is the total length in bytes of the image, region or control section.</text:span></text:p>
      <text:p text:style-name="P18"><text:span text:style-name="T512">Unlike other symbols, each image, region and control section symbol has an additional attribute, the “image” attribute. <text:s/></text:span><text:span text:style-name="T590">Similar to</text:span><text:span text:style-name="T512"> the length attribute, it is referenced by preceding the symbol with the sequence </text:span><text:span text:style-name="T254">I'</text:span><text:span text:style-name="T512">. <text:s/>The image attribute provides the displacement from the start of the image of the corresponding symbol. <text:s/></text:span><text:span text:style-name="T513">Through this attribute a</text:span><text:span text:style-name="T512"> program can locate a region or control section within the image independent of its bound memory address.</text:span></text:p>
      <text:p text:style-name="P138">The unnamed region's or unnamed control section's attributes are not accessible to the program because a symbol is not associated with either. <text:s/>Only named region or named control section attributes are accessible to the program via the assigned symbol.</text:p>
      <text:h text:style-name="P1029" text:outline-level="2"><text:bookmark-start text:name="__RefHeading__9197_1017791038"/>Using the Image File<text:bookmark-end text:name="__RefHeading__9197_1017791038"/></text:h>
      <text:p text:style-name="P55"><text:span text:style-name="T694">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34">START</text:span><text:span text:style-name="T694"> directive. <text:s/>If the expectation is </text:span><text:span text:style-name="T694">that the image file will be placed into memory and that a restart interruption will be used to </text:span><text:soft-page-break/><text:span text:style-name="T694">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47">®</text:span><text:span text:style-name="T694"> mode, the assigned storage location of the Restart New PSW is address 0. <text:s/>For systems in z/Architecture mode, the assigned storage location is address 288, or in hexadecimal, 0x120. <text:s/></text:span><text:span text:style-name="T694">This drives the operand of the </text:span><text:span text:style-name="T334">START</text:span><text:span text:style-name="T694"> directive to be either </text:span><text:span text:style-name="T334">X'0'</text:span><text:span text:style-name="T694"> or </text:span><text:span text:style-name="T334">X'120'</text:span><text:span text:style-name="T694"> (or if decimal is preferred, </text:span><text:span text:style-name="T334">0</text:span><text:span text:style-name="T694"> or </text:span><text:span text:style-name="T334">288</text:span><text:span text:style-name="T694">)</text:span><text:span text:style-name="T695">. <text:s/>At the location of the Restart New PSW within the image file, must be a </text:span><text:span text:style-name="T695">properly formatted PSW that will initiate running of the program within the image. <text:s/></text:span></text:p>
      <text:p text:style-name="P56">An image file constructed this way could also utilize list directed IPL. <text:s/>However, because the system will not be in z/Architecture mode when the IPL PSW <text:span text:style-name="T697">takes control</text:span>, the starting location of the first region must be 0<text:span text:style-name="T697"> at which location must be a PSW generated by the assembly</text:span>. <text:s/>Supplying the content of the list used during the IPL process is the responsibility of the user of the image file. <text:s/><text:span text:style-name="T830">S</text:span><text:span text:style-name="T709">ee</text:span><text:span text:style-name="T698"> the section “Using List Directed IPL” </text:span><text:span text:style-name="T830">for more information.</text:span></text:p>
      <text:p text:style-name="P57"><text:span text:style-name="T699">Once loaded into storage, it becomes the responsibility of the loaded program to proper</text:span><text:span text:style-name="T830">ly </text:span><text:span text:style-name="T699">locate within storage any regions other than the first contained in the image. <text:s/>The region or control section symbol </text:span><text:span text:style-name="T337">I'</text:span><text:span text:style-name="T699"> and </text:span><text:span text:style-name="T337">L'</text:span><text:span text:style-name="T699"> attributes are intended to assist the loaded program in performing this content relocation.</text:span></text:p>
      <text:p text:style-name="P58"><text:span text:style-name="T949">Hercules </text:span><text:span text:style-name="T461">loadcore</text:span><text:span text:style-name="T949">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030" text:outline-level="2"><text:bookmark-start text:name="__RefHeading__9769_273182987"/>Using List Directed IPL<text:bookmark-end text:name="__RefHeading__9769_273182987"/></text:h>
      <text:p text:style-name="P63"><text:span text:style-name="T712">List directed IPL allows one of more files to be loaded into storage with control passed to the loaded content by causing the IPL PSW at address 0 to become the active PSW. <text:s/></text:span><text:span text:style-name="T713">The content <text:s/>of the directory is oriented towards use by the Hercules </text:span><text:span text:style-name="T345">ipl</text:span><text:span text:style-name="T713"> console command with a file </text:span><text:span text:style-name="T713">path. <text:s/>Refer to Hercules documentation for details. <text:s/>Multiple platforms may support list directed IPL. <text:s/>It is the user's responsibility to position the list directed IPL files in a compatible </text:span><text:span text:style-name="T713">location and identification when using a platform other than Hercules.</text:span></text:p>
      <text:p text:style-name="P64"><text:span text:style-name="T713">The </text:span><text:span text:style-name="T345">–-gldipl</text:span><text:span text:style-name="T713"> option specifies </text:span><text:span text:style-name="T719">the file</text:span><text:span text:style-name="T713"> into which </text:span><text:span text:style-name="T719">IPL list is written</text:span><text:span text:style-name="T713">. <text:s/>This option writes a file to the </text:span><text:span text:style-name="T719">same</text:span><text:span text:style-name="T713"> directory </text:span><text:span text:style-name="T719">as the IPL list file</text:span><text:span text:style-name="T713"> for each </text:span><text:span text:style-name="T602">region</text:span><text:span text:style-name="T713"> defined in the assembly. <text:s/>Each region file uses the region's name as specified </text:span><text:span text:style-name="T948">from</text:span><text:span text:style-name="T713"> its </text:span><text:span text:style-name="T345">START</text:span><text:span text:style-name="T713"> directive and file extension of </text:span><text:span text:style-name="T345">.bin</text:span><text:span text:style-name="T713">. <text:s/></text:span><text:span text:style-name="T948">The unnamed region may not be used with list directed IPL. </text:span><text:span text:style-name="T713"><text:s/>The IPL list file has the name of the image with the file extension </text:span><text:span text:style-name="T719">provided in the command line option</text:span><text:span text:style-name="T713">. <text:s/>It is the IPL list file that is specified in the Hercules </text:span><text:span text:style-name="T345">ipl</text:span><text:span text:style-name="T713"> command.</text:span></text:p>
      <text:p text:style-name="P66">Because the IPL function automatically uses the IPL PSW at absolute storage location 0, an assembly intended for use with list directed IPL must ensure a PSW is placed in storage at address 0 by the loaded regions. <text:s/>The PSW may be the only content of <text:span text:style-name="T831">the </text:span>region<text:span text:style-name="T831"> </text:span>start<text:span text:style-name="T831">ing</text:span> at address 0 or part of additional <text:span text:style-name="T832">region </text:span>content.</text:p>
      <text:p text:style-name="P65"><text:span text:style-name="T713">To illustrate this structure, assume an assembly contains two regions. <text:s/>The </text:span><text:span text:style-name="T345">IPLPSW</text:span><text:span text:style-name="T713"> region </text:span><text:soft-page-break/><text:span text:style-name="T713">starts at address 0 and only contains a 64-bit PSW. <text:s text:c="2"/>The main program region is </text:span><text:span text:style-name="T345">PROGRAM</text:span><text:span text:style-name="T713"> and starts at location </text:span><text:span text:style-name="T345">X'2000'</text:span><text:span text:style-name="T713">. <text:s/></text:span></text:p>
      <text:p text:style-name="P65"><text:span text:style-name="T714">The following example uses a UNIX-like environment, but ASMA runs on any platform supported by Python with python tailoring file names to the local environment. <text:s/>The user </text:span><text:span text:style-name="T346">johndoe</text:span><text:span text:style-name="T714"> uses the following command line option in the assembly:</text:span></text:p>
      <text:p text:style-name="P662">--gldipl test/program/<text:span text:style-name="T720">test.ipl</text:span></text:p>
      <text:p text:style-name="P779"><text:span text:style-name="T714">All of the list directed IPL files will be written to the </text:span><text:span text:style-name="T346">/home/johndoe/test/program</text:span><text:span text:style-name="T714"> directory. <text:s/>A relative directory is expanded to an absolute path. <text:s/>Three files will be placed in this directory:</text:span></text:p>
      <text:p text:style-name="P661"><text:span text:style-name="T720">test</text:span><text:span text:style-name="T714">.ipl</text:span><text:span text:style-name="T52"> – the IPL list used during the IPL function</text:span></text:p>
      <text:p text:style-name="P661"><text:span text:style-name="T714">IPLPSW.bin</text:span><text:span text:style-name="T52"> – the 8-byte PSW</text:span></text:p>
      <text:p text:style-name="P661"><text:span text:style-name="T714">PROGRAM.bin</text:span><text:span text:style-name="T52"> – the actual program</text:span></text:p>
      <text:p text:style-name="P899"><text:span text:style-name="T52">The IPL list file </text:span><text:span text:style-name="T52">(</text:span><text:span text:style-name="T347">test</text:span><text:span text:style-name="T346">.ipl</text:span><text:span text:style-name="T52">) </text:span><text:span text:style-name="T52">will contain two lines of text, as follows:</text:span></text:p>
      <text:p text:style-name="P662">PROGRAM 0x2000</text:p>
      <text:p text:style-name="P662">IPLPSW 0x0</text:p>
      <text:p text:style-name="P779"><text:span text:style-name="T714">The sequence of regions in the IPL list file, </text:span><text:span text:style-name="T717">and hence the sequence in which region</text:span><text:span text:style-name="T720">s</text:span><text:span text:style-name="T717"> </text:span><text:span text:style-name="T720">are</text:span><text:span text:style-name="T717"> loaded into memory,</text:span><text:span text:style-name="T714"> is dictated by the sequence in which the regions are defined in the assembly.</text:span></text:p>
      <text:p text:style-name="P779"><text:span text:style-name="T714">The actual IPL command used with Hercules, </text:span><text:span text:style-name="T715">likely placed in a RC script file </text:span><text:span text:style-name="T718">or the Hercules configuration file</text:span><text:span text:style-name="T715">,</text:span><text:span text:style-name="T714"> would be:</text:span></text:p>
      <text:p text:style-name="P662">ipl test/program/<text:span text:style-name="T720">test</text:span>.ipl</text:p>
      <text:p text:style-name="P785"><text:span text:style-name="T742">The Hercules list directed IPL command does not support absolute paths. <text:s/>This statement assumes the current working directory is </text:span><text:span text:style-name="T360">/home/johndoe</text:span><text:span text:style-name="T742">.</text:span></text:p>
      <text:h text:style-name="P1031" text:outline-level="2"><text:bookmark-start text:name="__RefHeading__9314_78158561"/>Using the Object Deck<text:bookmark-end text:name="__RefHeading__9314_78158561"/></text:h>
      <text:p text:style-name="P59"><text:span text:style-name="T696">An object deck is created only when the </text:span><text:span text:style-name="T336">–-object</text:span><text:span text:style-name="T696">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36">X'FFFFFF'</text:span><text:span text:style-name="T696">, the object deck is suppressed with a warning message. <text:s/>The END record contains the entry point identified by the last </text:span><text:span text:style-name="T336">ENTRY</text:span><text:span text:style-name="T696"> directive. <text:s/>If no </text:span><text:span text:style-name="T336">ENTRY</text:span><text:span text:style-name="T696"> directive is present in the assembly, the object deck is suppressed.</text:span></text:p>
      <text:p text:style-name="P59"><text:span text:style-name="T696">TXT records will only contain object code generated by assembly machine instructions or </text:span><text:span text:style-name="T696">directives. <text:s/>Other than the address of the TXT record content, regions </text:span><text:span text:style-name="T700">and control sections </text:span><text:span text:style-name="T696">have no other influence on the output. <text:s/>Areas not explicitly initialized are not contained in the TXT record binary content. <text:s/>This means that areas defined by </text:span><text:span text:style-name="T336">DS</text:span><text:span text:style-name="T696"> directives or </text:span><text:span text:style-name="T700">gaps </text:span><text:span text:style-name="T696">created </text:span><text:span text:style-name="T696">due to implied alignments are not filled with binary zeros as is the case with the binary image file. <text:s/>Because control is passed to the loaded content by an object deck loader, an explicit </text:span><text:soft-page-break/><text:span text:style-name="T696">PSW in storage is not required for execution entry to the TXT content. <text:s/>A separate card-based loader that may be the target of an Initial Program Load function is required and, </text:span><text:span text:style-name="T721">if used,</text:span><text:span text:style-name="T696"> must </text:span><text:span text:style-name="T696">precede the actual object deck card images </text:span><text:span text:style-name="T721">created by this option</text:span><text:span text:style-name="T696">.</text:span></text:p>
      <text:p text:style-name="P68"><text:span text:style-name="T722">The Hercules </text:span><text:span text:style-name="T349">loadtext</text:span><text:span text:style-name="T722"> console command may also be use to the load the content into </text:span><text:span text:style-name="T722">storage. <text:s/>Unlike the card-based loader, a Restart New PSW would be required to manual</text:span><text:span text:style-name="T763">ly</text:span><text:span text:style-name="T722"> pass control to the loaded program. <text:s/>A manual, or script driven, restart interruption would be required to actual</text:span><text:span text:style-name="T763">ly</text:span><text:span text:style-name="T722"> cause control to be given to the program.</text:span></text:p>
      <text:p text:style-name="P67"><text:span text:style-name="T721">The object deck created by the </text:span><text:span text:style-name="T348">–-object</text:span><text:span text:style-name="T721"> option is not suitable for use with a linkage editor. <text:s/>It is only usable with a loader facility supporting TXT and END records.</text:span></text:p>
      <text:h text:style-name="P1032" text:outline-level="2"><text:bookmark-start text:name="__RefHeading__9316_78158561"/>Using the RC Script File<text:bookmark-end text:name="__RefHeading__9316_78158561"/></text:h>
      <text:p text:style-name="P60"><text:span text:style-name="T700">The Hercules emulator allows storage to be loaded using </text:span><text:span text:style-name="T833">a </text:span><text:span text:style-name="T700">real storage alter command, the Hercules </text:span><text:span text:style-name="T339">r</text:span><text:span text:style-name="T700"> console command. <text:s/>The </text:span><text:span text:style-name="T339">–</text:span><text:span text:style-name="T343">-</text:span><text:span text:style-name="T339">rc</text:span><text:span text:style-name="T700">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39">DS</text:span><text:span text:style-name="T700"> directives or gaps created due to implied alignments do not cause real storage to be altered. <text:s/></text:span><text:span text:style-name="T696">Other than </text:span><text:span text:style-name="T700">supplying </text:span><text:span text:style-name="T696">the address of the </text:span><text:span text:style-name="T700">storage alter command</text:span><text:span text:style-name="T696">, regions </text:span><text:span text:style-name="T700">and control sections</text:span><text:span text:style-name="T696"> have no other influence on the output. <text:s/></text:span><text:span text:style-name="T703">Each command takes the form of:</text:span></text:p>
      <text:p text:style-name="P660">r address=hexdata</text:p>
      <text:p text:style-name="P61"><text:span text:style-name="T701">Because Hercules allows a script file to include other script files, the file created by the </text:span><text:span text:style-name="T340">–-rc</text:span><text:span text:style-name="T701"> option may be directly included in another file.</text:span></text:p>
      <text:p text:style-name="P61"><text:span text:style-name="T701">Depending upon how the user of the script file expects to pass control to the loaded storage content, a </text:span><text:span text:style-name="T706">R</text:span><text:span text:style-name="T701">estart </text:span><text:span text:style-name="T706">New </text:span><text:span text:style-name="T701">PSW may be required at real storage address 0 (</text:span><text:span text:style-name="T340">X'0'</text:span><text:span text:style-name="T701">) or 288 </text:span><text:span text:style-name="T701">(</text:span><text:span text:style-name="T340">X'120'</text:span><text:span text:style-name="T701">). <text:s/>When using a script file, the easiest way to achieve this is by creating a region with the starting address of 0 or 288 into which is assembled the </text:span><text:span text:style-name="T706">Restart New </text:span><text:span text:style-name="T701">PSW. <text:s/></text:span><text:span text:style-name="T702">Other mechanisms exist for starting the CPU executing with Hercules console commands. <text:s/>An </text:span><text:span text:style-name="T702">assembly generated Restart New PSW is just one way to achieve this without more error prone mechanisms.</text:span></text:p>
      <text:h text:style-name="P1033" text:outline-level="2"><text:bookmark-start text:name="__RefHeading__9488_78158561"/>Using a STORE Command File<text:bookmark-end text:name="__RefHeading__9488_78158561"/></text:h>
      <text:p text:style-name="P62"><text:span text:style-name="T704">A STORE command file contains a series of STORE commands that alter real storage content using a mainframe virtual machine environment. <text:s/></text:span><text:span text:style-name="T700">As with the object deck, only areas explicitly initialized are contained in the real storage alter commands. <text:s/>Areas defined by </text:span><text:span text:style-name="T339">DS</text:span><text:span text:style-name="T700"> directives or gaps created due to implied alignments do not cause real storage to be altered. <text:s/></text:span><text:span text:style-name="T696">Other than </text:span><text:span text:style-name="T700">supplying </text:span><text:span text:style-name="T696">the address of the </text:span><text:span text:style-name="T700">storage alter command</text:span><text:span text:style-name="T696">, regions </text:span><text:span text:style-name="T700">and control sections</text:span><text:span text:style-name="T696"> have no other influence on the output.</text:span></text:p>
      <text:p text:style-name="P62"><text:span text:style-name="T703">Two options create </text:span><text:span text:style-name="T704">a STORE command file: </text:span><text:span text:style-name="T343">--store</text:span><text:span text:style-name="T704"> and </text:span><text:span text:style-name="T343">–vmc</text:span><text:span text:style-name="T704">. <text:s/>The only difference between the two files is that the output from the </text:span><text:span text:style-name="T343">–-vmc</text:span><text:span text:style-name="T704"> option expects to be executed from a </text:span><text:soft-page-break/><text:span text:style-name="T704">mainframe virtual machine environment. <text:s/>Each command within the </text:span><text:span text:style-name="T343">–-vmc</text:span><text:span text:style-name="T704"> generated STORE command file starts with </text:span><text:span text:style-name="T343">CP</text:span><text:span text:style-name="T704">. <text:s/>Output from the </text:span><text:span text:style-name="T343">–-store</text:span><text:span text:style-name="T704"> option does not contain the </text:span><text:span text:style-name="T343">CP</text:span><text:span text:style-name="T704"> sequence. <text:s/></text:span><text:span text:style-name="T703">Each command takes the form of:</text:span><text:span text:style-name="T704"> </text:span></text:p>
      <text:p text:style-name="P659"><text:span text:style-name="T705">STORE R S address hexdata</text:span><text:span text:style-name="T51"> (for output from the </text:span><text:span text:style-name="T705">–-store</text:span><text:span text:style-name="T51"> option), or </text:span></text:p>
      <text:p text:style-name="P659"><text:span text:style-name="T705">CP STORE R S address hexdata</text:span><text:span text:style-name="T51"> (for output from the </text:span><text:span text:style-name="T705">–-vmc</text:span><text:span text:style-name="T51"> option).</text:span></text:p>
      <text:p text:style-name="P778"><text:span text:style-name="T701">Depending upon how the user of the </text:span><text:span text:style-name="T706">STORE command</text:span><text:span text:style-name="T701"> file expects to pass control to the loaded storage content, a </text:span><text:span text:style-name="T706">R</text:span><text:span text:style-name="T701">estart </text:span><text:span text:style-name="T706">New </text:span><text:span text:style-name="T701">PSW may be required at real storage address 0 (</text:span><text:span text:style-name="T340">X'0'</text:span><text:span text:style-name="T701">) or 288 (</text:span><text:span text:style-name="T340">X'120'</text:span><text:span text:style-name="T701">). <text:s/>When using a </text:span><text:span text:style-name="T707">STORE </text:span><text:span text:style-name="T706">command </text:span><text:span text:style-name="T707">file</text:span><text:span text:style-name="T701">, the easiest way to achieve this is by creating a region with the starting address of 0 or 288 into which is assembled the </text:span><text:span text:style-name="T706">Restart New </text:span><text:span text:style-name="T701">PSW. <text:s/></text:span><text:span text:style-name="T702">Other mechanisms </text:span><text:span text:style-name="T707">may </text:span><text:span text:style-name="T702">exist for starting the CPU with</text:span><text:span text:style-name="T707">in a virtual machine </text:span><text:span text:style-name="T707">environment. <text:s/></text:span><text:span text:style-name="T702">An assembly generated Restart New PSW is just one way to achieve this without more error prone mechanisms.</text:span></text:p>
      <text:p text:style-name="P867"><text:span text:style-name="T708">It is the user's responsibility to move the contents of the STORE command file into the virtual machine environment </text:span><text:span text:style-name="T710">for actual execution of the real storage altering commands.</text:span></text:p>
      <text:p text:style-name="P868"/>
      <text:p text:style-name="P868"/>
      <text:p text:style-name="P921"/>
      <text:h text:style-name="P1009" text:outline-level="1"><text:bookmark-start text:name="__RefHeading__5134_138540907"/>Assemb<text:span text:style-name="T943">ly</text:span> <text:span text:style-name="T762">Language</text:span><text:bookmark-end text:name="__RefHeading__5134_138540907"/></text:h>
      <text:p text:style-name="P89"><text:span text:style-name="T212">ASMA perform</text:span><text:span text:style-name="T774">s three</text:span><text:span text:style-name="T212"> passes during its processing. <text:s/></text:span><text:span text:style-name="T514">An e</text:span><text:span text:style-name="T220">rror </text:span><text:span text:style-name="T514">can cause immediate failure or all errors can be reported at the end of the assembly depending upon the command line options selected.</text:span></text:p>
      <text:h text:style-name="P1034" text:outline-level="2"><text:bookmark-start text:name="__RefHeading__10152_1568795058"/>Pass 0<text:bookmark-end text:name="__RefHeading__10152_1568795058"/></text:h>
      <text:p text:style-name="P615"><text:span text:style-name="T728">All text statements enter the assembler </text:span><text:span text:style-name="T729">in Pass 0.</text:span></text:p>
      <text:p text:style-name="P617">Empty lines and comment lines are recognized with no further processing.</text:p>
      <text:p text:style-name="P621"><text:span text:style-name="T729">Statements are broken up into fields: label, operation, </text:span><text:span text:style-name="T731">and </text:span><text:span text:style-name="T729">operands with comments.</text:span></text:p>
      <text:p text:style-name="P622">Operation synonyms are identified, replacing statement operations.</text:p>
      <text:p text:style-name="P615"><text:span text:style-name="T729">Statements containing an operation field for the following </text:span><text:span text:style-name="T728">directives </text:span><text:span text:style-name="T729">are processed in this pass</text:span><text:span text:style-name="T728">: </text:span><text:span text:style-name="T507">ATRACEOFF</text:span><text:span text:style-name="T1026">, </text:span><text:span text:style-name="T507">ATRACEON</text:span><text:span text:style-name="T1026">, </text:span><text:span text:style-name="T354">COPY</text:span><text:span text:style-name="T728">, </text:span><text:span text:style-name="T385">MACRO</text:span><text:span text:style-name="T794">, </text:span><text:span text:style-name="T422">MHELP</text:span><text:span text:style-name="T861">, </text:span><text:span text:style-name="T504">OPSYN</text:span><text:span text:style-name="T1025">, </text:span><text:span text:style-name="T354">PRINT</text:span><text:span text:style-name="T728">, </text:span><text:span text:style-name="T421">SPACE</text:span><text:span text:style-name="T860">, </text:span><text:span text:style-name="T354">TITLE</text:span><text:span text:style-name="T728"> and </text:span><text:span text:style-name="T354">XMODE</text:span><text:span text:style-name="T728">.</text:span></text:p>
      <text:p text:style-name="P618">Macro definitions are created and macro expan<text:span text:style-name="T763">sions are invoked</text:span>. <text:s/><text:span text:style-name="T834">See the “Macro </text:span><text:span text:style-name="T834">Language” section for details.</text:span></text:p>
      <text:p text:style-name="P617">Other statements are analyzed as follows:</text:p>
      <text:list xml:id="list2056071226" text:style-name="L12">
        <text:list-item>
          <text:p text:style-name="P937"><text:span text:style-name="T746">Symbolic variable substitution is performed. <text:s/></text:span><text:span text:style-name="T752">See the “</text:span><text:span text:style-name="T834">Model</text:span><text:span text:style-name="T752"> </text:span><text:span text:style-name="T834">Statements</text:span><text:span text:style-name="T752">” section for details.</text:span></text:p>
        </text:list-item>
        <text:list-item>
          <text:p text:style-name="P938">Assembler directives and machine instructions are recognized and execution mode options applied.</text:p>
        </text:list-item>
        <text:list-item>
          <text:p text:style-name="P939"><text:span text:style-name="T729">Parsing of operands </text:span><text:span text:style-name="T732">into expressions </text:span><text:span text:style-name="T729">as required by the identified operation. Expressions are not evaluated at this time, </text:span><text:span text:style-name="T732">just parsed</text:span><text:span text:style-name="T729">. <text:s/>Calculating the value of </text:span><text:span text:style-name="T729">expressions occurs in either Pass 1 or Pass 2 </text:span><text:span text:style-name="T732">depending upon the directive.</text:span></text:p>
        </text:list-item>
        <text:list-item>
          <text:p text:style-name="P940"><text:span text:style-name="T730">Comments on a statement are </text:span><text:span text:style-name="T731">ignored.</text:span></text:p>
        </text:list-item>
      </text:list>
      <text:p text:style-name="P616"><text:span text:style-name="T729">Source statements brought into the input stream by the </text:span><text:span text:style-name="T355">COPY</text:span><text:span text:style-name="T729"> directive occurs in this pass.</text:span></text:p>
      <text:p text:style-name="P784">At the completion of this pass, no new statements can be added to the assembly process and all statements without errors are processed by the next pass.</text:p>
      <text:h text:style-name="P1035" text:outline-level="2"><text:bookmark-start text:name="__RefHeading__5136_138540907"/>Pass 1<text:bookmark-end text:name="__RefHeading__5136_138540907"/></text:h>
      <text:p text:style-name="P607"><text:span text:style-name="T213">For instructions and other content producing directives, their bound locations are </text:span><text:span text:style-name="T213">established and the size of their content is determined, </text:span><text:span text:style-name="T220">although the content itself is </text:span><text:span text:style-name="T220">not.</text:span></text:p>
      <text:p text:style-name="P607"><text:span text:style-name="T213">For labels, they are assigned a bound address of the current location </text:span><text:span text:style-name="T214">of the current </text:span><text:soft-page-break/><text:span text:style-name="T214">active control section.</text:span></text:p>
      <text:p text:style-name="P609">For assembler directives not producing <text:span text:style-name="T680">image </text:span>content, they are acted upon at this point:</text:p>
      <text:p text:style-name="P697"><text:span text:style-name="T269">CSECT</text:span><text:span text:style-name="T215">, </text:span><text:span text:style-name="T270">DS</text:span><text:span text:style-name="T515">, </text:span><text:span text:style-name="T269">DSECT</text:span><text:span text:style-name="T215">, </text:span><text:span text:style-name="T274">EJECT</text:span><text:span text:style-name="T565">, </text:span><text:span text:style-name="T270">END</text:span><text:span text:style-name="T515">, </text:span><text:span text:style-name="T270">EQU</text:span><text:span text:style-name="T515">, </text:span><text:span text:style-name="T270">ORG</text:span><text:span text:style-name="T515">, </text:span><text:span text:style-name="T270">REGION</text:span><text:span text:style-name="T515">, </text:span><text:span text:style-name="T269">START</text:span><text:span text:style-name="T135">.</text:span></text:p>
      <text:p text:style-name="P610">Calculations performed by any of these directives require referenced symbols to already be defined, <text:span text:style-name="T516">namely </text:span><text:span text:style-name="T265">EQU</text:span><text:span text:style-name="T516">, </text:span><text:span text:style-name="T265">ORG</text:span><text:span text:style-name="T516"> and </text:span><text:span text:style-name="T265">START</text:span><text:span text:style-name="T516">.</text:span></text:p>
      <text:p text:style-name="P699">At the end of Pass 1, the size of each statement's content and the size of each control section has been established. <text:s/><text:span text:style-name="T732">All statements without errors are processed by the next pass.</text:span></text:p>
      <text:h text:style-name="P1036" text:outline-level="2"><text:bookmark-start text:name="__RefHeading__5138_138540907"/>Pass 2<text:bookmark-end text:name="__RefHeading__5138_138540907"/></text:h>
      <text:p text:style-name="P611">Each control section without an explicit starting location is established based upon its alignment attribute, its sequence within the assembly and its preceding control section<text:span text:style-name="T890">'</text:span>s ending address.</text:p>
      <text:p text:style-name="P608"><text:span text:style-name="T215">Each symbol is bound to its final address based upon its position within its control </text:span><text:span text:style-name="T215">section. <text:s/></text:span><text:span text:style-name="T218">The section “linking” process is now complete.</text:span></text:p>
      <text:p text:style-name="P608"><text:span text:style-name="T215">Content is created by evaluating all </text:span><text:span text:style-name="T732">remaining</text:span><text:span text:style-name="T215"> expressions in the </text:span><text:span text:style-name="T732">directives</text:span><text:span text:style-name="T215"> </text:span><text:span text:style-name="T216">and </text:span><text:span text:style-name="T216">processing the instruction. <text:s/></text:span><text:span text:style-name="T516">C</text:span><text:span text:style-name="T216">ontent creating </text:span><text:span text:style-name="T219">and content influencing </text:span><text:span text:style-name="T216">statements of the assembler </text:span><text:span text:style-name="T516">are completed during this pass</text:span><text:span text:style-name="T216">:</text:span></text:p>
      <text:p text:style-name="P698"><text:span text:style-name="T262">CCW</text:span><text:span text:style-name="T9">, </text:span><text:span text:style-name="T263">CCW0</text:span><text:span text:style-name="T8">, </text:span><text:span text:style-name="T263">CCW1</text:span><text:span text:style-name="T8">, </text:span><text:span text:style-name="T264">DC</text:span><text:span text:style-name="T7">, </text:span><text:span text:style-name="T265">DROP</text:span><text:span text:style-name="T10">,</text:span><text:span text:style-name="T15"> </text:span><text:span text:style-name="T266">PSW</text:span><text:span text:style-name="T317">S</text:span><text:span text:style-name="T12">, </text:span><text:span text:style-name="T267">PSW360</text:span><text:span text:style-name="T15">, </text:span><text:span text:style-name="T317">PSW67</text:span><text:span text:style-name="T29">, </text:span><text:span text:style-name="T267">PSWBC</text:span><text:span text:style-name="T15">, </text:span><text:span text:style-name="T267">PSWE</text:span><text:span text:style-name="T268">C</text:span><text:span text:style-name="T15">, </text:span><text:span text:style-name="T267">PSW</text:span><text:span text:style-name="T268">XA</text:span><text:span text:style-name="T16">, </text:span><text:span text:style-name="T268">PSWE370</text:span><text:span text:style-name="T16">, </text:span><text:span text:style-name="T268">PSWE390</text:span><text:span text:style-name="T16">, </text:span><text:span text:style-name="T317">PSWZ</text:span><text:span text:style-name="T29">,</text:span><text:span text:style-name="T53"> </text:span><text:span text:style-name="T505">USING</text:span><text:span text:style-name="T137">, and </text:span><text:span text:style-name="T54">all machine instructions.</text:span></text:p>
      <text:p text:style-name="P782"><text:span text:style-name="T249">At the completion of Pass 2, </text:span><text:span text:style-name="T732">all requested output formats </text:span><text:span text:style-name="T733">are created</text:span><text:span text:style-name="T732">. <text:s/>E</text:span><text:span text:style-name="T215">ach statement</text:span><text:span text:style-name="T217">'s</text:span><text:span text:style-name="T215"> </text:span><text:span text:style-name="T215">content </text:span><text:span text:style-name="T732">is</text:span><text:span text:style-name="T215"> </text:span><text:span text:style-name="T553">placed in </text:span><text:span text:style-name="T215">its location within its control section </text:span><text:span text:style-name="T732">at its real location</text:span><text:span text:style-name="T215">. <text:s/></text:span><text:span text:style-name="T732">See the various sections on using each of the </text:span><text:span text:style-name="T733">various </text:span><text:span text:style-name="T732">output </text:span><text:span text:style-name="T733">formats</text:span><text:span text:style-name="T732">.</text:span></text:p>
      <text:p text:style-name="P855"><text:span text:style-name="T603">ASMA Specific Behavior</text:span><text:span text:style-name="T733">: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78">where macro's are expanded.</text:span></text:p>
      <text:p text:style-name="P854"><text:span text:style-name="T610">ASMA </text:span><text:span text:style-name="T618">Limitation</text:span><text:span text:style-name="T786">: ASMA does not have the concept of “open code”. <text:s/>Macro directives are not recognized outside of macro definitions. <text:s/>Symbolic variables are only replaced when they </text:span><text:span text:style-name="T786">occur within macro model statements. <text:s/>Conditional assembly is not supported outside of a macro. <text:s/></text:span><text:span text:style-name="T787">Wrap a legacy program that uses conditional assembly within a macro definition.</text:span></text:p>
      <text:p text:style-name="P786"><text:span text:style-name="T605">ASMA </text:span><text:span text:style-name="T619">Limitation</text:span><text:span text:style-name="T747">: <text:s/>Lookahead mode is not supported. <text:s/>Conditional assembly statements </text:span><text:span text:style-name="T361">AIF</text:span><text:span text:style-name="T747"> or </text:span><text:span text:style-name="T361">AGO</text:span><text:span text:style-name="T747"> are not supported in “open code.” <text:s/>“Open code” must be wrapped within a macro definition for these statements to be effective.</text:span></text:p>
      <text:p text:style-name="P783"><text:span text:style-name="T603">ASMA </text:span><text:span text:style-name="T620">Limitation</text:span><text:span text:style-name="T733">: Expression</text:span><text:span text:style-name="T835">s </text:span><text:span text:style-name="T854">in assembler statements</text:span><text:span text:style-name="T733"> are limited to arithmetic computations: addition, subtraction, multiplication and division. <text:s/>Logical operators, for </text:span><text:soft-page-break/><text:span text:style-name="T733">example, “and”, “or” </text:span><text:span text:style-name="T734">and comparisons</text:span><text:span text:style-name="T733">, </text:span><text:span text:style-name="T861">while supported by the macro language, </text:span><text:span text:style-name="T733">are not </text:span><text:span text:style-name="T733">supported </text:span><text:span text:style-name="T854">by the assembler.</text:span></text:p>
      <text:h text:style-name="P1037" text:outline-level="2"><text:bookmark-start text:name="__RefHeading__10268_131414793"/>MSL Considerations<text:bookmark-end text:name="__RefHeading__10268_131414793"/></text:h>
      <text:p text:style-name="P70"><text:span text:style-name="T735">ASMA machine instruction recognition and construction is completely driven by the MSL file selected by the </text:span><text:span text:style-name="T356">–-</text:span><text:span text:style-name="T434">target</text:span><text:span text:style-name="T735"> and the </text:span><text:span text:style-name="T356">–-cpu</text:span><text:span text:style-name="T735"> command line options. <text:s/>Only machine instructions defined for the selected CPU in the MSL file will be recognized by ASMA.</text:span></text:p>
      <text:p text:style-name="P71"><text:span text:style-name="T604">ASMA </text:span><text:span text:style-name="T621">Limitation</text:span><text:span text:style-name="T735">: <text:s/>ASMA has no ability to support optional instruction operands. <text:s/>If an assembler instruction operand is optional, it will become required in the MSL and any source statements omitting </text:span><text:span text:style-name="T737">the</text:span><text:span text:style-name="T735"> operand will fail </text:span><text:span text:style-name="T737">assembly</text:span><text:span text:style-name="T735">. <text:s/></text:span></text:p>
      <text:p text:style-name="P71"><text:span text:style-name="T736">This limitation only explicitly impacts a few modern floating point instructions using the RRF format. <text:s/>These have optional assembler operands. <text:s/>When used within ASMA, the </text:span><text:span text:style-name="T736">optional operand must be coded with a value of zero. </text:span></text:p>
      <text:p text:style-name="P70"><text:span text:style-name="T735">This </text:span><text:span text:style-name="T879">limitation</text:span><text:span text:style-name="T735"> </text:span><text:span text:style-name="T736">also </text:span><text:span text:style-name="T735">influences MSL instruction definition and selection. <text:s/>For example, some legacy instructions are classified as storage-immediate. <text:s/>However, the immediate operand is normally not </text:span><text:span text:style-name="T736">coded</text:span><text:span text:style-name="T735"> </text:span><text:span text:style-name="T736">because it is ignored by the instruction. <text:s/></text:span><text:span text:style-name="T735"><text:s/></text:span><text:span text:style-name="T736">Omitting the operand </text:span><text:span text:style-name="T735"><text:s/></text:span><text:span text:style-name="T736">in legacy assemblers causes</text:span><text:span text:style-name="T735"> the immediate field </text:span><text:span text:style-name="T736">to </text:span><text:span text:style-name="T735">contain binary zeros. <text:s/>For these instructions a different format </text:span><text:span text:style-name="T879">in MSL </text:span><text:span text:style-name="T735">is used. <text:s/>The </text:span><text:span text:style-name="T356">LOAD PSW</text:span><text:span text:style-name="T735"> instruction is an example of this. <text:s/></text:span><text:span text:style-name="T736">Modern usage identifies a different format, the storage format for </text:span><text:span text:style-name="T357">LOAD PSW</text:span><text:span text:style-name="T736">.</text:span></text:p>
      <text:h text:style-name="P1038" text:outline-level="2"><text:bookmark-start text:name="__RefHeading__16523_1780761587"/>ASMA Input Statements<text:bookmark-end text:name="__RefHeading__16523_1780761587"/></text:h>
      <text:p text:style-name="P162">ASMA input statements map into five elements in sequence as illustrated by this model:</text:p>
      <text:p text:style-name="P687"><text:span text:style-name="T1019">LABEL <text:s text:c="2"/>OPERATION <text:s/>OPERANDS <text:s text:c="6"/>COMMENTS <text:s text:c="3"/></text:span><text:span text:style-name="T1020">\</text:span></text:p>
      <text:p text:style-name="P908"><text:span text:style-name="T123">The only required element is the </text:span><text:span text:style-name="T1019">OPERATION</text:span><text:span text:style-name="T123"> field. <text:s/></text:span><text:span text:style-name="T1019">COMMENTS</text:span><text:span text:style-name="T123"> are always optional. <text:s/>Whether a </text:span><text:span text:style-name="T1019">LABEL</text:span><text:span text:style-name="T123"> or one or more </text:span><text:span text:style-name="T1019">OPERANDS</text:span><text:span text:style-name="T123"> are required or optional is dictated by the </text:span><text:span text:style-name="T1019">OPERATION</text:span><text:span text:style-name="T123"> field content. <text:s/>If the statement is continued the last character </text:span><text:span text:style-name="T124">immediately </text:span><text:span text:style-name="T123">preceding the end-of-line sequence must be a backslash, </text:span><text:span text:style-name="T1019">\</text:span><text:span text:style-name="T123">. <text:s/></text:span><text:span text:style-name="T124">If </text:span><text:span text:style-name="T1020">OPERANDS</text:span><text:span text:style-name="T124"> are not defined for an operation, they are considered to be comments. <text:s/>If a </text:span><text:span text:style-name="T1020">LABEL</text:span><text:span text:style-name="T124"> is omitted or in the rare case prohibited, the required </text:span><text:span text:style-name="T1020">OPERATION</text:span><text:span text:style-name="T124"> field must be preceded by at least one space. <text:s/>If a </text:span><text:span text:style-name="T1020">LABEL</text:span><text:span text:style-name="T124"> is present it must begin in the statement.</text:span></text:p>
      <text:p text:style-name="P909"><text:span text:style-name="T124">A statement following a continued statement must contain a space in positions 1-15. <text:s/>A continued statement may itself be continued. <text:s/>Content in the continued statement beginning with position 16 logically continues the </text:span><text:span text:style-name="T1020">OPERANDS</text:span><text:span text:style-name="T124"> of the preceding statement.</text:span></text:p>
      <text:p text:style-name="P909"><text:span text:style-name="T124">Two exceptions to this format are supported for comment statements. <text:s/>If the statement begins with either an asterisk, </text:span><text:span text:style-name="T1020">*</text:span><text:span text:style-name="T124">, or a period followed by an asterisk, </text:span><text:span text:style-name="T1020">.*</text:span><text:span text:style-name="T124">, the entire statement is free-form. <text:s/>Comment statements do not recognize continuation. <text:s/>A comment statement starting with a period in a macro definition are considered silent comments and are not treated as </text:span><text:span text:style-name="T124">model statements.</text:span></text:p>
      <text:h text:style-name="P1057" text:outline-level="3"><text:bookmark-start text:name="__RefHeading__16525_1780761587"/><text:soft-page-break/>Names<text:bookmark-end text:name="__RefHeading__16525_1780761587"/></text:h>
      <text:p text:style-name="P910"><text:span text:style-name="T125">Names are used within ASMA in various contexts. <text:s/>ASMA recognizes fo</text:span><text:span text:style-name="T127">u</text:span><text:span text:style-name="T125">r different forms of names:</text:span></text:p>
      <text:list xml:id="list2057696345" text:style-name="L13">
        <text:list-item>
          <text:p text:style-name="P941">Label symbol,</text:p>
        </text:list-item>
        <text:list-item>
          <text:p text:style-name="P941">Symbolic variable,</text:p>
        </text:list-item>
        <text:list-item>
          <text:p text:style-name="P941">Sequence symbols, and</text:p>
        </text:list-item>
        <text:list-item>
          <text:p text:style-name="P941">Label symbol terminated with a symbolic variable.</text:p>
        </text:list-item>
      </text:list>
      <text:h text:style-name="P1093" text:outline-level="4"><text:bookmark-start text:name="__RefHeading__16527_1780761587"/>Labels<text:bookmark-end text:name="__RefHeading__16527_1780761587"/></text:h>
      <text:p text:style-name="P224"><text:span text:style-name="T125">A label begins with any alphabetic character in upper or lower case ('</text:span><text:span text:style-name="T494">A</text:span><text:span text:style-name="T125">' through '</text:span><text:span text:style-name="T494">Z</text:span><text:span text:style-name="T125">' and '</text:span><text:span text:style-name="T494">a</text:span><text:span text:style-name="T125">' through '</text:span><text:span text:style-name="T494">z</text:span><text:span text:style-name="T125">'), or a</text:span><text:span text:style-name="T126">ny of three</text:span><text:span text:style-name="T125"> special character</text:span><text:span text:style-name="T126">s ('</text:span><text:span text:style-name="T495">$</text:span><text:span text:style-name="T126">', '</text:span><text:span text:style-name="T495">@</text:span><text:span text:style-name="T126">' or underscore, '</text:span><text:span text:style-name="T495">_</text:span><text:span text:style-name="T126">')</text:span><text:span text:style-name="T125"> optionally followed by any of these characters or a number '</text:span><text:span text:style-name="T494">0</text:span><text:span text:style-name="T125">' through '</text:span><text:span text:style-name="T494">9</text:span><text:span text:style-name="T125">'. <text:s/></text:span><text:span text:style-name="T126">Labels may not begin with a number.</text:span></text:p>
      <text:p text:style-name="P225"><text:span text:style-name="T126">Labels in the </text:span><text:span text:style-name="T495">LABEL</text:span><text:span text:style-name="T126"> field define symbols as address locations or specific values.</text:span></text:p>
      <text:p text:style-name="P225"><text:span text:style-name="T126">Labels in the </text:span><text:span text:style-name="T495">OPERATION</text:span><text:span text:style-name="T126"> field identify machine instruction mnemonics, assembler or macro directives, previously defined macros</text:span><text:span text:style-name="T132">, or operation synonyms defined by the </text:span><text:span text:style-name="T503">OPSYN</text:span><text:span text:style-name="T132"> directive</text:span><text:span text:style-name="T126">.</text:span></text:p>
      <text:p text:style-name="P225"><text:span text:style-name="T126">A label in the </text:span><text:span text:style-name="T495">OPERAND</text:span><text:span text:style-name="T126"> field references a label defined in the </text:span><text:span text:style-name="T495">LABEL</text:span><text:span text:style-name="T126"> field.</text:span></text:p>
      <text:h text:style-name="P1094" text:outline-level="4"><text:bookmark-start text:name="__RefHeading__16529_1780761587"/>Symbolic Variables<text:bookmark-end text:name="__RefHeading__16529_1780761587"/></text:h>
      <text:p text:style-name="P226"><text:span text:style-name="T126">Symbolic variables are labels preceded by an ampersand, '</text:span><text:span text:style-name="T495">&amp;</text:span><text:span text:style-name="T126">'. <text:s/>Symbolic variables may only be used in macro language statements within a macro definition. <text:s/>Within macro model statements, symbolic variables may occur alone or following a label within the model's </text:span><text:span text:style-name="T495">LABEL</text:span><text:span text:style-name="T126"> or </text:span><text:span text:style-name="T495">OPERATION</text:span><text:span text:style-name="T126"> field and anywhere in the model statement's </text:span><text:span text:style-name="T495">OPERAND</text:span><text:span text:style-name="T126"> field. <text:s/>Refer to the Macro Language section for other uses of symbolic variables. <text:s/></text:span></text:p>
      <text:p text:style-name="P226"><text:span text:style-name="T42">ASMA Limitation</text:span><text:span text:style-name="T127">: Symbolic variables will cause an error if occurring in Assembly Language statements.</text:span></text:p>
      <text:h text:style-name="P1094" text:outline-level="4"><text:bookmark-start text:name="__RefHeading__16531_1780761587"/>Sequence Symbols<text:bookmark-end text:name="__RefHeading__16531_1780761587"/></text:h>
      <text:p text:style-name="P226"><text:span text:style-name="T127">Sequence symbols are labels preceded by a period, '</text:span><text:span text:style-name="T496">.</text:span><text:span text:style-name="T127">'. <text:s/>Sequence symbols may only occur in Macro Language directives in the </text:span><text:span text:style-name="T496">LABEL</text:span><text:span text:style-name="T127"> field or referenced in specific directives' </text:span><text:span text:style-name="T496">OPERAND</text:span><text:span text:style-name="T127"> field. <text:s/></text:span></text:p>
      <text:p text:style-name="P226"><text:span text:style-name="T42">ASMA Limitation</text:span><text:span text:style-name="T127">: Sequence symbols may not be used outside of macro definitions.</text:span></text:p>
      <text:h text:style-name="P1058" text:outline-level="3"><text:bookmark-start text:name="__RefHeading__16533_1780761587"/>Self-Defining Terms<text:bookmark-end text:name="__RefHeading__16533_1780761587"/></text:h>
      <text:p text:style-name="P163">ASMA input statements may contain self-defining terms. <text:s/>Self-defining terms define unsigned integers used alone or within expressions.</text:p>
      <text:p text:style-name="P228"><text:soft-page-break/><text:span text:style-name="T130">Self-defining terms look like assembler </text:span><text:span text:style-name="T500">DC</text:span><text:span text:style-name="T130"> directive operands but function differently. <text:s/>They are utilized to define values within the assembly itself and never inherently define storage or address locations. <text:s/>They may be used in contexts that do.</text:span></text:p>
      <text:p text:style-name="P164">Self-defining terms when used as the default value of a prototype keyword parameter result in a the string used to define the term as the keywords parameter value. </text:p>
      <text:h text:style-name="P1095" text:outline-level="4"><text:bookmark-start text:name="__RefHeading__16535_1780761587"/>Binary<text:bookmark-end text:name="__RefHeading__16535_1780761587"/></text:h>
      <text:p text:style-name="P226"><text:span text:style-name="T127">A binary self-defining term starts the an upper or lower case </text:span><text:span text:style-name="T128">'</text:span><text:span text:style-name="T496">B</text:span><text:span text:style-name="T128">'</text:span><text:span text:style-name="T127">, followed by a single quote, a value composed of only a zero, '</text:span><text:span text:style-name="T496">0</text:span><text:span text:style-name="T127">' or one, '</text:span><text:span text:style-name="T496">1</text:span><text:span text:style-name="T127">' and ending with a single quote.</text:span></text:p>
      <text:p text:style-name="P694"><text:span text:style-name="T127">Example: </text:span><text:span text:style-name="T496">B'01001'</text:span><text:span text:style-name="T127"> – value 9</text:span></text:p>
      <text:h text:style-name="P1095" text:outline-level="4"><text:bookmark-start text:name="__RefHeading__16537_1780761587"/>Character<text:bookmark-end text:name="__RefHeading__16537_1780761587"/></text:h>
      <text:p text:style-name="P916"><text:span text:style-name="T127">A character self-defining term starts with an upper or lower case </text:span><text:span text:style-name="T128">'</text:span><text:span text:style-name="T496">C</text:span><text:span text:style-name="T128">'</text:span><text:span text:style-name="T127">, </text:span><text:span text:style-name="T128">'</text:span><text:span text:style-name="T496">CA</text:span><text:span text:style-name="T128">'</text:span><text:span text:style-name="T127"> or </text:span><text:span text:style-name="T128">'</text:span><text:span text:style-name="T496">CE</text:span><text:span text:style-name="T128">'</text:span><text:span text:style-name="T127">, followed by a single quote, a value composed of a </text:span><text:span text:style-name="T42">single</text:span><text:span text:style-name="T127"> character and ending with a single quote. <text:s/>The value is defined by the </text:span><text:span text:style-name="T128">ASCII or </text:span><text:span text:style-name="T127">EBCDIC code </text:span><text:span text:style-name="T128">point of the character value. <text:s/>A '</text:span><text:span text:style-name="T497">C</text:span><text:span text:style-name="T128">' implied the EBCDID code point.</text:span></text:p>
      <text:p text:style-name="P695"><text:span text:style-name="T128">Example: </text:span><text:span text:style-name="T497">C'0'</text:span><text:span text:style-name="T128"> – value 240 or hexadecimal 0xF0.</text:span></text:p>
      <text:p text:style-name="P695"><text:span text:style-name="T128">Example: </text:span><text:span text:style-name="T497">CA'0'</text:span><text:span text:style-name="T128"> – value 48 or hexadecimal 0x30.</text:span></text:p>
      <text:h text:style-name="P1096" text:outline-level="4"><text:bookmark-start text:name="__RefHeading__16539_1780761587"/>Decimal<text:bookmark-end text:name="__RefHeading__16539_1780761587"/></text:h>
      <text:p text:style-name="P917"><text:span text:style-name="T128">A decimal self-defining term is composed of a sequence of one or more numbers '</text:span><text:span text:style-name="T497">0</text:span><text:span text:style-name="T128">' through '</text:span><text:span text:style-name="T497">9</text:span><text:span text:style-name="T128">'. <text:s/>The term must not start with a sign.</text:span></text:p>
      <text:p text:style-name="P695"><text:span text:style-name="T128">Example: </text:span><text:span text:style-name="T497">920</text:span><text:span text:style-name="T128"> – value 920 or hexadecimal 0x398.</text:span></text:p>
      <text:p text:style-name="P885">The presence of a sign in conjunction with a self-defining term implies an expression and is only valid in contexts supporting expressions.</text:p>
      <text:h text:style-name="P1097" text:outline-level="4"><text:bookmark-start text:name="__RefHeading__16653_1780761587"/>Hexadecimal<text:bookmark-end text:name="__RefHeading__16653_1780761587"/></text:h>
      <text:p text:style-name="P918"><text:span text:style-name="T129">A hexadecimal self-defining term is composed of an upper or lower case X, followed by a single quote, a value of one or more hexadecimal digits, '</text:span><text:span text:style-name="T498">0</text:span><text:span text:style-name="T129">' through '</text:span><text:span text:style-name="T498">9</text:span><text:span text:style-name="T129">', '</text:span><text:span text:style-name="T498">A</text:span><text:span text:style-name="T129">' through '</text:span><text:span text:style-name="T498">F</text:span><text:span text:style-name="T129">' or '</text:span><text:span text:style-name="T498">a</text:span><text:span text:style-name="T129">' through '</text:span><text:span text:style-name="T498">f</text:span><text:span text:style-name="T129">' and ending with a single quote.</text:span></text:p>
      <text:p text:style-name="P696"><text:span text:style-name="T129">Example: </text:span><text:span text:style-name="T498">X'</text:span><text:span text:style-name="T499">0</text:span><text:span text:style-name="T498">Bad'</text:span><text:span text:style-name="T129"> – value 2,989.</text:span></text:p>
      <text:h text:style-name="P1059" text:outline-level="3"><text:bookmark-start text:name="__RefHeading__16937_983113960"/>Quoted Strings<text:bookmark-end text:name="__RefHeading__16937_983113960"/></text:h>
      <text:p text:style-name="P227"><text:span text:style-name="T131">Quoted strings are surrounded by single quotation marks. <text:s/>Within quoted strings an ampersand or a single quote require two consecutive ampersands or single quotes to result in a single quote or ampersand within the quoted string. <text:s/>Quoted strings may be of any length. <text:s/></text:span><text:soft-page-break/><text:span text:style-name="T131">Quoted strings may be used in </text:span><text:span text:style-name="T501">DC</text:span><text:span text:style-name="T131"> assembler directives for </text:span><text:span text:style-name="T501">C</text:span><text:span text:style-name="T131">, </text:span><text:span text:style-name="T501">CA</text:span><text:span text:style-name="T131"> or </text:span><text:span text:style-name="T501">CE</text:span><text:span text:style-name="T131"> type constants, default values assigned to keywords by a macro prototype statement or parameter values assigned when a macro is invoked.</text:span></text:p>
      <text:h text:style-name="P1039" text:outline-level="2"><text:bookmark-start text:name="__RefHeading__14298_2002922277"/>Case Sensitivity<text:bookmark-end text:name="__RefHeading__14298_2002922277"/></text:h>
      <text:p text:style-name="P150">By default the assembler is case insensitive.</text:p>
      <text:p text:style-name="P147"><text:span text:style-name="T985">The command line argument </text:span><text:span text:style-name="T475">–-case</text:span><text:span text:style-name="T985"> enables treatment of assembler labels, macro symbolic variables and sequence symbols with case sensitivity. <text:s/>All other input remains case insensitive.</text:span></text:p>
      <text:p text:style-name="P147">Assembler statement operation field is <text:span text:style-name="T985">always </text:span>case insensitive. <text:s/><text:span text:style-name="T985">Storage allocation and defined constant types and an associated length modifier are always case insensitive.</text:span></text:p>
      <text:p text:style-name="P147"><text:span text:style-name="T985">Depending upon the use or absence of the </text:span><text:span text:style-name="T475">–-case</text:span><text:span text:style-name="T985">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040" text:outline-level="2"><text:bookmark-start text:name="__RefHeading__8755_277269877"/>Operand Values<text:bookmark-end text:name="__RefHeading__8755_277269877"/></text:h>
      <text:p text:style-name="P7"><text:span text:style-name="T208">Operand values may be either </text:span><text:span text:style-name="T641">an integer</text:span><text:span text:style-name="T208"> or bound to an address. <text:s/>All operand values are derived from a mathematical expression. <text:s/>The expression may be simply a numeric value o</text:span><text:span text:style-name="T209">r </text:span><text:span text:style-name="T208">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97">Operation</text:p>
            </table:table-cell>
            <table:table-cell table:style-name="Table1.A1" office:value-type="string">
              <text:p text:style-name="P597">Left operand</text:p>
            </table:table-cell>
            <table:table-cell table:style-name="Table1.A1" office:value-type="string">
              <text:p text:style-name="P597">Right operand</text:p>
            </table:table-cell>
            <table:table-cell table:style-name="Table1.D1" office:value-type="string">
              <text:p text:style-name="P597">Result</text:p>
            </table:table-cell>
          </table:table-row>
        </table:table-header-rows>
        <table:table-row>
          <table:table-cell table:style-name="Table1.A2" office:value-type="string">
            <text:p text:style-name="P236"><text:span text:style-name="T210">+ </text:span><text:span text:style-name="T211">(addition)</text:span></text:p>
          </table:table-cell>
          <table:table-cell table:style-name="Table1.A2" office:value-type="string">
            <text:p text:style-name="P325">integer</text:p>
          </table:table-cell>
          <table:table-cell table:style-name="Table1.A2" office:value-type="string">
            <text:p text:style-name="P325">integer</text:p>
          </table:table-cell>
          <table:table-cell table:style-name="Table1.D2" office:value-type="string">
            <text:p text:style-name="P325">integer</text:p>
          </table:table-cell>
        </table:table-row>
        <table:table-row>
          <table:table-cell table:style-name="Table1.A2" office:value-type="string">
            <text:p text:style-name="P323">+</text:p>
          </table:table-cell>
          <table:table-cell table:style-name="Table1.A2" office:value-type="string">
            <text:p text:style-name="P325">integer</text:p>
          </table:table-cell>
          <table:table-cell table:style-name="Table1.A2" office:value-type="string">
            <text:p text:style-name="P323">address</text:p>
          </table:table-cell>
          <table:table-cell table:style-name="Table1.D2" office:value-type="string">
            <text:p text:style-name="P323">address</text:p>
          </table:table-cell>
        </table:table-row>
        <table:table-row>
          <table:table-cell table:style-name="Table1.A2" office:value-type="string">
            <text:p text:style-name="P323">+</text:p>
          </table:table-cell>
          <table:table-cell table:style-name="Table1.A2" office:value-type="string">
            <text:p text:style-name="P323">address</text:p>
          </table:table-cell>
          <table:table-cell table:style-name="Table1.A2" office:value-type="string">
            <text:p text:style-name="P323">address</text:p>
          </table:table-cell>
          <table:table-cell table:style-name="Table1.D2" office:value-type="string">
            <text:p text:style-name="P323">prohibited</text:p>
          </table:table-cell>
        </table:table-row>
        <table:table-row>
          <table:table-cell table:style-name="Table1.A2" office:value-type="string">
            <text:p text:style-name="P323">+</text:p>
          </table:table-cell>
          <table:table-cell table:style-name="Table1.A2" office:value-type="string">
            <text:p text:style-name="P323">address</text:p>
          </table:table-cell>
          <table:table-cell table:style-name="Table1.A2" office:value-type="string">
            <text:p text:style-name="P323"><text:span text:style-name="T641">Integer </text:span><text:span text:style-name="T642">(Note </text:span><text:span text:style-name="T880">4</text:span><text:span text:style-name="T642">)</text:span></text:p>
          </table:table-cell>
          <table:table-cell table:style-name="Table1.D2" office:value-type="string">
            <text:p text:style-name="P323">address</text:p>
          </table:table-cell>
        </table:table-row>
        <table:table-row>
          <table:table-cell table:style-name="Table1.A2" office:value-type="string">
            <text:p text:style-name="P236"><text:span text:style-name="T210">- </text:span><text:span text:style-name="T211">(subtraction)</text:span></text:p>
          </table:table-cell>
          <table:table-cell table:style-name="Table1.A2" office:value-type="string">
            <text:p text:style-name="P325">integer</text:p>
          </table:table-cell>
          <table:table-cell table:style-name="Table1.A2" office:value-type="string">
            <text:p text:style-name="P325">integer</text:p>
          </table:table-cell>
          <table:table-cell table:style-name="Table1.D2" office:value-type="string">
            <text:p text:style-name="P325">integer</text:p>
          </table:table-cell>
        </table:table-row>
        <table:table-row>
          <table:table-cell table:style-name="Table1.A2" office:value-type="string">
            <text:p text:style-name="P323">-</text:p>
          </table:table-cell>
          <table:table-cell table:style-name="Table1.A2" office:value-type="string">
            <text:p text:style-name="P325">integer</text:p>
          </table:table-cell>
          <table:table-cell table:style-name="Table1.A2" office:value-type="string">
            <text:p text:style-name="P323">address</text:p>
          </table:table-cell>
          <table:table-cell table:style-name="Table1.D2" office:value-type="string">
            <text:p text:style-name="P323">prohibited</text:p>
          </table:table-cell>
        </table:table-row>
        <table:table-row>
          <table:table-cell table:style-name="Table1.A2" office:value-type="string">
            <text:p text:style-name="P323">-</text:p>
          </table:table-cell>
          <table:table-cell table:style-name="Table1.A2" office:value-type="string">
            <text:p text:style-name="P323">address</text:p>
          </table:table-cell>
          <table:table-cell table:style-name="Table1.A2" office:value-type="string">
            <text:p text:style-name="P323">address</text:p>
          </table:table-cell>
          <table:table-cell table:style-name="Table1.D2" office:value-type="string">
            <text:p text:style-name="P236"><text:span text:style-name="T641">integer</text:span><text:span text:style-name="T210"> </text:span><text:span text:style-name="T211">(Note 1)</text:span></text:p>
          </table:table-cell>
        </table:table-row>
        <table:table-row>
          <table:table-cell table:style-name="Table1.A2" office:value-type="string">
            <text:p text:style-name="P323">-</text:p>
          </table:table-cell>
          <table:table-cell table:style-name="Table1.A2" office:value-type="string">
            <text:p text:style-name="P323">address</text:p>
          </table:table-cell>
          <table:table-cell table:style-name="Table1.A2" office:value-type="string">
            <text:p text:style-name="P325">Integer</text:p>
          </table:table-cell>
          <table:table-cell table:style-name="Table1.D2" office:value-type="string">
            <text:p text:style-name="P323">address</text:p>
          </table:table-cell>
        </table:table-row>
        <table:table-row>
          <table:table-cell table:style-name="Table1.A2" office:value-type="string">
            <text:p text:style-name="P324">* (multiplication)</text:p>
          </table:table-cell>
          <table:table-cell table:style-name="Table1.A2" office:value-type="string">
            <text:p text:style-name="P325">integer</text:p>
          </table:table-cell>
          <table:table-cell table:style-name="Table1.A2" office:value-type="string">
            <text:p text:style-name="P325">integer</text:p>
          </table:table-cell>
          <table:table-cell table:style-name="Table1.D2" office:value-type="string">
            <text:p text:style-name="P325">integer</text:p>
          </table:table-cell>
        </table:table-row>
        <table:table-row>
          <table:table-cell table:style-name="Table1.A2" office:value-type="string">
            <text:p text:style-name="P324">*</text:p>
          </table:table-cell>
          <table:table-cell table:style-name="Table1.A2" office:value-type="string">
            <text:p text:style-name="P325">integer</text:p>
          </table:table-cell>
          <table:table-cell table:style-name="Table1.A2" office:value-type="string">
            <text:p text:style-name="P324">address</text:p>
          </table:table-cell>
          <table:table-cell table:style-name="Table1.D2" office:value-type="string">
            <text:p text:style-name="P324">prohibited</text:p>
          </table:table-cell>
        </table:table-row>
        <table:table-row>
          <table:table-cell table:style-name="Table1.A2" office:value-type="string">
            <text:p text:style-name="P324">*</text:p>
          </table:table-cell>
          <table:table-cell table:style-name="Table1.A2" office:value-type="string">
            <text:p text:style-name="P324">address</text:p>
          </table:table-cell>
          <table:table-cell table:style-name="Table1.A2" office:value-type="string">
            <text:p text:style-name="P324">address</text:p>
          </table:table-cell>
          <table:table-cell table:style-name="Table1.D2" office:value-type="string">
            <text:p text:style-name="P324">prohibited</text:p>
          </table:table-cell>
        </table:table-row>
        <table:table-row>
          <table:table-cell table:style-name="Table1.A2" office:value-type="string">
            <text:p text:style-name="P324">*</text:p>
          </table:table-cell>
          <table:table-cell table:style-name="Table1.A2" office:value-type="string">
            <text:p text:style-name="P324">address</text:p>
          </table:table-cell>
          <table:table-cell table:style-name="Table1.A2" office:value-type="string">
            <text:p text:style-name="P325">integer</text:p>
          </table:table-cell>
          <table:table-cell table:style-name="Table1.D2" office:value-type="string">
            <text:p text:style-name="P324">prohibited</text:p>
          </table:table-cell>
        </table:table-row>
        <table:table-row>
          <table:table-cell table:style-name="Table1.A2" office:value-type="string">
            <text:p text:style-name="P236">/ <text:span text:style-name="T211">(division)</text:span></text:p>
          </table:table-cell>
          <table:table-cell table:style-name="Table1.A2" office:value-type="string">
            <text:p text:style-name="P325">integer</text:p>
          </table:table-cell>
          <table:table-cell table:style-name="Table1.A2" office:value-type="string">
            <text:p text:style-name="P325">Integer <text:span text:style-name="T880">(Note 3)</text:span></text:p>
          </table:table-cell>
          <table:table-cell table:style-name="Table1.D2" office:value-type="string">
            <text:p text:style-name="P324"><text:span text:style-name="T641">integer</text:span> (Note 2)</text:p>
          </table:table-cell>
        </table:table-row>
        <text:soft-page-break/>
        <table:table-row>
          <table:table-cell table:style-name="Table1.A2" office:value-type="string">
            <text:p text:style-name="P236">/</text:p>
          </table:table-cell>
          <table:table-cell table:style-name="Table1.A2" office:value-type="string">
            <text:p text:style-name="P325">integer</text:p>
          </table:table-cell>
          <table:table-cell table:style-name="Table1.A2" office:value-type="string">
            <text:p text:style-name="P324">address</text:p>
          </table:table-cell>
          <table:table-cell table:style-name="Table1.D2" office:value-type="string">
            <text:p text:style-name="P324">prohibited</text:p>
          </table:table-cell>
        </table:table-row>
        <table:table-row>
          <table:table-cell table:style-name="Table1.A2" office:value-type="string">
            <text:p text:style-name="P236">/</text:p>
          </table:table-cell>
          <table:table-cell table:style-name="Table1.A2" office:value-type="string">
            <text:p text:style-name="P324">address</text:p>
          </table:table-cell>
          <table:table-cell table:style-name="Table1.A2" office:value-type="string">
            <text:p text:style-name="P324">address</text:p>
          </table:table-cell>
          <table:table-cell table:style-name="Table1.D2" office:value-type="string">
            <text:p text:style-name="P324">prohibited</text:p>
          </table:table-cell>
        </table:table-row>
        <table:table-row>
          <table:table-cell table:style-name="Table1.A2" office:value-type="string">
            <text:p text:style-name="P236">/</text:p>
          </table:table-cell>
          <table:table-cell table:style-name="Table1.A2" office:value-type="string">
            <text:p text:style-name="P324">address</text:p>
          </table:table-cell>
          <table:table-cell table:style-name="Table1.A2" office:value-type="string">
            <text:p text:style-name="P325">integer</text:p>
          </table:table-cell>
          <table:table-cell table:style-name="Table1.D2" office:value-type="string">
            <text:p text:style-name="P324">prohibited</text:p>
          </table:table-cell>
        </table:table-row>
      </table:table>
      <text:p text:style-name="P39"/>
      <text:p text:style-name="P40">Note 1: Subtraction only allowed between addresses of the same section.</text:p>
      <text:p text:style-name="P863">Note 2: Remainder from a division operation is discarded.</text:p>
      <text:p text:style-name="P864">Note 3: Division by zero results in a value of zero.</text:p>
      <text:p text:style-name="P865">Note <text:span text:style-name="T880">4</text:span>: <text:span text:style-name="T622">ASMA Specific Behavior</text:span><text:span text:style-name="T880">: </text:span>Dummy section relative addresses are treated as integers in this context. <text:s/>The integer value is the symbol's location within the dummy section.</text:p>
      <text:p text:style-name="P866"><text:span text:style-name="T624">ASMA Specific Behavior</text:span><text:span text:style-name="T886">: Expression results and intermediate values are not limited to values within the range -2</text:span><text:span text:style-name="T887">31</text:span><text:span text:style-name="T888"> to +2</text:span><text:span text:style-name="T887">31</text:span><text:span text:style-name="T888">-1.</text:span></text:p>
      <text:h text:style-name="P1042" text:outline-level="2"><text:bookmark-start text:name="__RefHeading__13666_1643089094"/>Location Counters<text:bookmark-end text:name="__RefHeading__13666_1643089094"/></text:h>
      <text:p text:style-name="P125"><text:span text:style-name="T615">ASMA Specific Behavior</text:span><text:span text:style-name="T864">: Everything in this section dealing with location counters is unique </text:span><text:span text:style-name="T864">to ASMA. <text:s/>ASMA location counter management is both similar and dissimilar to all other legacy and modern mainframe assemblers.</text:span></text:p>
      <text:p text:style-name="P125"><text:span text:style-name="T864">Similar to legacy and dissimilar to modern mainframe assemblers, the user is unable to </text:span><text:span text:style-name="T953">explicitly </text:span><text:span text:style-name="T864">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65">absolute </text:span><text:span text:style-name="T864">address based upon the region's starting absolute address and the location of the control section within the region. <text:s/></text:span><text:span text:style-name="T865">This occurs during </text:span><text:span text:style-name="T910">the </text:span><text:span text:style-name="T865">implicit linking process at the end of Pass 2 when the stand-alone image is created.</text:span></text:p>
      <text:p text:style-name="P125"><text:span text:style-name="T864">This processing of location counters has the effect of altering what one would find in a legacy mainframe assembler address column within the listing. <text:s/>Because the listing is produced based upon </text:span><text:span text:style-name="T865">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65">mainframe assembler providing location counter related assembler directives.</text:span></text:p>
      <text:p text:style-name="P125"><text:span text:style-name="T864">ASMA location counter management </text:span><text:span text:style-name="T866">is </text:span><text:span text:style-name="T864">most similar to the GNU </text:span><text:span text:style-name="T424">as</text:span><text:span text:style-name="T864"> assembler, </text:span><text:span text:style-name="T866">although the GNU </text:span><text:span text:style-name="T425">as</text:span><text:span text:style-name="T866"> assembler does not allow absolute address assignment to control sections. <text:s/>That </text:span><text:span text:style-name="T866">process is managed during linkage processing by the GNU </text:span><text:span text:style-name="T425">ld</text:span><text:span text:style-name="T866"> linkage editor via linkage editor scripts, albeit only within the context of the creation of Executable and Link</text:span><text:span text:style-name="T903">ing</text:span><text:span text:style-name="T866"> Format (ELF) executable files.</text:span></text:p>
      <text:h text:style-name="Heading_20_2" text:outline-level="2"><text:bookmark-start text:name="__RefHeading__8250_1040490950"/><text:soft-page-break/>Machine Instructions<text:bookmark-end text:name="__RefHeading__8250_1040490950"/></text:h>
      <text:p text:style-name="P29">Instruction recognition is defined external to the assembler by means of a text file specified <text:span text:style-name="T953">explicitly </text:span>in the command line <text:span text:style-name="T953">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713"><text:span text:style-name="T578">ASMA a</text:span>ssembler directives are documented here. <text:s text:c="2"/><text:span text:style-name="T579">The following conventions are used in the </text:span><text:span text:style-name="T579">directive descriptions. <text:s/>Anything enclosed between '</text:span><text:span text:style-name="T284">&lt;</text:span><text:span text:style-name="T579">' and '</text:span><text:span text:style-name="T284">&gt;</text:span><text:span text:style-name="T579">' is require</text:span><text:span text:style-name="T764">d variable statement content</text:span><text:span text:style-name="T579">. <text:s/>Anything enclosed between '</text:span><text:span text:style-name="T284">[</text:span><text:span text:style-name="T579">' and '</text:span><text:span text:style-name="T284">]</text:span><text:span text:style-name="T17">' is optiona</text:span><text:span text:style-name="T579">l.</text:span></text:p>
      <text:p text:style-name="P713"><text:span text:style-name="T578">Anytime the </text:span><text:span text:style-name="T579">optional </text:span><text:span text:style-name="T283">[label]</text:span><text:span text:style-name="T578"> field is identified in a statement's description it means an optional label, if provided, will be assigned the current statement</text:span><text:span text:style-name="T953">'</text:span><text:span text:style-name="T578">s address within the active control or dummy section. <text:s/>Any other action for the label field content will be explicitly identified.</text:span></text:p>
      <text:p text:style-name="P719"><text:span text:style-name="T764">Anything in </text:span><text:span text:style-name="T369">UPPER CASE</text:span><text:span text:style-name="T764"> is required as specified in the description.</text:span></text:p>
      <text:p text:style-name="P718"><text:span text:style-name="T598">ASMA Specific Behavior</text:span><text:span text:style-name="T689">: The following directives are unique to ASMA and </text:span><text:span text:style-name="T693">are </text:span><text:span text:style-name="T689">not found in </text:span><text:span text:style-name="T689">other assemblers:</text:span></text:p>
      <text:p text:style-name="P613"><text:span text:style-name="T506">ATRACEOFF</text:span><text:span text:style-name="T141">, </text:span><text:span text:style-name="T506">ATRACEON</text:span><text:span text:style-name="T141">,</text:span><text:span text:style-name="T329">PSW</text:span><text:span text:style-name="T689">, </text:span><text:span text:style-name="T329">PSWS</text:span><text:span text:style-name="T689">, </text:span><text:span text:style-name="T329">PSW360</text:span><text:span text:style-name="T689">, </text:span><text:span text:style-name="T329">PSW67</text:span><text:span text:style-name="T689">, </text:span><text:span text:style-name="T329">PSWBC</text:span><text:span text:style-name="T689">, </text:span><text:span text:style-name="T329">PSWEC</text:span><text:span text:style-name="T689">, </text:span><text:span text:style-name="T329">PSW380</text:span><text:span text:style-name="T689">, </text:span><text:span text:style-name="T329">PSWXA</text:span><text:span text:style-name="T689">, </text:span><text:span text:style-name="T329">PSWE370</text:span><text:span text:style-name="T689">, </text:span><text:span text:style-name="T329">PSWE390</text:span><text:span text:style-name="T689">, </text:span><text:span text:style-name="T329">PSWZ</text:span><text:span text:style-name="T31">, </text:span><text:span text:style-name="T330">REGION</text:span><text:span text:style-name="T32">, </text:span><text:span text:style-name="T330">XMODE</text:span><text:span text:style-name="T32">.</text:span></text:p>
      <text:p text:style-name="P777">The following directives diverge in some respect from legacy usage. <text:s/>See their respective descriptions for details.</text:p>
      <text:p text:style-name="P614"><text:span text:style-name="T330">CCW</text:span><text:span text:style-name="T881">, </text:span><text:span text:style-name="T491">DC</text:span><text:span text:style-name="T1015">, </text:span><text:span text:style-name="T491">DS</text:span><text:span text:style-name="T1015">, </text:span><text:span text:style-name="T333">END</text:span><text:span text:style-name="T882">, </text:span><text:span text:style-name="T331">ENTRY</text:span><text:span text:style-name="T691">, </text:span><text:span text:style-name="T330">START</text:span><text:span text:style-name="T881">.</text:span></text:p>
      <text:p text:style-name="P721"><text:span text:style-name="T623">ASMA Limitation</text:span><text:span text:style-name="T883">: Any assembler directive not described in this manual is not supported by ASMA.</text:span></text:p>
      <text:h text:style-name="P1062" text:outline-level="3"><text:bookmark-start text:name="__RefHeading__17260_870402680"/>ATRACEOFF<text:bookmark-end text:name="__RefHeading__17260_870402680"/></text:h>
      <text:p text:style-name="P230"/>
      <text:p text:style-name="P688">[label] ATRACEOFF [oper][,oper]...</text:p>
      <text:p text:style-name="P889"/>
      <text:p text:style-name="P722"><text:span text:style-name="T1027">The </text:span><text:span text:style-name="T508">ATRACEOFF</text:span><text:span text:style-name="T1027"> directive disable operational tracing previously enabled via the </text:span><text:span text:style-name="T508">-–oper</text:span><text:span text:style-name="T1027"> command line argument or a </text:span><text:span text:style-name="T508">ATRACEON</text:span><text:span text:style-name="T1027"> assembler directive. <text:s/>An optional </text:span><text:span text:style-name="T508">[label]</text:span><text:span text:style-name="T138">,</text:span><text:span text:style-name="T1027"> if provided, is ignored. <text:s/>Tracing is disabled for each of the supplied operations identified by </text:span><text:span text:style-name="T508">[oper]</text:span><text:span text:style-name="T1027">. <text:s/></text:span></text:p>
      <text:p text:style-name="P723"><text:span text:style-name="T1027">No action is taken </text:span><text:span text:style-name="T1028">if </text:span><text:span text:style-name="T1027">the operation is invalid, tracing has not been enabled for an operation, </text:span><text:span text:style-name="T1028">the operation is a defined macro, </text:span><text:span text:style-name="T1027">or no operations are supplied in the operand field. <text:s/></text:span><text:span text:style-name="T1029">Use the </text:span><text:soft-page-break/><text:span text:style-name="T509">MHELP</text:span><text:span text:style-name="T1029"> directive to alter the tracing status of defined macros.</text:span></text:p>
      <text:p text:style-name="P722"><text:span text:style-name="T1027">The </text:span><text:span text:style-name="T508">ATRACEOFF</text:span><text:span text:style-name="T1027"> and </text:span><text:span text:style-name="T508">ATRACEON</text:span><text:span text:style-name="T1027"> directives provide fine grain control of internal tracing not available with the </text:span><text:span text:style-name="T508">-–oper</text:span><text:span text:style-name="T1027"> command-line option alone.</text:span></text:p>
      <text:h text:style-name="P1062" text:outline-level="3"><text:bookmark-start text:name="__RefHeading__17262_870402680"/>ATRACEON<text:bookmark-end text:name="__RefHeading__17262_870402680"/></text:h>
      <text:p text:style-name="P889"/>
      <text:p text:style-name="P688">[label] ATRACEOFF [oper][,oper]...</text:p>
      <text:p text:style-name="P911"/>
      <text:p text:style-name="P722"><text:span text:style-name="T1027">The ATRACEON directive enables internal tracing for one or more operations. <text:s/></text:span><text:span text:style-name="T138">An optional </text:span><text:span text:style-name="T508">[label]</text:span><text:span text:style-name="T1027">, </text:span><text:span text:style-name="T138">if provided, is ignored.</text:span><text:span text:style-name="T1027"> <text:s/></text:span><text:span text:style-name="T138">Tracing is enabled for each of the supplied operations identified by </text:span><text:span text:style-name="T508">[oper]</text:span><text:span text:style-name="T138">.</text:span></text:p>
      <text:p text:style-name="P722"><text:span text:style-name="T138">No action is taken if the operation is invalid or tracing is already enabled for the operation, </text:span><text:span text:style-name="T139">or the operation is a defined macro</text:span><text:span text:style-name="T138">. <text:s/>If no operations are supplied in the operand field, the current table of instructions for which tracing has been enabled is displayed. <text:s/></text:span><text:span text:style-name="T140">Use the </text:span><text:span text:style-name="T509">MHELP</text:span><text:span text:style-name="T140"> directive to alter the tracing status of defined macros.</text:span></text:p>
      <text:p text:style-name="P722"><text:span text:style-name="T1027">The </text:span><text:span text:style-name="T508">ATRACEOFF</text:span><text:span text:style-name="T1027"> and </text:span><text:span text:style-name="T508">ATRACEON</text:span><text:span text:style-name="T1027"> directives provide fine grain control of internal tracing not available with the </text:span><text:span text:style-name="T508">-–oper</text:span><text:span text:style-name="T1027"> command-line option alone.</text:span></text:p>
      <text:h text:style-name="Heading_20_3" text:outline-level="3"><text:bookmark-start text:name="__RefHeading__7319_1040490950"/>CCW <text:bookmark-end text:name="__RefHeading__7319_1040490950"/></text:h>
      <text:p text:style-name="P186"/>
      <text:p text:style-name="P638">[label] CCW <text:s text:c="2"/>&lt;command&gt;,&lt;address&gt;,&lt;flags&gt;,&lt;count&gt;</text:p>
      <text:p text:style-name="P748"/>
      <text:p text:style-name="P750"><text:span text:style-name="T685">The </text:span><text:span text:style-name="T326">CCW</text:span><text:span text:style-name="T685"> directive constructs a Channel Command Word based upon the current execution mode format setting for a CCW. <text:s/>If the CCW execution mode has been set to '</text:span><text:span text:style-name="T326">none</text:span><text:span text:style-name="T685">', the </text:span><text:span text:style-name="T326">CCW</text:span><text:span text:style-name="T685"> directive is not recognized. <text:s/></text:span><text:span text:style-name="T688">See the </text:span><text:span text:style-name="T328">XMODE</text:span><text:span text:style-name="T688"> directive.</text:span></text:p>
      <text:p text:style-name="P748"><text:span text:style-name="T597">ASMA Specific Behavior</text:span><text:span text:style-name="T685">: The legacy operation of the CCW directive always create</text:span><text:span text:style-name="T1001">d</text:span><text:span text:style-name="T685"> </text:span><text:span text:style-name="T1001">a </text:span><text:span text:style-name="T685">Format-0 CCW for backward compatibility with source predating the existence of the Format-1 CCW. <text:s/>The above description of the CCW directive diverges from this legacy behavior.</text:span></text:p>
      <text:p text:style-name="P884">The following priority exists for channel command word format generation:</text:p>
      <text:list xml:id="list1180862943" text:style-name="L14">
        <text:list-item>
          <text:p text:style-name="P942"><text:span text:style-name="T1001">An explicit </text:span><text:span text:style-name="T481">CCW0</text:span><text:span text:style-name="T1001"> or </text:span><text:span text:style-name="T481">CCW1</text:span><text:span text:style-name="T1001"> directive in the program source. <text:s/>An explicit </text:span><text:span text:style-name="T481">CCW0</text:span><text:span text:style-name="T1001"> or </text:span><text:span text:style-name="T481">CCW1</text:span><text:span text:style-name="T1001"> directive ignores the current </text:span><text:span text:style-name="T481">XMODE CCW</text:span><text:span text:style-name="T1001"> setting.</text:span></text:p>
        </text:list-item>
        <text:list-item>
          <text:p text:style-name="P942"><text:span text:style-name="T1001">The current setting by an explicit </text:span><text:span text:style-name="T481">XMODE CCW</text:span><text:span text:style-name="T1001"> directive at the time a </text:span><text:span text:style-name="T481">CCW</text:span><text:span text:style-name="T1001"> directive is encountered. <text:s/>An explicit </text:span><text:span text:style-name="T481">XMODE CCW</text:span><text:span text:style-name="T1001"> directive overrides the </text:span><text:span text:style-name="T481">–-ccw</text:span><text:span text:style-name="T1001"> command line argument.</text:span></text:p>
        </text:list-item>
        <text:list-item>
          <text:p text:style-name="P942"><text:span text:style-name="T1001">A value supplied by the ASMA command-line option </text:span><text:span text:style-name="T481">–-ccw</text:span><text:span text:style-name="T119"> establishing the </text:span><text:span text:style-name="T481">XMODE </text:span><text:soft-page-break/><text:span text:style-name="T481">CCW</text:span><text:span text:style-name="T119"> setting preceding an explicit </text:span><text:span text:style-name="T481">XMODE CCW</text:span><text:span text:style-name="T119"> directive. <text:s/>A command line argument overrides the MSL file.</text:span></text:p>
        </text:list-item>
        <text:list-item>
          <text:p text:style-name="P942"><text:span text:style-name="T1001">The value identified by the MSL file selected by means of the </text:span><text:span text:style-name="T481">–</text:span><text:span text:style-name="T482">-</text:span><text:span text:style-name="T481">target</text:span><text:span text:style-name="T1001"> or </text:span><text:span text:style-name="T481">–</text:span><text:span text:style-name="T482">-</text:span><text:span text:style-name="T481">cpu</text:span><text:span text:style-name="T1001"> ASMA command line </text:span><text:span text:style-name="T1016">argument</text:span><text:span text:style-name="T1001">.</text:span></text:p>
        </text:list-item>
      </text:list>
      <text:p text:style-name="P160"><text:span text:style-name="T1017">The current setting is made available to a macro by means of the system variable symbol </text:span><text:span text:style-name="T492">&amp;SYSCCW</text:span><text:span text:style-name="T1017">.</text:span></text:p>
      <text:h text:style-name="Heading_20_3" text:outline-level="3"><text:bookmark-start text:name="__RefHeading__8937_1983957688"/>CCW0<text:bookmark-end text:name="__RefHeading__8937_1983957688"/></text:h>
      <text:p text:style-name="P186"/>
      <text:p text:style-name="P637">[label] CCW0 <text:s/>&lt;command&gt;,&lt;address&gt;,&lt;flags&gt;,&lt;count&gt;</text:p>
      <text:p text:style-name="P637"/>
      <text:p text:style-name="P767"><text:span text:style-name="T580">The </text:span><text:span text:style-name="T285">CCW0</text:span><text:span text:style-name="T580"> directive generate a Format-0 Channel Command Word. <text:s/>The channel command </text:span><text:span text:style-name="T580">word will be double word aligned. <text:s/>All operands are expressions. <text:s/>The </text:span><text:span text:style-name="T285">&lt;command&gt;</text:span><text:span text:style-name="T580">, </text:span><text:span text:style-name="T285">&lt;flags&gt;</text:span><text:span text:style-name="T580">, and </text:span><text:span text:style-name="T285">&lt;count&gt;</text:span><text:span text:style-name="T580"> operands must evaluate to an integer. <text:s/>The </text:span><text:span text:style-name="T285">&lt;address&gt;</text:span><text:span text:style-name="T580"> operand must evaluate to an address. <text:s/>All operands are required. <text:s/></text:span><text:span text:style-name="T651">All reserved bits are set to zero. <text:s/></text:span><text:span text:style-name="T552">Use </text:span><text:span text:style-name="T261">DC</text:span><text:span text:style-name="T552"> directives to build an invalid </text:span><text:span text:style-name="T651">Format-0 Channel Command Word </text:span><text:span text:style-name="T552">for testing purposes.</text:span><text:span text:style-name="T651"> <text:s/></text:span></text:p>
      <text:h text:style-name="Heading_20_3" text:outline-level="3"><text:bookmark-start text:name="__RefHeading__7321_1040490950"/>CCW1<text:bookmark-end text:name="__RefHeading__7321_1040490950"/></text:h>
      <text:p text:style-name="P747"/>
      <text:p text:style-name="P637">[label] CCW1 <text:s/>&lt;command&gt;,&lt;address&gt;,&lt;flags&gt;,&lt;count&gt;</text:p>
      <text:p text:style-name="P747"/>
      <text:p text:style-name="P768"><text:span text:style-name="T580">The </text:span><text:span text:style-name="T285">CCW1</text:span><text:span text:style-name="T580"> directive generates a Format-1 Channel Command Word. <text:s/>All of the operand rules </text:span><text:span text:style-name="T580">are the same as for the </text:span><text:span text:style-name="T285">CCW1</text:span><text:span text:style-name="T580"> directive. <text:s/></text:span><text:span text:style-name="T651">All reserved bits are set to zero. <text:s/></text:span><text:span text:style-name="T552">Use </text:span><text:span text:style-name="T261">DC</text:span><text:span text:style-name="T552"> directives to </text:span><text:span text:style-name="T552">build an invalid </text:span><text:span text:style-name="T651">Format-</text:span><text:span text:style-name="T872">1</text:span><text:span text:style-name="T651"> Channel Command Word </text:span><text:span text:style-name="T552">for testing purposes.</text:span><text:span text:style-name="T651"> <text:s/></text:span></text:p>
      <text:h text:style-name="Heading_20_3" text:outline-level="3"><text:bookmark-start text:name="__RefHeading__8286_155308264"/>COPY<text:bookmark-end text:name="__RefHeading__8286_155308264"/></text:h>
      <text:p text:style-name="P182"/>
      <text:p text:style-name="P630"><text:span text:style-name="T564">[label] </text:span><text:span text:style-name="T653">COPY</text:span><text:span text:style-name="T652"> <text:s/></text:span><text:span text:style-name="T555">'</text:span><text:span text:style-name="T654">filename</text:span><text:span text:style-name="T555">'</text:span></text:p>
      <text:p text:style-name="P734"/>
      <text:p text:style-name="P720"><text:span text:style-name="T654">The </text:span><text:span text:style-name="T307">COPY</text:span><text:span text:style-name="T654"> directive inserts into the input stream statements from the file identified between the single quoted string that is the single required argument of the </text:span><text:span text:style-name="T307">COPY</text:span><text:span text:style-name="T654"> directive. <text:s/></text:span><text:span text:style-name="T978">Single quotation marks are prohibited within the file name. <text:s/>The file name itself must be compatible with the platform in use. <text:s/></text:span><text:span text:style-name="T654">The file is searched within </text:span><text:span text:style-name="T978">the directories specified by the ASMPATH environment variable and</text:span><text:span text:style-name="T654"> the current active directory.</text:span></text:p>
      <text:p text:style-name="P720"><text:span text:style-name="T654">If </text:span><text:span text:style-name="T978">the</text:span><text:span text:style-name="T654"> optional </text:span><text:span text:style-name="T307">[label]</text:span><text:span text:style-name="T654"> is supplied, it is ignored.</text:span></text:p>
      <text:h text:style-name="Heading_20_3" text:outline-level="3"><text:bookmark-start text:name="__RefHeading__7445_1040490950"/><text:soft-page-break/>CSECT<text:bookmark-end text:name="__RefHeading__7445_1040490950"/></text:h>
      <text:p text:style-name="P175"/>
      <text:p text:style-name="P640"><text:span text:style-name="T934">[</text:span>label<text:span text:style-name="T934">]</text:span> <text:s/>CSECT [comments]</text:p>
      <text:p text:style-name="P752"/>
      <text:p text:style-name="P752">The <text:span text:style-name="T252">CSECT</text:span> directive initiates a new control section or continues a previously initiated control section. <text:s/>A new control section is added to the current active region. <text:s/>Control sections are double word aligned within the region. <text:s/>The <text:span text:style-name="T252">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53"><text:span text:style-name="T934">If the optional </text:span><text:span text:style-name="T452">label</text:span><text:span text:style-name="T934"> field is omitted, an unnamed control section is created or continued. <text:s/>Being unnamed, attribute values are not available for an unnamed control section.</text:span></text:p>
      <text:p text:style-name="P873">If no current active region exists, an unnamed region with a starting address of 0 is created to which the new control section is added.</text:p>
      <text:p text:style-name="P752">When a control section is continued, the region within which the control section is defined automatically becomes the <text:span text:style-name="T936">current </text:span>active region.</text:p>
      <text:p text:style-name="P752">Any operand data that may be supplied is treated as a comment.</text:p>
      <text:h text:style-name="Heading_20_3" text:outline-level="3"><text:bookmark-start text:name="__RefHeading__14222_265376741"/>DC<text:bookmark-end text:name="__RefHeading__14222_265376741"/></text:h>
      <text:p text:style-name="P170"/>
      <text:p text:style-name="P632"><text:span text:style-name="T566">[label] DC <text:s text:c="3"/>[d]</text:span><text:span text:style-name="T567">A</text:span><text:span text:style-name="T566">[Ln]</text:span><text:span text:style-name="T567">(address[</text:span><text:span text:style-name="T566">,</text:span><text:span text:style-name="T566">...</text:span><text:span text:style-name="T567">])</text:span><text:span text:style-name="T566">[,...]</text:span></text:p>
      <text:p text:style-name="P631"><text:span text:style-name="T566">[label] DC <text:s text:c="3"/>[d]t[Ln]'content</text:span><text:span text:style-name="T567">[,</text:span><text:span text:style-name="T566">...</text:span><text:span text:style-name="T567">]</text:span><text:span text:style-name="T566">'[,...]</text:span></text:p>
      <text:p text:style-name="P633"/>
      <text:p text:style-name="P878"><text:span text:style-name="T568">The DC directive defines storage usage and content. <text:s/>Usage is specified by a usage </text:span><text:span text:style-name="T568">description. <text:s/>Usage descriptions are identical to those used in the </text:span><text:span text:style-name="T276">DS</text:span><text:span text:style-name="T568"> directive. <text:s/>The content is provided within a pair of single quotes or a left/right parenthesis pair depending upon the type of storage usage. <text:s/>The '</text:span><text:span text:style-name="T276">A</text:span><text:span text:style-name="T568">' </text:span><text:span text:style-name="T574">and '</text:span><text:span text:style-name="T279">AD</text:span><text:span text:style-name="T574">'</text:span><text:span text:style-name="T568"> type</text:span><text:span text:style-name="T574">s</text:span><text:span text:style-name="T568"> require a parenthesis pair. <text:s/>All other types use the pair of single quotes. <text:s/>Multiple content </text:span><text:span text:style-name="T968">values</text:span><text:span text:style-name="T568"> may be used where they share storage usage. <text:s/></text:span><text:span text:style-name="T568">Multiple definitions may be supplied, separated by a single comma. <text:s/></text:span><text:span text:style-name="T961">Multiple values may be supplied for the content </text:span><text:span text:style-name="T968">except as noted below.</text:span></text:p>
      <text:p text:style-name="P878"><text:span text:style-name="T967">T</text:span><text:span text:style-name="T961">he </text:span><text:span text:style-name="T467">C</text:span><text:span text:style-name="T961">, </text:span><text:span text:style-name="T467">CA</text:span><text:span text:style-name="T961"> and </text:span><text:span text:style-name="T467">CE</text:span><text:span text:style-name="T961"> constant types allow </text:span><text:span text:style-name="T967">only a</text:span><text:span text:style-name="T961"> single value to be specified. <text:s/></text:span><text:span text:style-name="T967">Two single quotes or ampersands in succession are converted </text:span><text:span text:style-name="T979">in</text:span><text:span text:style-name="T967">to one single quote or single ampersand within the assembled constant.</text:span></text:p>
      <text:p text:style-name="P879"><text:span text:style-name="T975">The optional duplication </text:span><text:span text:style-name="T473">[d]</text:span><text:span text:style-name="T975"> factor may be either an unsigned decimal self-defining term or an expression enclosed in parenthesis. <text:s/>The expression must evaluate to an integer of zero or </text:span><text:span text:style-name="T979">greater</text:span><text:span text:style-name="T975">.</text:span></text:p>
      <text:p text:style-name="P879"><text:soft-page-break/><text:span text:style-name="T975">The optional length modifier </text:span><text:span text:style-name="T473">[Ln]</text:span><text:span text:style-name="T975"> may be either an unsigned decimal self-defining term or an expression enclosed in parenthesis. <text:s/>The value must be 1, not exceed the maximum allowed for the constant type and not excluded for the type. <text:s/>The initial required </text:span><text:span text:style-name="T473">L</text:span><text:span text:style-name="T975"> may be either upper or lower case.</text:span></text:p>
      <text:p text:style-name="P739">This table describes various attributes of the usage definition an content specification. <text:s/>“<text:span text:style-name="T964">Signed” implies that a numeric value is preceded by either a plus sign, +, or minus sign, -. <text:s/>If either sign is omitted, a plus sign is assumed. <text:s/>“Unsigned' means that a numeric value is preceded by the letter </text:span><text:span text:style-name="T468">U</text:span><text:span text:style-name="T964">.</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94">Type</text:p>
            </table:table-cell>
            <table:table-cell table:style-name="Table11.A1" office:value-type="string">
              <text:p text:style-name="P595"><text:span text:style-name="T569">Implied </text:span><text:span text:style-name="T568">Length</text:span></text:p>
            </table:table-cell>
            <table:table-cell table:style-name="Table11.A1" office:value-type="string">
              <text:p text:style-name="P595"><text:span text:style-name="T569">Implied </text:span><text:span text:style-name="T568">Alignment</text:span></text:p>
            </table:table-cell>
            <table:table-cell table:style-name="Table11.A1" office:value-type="string">
              <text:p text:style-name="P595"><text:span text:style-name="T568">Trun</text:span><text:span text:style-name="T570">c /</text:span></text:p>
              <text:p text:style-name="P596">Pad</text:p>
            </table:table-cell>
            <table:table-cell table:style-name="Table11.E1" office:value-type="string">
              <text:p text:style-name="P595"><text:span text:style-name="T572">Image </text:span><text:span text:style-name="T568">Content </text:span><text:span text:style-name="T969">and </text:span><text:span text:style-name="T973">Nominal </text:span><text:span text:style-name="T969">Value</text:span></text:p>
            </table:table-cell>
          </table:table-row>
        </table:table-header-rows>
        <table:table-row>
          <table:table-cell table:style-name="Table11.A2" office:value-type="string">
            <text:p text:style-name="P436">A</text:p>
          </table:table-cell>
          <table:table-cell table:style-name="Table11.A2" office:value-type="string">
            <text:p text:style-name="P300">4</text:p>
          </table:table-cell>
          <table:table-cell table:style-name="Table11.A2" office:value-type="string">
            <text:p text:style-name="P300">4</text:p>
          </table:table-cell>
          <table:table-cell table:style-name="Table11.A2" office:value-type="string">
            <text:p text:style-name="P301">Left</text:p>
          </table:table-cell>
          <table:table-cell table:style-name="Table11.E2" office:value-type="string">
            <text:p text:style-name="P302"><text:span text:style-name="T572">A</text:span><text:span text:style-name="T568">n </text:span><text:span text:style-name="T974">expression evaluating to an </text:span><text:span text:style-name="T568">address or integer </text:span><text:span text:style-name="T980">&gt;=0</text:span></text:p>
          </table:table-cell>
        </table:table-row>
        <table:table-row>
          <table:table-cell table:style-name="Table11.A2" office:value-type="string">
            <text:p text:style-name="P437">AD</text:p>
          </table:table-cell>
          <table:table-cell table:style-name="Table11.A2" office:value-type="string">
            <text:p text:style-name="P303">8</text:p>
          </table:table-cell>
          <table:table-cell table:style-name="Table11.A2" office:value-type="string">
            <text:p text:style-name="P303">8</text:p>
          </table:table-cell>
          <table:table-cell table:style-name="Table11.A2" office:value-type="string">
            <text:p text:style-name="P303">Left</text:p>
          </table:table-cell>
          <table:table-cell table:style-name="Table11.E2" office:value-type="string">
            <text:p text:style-name="P318"><text:span text:style-name="T572">A</text:span><text:span text:style-name="T571">n </text:span><text:span text:style-name="T974">expression evaluating to an </text:span><text:span text:style-name="T568">address or </text:span><text:span text:style-name="T980">integer &gt;=0</text:span></text:p>
          </table:table-cell>
        </table:table-row>
        <table:table-row>
          <table:table-cell table:style-name="Table11.A2" office:value-type="string">
            <text:p text:style-name="P437">B</text:p>
          </table:table-cell>
          <table:table-cell table:style-name="Table11.A2" office:value-type="string">
            <text:p text:style-name="P317">content</text:p>
          </table:table-cell>
          <table:table-cell table:style-name="Table11.A2" office:value-type="string">
            <text:p text:style-name="P306">none</text:p>
          </table:table-cell>
          <table:table-cell table:style-name="Table11.A2" office:value-type="string">
            <text:p text:style-name="P303">Left</text:p>
          </table:table-cell>
          <table:table-cell table:style-name="Table11.E2" office:value-type="string">
            <text:p text:style-name="P305"><text:span text:style-name="T571">Binary data </text:span><text:span text:style-name="T573">defined by </text:span><text:span text:style-name="T571"><text:s/>'</text:span><text:span text:style-name="T277">0</text:span><text:span text:style-name="T571">' and '</text:span><text:span text:style-name="T277">1</text:span><text:span text:style-name="T571">'</text:span></text:p>
          </table:table-cell>
        </table:table-row>
        <table:table-row>
          <table:table-cell table:style-name="Table11.A2" office:value-type="string">
            <text:p text:style-name="P437">C</text:p>
          </table:table-cell>
          <table:table-cell table:style-name="Table11.A2" office:value-type="string">
            <text:p text:style-name="P303">content</text:p>
          </table:table-cell>
          <table:table-cell table:style-name="Table11.A2" office:value-type="string">
            <text:p text:style-name="P306">none</text:p>
          </table:table-cell>
          <table:table-cell table:style-name="Table11.A2" office:value-type="string">
            <text:p text:style-name="P303">Right</text:p>
          </table:table-cell>
          <table:table-cell table:style-name="Table11.E2" office:value-type="string">
            <text:p text:style-name="P304">EBCDIC character data <text:span text:style-name="T964">translated from ASCII input</text:span></text:p>
          </table:table-cell>
        </table:table-row>
        <table:table-row>
          <table:table-cell table:style-name="Table11.A2" office:value-type="string">
            <text:p text:style-name="P438">CA</text:p>
          </table:table-cell>
          <table:table-cell table:style-name="Table11.A2" office:value-type="string">
            <text:p text:style-name="P306">content</text:p>
          </table:table-cell>
          <table:table-cell table:style-name="Table11.A2" office:value-type="string">
            <text:p text:style-name="P306">none</text:p>
          </table:table-cell>
          <table:table-cell table:style-name="Table11.A2" office:value-type="string">
            <text:p text:style-name="P306">Right</text:p>
          </table:table-cell>
          <table:table-cell table:style-name="Table11.E2" office:value-type="string">
            <text:p text:style-name="P307">ASCII character data <text:span text:style-name="T964">as allowed by Python UTF-8 encoding</text:span></text:p>
          </table:table-cell>
        </table:table-row>
        <table:table-row>
          <table:table-cell table:style-name="Table11.A2" office:value-type="string">
            <text:p text:style-name="P438">CE</text:p>
          </table:table-cell>
          <table:table-cell table:style-name="Table11.A2" office:value-type="string">
            <text:p text:style-name="P306">content</text:p>
          </table:table-cell>
          <table:table-cell table:style-name="Table11.A2" office:value-type="string">
            <text:p text:style-name="P306">none</text:p>
          </table:table-cell>
          <table:table-cell table:style-name="Table11.A2" office:value-type="string">
            <text:p text:style-name="P306">Right</text:p>
          </table:table-cell>
          <table:table-cell table:style-name="Table11.E2" office:value-type="string">
            <text:p text:style-name="P307">EBCDIC character data <text:span text:style-name="T964">translated from ASCII input</text:span></text:p>
          </table:table-cell>
        </table:table-row>
        <table:table-row>
          <table:table-cell table:style-name="Table11.A2" office:value-type="string">
            <text:p text:style-name="P442">D</text:p>
          </table:table-cell>
          <table:table-cell table:style-name="Table11.A2" office:value-type="string">
            <text:p text:style-name="P319">8</text:p>
          </table:table-cell>
          <table:table-cell table:style-name="Table11.A2" office:value-type="string">
            <text:p text:style-name="P319">8</text:p>
          </table:table-cell>
          <table:table-cell table:style-name="Table11.A2" office:value-type="string">
            <text:p text:style-name="P319">Left</text:p>
          </table:table-cell>
          <table:table-cell table:style-name="Table11.E2" office:value-type="string">
            <text:p text:style-name="P308"><text:span text:style-name="T972">Si</text:span><text:span text:style-name="T979">gn</text:span><text:span text:style-name="T972">ed or unsigned integer (not floating point)</text:span></text:p>
          </table:table-cell>
        </table:table-row>
        <table:table-row>
          <table:table-cell table:style-name="Table11.A2" office:value-type="string">
            <text:p text:style-name="P439">F</text:p>
          </table:table-cell>
          <table:table-cell table:style-name="Table11.A2" office:value-type="string">
            <text:p text:style-name="P309">4</text:p>
          </table:table-cell>
          <table:table-cell table:style-name="Table11.A2" office:value-type="string">
            <text:p text:style-name="P309">4</text:p>
          </table:table-cell>
          <table:table-cell table:style-name="Table11.A2" office:value-type="string">
            <text:p text:style-name="P309">Left</text:p>
          </table:table-cell>
          <table:table-cell table:style-name="Table11.E2" office:value-type="string">
            <text:p text:style-name="P310">Signed <text:span text:style-name="T962">or unsigned </text:span>integer</text:p>
          </table:table-cell>
        </table:table-row>
        <table:table-row>
          <table:table-cell table:style-name="Table11.A2" office:value-type="string">
            <text:p text:style-name="P439">FD</text:p>
          </table:table-cell>
          <table:table-cell table:style-name="Table11.A2" office:value-type="string">
            <text:p text:style-name="P309">8</text:p>
          </table:table-cell>
          <table:table-cell table:style-name="Table11.A2" office:value-type="string">
            <text:p text:style-name="P309">8</text:p>
          </table:table-cell>
          <table:table-cell table:style-name="Table11.A2" office:value-type="string">
            <text:p text:style-name="P309">Left</text:p>
          </table:table-cell>
          <table:table-cell table:style-name="Table11.E2" office:value-type="string">
            <text:p text:style-name="P311">Signed <text:span text:style-name="T962">or unsigned </text:span>integer</text:p>
          </table:table-cell>
        </table:table-row>
        <table:table-row>
          <table:table-cell table:style-name="Table11.A2" office:value-type="string">
            <text:p text:style-name="P439">H</text:p>
          </table:table-cell>
          <table:table-cell table:style-name="Table11.A2" office:value-type="string">
            <text:p text:style-name="P309">2</text:p>
          </table:table-cell>
          <table:table-cell table:style-name="Table11.A2" office:value-type="string">
            <text:p text:style-name="P309">2</text:p>
          </table:table-cell>
          <table:table-cell table:style-name="Table11.A2" office:value-type="string">
            <text:p text:style-name="P309">Left</text:p>
          </table:table-cell>
          <table:table-cell table:style-name="Table11.E2" office:value-type="string">
            <text:p text:style-name="P311">Signed <text:span text:style-name="T962">or unsigned</text:span> integer</text:p>
          </table:table-cell>
        </table:table-row>
        <table:table-row>
          <table:table-cell table:style-name="Table11.A2" office:value-type="string">
            <text:p text:style-name="P440">P</text:p>
          </table:table-cell>
          <table:table-cell table:style-name="Table11.A2" office:value-type="string">
            <text:p text:style-name="P312">content</text:p>
          </table:table-cell>
          <table:table-cell table:style-name="Table11.A2" office:value-type="string">
            <text:p text:style-name="P312">none</text:p>
          </table:table-cell>
          <table:table-cell table:style-name="Table11.A2" office:value-type="string">
            <text:p text:style-name="P312">Left</text:p>
          </table:table-cell>
          <table:table-cell table:style-name="Table11.E2" office:value-type="string">
            <text:p text:style-name="P313"><text:span text:style-name="T965">Signed or unsigned p</text:span>acked decimal data,<text:span text:style-name="T964"> decimal point </text:span><text:span text:style-name="T965">optional</text:span></text:p>
          </table:table-cell>
        </table:table-row>
        <table:table-row>
          <table:table-cell table:style-name="Table11.A13" office:value-type="string">
            <text:p text:style-name="P443">S</text:p>
          </table:table-cell>
          <table:table-cell table:style-name="Table11.A13" office:value-type="string">
            <text:p text:style-name="P320">2</text:p>
          </table:table-cell>
          <table:table-cell table:style-name="Table11.A13" office:value-type="string">
            <text:p text:style-name="P320">2</text:p>
          </table:table-cell>
          <table:table-cell table:style-name="Table11.A13" office:value-type="string">
            <text:p text:style-name="P320">none</text:p>
          </table:table-cell>
          <table:table-cell table:style-name="Table11.E2" office:value-type="string">
            <text:p text:style-name="P314"><text:span text:style-name="T572">A</text:span><text:span text:style-name="T571">n </text:span><text:span text:style-name="T974">expression evaluating to an </text:span><text:span text:style-name="T568">address</text:span><text:span text:style-name="T973"> in base and 12-bit displacement format</text:span></text:p>
          </table:table-cell>
        </table:table-row>
        <table:table-row>
          <table:table-cell table:style-name="Table11.A2" office:value-type="string">
            <text:p text:style-name="P440">X</text:p>
          </table:table-cell>
          <table:table-cell table:style-name="Table11.A2" office:value-type="string">
            <text:p text:style-name="P312">content</text:p>
          </table:table-cell>
          <table:table-cell table:style-name="Table11.A2" office:value-type="string">
            <text:p text:style-name="P312">none</text:p>
          </table:table-cell>
          <table:table-cell table:style-name="Table11.A2" office:value-type="string">
            <text:p text:style-name="P312">Left</text:p>
          </table:table-cell>
          <table:table-cell table:style-name="Table11.E2" office:value-type="string">
            <text:p text:style-name="P313">Hexadecimal data defined by hex digits <text:span text:style-name="T469">0</text:span><text:span text:style-name="T968">-</text:span><text:span text:style-name="T469">9</text:span><text:span text:style-name="T968"> and </text:span><text:span text:style-name="T469">A</text:span><text:span text:style-name="T968">-</text:span><text:span text:style-name="T469">F</text:span></text:p>
          </table:table-cell>
        </table:table-row>
        <table:table-row>
          <table:table-cell table:style-name="Table11.A2" office:value-type="string">
            <text:p text:style-name="P444">Y</text:p>
          </table:table-cell>
          <table:table-cell table:style-name="Table11.A2" office:value-type="string">
            <text:p text:style-name="P321">2</text:p>
          </table:table-cell>
          <table:table-cell table:style-name="Table11.A2" office:value-type="string">
            <text:p text:style-name="P321">2</text:p>
          </table:table-cell>
          <table:table-cell table:style-name="Table11.A2" office:value-type="string">
            <text:p text:style-name="P321">Left</text:p>
          </table:table-cell>
          <table:table-cell table:style-name="Table11.E2" office:value-type="string">
            <text:p text:style-name="P314"><text:span text:style-name="T572">A</text:span><text:span text:style-name="T571">n </text:span><text:span text:style-name="T974">expression evaluating to an </text:span><text:span text:style-name="T568">address or integer </text:span><text:span text:style-name="T981">of &gt;= 0</text:span></text:p>
          </table:table-cell>
        </table:table-row>
        <table:table-row>
          <table:table-cell table:style-name="Table11.A2" office:value-type="string">
            <text:p text:style-name="P441">Z</text:p>
          </table:table-cell>
          <table:table-cell table:style-name="Table11.A2" office:value-type="string">
            <text:p text:style-name="P315">content</text:p>
          </table:table-cell>
          <table:table-cell table:style-name="Table11.A2" office:value-type="string">
            <text:p text:style-name="P315">none</text:p>
          </table:table-cell>
          <table:table-cell table:style-name="Table11.A2" office:value-type="string">
            <text:p text:style-name="P315">Right</text:p>
          </table:table-cell>
          <table:table-cell table:style-name="Table11.E2" office:value-type="string">
            <text:p text:style-name="P316">Signed <text:span text:style-name="T965">or unsigned</text:span> zone decimal data, <text:span text:style-name="T964">decimal point </text:span><text:span text:style-name="T965">optional</text:span></text:p>
          </table:table-cell>
        </table:table-row>
      </table:table>
      <text:p text:style-name="P738"/>
      <text:p text:style-name="P737"><text:span text:style-name="T559">If the optional </text:span><text:span text:style-name="T278">[</text:span><text:span text:style-name="T271">label</text:span><text:span text:style-name="T278">]</text:span><text:span text:style-name="T559"> is specified, it acquires the address of the first storage </text:span><text:span text:style-name="T561">usage description </text:span><text:span text:style-name="T963">and its length.</text:span></text:p>
      <text:p text:style-name="P880"><text:span text:style-name="T599">ASMA Specific Behavior</text:span><text:span text:style-name="T690">: The supported constant formats are a subset of those supported by legacy assemblers. <text:s/></text:span><text:span text:style-name="T868">Rather than defining a hexadecimal floating point value the </text:span><text:span text:style-name="T427">D</text:span><text:span text:style-name="T868"> constant type defines an 8-byte signed integer value. <text:s/></text:span><text:span text:style-name="T870">It acts as a synonym for the </text:span><text:span text:style-name="T428">FD</text:span><text:span text:style-name="T870"> constant type.</text:span><text:span text:style-name="T868"> <text:s/>This allow</text:span><text:span text:style-name="T869">s</text:span><text:span text:style-name="T868"> use of the </text:span><text:span text:style-name="T427">D</text:span><text:span text:style-name="T868"> constant type in legacy programs for storage allocation and large integer definitions </text:span><text:span text:style-name="T871">where the </text:span><text:span text:style-name="T429">FD</text:span><text:span text:style-name="T871"> constant type was unavailable.</text:span></text:p>
      <text:p text:style-name="P881"><text:span text:style-name="T629">ASMA Specific Behavior</text:span><text:span text:style-name="T979">: The plus and minus signs are always treated as expression operators. <text:s/>If used within a duplication factor or length modifier, the expression must be enclosed in parenthesis. <text:s/>For example, a duplication factor of </text:span><text:span text:style-name="T474">+3</text:span><text:span text:style-name="T979"> must be coded as </text:span><text:span text:style-name="T474">(+3)</text:span><text:span text:style-name="T115">.</text:span></text:p>
      <text:p text:style-name="P876"><text:span text:style-name="T616">ASMA Limitations</text:span><text:span text:style-name="T872">: <text:s/>The following constant types are not supported by ASMA: </text:span><text:span text:style-name="T430">CU</text:span><text:span text:style-name="T872">, </text:span><text:span text:style-name="T440">D</text:span><text:span text:style-name="T904">, </text:span><text:span text:style-name="T430">DB</text:span><text:span text:style-name="T872">,</text:span><text:span text:style-name="T961"> </text:span><text:span text:style-name="T430">DD</text:span><text:span text:style-name="T872">, </text:span><text:soft-page-break/><text:span text:style-name="T430">DH</text:span><text:span text:style-name="T872">, </text:span><text:span text:style-name="T430">E</text:span><text:span text:style-name="T872">, </text:span><text:span text:style-name="T430">EB</text:span><text:span text:style-name="T872">, </text:span><text:span text:style-name="T430">ED</text:span><text:span text:style-name="T872">, </text:span><text:span text:style-name="T430">EH</text:span><text:span text:style-name="T872">, </text:span><text:span text:style-name="T430">G</text:span><text:span text:style-name="T872">, </text:span><text:span text:style-name="T430">J</text:span><text:span text:style-name="T872">, </text:span><text:span text:style-name="T430">L</text:span><text:span text:style-name="T872">, </text:span><text:span text:style-name="T430">LB</text:span><text:span text:style-name="T872">, </text:span><text:span text:style-name="T430">LD</text:span><text:span text:style-name="T872">, </text:span><text:span text:style-name="T430">LH</text:span><text:span text:style-name="T872">, </text:span><text:span text:style-name="T430">LQ</text:span><text:span text:style-name="T872">, </text:span><text:span text:style-name="T430">Q</text:span><text:span text:style-name="T872">, </text:span><text:span text:style-name="T430">R</text:span><text:span text:style-name="T872">, </text:span><text:span text:style-name="T430">RD</text:span><text:span text:style-name="T872">, </text:span><text:span text:style-name="T430">SY</text:span><text:span text:style-name="T113"> </text:span><text:span text:style-name="T114">and </text:span><text:span text:style-name="T430">V</text:span><text:span text:style-name="T872">.</text:span></text:p>
      <text:p text:style-name="P877"><text:span text:style-name="T628">ASMA Limitations</text:span><text:span text:style-name="T961">: Only the length modifier (</text:span><text:span text:style-name="T467">L</text:span><text:span text:style-name="T961">) is supported. <text:s/>The scale (</text:span><text:span text:style-name="T467">S</text:span><text:span text:style-name="T961">) and exponent (</text:span><text:span text:style-name="T467">E</text:span><text:span text:style-name="T961">) modifiers are not supported. <text:s/>The program type sub-field (</text:span><text:span text:style-name="T467">P</text:span><text:span text:style-name="T961">) is not supported.</text:span></text:p>
      <text:p text:style-name="P877"><text:span text:style-name="T41">ASMA Limitations</text:span><text:span text:style-name="T961">: </text:span><text:span text:style-name="T966">Use of floating point numeric values in constants is not supported.</text:span></text:p>
      <text:h text:style-name="Heading_20_3" text:outline-level="3"><text:bookmark-start text:name="__RefHeading__7447_1040490950"/>DROP<text:bookmark-end text:name="__RefHeading__7447_1040490950"/></text:h>
      <text:p text:style-name="P177"/>
      <text:p text:style-name="P641">[label] DROP <text:s/>&lt;reg&gt;[,reg...]</text:p>
      <text:p text:style-name="P754"/>
      <text:p text:style-name="P742"><text:span text:style-name="T581">The </text:span><text:span text:style-name="T286">DROP</text:span><text:span text:style-name="T581"> directive ensures no </text:span><text:span text:style-name="T286">USING</text:span><text:span text:style-name="T581"> assignment exists for a register. <text:s/>At least one register must be identified. <text:s/>Up to 15 more optional registers may be specified. <text:s/>Each </text:span><text:span text:style-name="T286">&lt;reg&gt;</text:span><text:span text:style-name="T581"> operand is an expression that must evaluate</text:span><text:span text:style-name="T953">s</text:span><text:span text:style-name="T581"> to an integer between 0 and 15, inclusive.</text:span></text:p>
      <text:h text:style-name="Heading_20_3" text:outline-level="3"><text:bookmark-start text:name="__RefHeading__6747_265376741"/>DS<text:bookmark-end text:name="__RefHeading__6747_265376741"/></text:h>
      <text:p text:style-name="P171"/>
      <text:p text:style-name="P628"><text:span text:style-name="T520">[label] <text:s/></text:span><text:span text:style-name="T558">DS</text:span><text:span text:style-name="T520"> <text:s/></text:span><text:span text:style-name="T558">[d]t[Ln]</text:span><text:span text:style-name="T566">[</text:span><text:span text:style-name="T558">,...</text:span><text:span text:style-name="T566">]</text:span></text:p>
      <text:p text:style-name="P896"/>
      <text:p text:style-name="P22"><text:span text:style-name="T559">The </text:span><text:span text:style-name="T271">DS</text:span><text:span text:style-name="T559"> directive defines storage </text:span><text:span text:style-name="T560">usage</text:span><text:span text:style-name="T559">. <text:s/></text:span><text:span text:style-name="T560">Usage is specified by</text:span><text:span text:style-name="T559"> a description </text:span><text:span text:style-name="T560">operand. <text:s/>A </text:span><text:span text:style-name="T560">description operand</text:span><text:span text:style-name="T559"> includes an optional duplication factor, </text:span><text:span text:style-name="T271">[d]</text:span><text:span text:style-name="T559">, <text:s/>a required type, </text:span><text:span text:style-name="T271">t</text:span><text:span text:style-name="T559">, and an </text:span><text:span text:style-name="T559">optional explicit length, </text:span><text:span text:style-name="T271">[Ln]</text:span><text:span text:style-name="T559">. <text:s/></text:span><text:span text:style-name="T562">It an explicit length is specified, any implied alignment of the </text:span><text:span text:style-name="T562">type is suppressed. <text:s/></text:span><text:span text:style-name="T559">Multiple storage </text:span><text:span text:style-name="T560">usage operands</text:span><text:span text:style-name="T559"> are allowed. <text:s/></text:span></text:p>
      <text:p text:style-name="P21"><text:span text:style-name="T559">If the optional </text:span><text:span text:style-name="T280">[</text:span><text:span text:style-name="T271">label</text:span><text:span text:style-name="T280">]</text:span><text:span text:style-name="T559"> is specified it acquires the address of the first storage </text:span><text:span text:style-name="T561">usage </text:span><text:span text:style-name="T561">description</text:span><text:span text:style-name="T559"> and the length of the storage </text:span><text:span text:style-name="T560">usage</text:span><text:span text:style-name="T559"> defin</text:span><text:span text:style-name="T561">itions taken as a whole</text:span><text:span text:style-name="T559">.</text:span></text:p>
      <text:p text:style-name="P24">See the <text:span text:style-name="T252">DC</text:span> directive description of supported types and implied lengths and alignment.</text:p>
      <text:p text:style-name="P54"><text:span text:style-name="T559">Within the created image data, areas defined by the </text:span><text:span text:style-name="T271">DS</text:span><text:span text:style-name="T559"> directive will </text:span><text:span text:style-name="T560">initialize</text:span><text:span text:style-name="T559"> </text:span><text:span text:style-name="T560">each storage usage</text:span><text:span text:style-name="T559"> to binary zeros. <text:s/>Other content can replace the binary zero content by use of the </text:span><text:span text:style-name="T271">ORG</text:span><text:span text:style-name="T559"> directive </text:span><text:span text:style-name="T575">to overlay the default content.</text:span></text:p>
      <text:h text:style-name="Heading_20_3" text:outline-level="3"><text:bookmark-start text:name="__RefHeading__7449_1040490950"/>DSECT<text:bookmark-end text:name="__RefHeading__7449_1040490950"/></text:h>
      <text:p text:style-name="P176"/>
      <text:p text:style-name="P641"><text:span text:style-name="T764">&lt;</text:span>label<text:span text:style-name="T764">&gt;</text:span> DSECT [comments]</text:p>
      <text:p text:style-name="P754"/>
      <text:p text:style-name="P754">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text:soft-page-break/>section.</text:p>
      <text:p text:style-name="P755">Any operand information provided is treated as a comment.</text:p>
      <text:h text:style-name="Heading_20_3" text:outline-level="3"><text:bookmark-start text:name="__RefHeading__6749_265376741"/>EJECT<text:bookmark-end text:name="__RefHeading__6749_265376741"/></text:h>
      <text:p text:style-name="P172"/>
      <text:p text:style-name="P634">[label] EJECT [comments]</text:p>
      <text:p text:style-name="P172"/>
      <text:p text:style-name="P23"><text:span text:style-name="T563">The </text:span><text:span text:style-name="T272">EJECT</text:span><text:span text:style-name="T563"> directive introduces a new page in the assembly listing. <text:s/>If the optional </text:span><text:span text:style-name="T275">[</text:span><text:span text:style-name="T272">label</text:span><text:span text:style-name="T275">]</text:span><text:span text:style-name="T563"> </text:span><text:span text:style-name="T563">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73"/>
      <text:p text:style-name="P636">[label] END <text:s text:c="2"/><text:span text:style-name="T867">[entry]</text:span></text:p>
      <text:p text:style-name="P740"/>
      <text:p text:style-name="P862"><text:span text:style-name="T576">The </text:span><text:span text:style-name="T281">END</text:span><text:span text:style-name="T576"> directive terminates the assembly. <text:s/>Once encountered, no more input statements are allowed. <text:s/>The optional </text:span><text:span text:style-name="T281">[label]</text:span><text:span text:style-name="T576"> field will assign to the label a value corresponding to the </text:span><text:span text:style-name="T576">current address within the active CSECT or DSECT. <text:s/></text:span></text:p>
      <text:p text:style-name="P862"><text:span text:style-name="T867">The optional </text:span><text:span text:style-name="T426">[entry]</text:span><text:span text:style-name="T867"> operand defines the entry address of the image.</text:span></text:p>
      <text:p text:style-name="P776"><text:span text:style-name="T33">ASMA Specific Behavior</text:span><text:span text:style-name="T692">: </text:span><text:span text:style-name="T867">The </text:span><text:span text:style-name="T426">ENTRY</text:span><text:span text:style-name="T867"> directive is an alternative method for defining the image entry point.</text:span><text:span text:style-name="T692"> <text:s/>See the </text:span><text:span text:style-name="T332">ENTRY</text:span><text:span text:style-name="T692"> directive.</text:span></text:p>
      <text:h text:style-name="Heading_20_3" text:outline-level="3"/>
      <text:h text:style-name="Heading_20_3" text:outline-level="3"><text:bookmark-start text:name="__RefHeading__7323_1040490950"/>ENTRY<text:bookmark-end text:name="__RefHeading__7323_1040490950"/></text:h>
      <text:p text:style-name="P174"/>
      <text:p text:style-name="P635"><text:span text:style-name="T576">[label] </text:span><text:span text:style-name="T577">ENTRY</text:span><text:span text:style-name="T576"> </text:span><text:span text:style-name="T577">&lt;address&gt;</text:span></text:p>
      <text:p text:style-name="P741"/>
      <text:p text:style-name="P741">The <text:span text:style-name="T252">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41">The <text:span text:style-name="T252">&lt;address&gt;</text:span> operand is required and may be an expression. <text:s/>The value to which the expression evaluates is reported as the entry point.</text:p>
      <text:p text:style-name="P774"><text:span text:style-name="T577">An </text:span><text:span text:style-name="T282">ENTRY</text:span><text:span text:style-name="T577"> directive supersedes any previous </text:span><text:span text:style-name="T282">ENTRY</text:span><text:span text:style-name="T577"> directive within the assembly. <text:s/>Only the </text:span><text:soft-page-break/><text:span text:style-name="T577">last </text:span><text:span text:style-name="T282">ENTRY</text:span><text:span text:style-name="T577"> directive is </text:span><text:span text:style-name="T693">used</text:span><text:span text:style-name="T577">.</text:span></text:p>
      <text:p text:style-name="P775"><text:span text:style-name="T600">ASMA Specific Behavior</text:span><text:span text:style-name="T691">: The usage of the </text:span><text:span text:style-name="T331">ENTRY</text:span><text:span text:style-name="T691"> </text:span><text:span text:style-name="T954">directive</text:span><text:span text:style-name="T691">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78"/>
      <text:p text:style-name="P642"><text:span text:style-name="T764">&lt;</text:span>label<text:span text:style-name="T764">&gt;</text:span> EQU <text:s text:c="2"/>&lt;expression&gt;[,length]</text:p>
      <text:p text:style-name="P743"><text:span text:style-name="T582">The </text:span><text:span text:style-name="T287">EQU</text:span><text:span text:style-name="T582"> directive assigns a value to the label. <text:s/>The value may be an address or an integer </text:span><text:span text:style-name="T582">depending on the evaluation of the required expression. <text:s/></text:span></text:p>
      <text:p text:style-name="P913"><text:span text:style-name="T19">An optional operand, </text:span><text:span text:style-name="T287">length</text:span><text:span text:style-name="T19">, may be supplied. <text:s/>The value of the length operand expression specifies the length attribute of the symbol defined by the </text:span><text:span text:style-name="T287">EQU</text:span><text:span text:style-name="T19"> directive. <text:s/>The length </text:span><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77"/>
      <text:p text:style-name="P644"><text:span text:style-name="T764">[label] </text:span><text:span text:style-name="T744">MACRO </text:span><text:span text:style-name="T793">[DEBUG] </text:span><text:span text:style-name="T745">[comment]</text:span></text:p>
      <text:p text:style-name="P77"/>
      <text:p text:style-name="P193"><text:span text:style-name="T60">Causes the assembler to exit open code assembly and enter macro definition mode</text:span><text:span text:style-name="T55">. <text:s/></text:span><text:span text:style-name="T56">Any optional label is ignored. <text:s/></text:span><text:span text:style-name="T75">If the optional </text:span><text:span text:style-name="T384">DEBUG</text:span><text:span text:style-name="T75"> operand is provided, macro definition debug output will be generated. <text:s/>Otherwise, a</text:span><text:span text:style-name="T56">ny text provided in the operand field is treated as a comment. <text:s/></text:span><text:span text:style-name="T60">The macro directive </text:span><text:span text:style-name="T375">MEND</text:span><text:span text:style-name="T60"> causes the assembler to leave macro definition mode and return to open code assembly. <text:s text:c="2"/></text:span><text:span text:style-name="T55">See the “Macro Language” section for details </text:span><text:span text:style-name="T60">on usage </text:span><text:span text:style-name="T60">of the </text:span><text:span text:style-name="T375">MACRO</text:span><text:span text:style-name="T60"> and </text:span><text:span text:style-name="T375">MEND</text:span><text:span text:style-name="T60"> directives.</text:span></text:p>
      <text:p text:style-name="P145"/>
      <text:h text:style-name="P1063" text:outline-level="3"><text:bookmark-start text:name="__RefHeading__11639_236344772"/>MHELP<text:bookmark-end text:name="__RefHeading__11639_236344772"/></text:h>
      <text:p text:style-name="P691"/>
      <text:p text:style-name="P667">[label] MHELP &lt;action&gt; [comment]</text:p>
      <text:p text:style-name="P667"/>
      <text:p text:style-name="P819"><text:span text:style-name="T796">Establishes macro diagnostic information. <text:s/>The required </text:span><text:span text:style-name="T387">&lt;action&gt;</text:span><text:span text:style-name="T796"> operand </text:span><text:span text:style-name="T857">is an arithmetic expression composed of binary, decimal or hexadecimal self-defining terms. <text:s/></text:span><text:span text:style-name="T796">If an optional </text:span><text:span text:style-name="T387">[label]</text:span><text:span text:style-name="T796"> is supplied, it is silently ignored. <text:s/>The </text:span><text:span text:style-name="T387">&lt;action&gt;</text:span><text:span text:style-name="T796"> operand identifies a set of macro language trace, dump and call controls to be enabled until the next </text:span><text:span text:style-name="T387">MHELP</text:span><text:span text:style-name="T796"> directive is encountered.</text:span></text:p>
      <text:p text:style-name="P819"><text:span text:style-name="T796">Values above 255 control the maximum </text:span><text:span text:style-name="T387">&amp;SYSNDX</text:span><text:span text:style-name="T796"> value allowed during the assembly. <text:s/></text:span><text:span text:style-name="T797">If none </text:span><text:soft-page-break/><text:span text:style-name="T797">of the bits in the next to the last byte of the value are set, </text:span><text:span text:style-name="T388">&amp;SYSNDX</text:span><text:span text:style-name="T797"> value monitoring is suppressed.</text:span></text:p>
      <text:p text:style-name="P819"><text:span text:style-name="T797">Other trace and dump options and </text:span><text:span text:style-name="T796">their respective values are described in this table. <text:s/></text:span><text:span text:style-name="T797">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98">Binary</text:p>
            </table:table-cell>
            <table:table-cell table:style-name="Table6.A1" office:value-type="string">
              <text:p text:style-name="P598">Decimal</text:p>
            </table:table-cell>
            <table:table-cell table:style-name="Table6.C1" office:value-type="string">
              <text:p text:style-name="P598">Description</text:p>
            </table:table-cell>
          </table:table-row>
        </table:table-header-rows>
        <table:table-row>
          <table:table-cell table:style-name="Table6.A2" office:value-type="string">
            <text:p text:style-name="P451">B'00000001'</text:p>
          </table:table-cell>
          <table:table-cell table:style-name="Table6.A2" office:value-type="string">
            <text:p text:style-name="P452">1</text:p>
          </table:table-cell>
          <table:table-cell table:style-name="Table6.C2" office:value-type="string">
            <text:p text:style-name="P341"><text:span text:style-name="T797">Call trace of macro name, nesting depth and </text:span><text:span text:style-name="T388">&amp;SYSNDX</text:span></text:p>
          </table:table-cell>
        </table:table-row>
        <table:table-row>
          <table:table-cell table:style-name="Table6.A2" office:value-type="string">
            <text:p text:style-name="P452">B'00000010'</text:p>
          </table:table-cell>
          <table:table-cell table:style-name="Table6.A2" office:value-type="string">
            <text:p text:style-name="P452">2</text:p>
          </table:table-cell>
          <table:table-cell table:style-name="Table6.C2" office:value-type="string">
            <text:p text:style-name="P341"><text:span text:style-name="T797">Branch trace for </text:span><text:span text:style-name="T388">AGO</text:span><text:span text:style-name="T797"> and </text:span><text:span text:style-name="T388">AIF</text:span><text:span text:style-name="T797"> macro directives</text:span></text:p>
          </table:table-cell>
        </table:table-row>
        <table:table-row>
          <table:table-cell table:style-name="Table6.A2" office:value-type="string">
            <text:p text:style-name="P452">B'00000100'</text:p>
          </table:table-cell>
          <table:table-cell table:style-name="Table6.A2" office:value-type="string">
            <text:p text:style-name="P452">4</text:p>
          </table:table-cell>
          <table:table-cell table:style-name="Table6.C2" office:value-type="string">
            <text:p text:style-name="P341"><text:span text:style-name="T797">Dump SET symbols before </text:span><text:span text:style-name="T388">AIF</text:span><text:span text:style-name="T797"> executed</text:span></text:p>
          </table:table-cell>
        </table:table-row>
        <table:table-row>
          <table:table-cell table:style-name="Table6.A2" office:value-type="string">
            <text:p text:style-name="P452">B'00001000'</text:p>
          </table:table-cell>
          <table:table-cell table:style-name="Table6.A2" office:value-type="string">
            <text:p text:style-name="P452">8</text:p>
          </table:table-cell>
          <table:table-cell table:style-name="Table6.C2" office:value-type="string">
            <text:p text:style-name="P341"><text:span text:style-name="T797">Dump SET symbols when </text:span><text:span text:style-name="T388">MEND</text:span><text:span text:style-name="T797"> or </text:span><text:span text:style-name="T388">MEXIT</text:span><text:span text:style-name="T797"> encountered</text:span></text:p>
          </table:table-cell>
        </table:table-row>
        <table:table-row>
          <table:table-cell table:style-name="Table6.A2" office:value-type="string">
            <text:p text:style-name="P452">B'00010000'</text:p>
          </table:table-cell>
          <table:table-cell table:style-name="Table6.A2" office:value-type="string">
            <text:p text:style-name="P452">16</text:p>
          </table:table-cell>
          <table:table-cell table:style-name="Table6.C2" office:value-type="string">
            <text:p text:style-name="P343">Dump macro parameter values upon macro entry</text:p>
          </table:table-cell>
        </table:table-row>
        <table:table-row>
          <table:table-cell table:style-name="Table6.A2" office:value-type="string">
            <text:p text:style-name="P452">B'00100000'</text:p>
          </table:table-cell>
          <table:table-cell table:style-name="Table6.A2" office:value-type="string">
            <text:p text:style-name="P452">32</text:p>
          </table:table-cell>
          <table:table-cell table:style-name="Table6.C2" office:value-type="string">
            <text:p text:style-name="P343">Suppress dumping global SET symbols with action 4 or 8</text:p>
          </table:table-cell>
        </table:table-row>
        <table:table-row>
          <table:table-cell table:style-name="Table6.A2" office:value-type="string">
            <text:p text:style-name="P452">B'01000000'</text:p>
          </table:table-cell>
          <table:table-cell table:style-name="Table6.A2" office:value-type="string">
            <text:p text:style-name="P452">64</text:p>
          </table:table-cell>
          <table:table-cell table:style-name="Table6.C2" office:value-type="string">
            <text:p text:style-name="P342"><text:span text:style-name="T803">Include hexadecimal values of SETC symbols with </text:span><text:span text:style-name="T798">actions 4, 8 or 16. <text:s/></text:span><text:span text:style-name="T800">See below.</text:span></text:p>
          </table:table-cell>
        </table:table-row>
        <table:table-row>
          <table:table-cell table:style-name="Table6.A2" office:value-type="string">
            <text:p text:style-name="P453">B'10000000'</text:p>
          </table:table-cell>
          <table:table-cell table:style-name="Table6.A2" office:value-type="string">
            <text:p text:style-name="P453">128</text:p>
          </table:table-cell>
          <table:table-cell table:style-name="Table6.C2" office:value-type="string">
            <text:p text:style-name="P342"><text:span text:style-name="T798">Suppresses currently active </text:span><text:span text:style-name="T389">MHELP</text:span><text:span text:style-name="T798"> actions.</text:span></text:p>
          </table:table-cell>
        </table:table-row>
      </table:table>
      <text:p text:style-name="P821"/>
      <text:p text:style-name="P820"><text:span text:style-name="T611">ASMA Specific Behavior</text:span><text:span text:style-name="T796">: The </text:span><text:span text:style-name="T387">&lt;action&gt;</text:span><text:span text:style-name="T796"> operand </text:span><text:span text:style-name="T857">is not limited to a single decimal or binary </text:span><text:span text:style-name="T857">self-defining term</text:span><text:span text:style-name="T796">. <text:s/>Macro trace and dump information is sent to the ASMA system output file, </text:span><text:span text:style-name="T796">not the assembler listing. <text:s/>Redirect the system output to a file if excessive information is generated. <text:s/></text:span></text:p>
      <text:p text:style-name="P820"><text:span text:style-name="T612">ASMA Specific Behavior</text:span><text:span text:style-name="T799">: SETC variable symbols </text:span><text:span text:style-name="T803">support both ASCII and EBCDIC values. <text:s/>When </text:span><text:span text:style-name="T857">action 64</text:span><text:span text:style-name="T803"> is used, the EBCDIC hexadecimal values are included in the dump along with the ASCII characters. <text:s/>Depending upon the context, the originating ASCII or translated </text:span><text:span text:style-name="T803">EBCDIC value will be used. <text:s/>See the “</text:span><text:span text:style-name="T418">SETC</text:span><text:span text:style-name="T803">” macro language section for details.</text:span></text:p>
      <text:h text:style-name="Heading_20_3" text:outline-level="3"><text:bookmark-start text:name="__RefHeading__10405_1698835050"/>M<text:span text:style-name="T778">NOTE</text:span><text:bookmark-end text:name="__RefHeading__10405_1698835050"/></text:h>
      <text:p text:style-name="P78"/>
      <text:p text:style-name="P643"><text:span text:style-name="T779">[label]</text:span><text:span text:style-name="T745"> </text:span><text:span text:style-name="T744">M</text:span><text:span text:style-name="T778">NOTE</text:span><text:span text:style-name="T745"> </text:span><text:span text:style-name="T778">&lt;sev</text:span><text:span text:style-name="T779">erity</text:span><text:span text:style-name="T778">&gt;,&lt;message&gt;</text:span></text:p>
      <text:p text:style-name="P793"/>
      <text:p text:style-name="P903"><text:span text:style-name="T66">The </text:span><text:span text:style-name="T778">MNOTE</text:span><text:span text:style-name="T66"> directive generates </text:span><text:span text:style-name="T68">an in-line message</text:span><text:span text:style-name="T67">. <text:s/>The </text:span><text:span text:style-name="T779">&lt;severity&gt;</text:span><text:span text:style-name="T67"> operand is required. <text:s/></text:span><text:span text:style-name="T68">It </text:span><text:span text:style-name="T68">may be either a numeric value or an asterisk, '</text:span><text:span text:style-name="T783">*</text:span><text:span text:style-name="T68">'. <text:s/></text:span><text:span text:style-name="T67">The message operand is required and is coded within quotes. <text:s/>The optional </text:span><text:span text:style-name="T779">[label]</text:span><text:span text:style-name="T67"> field, if provided, is ignored.</text:span></text:p>
      <text:p text:style-name="P903"><text:span text:style-name="T35">ASMA </text:span><text:span text:style-name="T38">Limitation</text:span><text:span text:style-name="T72">: <text:s/>The severity operand is supported for compatibility. <text:s/>ASMA does not support severity processing. <text:s/></text:span><text:span text:style-name="T73">A severity of '</text:span><text:span text:style-name="T380">*</text:span><text:span text:style-name="T73">' </text:span><text:span text:style-name="T36">is</text:span><text:span text:style-name="T73"> treated as an informational message.</text:span></text:p>
      <text:h text:style-name="P1064" text:outline-level="3"><text:bookmark-start text:name="__RefHeading__16965_1561084488"/><text:soft-page-break/>OPSYN<text:bookmark-end text:name="__RefHeading__16965_1561084488"/></text:h>
      <text:p text:style-name="P229"/>
      <text:p text:style-name="P689"><text:span text:style-name="T1030">&lt;</text:span>label<text:span text:style-name="T1030">&gt;</text:span> OPSYN [oper]</text:p>
      <text:p text:style-name="P912"><text:span text:style-name="T142">o</text:span><text:span text:style-name="T143">r<text:tab/></text:span><text:span text:style-name="T510"> <text:s text:c="7"/></text:span><text:span text:style-name="T1030">OPSYN</text:span></text:p>
      <text:p text:style-name="P997"/>
      <text:p text:style-name="P886"><text:span text:style-name="T1023">The </text:span><text:span text:style-name="T502">OPSYN</text:span><text:span text:style-name="T1023"> directive defines, redefines or deletes an operation. <text:s/>The required </text:span><text:span text:style-name="T502">&lt;label&gt;</text:span><text:span text:style-name="T1023"> field identifies the operation being defined, redefined or deleted. <text:s/>The </text:span><text:span text:style-name="T1024">single </text:span><text:span text:style-name="T1023">optional </text:span><text:span text:style-name="T502">[oper]</text:span><text:span text:style-name="T1023"> operand i</text:span><text:span text:style-name="T1024">s</text:span><text:span text:style-name="T1023"> present, </text:span><text:span text:style-name="T1024">it </text:span><text:span text:style-name="T1023">identifies the machine instruction, assembler directive or macro for which the </text:span><text:span text:style-name="T502">&lt;label&gt;</text:span><text:span text:style-name="T1023"> becomes a synonym. <text:s/>If the </text:span><text:span text:style-name="T502">[oper]</text:span><text:span text:style-name="T1023"> operand is omitted the </text:span><text:span text:style-name="T502">&lt;label&gt;</text:span><text:span text:style-name="T1023"> field identifies the synonym, assembler directive, machine instruction or macro being deleted. <text:s/>Deleted synonyms no longer provide access to the underlying assembler directive, machine instruction or macro.</text:span></text:p>
      <text:p text:style-name="P887"><text:span text:style-name="T1024">The optional </text:span><text:span text:style-name="T503">[oper]</text:span><text:span text:style-name="T1024"> operand when provided follows the same rules of construction as do labels.</text:span></text:p>
      <text:p text:style-name="P887"><text:span text:style-name="T1024">Comments are not allowed in an </text:span><text:span text:style-name="T503">OPSYN</text:span><text:span text:style-name="T1024"> statement deleting a synonym. <text:s/>Anything placed following the operation field will be treated as an attempt to define a synonym.</text:span></text:p>
      <text:p text:style-name="P888"><text:span text:style-name="T1025">The relationship between the generic </text:span><text:span text:style-name="T504">CCW</text:span><text:span text:style-name="T1025"> and </text:span><text:span text:style-name="T504">PSW</text:span><text:span text:style-name="T1025"> directives and the explicit format directives supported by the </text:span><text:span text:style-name="T504">XMODE</text:span><text:span text:style-name="T1025"> family of directives is not influenced by the </text:span><text:span text:style-name="T504">OPSYN</text:span><text:span text:style-name="T1025"> directive. <text:s/>Mixing synonyms with </text:span><text:span text:style-name="T504">XMODE</text:span><text:span text:style-name="T1025"> related directives may have unanticipated results depending on how the synonyms are used.</text:span></text:p>
      <text:p text:style-name="P890"><text:span text:style-name="T630">ASMA Specific Behavior:</text:span><text:span text:style-name="T750"> Access to an underlying assembler directive, machine instruction or macro may be restored by defining a new synonym for the underlying operation. <text:s/>The synonym may be different or the same as the underlying operation.</text:span></text:p>
      <text:p text:style-name="P891"><text:span text:style-name="T631">ASMA Specific Behavior:</text:span><text:span text:style-name="T751"> If neither a label nor operand are supplied, the current operation synonym table is printed on SYSOUT.</text:span></text:p>
      <text:p text:style-name="P919"><text:span text:style-name="T43">ASMA Limitation:</text:span><text:span text:style-name="T134">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920"><text:span text:style-name="T44">ASMA Limitation:</text:span><text:span text:style-name="T136"> Synonyms for macro language directives are ignored.</text:span></text:p>
      <text:h text:style-name="Heading_20_3" text:outline-level="3"><text:bookmark-start text:name="__RefHeading__7992_1040490950"/>ORG<text:bookmark-end text:name="__RefHeading__7992_1040490950"/></text:h>
      <text:p text:style-name="P179"/>
      <text:p text:style-name="P646">[label] ORG <text:s text:c="2"/>&lt;expression&gt;</text:p>
      <text:p text:style-name="P756"/>
      <text:p text:style-name="P744"><text:span text:style-name="T583">The </text:span><text:span text:style-name="T288">ORG</text:span><text:span text:style-name="T583"> directive assigns a new value to the current location counter, represented by '</text:span><text:span text:style-name="T288">*</text:span><text:span text:style-name="T583">' </text:span><text:soft-page-break/><text:span text:style-name="T583">within expressions. <text:s/></text:span><text:span text:style-name="T1037">The</text:span><text:span text:style-name="T583"> required </text:span><text:span text:style-name="T288">&lt;expression&gt;</text:span><text:span text:style-name="T583"> operand must evaluate to an address within the current active control section.</text:span></text:p>
      <text:p text:style-name="P744"><text:span text:style-name="T583">If the optional </text:span><text:span text:style-name="T288">label</text:span><text:span text:style-name="T583"> is provided it is assigned the value of the current location counter before the new location is assigned </text:span><text:span text:style-name="T584">to it.</text:span></text:p>
      <text:h text:style-name="Heading_20_3" text:outline-level="3"><text:bookmark-start text:name="__RefHeading__17302_1612040849"/><text:span text:style-name="T1036">POP</text:span><text:bookmark-end text:name="__RefHeading__17302_1612040849"/></text:h>
      <text:p text:style-name="Text_20_body"><text:span text:style-name="T1036"/></text:p>
      <text:p text:style-name="P1001"><text:span text:style-name="T836">[label] </text:span><text:span text:style-name="T1036">POP option</text:span><text:span text:style-name="T1031">[,NOPRINT]</text:span></text:p>
      <text:p text:style-name="P1001"><text:span text:style-name="T1031"/></text:p>
      <text:p text:style-name="P999"><text:span text:style-name="T1036">The </text:span><text:span text:style-name="T1033">POP</text:span><text:span text:style-name="T1036"> directive restores the most recently saved setting of the </text:span><text:span text:style-name="T1038">specified </text:span><text:span text:style-name="T1036">option </text:span><text:span text:style-name="T1038">or options</text:span><text:span text:style-name="T1036">. <text:s/>Options are treated in a case insensitive manner. <text:s/></text:span><text:span text:style-name="T1038">Option settings are saved by use of the </text:span><text:span text:style-name="T1034">PUSH</text:span><text:span text:style-name="T1038"> directive.</text:span></text:p>
      <text:p text:style-name="P999"><text:span text:style-name="T1036">Supported options:</text:span></text:p>
      <text:list xml:id="list778316753" text:style-name="L34">
        <text:list-item>
          <text:p text:style-name="P992"><text:span text:style-name="T1033">PRINT</text:span><text:span text:style-name="T1036"> – Identifies the saved status of the PRINT options to be restored.</text:span></text:p>
        </text:list-item>
        <text:list-item>
          <text:p text:style-name="P992"><text:span text:style-name="T1033">NOPRINT</text:span><text:span text:style-name="T1036"> – If supplied, causes the printing of the </text:span><text:span text:style-name="T1033">POP</text:span><text:span text:style-name="T1036"> directive to be suppressed in the listing. <text:s/>Otherwise the current setting of the </text:span><text:span text:style-name="T1033">PRINT ON</text:span><text:span text:style-name="T1036"> or </text:span><text:span text:style-name="T1033">PRINT OFF</text:span><text:span text:style-name="T1036"> option applies to the statement. <text:s/>If provided, </text:span><text:span text:style-name="T1033">NOPRINT</text:span><text:span text:style-name="T1036"> must be the last supplied option.</text:span></text:p>
        </text:list-item>
      </text:list>
      <text:p text:style-name="P995"><text:span text:style-name="T1038">If a </text:span><text:span text:style-name="T1034">[label]</text:span><text:span text:style-name="T1038"> is supplied, it is ignored.</text:span></text:p>
      <text:p text:style-name="P994"><text:span text:style-name="T632">ASMA Limitation</text:span><text:span text:style-name="T1036">: Only the </text:span><text:span text:style-name="T1033">PRINT</text:span><text:span text:style-name="T1036"> option is supported for the </text:span><text:span text:style-name="T1033">POP</text:span><text:span text:style-name="T1036"> directive.</text:span></text:p>
      <text:h text:style-name="Heading_20_3" text:outline-level="3"><text:bookmark-start text:name="__RefHeading__7994_1040490950"/>PRINT<text:bookmark-end text:name="__RefHeading__7994_1040490950"/></text:h>
      <text:p text:style-name="P180"/>
      <text:p text:style-name="P675"><text:span text:style-name="T836">[label] </text:span>PRINT &lt;option&gt;[,option]...<text:span text:style-name="T1031">[,NOPRINT]</text:span></text:p>
      <text:p text:style-name="P757"/>
      <text:p text:style-name="P745"><text:span text:style-name="T585">The </text:span><text:span text:style-name="T289">PRINT</text:span><text:span text:style-name="T585"> directive provide</text:span><text:span text:style-name="T1031">s</text:span><text:span text:style-name="T585"> listing control settings. <text:s/>Each operand specifies a case insensitive option. <text:s/>At least one option is required. <text:s/>The following options are supported:</text:span></text:p>
      <text:list xml:id="list1963004414" text:style-name="L15">
        <text:list-item>
          <text:p text:style-name="P944"><text:span text:style-name="T289">ON</text:span><text:span text:style-name="T585"> – Enables generation of assembler statements in the listing.</text:span></text:p>
        </text:list-item>
        <text:list-item>
          <text:p text:style-name="P944"><text:span text:style-name="T289">OFF</text:span><text:span text:style-name="T585"> – Disables assembler statements in the listing.</text:span></text:p>
        </text:list-item>
        <text:list-item>
          <text:p text:style-name="P944"><text:span text:style-name="T289">GEN</text:span><text:span text:style-name="T585"> – Enables macro generated statements in the listing.</text:span></text:p>
        </text:list-item>
        <text:list-item>
          <text:p text:style-name="P944"><text:span text:style-name="T289">NOGEN</text:span><text:span text:style-name="T585"> – Disables macro generated statements in the listing.</text:span></text:p>
        </text:list-item>
        <text:list-item>
          <text:p text:style-name="P944"><text:span text:style-name="T289">DATA</text:span><text:span text:style-name="T585"> – Causes all object code generated by a statement in the listing.</text:span></text:p>
        </text:list-item>
        <text:list-item>
          <text:p text:style-name="P944"><text:span text:style-name="T289">NODATA</text:span><text:span text:style-name="T585"> – Causes a maximum of eight bytes of object code generated by a statement in the listing.</text:span></text:p>
        </text:list-item>
        <text:list-item>
          <text:p text:style-name="P945"><text:soft-page-break/><text:span text:style-name="T1032">NOPRINT</text:span><text:span text:style-name="T1031"> – Causes the printing of the </text:span><text:span text:style-name="T1032">PRINT</text:span><text:span text:style-name="T1031"> directive itself to be suppressed. <text:s/>Otherwise the directive is printed in the listing regardless of the current setting of </text:span><text:span text:style-name="T1032">PRINT ON</text:span><text:span text:style-name="T1031"> or </text:span><text:span text:style-name="T1032">PRINT OFF</text:span><text:span text:style-name="T1031">. <text:s/>If provided it must be the last option.</text:span></text:p>
        </text:list-item>
      </text:list>
      <text:p text:style-name="P28"><text:span text:style-name="T585">At the start of the assembly the following options are in effect: </text:span><text:span text:style-name="T289">ON</text:span><text:span text:style-name="T585">, </text:span><text:span text:style-name="T289">GEN</text:span><text:span text:style-name="T585">, and </text:span><text:span text:style-name="T289">NODATA</text:span><text:span text:style-name="T585">.</text:span></text:p>
      <text:p text:style-name="P30">If a label is supplied, it is ignored.</text:p>
      <text:h text:style-name="Heading_20_3" text:outline-level="3"><text:bookmark-start text:name="__RefHeading__9151_1983957688"/><text:span text:style-name="T686">PSW</text:span> <text:bookmark-end text:name="__RefHeading__9151_1983957688"/></text:h>
      <text:p text:style-name="P187"/>
      <text:p text:style-name="P639">[label] <text:span text:style-name="T686">PSW</text:span> <text:s text:c="2"/><text:span text:style-name="T520">&lt;sys&gt;,</text:span><text:span text:style-name="T674">&lt;key&gt;,</text:span><text:span text:style-name="T738">&lt;a|</text:span><text:span text:style-name="T543">a</text:span><text:span text:style-name="T738">mwp|mwp&gt;</text:span><text:span text:style-name="T543">,</text:span><text:span text:style-name="T520">&lt;prog&gt;,&lt;addr&gt;</text:span><text:span text:style-name="T674">[,amode]</text:span></text:p>
      <text:p text:style-name="P749"/>
      <text:p text:style-name="P749"><text:span text:style-name="T685">The </text:span><text:span text:style-name="T327">PSW</text:span><text:span text:style-name="T685"> directive constructs a </text:span><text:span text:style-name="T687">Program Status</text:span><text:span text:style-name="T685"> Word based upon the current execution mode format setting for a </text:span><text:span text:style-name="T687">PSW</text:span><text:span text:style-name="T685">. <text:s/>If the </text:span><text:span text:style-name="T687">PSW</text:span><text:span text:style-name="T685"> execution mode has been set to '</text:span><text:span text:style-name="T326">none</text:span><text:span text:style-name="T685">', the </text:span><text:span text:style-name="T327">PSW</text:span><text:span text:style-name="T685"> directive is not recognized. <text:s/></text:span><text:span text:style-name="T688">See the </text:span><text:span text:style-name="T328">XMODE</text:span><text:span text:style-name="T688"> directive.</text:span></text:p>
      <text:p text:style-name="P751"><text:span text:style-name="T1001">The following priority exists for </text:span><text:span text:style-name="T1002">Program Status</text:span><text:span text:style-name="T1001"> </text:span><text:span text:style-name="T1002">W</text:span><text:span text:style-name="T1001">ord format generation:</text:span></text:p>
      <text:list xml:id="list1155340129" text:style-name="L16">
        <text:list-item>
          <text:p text:style-name="P943"><text:span text:style-name="T1001">An explicit </text:span><text:span text:style-name="T483">PSWxx</text:span><text:span text:style-name="T1001"> directive in the program source. <text:s/>An explicit </text:span><text:span text:style-name="T483">PSWxx</text:span><text:span text:style-name="T1001"> directive ignores the current XMODE </text:span><text:span text:style-name="T1002">PSW</text:span><text:span text:style-name="T1001"> setting.</text:span></text:p>
        </text:list-item>
        <text:list-item>
          <text:p text:style-name="P943"><text:span text:style-name="T1001">The current setting by an explicit </text:span><text:span text:style-name="T481">XMODE </text:span><text:span text:style-name="T483">PSW</text:span><text:span text:style-name="T1001"> directive at the time a </text:span><text:span text:style-name="T483">PSW</text:span><text:span text:style-name="T1001"> directive is </text:span><text:span text:style-name="T1001">encountered. <text:s/>An explicit </text:span><text:span text:style-name="T481">XMODE </text:span><text:span text:style-name="T483">PSW</text:span><text:span text:style-name="T1001"> directive overrides the </text:span><text:span text:style-name="T481">–-</text:span><text:span text:style-name="T483">psw</text:span><text:span text:style-name="T1001"> command line </text:span><text:span text:style-name="T1001">argument.</text:span></text:p>
        </text:list-item>
        <text:list-item>
          <text:p text:style-name="P943"><text:span text:style-name="T1001">A value supplied by the ASMA command-line option </text:span><text:span text:style-name="T481">–-</text:span><text:span text:style-name="T483">psw</text:span><text:span text:style-name="T119"> establishing the XMODE </text:span><text:span text:style-name="T120">PSW</text:span><text:span text:style-name="T119"> setting preceding an explicit </text:span><text:span text:style-name="T481">XMODE </text:span><text:span text:style-name="T483">PSW</text:span><text:span text:style-name="T119"> directive. <text:s/>A command line argument overrides the MSL file.</text:span></text:p>
        </text:list-item>
        <text:list-item>
          <text:p text:style-name="P943"><text:span text:style-name="T1001">The value identified by the MSL file selected by means of the </text:span><text:span text:style-name="T481">–</text:span><text:span text:style-name="T482">-</text:span><text:span text:style-name="T481">target</text:span><text:span text:style-name="T1001"> or </text:span><text:span text:style-name="T481">–</text:span><text:span text:style-name="T482">-</text:span><text:span text:style-name="T481">cpu</text:span><text:span text:style-name="T1001"> </text:span><text:span text:style-name="T1001">ASMA command line </text:span><text:span text:style-name="T1016">argument</text:span><text:span text:style-name="T1001">.</text:span></text:p>
        </text:list-item>
      </text:list>
      <text:p text:style-name="P160"><text:span text:style-name="T1017">The current setting is made available to a macro by means of the system variable symbol </text:span><text:span text:style-name="T492">&amp;SYSPSW</text:span><text:span text:style-name="T1017">.</text:span></text:p>
      <text:h text:style-name="Heading_20_3" text:outline-level="3"><text:bookmark-start text:name="__RefHeading__12372_16643534"/>PSW<text:span text:style-name="T644">S</text:span><text:bookmark-end text:name="__RefHeading__12372_16643534"/></text:h>
      <text:p text:style-name="P165"/>
      <text:p text:style-name="P623"><text:span text:style-name="T520">[label] <text:s/>PSW</text:span><text:span text:style-name="T644">S</text:span><text:span text:style-name="T520"> <text:s/>&lt;sys&gt;,</text:span><text:span text:style-name="T674">&lt;key&gt;,</text:span><text:span text:style-name="T543">&lt;a&gt;,</text:span><text:span text:style-name="T520">&lt;prog&gt;,&lt;addr&gt;</text:span><text:span text:style-name="T674">[,amode]</text:span></text:p>
      <text:p text:style-name="P704"/>
      <text:p text:style-name="P700"><text:span text:style-name="T520">The </text:span><text:span text:style-name="T255">PSW</text:span><text:span text:style-name="T305">S</text:span><text:span text:style-name="T520"> directive defines a 32-bit </text:span><text:span text:style-name="T684">short </text:span><text:span text:style-name="T520">Program Status Word used on S/360 Model 20. <text:s/>The PSW is not aligned because no alignment requirement exists for S/360 Model 20 PSW's. <text:s/>The label is optional. <text:s/></text:span><text:span text:style-name="T982">Five</text:span><text:span text:style-name="T520"> operands are required. <text:s/>Each operand is an expression. <text:s/>The following table describes the operands.</text:span></text:p>
      <text:p text:style-name="P704"><text:soft-page-break/></text:p>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582">Operand</text:p>
            </table:table-cell>
            <table:table-cell table:style-name="Table3.A1" office:value-type="string">
              <text:p text:style-name="P582">Identification</text:p>
            </table:table-cell>
            <table:table-cell table:style-name="Table3.A1" office:value-type="string">
              <text:p text:style-name="P582">PSW Bits</text:p>
            </table:table-cell>
            <table:table-cell table:style-name="Table3.D1" office:value-type="string">
              <text:p text:style-name="P582">Description</text:p>
            </table:table-cell>
          </table:table-row>
        </table:table-header-rows>
        <table:table-row>
          <table:table-cell table:style-name="Table3.A2" office:value-type="string">
            <text:p text:style-name="P244">1</text:p>
          </table:table-cell>
          <table:table-cell table:style-name="Table3.A2" office:value-type="string">
            <text:p text:style-name="P359">&lt;sys&gt;</text:p>
          </table:table-cell>
          <table:table-cell table:style-name="Table3.A2" office:value-type="string">
            <text:p text:style-name="P244">7</text:p>
          </table:table-cell>
          <table:table-cell table:style-name="Table3.D2" office:value-type="string">
            <text:p text:style-name="P238"><text:span text:style-name="T542">C</text:span><text:span text:style-name="T520">hannel mask</text:span></text:p>
          </table:table-cell>
        </table:table-row>
        <table:table-row>
          <table:table-cell table:style-name="Table3.A2" office:value-type="string">
            <text:p text:style-name="P330">2</text:p>
          </table:table-cell>
          <table:table-cell table:style-name="Table3.A2" office:value-type="string">
            <text:p text:style-name="P449">&lt;key&gt;</text:p>
          </table:table-cell>
          <table:table-cell table:style-name="Table3.A2" office:value-type="string">
            <text:p text:style-name="P330">Not Used</text:p>
          </table:table-cell>
          <table:table-cell table:style-name="Table3.D2" office:value-type="string">
            <text:p text:style-name="P331">Note 1.</text:p>
          </table:table-cell>
        </table:table-row>
        <table:table-row>
          <table:table-cell table:style-name="Table3.A2" office:value-type="string">
            <text:p text:style-name="P330">3</text:p>
          </table:table-cell>
          <table:table-cell table:style-name="Table3.A2" office:value-type="string">
            <text:p text:style-name="P369">&lt;a&gt;</text:p>
          </table:table-cell>
          <table:table-cell table:style-name="Table3.A2" office:value-type="string">
            <text:p text:style-name="P257">6</text:p>
          </table:table-cell>
          <table:table-cell table:style-name="Table3.D2" office:value-type="string">
            <text:p text:style-name="P258">ASCII Mode bit</text:p>
          </table:table-cell>
        </table:table-row>
        <table:table-row>
          <table:table-cell table:style-name="Table3.A2" office:value-type="string">
            <text:p text:style-name="P330">4</text:p>
          </table:table-cell>
          <table:table-cell table:style-name="Table3.A2" office:value-type="string">
            <text:p text:style-name="P359">&lt;prog&gt;</text:p>
          </table:table-cell>
          <table:table-cell table:style-name="Table3.A2" office:value-type="string">
            <text:p text:style-name="P244">2, 3</text:p>
          </table:table-cell>
          <table:table-cell table:style-name="Table3.D2" office:value-type="string">
            <text:p text:style-name="P250">Condition Code</text:p>
          </table:table-cell>
        </table:table-row>
        <table:table-row>
          <table:table-cell table:style-name="Table3.A2" office:value-type="string">
            <text:p text:style-name="P330">5</text:p>
          </table:table-cell>
          <table:table-cell table:style-name="Table3.A2" office:value-type="string">
            <text:p text:style-name="P359">&lt;addr&gt;</text:p>
          </table:table-cell>
          <table:table-cell table:style-name="Table3.A2" office:value-type="string">
            <text:p text:style-name="P244">16 - 31</text:p>
          </table:table-cell>
          <table:table-cell table:style-name="Table3.D2" office:value-type="string">
            <text:p text:style-name="P238"><text:span text:style-name="T520">Instruction address </text:span><text:span text:style-name="T523">or integer</text:span></text:p>
          </table:table-cell>
        </table:table-row>
        <table:table-row>
          <table:table-cell table:style-name="Table3.A2" office:value-type="string">
            <text:p text:style-name="P330">6</text:p>
          </table:table-cell>
          <table:table-cell table:style-name="Table3.A2" office:value-type="string">
            <text:p text:style-name="P449">[amode]</text:p>
          </table:table-cell>
          <table:table-cell table:style-name="Table3.A2" office:value-type="string">
            <text:p text:style-name="P330">Not used</text:p>
          </table:table-cell>
          <table:table-cell table:style-name="Table3.D2" office:value-type="string">
            <text:p text:style-name="P331">Note 2.</text:p>
          </table:table-cell>
        </table:table-row>
      </table:table>
      <text:p text:style-name="P704"/>
      <text:p text:style-name="P717"><text:span text:style-name="T674">Note 1: The </text:span><text:span text:style-name="T316">key</text:span><text:span text:style-name="T674"> operand is not used by </text:span><text:span text:style-name="T316">PSWS</text:span><text:span text:style-name="T674">. <text:s/>It must be syntactically correct, but is </text:span><text:span text:style-name="T674">otherwise ignored. <text:s/>It is supported for compatibility with other PSW related directives.</text:span></text:p>
      <text:p text:style-name="P730"><text:span text:style-name="T662">Note 2: The </text:span><text:span text:style-name="T310">amode</text:span><text:span text:style-name="T662"> operand is not used by </text:span><text:span text:style-name="T310">PSW</text:span><text:span text:style-name="T316">S</text:span><text:span text:style-name="T662">. <text:s/>If specified it must be syntactically correct but is otherwise ignored. <text:s/>It is supported for compatibility with other PSW related directives.</text:span></text:p>
      <text:p text:style-name="P709"><text:span text:style-name="T549">All reserved bits are set to zero and any required bit settings are enforced. <text:s/></text:span><text:span text:style-name="T552">Use </text:span><text:span text:style-name="T261">DC</text:span><text:span text:style-name="T552"> directives </text:span><text:span text:style-name="T552">to build an invalid PSW for testing purposes.</text:span></text:p>
      <text:h text:style-name="Heading_20_3" text:outline-level="3"><text:bookmark-start text:name="__RefHeading__12374_16643534"/><text:span text:style-name="T521">PSW</text:span><text:span text:style-name="T531">360</text:span><text:bookmark-end text:name="__RefHeading__12374_16643534"/></text:h>
      <text:p text:style-name="P166"/>
      <text:p text:style-name="P624"><text:span text:style-name="T520">[label] <text:s/>PSW</text:span><text:span text:style-name="T544">360</text:span><text:span text:style-name="T520"> <text:s/></text:span><text:span text:style-name="T522">&lt;sys&gt;,&lt;key&gt;,&lt;amwp&gt;,&lt;prog&gt;,&lt;addr&gt;</text:span><text:span text:style-name="T661">[,amode]</text:span></text:p>
      <text:p text:style-name="P705"/>
      <text:p text:style-name="P701"><text:span text:style-name="T520">The </text:span><text:span text:style-name="T255">PSW</text:span><text:span text:style-name="T257">360</text:span><text:span text:style-name="T520"> directive defines a </text:span><text:span text:style-name="T523">64</text:span><text:span text:style-name="T520">-bit Program Status Word used on </text:span><text:span text:style-name="T523">all </text:span><text:span text:style-name="T520">S/360 </text:span><text:span text:style-name="T523">m</text:span><text:span text:style-name="T520">odel</text:span><text:span text:style-name="T523">s other than model 20</text:span><text:span text:style-name="T520">. <text:s/>The PSW is </text:span><text:span text:style-name="T523">double word </text:span><text:span text:style-name="T520">aligned. <text:s/>The label is optional. <text:s/></text:span><text:span text:style-name="T523">Five</text:span><text:span text:style-name="T520"> operands are </text:span><text:span text:style-name="T520">required </text:span><text:span text:style-name="T668">and the last operand, </text:span><text:span text:style-name="T315">amode</text:span><text:span text:style-name="T668">, is optional</text:span><text:span text:style-name="T520">. <text:s/>Each operand is an expression. <text:s/>The following table describes the operands.</text:span></text:p>
      <text:p text:style-name="P705"/>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83">Operand</text:p>
            </table:table-cell>
            <table:table-cell table:style-name="Table4.A1" office:value-type="string">
              <text:p text:style-name="P583">Identification</text:p>
            </table:table-cell>
            <table:table-cell table:style-name="Table4.A1" office:value-type="string">
              <text:p text:style-name="P583">PSW Bits</text:p>
            </table:table-cell>
            <table:table-cell table:style-name="Table4.D1" office:value-type="string">
              <text:p text:style-name="P583">Description</text:p>
            </table:table-cell>
          </table:table-row>
        </table:table-header-rows>
        <table:table-row>
          <table:table-cell table:style-name="Table4.A2" office:value-type="string">
            <text:p text:style-name="P245">1</text:p>
          </table:table-cell>
          <table:table-cell table:style-name="Table4.A2" office:value-type="string">
            <text:p text:style-name="P360">&lt;sys&gt;</text:p>
          </table:table-cell>
          <table:table-cell table:style-name="Table4.A2" office:value-type="string">
            <text:p text:style-name="P231"><text:span text:style-name="T524">0 - </text:span><text:span text:style-name="T520">7</text:span></text:p>
          </table:table-cell>
          <table:table-cell table:style-name="Table4.D2" office:value-type="string">
            <text:p text:style-name="P259">Interrupt masks</text:p>
          </table:table-cell>
        </table:table-row>
        <table:table-row>
          <table:table-cell table:style-name="Table4.A2" office:value-type="string">
            <text:p text:style-name="P271">2</text:p>
          </table:table-cell>
          <table:table-cell table:style-name="Table4.A2" office:value-type="string">
            <text:p text:style-name="P370">&lt;key&gt;</text:p>
          </table:table-cell>
          <table:table-cell table:style-name="Table4.A2" office:value-type="string">
            <text:p text:style-name="P260">8 - 11</text:p>
          </table:table-cell>
          <table:table-cell table:style-name="Table4.D2" office:value-type="string">
            <text:p text:style-name="P240"><text:span text:style-name="T524">Storage </text:span><text:span text:style-name="T525">protection</text:span><text:span text:style-name="T524"> key</text:span></text:p>
          </table:table-cell>
        </table:table-row>
        <table:table-row>
          <table:table-cell table:style-name="Table4.A2" office:value-type="string">
            <text:p text:style-name="P271">3</text:p>
          </table:table-cell>
          <table:table-cell table:style-name="Table4.A2" office:value-type="string">
            <text:p text:style-name="P370">&lt;amwp&gt;</text:p>
          </table:table-cell>
          <table:table-cell table:style-name="Table4.A2" office:value-type="string">
            <text:p text:style-name="P260">12 -15</text:p>
          </table:table-cell>
          <table:table-cell table:style-name="Table4.D2" office:value-type="string">
            <text:p text:style-name="P276">Note 1.</text:p>
          </table:table-cell>
        </table:table-row>
        <table:table-row>
          <table:table-cell table:style-name="Table4.A2" office:value-type="string">
            <text:p text:style-name="P271">4</text:p>
          </table:table-cell>
          <table:table-cell table:style-name="Table4.A2" office:value-type="string">
            <text:p text:style-name="P360">&lt;prog&gt;</text:p>
          </table:table-cell>
          <table:table-cell table:style-name="Table4.A2" office:value-type="string">
            <text:p text:style-name="P260">34 -39</text:p>
          </table:table-cell>
          <table:table-cell table:style-name="Table4.D2" office:value-type="string">
            <text:p text:style-name="P239"><text:span text:style-name="T520">Condition Code </text:span><text:span text:style-name="T526">and program mask</text:span></text:p>
          </table:table-cell>
        </table:table-row>
        <table:table-row>
          <table:table-cell table:style-name="Table4.A2" office:value-type="string">
            <text:p text:style-name="P271">5</text:p>
          </table:table-cell>
          <table:table-cell table:style-name="Table4.A2" office:value-type="string">
            <text:p text:style-name="P360">&lt;addr&gt;</text:p>
          </table:table-cell>
          <table:table-cell table:style-name="Table4.A2" office:value-type="string">
            <text:p text:style-name="P260">40 - 63</text:p>
          </table:table-cell>
          <table:table-cell table:style-name="Table4.D2" office:value-type="string">
            <text:p text:style-name="P251">Instruction address</text:p>
          </table:table-cell>
        </table:table-row>
        <table:table-row>
          <table:table-cell table:style-name="Table4.A2" office:value-type="string">
            <text:p text:style-name="P332">6</text:p>
          </table:table-cell>
          <table:table-cell table:style-name="Table4.A2" office:value-type="string">
            <text:p text:style-name="P450">&lt;amode&gt;</text:p>
          </table:table-cell>
          <table:table-cell table:style-name="Table4.A2" office:value-type="string">
            <text:p text:style-name="P332">Not used</text:p>
          </table:table-cell>
          <table:table-cell table:style-name="Table4.D2" office:value-type="string">
            <text:p text:style-name="P333">Note 2.</text:p>
          </table:table-cell>
        </table:table-row>
      </table:table>
      <text:p text:style-name="P705"/>
      <text:p text:style-name="P724"><text:soft-page-break/>Note 1: This operand sets the following PSW bits:</text:p>
      <text:list xml:id="list1154107702" text:style-name="L17">
        <text:list-item>
          <text:p text:style-name="P946">bit 12 – ASCII mode bit,</text:p>
        </text:list-item>
        <text:list-item>
          <text:p text:style-name="P946">bit 13 – Machine-check interrupt mask</text:p>
        </text:list-item>
        <text:list-item>
          <text:p text:style-name="P946">bit 14 – Wait state</text:p>
        </text:list-item>
        <text:list-item>
          <text:p text:style-name="P946">bit 15 – Program state </text:p>
        </text:list-item>
      </text:list>
      <text:p text:style-name="P48"><text:span text:style-name="T662">Note 2: The </text:span><text:span text:style-name="T310">amode</text:span><text:span text:style-name="T662"> operand is not used by </text:span><text:span text:style-name="T310">PSW360</text:span><text:span text:style-name="T662">. <text:s/>If specified it must be syntactically correct but is otherwise ignored. <text:s/>It is supported for compatibility with other PSW related directives.</text:span></text:p>
      <text:p text:style-name="P710"><text:span text:style-name="T549">All reserved bits are set to zero and any required bit settings are enforced. <text:s/></text:span><text:span text:style-name="T552">Use </text:span><text:span text:style-name="T261">DC</text:span><text:span text:style-name="T552"> directives to build an invalid PSW for testing purposes.</text:span></text:p>
      <text:h text:style-name="Heading_20_3" text:outline-level="3"><text:bookmark-start text:name="__RefHeading__8749_1871376393"/><text:span text:style-name="T521">PSW</text:span><text:span text:style-name="T655">67</text:span><text:bookmark-end text:name="__RefHeading__8749_1871376393"/></text:h>
      <text:p text:style-name="P184"/>
      <text:p text:style-name="P654"><text:span text:style-name="T520">[label] <text:s/>PSW</text:span><text:span text:style-name="T655">67</text:span><text:span text:style-name="T520"> <text:s/></text:span><text:span text:style-name="T522">&lt;sys&gt;,&lt;key&gt;,&lt;amwp&gt;,&lt;prog&gt;,</text:span><text:span text:style-name="T661">&lt;</text:span><text:span text:style-name="T522">addr</text:span><text:span text:style-name="T661">&gt;[,amode]</text:span></text:p>
      <text:p text:style-name="P771"/>
      <text:p text:style-name="P770"><text:span text:style-name="T655">The PSW67 directive creates a S/360 model 67 67-mode PSW. <text:s/>The PSW is double word </text:span><text:span text:style-name="T655">aligned. <text:s/></text:span><text:span text:style-name="T22">The label is optional. <text:s/></text:span><text:span text:style-name="T23">Five</text:span><text:span text:style-name="T22"> operands are required </text:span><text:span text:style-name="T26">and the last operand, </text:span><text:span text:style-name="T314">amode</text:span><text:span text:style-name="T26">, is optional</text:span><text:span text:style-name="T22">. <text:s/></text:span><text:span text:style-name="T25">The last operand, </text:span><text:span text:style-name="T308">a</text:span><text:span text:style-name="T325">mode</text:span><text:span text:style-name="T25">, is optional.</text:span><text:span text:style-name="T22"> <text:s/>Each operand is an expression. <text:s/>The following table describes the operands.</text:span></text:p>
      <text:p text:style-name="P715"/>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88">Operand</text:p>
            </table:table-cell>
            <table:table-cell table:style-name="Table2.A1" office:value-type="string">
              <text:p text:style-name="P588">Identification</text:p>
            </table:table-cell>
            <table:table-cell table:style-name="Table2.A1" office:value-type="string">
              <text:p text:style-name="P588">PSW Bits</text:p>
            </table:table-cell>
            <table:table-cell table:style-name="Table2.D1" office:value-type="string">
              <text:p text:style-name="P588">Description</text:p>
            </table:table-cell>
          </table:table-row>
        </table:table-header-rows>
        <table:table-row>
          <table:table-cell table:style-name="Table2.A2" office:value-type="string">
            <text:p text:style-name="P334">1</text:p>
          </table:table-cell>
          <table:table-cell table:style-name="Table2.A2" office:value-type="string">
            <text:p text:style-name="P365">&lt;sys&gt;</text:p>
          </table:table-cell>
          <table:table-cell table:style-name="Table2.A2" office:value-type="string">
            <text:p text:style-name="P237"><text:span text:style-name="T657">5</text:span><text:span text:style-name="T524"> - </text:span><text:span text:style-name="T520">7</text:span></text:p>
          </table:table-cell>
          <table:table-cell table:style-name="Table2.D2" office:value-type="string">
            <text:p text:style-name="P270">Interrupt masks <text:span text:style-name="T656">and controls</text:span></text:p>
          </table:table-cell>
        </table:table-row>
        <table:table-row>
          <table:table-cell table:style-name="Table2.A2" office:value-type="string">
            <text:p text:style-name="P334">2</text:p>
          </table:table-cell>
          <table:table-cell table:style-name="Table2.A2" office:value-type="string">
            <text:p text:style-name="P375">&lt;key&gt;</text:p>
          </table:table-cell>
          <table:table-cell table:style-name="Table2.A2" office:value-type="string">
            <text:p text:style-name="P265">8 - 11</text:p>
          </table:table-cell>
          <table:table-cell table:style-name="Table2.D2" office:value-type="string">
            <text:p text:style-name="P326"><text:span text:style-name="T524">Storage </text:span><text:span text:style-name="T525">protection</text:span><text:span text:style-name="T524"> key</text:span></text:p>
          </table:table-cell>
        </table:table-row>
        <table:table-row>
          <table:table-cell table:style-name="Table2.A2" office:value-type="string">
            <text:p text:style-name="P334">3</text:p>
          </table:table-cell>
          <table:table-cell table:style-name="Table2.A2" office:value-type="string">
            <text:p text:style-name="P375">&lt;amwp&gt;</text:p>
          </table:table-cell>
          <table:table-cell table:style-name="Table2.A2" office:value-type="string">
            <text:p text:style-name="P265">12 -15</text:p>
          </table:table-cell>
          <table:table-cell table:style-name="Table2.D2" office:value-type="string">
            <text:p text:style-name="P281">Note 1.</text:p>
          </table:table-cell>
        </table:table-row>
        <table:table-row>
          <table:table-cell table:style-name="Table2.A2" office:value-type="string">
            <text:p text:style-name="P334">4</text:p>
          </table:table-cell>
          <table:table-cell table:style-name="Table2.A2" office:value-type="string">
            <text:p text:style-name="P365">&lt;prog&gt;</text:p>
          </table:table-cell>
          <table:table-cell table:style-name="Table2.A2" office:value-type="string">
            <text:p text:style-name="P265"><text:span text:style-name="T655">16</text:span> -<text:span text:style-name="T655">23</text:span></text:p>
          </table:table-cell>
          <table:table-cell table:style-name="Table2.D2" office:value-type="string">
            <text:p text:style-name="P326"><text:span text:style-name="T520">Condition Code </text:span><text:span text:style-name="T526">and program mask</text:span></text:p>
          </table:table-cell>
        </table:table-row>
        <table:table-row>
          <table:table-cell table:style-name="Table2.A2" office:value-type="string">
            <text:p text:style-name="P334">5</text:p>
          </table:table-cell>
          <table:table-cell table:style-name="Table2.A2" office:value-type="string">
            <text:p text:style-name="P365">&lt;addr&gt;</text:p>
          </table:table-cell>
          <table:table-cell table:style-name="Table2.A2" office:value-type="string">
            <text:p text:style-name="P265"><text:span text:style-name="T655">32</text:span> - 63</text:p>
          </table:table-cell>
          <table:table-cell table:style-name="Table2.D2" office:value-type="string">
            <text:p text:style-name="P256">Instruction address</text:p>
          </table:table-cell>
        </table:table-row>
        <table:table-row>
          <table:table-cell table:style-name="Table2.A2" office:value-type="string">
            <text:p text:style-name="P334">6</text:p>
          </table:table-cell>
          <table:table-cell table:style-name="Table2.A2" office:value-type="string">
            <text:p text:style-name="P366"><text:span text:style-name="T673">[</text:span><text:span text:style-name="T657">amode</text:span><text:span text:style-name="T673">]</text:span></text:p>
          </table:table-cell>
          <table:table-cell table:style-name="Table2.A2" office:value-type="string">
            <text:p text:style-name="P335">4</text:p>
          </table:table-cell>
          <table:table-cell table:style-name="Table2.D2" office:value-type="string">
            <text:p text:style-name="P336">Note 2.</text:p>
          </table:table-cell>
        </table:table-row>
      </table:table>
      <text:p text:style-name="P729"/>
      <text:p text:style-name="P729">Note 1: This operand sets the following PSW bits:</text:p>
      <text:list xml:id="list199552000" text:continue-numbering="true" text:style-name="L17">
        <text:list-item>
          <text:p text:style-name="P947">bit 12 – ASCII mode bit,</text:p>
        </text:list-item>
        <text:list-item>
          <text:p text:style-name="P947">bit 13 – Machine-check interrupt mask</text:p>
        </text:list-item>
        <text:list-item>
          <text:p text:style-name="P947">bit 14 – Wait state</text:p>
        </text:list-item>
        <text:list-item>
          <text:p text:style-name="P952">bit 15 – Program state </text:p>
        </text:list-item>
      </text:list>
      <text:p text:style-name="P50"><text:soft-page-break/>Note 2: This operand defines the address mode. <text:s/>As with the other operands it is an expression. <text:s/><text:span text:style-name="T659">If omitted, </text:span><text:span text:style-name="T309">amode</text:span><text:span text:style-name="T659"> defaults to 0, 24-bit address mode. <text:s/></text:span>The following values are accepted to specify the address mode:</text:p>
      <text:list xml:id="list683451818" text:style-name="L18">
        <text:list-item>
          <text:p text:style-name="P953">0 – 24-bit address mode,</text:p>
        </text:list-item>
        <text:list-item>
          <text:p text:style-name="P953">1 – <text:span text:style-name="T658">32</text:span>-bit address mode,</text:p>
        </text:list-item>
        <text:list-item>
          <text:p text:style-name="P953">24 – 24-bit address mode, <text:span text:style-name="T659">or</text:span></text:p>
        </text:list-item>
        <text:list-item>
          <text:p text:style-name="P991"><text:span text:style-name="T21">3</text:span><text:span text:style-name="T24">2</text:span><text:span text:style-name="T21"> – 3</text:span><text:span text:style-name="T24">2</text:span><text:span text:style-name="T21">-bit address mode.</text:span></text:p>
        </text:list-item>
      </text:list>
      <text:p text:style-name="P716"><text:span text:style-name="T549">All reserved bits are set to zero and any required bit settings are enforced. <text:s/></text:span><text:span text:style-name="T552">Use </text:span><text:span text:style-name="T261">DC</text:span><text:span text:style-name="T552"> directives </text:span><text:span text:style-name="T552">to build an invalid PSW for testing purposes.</text:span></text:p>
      <text:h text:style-name="Heading_20_3" text:outline-level="3"><text:bookmark-start text:name="__RefHeading__6906_759399533"/>PSWBC<text:bookmark-end text:name="__RefHeading__6906_759399533"/></text:h>
      <text:p text:style-name="P169"/>
      <text:p text:style-name="P627"><text:span text:style-name="T520">[label] <text:s/>PSW</text:span><text:span text:style-name="T554">B</text:span><text:span text:style-name="T546">C</text:span><text:span text:style-name="T531"> </text:span><text:span text:style-name="T522">&lt;sys&gt;,&lt;key&gt;,&lt;mwp&gt;,&lt;prog&gt;,&lt;addr&gt;</text:span><text:span text:style-name="T662">[,amode]</text:span></text:p>
      <text:p text:style-name="P895"/>
      <text:p text:style-name="P731"><text:span text:style-name="T520">The </text:span><text:span text:style-name="T255">PSW</text:span><text:span text:style-name="T257">BC</text:span><text:span text:style-name="T520"> directive defines a </text:span><text:span text:style-name="T523">64</text:span><text:span text:style-name="T520">-bit </text:span><text:span text:style-name="T546">S/370 Basic Control </text:span><text:span text:style-name="T520">Program Status Word. <text:s/>The PSW is </text:span><text:span text:style-name="T523">double word </text:span><text:span text:style-name="T520">aligned. <text:s/>The label is optional. <text:s/></text:span><text:span text:style-name="T523">Five</text:span><text:span text:style-name="T520"> operands are required </text:span><text:span text:style-name="T667">and the last operand, </text:span><text:span text:style-name="T313">amode</text:span><text:span text:style-name="T667">, is optional</text:span><text:span text:style-name="T520">. <text:s/>Each operand is an expression. <text:s/>The following table describes the operands. <text:s/></text:span><text:span text:style-name="T546">The format bit, bit 12 is set to zero.</text:span></text:p>
      <text:p text:style-name="P711"/>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87">Operand</text:p>
            </table:table-cell>
            <table:table-cell table:style-name="Table12.A1" office:value-type="string">
              <text:p text:style-name="P587">Identification</text:p>
            </table:table-cell>
            <table:table-cell table:style-name="Table12.A1" office:value-type="string">
              <text:p text:style-name="P587">PSW Bits</text:p>
            </table:table-cell>
            <table:table-cell table:style-name="Table12.D1" office:value-type="string">
              <text:p text:style-name="P587">Description</text:p>
            </table:table-cell>
          </table:table-row>
        </table:table-header-rows>
        <table:table-row>
          <table:table-cell table:style-name="Table12.A2" office:value-type="string">
            <text:p text:style-name="P249">1</text:p>
          </table:table-cell>
          <table:table-cell table:style-name="Table12.A2" office:value-type="string">
            <text:p text:style-name="P364">&lt;sys&gt;</text:p>
          </table:table-cell>
          <table:table-cell table:style-name="Table12.A2" office:value-type="string">
            <text:p text:style-name="P235"><text:span text:style-name="T524">0 - </text:span><text:span text:style-name="T520">7</text:span></text:p>
          </table:table-cell>
          <table:table-cell table:style-name="Table12.D2" office:value-type="string">
            <text:p text:style-name="P269">Interrupt masks</text:p>
          </table:table-cell>
        </table:table-row>
        <table:table-row>
          <table:table-cell table:style-name="Table12.A2" office:value-type="string">
            <text:p text:style-name="P275">2</text:p>
          </table:table-cell>
          <table:table-cell table:style-name="Table12.A2" office:value-type="string">
            <text:p text:style-name="P374">&lt;key&gt;</text:p>
          </table:table-cell>
          <table:table-cell table:style-name="Table12.A2" office:value-type="string">
            <text:p text:style-name="P264">8 - 11</text:p>
          </table:table-cell>
          <table:table-cell table:style-name="Table12.D2" office:value-type="string">
            <text:p text:style-name="P282"><text:span text:style-name="T524">Storage </text:span><text:span text:style-name="T525">protection</text:span><text:span text:style-name="T524"> key</text:span></text:p>
          </table:table-cell>
        </table:table-row>
        <table:table-row>
          <table:table-cell table:style-name="Table12.A2" office:value-type="string">
            <text:p text:style-name="P275">3</text:p>
          </table:table-cell>
          <table:table-cell table:style-name="Table12.A2" office:value-type="string">
            <text:p text:style-name="P374">&lt;mwp&gt;</text:p>
          </table:table-cell>
          <table:table-cell table:style-name="Table12.A2" office:value-type="string">
            <text:p text:style-name="P264">1<text:span text:style-name="T546">3</text:span> -15</text:p>
          </table:table-cell>
          <table:table-cell table:style-name="Table12.D2" office:value-type="string">
            <text:p text:style-name="P280">Note 1.</text:p>
          </table:table-cell>
        </table:table-row>
        <table:table-row>
          <table:table-cell table:style-name="Table12.A2" office:value-type="string">
            <text:p text:style-name="P275">4</text:p>
          </table:table-cell>
          <table:table-cell table:style-name="Table12.A2" office:value-type="string">
            <text:p text:style-name="P364">&lt;prog&gt;</text:p>
          </table:table-cell>
          <table:table-cell table:style-name="Table12.A2" office:value-type="string">
            <text:p text:style-name="P264">34 -39</text:p>
          </table:table-cell>
          <table:table-cell table:style-name="Table12.D2" office:value-type="string">
            <text:p text:style-name="P282"><text:span text:style-name="T520">Condition Code </text:span><text:span text:style-name="T526">and program mask</text:span></text:p>
          </table:table-cell>
        </table:table-row>
        <table:table-row>
          <table:table-cell table:style-name="Table12.A2" office:value-type="string">
            <text:p text:style-name="P275">5</text:p>
          </table:table-cell>
          <table:table-cell table:style-name="Table12.A2" office:value-type="string">
            <text:p text:style-name="P364">&lt;addr&gt;</text:p>
          </table:table-cell>
          <table:table-cell table:style-name="Table12.A2" office:value-type="string">
            <text:p text:style-name="P264">40 - 63</text:p>
          </table:table-cell>
          <table:table-cell table:style-name="Table12.D2" office:value-type="string">
            <text:p text:style-name="P255">Instruction address</text:p>
          </table:table-cell>
        </table:table-row>
        <table:table-row>
          <table:table-cell table:style-name="Table12.A2" office:value-type="string">
            <text:p text:style-name="P332">6</text:p>
          </table:table-cell>
          <table:table-cell table:style-name="Table12.A2" office:value-type="string">
            <text:p text:style-name="P367"><text:span text:style-name="T672">[</text:span><text:span text:style-name="T662">amode</text:span><text:span text:style-name="T672">]</text:span></text:p>
          </table:table-cell>
          <table:table-cell table:style-name="Table12.A2" office:value-type="string">
            <text:p text:style-name="P332">Not used</text:p>
          </table:table-cell>
          <table:table-cell table:style-name="Table12.D2" office:value-type="string">
            <text:p text:style-name="P333">Note 2.</text:p>
          </table:table-cell>
        </table:table-row>
      </table:table>
      <text:p text:style-name="P167"/>
      <text:p text:style-name="P728">Note 1: This operand sets the following PSW bits:</text:p>
      <text:list xml:id="list41787548" text:continue-list="list199552000" text:style-name="L17">
        <text:list-item>
          <text:p text:style-name="P948">bit 13 – Machine-check interrupt mask</text:p>
        </text:list-item>
        <text:list-item>
          <text:p text:style-name="P948">bit 14 – Wait state</text:p>
        </text:list-item>
        <text:list-item>
          <text:p text:style-name="P956">bit 15 – Program state </text:p>
        </text:list-item>
      </text:list>
      <text:p text:style-name="P48"><text:span text:style-name="T662">Note 2: The </text:span><text:span text:style-name="T310">amode</text:span><text:span text:style-name="T662"> operand is not used by </text:span><text:span text:style-name="T310">PSWBC</text:span><text:span text:style-name="T662">. <text:s/>If specified it must be syntactically correct </text:span><text:span text:style-name="T662">but is otherwise ignored. <text:s/>It is supported for compatibility with other PSW related directives.</text:span></text:p>
      <text:p text:style-name="P710"><text:soft-page-break/><text:span text:style-name="T549">All reserved bits are set to zero and any required bit settings are enforced. <text:s/></text:span><text:span text:style-name="T552">Use </text:span><text:span text:style-name="T261">DC</text:span><text:span text:style-name="T552"> directives </text:span><text:span text:style-name="T552">to build an invalid PSW for testing purposes.</text:span></text:p>
      <text:h text:style-name="Heading_20_3" text:outline-level="3"><text:bookmark-start text:name="__RefHeading__12376_16643534"/><text:span text:style-name="T527">PSW</text:span><text:span text:style-name="T545">EC</text:span><text:bookmark-end text:name="__RefHeading__12376_16643534"/></text:h>
      <text:p text:style-name="P167"/>
      <text:p text:style-name="P625"><text:span text:style-name="T520">[label] <text:s/>PSW</text:span><text:span text:style-name="T546">EC</text:span><text:span text:style-name="T531"> </text:span><text:span text:style-name="T522">&lt;sys&gt;,&lt;key&gt;,&lt;mwp&gt;,&lt;prog&gt;,&lt;addr&gt;</text:span><text:span text:style-name="T663">[,amode]</text:span></text:p>
      <text:p text:style-name="P892"/>
      <text:p text:style-name="P769"><text:span text:style-name="T520">The </text:span><text:span text:style-name="T255">PSW</text:span><text:span text:style-name="T256">EC</text:span><text:span text:style-name="T520"> directive defines a </text:span><text:span text:style-name="T523">64</text:span><text:span text:style-name="T520">-bit </text:span><text:span text:style-name="T546">S/370 </text:span><text:span text:style-name="T529">Extended</text:span><text:span text:style-name="T523"> Control Mode </text:span><text:span text:style-name="T520">Program Status Word. <text:s/></text:span><text:span text:style-name="T520">The PSW is </text:span><text:span text:style-name="T523">double word </text:span><text:span text:style-name="T520">aligned. <text:s/>The label is optional. <text:s/></text:span><text:span text:style-name="T523">Five</text:span><text:span text:style-name="T520"> operands are required </text:span><text:span text:style-name="T666">and the last operand, </text:span><text:span text:style-name="T312">amode</text:span><text:span text:style-name="T666">, is optional</text:span><text:span text:style-name="T520">. <text:s/>Each operand is an expression. <text:s/>The following table </text:span><text:span text:style-name="T520">describes the operands. <text:s/></text:span><text:span text:style-name="T532">Not all bit settings are allowed on all processors or models. <text:s/></text:span><text:span text:style-name="T546">The format bit, bit 12 is set to one.</text:span></text:p>
      <text:p text:style-name="P706"/>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4">Operand</text:p>
            </table:table-cell>
            <table:table-cell table:style-name="Table5.A1" office:value-type="string">
              <text:p text:style-name="P584">Identification</text:p>
            </table:table-cell>
            <table:table-cell table:style-name="Table5.A1" office:value-type="string">
              <text:p text:style-name="P584">PSW Bits</text:p>
            </table:table-cell>
            <table:table-cell table:style-name="Table5.D1" office:value-type="string">
              <text:p text:style-name="P584">Description</text:p>
            </table:table-cell>
          </table:table-row>
        </table:table-header-rows>
        <table:table-row>
          <table:table-cell table:style-name="Table5.A2" office:value-type="string">
            <text:p text:style-name="P246">1</text:p>
          </table:table-cell>
          <table:table-cell table:style-name="Table5.A2" office:value-type="string">
            <text:p text:style-name="P361">&lt;sys&gt;</text:p>
          </table:table-cell>
          <table:table-cell table:style-name="Table5.A2" office:value-type="string">
            <text:p text:style-name="P232"><text:span text:style-name="T524">0 - </text:span><text:span text:style-name="T520">7</text:span></text:p>
          </table:table-cell>
          <table:table-cell table:style-name="Table5.D2" office:value-type="string">
            <text:p text:style-name="P266">Interrupt masks</text:p>
          </table:table-cell>
        </table:table-row>
        <table:table-row>
          <table:table-cell table:style-name="Table5.A2" office:value-type="string">
            <text:p text:style-name="P272">2</text:p>
          </table:table-cell>
          <table:table-cell table:style-name="Table5.A2" office:value-type="string">
            <text:p text:style-name="P371">&lt;key&gt;</text:p>
          </table:table-cell>
          <table:table-cell table:style-name="Table5.A2" office:value-type="string">
            <text:p text:style-name="P261">8 - 11</text:p>
          </table:table-cell>
          <table:table-cell table:style-name="Table5.D2" office:value-type="string">
            <text:p text:style-name="P241"><text:span text:style-name="T524">Storage </text:span><text:span text:style-name="T525">protection</text:span><text:span text:style-name="T524"> key</text:span></text:p>
          </table:table-cell>
        </table:table-row>
        <table:table-row>
          <table:table-cell table:style-name="Table5.A2" office:value-type="string">
            <text:p text:style-name="P272">3</text:p>
          </table:table-cell>
          <table:table-cell table:style-name="Table5.A2" office:value-type="string">
            <text:p text:style-name="P371">&lt;mwp&gt;</text:p>
          </table:table-cell>
          <table:table-cell table:style-name="Table5.A2" office:value-type="string">
            <text:p text:style-name="P232"><text:span text:style-name="T529">13</text:span><text:span text:style-name="T524"> -15</text:span></text:p>
          </table:table-cell>
          <table:table-cell table:style-name="Table5.D2" office:value-type="string">
            <text:p text:style-name="P277">Note 1.</text:p>
          </table:table-cell>
        </table:table-row>
        <table:table-row>
          <table:table-cell table:style-name="Table5.A2" office:value-type="string">
            <text:p text:style-name="P272">4</text:p>
          </table:table-cell>
          <table:table-cell table:style-name="Table5.A2" office:value-type="string">
            <text:p text:style-name="P361">&lt;prog&gt;</text:p>
          </table:table-cell>
          <table:table-cell table:style-name="Table5.A2" office:value-type="string">
            <text:p text:style-name="P232"><text:span text:style-name="T536">16</text:span><text:span text:style-name="T524"> -</text:span><text:span text:style-name="T536">23</text:span></text:p>
          </table:table-cell>
          <table:table-cell table:style-name="Table5.D2" office:value-type="string">
            <text:p text:style-name="P241"><text:span text:style-name="T530">Address space, c</text:span><text:span text:style-name="T520">ondition </text:span><text:span text:style-name="T530">c</text:span><text:span text:style-name="T520">ode </text:span><text:span text:style-name="T526">and program mask</text:span></text:p>
          </table:table-cell>
        </table:table-row>
        <table:table-row>
          <table:table-cell table:style-name="Table5.A2" office:value-type="string">
            <text:p text:style-name="P272">5</text:p>
          </table:table-cell>
          <table:table-cell table:style-name="Table5.A2" office:value-type="string">
            <text:p text:style-name="P361">&lt;addr&gt;</text:p>
          </table:table-cell>
          <table:table-cell table:style-name="Table5.A2" office:value-type="string">
            <text:p text:style-name="P261">40 - 63</text:p>
          </table:table-cell>
          <table:table-cell table:style-name="Table5.D2" office:value-type="string">
            <text:p text:style-name="P252">Instruction address</text:p>
          </table:table-cell>
        </table:table-row>
        <table:table-row>
          <table:table-cell table:style-name="Table5.A2" office:value-type="string">
            <text:p text:style-name="P337">6</text:p>
          </table:table-cell>
          <table:table-cell table:style-name="Table5.A2" office:value-type="string">
            <text:p text:style-name="P368"><text:span text:style-name="T671">[</text:span><text:span text:style-name="T664">amode</text:span><text:span text:style-name="T671">]</text:span></text:p>
          </table:table-cell>
          <table:table-cell table:style-name="Table5.A2" office:value-type="string">
            <text:p text:style-name="P337">Not used</text:p>
          </table:table-cell>
          <table:table-cell table:style-name="Table5.D2" office:value-type="string">
            <text:p text:style-name="P338">Note 2.</text:p>
          </table:table-cell>
        </table:table-row>
      </table:table>
      <text:p text:style-name="P706"/>
      <text:p text:style-name="P725">Note 1: This operand sets the following PSW bits:</text:p>
      <text:list xml:id="list1755749862" text:continue-numbering="true" text:style-name="L17">
        <text:list-item>
          <text:p text:style-name="P949">bit 13 – Machine-check interrupt mask</text:p>
        </text:list-item>
        <text:list-item>
          <text:p text:style-name="P949">bit 14 – Wait state</text:p>
        </text:list-item>
        <text:list-item>
          <text:p text:style-name="P949">bit 15 – Program state</text:p>
        </text:list-item>
      </text:list>
      <text:p text:style-name="P49"><text:span text:style-name="T662">Note 2: The </text:span><text:span text:style-name="T310">amode</text:span><text:span text:style-name="T662"> operand is not used by </text:span><text:span text:style-name="T310">PSW</text:span><text:span text:style-name="T311">E</text:span><text:span text:style-name="T310">C</text:span><text:span text:style-name="T662">. <text:s/>If specified it must be syntactically correct but is otherwise ignored. <text:s/>It is supported for compatibility with other PSW related directives.</text:span></text:p>
      <text:p text:style-name="P710"><text:span text:style-name="T549">All reserved bits are set to zero and any required bit settings are enforced. <text:s/></text:span><text:span text:style-name="T552">Use </text:span><text:span text:style-name="T261">DC</text:span><text:span text:style-name="T552"> directives </text:span><text:span text:style-name="T552">to build an invalid PSW for testing purposes.</text:span></text:p>
      <text:h text:style-name="Heading_20_3" text:outline-level="3"><text:bookmark-start text:name="__RefHeading__12380_16643534"/><text:span text:style-name="T682">PSW380, </text:span>PSW<text:span text:style-name="T547">XA, PSWE370, PSWE390</text:span><text:bookmark-end text:name="__RefHeading__12380_16643534"/></text:h>
      <text:p text:style-name="P168"/>
      <text:p text:style-name="P657"><text:span text:style-name="T520">[label] <text:s/>PSW</text:span><text:span text:style-name="T682">380</text:span><text:span text:style-name="T520"> <text:s/></text:span><text:span text:style-name="T522">&lt;sys&gt;,&lt;key&gt;,&lt;mwp&gt;,&lt;prog&gt;,&lt;addr&gt;</text:span><text:span text:style-name="T665">[</text:span><text:span text:style-name="T522">,</text:span><text:span text:style-name="T547">&lt;amode&gt;</text:span><text:span text:style-name="T665">]</text:span></text:p>
      <text:p text:style-name="P655"><text:span text:style-name="T520">[label] <text:s/>PSW</text:span><text:span text:style-name="T554">XA</text:span><text:span text:style-name="T520"> <text:s text:c="2"/></text:span><text:span text:style-name="T522">&lt;sys&gt;,&lt;key&gt;,&lt;mwp&gt;,&lt;prog&gt;,&lt;addr&gt;</text:span><text:span text:style-name="T665">[</text:span><text:span text:style-name="T522">,</text:span><text:span text:style-name="T547">&lt;amode&gt;</text:span><text:span text:style-name="T665">]</text:span></text:p>
      <text:p text:style-name="P656"><text:soft-page-break/><text:span text:style-name="T520">[label] <text:s/>PSW</text:span><text:span text:style-name="T554">E370</text:span><text:span text:style-name="T520"> </text:span><text:span text:style-name="T522">&lt;sys&gt;,&lt;key&gt;,&lt;mwp&gt;,&lt;prog&gt;,&lt;addr&gt;</text:span><text:span text:style-name="T665">[</text:span><text:span text:style-name="T522">,</text:span><text:span text:style-name="T547">&lt;amode&gt;</text:span><text:span text:style-name="T665">]</text:span></text:p>
      <text:p text:style-name="P656"><text:span text:style-name="T520">[label] <text:s/>PSW</text:span><text:span text:style-name="T554">E390</text:span><text:span text:style-name="T520"> </text:span><text:span text:style-name="T522">&lt;sys&gt;,&lt;key&gt;,&lt;mwp&gt;,&lt;prog&gt;,&lt;addr&gt;</text:span><text:span text:style-name="T665">[</text:span><text:span text:style-name="T522">,</text:span><text:span text:style-name="T547">&lt;amode&gt;</text:span><text:span text:style-name="T665">]</text:span></text:p>
      <text:p text:style-name="P893"/>
      <text:p text:style-name="P702"><text:span text:style-name="T520">The </text:span><text:span text:style-name="T323">PSW380</text:span><text:span text:style-name="T683">, </text:span><text:span text:style-name="T255">PSW</text:span><text:span text:style-name="T258">XA, PSW</text:span><text:span text:style-name="T259">E</text:span><text:span text:style-name="T258">370 and PSWE390</text:span><text:span text:style-name="T520"> directive</text:span><text:span text:style-name="T548">s</text:span><text:span text:style-name="T520"> define a </text:span><text:span text:style-name="T523">64</text:span><text:span text:style-name="T520">-bit </text:span><text:span text:style-name="T548">bimodal address mode </text:span><text:span text:style-name="T520">Program Status Word used </text:span><text:span text:style-name="T683">i</text:span><text:span text:style-name="T520">n </text:span><text:span text:style-name="T683">Hercules </text:span><text:span text:style-name="T693">specific </text:span><text:span text:style-name="T683">S/380,</text:span><text:span text:style-name="T523"> </text:span><text:span text:style-name="T533">370-XA, </text:span><text:span text:style-name="T550">ESA/370 and ESA/390 </text:span><text:span text:style-name="T551">modes, respectively.</text:span><text:span text:style-name="T529"> <text:s/></text:span><text:span text:style-name="T551">z/Architecture </text:span><text:span text:style-name="T646">®</text:span><text:span text:style-name="T551"> models also support </text:span><text:span text:style-name="T260">PSWE390</text:span><text:span text:style-name="T551"> PSW's. <text:s/></text:span><text:span text:style-name="T520">The PSW is </text:span><text:span text:style-name="T523">double word </text:span><text:span text:style-name="T520">aligned. <text:s/>The label is optional. <text:s/></text:span><text:span text:style-name="T666">Five</text:span><text:span text:style-name="T520"> operands are required </text:span><text:span text:style-name="T666">and the last operand, </text:span><text:span text:style-name="T312">amode</text:span><text:span text:style-name="T666">, is optional</text:span><text:span text:style-name="T520">. <text:s/>Each operand is an expression. <text:s/>The following table describes the </text:span><text:span text:style-name="T520">operands.</text:span></text:p>
      <text:p text:style-name="P707"/>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85">Operand</text:p>
            </table:table-cell>
            <table:table-cell table:style-name="Table9.A1" office:value-type="string">
              <text:p text:style-name="P585">Identification</text:p>
            </table:table-cell>
            <table:table-cell table:style-name="Table9.A1" office:value-type="string">
              <text:p text:style-name="P585">PSW Bits</text:p>
            </table:table-cell>
            <table:table-cell table:style-name="Table9.D1" office:value-type="string">
              <text:p text:style-name="P585">Description</text:p>
            </table:table-cell>
          </table:table-row>
        </table:table-header-rows>
        <table:table-row>
          <table:table-cell table:style-name="Table9.A2" office:value-type="string">
            <text:p text:style-name="P247">1</text:p>
          </table:table-cell>
          <table:table-cell table:style-name="Table9.A2" office:value-type="string">
            <text:p text:style-name="P362">&lt;sys&gt;</text:p>
          </table:table-cell>
          <table:table-cell table:style-name="Table9.A2" office:value-type="string">
            <text:p text:style-name="P233"><text:span text:style-name="T524">0 - </text:span><text:span text:style-name="T520">7</text:span></text:p>
          </table:table-cell>
          <table:table-cell table:style-name="Table9.D2" office:value-type="string">
            <text:p text:style-name="P267">Interrupt masks</text:p>
          </table:table-cell>
        </table:table-row>
        <table:table-row>
          <table:table-cell table:style-name="Table9.A2" office:value-type="string">
            <text:p text:style-name="P273">2</text:p>
          </table:table-cell>
          <table:table-cell table:style-name="Table9.A2" office:value-type="string">
            <text:p text:style-name="P372">&lt;key&gt;</text:p>
          </table:table-cell>
          <table:table-cell table:style-name="Table9.A2" office:value-type="string">
            <text:p text:style-name="P262">8 - 11</text:p>
          </table:table-cell>
          <table:table-cell table:style-name="Table9.D2" office:value-type="string">
            <text:p text:style-name="P242"><text:span text:style-name="T524">Storage </text:span><text:span text:style-name="T525">protection</text:span><text:span text:style-name="T524"> key</text:span></text:p>
          </table:table-cell>
        </table:table-row>
        <table:table-row>
          <table:table-cell table:style-name="Table9.A2" office:value-type="string">
            <text:p text:style-name="P273">3</text:p>
          </table:table-cell>
          <table:table-cell table:style-name="Table9.A2" office:value-type="string">
            <text:p text:style-name="P372">&lt;mwp&gt;</text:p>
          </table:table-cell>
          <table:table-cell table:style-name="Table9.A2" office:value-type="string">
            <text:p text:style-name="P233"><text:span text:style-name="T529">13</text:span><text:span text:style-name="T524"> -15</text:span></text:p>
          </table:table-cell>
          <table:table-cell table:style-name="Table9.D2" office:value-type="string">
            <text:p text:style-name="P278">Note 1.</text:p>
          </table:table-cell>
        </table:table-row>
        <table:table-row>
          <table:table-cell table:style-name="Table9.A2" office:value-type="string">
            <text:p text:style-name="P273">4</text:p>
          </table:table-cell>
          <table:table-cell table:style-name="Table9.A2" office:value-type="string">
            <text:p text:style-name="P362">&lt;prog&gt;</text:p>
          </table:table-cell>
          <table:table-cell table:style-name="Table9.A2" office:value-type="string">
            <text:p text:style-name="P233"><text:span text:style-name="T537">16</text:span><text:span text:style-name="T524"> -</text:span><text:span text:style-name="T537">23</text:span></text:p>
          </table:table-cell>
          <table:table-cell table:style-name="Table9.D2" office:value-type="string">
            <text:p text:style-name="P242"><text:span text:style-name="T530">Address space, c</text:span><text:span text:style-name="T520">ondition </text:span><text:span text:style-name="T530">c</text:span><text:span text:style-name="T520">ode </text:span><text:span text:style-name="T526">and program mask</text:span></text:p>
          </table:table-cell>
        </table:table-row>
        <table:table-row>
          <table:table-cell table:style-name="Table9.A2" office:value-type="string">
            <text:p text:style-name="P339">5</text:p>
          </table:table-cell>
          <table:table-cell table:style-name="Table9.A2" office:value-type="string">
            <text:p text:style-name="P362">&lt;addr&gt;</text:p>
          </table:table-cell>
          <table:table-cell table:style-name="Table9.A2" office:value-type="string">
            <text:p text:style-name="P262">40 -63</text:p>
          </table:table-cell>
          <table:table-cell table:style-name="Table9.D2" office:value-type="string">
            <text:p text:style-name="P253">Instruction address</text:p>
          </table:table-cell>
        </table:table-row>
        <table:table-row>
          <table:table-cell table:style-name="Table9.A2" office:value-type="string">
            <text:p text:style-name="P339">6</text:p>
          </table:table-cell>
          <table:table-cell table:style-name="Table9.A2" office:value-type="string">
            <text:p text:style-name="P446"><text:span text:style-name="T670">[</text:span>amode<text:span text:style-name="T670">]</text:span></text:p>
          </table:table-cell>
          <table:table-cell table:style-name="Table9.A2" office:value-type="string">
            <text:p text:style-name="P327">32</text:p>
          </table:table-cell>
          <table:table-cell table:style-name="Table9.D2" office:value-type="string">
            <text:p text:style-name="P328">Note 2.</text:p>
          </table:table-cell>
        </table:table-row>
      </table:table>
      <text:p text:style-name="P707"/>
      <text:p text:style-name="P726">Note 1: This operand sets the following PSW bits:</text:p>
      <text:list xml:id="list1918545953" text:continue-numbering="true" text:style-name="L17">
        <text:list-item>
          <text:p text:style-name="P950">bit 13 – Machine-check interrupt mask</text:p>
        </text:list-item>
        <text:list-item>
          <text:p text:style-name="P950">bit 14 – Wait state</text:p>
        </text:list-item>
        <text:list-item>
          <text:p text:style-name="P950">bit 15 – Program state </text:p>
        </text:list-item>
      </text:list>
      <text:p text:style-name="P51">Note 2: This operand defines the address mode. <text:s/>As with the other operands it is an expression. <text:s/><text:span text:style-name="T659">If omitted, </text:span><text:span text:style-name="T309">amode</text:span><text:span text:style-name="T659"> defaults to 0, 24-bit address mode.</text:span><text:span text:style-name="T669"> <text:s/></text:span>The following values are accepted to specify the address mode:</text:p>
      <text:list xml:id="list599317589" text:continue-list="list683451818" text:style-name="L18">
        <text:list-item>
          <text:p text:style-name="P954">0 – 24-bit address mode</text:p>
        </text:list-item>
        <text:list-item>
          <text:p text:style-name="P954">1 – 31-bit address mode</text:p>
        </text:list-item>
        <text:list-item>
          <text:p text:style-name="P954">24 – 24-bit address mode</text:p>
        </text:list-item>
        <text:list-item>
          <text:p text:style-name="P954">31 – 31-bit address mode</text:p>
        </text:list-item>
      </text:list>
      <text:p text:style-name="P710"><text:span text:style-name="T549">All reserved bits are set to zero and any required bit settings are enforced. <text:s/></text:span><text:span text:style-name="T552">Use </text:span><text:span text:style-name="T261">DC</text:span><text:span text:style-name="T552"> directives to build an invalid PSW for testing purposes.</text:span></text:p>
      <text:h text:style-name="Heading_20_3" text:outline-level="3"><text:bookmark-start text:name="__RefHeading__12382_16643534"/><text:soft-page-break/>PSW<text:span text:style-name="T548">Z</text:span><text:bookmark-end text:name="__RefHeading__12382_16643534"/></text:h>
      <text:p text:style-name="P20"/>
      <text:p text:style-name="P626"><text:span text:style-name="T520">[label] <text:s/>PSW</text:span><text:span text:style-name="T548">Z</text:span><text:span text:style-name="T520"> <text:s/></text:span><text:span text:style-name="T522">&lt;sys&gt;,&lt;key&gt;,&lt;mwp&gt;,&lt;prog&gt;,&lt;addr&gt;</text:span><text:span text:style-name="T528">[,</text:span><text:span text:style-name="T539">&lt;amode&gt;</text:span><text:span text:style-name="T528">]</text:span></text:p>
      <text:p text:style-name="P894"/>
      <text:p text:style-name="P703"><text:span text:style-name="T520">The </text:span><text:span text:style-name="T255">PSW</text:span><text:span text:style-name="T258">Z</text:span><text:span text:style-name="T520"> directive defines a </text:span><text:span text:style-name="T535">128</text:span><text:span text:style-name="T520">-bit </text:span><text:span text:style-name="T535">z/Architecture </text:span><text:span text:style-name="T520">Program Status Word used on </text:span><text:span text:style-name="T523">all </text:span><text:span text:style-name="T535">z/Architecture</text:span><text:span text:style-name="T529"> </text:span><text:span text:style-name="T523">m</text:span><text:span text:style-name="T520">odel</text:span><text:span text:style-name="T523">s</text:span><text:span text:style-name="T520">. <text:s/>The PSW is </text:span><text:span text:style-name="T523">double word </text:span><text:span text:style-name="T520">aligned. <text:s/>The label is optional. <text:s/></text:span><text:span text:style-name="T548">Six</text:span><text:span text:style-name="T520"> operands are required. <text:s/>Each operand is an expression. <text:s/>The following table describes the operands.</text:span></text:p>
      <text:p text:style-name="P708"/>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86">Operand</text:p>
            </table:table-cell>
            <table:table-cell table:style-name="Table10.A1" office:value-type="string">
              <text:p text:style-name="P586">Identification</text:p>
            </table:table-cell>
            <table:table-cell table:style-name="Table10.A1" office:value-type="string">
              <text:p text:style-name="P586">PSW Bits</text:p>
            </table:table-cell>
            <table:table-cell table:style-name="Table10.D1" office:value-type="string">
              <text:p text:style-name="P586">Description</text:p>
            </table:table-cell>
          </table:table-row>
        </table:table-header-rows>
        <table:table-row>
          <table:table-cell table:style-name="Table10.A2" office:value-type="string">
            <text:p text:style-name="P248">1</text:p>
          </table:table-cell>
          <table:table-cell table:style-name="Table10.A2" office:value-type="string">
            <text:p text:style-name="P363">&lt;sys&gt;</text:p>
          </table:table-cell>
          <table:table-cell table:style-name="Table10.A2" office:value-type="string">
            <text:p text:style-name="P234"><text:span text:style-name="T524">0 - </text:span><text:span text:style-name="T520">7</text:span></text:p>
          </table:table-cell>
          <table:table-cell table:style-name="Table10.D2" office:value-type="string">
            <text:p text:style-name="P268">Interrupt masks</text:p>
          </table:table-cell>
        </table:table-row>
        <table:table-row>
          <table:table-cell table:style-name="Table10.A2" office:value-type="string">
            <text:p text:style-name="P274">2</text:p>
          </table:table-cell>
          <table:table-cell table:style-name="Table10.A2" office:value-type="string">
            <text:p text:style-name="P373">&lt;key&gt;</text:p>
          </table:table-cell>
          <table:table-cell table:style-name="Table10.A2" office:value-type="string">
            <text:p text:style-name="P263">8 - 11</text:p>
          </table:table-cell>
          <table:table-cell table:style-name="Table10.D2" office:value-type="string">
            <text:p text:style-name="P243"><text:span text:style-name="T524">Storage </text:span><text:span text:style-name="T525">protection</text:span><text:span text:style-name="T524"> key</text:span></text:p>
          </table:table-cell>
        </table:table-row>
        <table:table-row>
          <table:table-cell table:style-name="Table10.A2" office:value-type="string">
            <text:p text:style-name="P274">3</text:p>
          </table:table-cell>
          <table:table-cell table:style-name="Table10.A2" office:value-type="string">
            <text:p text:style-name="P373">&lt;mwp&gt;</text:p>
          </table:table-cell>
          <table:table-cell table:style-name="Table10.A2" office:value-type="string">
            <text:p text:style-name="P234"><text:span text:style-name="T529">13</text:span><text:span text:style-name="T524"> -15</text:span></text:p>
          </table:table-cell>
          <table:table-cell table:style-name="Table10.D2" office:value-type="string">
            <text:p text:style-name="P279">Note 1.</text:p>
          </table:table-cell>
        </table:table-row>
        <table:table-row>
          <table:table-cell table:style-name="Table10.A2" office:value-type="string">
            <text:p text:style-name="P274">4</text:p>
          </table:table-cell>
          <table:table-cell table:style-name="Table10.A2" office:value-type="string">
            <text:p text:style-name="P363">&lt;prog&gt;</text:p>
          </table:table-cell>
          <table:table-cell table:style-name="Table10.A2" office:value-type="string">
            <text:p text:style-name="P234"><text:span text:style-name="T538">16</text:span><text:span text:style-name="T524"> - </text:span><text:span text:style-name="T538">24</text:span></text:p>
          </table:table-cell>
          <table:table-cell table:style-name="Table10.D2" office:value-type="string">
            <text:p text:style-name="P243"><text:span text:style-name="T530">Address space, c</text:span><text:span text:style-name="T520">ondition </text:span><text:span text:style-name="T530">c</text:span><text:span text:style-name="T520">ode </text:span><text:span text:style-name="T526">and program mask</text:span></text:p>
          </table:table-cell>
        </table:table-row>
        <table:table-row>
          <table:table-cell table:style-name="Table10.A2" office:value-type="string">
            <text:p text:style-name="P340">5</text:p>
          </table:table-cell>
          <table:table-cell table:style-name="Table10.A2" office:value-type="string">
            <text:p text:style-name="P363">&lt;addr&gt;</text:p>
          </table:table-cell>
          <table:table-cell table:style-name="Table10.A2" office:value-type="string">
            <text:p text:style-name="P234"><text:span text:style-name="T535">64</text:span><text:span text:style-name="T524"> -</text:span><text:span text:style-name="T535">127</text:span></text:p>
          </table:table-cell>
          <table:table-cell table:style-name="Table10.D2" office:value-type="string">
            <text:p text:style-name="P254">Instruction address</text:p>
          </table:table-cell>
        </table:table-row>
        <table:table-row>
          <table:table-cell table:style-name="Table10.A2" office:value-type="string">
            <text:p text:style-name="P340">6</text:p>
          </table:table-cell>
          <table:table-cell table:style-name="Table10.A2" office:value-type="string">
            <text:p text:style-name="P447"><text:span text:style-name="T541">[</text:span><text:span text:style-name="T540">amode</text:span><text:span text:style-name="T541">]</text:span></text:p>
          </table:table-cell>
          <table:table-cell table:style-name="Table10.A2" office:value-type="string">
            <text:p text:style-name="P234"><text:span text:style-name="T534">31, </text:span><text:span text:style-name="T531">32</text:span></text:p>
          </table:table-cell>
          <table:table-cell table:style-name="Table10.D2" office:value-type="string">
            <text:p text:style-name="P329">Note 2.</text:p>
          </table:table-cell>
        </table:table-row>
      </table:table>
      <text:p text:style-name="P708"/>
      <text:p text:style-name="P727">Note 1: This operand sets the following PSW bits:</text:p>
      <text:list xml:id="list820071296" text:continue-list="list1918545953" text:style-name="L17">
        <text:list-item>
          <text:p text:style-name="P951">bit 13 – Machine-check interrupt mask</text:p>
        </text:list-item>
        <text:list-item>
          <text:p text:style-name="P951">bit 14 – Wait state</text:p>
        </text:list-item>
        <text:list-item>
          <text:p text:style-name="P951">bit 15 – Program state </text:p>
        </text:list-item>
      </text:list>
      <text:p text:style-name="P183"><text:span text:style-name="T13">Note 2: This operand defines the address mode. <text:s/>As with the other operands it is an expression. <text:s/></text:span><text:span text:style-name="T28">If omitted, </text:span><text:span text:style-name="T309">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461641500" text:continue-list="list599317589" text:style-name="L18">
        <text:list-item>
          <text:p text:style-name="P955">0 – 24-bit address mode</text:p>
        </text:list-item>
        <text:list-item>
          <text:p text:style-name="P955">1 – 31-bit address mode</text:p>
        </text:list-item>
        <text:list-item>
          <text:p text:style-name="P955">3 – 64-bit address mode</text:p>
        </text:list-item>
        <text:list-item>
          <text:p text:style-name="P955">24 – 24-bit address mode</text:p>
        </text:list-item>
        <text:list-item>
          <text:p text:style-name="P955">31 – 31-bit address mode</text:p>
        </text:list-item>
        <text:list-item>
          <text:p text:style-name="P955">64 – 64-bit address mode.</text:p>
        </text:list-item>
      </text:list>
      <text:p text:style-name="P710"><text:span text:style-name="T549">All reserved bits are set to zero and any required bit settings are enforced. <text:s/></text:span><text:span text:style-name="T552">Use </text:span><text:span text:style-name="T261">DC</text:span><text:span text:style-name="T552"> directives to build an invalid PSW for testing purposes.</text:span></text:p>
      <text:h text:style-name="P1081" text:outline-level="3"><text:bookmark-start text:name="__RefHeading__17304_1612040849"/><text:soft-page-break/><text:span text:style-name="T1039">PUSH</text:span><text:bookmark-end text:name="__RefHeading__17304_1612040849"/></text:h>
      <text:p text:style-name="P1002"><text:span text:style-name="T836">[label] </text:span><text:span text:style-name="T1036">P</text:span><text:span text:style-name="T1039">USH</text:span><text:span text:style-name="T1036"> option</text:span><text:span text:style-name="T1031">[,NOPRINT]</text:span></text:p>
      <text:p text:style-name="P1002"><text:span text:style-name="T1031"/></text:p>
      <text:p text:style-name="P1000"><text:span text:style-name="T1036">The </text:span><text:span text:style-name="T1033">P</text:span><text:span text:style-name="T1035">USH</text:span><text:span text:style-name="T1036"> directive </text:span><text:span text:style-name="T1039">saves</text:span><text:span text:style-name="T1036"> the </text:span><text:span text:style-name="T1039">current</text:span><text:span text:style-name="T1036"> setting of the </text:span><text:span text:style-name="T1038">specified </text:span><text:span text:style-name="T1036">option </text:span><text:span text:style-name="T1038">or options</text:span><text:span text:style-name="T1036">. <text:s/>Options are treated in a case insensitive manner. <text:s/></text:span><text:span text:style-name="T1039">Option settings are not altered by the process of saving its current setting. <text:s/></text:span><text:span text:style-name="T1038">Option settings are </text:span><text:span text:style-name="T1039">restored</text:span><text:span text:style-name="T1038"> by use of the </text:span><text:span text:style-name="T1035">POP</text:span><text:span text:style-name="T1038"> directive.</text:span></text:p>
      <text:p text:style-name="P1000"><text:span text:style-name="T1036">Supported options:</text:span></text:p>
      <text:list xml:id="list679653067" text:continue-list="list778316753" text:style-name="L34">
        <text:list-item>
          <text:p text:style-name="P993"><text:span text:style-name="T1033">PRINT</text:span><text:span text:style-name="T1036"> – Identifies the status of the PRINT options </text:span><text:span text:style-name="T1039">is to be saved</text:span><text:span text:style-name="T1036">.</text:span></text:p>
        </text:list-item>
        <text:list-item>
          <text:p text:style-name="P993"><text:span text:style-name="T1033">NOPRINT</text:span><text:span text:style-name="T1036"> – If supplied, causes the printing of the </text:span><text:span text:style-name="T1033">P</text:span><text:span text:style-name="T1035">USH</text:span><text:span text:style-name="T1036"> directive to be suppressed in the listing. <text:s/>Otherwise the current setting of the </text:span><text:span text:style-name="T1033">PRINT ON</text:span><text:span text:style-name="T1036"> or </text:span><text:span text:style-name="T1033">PRINT OFF</text:span><text:span text:style-name="T1036"> option applies to the statement. <text:s/>If provided, </text:span><text:span text:style-name="T1033">NOPRINT</text:span><text:span text:style-name="T1036"> must be the last supplied option.</text:span></text:p>
        </text:list-item>
      </text:list>
      <text:p text:style-name="P996"><text:span text:style-name="T1038">If a </text:span><text:span text:style-name="T1034">[label]</text:span><text:span text:style-name="T1038"> is supplied, it is ignored.</text:span></text:p>
      <text:p text:style-name="P996"><text:span text:style-name="T632">ASMA Limitation</text:span><text:span text:style-name="T1036">: Only the </text:span><text:span text:style-name="T1033">PRINT</text:span><text:span text:style-name="T1036"> option is supported for the </text:span><text:span text:style-name="T1033">P</text:span><text:span text:style-name="T1035">USH</text:span><text:span text:style-name="T1036"> directive.</text:span></text:p>
      <text:p text:style-name="P1003"><text:span text:style-name="T1039"/></text:p>
      <text:h text:style-name="Heading_20_3" text:outline-level="3"><text:bookmark-start text:name="__RefHeading__7996_1040490950"/>REGION<text:bookmark-end text:name="__RefHeading__7996_1040490950"/></text:h>
      <text:p text:style-name="P181"/>
      <text:p text:style-name="P647"><text:span text:style-name="T937">[</text:span>label<text:span text:style-name="T937">] </text:span>REGION [comments]</text:p>
      <text:p text:style-name="P897"/>
      <text:p text:style-name="P872"><text:span text:style-name="T586">The </text:span><text:span text:style-name="T290">REGION</text:span><text:span text:style-name="T586"> directive continues a previously initiated region. <text:s/>The </text:span><text:span text:style-name="T290">label</text:span><text:span text:style-name="T586"> identifies the region that is being continued. <text:s/>The control section active in the region at the time it was interrupted automatically becomes the active control section following activation of the region. <text:s/></text:span></text:p>
      <text:p text:style-name="P872"><text:span text:style-name="T937">If the </text:span><text:span text:style-name="T453">label</text:span><text:span text:style-name="T102"> is</text:span><text:span text:style-name="T937"> omitted, the previously created unnamed region becomes the active region.</text:span></text:p>
      <text:p text:style-name="P746"><text:span text:style-name="T586">Initiation of a new region requires use of the </text:span><text:span text:style-name="T290">START</text:span><text:span text:style-name="T586"> directive.</text:span></text:p>
      <text:p text:style-name="P758">If any operand information is provided it is treated as a comment.</text:p>
      <text:h text:style-name="P1065" text:outline-level="3"/>
      <text:h text:style-name="P1065" text:outline-level="3"><text:bookmark-start text:name="__RefHeading__13600_710623297"/>SPACE<text:bookmark-end text:name="__RefHeading__13600_710623297"/></text:h>
      <text:p text:style-name="P124"/>
      <text:p text:style-name="P685">[label] SPACE <text:s/>[expression]</text:p>
      <text:p text:style-name="P124"/>
      <text:p text:style-name="P123"><text:span text:style-name="T858">The <text:s/></text:span><text:span text:style-name="T419">SPACE</text:span><text:span text:style-name="T858"> directive inserts one or more spaces into the listing as specified by the </text:span><text:soft-page-break/><text:span text:style-name="T858">expression operand. <text:s/>The expression must consist of binary, decimal or hexadecimal self-</text:span><text:span text:style-name="T858">defining terms. <text:s/>If the expression operand is omitted, the directive defaults to one space. <text:s/></text:span><text:span text:style-name="T859">If the value of the expression exceeds the number of lines per page, an </text:span><text:span text:style-name="T420">EJECT</text:span><text:span text:style-name="T859"> directive is implied. <text:s/></text:span><text:span text:style-name="T858">If supplied, the optional label is ignored.</text:span></text:p>
      <text:h text:style-name="P1066" text:outline-level="3"><text:bookmark-start text:name="__RefHeading__15234_1617789454"/>START<text:bookmark-end text:name="__RefHeading__15234_1617789454"/></text:h>
      <text:p text:style-name="P213"/>
      <text:p text:style-name="P648"><text:span text:style-name="T935">[</text:span><text:span text:style-name="T928">label</text:span><text:span text:style-name="T935">]</text:span><text:span text:style-name="T928"> <text:s/>START <text:s/></text:span><text:span text:style-name="T935">[</text:span><text:span text:style-name="T928">expression</text:span><text:span text:style-name="T935">][</text:span><text:span text:style-name="T928">,</text:span><text:span text:style-name="T935">[</text:span><text:span text:style-name="T928">region</text:span><text:span text:style-name="T935">]]</text:span></text:p>
      <text:p text:style-name="P874"/>
      <text:p text:style-name="P761"><text:span text:style-name="T928">The </text:span><text:span text:style-name="T450">START</text:span><text:span text:style-name="T928"> directive initiates a new control section and optionally a new region. <text:s/></text:span><text:span text:style-name="T932">The results of the ASMA </text:span><text:span text:style-name="T455">START</text:span><text:span text:style-name="T932"> directive model the effects of the first </text:span><text:span text:style-name="T455">START</text:span><text:span text:style-name="T932"> directive of legacy programs </text:span><text:span text:style-name="T933">within the context of address regions within an ASMA program</text:span><text:span text:style-name="T932">. <text:s/></text:span><text:span text:style-name="T928">The optional </text:span><text:span text:style-name="T450">label</text:span><text:span text:style-name="T928"> field identifies the name of the new control section. <text:s/>If the </text:span><text:span text:style-name="T450">label</text:span><text:span text:style-name="T928"> field is omitted an unnamed </text:span><text:span text:style-name="T928">control section is created.</text:span></text:p>
      <text:p text:style-name="P759"><text:span text:style-name="T928">The operands to the </text:span><text:span text:style-name="T450">START</text:span><text:span text:style-name="T928"> directive define the optional new region being created into which the new control section is placed.</text:span><text:span text:style-name="T929"> The </text:span><text:span text:style-name="T451">expression</text:span><text:span text:style-name="T929"> operand defines the starting address of the region. <text:s/></text:span><text:span text:style-name="T928">The </text:span><text:span text:style-name="T450">region</text:span><text:span text:style-name="T928"> operand identifies the new region </text:span><text:span text:style-name="T929">name</text:span><text:span text:style-name="T928">. <text:s/></text:span><text:span text:style-name="T929">If the </text:span><text:span text:style-name="T451">region</text:span><text:span text:style-name="T929"> operand is </text:span><text:span text:style-name="T929">present but the </text:span><text:span text:style-name="T451">expression</text:span><text:span text:style-name="T929"> operand is omitted, the starting address of the new region is 0. <text:s/>If the </text:span><text:span text:style-name="T451">expression</text:span><text:span text:style-name="T929"> operand is present but the </text:span><text:span text:style-name="T451">region</text:span><text:span text:style-name="T929"> operand is omitted, a new unnamed region will be created. <text:s/></text:span></text:p>
      <text:p text:style-name="P759"><text:span text:style-name="T929">If both of the </text:span><text:span text:style-name="T451">expression</text:span><text:span text:style-name="T929"> and </text:span><text:span text:style-name="T451">region</text:span><text:span text:style-name="T929"> operands are omitted, the new control section is placed into the current active region. <text:s/>If no active region exists, an unnamed region is created starting at address 0.</text:span></text:p>
      <text:p text:style-name="P759"><text:span text:style-name="T930">An error condition exists when</text:span><text:span text:style-name="T929"> the </text:span><text:span text:style-name="T930">named or unnamed </text:span><text:span text:style-name="T929">region </text:span><text:span text:style-name="T930">or control section </text:span><text:span text:style-name="T929">that would be created already exists.</text:span></text:p>
      <text:p text:style-name="P762"><text:span text:style-name="T933">For a </text:span><text:span text:style-name="T456">START</text:span><text:span text:style-name="T933"> directive to which comments are applied but neither operand is used, a comma </text:span><text:span text:style-name="T933">is required in the operand field. <text:s/>Otherwise the the comments will be interpreted as the start of the </text:span><text:span text:style-name="T456">expression</text:span><text:span text:style-name="T933"> </text:span><text:span text:style-name="T938">operand</text:span><text:span text:style-name="T933">.</text:span></text:p>
      <text:p text:style-name="P760"><text:span text:style-name="T930">The following table summarize</text:span><text:span text:style-name="T931">s</text:span><text:span text:style-name="T930"> the possible cases and the actions </text:span><text:span text:style-name="T931">taken by the </text:span><text:span text:style-name="T457">START</text:span><text:span text:style-name="T931"> directive. <text:s/>The address defined by the </text:span><text:span text:style-name="T457">&lt;expression&gt;</text:span><text:span text:style-name="T931"> operand applies to the created region. <text:s/></text:span><text:span text:style-name="T931">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56">in</text:span><text:span text:style-name="T931">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99">&lt;label&gt;</text:p>
            </table:table-cell>
            <table:table-cell table:style-name="Table15.A1" office:value-type="string">
              <text:p text:style-name="P599">&lt;expression&gt;</text:p>
            </table:table-cell>
            <table:table-cell table:style-name="Table15.A1" office:value-type="string">
              <text:p text:style-name="P599">&lt;region&gt;</text:p>
            </table:table-cell>
            <table:table-cell table:style-name="Table15.D1" office:value-type="string">
              <text:p text:style-name="P599">Action</text:p>
            </table:table-cell>
          </table:table-row>
        </table:table-header-rows>
        <table:table-row>
          <table:table-cell table:style-name="Table15.A2" office:value-type="string">
            <text:p text:style-name="P350">omitted</text:p>
          </table:table-cell>
          <table:table-cell table:style-name="Table15.A2" office:value-type="string">
            <text:p text:style-name="P350">omitted</text:p>
          </table:table-cell>
          <table:table-cell table:style-name="Table15.A2" office:value-type="string">
            <text:p text:style-name="P350">omitted</text:p>
          </table:table-cell>
          <table:table-cell table:style-name="Table15.D2" office:value-type="string">
            <text:p text:style-name="P351">Unnamed control section created in the current active region. <text:s/>If no active region, the unnamed <text:soft-page-break/>region is created starting at address 0.</text:p>
          </table:table-cell>
        </table:table-row>
        <table:table-row>
          <table:table-cell table:style-name="Table15.A2" office:value-type="string">
            <text:p text:style-name="P350">omitted</text:p>
          </table:table-cell>
          <table:table-cell table:style-name="Table15.A2" office:value-type="string">
            <text:p text:style-name="P350">present</text:p>
          </table:table-cell>
          <table:table-cell table:style-name="Table15.A2" office:value-type="string">
            <text:p text:style-name="P350">omitted</text:p>
          </table:table-cell>
          <table:table-cell table:style-name="Table15.D2" office:value-type="string">
            <text:p text:style-name="P351">Unnamed control section created in a new unnamed region starting at the address of the expression</text:p>
          </table:table-cell>
        </table:table-row>
        <table:table-row>
          <table:table-cell table:style-name="Table15.A2" office:value-type="string">
            <text:p text:style-name="P350">omitted</text:p>
          </table:table-cell>
          <table:table-cell table:style-name="Table15.A2" office:value-type="string">
            <text:p text:style-name="P350">omitted</text:p>
          </table:table-cell>
          <table:table-cell table:style-name="Table15.A2" office:value-type="string">
            <text:p text:style-name="P350">present</text:p>
          </table:table-cell>
          <table:table-cell table:style-name="Table15.D2" office:value-type="string">
            <text:p text:style-name="P351">Unnamed control section created in a new named region starting at address 0.</text:p>
          </table:table-cell>
        </table:table-row>
        <table:table-row>
          <table:table-cell table:style-name="Table15.A2" office:value-type="string">
            <text:p text:style-name="P350">omitted</text:p>
          </table:table-cell>
          <table:table-cell table:style-name="Table15.A2" office:value-type="string">
            <text:p text:style-name="P350">present</text:p>
          </table:table-cell>
          <table:table-cell table:style-name="Table15.A2" office:value-type="string">
            <text:p text:style-name="P350">present</text:p>
          </table:table-cell>
          <table:table-cell table:style-name="Table15.D2" office:value-type="string">
            <text:p text:style-name="P351">Unnamed control section created in a new named region starting at the address of the expression</text:p>
          </table:table-cell>
        </table:table-row>
        <table:table-row>
          <table:table-cell table:style-name="Table15.A2" office:value-type="string">
            <text:p text:style-name="P350">present</text:p>
          </table:table-cell>
          <table:table-cell table:style-name="Table15.A2" office:value-type="string">
            <text:p text:style-name="P350">omitted</text:p>
          </table:table-cell>
          <table:table-cell table:style-name="Table15.A2" office:value-type="string">
            <text:p text:style-name="P350">omitted</text:p>
          </table:table-cell>
          <table:table-cell table:style-name="Table15.D2" office:value-type="string">
            <text:p text:style-name="P351">Named control section created in the current active region. <text:s/>If no active region, the unnamed region is created starting at address 0.</text:p>
          </table:table-cell>
        </table:table-row>
        <table:table-row>
          <table:table-cell table:style-name="Table15.A2" office:value-type="string">
            <text:p text:style-name="P350">present</text:p>
          </table:table-cell>
          <table:table-cell table:style-name="Table15.A2" office:value-type="string">
            <text:p text:style-name="P350">present</text:p>
          </table:table-cell>
          <table:table-cell table:style-name="Table15.A2" office:value-type="string">
            <text:p text:style-name="P350">omitted</text:p>
          </table:table-cell>
          <table:table-cell table:style-name="Table15.D2" office:value-type="string">
            <text:p text:style-name="P351">Named control section created in a new unnamed region starting at the address of the expression.</text:p>
          </table:table-cell>
        </table:table-row>
        <table:table-row>
          <table:table-cell table:style-name="Table15.A2" office:value-type="string">
            <text:p text:style-name="P350">present</text:p>
          </table:table-cell>
          <table:table-cell table:style-name="Table15.A2" office:value-type="string">
            <text:p text:style-name="P350">omitted</text:p>
          </table:table-cell>
          <table:table-cell table:style-name="Table15.A2" office:value-type="string">
            <text:p text:style-name="P350">present</text:p>
          </table:table-cell>
          <table:table-cell table:style-name="Table15.D2" office:value-type="string">
            <text:p text:style-name="P351">Named control section created in a new named region starting at address 0.</text:p>
          </table:table-cell>
        </table:table-row>
        <table:table-row>
          <table:table-cell table:style-name="Table15.A2" office:value-type="string">
            <text:p text:style-name="P350">present</text:p>
          </table:table-cell>
          <table:table-cell table:style-name="Table15.A2" office:value-type="string">
            <text:p text:style-name="P350">present</text:p>
          </table:table-cell>
          <table:table-cell table:style-name="Table15.A2" office:value-type="string">
            <text:p text:style-name="P350">present</text:p>
          </table:table-cell>
          <table:table-cell table:style-name="Table15.D2" office:value-type="string">
            <text:p text:style-name="P351">Named control section created in a new named region starting at the address of the expression.</text:p>
          </table:table-cell>
        </table:table-row>
      </table:table>
      <text:p text:style-name="P875"/>
      <text:p text:style-name="P759"><text:span text:style-name="T626">ASMA Specific Behavior</text:span><text:span text:style-name="T929">: ASMA supports multiple regions, each with its own independent location counter. <text:s/>Only the </text:span><text:span text:style-name="T451">START</text:span><text:span text:style-name="T929"> directive creates a new region. <text:s/>Multiple </text:span><text:span text:style-name="T451">START</text:span><text:span text:style-name="T929"> directives are allowed to support multiple regions. <text:s/></text:span><text:span text:style-name="T933">For programs written expressly for use of ASMA, it is recommend that all operands </text:span><text:span text:style-name="T939">and the label field</text:span><text:span text:style-name="T933"> be used to minimize interplay of named and unnamed regions and sections.</text:span></text:p>
      <text:p text:style-name="P763"><text:span text:style-name="T627">ASMA Specific Behavior</text:span><text:span text:style-name="T947">: <text:s/>The unnamed region </text:span><text:span text:style-name="T955">will be assigned a file name of </text:span><text:span text:style-name="T464">unnamed.bin</text:span><text:span text:style-name="T955"> when the </text:span><text:span text:style-name="T464">–-gldipl</text:span><text:span text:style-name="T955"> option is used</text:span><text:span text:style-name="T105">. <text:s/>All </text:span><text:span text:style-name="T955">other </text:span><text:span text:style-name="T105">regions </text:span><text:span text:style-name="T955">utilize their assigned </text:span><text:span text:style-name="T105">name when generating list directed IPL output.</text:span></text:p>
      <text:h text:style-name="Heading_20_3" text:outline-level="3"><text:bookmark-start text:name="__RefHeading__6671_363560842"/>TITLE<text:bookmark-end text:name="__RefHeading__6671_363560842"/></text:h>
      <text:p text:style-name="P732"/>
      <text:p text:style-name="P629"><text:span text:style-name="T564">[label] </text:span><text:span text:style-name="T555">TITLE</text:span> <text:s/><text:span text:style-name="T555">'New Listing Title'</text:span></text:p>
      <text:p text:style-name="P732"/>
      <text:p text:style-name="P712"><text:span text:style-name="T555">The </text:span><text:span text:style-name="T454">TITLE</text:span><text:span text:style-name="T555"> directive allows specification of a new title for the assembly listing. <text:s/></text:span><text:span text:style-name="T556">The title may contain upper or lower case </text:span><text:span text:style-name="T557">letters</text:span><text:span text:style-name="T556"> and any other character other than a single quote. <text:s/></text:span><text:span text:style-name="T976">Two adjacent single quotes or ampersands are required to represent a single quote or single ampersand, respectively, in the printed listing title.</text:span></text:p>
      <text:p text:style-name="P714"><text:span text:style-name="T564">If the optional </text:span><text:span text:style-name="T273">[label]</text:span><text:span text:style-name="T564"> i</text:span><text:span text:style-name="T977">s</text:span><text:span text:style-name="T564"> provided, </text:span><text:span text:style-name="T977">it is</text:span><text:span text:style-name="T564"> ignored.</text:span></text:p>
      <text:h text:style-name="Heading_20_3" text:outline-level="3"><text:bookmark-start text:name="__RefHeading__8136_1040490950"/><text:soft-page-break/>USING<text:bookmark-end text:name="__RefHeading__8136_1040490950"/></text:h>
      <text:p text:style-name="P732"/>
      <text:p text:style-name="P649">[label] USING &lt;address&gt;,&lt;reg&gt;[,&lt;reg&gt;]</text:p>
      <text:p text:style-name="P764"/>
      <text:p text:style-name="P733"><text:span text:style-name="T587">The </text:span><text:span text:style-name="T292">USING</text:span><text:span text:style-name="T587"> directive establishes one or more base registers for the resolution of storage accesses into a base and displacement within machine instructions. <text:s/></text:span><text:span text:style-name="T588">The </text:span><text:span text:style-name="T291">&lt;address&gt;</text:span><text:span text:style-name="T588"> and each supplied </text:span><text:span text:style-name="T291">&lt;reg&gt;</text:span><text:span text:style-name="T588"> operand are expressions. <text:s/>The </text:span><text:span text:style-name="T291">&lt;address&gt;</text:span><text:span text:style-name="T588"> expression must evaluate to an address or location within a dummy section. <text:s/>A </text:span><text:span text:style-name="T291">&lt;reg&gt;</text:span><text:span text:style-name="T588"> expression must evaluate to an integer between 0 and 15 inclusive.</text:span></text:p>
      <text:p text:style-name="P765">Each additional register is assigned a base value 4096 bytes from the previous assigned address.</text:p>
      <text:p text:style-name="P735"><text:span text:style-name="T589">A base register assignment in place for any of the </text:span><text:span text:style-name="T660">specified </text:span><text:span text:style-name="T589">registers replaces </text:span><text:span text:style-name="T660">a</text:span><text:span text:style-name="T589"> previous assignment without the need of a </text:span><text:span text:style-name="T293">DROP</text:span><text:span text:style-name="T589"> directive.</text:span></text:p>
      <text:p text:style-name="P736"><text:span text:style-name="T625">ASMA Specific Behavior</text:span><text:span text:style-name="T890">: Because </text:span><text:span text:style-name="T432">USING</text:span><text:span text:style-name="T890"> directive processing occurs during Pass 2 statement processing following the assignment of absolute address locations, a </text:span><text:span text:style-name="T432">USING</text:span><text:span text:style-name="T890"> directive associated with a control section will result in one or more registers being associate with the absolute address. <text:s/>Any address validly in range for the instruction's displacement </text:span><text:span text:style-name="T890">field is accepted regardless of control sections involved in the USING directive </text:span><text:span text:style-name="T891">address expression</text:span><text:span text:style-name="T890">, the instruction </text:span><text:span text:style-name="T891">itself</text:span><text:span text:style-name="T890"> or </text:span><text:span text:style-name="T891">an</text:span><text:span text:style-name="T890"> instruction's operand. <text:s/></text:span><text:span text:style-name="T891">Instruction operands targeting dummy section labels require the same dummy section to be associated with the </text:span><text:span text:style-name="T433">USING</text:span><text:span text:style-name="T891"> address expression</text:span><text:span text:style-name="T892"> as occurs in the instruction operand.</text:span></text:p>
      <text:h text:style-name="Heading_20_3" text:outline-level="3"><text:bookmark-start text:name="__RefHeading__8887_1871376393"/>XMODE<text:bookmark-end text:name="__RefHeading__8887_1871376393"/></text:h>
      <text:p text:style-name="P185"/>
      <text:p text:style-name="P658">[label] XMODE CCW,&lt;0|1|none&gt;</text:p>
      <text:p text:style-name="P658">[label] XMODE PSW,&lt;S|360|67|BC|EC|XA|E370|E390|Z|none&gt;</text:p>
      <text:p text:style-name="P773"/>
      <text:p text:style-name="P772"><text:span text:style-name="T681">The </text:span><text:span text:style-name="T322">XMODE</text:span><text:span text:style-name="T681"> directive sets the current CCW or PSW execution mode. <text:s/>In both cases the </text:span><text:span text:style-name="T681">execution mode determines the specific PSW format or CCW format created by the </text:span><text:span text:style-name="T322">PSW</text:span><text:span text:style-name="T681"> or </text:span><text:span text:style-name="T322">CCW</text:span><text:span text:style-name="T681"> directive, respectively. <text:s/>In either case, specifying </text:span><text:span text:style-name="T322">none</text:span><text:span text:style-name="T681"> removes the existing setting and causes the </text:span><text:span text:style-name="T322">PSW</text:span><text:span text:style-name="T681"> or </text:span><text:span text:style-name="T322">CCW</text:span><text:span text:style-name="T681"> directive to not be recognized by the assembler.</text:span></text:p>
      <text:p text:style-name="P772"><text:span text:style-name="T681">The first occurrence of the <text:s/></text:span><text:span text:style-name="T322">XMODE</text:span><text:span text:style-name="T681"> directive will override a command line value provided by either the </text:span><text:span text:style-name="T322">–-ccw</text:span><text:span text:style-name="T681"> or </text:span><text:span text:style-name="T322">–-psw</text:span><text:span text:style-name="T681"> option. <text:s/>If a command line option is not specified, the default is the expected CCW or PSW format defined for the CPU in the MSL database.</text:span></text:p>
      <text:p text:style-name="P772"><text:span text:style-name="T681">If the optional </text:span><text:span text:style-name="T322">[label]</text:span><text:span text:style-name="T681"> is supplied, it is ignored.</text:span></text:p>
      <text:h text:style-name="P1043" text:outline-level="2"><text:soft-page-break/></text:h>
      <text:h text:style-name="P1010" text:outline-level="1"><text:bookmark-start text:name="__RefHeading__10154_1568795058"/>Macro Language<text:bookmark-end text:name="__RefHeading__10154_1568795058"/></text:h>
      <text:p text:style-name="P73"><text:span text:style-name="T762">ASMA supports two separate </text:span><text:span text:style-name="T762">languages: </text:span></text:p>
      <text:list xml:id="list1386871109" text:style-name="L19">
        <text:list-item>
          <text:p text:style-name="P957"><text:span text:style-name="T762">the ASMA assembler language, </text:span><text:span text:style-name="T763">described previously</text:span><text:span text:style-name="T762">, </text:span><text:span text:style-name="T764">is primarily declarative in nature, </text:span><text:span text:style-name="T762">and </text:span></text:p>
        </text:list-item>
        <text:list-item>
          <text:p text:style-name="P957"><text:span text:style-name="T762">the </text:span><text:span text:style-name="T743">ASMA macro language, </text:span><text:span text:style-name="T764">described in this section, is primarily interpretive and results in the creation of declarative assemble</text:span><text:span text:style-name="T790">r</text:span><text:span text:style-name="T764"> language statements.</text:span></text:p>
        </text:list-item>
      </text:list>
      <text:p text:style-name="P73"><text:span text:style-name="T763">The ASMA </text:span><text:span text:style-name="T790">m</text:span><text:span text:style-name="T763">acro </text:span><text:span text:style-name="T790">l</text:span><text:span text:style-name="T763">anguage </text:span><text:span text:style-name="T743">processing provides a subset of some legacy implementations and a super set of others. <text:s/></text:span><text:span text:style-name="T753">It should not be expected that any legacy macro definition will work without some changes to accommodate the ASMA macro language.</text:span></text:p>
      <text:p text:style-name="P74"><text:span text:style-name="T754">The macro language recognizes two types of statements. <text:s/>Statements that occur in open code, outside of a macro definition, and statements that occur within a macro definition. <text:s/></text:span><text:span text:style-name="T790">Macro Language directives may only occur within a macro definition.</text:span></text:p>
      <text:p text:style-name="P75"><text:span text:style-name="T607">ASMA </text:span><text:span text:style-name="T617">Limitation</text:span><text:span text:style-name="T767">: The concept of macro libraries do</text:span><text:span text:style-name="T873">es</text:span><text:span text:style-name="T767"> not apply. <text:s/>All </text:span><text:span text:style-name="T769">user defined </text:span><text:span text:style-name="T767">macros must be </text:span><text:span text:style-name="T768">present in the </text:span><text:span text:style-name="T769">source statements </text:span><text:span text:style-name="T768">or included by means of the </text:span><text:span text:style-name="T372">COPY</text:span><text:span text:style-name="T768"> assembler directive. <text:s/>Use the </text:span><text:span text:style-name="T372">PRINT OFF</text:span><text:span text:style-name="T768"> </text:span><text:span text:style-name="T769">and</text:span><text:span text:style-name="T768"> </text:span><text:span text:style-name="T372">PRINT ON</text:span><text:span text:style-name="T768"> assembler directives to eliminate the </text:span><text:span text:style-name="T768">definitions from the listing </text:span><text:span text:style-name="T789">if desired</text:span><text:span text:style-name="T768">.</text:span></text:p>
      <text:p text:style-name="P72"><text:span text:style-name="T606">ASMA </text:span><text:span text:style-name="T617">Limitation</text:span><text:span text:style-name="T755">: <text:s/></text:span><text:span text:style-name="T763">Nested macro definitions are not supported. <text:s/>A m</text:span><text:span text:style-name="T754">acro definition occur</text:span><text:span text:style-name="T763">ring</text:span><text:span text:style-name="T754"> within a</text:span><text:span text:style-name="T763">nother</text:span><text:span text:style-name="T754"> macro definition </text:span><text:span text:style-name="T755">will result in </text:span><text:span text:style-name="T763">as many as </text:span><text:span text:style-name="T761">six</text:span><text:span text:style-name="T755"> forms of errors.</text:span></text:p>
      <text:list xml:id="list374268590" text:style-name="L20">
        <text:list-item>
          <text:p text:style-name="P958"><text:span text:style-name="T755">The inner macro definition's </text:span><text:span text:style-name="T365">MACRO</text:span><text:span text:style-name="T755"> statement will generate an error and will be ignored.</text:span></text:p>
        </text:list-item>
        <text:list-item>
          <text:p text:style-name="P960">The inner macro definition's prototype statement will be treated as a model statement within the outer definition.</text:p>
        </text:list-item>
        <text:list-item>
          <text:p text:style-name="P959"><text:span text:style-name="T760">The inner macro's body statements will be </text:span><text:span text:style-name="T761">erroneously </text:span><text:span text:style-name="T760">treated as additional body statements of the outer macro definition.</text:span></text:p>
        </text:list-item>
        <text:list-item>
          <text:p text:style-name="P958"><text:span text:style-name="T755">The </text:span><text:span text:style-name="T365">MEND</text:span><text:span text:style-name="T755"> associated with the inner macro definition will result in a premature end of the outer macro definition </text:span><text:span text:style-name="T756">being interpreted as the </text:span><text:span text:style-name="T366">MEND</text:span><text:span text:style-name="T756"> of the outer definition.</text:span></text:p>
        </text:list-item>
        <text:list-item>
          <text:p text:style-name="P961">The outer macro's body statements following the MEND associated with the inner macro definition will be treated as occurring in open code.</text:p>
        </text:list-item>
        <text:list-item>
          <text:p text:style-name="P958"><text:span text:style-name="T755">The </text:span><text:span text:style-name="T365">MEND</text:span><text:span text:style-name="T755"> associated with the outer macro definition, when finally encountered in open code, will generate an error.</text:span></text:p>
        </text:list-item>
      </text:list>
      <text:p text:style-name="P84">Do not use inner macro definitions!</text:p>
      <text:h text:style-name="P1044" text:outline-level="2"><text:bookmark-start text:name="__RefHeading__11052_1879445069"/>Macro Definition Mode<text:bookmark-end text:name="__RefHeading__11052_1879445069"/></text:h>
      <text:p text:style-name="P94"><text:span text:style-name="T776">Macro definition mode is entered when the assembler directive </text:span><text:span text:style-name="T376">MACRO</text:span><text:span text:style-name="T776"> is recognized during </text:span><text:soft-page-break/><text:span text:style-name="T776">open code assembly. <text:s/></text:span><text:span text:style-name="T61">A </text:span><text:span text:style-name="T62">user </text:span><text:span text:style-name="T61">macro is defined within the con</text:span><text:span text:style-name="T58">straints</text:span><text:span text:style-name="T61"> of </text:span><text:span text:style-name="T63">the</text:span><text:span text:style-name="T61"> </text:span><text:span text:style-name="T364">MACRO</text:span><text:span text:style-name="T61"> assembler directive and </text:span><text:span text:style-name="T63">a </text:span><text:span text:style-name="T58">follow</text:span><text:span text:style-name="T63">ing</text:span><text:span text:style-name="T58"> by </text:span><text:span text:style-name="T61">a </text:span><text:span text:style-name="T364">MEND</text:span><text:span text:style-name="T61"> </text:span><text:span text:style-name="T63">macro</text:span><text:span text:style-name="T61"> directive. <text:s/></text:span><text:span text:style-name="T62">Subsequent definitions of a macro with the same name supersede previous definitions.</text:span></text:p>
      <text:p text:style-name="P93">The first non-comment statement following the <text:span text:style-name="T252">MACRO</text:span> assembler directive must be the prototype statement.</text:p>
      <text:p text:style-name="P91">Following the prototype statement is the optional macro body. <text:s/>The macro body consists of</text:p>
      <text:list xml:id="list158785929" text:style-name="L21">
        <text:list-item>
          <text:p text:style-name="P962">macro directives, described below, and</text:p>
        </text:list-item>
        <text:list-item>
          <text:p text:style-name="P962">model statements.</text:p>
        </text:list-item>
      </text:list>
      <text:p text:style-name="P91">Macro directives are processed interpretively during the invocation of the macro. <text:s/>A macro is invoked when its name occurs in the operation field of an open code or macro model statement.</text:p>
      <text:p text:style-name="P94"><text:span text:style-name="T609">ASMA Specific Behavior</text:span><text:span text:style-name="T768">: Errors occurring in macro directives or a macro's prototype statement will cause the macro definition to be ignored. <text:s/>Attempts to invoke a failed macro definition will result in </text:span><text:span text:style-name="T873">an </text:span><text:span text:style-name="T768">unrecognized statement.</text:span></text:p>
      <text:h text:style-name="P1067" text:outline-level="3"><text:bookmark-start text:name="__RefHeading__11054_1879445069"/>Built-In Macros<text:bookmark-end text:name="__RefHeading__11054_1879445069"/></text:h>
      <text:p text:style-name="P91"><text:span text:style-name="T776">Macros provid</text:span><text:span text:style-name="T777">ed by ASMA without requiring user definition</text:span><text:span text:style-name="T788">s</text:span><text:span text:style-name="T777"> are called</text:span><text:span text:style-name="T776"> “built-in” macros. <text:s/>Built-</text:span><text:span text:style-name="T776">in macros follow the same </text:span><text:span text:style-name="T863">usage </text:span><text:span text:style-name="T776">rules as do other macro definitions. <text:s/></text:span><text:span text:style-name="T782">However, t</text:span><text:span text:style-name="T777">hey are </text:span><text:span text:style-name="T788">directly </text:span><text:span text:style-name="T777">implemented in Python </text:span><text:span text:style-name="T782">directly utilizing the internal representation of </text:span><text:span text:style-name="T788">any</text:span><text:span text:style-name="T782"> macro definition. <text:s/>Built-in macros may also extend the operations available beyond those </text:span><text:span text:style-name="T788">available to</text:span><text:span text:style-name="T782"> user defined macro</text:span><text:span text:style-name="T788">s</text:span><text:span text:style-name="T782">.</text:span></text:p>
      <text:p text:style-name="P92"><text:span text:style-name="T863">Presently only a single built-in macro is defined for the purposes of testing support for built-in macros, namely, the </text:span><text:span text:style-name="T423">TEST</text:span><text:span text:style-name="T863"> macro. <text:s/>It may be redefined by a user defined macro.</text:span></text:p>
      <text:h text:style-name="P1018" text:outline-level="2"><text:bookmark-start text:name="__RefHeading__22579_678793318"/>Macro Invocation<text:bookmark-end text:name="__RefHeading__22579_678793318"/></text:h>
      <text:p text:style-name="P795">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902"><text:span text:style-name="T34">ASMA Specific Behavior</text:span><text:span text:style-name="T65">: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1045" text:outline-level="2"><text:bookmark-start text:name="__RefHeading__10690_1626226712"/>Macro Symbols<text:bookmark-end text:name="__RefHeading__10690_1626226712"/></text:h>
      <text:p text:style-name="P80">Two types of symbols are unique to the macro language:</text:p>
      <text:list xml:id="list1429142862" text:style-name="L22">
        <text:list-item>
          <text:p text:style-name="P964"><text:soft-page-break/><text:span text:style-name="T754">the variable symbol – any normal label name preceded by an ampersand, '</text:span><text:span text:style-name="T364">&amp;</text:span><text:span text:style-name="T754">', and</text:span></text:p>
        </text:list-item>
        <text:list-item>
          <text:p text:style-name="P964"><text:span text:style-name="T754">the sequence symbol – any normal label name preceded by a period, '</text:span><text:span text:style-name="T364">.</text:span><text:span text:style-name="T754">'.</text:span></text:p>
        </text:list-item>
      </text:list>
      <text:p text:style-name="P76"><text:span text:style-name="T759">Sequence symbols may occur only in the name field of a macro definition's body. <text:s/>They are ignored in open code. <text:s/></text:span><text:span text:style-name="T760">The sequence symbol identifies where control is to be passed during the invocation of the macro. <text:s/>Sequence symbols are local to the macro.</text:span></text:p>
      <text:p text:style-name="P90">Variable symbols arise in three contexts:</text:p>
      <text:list xml:id="list181482042" text:style-name="L23">
        <text:list-item>
          <text:p text:style-name="P965">prototype parameters, either as positional or keyword defined parameters</text:p>
        </text:list-item>
        <text:list-item>
          <text:p text:style-name="P965">global variable symbols or</text:p>
        </text:list-item>
        <text:list-item>
          <text:p text:style-name="P966"><text:span text:style-name="T765">local variable symbols, </text:span><text:span text:style-name="T767">and</text:span></text:p>
        </text:list-item>
        <text:list-item>
          <text:p text:style-name="P963">system variable symbols.</text:p>
        </text:list-item>
      </text:list>
      <text:p text:style-name="P90">Within the context of an invoked macro, a single name space is used for all variable symbols. <text:s/>Symbol names occurring as parameters, globally declared or locally declared symbols may must be unique. <text:s/></text:p>
      <text:p text:style-name="P90">Parameter variable symbols are “read-only” and are assigned values when the macro is invoked. <text:s/>All parameter variable symbols contain characters as if they were declared as local character variable symbols.</text:p>
      <text:p text:style-name="P90">Global variable symbols are shared among macros. <text:s/>The first occurrence of the symbol's declaration creates it, after which it is shared between open code and invoked macros.</text:p>
      <text:p text:style-name="P90">Local variable symbols are declared within the invoking macro and are only usable within the invoked macro. <text:s/><text:span text:style-name="T845">Undeclared local variable symbols are not supported.</text:span></text:p>
      <text:p text:style-name="P82"><text:span text:style-name="T767">System variable symbols will have a local or global context and type depending upon the symbol. <text:s/>System variable symbols all start with '</text:span><text:span text:style-name="T371">&amp;SYS</text:span><text:span text:style-name="T767">'. <text:s/>User defined macros should not use these characters at the start of user defined variable symbols. <text:s/>Normal global and local symbol rules apply.</text:span></text:p>
      <text:p text:style-name="P81"><text:span text:style-name="T792">V</text:span>ariable symbols are of three types:</text:p>
      <text:list xml:id="list205530386" text:style-name="L24">
        <text:list-item>
          <text:p text:style-name="P967">arithmetic, assigned a signed numeric value, <text:span text:style-name="T765">see the </text:span><text:span text:style-name="T370">LCLA</text:span><text:span text:style-name="T765"> and </text:span><text:span text:style-name="T370">GBLA</text:span><text:span text:style-name="T765"> macro </text:span><text:span text:style-name="T792">directives</text:span><text:span text:style-name="T765">, or</text:span></text:p>
        </text:list-item>
        <text:list-item>
          <text:p text:style-name="P967">binary, assigned a value of either zero or one, <text:span text:style-name="T765">see the </text:span><text:span text:style-name="T370">LCLB</text:span><text:span text:style-name="T765"> and </text:span><text:span text:style-name="T370">GBLB</text:span><text:span text:style-name="T765"> macro </text:span><text:span text:style-name="T792">directive</text:span><text:span text:style-name="T765">s, </text:span>or</text:p>
        </text:list-item>
        <text:list-item>
          <text:p text:style-name="P967">character, assigned a string value, <text:span text:style-name="T765">see the </text:span><text:span text:style-name="T370">LCLC</text:span><text:span text:style-name="T765"> and </text:span><text:span text:style-name="T370">GBLC</text:span><text:span text:style-name="T765"> macro </text:span><text:span text:style-name="T792">directives</text:span><text:span text:style-name="T765">.</text:span></text:p>
        </text:list-item>
      </text:list>
      <text:p text:style-name="P83">In the following discussion, <text:span text:style-name="T792">descriptions</text:span> will use:</text:p>
      <text:list xml:id="list872639048" text:style-name="L25">
        <text:list-item>
          <text:p text:style-name="P968"><text:span text:style-name="T367">label</text:span><text:span text:style-name="T757"> – for normal assembler location symbols,</text:span></text:p>
        </text:list-item>
        <text:list-item>
          <text:p text:style-name="P968"><text:span text:style-name="T367">var</text:span><text:span text:style-name="T757"> – for a variable symbol and</text:span></text:p>
        </text:list-item>
        <text:list-item>
          <text:p text:style-name="P968"><text:span text:style-name="T367">seq</text:span><text:span text:style-name="T757"> – for sequence symbols.</text:span></text:p>
        </text:list-item>
      </text:list>
      <text:h text:style-name="P1068" text:outline-level="3"><text:bookmark-start text:name="__RefHeading__11167_1626226712"/><text:soft-page-break/>Subscrip<text:span text:style-name="T811">ts</text:span><text:bookmark-end text:name="__RefHeading__11167_1626226712"/></text:h>
      <text:p text:style-name="P192">Globally or locally defined variable symbols may be <text:span text:style-name="T812">defined with </text:span>subscript<text:span text:style-name="T812">s</text:span>. <text:s/>Subscript<text:span text:style-name="T812">s </text:span>require the use of a self defining value or an arithmetic variable symbol to <text:span text:style-name="T812">identify the subscript</text:span>. <text:s/>Variable symbol subscripts must be in the range of one to the number of subscript<text:span text:style-name="T812">s</text:span> defined <text:span text:style-name="T812">for the symbol.</text:span></text:p>
      <text:p text:style-name="P119"><text:span text:style-name="T608">ASMA Specific Behavior</text:span><text:span text:style-name="T775">: Subscript zero is equivalent to the unsubscripted variable. <text:s/>All variable symbols are in essence defined with subscripts. <text:s/>The default subscript is zero. <text:s/>For example, accessing symbol </text:span><text:span text:style-name="T374">&amp;sym</text:span><text:span text:style-name="T775"> is the same as accessing </text:span><text:span text:style-name="T374">&amp;sym(0)</text:span><text:span text:style-name="T775"> explicitly.</text:span></text:p>
      <text:h text:style-name="P1069" text:outline-level="3"><text:bookmark-start text:name="__RefHeading__13548_1999145204"/>Variable Symbol Attributes<text:bookmark-end text:name="__RefHeading__13548_1999145204"/></text:h>
      <text:p text:style-name="P120"><text:span text:style-name="T848">Two attributes are supported for </text:span><text:span text:style-name="T851">macro </text:span><text:span text:style-name="T848">symbolic variables:</text:span></text:p>
      <text:list xml:id="list1882569956" text:style-name="L26">
        <text:list-item>
          <text:p text:style-name="P969"><text:span text:style-name="T848">count (</text:span><text:span text:style-name="T416">K'</text:span><text:span text:style-name="T848">) – the count of characters used to represent the symbolic variable or referenced subscript.</text:span></text:p>
        </text:list-item>
        <text:list-item>
          <text:p text:style-name="P969"><text:span text:style-name="T848">number (</text:span><text:span text:style-name="T416">N'</text:span><text:span text:style-name="T848">) – the number of subscripts defined for the symbolic variable or zero if not defined with subscripts.</text:span></text:p>
        </text:list-item>
      </text:list>
      <text:p text:style-name="P121">Both attributes result in a arithmetic value that may be used anywhere a numeric value is valid.</text:p>
      <text:p text:style-name="P121">The count attribute always results in 0 for arithmetic or binary variable symbols regardless of the symbolic variable or subscripts actual value.</text:p>
      <text:p text:style-name="P161"><text:span text:style-name="T849">The number attribute is supported for all variable symbols regardless of their defined type. <text:s/></text:span><text:span text:style-name="T850"><text:s/>Subscripts are never allowed when referencing the number attribute.</text:span></text:p>
      <text:h text:style-name="P1070" text:outline-level="3"><text:bookmark-start text:name="__RefHeading__16220_1627799030"/>System Variable Symbols<text:bookmark-end text:name="__RefHeading__16220_1627799030"/></text:h>
      <text:p text:style-name="P222"><text:span text:style-name="T1004">System variable symbols are read-only global </text:span><text:span text:style-name="T1011">or local </text:span><text:span text:style-name="T1004">symbols made available to a macro as if the corresponding </text:span><text:span text:style-name="T1007">global or local</text:span><text:span text:style-name="T1004"> declaration </text:span><text:span text:style-name="T1007">had been</text:span><text:span text:style-name="T1004"> made by the macro. <text:s/>The values established at the time a macro is invoked remain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06">Symbol</text:p>
            </table:table-cell>
            <table:table-cell table:style-name="Table16.A1" office:value-type="string">
              <text:p text:style-name="P606">Type</text:p>
            </table:table-cell>
            <table:table-cell table:style-name="Table16.C1" office:value-type="string">
              <text:p text:style-name="P606">Description</text:p>
            </table:table-cell>
          </table:table-row>
        </table:table-header-rows>
        <table:table-row>
          <table:table-cell table:style-name="Table16.A2" office:value-type="string">
            <text:p text:style-name="P456">&amp;SYSASM</text:p>
          </table:table-cell>
          <table:table-cell table:style-name="Table16.A2" office:value-type="string">
            <text:p text:style-name="P457">GBLC</text:p>
          </table:table-cell>
          <table:table-cell table:style-name="Table16.C2" office:value-type="string">
            <text:p text:style-name="P581"><text:span text:style-name="T121">N</text:span><text:span text:style-name="T122">ame of the assembler: </text:span><text:span text:style-name="T487">'A SMALL MAINFRAME ASSEMBLER'</text:span></text:p>
          </table:table-cell>
        </table:table-row>
        <table:table-row>
          <table:table-cell table:style-name="Table16.A2" office:value-type="string">
            <text:p text:style-name="P456">&amp;SYSCCW</text:p>
          </table:table-cell>
          <table:table-cell table:style-name="Table16.A2" office:value-type="string">
            <text:p text:style-name="P448"><text:span text:style-name="T1006">L</text:span><text:span text:style-name="T1004">BLC</text:span></text:p>
          </table:table-cell>
          <table:table-cell table:style-name="Table16.C2" office:value-type="string">
            <text:p text:style-name="P354"><text:span text:style-name="T493">'CCWn'</text:span><text:span text:style-name="T1018"> directive used by the CCW directive</text:span><text:span text:style-name="T1008">, or </text:span><text:span text:style-name="T489">''</text:span><text:span text:style-name="T1008"> if not set</text:span></text:p>
          </table:table-cell>
        </table:table-row>
        <table:table-row>
          <table:table-cell table:style-name="Table16.A2" office:value-type="string">
            <text:p text:style-name="P456">&amp;SYSCLOCK</text:p>
          </table:table-cell>
          <table:table-cell table:style-name="Table16.A2" office:value-type="string">
            <text:p text:style-name="P448"><text:span text:style-name="T1006">L</text:span><text:span text:style-name="T1004">BLC</text:span></text:p>
          </table:table-cell>
          <table:table-cell table:style-name="Table16.C2" office:value-type="string">
            <text:p text:style-name="P354"><text:span text:style-name="T1009">A</text:span><text:span text:style-name="T1008">ssembly UTC time in </text:span><text:span text:style-name="T489">'</text:span><text:span text:style-name="T486">YYYY-MM-DD HH:MM:SS.mmmmmm</text:span><text:span text:style-name="T489">'</text:span><text:span text:style-name="T1008"> format</text:span></text:p>
          </table:table-cell>
        </table:table-row>
        <table:table-row>
          <table:table-cell table:style-name="Table16.A2" office:value-type="string">
            <text:p text:style-name="P456">&amp;SYSDATC</text:p>
          </table:table-cell>
          <table:table-cell table:style-name="Table16.A2" office:value-type="string">
            <text:p text:style-name="P457">GBLC</text:p>
          </table:table-cell>
          <table:table-cell table:style-name="Table16.C2" office:value-type="string">
            <text:p text:style-name="P355"><text:span text:style-name="T1009">A</text:span><text:span text:style-name="T1005">ssembly </text:span><text:span text:style-name="T1008">local </text:span><text:span text:style-name="T1005">date in </text:span><text:span text:style-name="T489">'</text:span><text:span text:style-name="T485">YYYYMMDD</text:span><text:span text:style-name="T489">'</text:span><text:span text:style-name="T1005"> format.</text:span></text:p>
          </table:table-cell>
        </table:table-row>
        <table:table-row>
          <table:table-cell table:style-name="Table16.A2" office:value-type="string">
            <text:p text:style-name="P456">&amp;SYSDATE</text:p>
          </table:table-cell>
          <table:table-cell table:style-name="Table16.A2" office:value-type="string">
            <text:p text:style-name="P457">GBLC</text:p>
          </table:table-cell>
          <table:table-cell table:style-name="Table16.C2" office:value-type="string">
            <text:p text:style-name="P355"><text:span text:style-name="T1009">A</text:span><text:span text:style-name="T1005">ssembly </text:span><text:span text:style-name="T1008">local </text:span><text:span text:style-name="T1005">date in </text:span><text:span text:style-name="T489">'</text:span><text:span text:style-name="T485">MM/DD/YY</text:span><text:span text:style-name="T489">'</text:span><text:span text:style-name="T1005"> format</text:span></text:p>
          </table:table-cell>
        </table:table-row>
        <table:table-row>
          <table:table-cell table:style-name="Table16.A2" office:value-type="string">
            <text:p text:style-name="P459">&amp;SYSECT</text:p>
          </table:table-cell>
          <table:table-cell table:style-name="Table16.A2" office:value-type="string">
            <text:p text:style-name="P458"><text:span text:style-name="T1022">LCL</text:span><text:span text:style-name="T1021">C</text:span></text:p>
          </table:table-cell>
          <table:table-cell table:style-name="Table16.C2" office:value-type="string">
            <text:p text:style-name="P358">Name of the current active CSECT</text:p>
          </table:table-cell>
        </table:table-row>
        <table:table-row>
          <table:table-cell table:style-name="Table16.A2" office:value-type="string">
            <text:p text:style-name="P456">&amp;SYSMAC</text:p>
          </table:table-cell>
          <table:table-cell table:style-name="Table16.A2" office:value-type="string">
            <text:p text:style-name="P448"><text:span text:style-name="T1006">L</text:span><text:span text:style-name="T1004">BLC</text:span></text:p>
          </table:table-cell>
          <table:table-cell table:style-name="Table16.C2" office:value-type="string">
            <text:p text:style-name="P356"><text:span text:style-name="T1014">M</text:span><text:span text:style-name="T1009">acro name</text:span></text:p>
          </table:table-cell>
        </table:table-row>
        <text:soft-page-break/>
        <table:table-row>
          <table:table-cell table:style-name="Table16.A2" office:value-type="string">
            <text:p text:style-name="P456">&amp;SYSNDX</text:p>
          </table:table-cell>
          <table:table-cell table:style-name="Table16.A2" office:value-type="string">
            <text:p text:style-name="P448"><text:span text:style-name="T1006">L</text:span><text:span text:style-name="T1004">BLC</text:span></text:p>
          </table:table-cell>
          <table:table-cell table:style-name="Table16.C2" office:value-type="string">
            <text:p text:style-name="P356"><text:span text:style-name="T1014">M</text:span><text:span text:style-name="T1009">acro index number</text:span></text:p>
          </table:table-cell>
        </table:table-row>
        <table:table-row>
          <table:table-cell table:style-name="Table16.A2" office:value-type="string">
            <text:p text:style-name="P456">&amp;SYSNEST</text:p>
          </table:table-cell>
          <table:table-cell table:style-name="Table16.A2" office:value-type="string">
            <text:p text:style-name="P448"><text:span text:style-name="T1006">L</text:span><text:span text:style-name="T1004">BLA</text:span></text:p>
          </table:table-cell>
          <table:table-cell table:style-name="Table16.C2" office:value-type="string">
            <text:p text:style-name="P357"><text:span text:style-name="T1014">M</text:span><text:span text:style-name="T1010">acro nesting level</text:span></text:p>
          </table:table-cell>
        </table:table-row>
        <table:table-row>
          <table:table-cell table:style-name="Table16.A2" office:value-type="string">
            <text:p text:style-name="P456">&amp;SYSPSW</text:p>
          </table:table-cell>
          <table:table-cell table:style-name="Table16.A2" office:value-type="string">
            <text:p text:style-name="P448"><text:span text:style-name="T1006">L</text:span><text:span text:style-name="T1004">BLC</text:span></text:p>
          </table:table-cell>
          <table:table-cell table:style-name="Table16.C2" office:value-type="string">
            <text:p text:style-name="P357"><text:span text:style-name="T488">'PSWxxx'</text:span><text:span text:style-name="T1013"> </text:span><text:span text:style-name="T1018">used by the PSW directive</text:span><text:span text:style-name="T1013">,</text:span><text:span text:style-name="T1010"> or </text:span><text:span text:style-name="T489">''</text:span><text:span text:style-name="T1010"> if not set</text:span></text:p>
          </table:table-cell>
        </table:table-row>
        <table:table-row>
          <table:table-cell table:style-name="Table16.A2" office:value-type="string">
            <text:p text:style-name="P456">&amp;SYSTIME</text:p>
          </table:table-cell>
          <table:table-cell table:style-name="Table16.A2" office:value-type="string">
            <text:p text:style-name="P457">GBLC</text:p>
          </table:table-cell>
          <table:table-cell table:style-name="Table16.C2" office:value-type="string">
            <text:p text:style-name="P355"><text:span text:style-name="T1010">A</text:span><text:span text:style-name="T1005">ssembly </text:span><text:span text:style-name="T1008">local </text:span><text:span text:style-name="T1005">time in </text:span><text:span text:style-name="T489">'</text:span><text:span text:style-name="T485">HH.MM</text:span><text:span text:style-name="T489">'</text:span><text:span text:style-name="T1005"> format</text:span></text:p>
          </table:table-cell>
        </table:table-row>
        <table:table-row>
          <table:table-cell table:style-name="Table16.A2" office:value-type="string">
            <text:p text:style-name="P456">&amp;SYSVER</text:p>
          </table:table-cell>
          <table:table-cell table:style-name="Table16.A2" office:value-type="string">
            <text:p text:style-name="P457">GBLC</text:p>
          </table:table-cell>
          <table:table-cell table:style-name="Table16.C2" office:value-type="string">
            <text:p text:style-name="P355"><text:span text:style-name="T1012">ASMA</text:span><text:span text:style-name="T1005"> version in </text:span><text:span text:style-name="T489">'</text:span><text:span text:style-name="T490">V</text:span><text:span text:style-name="T485">.</text:span><text:span text:style-name="T490">R</text:span><text:span text:style-name="T485">.</text:span><text:span text:style-name="T490">M</text:span><text:span text:style-name="T489">'</text:span><text:span text:style-name="T1005"> format</text:span></text:p>
          </table:table-cell>
        </table:table-row>
      </table:table>
      <text:p text:style-name="P223"/>
      <text:h text:style-name="Heading_20_2" text:outline-level="2"><text:bookmark-start text:name="__RefHeading__10554_1698835050"/>Prototype Statement<text:bookmark-end text:name="__RefHeading__10554_1698835050"/></text:h>
      <text:p text:style-name="P664"/>
      <text:p text:style-name="P663"><text:span text:style-name="T757">[var] <text:s/></text:span><text:span text:style-name="T763">&lt;</text:span><text:span text:style-name="T757">macname</text:span><text:span text:style-name="T763">&gt;</text:span><text:span text:style-name="T757"> [</text:span><text:span text:style-name="T766">&lt;var&gt;[</text:span><text:span text:style-name="T757">=</text:span><text:span text:style-name="T766">&lt;</text:span><text:span text:style-name="T757">default</text:span><text:span text:style-name="T766">&gt;</text:span><text:span text:style-name="T757">]</text:span><text:span text:style-name="T766">]</text:span><text:span text:style-name="T757">[,</text:span><text:span text:style-name="T766">&lt;var&gt;[</text:span><text:span text:style-name="T757">=</text:span><text:span text:style-name="T766">&lt;</text:span><text:span text:style-name="T757">default</text:span><text:span text:style-name="T766">&gt;</text:span><text:span text:style-name="T757">]</text:span><text:span text:style-name="T766">]</text:span><text:span text:style-name="T757">...</text:span></text:p>
      <text:p text:style-name="P904"/>
      <text:p text:style-name="P85">Macro Definition Mode</text:p>
      <text:p text:style-name="P191"><text:span text:style-name="T754">The first statement in a macro definition following the </text:span><text:span text:style-name="T364">MACRO</text:span><text:span text:style-name="T754"> assembler directive is the prototype statement.</text:span></text:p>
      <text:p text:style-name="P787">The name field may contain an optional variable symbol.</text:p>
      <text:p text:style-name="P787">The operation field contains the name of the macro. <text:s/>It follows the same rules as those of normal symbols. <text:s/><text:span text:style-name="T781">It is the name by which the assembler recognizes the macro when invoked during open code assembly.</text:span></text:p>
      <text:p text:style-name="P791"><text:span text:style-name="T757">The operand field contains a list of comma separated parameters. <text:s/></text:span><text:span text:style-name="T781">A p</text:span><text:span text:style-name="T757">ositional parameter </text:span><text:span text:style-name="T781">is a single </text:span><text:span text:style-name="T757">variable symbol. <text:s/></text:span><text:span text:style-name="T781">A keyword parameter is a variable symbol, followed immediately by an '</text:span><text:span text:style-name="T379">=</text:span><text:span text:style-name="T781">' sign</text:span><text:span text:style-name="T757">, </text:span><text:span text:style-name="T781">followed immediately by a character sequence defining the keyword's default </text:span><text:span text:style-name="T781">value.</text:span></text:p>
      <text:p text:style-name="P796">Positional and keyword parameters may be mixed within the prototype statement.</text:p>
      <text:p text:style-name="P797">Macro Invocation</text:p>
      <text:p text:style-name="P788"><text:span text:style-name="T781">If provided, the variable symbol in the name field will be assigned the character string value of the </text:span><text:span text:style-name="T770">normal symbol occurring in the invoking statement's </text:span><text:span text:style-name="T781">name field.</text:span></text:p>
      <text:p text:style-name="P791"><text:span text:style-name="T757">When the macro is invoked the positional parameter is assigned the string supplied for the corresponding positional parameter </text:span><text:span text:style-name="T781">in the invoking open code statement</text:span><text:span text:style-name="T757">. <text:s/>When the </text:span><text:span text:style-name="T758">macro is </text:span><text:span text:style-name="T758">invoked </text:span><text:span text:style-name="T781">keyword parameters</text:span><text:span text:style-name="T758"> take on the corresponding value assigned to the symbol </text:span><text:span text:style-name="T781">by the invoking open code statement</text:span><text:span text:style-name="T758"> or its default </text:span><text:span text:style-name="T781">value</text:span><text:span text:style-name="T758"> as defined in the prototype. <text:s/>Positional and keyword parameters are identified by the absence or presence of a equal sign, '</text:span><text:span text:style-name="T368">=</text:span><text:span text:style-name="T758">', in the operand. <text:s/></text:span><text:span text:style-name="T781">Keyword p</text:span><text:span text:style-name="T758">arameters </text:span><text:span text:style-name="T781">when invoked do not </text:span><text:span text:style-name="T758">require the preceding ampersand </text:span><text:span text:style-name="T781">for the variable symbol whose value is being specified.</text:span></text:p>
      <text:p text:style-name="P796">Positional parameters are assigned values as they occur in the invoking statement. </text:p>
      <text:h text:style-name="P1046" text:outline-level="2"><text:bookmark-start text:name="__RefHeading__11169_1626226712"/><text:soft-page-break/>Model Statements<text:bookmark-end text:name="__RefHeading__11169_1626226712"/></text:h>
      <text:p text:style-name="P859"><text:span text:style-name="T771">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73">.</text:span><text:span text:style-name="T771">', may be used to separate a variable symbol's name from any following statement characters that may follow. <text:s/></text:span></text:p>
      <text:p text:style-name="P859"><text:span text:style-name="T855">If the variable symbol is defined with subscripts, a subscript must immediately follow the </text:span><text:span text:style-name="T855">variable symbol in the model statement. <text:s/>The subscript itself may refer to a defined SETA symbol.</text:span></text:p>
      <text:p text:style-name="P790">Undefined variable symbols occurring in the the model statement are not replaced. <text:s/>Depending upon where the undefined variable symbol occurs, the resultant statement may trigger other assembler errors. <text:s/><text:span text:style-name="T791">Variable symbols occurring in open code are not replaced.</text:span></text:p>
      <text:p text:style-name="P789"><text:span text:style-name="T772">The resulting statement after variable replacement has occurred is submitted to the assembler language for processing and it is this resultant statement that appears in the listing, not the statement before substitution has occurred.</text:span><text:span text:style-name="T773"> <text:s/>Reference to the originating source statement in a macro definition is required to observe the original variable symbols before replacement.</text:span></text:p>
      <text:h text:style-name="P1047" text:outline-level="2"><text:bookmark-start text:name="__RefHeading__12282_1723142039"/>Arithmetic Expressions<text:bookmark-end text:name="__RefHeading__12282_1723142039"/></text:h>
      <text:p text:style-name="P835">Arithmetic expressions support two types of operands:</text:p>
      <text:list xml:id="list1398035477" text:style-name="L27">
        <text:list-item>
          <text:p text:style-name="P970">self-defining terms, and</text:p>
        </text:list-item>
        <text:list-item>
          <text:p text:style-name="P972"><text:span text:style-name="T805">symbolic variable references </text:span><text:span text:style-name="T808">previously </text:span><text:span text:style-name="T806">defined by either a </text:span><text:span text:style-name="T400">GBLA</text:span><text:span text:style-name="T806"> or </text:span><text:span text:style-name="T400">LCLA</text:span><text:span text:style-name="T806"> directive, </text:span><text:span text:style-name="T805">with or without subscripts </text:span><text:span text:style-name="T808">as dictated by the symbol definition.</text:span></text:p>
        </text:list-item>
      </text:list>
      <text:p text:style-name="P108">Self defining terms are either a</text:p>
      <text:list xml:id="list851050271" text:style-name="L28">
        <text:list-item>
          <text:p text:style-name="P974"><text:span text:style-name="T805">unsigned decimal number, any combination of number characters, '</text:span><text:span text:style-name="T399">0</text:span><text:span text:style-name="T805">' through '</text:span><text:span text:style-name="T399">9</text:span><text:span text:style-name="T805">'; a</text:span></text:p>
        </text:list-item>
        <text:list-item>
          <text:p text:style-name="P974"><text:span text:style-name="T805">binary value of the form </text:span><text:span text:style-name="T399">B'bb...'</text:span><text:span text:style-name="T805">, where each '</text:span><text:span text:style-name="T399">b</text:span><text:span text:style-name="T805">' represents either a '</text:span><text:span text:style-name="T399">0</text:span><text:span text:style-name="T805">' or '</text:span><text:span text:style-name="T399">1</text:span><text:span text:style-name="T805">'; a</text:span></text:p>
        </text:list-item>
        <text:list-item>
          <text:p text:style-name="P974"><text:span text:style-name="T805">hexadecimal value of the form </text:span><text:span text:style-name="T399">X'hh...'</text:span><text:span text:style-name="T805">, where each '</text:span><text:span text:style-name="T399">h</text:span><text:span text:style-name="T805">' represent a number '</text:span><text:span text:style-name="T399">0</text:span><text:span text:style-name="T805">' through '</text:span><text:span text:style-name="T399">9</text:span><text:span text:style-name="T805">' or upper or lower case '</text:span><text:span text:style-name="T399">a</text:span><text:span text:style-name="T805">' through '</text:span><text:span text:style-name="T399">f</text:span><text:span text:style-name="T805">'; or a</text:span></text:p>
        </text:list-item>
        <text:list-item>
          <text:p text:style-name="P974"><text:span text:style-name="T805">character value of the form </text:span><text:span text:style-name="T399">C'e'</text:span><text:span text:style-name="T805"> or </text:span><text:span text:style-name="T399">C</text:span><text:span text:style-name="T410">A</text:span><text:span text:style-name="T399">'</text:span><text:span text:style-name="T410">a</text:span><text:span text:style-name="T399">'</text:span><text:span text:style-name="T805"> or </text:span><text:span text:style-name="T399">C</text:span><text:span text:style-name="T410">E</text:span><text:span text:style-name="T399">'</text:span><text:span text:style-name="T410">e</text:span><text:span text:style-name="T399">'</text:span><text:span text:style-name="T805">.</text:span></text:p>
        </text:list-item>
      </text:list>
      <text:p text:style-name="P108">Character self defining terms allow for a single character. <text:s/>An EBCDIC character results from the translation of the ASCII source character after conversion by the current code page assembler setting.</text:p>
      <text:p text:style-name="P824"><text:span text:style-name="T805">An</text:span><text:span text:style-name="T804"> arithmetic expression support</text:span><text:span text:style-name="T805">s</text:span><text:span text:style-name="T804"> fo</text:span><text:span text:style-name="T805">u</text:span><text:span text:style-name="T804">r dyadic operations: addition ('</text:span><text:span text:style-name="T398">+</text:span><text:span text:style-name="T804">'), subtraction ('</text:span><text:span text:style-name="T398">-</text:span><text:span text:style-name="T804">'), </text:span><text:span text:style-name="T804">multiplication ('</text:span><text:span text:style-name="T398">*</text:span><text:span text:style-name="T804">') and division ('</text:span><text:span text:style-name="T398">/</text:span><text:span text:style-name="T804">'). <text:s/>Division discards any encountered remainder. <text:s/></text:span></text:p>
      <text:p text:style-name="P824"><text:span text:style-name="T804">Two monadic operation</text:span><text:span text:style-name="T805">s</text:span><text:span text:style-name="T804"> are supported: positive ('</text:span><text:span text:style-name="T398">+</text:span><text:span text:style-name="T804">') and negative ('</text:span><text:span text:style-name="T398">-</text:span><text:span text:style-name="T804">'). <text:s/>A signed self defining term is treated as having a monadic operator.</text:span></text:p>
      <text:p text:style-name="P839"><text:soft-page-break/>Parenthesis have the usual effect of overriding operator precedence.</text:p>
      <text:p text:style-name="P828"><text:span text:style-name="T613">ASMA </text:span><text:span text:style-name="T617">Limitation</text:span><text:span text:style-name="T807">: Regular </text:span><text:span text:style-name="T809">assembler </text:span><text:span text:style-name="T807">label assignments </text:span><text:span text:style-name="T862">even </text:span><text:span text:style-name="T807">to absolute values are not supported by macro language arithmetic expression</text:span><text:span text:style-name="T809">s</text:span><text:span text:style-name="T807">.</text:span></text:p>
      <text:h text:style-name="P1048" text:outline-level="2"><text:bookmark-start text:name="__RefHeading__13220_446186249"/>Logical Expressions<text:bookmark-end text:name="__RefHeading__13220_446186249"/></text:h>
      <text:p text:style-name="P836"><text:span text:style-name="T840">Logical</text:span> expressions support two types of operands:</text:p>
      <text:list xml:id="list292091589" text:continue-list="list1398035477" text:style-name="L27">
        <text:list-item>
          <text:p text:style-name="P971">self-defining terms <text:span text:style-name="T840">as described in the “Arithmetic Expressions” section</text:span>;</text:p>
        </text:list-item>
        <text:list-item>
          <text:p text:style-name="P973"><text:span text:style-name="T805">symbolic variable references </text:span><text:span text:style-name="T808">previously </text:span><text:span text:style-name="T806">defined by either a </text:span><text:span text:style-name="T400">GBLA</text:span><text:span text:style-name="T91">, </text:span><text:span text:style-name="T412">GBLB</text:span><text:span text:style-name="T92">, </text:span><text:span text:style-name="T412">LCLA</text:span><text:span text:style-name="T806"> or </text:span><text:span text:style-name="T400">LCL</text:span><text:span text:style-name="T412">B</text:span><text:span text:style-name="T806"> directive, </text:span><text:span text:style-name="T805">with or without subscripts </text:span><text:span text:style-name="T808">as dictated by the symbol definition; </text:span><text:span text:style-name="T840">or</text:span></text:p>
        </text:list-item>
        <text:list-item>
          <text:p text:style-name="P979">character strings, with or without symbolic replacement as occurring for model statements.</text:p>
        </text:list-item>
      </text:list>
      <text:p text:style-name="P105"><text:span text:style-name="T840">A character string </text:span><text:span text:style-name="T842">is</text:span><text:span text:style-name="T840"> two single quotation marks with zero or more intervening characters, other than a </text:span><text:span text:style-name="T842">another </text:span><text:span text:style-name="T840">single quotation mark. <text:s/>Sub-string specifications are not supported in logical expressions.</text:span></text:p>
      <text:p text:style-name="P109">Arithmetic symbolic variables as operands are treated reflect the value compared to zero. <text:s/>An arithmetic value equal to zero is treated as a binary value of zero, otherwise the value is considered to be one in the logical expression.</text:p>
      <text:p text:style-name="P10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09">The following comparisons are supported. <text:s/>Comparison operators compare value to the left of the operator to the value to the right of the operator. <text:s/>Comparison operates must be in upper case.</text:p>
      <text:list xml:id="list1795310284" text:style-name="L29">
        <text:list-item>
          <text:p text:style-name="P975"><text:span text:style-name="T412">EQ</text:span><text:span text:style-name="T840"> – the left hand value equal comparison</text:span></text:p>
        </text:list-item>
        <text:list-item>
          <text:p text:style-name="P975"><text:span text:style-name="T412">NE</text:span><text:span text:style-name="T840"> – not equal comparison,</text:span></text:p>
        </text:list-item>
        <text:list-item>
          <text:p text:style-name="P975"><text:span text:style-name="T412">LT</text:span><text:span text:style-name="T840"> – less than comparison,</text:span></text:p>
        </text:list-item>
        <text:list-item>
          <text:p text:style-name="P975"><text:span text:style-name="T412">LE</text:span><text:span text:style-name="T840"> – less than or equal comparison,</text:span></text:p>
        </text:list-item>
        <text:list-item>
          <text:p text:style-name="P975"><text:span text:style-name="T412">GT</text:span><text:span text:style-name="T840"> – greater than comparison, and</text:span></text:p>
        </text:list-item>
        <text:list-item>
          <text:p text:style-name="P975"><text:span text:style-name="T412">GE</text:span><text:span text:style-name="T840"> – greater than or equal comparison.</text:span></text:p>
        </text:list-item>
      </text:list>
      <text:p text:style-name="P105"><text:span text:style-name="T840">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840">relationships are supported and must be in upper case.</text:span></text:p>
      <text:list xml:id="list1984290156" text:style-name="L30">
        <text:list-item>
          <text:p text:style-name="P976"><text:soft-page-break/><text:span text:style-name="T412">AND</text:span><text:span text:style-name="T840">,</text:span></text:p>
        </text:list-item>
        <text:list-item>
          <text:p text:style-name="P976"><text:span text:style-name="T412">AND NOT</text:span><text:span text:style-name="T840">,</text:span></text:p>
        </text:list-item>
        <text:list-item>
          <text:p text:style-name="P976"><text:span text:style-name="T412">OR</text:span><text:span text:style-name="T840">,</text:span></text:p>
        </text:list-item>
        <text:list-item>
          <text:p text:style-name="P976"><text:span text:style-name="T412">OR NOT</text:span><text:span text:style-name="T840">,</text:span></text:p>
        </text:list-item>
        <text:list-item>
          <text:p text:style-name="P976"><text:span text:style-name="T412">XOR</text:span><text:span text:style-name="T840">, and</text:span></text:p>
        </text:list-item>
        <text:list-item>
          <text:p text:style-name="P976"><text:span text:style-name="T412">XOR NOT</text:span><text:span text:style-name="T840">.</text:span></text:p>
        </text:list-item>
      </text:list>
      <text:p text:style-name="P106"><text:span text:style-name="T841">A logical relationship, operand or comparison result may be reversed using the monadic </text:span><text:span text:style-name="T414">NOT</text:span><text:span text:style-name="T841"> operator, in upper case.</text:span></text:p>
      <text:p text:style-name="P110">The precedence of these operations are from highest to lowest, the highest being performed first if not explicitly controlled via expression parentheses:</text:p>
      <text:list xml:id="list2071442312" text:style-name="L31">
        <text:list-item>
          <text:p text:style-name="P977"><text:span text:style-name="T414">NOT</text:span><text:span text:style-name="T841"> monadic operator</text:span></text:p>
        </text:list-item>
        <text:list-item>
          <text:p text:style-name="P980">comparison operators</text:p>
        </text:list-item>
        <text:list-item>
          <text:p text:style-name="P980">relationship operators.</text:p>
        </text:list-item>
      </text:list>
      <text:p text:style-name="P110">The result of a logical expression is either a zero (interpreted as False) or a one (interpreted as True).</text:p>
      <text:h text:style-name="P1049" text:outline-level="2"><text:bookmark-start text:name="__RefHeading__11056_1879445069"/>Macro Directives<text:bookmark-end text:name="__RefHeading__11056_1879445069"/></text:h>
      <text:p text:style-name="P95">Macro directives may have roles during either macro definition mode or during macro invocation or both.</text:p>
      <text:h text:style-name="P1071" text:outline-level="3"><text:bookmark-start text:name="__RefHeading__13487_897497694"/>AGO<text:bookmark-end text:name="__RefHeading__13487_897497694"/></text:h>
      <text:p text:style-name="P206"><text:span text:style-name="T614">Unconditional Branch Syntax</text:span><text:span text:style-name="T846">:</text:span></text:p>
      <text:p text:style-name="P207"/>
      <text:p text:style-name="P683">[seq] AGO &lt;seq&gt;</text:p>
      <text:p text:style-name="P692"/>
      <text:p text:style-name="P206"><text:span text:style-name="T614">Computed Branch Syntax</text:span><text:span text:style-name="T846">:</text:span></text:p>
      <text:p text:style-name="P207"/>
      <text:p text:style-name="P683">[seq] AGO &lt;(arithmetic-expression)&gt;&lt;seq&gt;[,seq]...</text:p>
      <text:p text:style-name="P207"/>
      <text:p text:style-name="P115"><text:span text:style-name="T847">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47">computed branch syntax). <text:s/>The </text:span><text:span text:style-name="T415">AGO</text:span><text:span text:style-name="T847"> directive itself may contain a sequence symbol in its </text:span><text:soft-page-break/><text:span text:style-name="T847">name field. <text:s/>In both cases as least one sequence symbol is required. <text:s/>In the case of the computed branch syntax, additional sequence symbols may be supplied, each separated by a comma.</text:span></text:p>
      <text:p text:style-name="P87">Macro Definition Mode</text:p>
      <text:p text:style-name="P111"><text:span text:style-name="T847">In both cases, the </text:span><text:span text:style-name="T415">AGO</text:span><text:span text:style-name="T847"> directive is converted to a internal representation. <text:s/>Sequence symbols are validated as defined within the macro at the completion of the macro definition.</text:span></text:p>
      <text:p text:style-name="P111"><text:span text:style-name="T847">The arithmetic expression in the computed branch syntax must be enclosed within a parenthesis pair and be immediately followed by the initial required sequence symbol. <text:s/>Processing of the arithmetic expression follows that of the </text:span><text:span text:style-name="T415">SETA</text:span><text:span text:style-name="T847"> directive.</text:span></text:p>
      <text:p text:style-name="P118">Macro Invocation</text:p>
      <text:p text:style-name="P117">The unconditional branch syntax form of the directive causes an immediate transfer of control to the macro body statement to which the sequence symbol is associated.</text:p>
      <text:p text:style-name="P116"><text:span text:style-name="T847">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415">AGO</text:span><text:span text:style-name="T847"> directive.</text:span></text:p>
      <text:p text:style-name="P858">See the “Arithmetic Expressions” section for details related to macro language arithmetic expressions.</text:p>
      <text:h text:style-name="P1072" text:outline-level="3"><text:bookmark-start text:name="__RefHeading__13678_1999145204"/>AIF<text:bookmark-end text:name="__RefHeading__13678_1999145204"/></text:h>
      <text:p text:style-name="P122"/>
      <text:p text:style-name="P684">[seq] AIF (&lt;logical-expression&gt;)&lt;seq&gt;</text:p>
      <text:p text:style-name="P860"><text:span text:style-name="T853">The </text:span><text:span text:style-name="T417">AIF</text:span><text:span text:style-name="T853">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817">Macro Definition Mode</text:p>
      <text:p text:style-name="P861">The logical expression and sequence symbol are both converted to an internal form for later evaluation. <text:s/>See the “Logical Expressions” sections for details.</text:p>
      <text:p text:style-name="P817">Macro Invocation</text:p>
      <text:p text:style-name="P853">The logical expression is evaluated. <text:s/>If the expression results in one (implying True), control is passed to the statement that defines the AIF referenced sequence symbol. <text:s/>Otherwise, control flows to the next sequential directive or model statement.</text:p>
      <text:h text:style-name="P1073" text:outline-level="3"><text:bookmark-start text:name="__RefHeading__11344_1879445069"/>ANOP<text:bookmark-end text:name="__RefHeading__11344_1879445069"/></text:h>
      <text:p text:style-name="P665"/>
      <text:p text:style-name="P665"><text:soft-page-break/>[seq] ANOP [comment]</text:p>
      <text:p text:style-name="P905"/>
      <text:p text:style-name="P798">Macro Definition Mode</text:p>
      <text:p text:style-name="P792"><text:span text:style-name="T780">The </text:span><text:span text:style-name="T378">ANOP</text:span><text:span text:style-name="T780"> directive provides a placeholder for defining a sequence symbol, if provided.</text:span></text:p>
      <text:p text:style-name="P798">Macro Invocation</text:p>
      <text:p text:style-name="P792"><text:span text:style-name="T780">The </text:span><text:span text:style-name="T378">ANOP</text:span><text:span text:style-name="T780"> performs no operation during macro invocation.</text:span></text:p>
      <text:h text:style-name="P1074" text:outline-level="3"><text:bookmark-start text:name="__RefHeading__12451_1723142039"/>GBLA<text:bookmark-end text:name="__RefHeading__12451_1723142039"/></text:h>
      <text:p text:style-name="P202"/>
      <text:p text:style-name="P679">[seq] GBLA &lt;sym[(sub)]&gt;[,sym[(sub)]...</text:p>
      <text:p text:style-name="P679"/>
      <text:p text:style-name="P802">Macro Definition Mode</text:p>
      <text:p text:style-name="P829"><text:span text:style-name="T813">The </text:span><text:span text:style-name="T401">GBLA</text:span><text:span text:style-name="T813"> directive defines one or more global </text:span><text:span text:style-name="T814">arithmetic </text:span><text:span text:style-name="T813">symbolic variable</text:span><text:span text:style-name="T814">s</text:span><text:span text:style-name="T813">. <text:s/></text:span></text:p>
      <text:p text:style-name="P840">If the optional subscript is provided for the symbol, the symbol will be defined with subscripts and may only be referenced with a subscript. <text:s/>The subscript must be a decimal self-defining term.</text:p>
      <text:p text:style-name="P845">A sequence symbol in the name field is optional.</text:p>
      <text:p text:style-name="P845">Each defined symbol is converted to an internal form used during macro invocation.</text:p>
      <text:p text:style-name="P807">Macro Invocation</text:p>
      <text:p text:style-name="P829"><text:span text:style-name="T814">Each symbol identified in the </text:span><text:span text:style-name="T402">GBLA</text:span><text:span text:style-name="T814"> </text:span><text:span text:style-name="T828">directive </text:span><text:span text:style-name="T814">is defined in the global macro symbol table if not already defined and initialized with a value of zero. <text:s/></text:span></text:p>
      <text:p text:style-name="P845">If the symbol is already defined its original definition is used.</text:p>
      <text:p text:style-name="P832"><text:span text:style-name="T814">The global variable is then made available to the macro with its current value </text:span><text:span text:style-name="T818">if it does not </text:span><text:span text:style-name="T816">conflict with a prototype parameter or another symbol of the same name already available to the macro.</text:span></text:p>
      <text:h text:style-name="P1075" text:outline-level="3"><text:bookmark-start text:name="__RefHeading__12672_1723142039"/><text:span text:style-name="T813">GBL</text:span><text:span text:style-name="T817">B</text:span><text:bookmark-end text:name="__RefHeading__12672_1723142039"/></text:h>
      <text:p text:style-name="P203"/>
      <text:p text:style-name="P676"><text:span text:style-name="T813">[seq] GBL</text:span><text:span text:style-name="T817">B</text:span><text:span text:style-name="T813"> &lt;sym[(sub)]&gt;[,sym[(sub)]...</text:span></text:p>
      <text:p text:style-name="P680"/>
      <text:p text:style-name="P803">Macro Definition Mode</text:p>
      <text:p text:style-name="P831"><text:span text:style-name="T813">The </text:span><text:span text:style-name="T401">GBL</text:span><text:span text:style-name="T405">B</text:span><text:span text:style-name="T813"> directive defines one or more global </text:span><text:span text:style-name="T817">binary</text:span><text:span text:style-name="T814"> </text:span><text:span text:style-name="T813">symbolic variable</text:span><text:span text:style-name="T814">s</text:span><text:span text:style-name="T813">. <text:s/></text:span></text:p>
      <text:p text:style-name="P841">If the optional subscript is provided for the symbol, the symbol will be defined with subscripts <text:soft-page-break/>and may only be referenced with a subscript. <text:s/>The subscript must be a decimal self-defining term.</text:p>
      <text:p text:style-name="P846">A sequence symbol in the name field is optional.</text:p>
      <text:p text:style-name="P846">Each defined symbol is converted to an internal form used during macro invocation.</text:p>
      <text:p text:style-name="P808">Macro Invocation</text:p>
      <text:p text:style-name="P831"><text:span text:style-name="T814">Each symbol identified in the </text:span><text:span text:style-name="T402">GBL</text:span><text:span text:style-name="T406">B</text:span><text:span text:style-name="T814"> </text:span><text:span text:style-name="T827">directive </text:span><text:span text:style-name="T814">is defined in the global macro symbol table if not already defined and initialized with a value of zero </text:span><text:span text:style-name="T819">implying false</text:span><text:span text:style-name="T814">. <text:s/></text:span></text:p>
      <text:p text:style-name="P846">If the symbol is already defined its original definition is used.</text:p>
      <text:p text:style-name="P831"><text:span text:style-name="T814">The global variable is then made available to the macro with its current value </text:span><text:span text:style-name="T818">if it does not </text:span><text:span text:style-name="T816">conflict with a prototype parameter or another symbol of the same name already available to </text:span><text:span text:style-name="T816">the macro.</text:span></text:p>
      <text:h text:style-name="P1076" text:outline-level="3"><text:bookmark-start text:name="__RefHeading__12674_1723142039"/><text:span text:style-name="T813">GBL</text:span><text:span text:style-name="T822">C</text:span><text:bookmark-end text:name="__RefHeading__12674_1723142039"/></text:h>
      <text:p text:style-name="P204"/>
      <text:p text:style-name="P678"><text:span text:style-name="T813">[seq] GBL</text:span><text:span text:style-name="T822">C</text:span><text:span text:style-name="T813"> &lt;sym[(sub)]&gt;[,sym[(sub)]...</text:span></text:p>
      <text:p text:style-name="P681"/>
      <text:p text:style-name="P804">Macro Definition Mode</text:p>
      <text:p text:style-name="P834"><text:span text:style-name="T813">The </text:span><text:span text:style-name="T401">GBL</text:span><text:span text:style-name="T408">C</text:span><text:span text:style-name="T813"> directive defines one or more global </text:span><text:span text:style-name="T822">character</text:span><text:span text:style-name="T814"> </text:span><text:span text:style-name="T813">symbolic variable</text:span><text:span text:style-name="T814">s</text:span><text:span text:style-name="T813">. <text:s/></text:span></text:p>
      <text:p text:style-name="P842">If the optional subscript is provided for the symbol, the symbol will be defined with subscripts and may only be referenced with a subscript. <text:s/>The subscript must be a decimal self-defining term.</text:p>
      <text:p text:style-name="P847">A sequence symbol in the name field is optional.</text:p>
      <text:p text:style-name="P847">Each defined symbol is converted to an internal form used during macro invocation.</text:p>
      <text:p text:style-name="P809">Macro Invocation</text:p>
      <text:p text:style-name="P834"><text:span text:style-name="T814">Each symbol identified in the </text:span><text:span text:style-name="T402">GBL</text:span><text:span text:style-name="T408">C</text:span><text:span text:style-name="T814"> </text:span><text:span text:style-name="T826">directive </text:span><text:span text:style-name="T814">is defined in the global macro symbol table if not already defined and initialized with a value of </text:span><text:span text:style-name="T822">the empty character string (</text:span><text:span text:style-name="T408">''</text:span><text:span text:style-name="T822">)</text:span><text:span text:style-name="T814">. <text:s/></text:span></text:p>
      <text:p text:style-name="P847">If the symbol is already defined its original definition is used.</text:p>
      <text:p text:style-name="P834"><text:span text:style-name="T814">The global variable is then made available to the macro with its current value </text:span><text:span text:style-name="T818">if it does not </text:span><text:span text:style-name="T816">conflict with a prototype parameter or another symbol of the same name already available to </text:span><text:span text:style-name="T816">the macro.</text:span></text:p>
      <text:h text:style-name="P1082" text:outline-level="3"><text:bookmark-start text:name="__RefHeading__12453_1723142039"/><text:span text:style-name="T815">LC</text:span><text:span text:style-name="T813">LA</text:span><text:bookmark-end text:name="__RefHeading__12453_1723142039"/></text:h>
      <text:p text:style-name="P805"/>
      <text:p text:style-name="P671"><text:span text:style-name="T813">[seq] </text:span><text:span text:style-name="T815">LCLA</text:span><text:span text:style-name="T813"> &lt;sym[(sub)]&gt;[,sym[(sub)]...</text:span></text:p>
      <text:p text:style-name="P672"><text:soft-page-break/></text:p>
      <text:p text:style-name="P805">Macro Definition Mode</text:p>
      <text:p text:style-name="P830"><text:span text:style-name="T813">The </text:span><text:span text:style-name="T403">LC</text:span><text:span text:style-name="T401">LA</text:span><text:span text:style-name="T813"> directive defines one or more </text:span><text:span text:style-name="T815">local</text:span><text:span text:style-name="T813"> </text:span><text:span text:style-name="T814">arithmetic </text:span><text:span text:style-name="T813">symbolic variable</text:span><text:span text:style-name="T814">s</text:span><text:span text:style-name="T813">. <text:s/></text:span></text:p>
      <text:p text:style-name="P843">If the optional subscript is provided for the symbol, the symbol will be defined with subscripts and may only be referenced with a subscript. <text:s/>The subscript must be a decimal self-defining term.</text:p>
      <text:p text:style-name="P848">A sequence symbol in the name field is optional.</text:p>
      <text:p text:style-name="P848">Each defined symbol is converted to an internal form used during macro invocation.</text:p>
      <text:p text:style-name="P810">Macro Invocation</text:p>
      <text:p text:style-name="P834"><text:span text:style-name="T814">Each symbol identified in the </text:span><text:span text:style-name="T404">LCL</text:span><text:span text:style-name="T409">A</text:span><text:span text:style-name="T814"> </text:span><text:span text:style-name="T825">directive </text:span><text:span text:style-name="T814">is defined in the </text:span><text:span text:style-name="T816">local</text:span><text:span text:style-name="T814"> macro symbol table, </text:span><text:span text:style-name="T814">initialized with a value of zero, </text:span><text:span text:style-name="T816">and </text:span><text:span text:style-name="T814">made available to the macro </text:span><text:span text:style-name="T822">provided the </text:span><text:span text:style-name="T816">symbol </text:span><text:span text:style-name="T822">does</text:span><text:span text:style-name="T816"> not conflict with a prototype parameter or another symbol of the same name already made available to the macro.</text:span></text:p>
      <text:h text:style-name="P1077" text:outline-level="3"><text:bookmark-start text:name="__RefHeading__12676_1723142039"/><text:span text:style-name="T820">LC</text:span><text:span text:style-name="T813">L</text:span><text:span text:style-name="T817">B</text:span><text:bookmark-end text:name="__RefHeading__12676_1723142039"/></text:h>
      <text:p text:style-name="P205"/>
      <text:p text:style-name="P677"><text:span text:style-name="T813">[seq] </text:span><text:span text:style-name="T820">LC</text:span><text:span text:style-name="T813">L</text:span><text:span text:style-name="T817">B</text:span><text:span text:style-name="T813"> &lt;sym[(sub)]&gt;[,sym[(sub)]...</text:span></text:p>
      <text:p text:style-name="P682"/>
      <text:p text:style-name="P806">Macro Definition Mode</text:p>
      <text:p text:style-name="P833"><text:span text:style-name="T813">The </text:span><text:span text:style-name="T403">LC</text:span><text:span text:style-name="T401">L</text:span><text:span text:style-name="T407">B</text:span><text:span text:style-name="T813"> directive defines one or more </text:span><text:span text:style-name="T815">local</text:span><text:span text:style-name="T813"> </text:span><text:span text:style-name="T820">binary</text:span><text:span text:style-name="T814"> </text:span><text:span text:style-name="T813">symbolic variable</text:span><text:span text:style-name="T814">s</text:span><text:span text:style-name="T813">. <text:s/></text:span></text:p>
      <text:p text:style-name="P844">If the optional subscript is provided for the symbol, the symbol will be defined with subscripts and may only be referenced with a subscript. <text:s/>The subscript must be a decimal self-defining term.</text:p>
      <text:p text:style-name="P849">A sequence symbol in the name field is optional.</text:p>
      <text:p text:style-name="P849">Each defined symbol is converted to an internal form used during macro invocation.</text:p>
      <text:p text:style-name="P811">Macro Invocation</text:p>
      <text:p text:style-name="P834"><text:span text:style-name="T814">Each symbol identified in the </text:span><text:span text:style-name="T404">LCL</text:span><text:span text:style-name="T408">B</text:span><text:span text:style-name="T814"> </text:span><text:span text:style-name="T824">directive </text:span><text:span text:style-name="T814">is defined in the </text:span><text:span text:style-name="T816">local</text:span><text:span text:style-name="T814"> macro symbol table, initialized with a value of zero, </text:span><text:span text:style-name="T821">implying false,</text:span><text:span text:style-name="T814"> </text:span><text:span text:style-name="T816">and </text:span><text:span text:style-name="T814">made available to the macro </text:span><text:span text:style-name="T822">provided the </text:span><text:span text:style-name="T816">symbol </text:span><text:span text:style-name="T822">does</text:span><text:span text:style-name="T816"> not conflict with a prototype parameter or another symbol of the same name already made available to the macro.</text:span></text:p>
      <text:h text:style-name="P1076" text:outline-level="3"><text:bookmark-start text:name="__RefHeading__12678_1723142039"/><text:span text:style-name="T820">LC</text:span><text:span text:style-name="T813">L</text:span><text:span text:style-name="T822">C</text:span><text:bookmark-end text:name="__RefHeading__12678_1723142039"/></text:h>
      <text:p text:style-name="P204"/>
      <text:p text:style-name="P678"><text:span text:style-name="T813">[seq] </text:span><text:span text:style-name="T820">LC</text:span><text:span text:style-name="T813">L</text:span><text:span text:style-name="T822">C</text:span><text:span text:style-name="T813"> &lt;sym[(sub)]&gt;[,sym[(sub)]...</text:span></text:p>
      <text:p text:style-name="P681"/>
      <text:p text:style-name="P804"><text:soft-page-break/>Macro Definition Mode</text:p>
      <text:p text:style-name="P834"><text:span text:style-name="T813">The </text:span><text:span text:style-name="T403">LC</text:span><text:span text:style-name="T401">L</text:span><text:span text:style-name="T408">C</text:span><text:span text:style-name="T813"> directive defines one or more </text:span><text:span text:style-name="T815">local</text:span><text:span text:style-name="T813"> </text:span><text:span text:style-name="T822">character</text:span><text:span text:style-name="T814"> </text:span><text:span text:style-name="T813">symbolic variable</text:span><text:span text:style-name="T814">s</text:span><text:span text:style-name="T813">. <text:s/></text:span></text:p>
      <text:p text:style-name="P842">If the optional subscript is provided for the symbol, the symbol will be defined with subscripts and may only be referenced with a subscript. <text:s/>The subscript must be a decimal self-defining term.</text:p>
      <text:p text:style-name="P847">A sequence symbol in the name field is optional.</text:p>
      <text:p text:style-name="P847">Each defined symbol is converted to an internal form used during macro invocation.</text:p>
      <text:p text:style-name="P809">Macro Invocation</text:p>
      <text:p text:style-name="P834"><text:span text:style-name="T814">Each symbol identified in the </text:span><text:span text:style-name="T404">LCL</text:span><text:span text:style-name="T408">C</text:span><text:span text:style-name="T814"> </text:span><text:span text:style-name="T823">directive </text:span><text:span text:style-name="T814">is defined in the </text:span><text:span text:style-name="T816">local</text:span><text:span text:style-name="T814"> macro symbol table, </text:span><text:span text:style-name="T814">initialized with a value of </text:span><text:span text:style-name="T822">the empty string (</text:span><text:span text:style-name="T408">''</text:span><text:span text:style-name="T822">)</text:span><text:span text:style-name="T821">,</text:span><text:span text:style-name="T814"> </text:span><text:span text:style-name="T816">and </text:span><text:span text:style-name="T814">made available to the macro </text:span><text:span text:style-name="T822">provided the </text:span><text:span text:style-name="T816">symbol </text:span><text:span text:style-name="T822">does</text:span><text:span text:style-name="T816"> not conflict with a prototype parameter or another symbol of the same name already made available to the macro.</text:span></text:p>
      <text:h text:style-name="P1078" text:outline-level="3"><text:bookmark-start text:name="__RefHeading__11058_1879445069"/>MEND<text:bookmark-end text:name="__RefHeading__11058_1879445069"/></text:h>
      <text:p text:style-name="P79"/>
      <text:p text:style-name="P645"><text:span text:style-name="T745">[seq] </text:span><text:span text:style-name="T744">M</text:span><text:span text:style-name="T745">END [comment]</text:span></text:p>
      <text:p text:style-name="P794"/>
      <text:p text:style-name="P799">Macro Definition Mode</text:p>
      <text:p text:style-name="P901"><text:span text:style-name="T56">Terminate</text:span><text:span text:style-name="T59">s</text:span><text:span text:style-name="T55"> </text:span><text:span text:style-name="T57">and complete</text:span><text:span text:style-name="T59">s</text:span><text:span text:style-name="T57"> </text:span><text:span text:style-name="T55">a macro definition. <text:s/></text:span><text:span text:style-name="T64">A completed macro definition contains an internal representation of the definition. <text:s/></text:span><text:span text:style-name="T377">MEND</text:span><text:span text:style-name="T64"> c</text:span><text:span text:style-name="T60">auses the assembler to leave macro definition mode and return to open code assembly mode.</text:span><text:span text:style-name="T55"> <text:s/></text:span><text:span text:style-name="T59">An optional sequence symbol, if provided, is incorporated as part of the defined macro.</text:span><text:span text:style-name="T56"> <text:s/>Any text provided in the operand field is treated as </text:span><text:span text:style-name="T56">a comment.</text:span></text:p>
      <text:p text:style-name="P900"><text:span text:style-name="T60">If errors were encountered during macro definition mode, the macro definition fails and it is not created. <text:s/>This case is reported as an error occurring during </text:span><text:span text:style-name="T375">MEND</text:span><text:span text:style-name="T60"> processing. <text:s/></text:span><text:span text:style-name="T64">Subsequent s</text:span><text:span text:style-name="T60">tatements attempting to utilize the failed macro </text:span><text:span text:style-name="T64">definition </text:span><text:span text:style-name="T60">will themselves result in unrecognized operations.</text:span></text:p>
      <text:p text:style-name="P799">Macro Invocation</text:p>
      <text:p text:style-name="P901"><text:span text:style-name="T64">When interpreted during macro invocation, the </text:span><text:span text:style-name="T377">MEND</text:span><text:span text:style-name="T64"> statement terminates the invocation. <text:s/>Macro interpretation ceases and the macro ceases to be an input source to open code assembly.</text:span></text:p>
      <text:h text:style-name="P1060" text:outline-level="3"><text:bookmark-start text:name="__RefHeading__11348_1879445069"/>MEXIT<text:bookmark-end text:name="__RefHeading__11348_1879445069"/></text:h>
      <text:p text:style-name="P96"/>
      <text:p text:style-name="P666">[seq] MEXIT [comment]</text:p>
      <text:p text:style-name="P906"/>
      <text:p text:style-name="P800"><text:soft-page-break/>Macro Definition Mode</text:p>
      <text:p text:style-name="P818">An optional sequence symbol as allowed. <text:s/>Any content of the statement operand field is treated as a comment.</text:p>
      <text:p text:style-name="P800">Macro Invocation</text:p>
      <text:p text:style-name="P914"><text:span text:style-name="T69">Causes the macro to pass control to the macro's </text:span><text:span text:style-name="T362">MEND</text:span><text:span text:style-name="T69"> directive.</text:span></text:p>
      <text:h text:style-name="P1061" text:outline-level="3"><text:bookmark-start text:name="__RefHeading__12284_1723142039"/>SETA<text:bookmark-end text:name="__RefHeading__12284_1723142039"/></text:h>
      <text:p text:style-name="P86"/>
      <text:p text:style-name="P668">&lt;var[(subscript)]&gt; SETA &lt;arithmetic expression&gt;</text:p>
      <text:p text:style-name="P801"/>
      <text:p text:style-name="P801">Macro Definition Mode</text:p>
      <text:p text:style-name="P822">The name field of the statement must contain a variable symbol which may optionally contain a subscript enclosed in parenthesis. <text:s/><text:span text:style-name="T804">If provided the subscript may be a decimal self defining term a variable symbol previously defined by a </text:span><text:span text:style-name="T398">GBLA</text:span><text:span text:style-name="T804"> or </text:span><text:span text:style-name="T398">LCLA</text:span><text:span text:style-name="T804"> directive. <text:s/>It identifies to what symbol or its subscript the result of the arithmetic expression will be be assigned.</text:span></text:p>
      <text:p text:style-name="P823"><text:span text:style-name="T804">The arithmetic expression is recognized and converted into an internal representation used during macro invocation. <text:s/>Lexical errors are recognized during macro definition mode. <text:s/></text:span><text:span text:style-name="T810">Some syntactical errors will not be detected until macro invocation.</text:span></text:p>
      <text:p text:style-name="P812">Macro Invocation</text:p>
      <text:p text:style-name="P823"><text:span text:style-name="T804">The arithmetic expression is evaluated. <text:s/>The current value of the subscript (if provided) is determined. <text:s/>The result is assigned to the </text:span><text:span text:style-name="T398">GBLA</text:span><text:span text:style-name="T804"> or </text:span><text:span text:style-name="T398">LCLA</text:span><text:span text:style-name="T804"> variable symbol or its specified </text:span><text:span text:style-name="T804">subscript.</text:span></text:p>
      <text:p text:style-name="P823"><text:span text:style-name="T804">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804">have a subscript when setting its value.</text:span></text:p>
      <text:p text:style-name="P850">Certain syntactical errors may be detected during invocation. <text:s/>Errors related to symbol definitions and subscript values (for example out of range for the symbols definition) are detected during invocation.</text:p>
      <text:p text:style-name="P850">See the “Arithmetic Expressions” section for details related to macro language arithmetic expressions.</text:p>
      <text:h text:style-name="P1079" text:outline-level="3"><text:bookmark-start text:name="__RefHeading__13222_446186249"/>SETB<text:bookmark-end text:name="__RefHeading__13222_446186249"/></text:h>
      <text:p text:style-name="P856"/>
      <text:p text:style-name="P669"><text:span text:style-name="T837">&lt;var[(subscript)]&gt; SET</text:span><text:span text:style-name="T838">B</text:span><text:span text:style-name="T837"> &lt;logical expression&gt;</text:span></text:p>
      <text:p text:style-name="P673"/>
      <text:p text:style-name="P813"><text:soft-page-break/>Macro Definition Mode</text:p>
      <text:p text:style-name="P825"><text:span text:style-name="T837">The name field of the statement must contain a variable symbol which may optionally contain a subscript enclosed in parenthesis. <text:s/></text:span><text:span text:style-name="T804">If provided the subscript may be a decimal self defining term a variable symbol previously defined by a </text:span><text:span text:style-name="T398">GBLA</text:span><text:span text:style-name="T804"> or </text:span><text:span text:style-name="T398">LCLA</text:span><text:span text:style-name="T804"> directive. <text:s/>It identifies to what symbol or its subscript the result of the arithmetic expression will be be assigned.</text:span></text:p>
      <text:p text:style-name="P826"><text:span text:style-name="T804">The </text:span><text:span text:style-name="T838">logical</text:span><text:span text:style-name="T804"> expression is recognized and converted into an internal representation used during macro invocation. <text:s/>Lexical errors are recognized during macro definition mode. <text:s/></text:span><text:span text:style-name="T810">Some syntactical errors will not be detected until macro invocation.</text:span></text:p>
      <text:p text:style-name="P815">Macro Invocation</text:p>
      <text:p text:style-name="P826"><text:span text:style-name="T804">The </text:span><text:span text:style-name="T838">logical</text:span><text:span text:style-name="T804"> expression is evaluated. <text:s/>The current value of the subscript (if provided) is determined. <text:s/>The result is assigned to the </text:span><text:span text:style-name="T398">GBL</text:span><text:span text:style-name="T411">B</text:span><text:span text:style-name="T804"> or </text:span><text:span text:style-name="T398">LCL</text:span><text:span text:style-name="T411">B</text:span><text:span text:style-name="T804"> variable symbol or its specified subscript.</text:span></text:p>
      <text:p text:style-name="P837">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38">Certain syntactical errors may be detected during invocation. <text:s/>Errors related to symbol definitions and subscript values (for example out of range for the symbols definition) are detected during invocation.</text:p>
      <text:p text:style-name="P851"><text:span text:style-name="T804">See the “</text:span><text:span text:style-name="T839">Logical</text:span><text:span text:style-name="T804"> Expressions” section for details related to macro language arithmetic expressions.</text:span></text:p>
      <text:h text:style-name="P1080" text:outline-level="3"><text:bookmark-start text:name="__RefHeading__13224_446186249"/><text:span text:style-name="T837">SET</text:span><text:span text:style-name="T843">C</text:span><text:bookmark-end text:name="__RefHeading__13224_446186249"/></text:h>
      <text:p text:style-name="P857"/>
      <text:p text:style-name="P670"><text:span text:style-name="T837">&lt;var[(subscript)]&gt; SET</text:span><text:span text:style-name="T843">C</text:span><text:span text:style-name="T837"> </text:span><text:span text:style-name="T843">&lt;'characters'[(start,length)]&gt;</text:span></text:p>
      <text:p text:style-name="P674"/>
      <text:p text:style-name="P814">Macro Definition Mode</text:p>
      <text:p text:style-name="P827"><text:span text:style-name="T837">The name field of the statement must contain a variable symbol which may optionally contain a subscript enclosed in parenthesis. <text:s/></text:span><text:span text:style-name="T804">If provided the subscript may be a decimal self defining term a variable symbol previously defined by a </text:span><text:span text:style-name="T398">GBLA</text:span><text:span text:style-name="T804"> or </text:span><text:span text:style-name="T398">LCLA</text:span><text:span text:style-name="T804"> directive. <text:s/>It identifies to what symbol or its subscript the result of the </text:span><text:span text:style-name="T843">character</text:span><text:span text:style-name="T804"> expression will be be assigned.</text:span></text:p>
      <text:p text:style-name="P827"><text:span text:style-name="T804">The </text:span><text:span text:style-name="T843">character</text:span><text:span text:style-name="T804"> expression is recognized and converted into an internal representation used </text:span><text:span text:style-name="T804">during macro invocation. <text:s/>Lexical errors are recognized during macro definition mode. <text:s/></text:span><text:span text:style-name="T810">Some syntactical errors will not be detected until macro invocation.</text:span></text:p>
      <text:p text:style-name="P816">Macro Invocation</text:p>
      <text:p text:style-name="P827"><text:span text:style-name="T804">The </text:span><text:span text:style-name="T843">character</text:span><text:span text:style-name="T804"> expression is evaluated. <text:s/>The current value of the subscript (if provided) is determined. <text:s/>The result is assigned to the </text:span><text:span text:style-name="T398">GBL</text:span><text:span text:style-name="T413">C</text:span><text:span text:style-name="T804"> or </text:span><text:span text:style-name="T398">LCL</text:span><text:span text:style-name="T413">C</text:span><text:span text:style-name="T804"> variable symbol or its specified </text:span><text:soft-page-break/><text:span text:style-name="T804">subscript.</text:span></text:p>
      <text:p text:style-name="P852">Character expression evaluation occurs in three steps. <text:s text:c="2"/>The second and third occur only if the optional sub-string specification is provided.</text:p>
      <text:list xml:id="list1473511963" text:style-name="L32">
        <text:list-item>
          <text:p text:style-name="P981">Perform symbolic variable substitution on the supplied characters between the two single quotation marks. <text:s/>The string may be empty</text:p>
        </text:list-item>
        <text:list-item>
          <text:p text:style-name="P978"><text:span text:style-name="T843">If the sub-string specification is provided, calculate the starting position in the string by evaluating the </text:span><text:span text:style-name="T413">start</text:span><text:span text:style-name="T843"> arithmetic expression and calculate the length of the sub-string by evaluating the </text:span><text:span text:style-name="T413">length</text:span><text:span text:style-name="T843"> arithmetic expression. <text:s/>See the section “Arithmetic Expressions” on details of how the two values are specified.</text:span></text:p>
        </text:list-item>
        <text:list-item>
          <text:p text:style-name="P981">Extract the sub-string from the character sequence.</text:p>
        </text:list-item>
      </text:list>
      <text:p text:style-name="P107"><text:span text:style-name="T843">The result is then assigned to the previously defined GBLC or LCLC symbolic variable. <text:s/></text:span><text:span text:style-name="T844">Errors relating to the sub-string or subscript are detected during macro invocation.</text:span></text:p>
      <text:p text:style-name="P923"/>
      <text:h text:style-name="P1011"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518">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041"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600">Format</text:p>
            </table:table-cell>
            <table:table-cell table:style-name="Table13.A1" office:value-type="string">
              <text:p text:style-name="P601">Example</text:p>
            </table:table-cell>
            <table:table-cell table:style-name="Table13.A1" office:value-type="string">
              <text:p text:style-name="P600">Length</text:p>
            </table:table-cell>
            <table:table-cell table:style-name="Table13.A1" office:value-type="string">
              <text:p text:style-name="P602">Opcode</text:p>
            </table:table-cell>
            <table:table-cell table:style-name="Table13.A1" office:value-type="string">
              <text:p text:style-name="P600">Op1</text:p>
            </table:table-cell>
            <table:table-cell table:style-name="Table13.A1" office:value-type="string">
              <text:p text:style-name="P600">Op2</text:p>
            </table:table-cell>
            <table:table-cell table:style-name="Table13.A1" office:value-type="string">
              <text:p text:style-name="P600">Op3</text:p>
            </table:table-cell>
            <table:table-cell table:style-name="Table13.A1" office:value-type="string">
              <text:p text:style-name="P600">Op4</text:p>
            </table:table-cell>
            <table:table-cell table:style-name="Table13.I1" office:value-type="string">
              <text:p text:style-name="P603">Op 5</text:p>
            </table:table-cell>
          </table:table-row>
        </table:table-header-rows>
        <table:table-row>
          <table:table-cell table:style-name="Table13.A2" office:value-type="string">
            <text:p text:style-name="P460">E</text:p>
            <text:p text:style-name="P461">bits</text:p>
          </table:table-cell>
          <table:table-cell table:style-name="Table13.A2" office:value-type="string">
            <text:p text:style-name="P376">PR</text:p>
          </table:table-cell>
          <table:table-cell table:style-name="Table13.C2" office:value-type="string">
            <text:p text:style-name="P460">2</text:p>
          </table:table-cell>
          <table:table-cell table:style-name="Table13.A2" office:value-type="string">
            <text:p text:style-name="P462"/>
            <text:p text:style-name="P462">0-15</text:p>
          </table:table-cell>
          <table:table-cell table:style-name="Table13.A2" office:value-type="string">
            <text:p text:style-name="P460">-</text:p>
          </table:table-cell>
          <table:table-cell table:style-name="Table13.A2" office:value-type="string">
            <text:p text:style-name="P460">-</text:p>
          </table:table-cell>
          <table:table-cell table:style-name="Table13.A2" office:value-type="string">
            <text:p text:style-name="P460">-</text:p>
          </table:table-cell>
          <table:table-cell table:style-name="Table13.A2" office:value-type="string">
            <text:p text:style-name="P460">-</text:p>
          </table:table-cell>
          <table:table-cell table:style-name="Table13.I2" office:value-type="string">
            <text:p text:style-name="P463"/>
          </table:table-cell>
        </table:table-row>
        <table:table-row>
          <table:table-cell table:style-name="Table13.A2" office:value-type="string">
            <text:p text:style-name="P460">I</text:p>
            <text:p text:style-name="P461">bits</text:p>
          </table:table-cell>
          <table:table-cell table:style-name="Table13.A2" office:value-type="string">
            <text:p text:style-name="P376">SVC</text:p>
          </table:table-cell>
          <table:table-cell table:style-name="Table13.C2" office:value-type="string">
            <text:p text:style-name="P460">2</text:p>
          </table:table-cell>
          <table:table-cell table:style-name="Table13.A2" office:value-type="string">
            <text:p text:style-name="P462"/>
            <text:p text:style-name="P462">0-7</text:p>
          </table:table-cell>
          <table:table-cell table:style-name="Table13.A2" office:value-type="string">
            <text:p text:style-name="P460">I<text:span text:style-name="T172">1</text:span></text:p>
            <text:p text:style-name="P462">8-15</text:p>
          </table:table-cell>
          <table:table-cell table:style-name="Table13.A2" office:value-type="string">
            <text:p text:style-name="P464">-</text:p>
          </table:table-cell>
          <table:table-cell table:style-name="Table13.A2" office:value-type="string">
            <text:p text:style-name="P464">-</text:p>
          </table:table-cell>
          <table:table-cell table:style-name="Table13.A2" office:value-type="string">
            <text:p text:style-name="P464">-</text:p>
          </table:table-cell>
          <table:table-cell table:style-name="Table13.I3" office:value-type="string">
            <text:p text:style-name="P464">-</text:p>
          </table:table-cell>
        </table:table-row>
        <table:table-row>
          <table:table-cell table:style-name="Table13.A2" office:value-type="string">
            <text:p text:style-name="P460">IE</text:p>
            <text:p text:style-name="P461">bits</text:p>
          </table:table-cell>
          <table:table-cell table:style-name="Table13.A2" office:value-type="string">
            <text:p text:style-name="P376">NIAI</text:p>
          </table:table-cell>
          <table:table-cell table:style-name="Table13.C2" office:value-type="string">
            <text:p text:style-name="P460">4</text:p>
          </table:table-cell>
          <table:table-cell table:style-name="Table13.A2" office:value-type="string">
            <text:p text:style-name="P462"/>
            <text:p text:style-name="P462">0-15</text:p>
          </table:table-cell>
          <table:table-cell table:style-name="Table13.A2" office:value-type="string">
            <text:p text:style-name="P463"><text:span text:style-name="T146">I</text:span><text:span text:style-name="T166">1</text:span></text:p>
            <text:p text:style-name="P462">24-27</text:p>
          </table:table-cell>
          <table:table-cell table:style-name="Table13.A2" office:value-type="string">
            <text:p text:style-name="P463"><text:span text:style-name="T146">I</text:span><text:span text:style-name="T166">2</text:span></text:p>
            <text:p text:style-name="P462">28-31</text:p>
          </table:table-cell>
          <table:table-cell table:style-name="Table13.A2" office:value-type="string">
            <text:p text:style-name="P464">-</text:p>
          </table:table-cell>
          <table:table-cell table:style-name="Table13.A2" office:value-type="string">
            <text:p text:style-name="P464">-</text:p>
          </table:table-cell>
          <table:table-cell table:style-name="Table13.I4" office:value-type="string">
            <text:p text:style-name="P464">-</text:p>
          </table:table-cell>
        </table:table-row>
        <table:table-row>
          <table:table-cell table:style-name="Table13.A2" office:value-type="string">
            <text:p text:style-name="P460">MII</text:p>
            <text:p text:style-name="P461">bits</text:p>
          </table:table-cell>
          <table:table-cell table:style-name="Table13.A2" office:value-type="string">
            <text:p text:style-name="P377">BPRP</text:p>
          </table:table-cell>
          <table:table-cell table:style-name="Table13.C2" office:value-type="string">
            <text:p text:style-name="P460">6</text:p>
          </table:table-cell>
          <table:table-cell table:style-name="Table13.A2" office:value-type="string">
            <text:p text:style-name="P462"/>
            <text:p text:style-name="P462">0-7</text:p>
          </table:table-cell>
          <table:table-cell table:style-name="Table13.A2" office:value-type="string">
            <text:p text:style-name="P463"><text:span text:style-name="T146">M</text:span><text:span text:style-name="T163">1</text:span></text:p>
            <text:p text:style-name="P462">8-11</text:p>
          </table:table-cell>
          <table:table-cell table:style-name="Table13.A2" office:value-type="string">
            <text:p text:style-name="P463"><text:span text:style-name="T146">RI</text:span><text:span text:style-name="T163">2</text:span></text:p>
            <text:p text:style-name="P462">12-23</text:p>
          </table:table-cell>
          <table:table-cell table:style-name="Table13.A2" office:value-type="string">
            <text:p text:style-name="P463"><text:span text:style-name="T146">RI</text:span><text:span text:style-name="T163">3</text:span></text:p>
            <text:p text:style-name="P462">24-47</text:p>
          </table:table-cell>
          <table:table-cell table:style-name="Table13.A2" office:value-type="string">
            <text:p text:style-name="P464">-</text:p>
          </table:table-cell>
          <table:table-cell table:style-name="Table13.I5" office:value-type="string">
            <text:p text:style-name="P464">-</text:p>
          </table:table-cell>
        </table:table-row>
        <table:table-row>
          <table:table-cell table:style-name="Table13.A2" office:value-type="string">
            <text:p text:style-name="P460">RI a</text:p>
            <text:p text:style-name="P461">bits</text:p>
          </table:table-cell>
          <table:table-cell table:style-name="Table13.A2" office:value-type="string">
            <text:p text:style-name="P378">IIHL</text:p>
          </table:table-cell>
          <table:table-cell table:style-name="Table13.C2" office:value-type="string">
            <text:p text:style-name="P460">4</text:p>
          </table:table-cell>
          <table:table-cell table:style-name="Table13.A2" office:value-type="string">
            <text:p text:style-name="P460"><text:span text:style-name="T222">0-</text:span><text:span text:style-name="T239">7</text:span><text:span text:style-name="T222">,</text:span></text:p>
            <text:p text:style-name="P465">12-15</text:p>
          </table:table-cell>
          <table:table-cell table:style-name="Table13.A2" office:value-type="string">
            <text:p text:style-name="P463"><text:span text:style-name="T146">R</text:span><text:span text:style-name="T167">1</text:span></text:p>
            <text:p text:style-name="P465">8-11</text:p>
          </table:table-cell>
          <table:table-cell table:style-name="Table13.A2" office:value-type="string">
            <text:p text:style-name="P463"><text:span text:style-name="T146">I</text:span><text:span text:style-name="T167">2 </text:span><text:span text:style-name="T146"><text:s/></text:span><text:span text:style-name="T155">- Note 1</text:span></text:p>
            <text:p text:style-name="P465">16-31</text:p>
          </table:table-cell>
          <table:table-cell table:style-name="Table13.A2" office:value-type="string">
            <text:p text:style-name="P464">-</text:p>
          </table:table-cell>
          <table:table-cell table:style-name="Table13.A2" office:value-type="string">
            <text:p text:style-name="P464">-</text:p>
          </table:table-cell>
          <table:table-cell table:style-name="Table13.I6" office:value-type="string">
            <text:p text:style-name="P464">-</text:p>
          </table:table-cell>
        </table:table-row>
        <table:table-row>
          <table:table-cell table:style-name="Table13.A2" office:value-type="string">
            <text:p text:style-name="P460">RI b</text:p>
            <text:p text:style-name="P461">bits</text:p>
          </table:table-cell>
          <table:table-cell table:style-name="Table13.A2" office:value-type="string">
            <text:p text:style-name="P378">BRAS</text:p>
          </table:table-cell>
          <table:table-cell table:style-name="Table13.C2" office:value-type="string">
            <text:p text:style-name="P460">4</text:p>
          </table:table-cell>
          <table:table-cell table:style-name="Table13.A2" office:value-type="string">
            <text:p text:style-name="P460"><text:span text:style-name="T223">0-</text:span><text:span text:style-name="T239">7</text:span><text:span text:style-name="T223">,</text:span></text:p>
            <text:p text:style-name="P466">12-15</text:p>
          </table:table-cell>
          <table:table-cell table:style-name="Table13.A2" office:value-type="string">
            <text:p text:style-name="P463"><text:span text:style-name="T146">R</text:span><text:span text:style-name="T162">1</text:span></text:p>
            <text:p text:style-name="P466">8-11</text:p>
          </table:table-cell>
          <table:table-cell table:style-name="Table13.A2" office:value-type="string">
            <text:p text:style-name="P463"><text:span text:style-name="T146">RI</text:span><text:span text:style-name="T162">2</text:span></text:p>
            <text:p text:style-name="P466">16-31</text:p>
          </table:table-cell>
          <table:table-cell table:style-name="Table13.A2" office:value-type="string">
            <text:p text:style-name="P464">-</text:p>
          </table:table-cell>
          <table:table-cell table:style-name="Table13.A2" office:value-type="string">
            <text:p text:style-name="P464">-</text:p>
          </table:table-cell>
          <table:table-cell table:style-name="Table13.I7" office:value-type="string">
            <text:p text:style-name="P464">-</text:p>
          </table:table-cell>
        </table:table-row>
        <table:table-row>
          <table:table-cell table:style-name="Table13.A2" office:value-type="string">
            <text:p text:style-name="P460">RI c</text:p>
            <text:p text:style-name="P461">bits</text:p>
          </table:table-cell>
          <table:table-cell table:style-name="Table13.A2" office:value-type="string">
            <text:p text:style-name="P378">BRC</text:p>
          </table:table-cell>
          <table:table-cell table:style-name="Table13.C2" office:value-type="string">
            <text:p text:style-name="P460">4</text:p>
          </table:table-cell>
          <table:table-cell table:style-name="Table13.A2" office:value-type="string">
            <text:p text:style-name="P460"><text:span text:style-name="T224">0-</text:span><text:span text:style-name="T239">7</text:span><text:span text:style-name="T224">,</text:span></text:p>
            <text:p text:style-name="P467">12-15</text:p>
          </table:table-cell>
          <table:table-cell table:style-name="Table13.A2" office:value-type="string">
            <text:p text:style-name="P463"><text:span text:style-name="T146">M</text:span><text:span text:style-name="T167">1</text:span><text:span text:style-name="T146"> –</text:span><text:span text:style-name="T155"> Note 1</text:span></text:p>
            <text:p text:style-name="P467">8-11</text:p>
          </table:table-cell>
          <table:table-cell table:style-name="Table13.A2" office:value-type="string">
            <text:p text:style-name="P463"><text:span text:style-name="T146">RI</text:span><text:span text:style-name="T167">2</text:span></text:p>
            <text:p text:style-name="P467">16-31</text:p>
          </table:table-cell>
          <table:table-cell table:style-name="Table13.A2" office:value-type="string">
            <text:p text:style-name="P464">-</text:p>
          </table:table-cell>
          <table:table-cell table:style-name="Table13.A2" office:value-type="string">
            <text:p text:style-name="P464">-</text:p>
          </table:table-cell>
          <table:table-cell table:style-name="Table13.I8" office:value-type="string">
            <text:p text:style-name="P464">-</text:p>
          </table:table-cell>
        </table:table-row>
        <table:table-row>
          <table:table-cell table:style-name="Table13.A2" office:value-type="string">
            <text:p text:style-name="P468">RIE a</text:p>
            <text:p text:style-name="P461">bits</text:p>
          </table:table-cell>
          <table:table-cell table:style-name="Table13.A2" office:value-type="string">
            <text:p text:style-name="P378">CGIT</text:p>
          </table:table-cell>
          <table:table-cell table:style-name="Table13.C2" office:value-type="string">
            <text:p text:style-name="P468">6</text:p>
          </table:table-cell>
          <table:table-cell table:style-name="Table13.A2" office:value-type="string">
            <text:p text:style-name="P468"><text:span text:style-name="T225">0-</text:span><text:span text:style-name="T239">7</text:span></text:p>
            <text:p text:style-name="P469">40-47</text:p>
          </table:table-cell>
          <table:table-cell table:style-name="Table13.A2" office:value-type="string">
            <text:p text:style-name="P468">R<text:span text:style-name="T173">1</text:span></text:p>
            <text:p text:style-name="P469">8-11</text:p>
          </table:table-cell>
          <table:table-cell table:style-name="Table13.A2" office:value-type="string">
            <text:p text:style-name="P468">I<text:span text:style-name="T173">2</text:span></text:p>
            <text:p text:style-name="P469">16-31</text:p>
          </table:table-cell>
          <table:table-cell table:style-name="Table13.A2" office:value-type="string">
            <text:p text:style-name="P468">M<text:span text:style-name="T173">3</text:span></text:p>
            <text:p text:style-name="P469">32-35</text:p>
          </table:table-cell>
          <table:table-cell table:style-name="Table13.A2" office:value-type="string">
            <text:p text:style-name="P464">-</text:p>
          </table:table-cell>
          <table:table-cell table:style-name="Table13.I9" office:value-type="string">
            <text:p text:style-name="P464">-</text:p>
          </table:table-cell>
        </table:table-row>
        <table:table-row>
          <table:table-cell table:style-name="Table13.A2" office:value-type="string">
            <text:p text:style-name="P470">RIE b</text:p>
            <text:p text:style-name="P461"><text:soft-page-break/>bits</text:p>
          </table:table-cell>
          <table:table-cell table:style-name="Table13.A2" office:value-type="string">
            <text:p text:style-name="P378">CGRJ</text:p>
          </table:table-cell>
          <table:table-cell table:style-name="Table13.C2" office:value-type="string">
            <text:p text:style-name="P470">6</text:p>
          </table:table-cell>
          <table:table-cell table:style-name="Table13.A2" office:value-type="string">
            <text:p text:style-name="P470"><text:span text:style-name="T226">0-</text:span><text:span text:style-name="T239">7</text:span><text:span text:style-name="T226">,</text:span></text:p>
            <text:p text:style-name="P471"><text:soft-page-break/>40-47</text:p>
          </table:table-cell>
          <table:table-cell table:style-name="Table13.A2" office:value-type="string">
            <text:p text:style-name="P470">R<text:span text:style-name="T174">1</text:span></text:p>
            <text:p text:style-name="P461"><text:soft-page-break/>8-11</text:p>
          </table:table-cell>
          <table:table-cell table:style-name="Table13.A2" office:value-type="string">
            <text:p text:style-name="P470">R<text:span text:style-name="T174">2</text:span></text:p>
            <text:p text:style-name="P461"><text:soft-page-break/>12-15</text:p>
          </table:table-cell>
          <table:table-cell table:style-name="Table13.A2" office:value-type="string">
            <text:p text:style-name="P470">M<text:span text:style-name="T174">3</text:span></text:p>
            <text:p text:style-name="P461"><text:soft-page-break/>32-35</text:p>
          </table:table-cell>
          <table:table-cell table:style-name="Table13.A2" office:value-type="string">
            <text:p text:style-name="P470">RI<text:span text:style-name="T174">4</text:span></text:p>
            <text:p text:style-name="P461"><text:soft-page-break/>16-31</text:p>
          </table:table-cell>
          <table:table-cell table:style-name="Table13.I10" office:value-type="string">
            <text:p text:style-name="P464">-</text:p>
          </table:table-cell>
        </table:table-row>
        <table:table-row>
          <table:table-cell table:style-name="Table13.A2" office:value-type="string">
            <text:p text:style-name="P472">RIE c</text:p>
            <text:p text:style-name="P473">bits</text:p>
          </table:table-cell>
          <table:table-cell table:style-name="Table13.A2" office:value-type="string">
            <text:p text:style-name="P378">CGIJ</text:p>
          </table:table-cell>
          <table:table-cell table:style-name="Table13.C2" office:value-type="string">
            <text:p text:style-name="P472">6</text:p>
          </table:table-cell>
          <table:table-cell table:style-name="Table13.A2" office:value-type="string">
            <text:p text:style-name="P472"><text:span text:style-name="T227">0-</text:span><text:span text:style-name="T239">7</text:span><text:span text:style-name="T227">,</text:span></text:p>
            <text:p text:style-name="P473">40-47</text:p>
          </table:table-cell>
          <table:table-cell table:style-name="Table13.A2" office:value-type="string">
            <text:p text:style-name="P472">R<text:span text:style-name="T174">1</text:span></text:p>
            <text:p text:style-name="P474">8-11</text:p>
          </table:table-cell>
          <table:table-cell table:style-name="Table13.A2" office:value-type="string">
            <text:p text:style-name="P472">I<text:span text:style-name="T174">2</text:span></text:p>
            <text:p text:style-name="P474">32-39</text:p>
          </table:table-cell>
          <table:table-cell table:style-name="Table13.A2" office:value-type="string">
            <text:p text:style-name="P472">M<text:span text:style-name="T174">3</text:span></text:p>
            <text:p text:style-name="P474">12-15</text:p>
          </table:table-cell>
          <table:table-cell table:style-name="Table13.A2" office:value-type="string">
            <text:p text:style-name="P472">RI<text:span text:style-name="T174">4</text:span></text:p>
            <text:p text:style-name="P474">16-31</text:p>
          </table:table-cell>
          <table:table-cell table:style-name="Table13.I11" office:value-type="string">
            <text:p text:style-name="P464">-</text:p>
          </table:table-cell>
        </table:table-row>
        <table:table-row>
          <table:table-cell table:style-name="Table13.A2" office:value-type="string">
            <text:p text:style-name="P475">RIE d</text:p>
            <text:p text:style-name="P476">bits</text:p>
          </table:table-cell>
          <table:table-cell table:style-name="Table13.A2" office:value-type="string">
            <text:p text:style-name="P378">AHIK</text:p>
          </table:table-cell>
          <table:table-cell table:style-name="Table13.C2" office:value-type="string">
            <text:p text:style-name="P475">6</text:p>
          </table:table-cell>
          <table:table-cell table:style-name="Table13.A2" office:value-type="string">
            <text:p text:style-name="P475"><text:span text:style-name="T228">0-</text:span><text:span text:style-name="T239">7</text:span><text:span text:style-name="T228">,</text:span></text:p>
            <text:p text:style-name="P477">40-47</text:p>
          </table:table-cell>
          <table:table-cell table:style-name="Table13.A2" office:value-type="string">
            <text:p text:style-name="P463"><text:span text:style-name="T147">R</text:span><text:span text:style-name="T168">1</text:span></text:p>
            <text:p text:style-name="P478">8-11</text:p>
          </table:table-cell>
          <table:table-cell table:style-name="Table13.A2" office:value-type="string">
            <text:p text:style-name="P479">R3</text:p>
            <text:p text:style-name="P478">12-15</text:p>
          </table:table-cell>
          <table:table-cell table:style-name="Table13.A2" office:value-type="string">
            <text:p text:style-name="P479">I2</text:p>
            <text:p text:style-name="P478">16-31</text:p>
          </table:table-cell>
          <table:table-cell table:style-name="Table13.A2" office:value-type="string">
            <text:p text:style-name="P464">-</text:p>
          </table:table-cell>
          <table:table-cell table:style-name="Table13.I12" office:value-type="string">
            <text:p text:style-name="P464">-</text:p>
          </table:table-cell>
        </table:table-row>
        <table:table-row>
          <table:table-cell table:style-name="Table13.A2" office:value-type="string">
            <text:p text:style-name="P480">RIE e</text:p>
            <text:p text:style-name="P481">bits</text:p>
          </table:table-cell>
          <table:table-cell table:style-name="Table13.A2" office:value-type="string">
            <text:p text:style-name="P378">BRXHG</text:p>
          </table:table-cell>
          <table:table-cell table:style-name="Table13.C2" office:value-type="string">
            <text:p text:style-name="P480">6</text:p>
          </table:table-cell>
          <table:table-cell table:style-name="Table13.A2" office:value-type="string">
            <text:p text:style-name="P480"><text:span text:style-name="T229">0-</text:span><text:span text:style-name="T239">7</text:span><text:span text:style-name="T229">,</text:span></text:p>
            <text:p text:style-name="P476">40-47</text:p>
          </table:table-cell>
          <table:table-cell table:style-name="Table13.A2" office:value-type="string">
            <text:p text:style-name="P463"><text:span text:style-name="T148">R</text:span><text:span text:style-name="T168">1</text:span></text:p>
            <text:p text:style-name="P476">8-11</text:p>
          </table:table-cell>
          <table:table-cell table:style-name="Table13.A2" office:value-type="string">
            <text:p text:style-name="P463"><text:span text:style-name="T148">R</text:span><text:span text:style-name="T168">3</text:span></text:p>
            <text:p text:style-name="P476">12-15</text:p>
          </table:table-cell>
          <table:table-cell table:style-name="Table13.A2" office:value-type="string">
            <text:p text:style-name="P463"><text:span text:style-name="T148">R</text:span><text:span text:style-name="T168">I2</text:span></text:p>
            <text:p text:style-name="P476">16-31</text:p>
          </table:table-cell>
          <table:table-cell table:style-name="Table13.A2" office:value-type="string">
            <text:p text:style-name="P464">-</text:p>
          </table:table-cell>
          <table:table-cell table:style-name="Table13.I13" office:value-type="string">
            <text:p text:style-name="P464">-</text:p>
          </table:table-cell>
        </table:table-row>
        <table:table-row>
          <table:table-cell table:style-name="Table13.A2" office:value-type="string">
            <text:p text:style-name="P464">RIE f</text:p>
            <text:p text:style-name="P481">bits</text:p>
          </table:table-cell>
          <table:table-cell table:style-name="Table13.A2" office:value-type="string">
            <text:p text:style-name="P378">RXSBG</text:p>
          </table:table-cell>
          <table:table-cell table:style-name="Table13.C2" office:value-type="string">
            <text:p text:style-name="P464">6</text:p>
          </table:table-cell>
          <table:table-cell table:style-name="Table13.A2" office:value-type="string">
            <text:p text:style-name="P464"><text:span text:style-name="T230">0-</text:span><text:span text:style-name="T239">7</text:span><text:span text:style-name="T230">,</text:span></text:p>
            <text:p text:style-name="P482">40-47</text:p>
          </table:table-cell>
          <table:table-cell table:style-name="Table13.A2" office:value-type="string">
            <text:p text:style-name="P463"><text:span text:style-name="T149">R</text:span><text:span text:style-name="T221">1</text:span></text:p>
            <text:p text:style-name="P481">8-11</text:p>
          </table:table-cell>
          <table:table-cell table:style-name="Table13.A2" office:value-type="string">
            <text:p text:style-name="P463"><text:span text:style-name="T149">R</text:span><text:span text:style-name="T171">2</text:span></text:p>
            <text:p text:style-name="P481">12-15</text:p>
          </table:table-cell>
          <table:table-cell table:style-name="Table13.A2" office:value-type="string">
            <text:p text:style-name="P463"><text:span text:style-name="T149">I</text:span><text:span text:style-name="T171">3</text:span></text:p>
            <text:p text:style-name="P481">16-23</text:p>
          </table:table-cell>
          <table:table-cell table:style-name="Table13.A2" office:value-type="string">
            <text:p text:style-name="P463"><text:span text:style-name="T149">I</text:span><text:span text:style-name="T171">4</text:span></text:p>
            <text:p text:style-name="P481">24-31</text:p>
          </table:table-cell>
          <table:table-cell table:style-name="Table13.I14" office:value-type="string">
            <text:p text:style-name="P463"><text:span text:style-name="T149">I</text:span><text:span text:style-name="T171">5</text:span></text:p>
            <text:p text:style-name="P481">32-29</text:p>
          </table:table-cell>
        </table:table-row>
        <table:table-row>
          <table:table-cell table:style-name="Table13.A2" office:value-type="string">
            <text:p text:style-name="P483">RIL a</text:p>
            <text:p text:style-name="P484">bits</text:p>
          </table:table-cell>
          <table:table-cell table:style-name="Table13.A2" office:value-type="string">
            <text:p text:style-name="P379">LGFI</text:p>
          </table:table-cell>
          <table:table-cell table:style-name="Table13.C2" office:value-type="string">
            <text:p text:style-name="P483">6</text:p>
          </table:table-cell>
          <table:table-cell table:style-name="Table13.A2" office:value-type="string">
            <text:p text:style-name="P483"><text:span text:style-name="T231">0-</text:span><text:span text:style-name="T239">7</text:span><text:span text:style-name="T231">.</text:span></text:p>
            <text:p text:style-name="P485">12-15</text:p>
          </table:table-cell>
          <table:table-cell table:style-name="Table13.A2" office:value-type="string">
            <text:p text:style-name="P463"><text:span text:style-name="T150">R</text:span><text:span text:style-name="T170">1</text:span></text:p>
            <text:p text:style-name="P485">8-11</text:p>
          </table:table-cell>
          <table:table-cell table:style-name="Table13.A2" office:value-type="string">
            <text:p text:style-name="P463"><text:span text:style-name="T150">I</text:span><text:span text:style-name="T170">2</text:span></text:p>
            <text:p text:style-name="P485">16-47</text:p>
          </table:table-cell>
          <table:table-cell table:style-name="Table13.A2" office:value-type="string">
            <text:p text:style-name="P486">-</text:p>
          </table:table-cell>
          <table:table-cell table:style-name="Table13.A2" office:value-type="string">
            <text:p text:style-name="P486">-</text:p>
          </table:table-cell>
          <table:table-cell table:style-name="Table13.I15" office:value-type="string">
            <text:p text:style-name="P486">-</text:p>
          </table:table-cell>
        </table:table-row>
        <table:table-row>
          <table:table-cell table:style-name="Table13.A2" office:value-type="string">
            <text:p text:style-name="P487">RIL b</text:p>
            <text:p text:style-name="P484">bits</text:p>
          </table:table-cell>
          <table:table-cell table:style-name="Table13.A2" office:value-type="string">
            <text:p text:style-name="P379">LARL</text:p>
          </table:table-cell>
          <table:table-cell table:style-name="Table13.C2" office:value-type="string">
            <text:p text:style-name="P487">6</text:p>
          </table:table-cell>
          <table:table-cell table:style-name="Table13.A2" office:value-type="string">
            <text:p text:style-name="P487"><text:span text:style-name="T232">0-</text:span><text:span text:style-name="T239">7</text:span></text:p>
            <text:p text:style-name="P484">12-15</text:p>
          </table:table-cell>
          <table:table-cell table:style-name="Table13.A2" office:value-type="string">
            <text:p text:style-name="P463"><text:span text:style-name="T151">R</text:span><text:span text:style-name="T169">1</text:span></text:p>
            <text:p text:style-name="P484">8-11</text:p>
          </table:table-cell>
          <table:table-cell table:style-name="Table13.A2" office:value-type="string">
            <text:p text:style-name="P463"><text:span text:style-name="T151">RI</text:span><text:span text:style-name="T169">2</text:span></text:p>
            <text:p text:style-name="P484">16-47</text:p>
          </table:table-cell>
          <table:table-cell table:style-name="Table13.A2" office:value-type="string">
            <text:p text:style-name="P486">-</text:p>
          </table:table-cell>
          <table:table-cell table:style-name="Table13.A2" office:value-type="string">
            <text:p text:style-name="P486">-</text:p>
          </table:table-cell>
          <table:table-cell table:style-name="Table13.I16" office:value-type="string">
            <text:p text:style-name="P486">-</text:p>
          </table:table-cell>
        </table:table-row>
        <table:table-row>
          <table:table-cell table:style-name="Table13.A2" office:value-type="string">
            <text:p text:style-name="P486">RIL c</text:p>
            <text:p text:style-name="P488">bits</text:p>
          </table:table-cell>
          <table:table-cell table:style-name="Table13.A2" office:value-type="string">
            <text:p text:style-name="P379">BRCL</text:p>
          </table:table-cell>
          <table:table-cell table:style-name="Table13.A2" office:value-type="string">
            <text:p text:style-name="P486">6</text:p>
          </table:table-cell>
          <table:table-cell table:style-name="Table13.A2" office:value-type="string">
            <text:p text:style-name="P486"><text:span text:style-name="T233">0-</text:span><text:span text:style-name="T239">7</text:span><text:span text:style-name="T233">,</text:span></text:p>
            <text:p text:style-name="P489">12-15</text:p>
          </table:table-cell>
          <table:table-cell table:style-name="Table13.A2" office:value-type="string">
            <text:p text:style-name="P486">M<text:span text:style-name="T175">1</text:span></text:p>
            <text:p text:style-name="P489">8-11</text:p>
          </table:table-cell>
          <table:table-cell table:style-name="Table13.A2" office:value-type="string">
            <text:p text:style-name="P486">RI<text:span text:style-name="T175">2</text:span></text:p>
            <text:p text:style-name="P489">16-47</text:p>
          </table:table-cell>
          <table:table-cell table:style-name="Table13.A2" office:value-type="string">
            <text:p text:style-name="P486">-</text:p>
          </table:table-cell>
          <table:table-cell table:style-name="Table13.A2" office:value-type="string">
            <text:p text:style-name="P486">-</text:p>
          </table:table-cell>
          <table:table-cell table:style-name="Table13.I17" office:value-type="string">
            <text:p text:style-name="P486">-</text:p>
          </table:table-cell>
        </table:table-row>
        <table:table-row>
          <table:table-cell table:style-name="Table13.A2" office:value-type="string">
            <text:p text:style-name="P490">RIS</text:p>
            <text:p text:style-name="P488">bits</text:p>
          </table:table-cell>
          <table:table-cell table:style-name="Table13.A2" office:value-type="string">
            <text:p text:style-name="P380">CGIB</text:p>
          </table:table-cell>
          <table:table-cell table:style-name="Table13.A2" office:value-type="string">
            <text:p text:style-name="P490">6</text:p>
          </table:table-cell>
          <table:table-cell table:style-name="Table13.A2" office:value-type="string">
            <text:p text:style-name="P490"><text:span text:style-name="T234">0-</text:span><text:span text:style-name="T239">7</text:span><text:span text:style-name="T234">,</text:span></text:p>
            <text:p text:style-name="P488">40-47</text:p>
          </table:table-cell>
          <table:table-cell table:style-name="Table13.A2" office:value-type="string">
            <text:p text:style-name="P490">R<text:span text:style-name="T176">1</text:span></text:p>
            <text:p text:style-name="P488">8-11</text:p>
          </table:table-cell>
          <table:table-cell table:style-name="Table13.A2" office:value-type="string">
            <text:p text:style-name="P490">I<text:span text:style-name="T176">2</text:span></text:p>
            <text:p text:style-name="P491">32-29</text:p>
          </table:table-cell>
          <table:table-cell table:style-name="Table13.A2" office:value-type="string">
            <text:p text:style-name="P490">M<text:span text:style-name="T176">3</text:span></text:p>
            <text:p text:style-name="P488">12-15</text:p>
          </table:table-cell>
          <table:table-cell table:style-name="Table13.A2" office:value-type="string">
            <text:p text:style-name="P463"><text:span text:style-name="T158">D</text:span><text:span text:style-name="T176">4</text:span><text:span text:style-name="T152">(</text:span><text:span text:style-name="T158">B</text:span><text:span text:style-name="T176">4</text:span><text:span text:style-name="T152">)</text:span></text:p>
            <text:p text:style-name="P488">B4 16-19</text:p>
            <text:p text:style-name="P488">D4 20-31</text:p>
          </table:table-cell>
          <table:table-cell table:style-name="Table13.I18" office:value-type="string">
            <text:p text:style-name="P492">-</text:p>
          </table:table-cell>
        </table:table-row>
        <table:table-row>
          <table:table-cell table:style-name="Table13.A2" office:value-type="string">
            <text:p text:style-name="P493">RR</text:p>
            <text:p text:style-name="P494">bits</text:p>
          </table:table-cell>
          <table:table-cell table:style-name="Table13.A2" office:value-type="string">
            <text:p text:style-name="P381">BCR</text:p>
            <text:p text:style-name="P381">BALR</text:p>
          </table:table-cell>
          <table:table-cell table:style-name="Table13.A2" office:value-type="string">
            <text:p text:style-name="P493">2</text:p>
          </table:table-cell>
          <table:table-cell table:style-name="Table13.A2" office:value-type="string">
            <text:p text:style-name="P494"/>
            <text:p text:style-name="P493"><text:span text:style-name="T235">0-</text:span><text:span text:style-name="T239">7</text:span></text:p>
          </table:table-cell>
          <table:table-cell table:style-name="Table13.A2" office:value-type="string">
            <text:p text:style-name="P495">M1/R1</text:p>
            <text:p text:style-name="P494">8-11</text:p>
          </table:table-cell>
          <table:table-cell table:style-name="Table13.A2" office:value-type="string">
            <text:p text:style-name="P463"><text:span text:style-name="T153">R</text:span><text:span text:style-name="T161">2</text:span><text:span text:style-name="T153"> –</text:span><text:span text:style-name="T155"> Note 1</text:span></text:p>
            <text:p text:style-name="P494">12-15</text:p>
          </table:table-cell>
          <table:table-cell table:style-name="Table13.A2" office:value-type="string">
            <text:p text:style-name="P492">-</text:p>
          </table:table-cell>
          <table:table-cell table:style-name="Table13.A2" office:value-type="string">
            <text:p text:style-name="P492">-</text:p>
          </table:table-cell>
          <table:table-cell table:style-name="Table13.I19" office:value-type="string">
            <text:p text:style-name="P492">-</text:p>
          </table:table-cell>
        </table:table-row>
        <table:table-row>
          <table:table-cell table:style-name="Table13.A2" office:value-type="string">
            <text:p text:style-name="P496">RRD</text:p>
            <text:p text:style-name="P497">bits</text:p>
          </table:table-cell>
          <table:table-cell table:style-name="Table13.A2" office:value-type="string">
            <text:p text:style-name="P381">MAEBR</text:p>
          </table:table-cell>
          <table:table-cell table:style-name="Table13.A2" office:value-type="string">
            <text:p text:style-name="P492">4</text:p>
          </table:table-cell>
          <table:table-cell table:style-name="Table13.A2" office:value-type="string">
            <text:p text:style-name="P498"/>
            <text:p text:style-name="P498">0-15</text:p>
          </table:table-cell>
          <table:table-cell table:style-name="Table13.A2" office:value-type="string">
            <text:p text:style-name="P496">R<text:span text:style-name="T177">1</text:span></text:p>
            <text:p text:style-name="P498">16-19</text:p>
          </table:table-cell>
          <table:table-cell table:style-name="Table13.A2" office:value-type="string">
            <text:p text:style-name="P496">R<text:span text:style-name="T177">3</text:span></text:p>
            <text:p text:style-name="P498">24-27</text:p>
          </table:table-cell>
          <table:table-cell table:style-name="Table13.A2" office:value-type="string">
            <text:p text:style-name="P496">R<text:span text:style-name="T177">2</text:span></text:p>
            <text:p text:style-name="P498">28-31</text:p>
          </table:table-cell>
          <table:table-cell table:style-name="Table13.A2" office:value-type="string">
            <text:p text:style-name="P492">-</text:p>
          </table:table-cell>
          <table:table-cell table:style-name="Table13.I20" office:value-type="string">
            <text:p text:style-name="P492">-</text:p>
          </table:table-cell>
        </table:table-row>
        <table:table-row>
          <table:table-cell table:style-name="Table13.A2" office:value-type="string">
            <text:p text:style-name="P492">RRE</text:p>
            <text:p text:style-name="P497">bits</text:p>
          </table:table-cell>
          <table:table-cell table:style-name="Table13.A2" office:value-type="string">
            <text:p text:style-name="P381">LPEBR</text:p>
          </table:table-cell>
          <table:table-cell table:style-name="Table13.A2" office:value-type="string">
            <text:p text:style-name="P492">4</text:p>
          </table:table-cell>
          <table:table-cell table:style-name="Table13.A2" office:value-type="string">
            <text:p text:style-name="P492"/>
            <text:p text:style-name="P497">0-15</text:p>
          </table:table-cell>
          <table:table-cell table:style-name="Table13.A2" office:value-type="string">
            <text:p text:style-name="P463"><text:span text:style-name="T154">R</text:span><text:span text:style-name="T178">1</text:span><text:span text:style-name="T154"> </text:span><text:span text:style-name="T155">- Note 1</text:span></text:p>
            <text:p text:style-name="P499">24-27</text:p>
          </table:table-cell>
          <table:table-cell table:style-name="Table13.A2" office:value-type="string">
            <text:p text:style-name="P463"><text:span text:style-name="T154">R</text:span><text:span text:style-name="T178">2</text:span><text:span text:style-name="T154"> –</text:span><text:span text:style-name="T155"> Note 1</text:span></text:p>
            <text:p text:style-name="P499">28-31</text:p>
          </table:table-cell>
          <table:table-cell table:style-name="Table13.A2" office:value-type="string">
            <text:p text:style-name="P492">-</text:p>
          </table:table-cell>
          <table:table-cell table:style-name="Table13.A2" office:value-type="string">
            <text:p text:style-name="P492">-</text:p>
          </table:table-cell>
          <table:table-cell table:style-name="Table13.I21" office:value-type="string">
            <text:p text:style-name="P492">-</text:p>
          </table:table-cell>
        </table:table-row>
        <table:table-row>
          <table:table-cell table:style-name="Table13.A2" office:value-type="string">
            <text:p text:style-name="P463"><text:span text:style-name="T155">RRF </text:span><text:span text:style-name="T156">a</text:span></text:p>
            <text:p text:style-name="P500">bits</text:p>
          </table:table-cell>
          <table:table-cell table:style-name="Table13.A2" office:value-type="string">
            <text:p text:style-name="P381">MDTR</text:p>
          </table:table-cell>
          <table:table-cell table:style-name="Table13.A2" office:value-type="string">
            <text:p text:style-name="P501">4</text:p>
          </table:table-cell>
          <table:table-cell table:style-name="Table13.A2" office:value-type="string">
            <text:p text:style-name="P500"/>
            <text:p text:style-name="P500">0-15</text:p>
          </table:table-cell>
          <table:table-cell table:style-name="Table13.A2" office:value-type="string">
            <text:p text:style-name="P463"><text:span text:style-name="T156">R</text:span><text:span text:style-name="T164">1</text:span></text:p>
            <text:p text:style-name="P500">24-27</text:p>
          </table:table-cell>
          <table:table-cell table:style-name="Table13.A2" office:value-type="string">
            <text:p text:style-name="P463"><text:span text:style-name="T156">R</text:span><text:span text:style-name="T164">2</text:span></text:p>
            <text:p text:style-name="P500">28-31</text:p>
          </table:table-cell>
          <table:table-cell table:style-name="Table13.A2" office:value-type="string">
            <text:p text:style-name="P463"><text:span text:style-name="T156">R</text:span><text:span text:style-name="T164">3</text:span></text:p>
            <text:p text:style-name="P500">16-19</text:p>
          </table:table-cell>
          <table:table-cell table:style-name="Table13.A2" office:value-type="string">
            <text:p text:style-name="P463"><text:span text:style-name="T156">M</text:span><text:span text:style-name="T164">4 – Note 1</text:span></text:p>
            <text:p text:style-name="P500">20-23</text:p>
          </table:table-cell>
          <table:table-cell table:style-name="Table13.I22" office:value-type="string">
            <text:p text:style-name="P502">-</text:p>
          </table:table-cell>
        </table:table-row>
        <table:table-row>
          <table:table-cell table:style-name="Table13.A2" office:value-type="string">
            <text:p text:style-name="P503">RRF b</text:p>
            <text:p text:style-name="P504">bits</text:p>
          </table:table-cell>
          <table:table-cell table:style-name="Table13.A2" office:value-type="string">
            <text:p text:style-name="P381">QADTR</text:p>
          </table:table-cell>
          <table:table-cell table:style-name="Table13.A2" office:value-type="string">
            <text:p text:style-name="P505">4</text:p>
          </table:table-cell>
          <table:table-cell table:style-name="Table13.A2" office:value-type="string">
            <text:p text:style-name="P505"/>
            <text:p text:style-name="P500">0-15</text:p>
          </table:table-cell>
          <table:table-cell table:style-name="Table13.A2" office:value-type="string">
            <text:p text:style-name="P503">R1</text:p>
            <text:p text:style-name="P500">24-27</text:p>
          </table:table-cell>
          <table:table-cell table:style-name="Table13.A2" office:value-type="string">
            <text:p text:style-name="P503">R3</text:p>
            <text:p text:style-name="P500">16-19</text:p>
          </table:table-cell>
          <table:table-cell table:style-name="Table13.A2" office:value-type="string">
            <text:p text:style-name="P503">R2</text:p>
            <text:p text:style-name="P500">28-31</text:p>
          </table:table-cell>
          <table:table-cell table:style-name="Table13.A2" office:value-type="string">
            <text:p text:style-name="P503">M4 – Note 1</text:p>
            <text:p text:style-name="P500">20-23</text:p>
          </table:table-cell>
          <table:table-cell table:style-name="Table13.I23" office:value-type="string">
            <text:p text:style-name="P506">-</text:p>
          </table:table-cell>
        </table:table-row>
        <table:table-row table:style-name="Table13.24">
          <table:table-cell table:style-name="Table13.A2" office:value-type="string">
            <text:p text:style-name="P507">RRF c</text:p>
            <text:p text:style-name="P504">bits</text:p>
          </table:table-cell>
          <table:table-cell table:style-name="Table13.A2" office:value-type="string">
            <text:p text:style-name="P382">CGRT</text:p>
          </table:table-cell>
          <table:table-cell table:style-name="Table13.A2" office:value-type="string">
            <text:p text:style-name="P507">4</text:p>
          </table:table-cell>
          <table:table-cell table:style-name="Table13.A2" office:value-type="string">
            <text:p text:style-name="P507"/>
            <text:p text:style-name="P508">0-15</text:p>
          </table:table-cell>
          <table:table-cell table:style-name="Table13.A2" office:value-type="string">
            <text:p text:style-name="P463"><text:span text:style-name="T157">R</text:span><text:span text:style-name="T165">1</text:span></text:p>
            <text:p text:style-name="P508">24-27</text:p>
          </table:table-cell>
          <table:table-cell table:style-name="Table13.A2" office:value-type="string">
            <text:p text:style-name="P463"><text:span text:style-name="T157">R</text:span><text:span text:style-name="T165">2</text:span></text:p>
            <text:p text:style-name="P508">28-31</text:p>
          </table:table-cell>
          <table:table-cell table:style-name="Table13.A2" office:value-type="string">
            <text:p text:style-name="P463"><text:span text:style-name="T157">M</text:span><text:span text:style-name="T165">3 – Note 1</text:span></text:p>
          </table:table-cell>
          <table:table-cell table:style-name="Table13.A2" office:value-type="string">
            <text:p text:style-name="P505">-</text:p>
          </table:table-cell>
          <table:table-cell table:style-name="Table13.I24" office:value-type="string">
            <text:p text:style-name="P502">-</text:p>
          </table:table-cell>
        </table:table-row>
        <table:table-row>
          <table:table-cell table:style-name="Table13.A2" office:value-type="string">
            <text:p text:style-name="P509">RRF d</text:p>
            <text:p text:style-name="P504">bits</text:p>
          </table:table-cell>
          <table:table-cell table:style-name="Table13.A2" office:value-type="string">
            <text:p text:style-name="P381">LDETR</text:p>
          </table:table-cell>
          <table:table-cell table:style-name="Table13.A2" office:value-type="string">
            <text:p text:style-name="P505">4</text:p>
          </table:table-cell>
          <table:table-cell table:style-name="Table13.A2" office:value-type="string">
            <text:p text:style-name="P505"/>
            <text:p text:style-name="P508">0-15</text:p>
          </table:table-cell>
          <table:table-cell table:style-name="Table13.A2" office:value-type="string">
            <text:p text:style-name="P505">R1</text:p>
            <text:p text:style-name="P508">24-27</text:p>
          </table:table-cell>
          <table:table-cell table:style-name="Table13.A2" office:value-type="string">
            <text:p text:style-name="P505">R2</text:p>
            <text:p text:style-name="P508">28-31</text:p>
          </table:table-cell>
          <table:table-cell table:style-name="Table13.A2" office:value-type="string">
            <text:p text:style-name="P505">M4</text:p>
            <text:p text:style-name="P508">20-23</text:p>
          </table:table-cell>
          <table:table-cell table:style-name="Table13.A2" office:value-type="string">
            <text:p text:style-name="P505">-</text:p>
          </table:table-cell>
          <table:table-cell table:style-name="Table13.I25" office:value-type="string">
            <text:p text:style-name="P510">-</text:p>
          </table:table-cell>
        </table:table-row>
        <table:table-row>
          <table:table-cell table:style-name="Table13.A2" office:value-type="string">
            <text:p text:style-name="P509">RRF e</text:p>
            <text:p text:style-name="P504">bits</text:p>
          </table:table-cell>
          <table:table-cell table:style-name="Table13.A2" office:value-type="string">
            <text:p text:style-name="P381">CELFBR</text:p>
          </table:table-cell>
          <table:table-cell table:style-name="Table13.A2" office:value-type="string">
            <text:p text:style-name="P505">4</text:p>
          </table:table-cell>
          <table:table-cell table:style-name="Table13.A2" office:value-type="string">
            <text:p text:style-name="P505"/>
            <text:p text:style-name="P508">0-15</text:p>
          </table:table-cell>
          <table:table-cell table:style-name="Table13.A2" office:value-type="string">
            <text:p text:style-name="P505">R1</text:p>
            <text:p text:style-name="P508">24-27</text:p>
          </table:table-cell>
          <table:table-cell table:style-name="Table13.A2" office:value-type="string">
            <text:p text:style-name="P505">M3</text:p>
            <text:p text:style-name="P508">16-19</text:p>
          </table:table-cell>
          <table:table-cell table:style-name="Table13.A2" office:value-type="string">
            <text:p text:style-name="P505">R2</text:p>
            <text:p text:style-name="P508">28-31</text:p>
          </table:table-cell>
          <table:table-cell table:style-name="Table13.A2" office:value-type="string">
            <text:p text:style-name="P505">M4 – Note 1</text:p>
            <text:p text:style-name="P508">20-23</text:p>
          </table:table-cell>
          <table:table-cell table:style-name="Table13.I26" office:value-type="string">
            <text:p text:style-name="P510">-</text:p>
          </table:table-cell>
        </table:table-row>
        <table:table-row>
          <table:table-cell table:style-name="Table13.A2" office:value-type="string">
            <text:p text:style-name="P511">RRS</text:p>
            <text:p text:style-name="P504">bits</text:p>
          </table:table-cell>
          <table:table-cell table:style-name="Table13.A2" office:value-type="string">
            <text:p text:style-name="P383">CGRB</text:p>
          </table:table-cell>
          <table:table-cell table:style-name="Table13.A2" office:value-type="string">
            <text:p text:style-name="P512">6</text:p>
          </table:table-cell>
          <table:table-cell table:style-name="Table13.A2" office:value-type="string">
            <text:p text:style-name="P504"/>
            <text:p text:style-name="P512"><text:span text:style-name="T236">0-</text:span><text:span text:style-name="T239">7</text:span><text:span text:style-name="T236">,</text:span></text:p>
            <text:p text:style-name="P504">40-47</text:p>
          </table:table-cell>
          <table:table-cell table:style-name="Table13.A2" office:value-type="string">
            <text:p text:style-name="P511">R<text:span text:style-name="T179">1</text:span></text:p>
            <text:p text:style-name="P504">8-11</text:p>
          </table:table-cell>
          <table:table-cell table:style-name="Table13.A2" office:value-type="string">
            <text:p text:style-name="P511">R<text:span text:style-name="T179">2</text:span></text:p>
            <text:p text:style-name="P504">12-15</text:p>
          </table:table-cell>
          <table:table-cell table:style-name="Table13.A2" office:value-type="string">
            <text:p text:style-name="P511">M<text:span text:style-name="T179">3</text:span></text:p>
            <text:p text:style-name="P513">32-35</text:p>
          </table:table-cell>
          <table:table-cell table:style-name="Table13.A2" office:value-type="string">
            <text:p text:style-name="P511">D<text:span text:style-name="T179">4</text:span>(B<text:span text:style-name="T179">4</text:span>)</text:p>
            <text:p text:style-name="P504">B4 16-19</text:p>
            <text:p text:style-name="P504">D4 20-31</text:p>
          </table:table-cell>
          <table:table-cell table:style-name="Table13.I27" office:value-type="string">
            <text:p text:style-name="P502">-</text:p>
          </table:table-cell>
        </table:table-row>
        <table:table-row>
          <table:table-cell table:style-name="Table13.A2" office:value-type="string">
            <text:p text:style-name="P514">RS a</text:p>
            <text:p text:style-name="P515">bits</text:p>
          </table:table-cell>
          <table:table-cell table:style-name="Table13.A2" office:value-type="string">
            <text:p text:style-name="P383">BXH</text:p>
          </table:table-cell>
          <table:table-cell table:style-name="Table13.A2" office:value-type="string">
            <text:p text:style-name="P514">4</text:p>
          </table:table-cell>
          <table:table-cell table:style-name="Table13.A2" office:value-type="string">
            <text:p text:style-name="P516"/>
            <text:p text:style-name="P514"><text:span text:style-name="T237">0-</text:span><text:span text:style-name="T239">7</text:span></text:p>
          </table:table-cell>
          <table:table-cell table:style-name="Table13.A2" office:value-type="string">
            <text:p text:style-name="P514">R<text:span text:style-name="T180">1</text:span></text:p>
            <text:p text:style-name="P516">8-11</text:p>
          </table:table-cell>
          <table:table-cell table:style-name="Table13.A2" office:value-type="string">
            <text:p text:style-name="P517">R3 – Note 1</text:p>
            <text:p text:style-name="P516">12-15</text:p>
          </table:table-cell>
          <table:table-cell table:style-name="Table13.A2" office:value-type="string">
            <text:p text:style-name="P517">D2(B2)</text:p>
            <text:p text:style-name="P516">B2 16-19</text:p>
            <text:p text:style-name="P516">D2 20-31</text:p>
          </table:table-cell>
          <table:table-cell table:style-name="Table13.A2" office:value-type="string">
            <text:p text:style-name="P502">-</text:p>
          </table:table-cell>
          <table:table-cell table:style-name="Table13.I28" office:value-type="string">
            <text:p text:style-name="P502">-</text:p>
          </table:table-cell>
        </table:table-row>
        <table:table-row>
          <table:table-cell table:style-name="Table13.A2" office:value-type="string">
            <text:p text:style-name="P514">RS b</text:p>
            <text:p text:style-name="P518">bits</text:p>
          </table:table-cell>
          <table:table-cell table:style-name="Table13.A2" office:value-type="string">
            <text:p text:style-name="P384">STCM</text:p>
          </table:table-cell>
          <table:table-cell table:style-name="Table13.A2" office:value-type="string">
            <text:p text:style-name="P514">4</text:p>
          </table:table-cell>
          <table:table-cell table:style-name="Table13.A2" office:value-type="string">
            <text:p text:style-name="P514"/>
            <text:p text:style-name="P514"><text:span text:style-name="T238">0-</text:span><text:span text:style-name="T239">7</text:span></text:p>
          </table:table-cell>
          <table:table-cell table:style-name="Table13.A2" office:value-type="string">
            <text:p text:style-name="P514">R<text:span text:style-name="T181">1</text:span></text:p>
            <text:p text:style-name="P515">8-11</text:p>
          </table:table-cell>
          <table:table-cell table:style-name="Table13.A2" office:value-type="string">
            <text:p text:style-name="P519">M3</text:p>
            <text:p text:style-name="P515">12-15</text:p>
          </table:table-cell>
          <table:table-cell table:style-name="Table13.A2" office:value-type="string">
            <text:p text:style-name="P519">D2(B2)</text:p>
            <text:p text:style-name="P515">B2 16-19</text:p>
            <text:p text:style-name="P515"><text:soft-page-break/>D2 20-31</text:p>
          </table:table-cell>
          <table:table-cell table:style-name="Table13.A2" office:value-type="string">
            <text:p text:style-name="P502">-</text:p>
          </table:table-cell>
          <table:table-cell table:style-name="Table13.I29" office:value-type="string">
            <text:p text:style-name="P502">-</text:p>
          </table:table-cell>
        </table:table-row>
        <table:table-row>
          <table:table-cell table:style-name="Table13.A2" office:value-type="string">
            <text:p text:style-name="P502">RSI</text:p>
            <text:p text:style-name="P520">bits</text:p>
          </table:table-cell>
          <table:table-cell table:style-name="Table13.A2" office:value-type="string">
            <text:p text:style-name="P383">BRXH</text:p>
          </table:table-cell>
          <table:table-cell table:style-name="Table13.A2" office:value-type="string">
            <text:p text:style-name="P502">4</text:p>
          </table:table-cell>
          <table:table-cell table:style-name="Table13.A2" office:value-type="string">
            <text:p text:style-name="P521"/>
            <text:p text:style-name="P521">0-7</text:p>
          </table:table-cell>
          <table:table-cell table:style-name="Table13.A2" office:value-type="string">
            <text:p text:style-name="P502">R<text:span text:style-name="T182">1</text:span></text:p>
            <text:p text:style-name="P521">8-11</text:p>
          </table:table-cell>
          <table:table-cell table:style-name="Table13.A2" office:value-type="string">
            <text:p text:style-name="P522">R3</text:p>
            <text:p text:style-name="P521">12-15</text:p>
          </table:table-cell>
          <table:table-cell table:style-name="Table13.A2" office:value-type="string">
            <text:p text:style-name="P522"><text:span text:style-name="T239">R</text:span>I2</text:p>
            <text:p text:style-name="P521">16-31</text:p>
          </table:table-cell>
          <table:table-cell table:style-name="Table13.A2" office:value-type="string">
            <text:p text:style-name="P523">-</text:p>
          </table:table-cell>
          <table:table-cell table:style-name="Table13.I30" office:value-type="string">
            <text:p text:style-name="P523">-</text:p>
          </table:table-cell>
        </table:table-row>
        <table:table-row>
          <table:table-cell table:style-name="Table13.A2" office:value-type="string">
            <text:p text:style-name="P523">RSL a</text:p>
            <text:p text:style-name="P524">bits</text:p>
          </table:table-cell>
          <table:table-cell table:style-name="Table13.A2" office:value-type="string">
            <text:p text:style-name="P385">TP</text:p>
          </table:table-cell>
          <table:table-cell table:style-name="Table13.A2" office:value-type="string">
            <text:p text:style-name="P523">6</text:p>
          </table:table-cell>
          <table:table-cell table:style-name="Table13.A2" office:value-type="string">
            <text:p text:style-name="P520"/>
            <text:p text:style-name="P520">0-7</text:p>
            <text:p text:style-name="P520">40-47</text:p>
          </table:table-cell>
          <table:table-cell table:style-name="Table13.A2" office:value-type="string">
            <text:p text:style-name="P523"><text:span text:style-name="T183">D1</text:span>(L<text:span text:style-name="T183">1</text:span>,<text:span text:style-name="T183">B1</text:span>)</text:p>
            <text:p text:style-name="P520">L1 8-11</text:p>
            <text:p text:style-name="P520">B1 16-19</text:p>
            <text:p text:style-name="P520">D1 20-31</text:p>
          </table:table-cell>
          <table:table-cell table:style-name="Table13.A2" office:value-type="string">
            <text:p text:style-name="P523">-</text:p>
          </table:table-cell>
          <table:table-cell table:style-name="Table13.A2" office:value-type="string">
            <text:p text:style-name="P523">-</text:p>
          </table:table-cell>
          <table:table-cell table:style-name="Table13.A2" office:value-type="string">
            <text:p text:style-name="P523">-</text:p>
          </table:table-cell>
          <table:table-cell table:style-name="Table13.I31" office:value-type="string">
            <text:p text:style-name="P523">-</text:p>
          </table:table-cell>
        </table:table-row>
        <table:table-row>
          <table:table-cell table:style-name="Table13.A2" office:value-type="string">
            <text:p text:style-name="P523">RSL b</text:p>
            <text:p text:style-name="P525">bits</text:p>
          </table:table-cell>
          <table:table-cell table:style-name="Table13.A2" office:value-type="string">
            <text:p text:style-name="P385">CDZT</text:p>
          </table:table-cell>
          <table:table-cell table:style-name="Table13.A2" office:value-type="string">
            <text:p text:style-name="P523">6</text:p>
          </table:table-cell>
          <table:table-cell table:style-name="Table13.A2" office:value-type="string">
            <text:p text:style-name="P526"/>
            <text:p text:style-name="P526">0-7,</text:p>
            <text:p text:style-name="P526">40-47</text:p>
          </table:table-cell>
          <table:table-cell table:style-name="Table13.A2" office:value-type="string">
            <text:p text:style-name="P523">R<text:span text:style-name="T184">1</text:span></text:p>
            <text:p text:style-name="P526">32-36</text:p>
          </table:table-cell>
          <table:table-cell table:style-name="Table13.A2" office:value-type="string">
            <text:p text:style-name="P523">D<text:span text:style-name="T184">2</text:span>(L<text:span text:style-name="T184">2</text:span>,B<text:span text:style-name="T184">2</text:span>)</text:p>
            <text:p text:style-name="P526">L2 8-15</text:p>
            <text:p text:style-name="P526">B2 16-15</text:p>
            <text:p text:style-name="P526">D2 20-31</text:p>
          </table:table-cell>
          <table:table-cell table:style-name="Table13.A2" office:value-type="string">
            <text:p text:style-name="P523">M<text:span text:style-name="T184">3</text:span></text:p>
            <text:p text:style-name="P526">36-39</text:p>
          </table:table-cell>
          <table:table-cell table:style-name="Table13.A2" office:value-type="string">
            <text:p text:style-name="P523">-</text:p>
          </table:table-cell>
          <table:table-cell table:style-name="Table13.I32" office:value-type="string">
            <text:p text:style-name="P523">-</text:p>
          </table:table-cell>
        </table:table-row>
        <table:table-row>
          <table:table-cell table:style-name="Table13.A2" office:value-type="string">
            <text:p text:style-name="P527">RSY a</text:p>
            <text:p text:style-name="P528">bits</text:p>
          </table:table-cell>
          <table:table-cell table:style-name="Table13.A2" office:value-type="string">
            <text:p text:style-name="P386">LM<text:span text:style-name="T248">Y</text:span></text:p>
          </table:table-cell>
          <table:table-cell table:style-name="Table13.A2" office:value-type="string">
            <text:p text:style-name="P527">6</text:p>
          </table:table-cell>
          <table:table-cell table:style-name="Table13.A2" office:value-type="string">
            <text:p text:style-name="P525"/>
            <text:p text:style-name="P525">0-7,</text:p>
            <text:p text:style-name="P525">40-47</text:p>
          </table:table-cell>
          <table:table-cell table:style-name="Table13.A2" office:value-type="string">
            <text:p text:style-name="P463"><text:span text:style-name="T159">R</text:span><text:span text:style-name="T160">1</text:span></text:p>
            <text:p text:style-name="P525">8-11</text:p>
          </table:table-cell>
          <table:table-cell table:style-name="Table13.A2" office:value-type="string">
            <text:p text:style-name="P463"><text:span text:style-name="T159">R</text:span><text:span text:style-name="T160">3</text:span></text:p>
            <text:p text:style-name="P525">12-15</text:p>
          </table:table-cell>
          <table:table-cell table:style-name="Table13.A2" office:value-type="string">
            <text:p text:style-name="P463"><text:span text:style-name="T159">D</text:span><text:span text:style-name="T160">2</text:span><text:span text:style-name="T159">(B</text:span><text:span text:style-name="T160">2</text:span><text:span text:style-name="T159">)</text:span></text:p>
            <text:p text:style-name="P525">B2 16-19</text:p>
            <text:p text:style-name="P525">DL2 20-31</text:p>
            <text:p text:style-name="P525">DH2 32-29</text:p>
          </table:table-cell>
          <table:table-cell table:style-name="Table13.A2" office:value-type="string">
            <text:p text:style-name="P510">-</text:p>
          </table:table-cell>
          <table:table-cell table:style-name="Table13.I33" office:value-type="string">
            <text:p text:style-name="P510">-</text:p>
          </table:table-cell>
        </table:table-row>
        <table:table-row>
          <table:table-cell table:style-name="Table13.A2" office:value-type="string">
            <text:p text:style-name="P529">RSY b</text:p>
            <text:p text:style-name="P530">bits</text:p>
            <text:p text:style-name="P529"/>
          </table:table-cell>
          <table:table-cell table:style-name="Table13.A2" office:value-type="string">
            <text:p text:style-name="P387">CLMH</text:p>
          </table:table-cell>
          <table:table-cell table:style-name="Table13.A2" office:value-type="string">
            <text:p text:style-name="P529">6</text:p>
          </table:table-cell>
          <table:table-cell table:style-name="Table13.A2" office:value-type="string">
            <text:p text:style-name="P528"/>
            <text:p text:style-name="P528">0-7,</text:p>
            <text:p text:style-name="P528">40-47</text:p>
          </table:table-cell>
          <table:table-cell table:style-name="Table13.A2" office:value-type="string">
            <text:p text:style-name="P529">R1</text:p>
            <text:p text:style-name="P528">8-11</text:p>
          </table:table-cell>
          <table:table-cell table:style-name="Table13.A2" office:value-type="string">
            <text:p text:style-name="P529">M3</text:p>
            <text:p text:style-name="P528">12-15</text:p>
          </table:table-cell>
          <table:table-cell table:style-name="Table13.A2" office:value-type="string">
            <text:p text:style-name="P529">D2(B2)</text:p>
            <text:p text:style-name="P528">B2 16-19</text:p>
            <text:p text:style-name="P528">DL2 20-31</text:p>
            <text:p text:style-name="P528">DH2 32-40</text:p>
          </table:table-cell>
          <table:table-cell table:style-name="Table13.A2" office:value-type="string">
            <text:p text:style-name="P510">-</text:p>
          </table:table-cell>
          <table:table-cell table:style-name="Table13.I34" office:value-type="string">
            <text:p text:style-name="P510">-</text:p>
          </table:table-cell>
        </table:table-row>
        <table:table-row>
          <table:table-cell table:style-name="Table13.A2" office:value-type="string">
            <text:p text:style-name="P531">RX a</text:p>
            <text:p text:style-name="P532">bits</text:p>
          </table:table-cell>
          <table:table-cell table:style-name="Table13.A2" office:value-type="string">
            <text:p text:style-name="P388">STH</text:p>
          </table:table-cell>
          <table:table-cell table:style-name="Table13.A2" office:value-type="string">
            <text:p text:style-name="P531">4</text:p>
          </table:table-cell>
          <table:table-cell table:style-name="Table13.A2" office:value-type="string">
            <text:p text:style-name="P531"/>
            <text:p text:style-name="P532">0-7</text:p>
          </table:table-cell>
          <table:table-cell table:style-name="Table13.A2" office:value-type="string">
            <text:p text:style-name="P531">R1</text:p>
            <text:p text:style-name="P532">8-11</text:p>
          </table:table-cell>
          <table:table-cell table:style-name="Table13.A2" office:value-type="string">
            <text:p text:style-name="P531">D2(X2,B2)</text:p>
            <text:p text:style-name="P532">X2 12-15</text:p>
            <text:p text:style-name="P532">B2 16-19</text:p>
            <text:p text:style-name="P532">D2 20-31</text:p>
          </table:table-cell>
          <table:table-cell table:style-name="Table13.A2" office:value-type="string">
            <text:p text:style-name="P510">-</text:p>
          </table:table-cell>
          <table:table-cell table:style-name="Table13.A2" office:value-type="string">
            <text:p text:style-name="P510">-</text:p>
          </table:table-cell>
          <table:table-cell table:style-name="Table13.I35" office:value-type="string">
            <text:p text:style-name="P510">-</text:p>
          </table:table-cell>
        </table:table-row>
        <table:table-row>
          <table:table-cell table:style-name="Table13.A2" office:value-type="string">
            <text:p text:style-name="P531">RX b</text:p>
            <text:p text:style-name="P533">bits</text:p>
          </table:table-cell>
          <table:table-cell table:style-name="Table13.A2" office:value-type="string">
            <text:p text:style-name="P388">BC</text:p>
          </table:table-cell>
          <table:table-cell table:style-name="Table13.A2" office:value-type="string">
            <text:p text:style-name="P531">4</text:p>
          </table:table-cell>
          <table:table-cell table:style-name="Table13.A2" office:value-type="string">
            <text:p text:style-name="P531"/>
            <text:p text:style-name="P533">0-7</text:p>
          </table:table-cell>
          <table:table-cell table:style-name="Table13.A2" office:value-type="string">
            <text:p text:style-name="P534">M1</text:p>
            <text:p text:style-name="P533">8-11</text:p>
          </table:table-cell>
          <table:table-cell table:style-name="Table13.A2" office:value-type="string">
            <text:p text:style-name="P534">D2(X2,B2)</text:p>
            <text:p text:style-name="P532">X2 12-15</text:p>
            <text:p text:style-name="P532">B2 16-19</text:p>
            <text:p text:style-name="P532">D2 20-31</text:p>
          </table:table-cell>
          <table:table-cell table:style-name="Table13.A2" office:value-type="string">
            <text:p text:style-name="P510">-</text:p>
          </table:table-cell>
          <table:table-cell table:style-name="Table13.A2" office:value-type="string">
            <text:p text:style-name="P510">-</text:p>
          </table:table-cell>
          <table:table-cell table:style-name="Table13.I36" office:value-type="string">
            <text:p text:style-name="P510">-</text:p>
          </table:table-cell>
        </table:table-row>
        <table:table-row>
          <table:table-cell table:style-name="Table13.A2" office:value-type="string">
            <text:p text:style-name="P535">RXE</text:p>
            <text:p text:style-name="P536">bits</text:p>
          </table:table-cell>
          <table:table-cell table:style-name="Table13.A2" office:value-type="string">
            <text:p text:style-name="P389">LDEB</text:p>
          </table:table-cell>
          <table:table-cell table:style-name="Table13.A2" office:value-type="string">
            <text:p text:style-name="P535">6</text:p>
          </table:table-cell>
          <table:table-cell table:style-name="Table13.A2" office:value-type="string">
            <text:p text:style-name="P537"/>
            <text:p text:style-name="P537">0-7,</text:p>
            <text:p text:style-name="P537">40-47</text:p>
          </table:table-cell>
          <table:table-cell table:style-name="Table13.A2" office:value-type="string">
            <text:p text:style-name="P535">R1</text:p>
            <text:p text:style-name="P537">8-11</text:p>
          </table:table-cell>
          <table:table-cell table:style-name="Table13.A2" office:value-type="string">
            <text:p text:style-name="P535">D2(X2,B2)</text:p>
            <text:p text:style-name="P537">X2 12-11</text:p>
            <text:p text:style-name="P537">B2 16-19</text:p>
            <text:p text:style-name="P537">D2 20-31</text:p>
          </table:table-cell>
          <table:table-cell table:style-name="Table13.A2" office:value-type="string">
            <text:p text:style-name="P506">-</text:p>
          </table:table-cell>
          <table:table-cell table:style-name="Table13.A2" office:value-type="string">
            <text:p text:style-name="P506">-</text:p>
          </table:table-cell>
          <table:table-cell table:style-name="Table13.I37" office:value-type="string">
            <text:p text:style-name="P506">-</text:p>
          </table:table-cell>
        </table:table-row>
        <table:table-row>
          <table:table-cell table:style-name="Table13.A2" office:value-type="string">
            <text:p text:style-name="P538">RXF</text:p>
            <text:p text:style-name="P539">bits</text:p>
          </table:table-cell>
          <table:table-cell table:style-name="Table13.A2" office:value-type="string">
            <text:p text:style-name="P390">MAEB</text:p>
          </table:table-cell>
          <table:table-cell table:style-name="Table13.A2" office:value-type="string">
            <text:p text:style-name="P538">6</text:p>
          </table:table-cell>
          <table:table-cell table:style-name="Table13.A2" office:value-type="string">
            <text:p text:style-name="P539"/>
            <text:p text:style-name="P539">0-7,</text:p>
            <text:p text:style-name="P539">40-47</text:p>
          </table:table-cell>
          <table:table-cell table:style-name="Table13.A2" office:value-type="string">
            <text:p text:style-name="P538">R1</text:p>
            <text:p text:style-name="P539">32-35</text:p>
          </table:table-cell>
          <table:table-cell table:style-name="Table13.A2" office:value-type="string">
            <text:p text:style-name="P538">R3</text:p>
            <text:p text:style-name="P539">8-11</text:p>
          </table:table-cell>
          <table:table-cell table:style-name="Table13.A2" office:value-type="string">
            <text:p text:style-name="P538">D2(X2,B2)</text:p>
            <text:p text:style-name="P539">X2 12-11</text:p>
            <text:p text:style-name="P539">B2 16-19</text:p>
            <text:p text:style-name="P539">D2 20-31</text:p>
          </table:table-cell>
          <table:table-cell table:style-name="Table13.A2" office:value-type="string">
            <text:p text:style-name="P506">-</text:p>
          </table:table-cell>
          <table:table-cell table:style-name="Table13.I38" office:value-type="string">
            <text:p text:style-name="P506">-</text:p>
          </table:table-cell>
        </table:table-row>
        <table:table-row>
          <table:table-cell table:style-name="Table13.A2" office:value-type="string">
            <text:p text:style-name="P540">RXY a</text:p>
            <text:p text:style-name="P541">bits</text:p>
          </table:table-cell>
          <table:table-cell table:style-name="Table13.A2" office:value-type="string">
            <text:p text:style-name="P391">LRAG</text:p>
          </table:table-cell>
          <table:table-cell table:style-name="Table13.A2" office:value-type="string">
            <text:p text:style-name="P542">6</text:p>
          </table:table-cell>
          <table:table-cell table:style-name="Table13.A2" office:value-type="string">
            <text:p text:style-name="P539"/>
            <text:p text:style-name="P539">0-7,</text:p>
            <text:p text:style-name="P539">40-47</text:p>
          </table:table-cell>
          <table:table-cell table:style-name="Table13.A2" office:value-type="string">
            <text:p text:style-name="P542">R1</text:p>
            <text:p text:style-name="P541">8-11</text:p>
          </table:table-cell>
          <table:table-cell table:style-name="Table13.A2" office:value-type="string">
            <text:p text:style-name="P542">D2(X2,B2)</text:p>
            <text:p text:style-name="P541">X2 12-15</text:p>
            <text:p text:style-name="P541">B2 16-19</text:p>
            <text:p text:style-name="P541">DL2 20-31</text:p>
            <text:p text:style-name="P541">DH2 32-39</text:p>
          </table:table-cell>
          <table:table-cell table:style-name="Table13.A2" office:value-type="string">
            <text:p text:style-name="P543">-</text:p>
          </table:table-cell>
          <table:table-cell table:style-name="Table13.A2" office:value-type="string">
            <text:p text:style-name="P543">-</text:p>
          </table:table-cell>
          <table:table-cell table:style-name="Table13.I39" office:value-type="string">
            <text:p text:style-name="P543">-</text:p>
          </table:table-cell>
        </table:table-row>
        <table:table-row>
          <table:table-cell table:style-name="Table13.A2" office:value-type="string">
            <text:p text:style-name="P540">RXY b</text:p>
            <text:p text:style-name="P544">bits</text:p>
          </table:table-cell>
          <table:table-cell table:style-name="Table13.A2" office:value-type="string">
            <text:p text:style-name="P391">PFD</text:p>
          </table:table-cell>
          <table:table-cell table:style-name="Table13.A2" office:value-type="string">
            <text:p text:style-name="P545">6</text:p>
          </table:table-cell>
          <table:table-cell table:style-name="Table13.A2" office:value-type="string">
            <text:p text:style-name="P545"/>
            <text:p text:style-name="P544">0-7,</text:p>
            <text:p text:style-name="P544">40-47</text:p>
          </table:table-cell>
          <table:table-cell table:style-name="Table13.A2" office:value-type="string">
            <text:p text:style-name="P540">M1</text:p>
            <text:p text:style-name="P544">8-11</text:p>
          </table:table-cell>
          <table:table-cell table:style-name="Table13.A2" office:value-type="string">
            <text:p text:style-name="P540">D2(X2,B2)</text:p>
            <text:p text:style-name="P541">X2 12-15</text:p>
            <text:p text:style-name="P541">B2 16-19</text:p>
            <text:p text:style-name="P541">DL2 20-31</text:p>
            <text:p text:style-name="P541">DH2 32-39</text:p>
          </table:table-cell>
          <table:table-cell table:style-name="Table13.A2" office:value-type="string">
            <text:p text:style-name="P543">-</text:p>
          </table:table-cell>
          <table:table-cell table:style-name="Table13.A2" office:value-type="string">
            <text:p text:style-name="P543">-</text:p>
          </table:table-cell>
          <table:table-cell table:style-name="Table13.I40" office:value-type="string">
            <text:p text:style-name="P543">-</text:p>
          </table:table-cell>
        </table:table-row>
        <table:table-row>
          <table:table-cell table:style-name="Table13.A2" office:value-type="string">
            <text:p text:style-name="P546">S</text:p>
            <text:p text:style-name="P547"><text:soft-page-break/>bits</text:p>
          </table:table-cell>
          <table:table-cell table:style-name="Table13.A2" office:value-type="string">
            <text:p text:style-name="P392">STIDP</text:p>
          </table:table-cell>
          <table:table-cell table:style-name="Table13.A2" office:value-type="string">
            <text:p text:style-name="P546">4</text:p>
          </table:table-cell>
          <table:table-cell table:style-name="Table13.A2" office:value-type="string">
            <text:p text:style-name="P546"/>
            <text:p text:style-name="P548"><text:soft-page-break/>0-15</text:p>
          </table:table-cell>
          <table:table-cell table:style-name="Table13.A2" office:value-type="string">
            <text:p text:style-name="P546"><text:span text:style-name="T185">D</text:span>2(<text:span text:style-name="T185">B</text:span>2)</text:p>
            <text:p text:style-name="P548"><text:soft-page-break/>B2 16-19</text:p>
            <text:p text:style-name="P548">D2 20-31</text:p>
          </table:table-cell>
          <table:table-cell table:style-name="Table13.A2" office:value-type="string">
            <text:p text:style-name="P546">-</text:p>
          </table:table-cell>
          <table:table-cell table:style-name="Table13.A2" office:value-type="string">
            <text:p text:style-name="P546">-</text:p>
          </table:table-cell>
          <table:table-cell table:style-name="Table13.A2" office:value-type="string">
            <text:p text:style-name="P546">-</text:p>
          </table:table-cell>
          <table:table-cell table:style-name="Table13.I41" office:value-type="string">
            <text:p text:style-name="P546">-</text:p>
          </table:table-cell>
        </table:table-row>
        <table:table-row>
          <table:table-cell table:style-name="Table13.A2" office:value-type="string">
            <text:p text:style-name="P549">SI</text:p>
            <text:p text:style-name="P547">bits</text:p>
          </table:table-cell>
          <table:table-cell table:style-name="Table13.A2" office:value-type="string">
            <text:p text:style-name="P393">TM</text:p>
          </table:table-cell>
          <table:table-cell table:style-name="Table13.A2" office:value-type="string">
            <text:p text:style-name="P549">4</text:p>
          </table:table-cell>
          <table:table-cell table:style-name="Table13.A2" office:value-type="string">
            <text:p text:style-name="P547"/>
            <text:p text:style-name="P547">0-8</text:p>
          </table:table-cell>
          <table:table-cell table:style-name="Table13.A2" office:value-type="string">
            <text:p text:style-name="P549">D1(B1)</text:p>
            <text:p text:style-name="P547">B1 16-19</text:p>
            <text:p text:style-name="P547">D1 20-31</text:p>
          </table:table-cell>
          <table:table-cell table:style-name="Table13.A2" office:value-type="string">
            <text:p text:style-name="P549">I2</text:p>
            <text:p text:style-name="P547">8-15</text:p>
          </table:table-cell>
          <table:table-cell table:style-name="Table13.A2" office:value-type="string">
            <text:p text:style-name="P550">-</text:p>
          </table:table-cell>
          <table:table-cell table:style-name="Table13.A2" office:value-type="string">
            <text:p text:style-name="P550">-</text:p>
          </table:table-cell>
          <table:table-cell table:style-name="Table13.I42" office:value-type="string">
            <text:p text:style-name="P550">-</text:p>
          </table:table-cell>
        </table:table-row>
        <table:table-row>
          <table:table-cell table:style-name="Table13.A2" office:value-type="string">
            <text:p text:style-name="P551">SIL</text:p>
            <text:p text:style-name="P552">bits</text:p>
          </table:table-cell>
          <table:table-cell table:style-name="Table13.A2" office:value-type="string">
            <text:p text:style-name="P394">MVHHI</text:p>
          </table:table-cell>
          <table:table-cell table:style-name="Table13.A2" office:value-type="string">
            <text:p text:style-name="P551">6</text:p>
          </table:table-cell>
          <table:table-cell table:style-name="Table13.A2" office:value-type="string">
            <text:p text:style-name="P552"/>
            <text:p text:style-name="P552">0-15</text:p>
          </table:table-cell>
          <table:table-cell table:style-name="Table13.A2" office:value-type="string">
            <text:p text:style-name="P551">D1(B1)</text:p>
            <text:p text:style-name="P552">B1 16-19</text:p>
            <text:p text:style-name="P552">D1 20-31</text:p>
          </table:table-cell>
          <table:table-cell table:style-name="Table13.A2" office:value-type="string">
            <text:p text:style-name="P551">I2</text:p>
            <text:p text:style-name="P552">32-47</text:p>
          </table:table-cell>
          <table:table-cell table:style-name="Table13.A2" office:value-type="string">
            <text:p text:style-name="P550">-</text:p>
          </table:table-cell>
          <table:table-cell table:style-name="Table13.A2" office:value-type="string">
            <text:p text:style-name="P550">-</text:p>
          </table:table-cell>
          <table:table-cell table:style-name="Table13.I43" office:value-type="string">
            <text:p text:style-name="P550">-</text:p>
          </table:table-cell>
        </table:table-row>
        <table:table-row>
          <table:table-cell table:style-name="Table13.A2" office:value-type="string">
            <text:p text:style-name="P553">SIY</text:p>
            <text:p text:style-name="P554">bits</text:p>
          </table:table-cell>
          <table:table-cell table:style-name="Table13.A2" office:value-type="string">
            <text:p text:style-name="P395">TMY</text:p>
          </table:table-cell>
          <table:table-cell table:style-name="Table13.A2" office:value-type="string">
            <text:p text:style-name="P553">6</text:p>
          </table:table-cell>
          <table:table-cell table:style-name="Table13.A2" office:value-type="string">
            <text:p text:style-name="P554">0-7,</text:p>
            <text:p text:style-name="P554">40-47</text:p>
          </table:table-cell>
          <table:table-cell table:style-name="Table13.A2" office:value-type="string">
            <text:p text:style-name="P555">D1(B1)</text:p>
            <text:p text:style-name="P554">B1 16-19</text:p>
            <text:p text:style-name="P554">DL1 20-31</text:p>
            <text:p text:style-name="P554">DH1 32-39</text:p>
          </table:table-cell>
          <table:table-cell table:style-name="Table13.A2" office:value-type="string">
            <text:p text:style-name="P555">I2</text:p>
          </table:table-cell>
          <table:table-cell table:style-name="Table13.A2" office:value-type="string">
            <text:p text:style-name="P550">-</text:p>
          </table:table-cell>
          <table:table-cell table:style-name="Table13.A2" office:value-type="string">
            <text:p text:style-name="P550">-</text:p>
          </table:table-cell>
          <table:table-cell table:style-name="Table13.I44" office:value-type="string">
            <text:p text:style-name="P550">-</text:p>
          </table:table-cell>
        </table:table-row>
        <table:table-row>
          <table:table-cell table:style-name="Table13.A2" office:value-type="string">
            <text:p text:style-name="P556">SMI</text:p>
            <text:p text:style-name="P557">bits</text:p>
          </table:table-cell>
          <table:table-cell table:style-name="Table13.A2" office:value-type="string">
            <text:p text:style-name="P392"><text:span text:style-name="T186">B</text:span><text:span text:style-name="T187">P</text:span><text:span text:style-name="T186">P</text:span></text:p>
          </table:table-cell>
          <table:table-cell table:style-name="Table13.A2" office:value-type="string">
            <text:p text:style-name="P556">6</text:p>
          </table:table-cell>
          <table:table-cell table:style-name="Table13.A2" office:value-type="string">
            <text:p text:style-name="P556"/>
            <text:p text:style-name="P557">0-7</text:p>
          </table:table-cell>
          <table:table-cell table:style-name="Table13.A2" office:value-type="string">
            <text:p text:style-name="P550">M1</text:p>
            <text:p text:style-name="P557">9-11</text:p>
          </table:table-cell>
          <table:table-cell table:style-name="Table13.A2" office:value-type="string">
            <text:p text:style-name="P550">RI2</text:p>
            <text:p text:style-name="P557">32-47</text:p>
          </table:table-cell>
          <table:table-cell table:style-name="Table13.A2" office:value-type="string">
            <text:p text:style-name="P550">D3(B3)</text:p>
            <text:p text:style-name="P557">B2 16-19</text:p>
            <text:p text:style-name="P557">D3 20-31</text:p>
          </table:table-cell>
          <table:table-cell table:style-name="Table13.A2" office:value-type="string">
            <text:p text:style-name="P550">-</text:p>
          </table:table-cell>
          <table:table-cell table:style-name="Table13.I45" office:value-type="string">
            <text:p text:style-name="P550">-</text:p>
          </table:table-cell>
        </table:table-row>
        <table:table-row>
          <table:table-cell table:style-name="Table13.A2" office:value-type="string">
            <text:p text:style-name="P558">SS a</text:p>
            <text:p text:style-name="P559">bits</text:p>
            <text:p text:style-name="P558"/>
          </table:table-cell>
          <table:table-cell table:style-name="Table13.A2" office:value-type="string">
            <text:p text:style-name="P396">TRTR</text:p>
          </table:table-cell>
          <table:table-cell table:style-name="Table13.A2" office:value-type="string">
            <text:p text:style-name="P558">6</text:p>
          </table:table-cell>
          <table:table-cell table:style-name="Table13.A2" office:value-type="string">
            <text:p text:style-name="P560"/>
            <text:p text:style-name="P558"><text:span text:style-name="T240">0-</text:span><text:span text:style-name="T247">7</text:span></text:p>
          </table:table-cell>
          <table:table-cell table:style-name="Table13.A2" office:value-type="string">
            <text:p text:style-name="P558">D1(L,B1)</text:p>
            <text:p text:style-name="P560">L 8-15</text:p>
            <text:p text:style-name="P560">B1 16-19</text:p>
            <text:p text:style-name="P560">D1 20-31</text:p>
          </table:table-cell>
          <table:table-cell table:style-name="Table13.A2" office:value-type="string">
            <text:p text:style-name="P558">D2(B2)</text:p>
            <text:p text:style-name="P560">B2 32-35</text:p>
            <text:p text:style-name="P560">D2 36-47</text:p>
          </table:table-cell>
          <table:table-cell table:style-name="Table13.A2" office:value-type="string">
            <text:p text:style-name="P561">-</text:p>
          </table:table-cell>
          <table:table-cell table:style-name="Table13.A2" office:value-type="string">
            <text:p text:style-name="P561">-</text:p>
          </table:table-cell>
          <table:table-cell table:style-name="Table13.I46" office:value-type="string">
            <text:p text:style-name="P561">-</text:p>
          </table:table-cell>
        </table:table-row>
        <table:table-row>
          <table:table-cell table:style-name="Table13.A2" office:value-type="string">
            <text:p text:style-name="P558">SS b</text:p>
            <text:p text:style-name="P562">bits</text:p>
          </table:table-cell>
          <table:table-cell table:style-name="Table13.A2" office:value-type="string">
            <text:p text:style-name="P397">MVO</text:p>
          </table:table-cell>
          <table:table-cell table:style-name="Table13.A2" office:value-type="string">
            <text:p text:style-name="P561">6</text:p>
          </table:table-cell>
          <table:table-cell table:style-name="Table13.A2" office:value-type="string">
            <text:p text:style-name="P561"/>
            <text:p text:style-name="P561"><text:span text:style-name="T241">0-</text:span><text:span text:style-name="T247">7</text:span></text:p>
          </table:table-cell>
          <table:table-cell table:style-name="Table13.A2" office:value-type="string">
            <text:p text:style-name="P561">D1(L1,B1)</text:p>
            <text:p text:style-name="P562">L1 8-11</text:p>
            <text:p text:style-name="P562">B1 16-19</text:p>
            <text:p text:style-name="P562">D1 20-31</text:p>
          </table:table-cell>
          <table:table-cell table:style-name="Table13.A2" office:value-type="string">
            <text:p text:style-name="P561">D2(L2,B2)</text:p>
            <text:p text:style-name="P562">L2 12-15</text:p>
            <text:p text:style-name="P562">B2 32-35</text:p>
            <text:p text:style-name="P562">D2 36-47</text:p>
          </table:table-cell>
          <table:table-cell table:style-name="Table13.A2" office:value-type="string">
            <text:p text:style-name="P563">-</text:p>
          </table:table-cell>
          <table:table-cell table:style-name="Table13.A2" office:value-type="string">
            <text:p text:style-name="P563">-</text:p>
          </table:table-cell>
          <table:table-cell table:style-name="Table13.I47" office:value-type="string">
            <text:p text:style-name="P563">-</text:p>
          </table:table-cell>
        </table:table-row>
        <table:table-row>
          <table:table-cell table:style-name="Table13.A2" office:value-type="string">
            <text:p text:style-name="P558">SS c</text:p>
            <text:p text:style-name="P564">bits</text:p>
          </table:table-cell>
          <table:table-cell table:style-name="Table13.A2" office:value-type="string">
            <text:p text:style-name="P397">SRP</text:p>
          </table:table-cell>
          <table:table-cell table:style-name="Table13.A2" office:value-type="string">
            <text:p text:style-name="P565">6</text:p>
          </table:table-cell>
          <table:table-cell table:style-name="Table13.A2" office:value-type="string">
            <text:p text:style-name="P565"/>
            <text:p text:style-name="P565"><text:span text:style-name="T242">0-</text:span><text:span text:style-name="T247">7</text:span></text:p>
          </table:table-cell>
          <table:table-cell table:style-name="Table13.A2" office:value-type="string">
            <text:p text:style-name="P565">D1(L1,B1)</text:p>
            <text:p text:style-name="P562">L1 8-11</text:p>
            <text:p text:style-name="P562">B1 16-19</text:p>
            <text:p text:style-name="P562">D1 20-31</text:p>
          </table:table-cell>
          <table:table-cell table:style-name="Table13.A2" office:value-type="string">
            <text:p text:style-name="P565">D2(B2)</text:p>
            <text:p text:style-name="P560">B2 32-35</text:p>
            <text:p text:style-name="P560">D2 36-47</text:p>
          </table:table-cell>
          <table:table-cell table:style-name="Table13.A2" office:value-type="string">
            <text:p text:style-name="P565">I3</text:p>
            <text:p text:style-name="P564">12-15</text:p>
          </table:table-cell>
          <table:table-cell table:style-name="Table13.A2" office:value-type="string">
            <text:p text:style-name="P563">-</text:p>
          </table:table-cell>
          <table:table-cell table:style-name="Table13.I48" office:value-type="string">
            <text:p text:style-name="P563">-</text:p>
          </table:table-cell>
        </table:table-row>
        <table:table-row>
          <table:table-cell table:style-name="Table13.A2" office:value-type="string">
            <text:p text:style-name="P558">SS d</text:p>
            <text:p text:style-name="P566">bits</text:p>
          </table:table-cell>
          <table:table-cell table:style-name="Table13.A2" office:value-type="string">
            <text:p text:style-name="P397">MVCK</text:p>
          </table:table-cell>
          <table:table-cell table:style-name="Table13.A2" office:value-type="string">
            <text:p text:style-name="P567">6</text:p>
          </table:table-cell>
          <table:table-cell table:style-name="Table13.A2" office:value-type="string">
            <text:p text:style-name="P567"/>
            <text:p text:style-name="P567"><text:span text:style-name="T243">0-</text:span><text:span text:style-name="T247">7</text:span></text:p>
          </table:table-cell>
          <table:table-cell table:style-name="Table13.A2" office:value-type="string">
            <text:p text:style-name="P567">D1(R1,B1)</text:p>
            <text:p text:style-name="P566">R1 8-11</text:p>
            <text:p text:style-name="P562">B1 16-19</text:p>
            <text:p text:style-name="P562">D1 20-31</text:p>
          </table:table-cell>
          <table:table-cell table:style-name="Table13.A2" office:value-type="string">
            <text:p text:style-name="P567">D2(B2)</text:p>
            <text:p text:style-name="P560">B2 32-35</text:p>
            <text:p text:style-name="P560">D2 36-47</text:p>
          </table:table-cell>
          <table:table-cell table:style-name="Table13.A2" office:value-type="string">
            <text:p text:style-name="P567">R3</text:p>
            <text:p text:style-name="P566">12-15</text:p>
          </table:table-cell>
          <table:table-cell table:style-name="Table13.A2" office:value-type="string">
            <text:p text:style-name="P563">-</text:p>
          </table:table-cell>
          <table:table-cell table:style-name="Table13.I49" office:value-type="string">
            <text:p text:style-name="P563">-</text:p>
          </table:table-cell>
        </table:table-row>
        <table:table-row>
          <table:table-cell table:style-name="Table13.A2" office:value-type="string">
            <text:p text:style-name="P558">SS e</text:p>
            <text:p text:style-name="P568">bits</text:p>
          </table:table-cell>
          <table:table-cell table:style-name="Table13.A2" office:value-type="string">
            <text:p text:style-name="P397">PLO</text:p>
          </table:table-cell>
          <table:table-cell table:style-name="Table13.A2" office:value-type="string">
            <text:p text:style-name="P569">6</text:p>
          </table:table-cell>
          <table:table-cell table:style-name="Table13.A2" office:value-type="string">
            <text:p text:style-name="P569"/>
            <text:p text:style-name="P569"><text:span text:style-name="T244">0-</text:span><text:span text:style-name="T247">7</text:span></text:p>
          </table:table-cell>
          <table:table-cell table:style-name="Table13.A2" office:value-type="string">
            <text:p text:style-name="P570">R1</text:p>
            <text:p text:style-name="P568">8-11</text:p>
          </table:table-cell>
          <table:table-cell table:style-name="Table13.A2" office:value-type="string">
            <text:p text:style-name="P570">D2(B2)</text:p>
            <text:p text:style-name="P568">B2 16-19</text:p>
            <text:p text:style-name="P568">D2 20-31</text:p>
          </table:table-cell>
          <table:table-cell table:style-name="Table13.A2" office:value-type="string">
            <text:p text:style-name="P570">R3</text:p>
            <text:p text:style-name="P568">12-15</text:p>
          </table:table-cell>
          <table:table-cell table:style-name="Table13.A2" office:value-type="string">
            <text:p text:style-name="P570">D4(B4)</text:p>
            <text:p text:style-name="P568">B4 32-35</text:p>
            <text:p text:style-name="P568">D4 36-47</text:p>
          </table:table-cell>
          <table:table-cell table:style-name="Table13.I50" office:value-type="string">
            <text:p text:style-name="P546"/>
          </table:table-cell>
        </table:table-row>
        <table:table-row>
          <table:table-cell table:style-name="Table13.A2" office:value-type="string">
            <text:p text:style-name="P558">SS f</text:p>
            <text:p text:style-name="P571">bits</text:p>
          </table:table-cell>
          <table:table-cell table:style-name="Table13.A2" office:value-type="string">
            <text:p text:style-name="P397">PKA</text:p>
          </table:table-cell>
          <table:table-cell table:style-name="Table13.A2" office:value-type="string">
            <text:p text:style-name="P572">6</text:p>
          </table:table-cell>
          <table:table-cell table:style-name="Table13.A2" office:value-type="string">
            <text:p text:style-name="P572"/>
            <text:p text:style-name="P572"><text:span text:style-name="T245">0-</text:span><text:span text:style-name="T247">7</text:span></text:p>
          </table:table-cell>
          <table:table-cell table:style-name="Table13.A2" office:value-type="string">
            <text:p text:style-name="P572">D1(B1)</text:p>
            <text:p text:style-name="P571">B1 16-19</text:p>
            <text:p text:style-name="P571">D1 20-31</text:p>
          </table:table-cell>
          <table:table-cell table:style-name="Table13.A2" office:value-type="string">
            <text:p text:style-name="P572">D2(L2,B2)</text:p>
            <text:p text:style-name="P571">L2 8-15</text:p>
            <text:p text:style-name="P571">B2 32-35</text:p>
            <text:p text:style-name="P571">D2 36-47</text:p>
          </table:table-cell>
          <table:table-cell table:style-name="Table13.A2" office:value-type="string">
            <text:p text:style-name="P563">-</text:p>
          </table:table-cell>
          <table:table-cell table:style-name="Table13.A2" office:value-type="string">
            <text:p text:style-name="P563">-</text:p>
          </table:table-cell>
          <table:table-cell table:style-name="Table13.I51" office:value-type="string">
            <text:p text:style-name="P563">-</text:p>
          </table:table-cell>
        </table:table-row>
        <table:table-row>
          <table:table-cell table:style-name="Table13.A2" office:value-type="string">
            <text:p text:style-name="P573">SSE</text:p>
            <text:p text:style-name="P574">bits</text:p>
          </table:table-cell>
          <table:table-cell table:style-name="Table13.A2" office:value-type="string">
            <text:p text:style-name="P398">LASP</text:p>
          </table:table-cell>
          <table:table-cell table:style-name="Table13.A2" office:value-type="string">
            <text:p text:style-name="P573">6</text:p>
          </table:table-cell>
          <table:table-cell table:style-name="Table13.A2" office:value-type="string">
            <text:p text:style-name="P574"/>
            <text:p text:style-name="P574">0-15</text:p>
          </table:table-cell>
          <table:table-cell table:style-name="Table13.A2" office:value-type="string">
            <text:p text:style-name="P575">D1(B1)</text:p>
            <text:p text:style-name="P571">B1 16-19</text:p>
            <text:p text:style-name="P571">D1 20-31</text:p>
          </table:table-cell>
          <table:table-cell table:style-name="Table13.A2" office:value-type="string">
            <text:p text:style-name="P575">D2(B2)</text:p>
            <text:p text:style-name="P560">B2 32-35</text:p>
            <text:p text:style-name="P560">D2 36-47</text:p>
          </table:table-cell>
          <table:table-cell table:style-name="Table13.A2" office:value-type="string">
            <text:p text:style-name="P546"/>
          </table:table-cell>
          <table:table-cell table:style-name="Table13.A2" office:value-type="string">
            <text:p text:style-name="P546"/>
          </table:table-cell>
          <table:table-cell table:style-name="Table13.I52" office:value-type="string">
            <text:p text:style-name="P546"/>
          </table:table-cell>
        </table:table-row>
        <table:table-row>
          <table:table-cell table:style-name="Table13.A2" office:value-type="string">
            <text:p text:style-name="P573">SSF</text:p>
            <text:p text:style-name="P576">bits</text:p>
          </table:table-cell>
          <table:table-cell table:style-name="Table13.A2" office:value-type="string">
            <text:p text:style-name="P398">MVCOS</text:p>
          </table:table-cell>
          <table:table-cell table:style-name="Table13.A2" office:value-type="string">
            <text:p text:style-name="P573">6</text:p>
          </table:table-cell>
          <table:table-cell table:style-name="Table13.A2" office:value-type="string">
            <text:p text:style-name="P573"/>
            <text:p text:style-name="P573"><text:span text:style-name="T246">0-</text:span><text:span text:style-name="T247">7</text:span><text:span text:style-name="T246">,</text:span></text:p>
            <text:p text:style-name="P576">12-15</text:p>
          </table:table-cell>
          <table:table-cell table:style-name="Table13.A2" office:value-type="string">
            <text:p text:style-name="P577">D1(B1)</text:p>
            <text:p text:style-name="P571">B1 16-19</text:p>
            <text:p text:style-name="P571">D1 20-31</text:p>
          </table:table-cell>
          <table:table-cell table:style-name="Table13.A2" office:value-type="string">
            <text:p text:style-name="P577">D2(B2)</text:p>
            <text:p text:style-name="P560">B2 32-35</text:p>
            <text:p text:style-name="P560">D2 36-47</text:p>
          </table:table-cell>
          <table:table-cell table:style-name="Table13.A2" office:value-type="string">
            <text:p text:style-name="P577">R3</text:p>
            <text:p text:style-name="P576">8-11</text:p>
          </table:table-cell>
          <table:table-cell table:style-name="Table13.A2" office:value-type="string">
            <text:p text:style-name="P546"/>
          </table:table-cell>
          <table:table-cell table:style-name="Table13.I53" office:value-type="string">
            <text:p text:style-name="P546"/>
          </table:table-cell>
        </table:table-row>
      </table:table>
      <text:p text:style-name="P6"/>
      <text:p text:style-name="P26"><text:soft-page-break/>Note 1: Not defined for all instructions of this format.</text:p>
      <text:h text:style-name="P1050"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89">Mnem.</text:p>
            </table:table-cell>
            <table:table-cell table:style-name="Table14.A1" office:value-type="string">
              <text:p text:style-name="P589">Actual</text:p>
            </table:table-cell>
            <table:table-cell table:style-name="Table14.A1" office:value-type="string">
              <text:p text:style-name="P589">Implied</text:p>
            </table:table-cell>
            <table:table-cell table:style-name="Table14.A1" office:value-type="string">
              <text:p text:style-name="P589">Op1</text:p>
            </table:table-cell>
            <table:table-cell table:style-name="Table14.A1" office:value-type="string">
              <text:p text:style-name="P589">Op2</text:p>
            </table:table-cell>
            <table:table-cell table:style-name="Table14.A1" office:value-type="string">
              <text:p text:style-name="P589">Op3</text:p>
            </table:table-cell>
            <table:table-cell table:style-name="Table14.A1" office:value-type="string">
              <text:p text:style-name="P589">Op4</text:p>
            </table:table-cell>
            <table:table-cell table:style-name="Table14.H1" office:value-type="string">
              <text:p text:style-name="P589">Op5</text:p>
            </table:table-cell>
          </table:table-row>
        </table:table-header-rows>
        <table:table-row>
          <table:table-cell table:style-name="Table14.A2" office:value-type="string">
            <text:p text:style-name="P399">B</text:p>
          </table:table-cell>
          <table:table-cell table:style-name="Table14.A2" office:value-type="string">
            <text:p text:style-name="P399">BC</text:p>
          </table:table-cell>
          <table:table-cell table:style-name="Table14.A2" office:value-type="string">
            <text:p text:style-name="P283">M1=15</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0">BR</text:p>
          </table:table-cell>
          <table:table-cell table:style-name="Table14.A2" office:value-type="string">
            <text:p text:style-name="P400">BCR</text:p>
          </table:table-cell>
          <table:table-cell table:style-name="Table14.A2" office:value-type="string">
            <text:p text:style-name="P284">M1=15</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0">NOP</text:p>
          </table:table-cell>
          <table:table-cell table:style-name="Table14.A2" office:value-type="string">
            <text:p text:style-name="P400">BC</text:p>
          </table:table-cell>
          <table:table-cell table:style-name="Table14.A2" office:value-type="string">
            <text:p text:style-name="P284">M1=0</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0">NOPR</text:p>
          </table:table-cell>
          <table:table-cell table:style-name="Table14.A2" office:value-type="string">
            <text:p text:style-name="P400">BCR</text:p>
          </table:table-cell>
          <table:table-cell table:style-name="Table14.A2" office:value-type="string">
            <text:p text:style-name="P284">M1=0</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1">BH</text:p>
          </table:table-cell>
          <table:table-cell table:style-name="Table14.A2" office:value-type="string">
            <text:p text:style-name="P401">BC</text:p>
          </table:table-cell>
          <table:table-cell table:style-name="Table14.A2" office:value-type="string">
            <text:p text:style-name="P285">M1=2</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1">BHR</text:p>
          </table:table-cell>
          <table:table-cell table:style-name="Table14.A2" office:value-type="string">
            <text:p text:style-name="P401">BCR</text:p>
          </table:table-cell>
          <table:table-cell table:style-name="Table14.A2" office:value-type="string">
            <text:p text:style-name="P285">M1=2</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1">BL</text:p>
          </table:table-cell>
          <table:table-cell table:style-name="Table14.A2" office:value-type="string">
            <text:p text:style-name="P401">BC</text:p>
          </table:table-cell>
          <table:table-cell table:style-name="Table14.A2" office:value-type="string">
            <text:p text:style-name="P285">M1=4</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1">BLR</text:p>
          </table:table-cell>
          <table:table-cell table:style-name="Table14.A2" office:value-type="string">
            <text:p text:style-name="P401">BCR</text:p>
          </table:table-cell>
          <table:table-cell table:style-name="Table14.A2" office:value-type="string">
            <text:p text:style-name="P285">M1=4</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1">BE</text:p>
          </table:table-cell>
          <table:table-cell table:style-name="Table14.A2" office:value-type="string">
            <text:p text:style-name="P401">BC</text:p>
          </table:table-cell>
          <table:table-cell table:style-name="Table14.A2" office:value-type="string">
            <text:p text:style-name="P285">M1=8</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1">BER</text:p>
          </table:table-cell>
          <table:table-cell table:style-name="Table14.A2" office:value-type="string">
            <text:p text:style-name="P401">BCR</text:p>
          </table:table-cell>
          <table:table-cell table:style-name="Table14.A2" office:value-type="string">
            <text:p text:style-name="P285">M1=8</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2">BNH</text:p>
          </table:table-cell>
          <table:table-cell table:style-name="Table14.A2" office:value-type="string">
            <text:p text:style-name="P401">BC</text:p>
          </table:table-cell>
          <table:table-cell table:style-name="Table14.A2" office:value-type="string">
            <text:p text:style-name="P286"><text:span text:style-name="T188">M1=</text:span><text:span text:style-name="T189">13</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2">BNHR</text:p>
          </table:table-cell>
          <table:table-cell table:style-name="Table14.A2" office:value-type="string">
            <text:p text:style-name="P401">BCR</text:p>
          </table:table-cell>
          <table:table-cell table:style-name="Table14.A2" office:value-type="string">
            <text:p text:style-name="P286"><text:span text:style-name="T188">M1=</text:span><text:span text:style-name="T189">13</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3">BNL</text:p>
          </table:table-cell>
          <table:table-cell table:style-name="Table14.A2" office:value-type="string">
            <text:p text:style-name="P401">BC</text:p>
          </table:table-cell>
          <table:table-cell table:style-name="Table14.A2" office:value-type="string">
            <text:p text:style-name="P286"><text:span text:style-name="T188">M1=</text:span><text:span text:style-name="T190">11</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3">BNLR</text:p>
          </table:table-cell>
          <table:table-cell table:style-name="Table14.A2" office:value-type="string">
            <text:p text:style-name="P401">BCR</text:p>
          </table:table-cell>
          <table:table-cell table:style-name="Table14.A2" office:value-type="string">
            <text:p text:style-name="P286"><text:span text:style-name="T188">M1=</text:span><text:span text:style-name="T190">11</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4">BNE</text:p>
          </table:table-cell>
          <table:table-cell table:style-name="Table14.A2" office:value-type="string">
            <text:p text:style-name="P401">BC</text:p>
          </table:table-cell>
          <table:table-cell table:style-name="Table14.A2" office:value-type="string">
            <text:p text:style-name="P286"><text:span text:style-name="T188">M1=</text:span><text:span text:style-name="T191">7</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4">BNER</text:p>
          </table:table-cell>
          <table:table-cell table:style-name="Table14.A2" office:value-type="string">
            <text:p text:style-name="P401">BCR</text:p>
          </table:table-cell>
          <table:table-cell table:style-name="Table14.A2" office:value-type="string">
            <text:p text:style-name="P286"><text:span text:style-name="T188">M1=</text:span><text:span text:style-name="T191">7</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5">BP</text:p>
          </table:table-cell>
          <table:table-cell table:style-name="Table14.A2" office:value-type="string">
            <text:p text:style-name="P401">BC</text:p>
          </table:table-cell>
          <table:table-cell table:style-name="Table14.A2" office:value-type="string">
            <text:p text:style-name="P286"><text:span text:style-name="T188">M1=</text:span><text:span text:style-name="T192">2</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5">BPR</text:p>
          </table:table-cell>
          <table:table-cell table:style-name="Table14.A2" office:value-type="string">
            <text:p text:style-name="P401">BCR</text:p>
          </table:table-cell>
          <table:table-cell table:style-name="Table14.A2" office:value-type="string">
            <text:p text:style-name="P286"><text:span text:style-name="T188">M1=</text:span><text:span text:style-name="T192">2</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6">BM</text:p>
          </table:table-cell>
          <table:table-cell table:style-name="Table14.A2" office:value-type="string">
            <text:p text:style-name="P401">BC</text:p>
          </table:table-cell>
          <table:table-cell table:style-name="Table14.A2" office:value-type="string">
            <text:p text:style-name="P286"><text:span text:style-name="T188">M1=</text:span><text:span text:style-name="T193">4</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6">BMR</text:p>
          </table:table-cell>
          <table:table-cell table:style-name="Table14.A2" office:value-type="string">
            <text:p text:style-name="P401">BCR</text:p>
          </table:table-cell>
          <table:table-cell table:style-name="Table14.A2" office:value-type="string">
            <text:p text:style-name="P286"><text:span text:style-name="T188">M1=</text:span><text:span text:style-name="T193">4</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7">BZ</text:p>
          </table:table-cell>
          <table:table-cell table:style-name="Table14.A2" office:value-type="string">
            <text:p text:style-name="P401">BC</text:p>
          </table:table-cell>
          <table:table-cell table:style-name="Table14.A2" office:value-type="string">
            <text:p text:style-name="P286"><text:span text:style-name="T188">M1=</text:span><text:span text:style-name="T194">8</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7">BZR</text:p>
          </table:table-cell>
          <table:table-cell table:style-name="Table14.A2" office:value-type="string">
            <text:p text:style-name="P401">BCR</text:p>
          </table:table-cell>
          <table:table-cell table:style-name="Table14.A2" office:value-type="string">
            <text:p text:style-name="P286"><text:span text:style-name="T188">M1=</text:span><text:span text:style-name="T194">8</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8">BO</text:p>
          </table:table-cell>
          <table:table-cell table:style-name="Table14.A2" office:value-type="string">
            <text:p text:style-name="P401">BC</text:p>
          </table:table-cell>
          <table:table-cell table:style-name="Table14.A2" office:value-type="string">
            <text:p text:style-name="P286"><text:span text:style-name="T188">M1=</text:span><text:span text:style-name="T195">1</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8">BOR</text:p>
          </table:table-cell>
          <table:table-cell table:style-name="Table14.A2" office:value-type="string">
            <text:p text:style-name="P401">BCR</text:p>
          </table:table-cell>
          <table:table-cell table:style-name="Table14.A2" office:value-type="string">
            <text:p text:style-name="P286"><text:span text:style-name="T188">M1=</text:span><text:span text:style-name="T195">1</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9">BNP</text:p>
          </table:table-cell>
          <table:table-cell table:style-name="Table14.A2" office:value-type="string">
            <text:p text:style-name="P401">BC</text:p>
          </table:table-cell>
          <table:table-cell table:style-name="Table14.A2" office:value-type="string">
            <text:p text:style-name="P286"><text:span text:style-name="T188">M1=</text:span><text:span text:style-name="T195">1</text:span><text:span text:style-name="T196">3</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9">BNPR</text:p>
          </table:table-cell>
          <table:table-cell table:style-name="Table14.A2" office:value-type="string">
            <text:p text:style-name="P401">BCR</text:p>
          </table:table-cell>
          <table:table-cell table:style-name="Table14.A2" office:value-type="string">
            <text:p text:style-name="P286"><text:span text:style-name="T188">M1=</text:span><text:span text:style-name="T195">1</text:span><text:span text:style-name="T196">3</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0">BNM</text:p>
          </table:table-cell>
          <table:table-cell table:style-name="Table14.A2" office:value-type="string">
            <text:p text:style-name="P401">BC</text:p>
          </table:table-cell>
          <table:table-cell table:style-name="Table14.A2" office:value-type="string">
            <text:p text:style-name="P286"><text:span text:style-name="T188">M1=</text:span><text:span text:style-name="T195">1</text:span><text:span text:style-name="T197">1</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0">BNMR</text:p>
          </table:table-cell>
          <table:table-cell table:style-name="Table14.A2" office:value-type="string">
            <text:p text:style-name="P401">BCR</text:p>
          </table:table-cell>
          <table:table-cell table:style-name="Table14.A2" office:value-type="string">
            <text:p text:style-name="P286"><text:span text:style-name="T188">M1=</text:span><text:span text:style-name="T195">1</text:span><text:span text:style-name="T197">1</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ext:soft-page-break/>
        <table:table-row>
          <table:table-cell table:style-name="Table14.A2" office:value-type="string">
            <text:p text:style-name="P411">BNZ</text:p>
          </table:table-cell>
          <table:table-cell table:style-name="Table14.A2" office:value-type="string">
            <text:p text:style-name="P401">BC</text:p>
          </table:table-cell>
          <table:table-cell table:style-name="Table14.A2" office:value-type="string">
            <text:p text:style-name="P286"><text:span text:style-name="T188">M1=</text:span><text:span text:style-name="T198">7</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1">BNZR</text:p>
          </table:table-cell>
          <table:table-cell table:style-name="Table14.A2" office:value-type="string">
            <text:p text:style-name="P401">BCR</text:p>
          </table:table-cell>
          <table:table-cell table:style-name="Table14.A2" office:value-type="string">
            <text:p text:style-name="P286"><text:span text:style-name="T188">M1=</text:span><text:span text:style-name="T198">7</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2">BNO</text:p>
          </table:table-cell>
          <table:table-cell table:style-name="Table14.A2" office:value-type="string">
            <text:p text:style-name="P401">BC</text:p>
          </table:table-cell>
          <table:table-cell table:style-name="Table14.A2" office:value-type="string">
            <text:p text:style-name="P286"><text:span text:style-name="T188">M1=</text:span><text:span text:style-name="T198">7</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2">BNOR</text:p>
          </table:table-cell>
          <table:table-cell table:style-name="Table14.A2" office:value-type="string">
            <text:p text:style-name="P401">BCR</text:p>
          </table:table-cell>
          <table:table-cell table:style-name="Table14.A2" office:value-type="string">
            <text:p text:style-name="P286"><text:span text:style-name="T188">M1=</text:span><text:span text:style-name="T198">7</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3">J</text:p>
          </table:table-cell>
          <table:table-cell table:style-name="Table14.A2" office:value-type="string">
            <text:p text:style-name="P413">BRC</text:p>
          </table:table-cell>
          <table:table-cell table:style-name="Table14.A2" office:value-type="string">
            <text:p text:style-name="P287">M1=15</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3">JLU</text:p>
          </table:table-cell>
          <table:table-cell table:style-name="Table14.A2" office:value-type="string">
            <text:p text:style-name="P413">BRCL</text:p>
          </table:table-cell>
          <table:table-cell table:style-name="Table14.A2" office:value-type="string">
            <text:p text:style-name="P287">M1=15</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3">JNOP</text:p>
          </table:table-cell>
          <table:table-cell table:style-name="Table14.A2" office:value-type="string">
            <text:p text:style-name="P413">BRC</text:p>
          </table:table-cell>
          <table:table-cell table:style-name="Table14.A2" office:value-type="string">
            <text:p text:style-name="P287">M1=0</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3">JLNOP</text:p>
          </table:table-cell>
          <table:table-cell table:style-name="Table14.A2" office:value-type="string">
            <text:p text:style-name="P413">BRCL</text:p>
          </table:table-cell>
          <table:table-cell table:style-name="Table14.A2" office:value-type="string">
            <text:p text:style-name="P287">M1=0</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4">JH</text:p>
          </table:table-cell>
          <table:table-cell table:style-name="Table14.A2" office:value-type="string">
            <text:p text:style-name="P413">BRC</text:p>
          </table:table-cell>
          <table:table-cell table:style-name="Table14.A2" office:value-type="string">
            <text:p text:style-name="P286"><text:span text:style-name="T199">M1=</text:span><text:span text:style-name="T200">2</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4">JLH</text:p>
          </table:table-cell>
          <table:table-cell table:style-name="Table14.A2" office:value-type="string">
            <text:p text:style-name="P413">BRCL</text:p>
          </table:table-cell>
          <table:table-cell table:style-name="Table14.A2" office:value-type="string">
            <text:p text:style-name="P286"><text:span text:style-name="T199">M1=</text:span><text:span text:style-name="T200">2</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5">JL</text:p>
          </table:table-cell>
          <table:table-cell table:style-name="Table14.A2" office:value-type="string">
            <text:p text:style-name="P413">BRC</text:p>
          </table:table-cell>
          <table:table-cell table:style-name="Table14.A2" office:value-type="string">
            <text:p text:style-name="P286"><text:span text:style-name="T199">M1=</text:span><text:span text:style-name="T201">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5">JLL</text:p>
          </table:table-cell>
          <table:table-cell table:style-name="Table14.A2" office:value-type="string">
            <text:p text:style-name="P413">BRCL</text:p>
          </table:table-cell>
          <table:table-cell table:style-name="Table14.A2" office:value-type="string">
            <text:p text:style-name="P286"><text:span text:style-name="T199">M1=</text:span><text:span text:style-name="T201">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5">JE</text:p>
          </table:table-cell>
          <table:table-cell table:style-name="Table14.A2" office:value-type="string">
            <text:p text:style-name="P413">BRC</text:p>
          </table:table-cell>
          <table:table-cell table:style-name="Table14.A2" office:value-type="string">
            <text:p text:style-name="P286"><text:span text:style-name="T199">M1=</text:span><text:span text:style-name="T201">8</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5">JLE</text:p>
          </table:table-cell>
          <table:table-cell table:style-name="Table14.A2" office:value-type="string">
            <text:p text:style-name="P413">BRCL</text:p>
          </table:table-cell>
          <table:table-cell table:style-name="Table14.A2" office:value-type="string">
            <text:p text:style-name="P286"><text:span text:style-name="T199">M1=</text:span><text:span text:style-name="T201">8</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5">JNH</text:p>
          </table:table-cell>
          <table:table-cell table:style-name="Table14.A2" office:value-type="string">
            <text:p text:style-name="P413">BRC</text:p>
          </table:table-cell>
          <table:table-cell table:style-name="Table14.A2" office:value-type="string">
            <text:p text:style-name="P286"><text:span text:style-name="T199">M1=</text:span><text:span text:style-name="T201">13</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5">JLNH</text:p>
          </table:table-cell>
          <table:table-cell table:style-name="Table14.A2" office:value-type="string">
            <text:p text:style-name="P413">BRCL</text:p>
          </table:table-cell>
          <table:table-cell table:style-name="Table14.A2" office:value-type="string">
            <text:p text:style-name="P286"><text:span text:style-name="T199">M1=</text:span><text:span text:style-name="T201">13</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6">JNL</text:p>
          </table:table-cell>
          <table:table-cell table:style-name="Table14.A2" office:value-type="string">
            <text:p text:style-name="P413">BRC</text:p>
          </table:table-cell>
          <table:table-cell table:style-name="Table14.A2" office:value-type="string">
            <text:p text:style-name="P286"><text:span text:style-name="T199">M1=</text:span><text:span text:style-name="T202">1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6">JLNL</text:p>
          </table:table-cell>
          <table:table-cell table:style-name="Table14.A2" office:value-type="string">
            <text:p text:style-name="P413">BRCL</text:p>
          </table:table-cell>
          <table:table-cell table:style-name="Table14.A2" office:value-type="string">
            <text:p text:style-name="P286"><text:span text:style-name="T199">M1=</text:span><text:span text:style-name="T202">1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6">JNE</text:p>
          </table:table-cell>
          <table:table-cell table:style-name="Table14.A2" office:value-type="string">
            <text:p text:style-name="P413">BRC</text:p>
          </table:table-cell>
          <table:table-cell table:style-name="Table14.A2" office:value-type="string">
            <text:p text:style-name="P286"><text:span text:style-name="T199">M1=</text:span><text:span text:style-name="T202">7</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6">JLNE</text:p>
          </table:table-cell>
          <table:table-cell table:style-name="Table14.A2" office:value-type="string">
            <text:p text:style-name="P413">BRCL</text:p>
          </table:table-cell>
          <table:table-cell table:style-name="Table14.A2" office:value-type="string">
            <text:p text:style-name="P286"><text:span text:style-name="T199">M1=</text:span><text:span text:style-name="T202">7</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7">JP</text:p>
          </table:table-cell>
          <table:table-cell table:style-name="Table14.A2" office:value-type="string">
            <text:p text:style-name="P413">BRC</text:p>
          </table:table-cell>
          <table:table-cell table:style-name="Table14.A2" office:value-type="string">
            <text:p text:style-name="P286"><text:span text:style-name="T199">M1=</text:span><text:span text:style-name="T203">2</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7">JLP</text:p>
          </table:table-cell>
          <table:table-cell table:style-name="Table14.A2" office:value-type="string">
            <text:p text:style-name="P413">BRCL</text:p>
          </table:table-cell>
          <table:table-cell table:style-name="Table14.A2" office:value-type="string">
            <text:p text:style-name="P286"><text:span text:style-name="T199">M1=</text:span><text:span text:style-name="T203">2</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8">JM</text:p>
          </table:table-cell>
          <table:table-cell table:style-name="Table14.A2" office:value-type="string">
            <text:p text:style-name="P413">BRC</text:p>
          </table:table-cell>
          <table:table-cell table:style-name="Table14.A2" office:value-type="string">
            <text:p text:style-name="P286"><text:span text:style-name="T199">M1=</text:span><text:span text:style-name="T204">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8">JLM</text:p>
          </table:table-cell>
          <table:table-cell table:style-name="Table14.A2" office:value-type="string">
            <text:p text:style-name="P413">BRCL</text:p>
          </table:table-cell>
          <table:table-cell table:style-name="Table14.A2" office:value-type="string">
            <text:p text:style-name="P286"><text:span text:style-name="T199">M1=</text:span><text:span text:style-name="T204">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9">JZ</text:p>
          </table:table-cell>
          <table:table-cell table:style-name="Table14.A2" office:value-type="string">
            <text:p text:style-name="P413">BRC</text:p>
          </table:table-cell>
          <table:table-cell table:style-name="Table14.A2" office:value-type="string">
            <text:p text:style-name="P286"><text:span text:style-name="T199">M1=</text:span><text:span text:style-name="T205">8</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9">JLZ</text:p>
          </table:table-cell>
          <table:table-cell table:style-name="Table14.A2" office:value-type="string">
            <text:p text:style-name="P413">BRCL</text:p>
          </table:table-cell>
          <table:table-cell table:style-name="Table14.A2" office:value-type="string">
            <text:p text:style-name="P286"><text:span text:style-name="T199">M1=</text:span><text:span text:style-name="T205">8</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0">JO</text:p>
          </table:table-cell>
          <table:table-cell table:style-name="Table14.A2" office:value-type="string">
            <text:p text:style-name="P413">BRC</text:p>
          </table:table-cell>
          <table:table-cell table:style-name="Table14.A2" office:value-type="string">
            <text:p text:style-name="P286"><text:span text:style-name="T199">M1=</text:span><text:span text:style-name="T207">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0">JLO</text:p>
          </table:table-cell>
          <table:table-cell table:style-name="Table14.A2" office:value-type="string">
            <text:p text:style-name="P413">BRCL</text:p>
          </table:table-cell>
          <table:table-cell table:style-name="Table14.A2" office:value-type="string">
            <text:p text:style-name="P286"><text:span text:style-name="T199">M1=</text:span><text:span text:style-name="T207">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0">JNP</text:p>
          </table:table-cell>
          <table:table-cell table:style-name="Table14.A2" office:value-type="string">
            <text:p text:style-name="P413">BRC</text:p>
          </table:table-cell>
          <table:table-cell table:style-name="Table14.A2" office:value-type="string">
            <text:p text:style-name="P286"><text:span text:style-name="T199">M1=</text:span><text:span text:style-name="T207">13</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0">JLNP</text:p>
          </table:table-cell>
          <table:table-cell table:style-name="Table14.A2" office:value-type="string">
            <text:p text:style-name="P413">BRCL</text:p>
          </table:table-cell>
          <table:table-cell table:style-name="Table14.A2" office:value-type="string">
            <text:p text:style-name="P286"><text:span text:style-name="T199">M1=</text:span><text:span text:style-name="T207">13</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0">JNM</text:p>
          </table:table-cell>
          <table:table-cell table:style-name="Table14.A2" office:value-type="string">
            <text:p text:style-name="P413">BRC</text:p>
          </table:table-cell>
          <table:table-cell table:style-name="Table14.A2" office:value-type="string">
            <text:p text:style-name="P286"><text:span text:style-name="T199">M1=</text:span><text:span text:style-name="T207">1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0">JLNM</text:p>
          </table:table-cell>
          <table:table-cell table:style-name="Table14.A2" office:value-type="string">
            <text:p text:style-name="P413">BRCL</text:p>
          </table:table-cell>
          <table:table-cell table:style-name="Table14.A2" office:value-type="string">
            <text:p text:style-name="P286"><text:span text:style-name="T199">M1=</text:span><text:span text:style-name="T206">1</text:span><text:span text:style-name="T207">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0">JNZ</text:p>
          </table:table-cell>
          <table:table-cell table:style-name="Table14.A2" office:value-type="string">
            <text:p text:style-name="P413">BRC</text:p>
          </table:table-cell>
          <table:table-cell table:style-name="Table14.A2" office:value-type="string">
            <text:p text:style-name="P286"><text:span text:style-name="T199">M1=</text:span><text:span text:style-name="T207">7</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0">JLNZ</text:p>
          </table:table-cell>
          <table:table-cell table:style-name="Table14.A2" office:value-type="string">
            <text:p text:style-name="P413">BRCL</text:p>
          </table:table-cell>
          <table:table-cell table:style-name="Table14.A2" office:value-type="string">
            <text:p text:style-name="P286"><text:span text:style-name="T199">M1=</text:span><text:span text:style-name="T207">7</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1">JNO</text:p>
          </table:table-cell>
          <table:table-cell table:style-name="Table14.A2" office:value-type="string">
            <text:p text:style-name="P413">BRC</text:p>
          </table:table-cell>
          <table:table-cell table:style-name="Table14.A2" office:value-type="string">
            <text:p text:style-name="P286"><text:span text:style-name="T199">M1=</text:span><text:span text:style-name="T206">1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ext:soft-page-break/>
        <table:table-row>
          <table:table-cell table:style-name="Table14.A2" office:value-type="string">
            <text:p text:style-name="P422"><text:span text:style-name="T206">J</text:span><text:span text:style-name="T207">L</text:span><text:span text:style-name="T206">NO</text:span></text:p>
          </table:table-cell>
          <table:table-cell table:style-name="Table14.A2" office:value-type="string">
            <text:p text:style-name="P413">BRCL</text:p>
          </table:table-cell>
          <table:table-cell table:style-name="Table14.A2" office:value-type="string">
            <text:p text:style-name="P286"><text:span text:style-name="T199">M1=</text:span><text:span text:style-name="T206">1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3">JAS</text:p>
          </table:table-cell>
          <table:table-cell table:style-name="Table14.A2" office:value-type="string">
            <text:p text:style-name="P423">BRAS</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I2</text:p>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3">JASL</text:p>
          </table:table-cell>
          <table:table-cell table:style-name="Table14.A2" office:value-type="string">
            <text:p text:style-name="P423">BRASL</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I2</text:p>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3">JCT</text:p>
          </table:table-cell>
          <table:table-cell table:style-name="Table14.A2" office:value-type="string">
            <text:p text:style-name="P423">BRCT</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I2</text:p>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3">JCTG</text:p>
          </table:table-cell>
          <table:table-cell table:style-name="Table14.A2" office:value-type="string">
            <text:p text:style-name="P423">BRCTG</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I2</text:p>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3">JXH</text:p>
          </table:table-cell>
          <table:table-cell table:style-name="Table14.A2" office:value-type="string">
            <text:p text:style-name="P423">BRXH</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3</text:p>
          </table:table-cell>
          <table:table-cell table:style-name="Table14.A2" office:value-type="string">
            <text:p text:style-name="P288">RI2</text:p>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3">JXHG</text:p>
          </table:table-cell>
          <table:table-cell table:style-name="Table14.A2" office:value-type="string">
            <text:p text:style-name="P423">BRXHG</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3</text:p>
          </table:table-cell>
          <table:table-cell table:style-name="Table14.A2" office:value-type="string">
            <text:p text:style-name="P288">RI2</text:p>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4">JXLE</text:p>
          </table:table-cell>
          <table:table-cell table:style-name="Table14.A2" office:value-type="string">
            <text:p text:style-name="P424">BRXLE</text:p>
          </table:table-cell>
          <table:table-cell table:style-name="Table14.A2" office:value-type="string">
            <text:p text:style-name="P289">none</text:p>
          </table:table-cell>
          <table:table-cell table:style-name="Table14.A2" office:value-type="string">
            <text:p text:style-name="P289">R1</text:p>
          </table:table-cell>
          <table:table-cell table:style-name="Table14.A2" office:value-type="string">
            <text:p text:style-name="P289">R3</text:p>
          </table:table-cell>
          <table:table-cell table:style-name="Table14.A2" office:value-type="string">
            <text:p text:style-name="P289">RI2</text:p>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5">JXLEG</text:p>
          </table:table-cell>
          <table:table-cell table:style-name="Table14.A2" office:value-type="string">
            <text:p text:style-name="P425">BRXLG</text:p>
          </table:table-cell>
          <table:table-cell table:style-name="Table14.A2" office:value-type="string">
            <text:p text:style-name="P290">none</text:p>
          </table:table-cell>
          <table:table-cell table:style-name="Table14.A2" office:value-type="string">
            <text:p text:style-name="P290">R1</text:p>
          </table:table-cell>
          <table:table-cell table:style-name="Table14.A2" office:value-type="string">
            <text:p text:style-name="P290">R2</text:p>
          </table:table-cell>
          <table:table-cell table:style-name="Table14.A2" office:value-type="string">
            <text:p text:style-name="P290">RI2</text:p>
          </table:table-cell>
          <table:table-cell table:style-name="Table14.A2" office:value-type="string">
            <text:p text:style-name="P291"/>
          </table:table-cell>
          <table:table-cell table:style-name="Table14.H2" office:value-type="string">
            <text:p text:style-name="P291"/>
          </table:table-cell>
        </table:table-row>
      </table:table>
      <text:p text:style-name="P31"/>
      <text:p text:style-name="P31"/>
      <text:p text:style-name="P31"/>
      <text:p text:style-name="P924"/>
      <text:h text:style-name="P1012" text:outline-level="1"><text:bookmark-start text:name="__RefHeading__10178_1319271130"/>Appendix B – Embedding the Assembler<text:bookmark-end text:name="__RefHeading__10178_1319271130"/></text:h>
      <text:p text:style-name="P31"/>
      <text:p text:style-name="P35"><text:span text:style-name="T724">ASMA is designed for use as an embedded assembler. <text:s/>The </text:span><text:span text:style-name="T350">asma.py</text:span><text:span text:style-name="T724">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50">asma.py</text:span><text:span text:style-name="T724"> module.</text:span></text:p>
      <text:p text:style-name="P35"><text:span text:style-name="T724">The assembler is actually the class </text:span><text:span text:style-name="T350">Assembler</text:span><text:span text:style-name="T724"> found in the </text:span><text:span text:style-name="T350">assembler.py</text:span><text:span text:style-name="T724"> module. <text:s/>A module embedding the assembler must import this module. <text:s/></text:span><text:span text:style-name="T725">Creating the </text:span><text:span text:style-name="T351">Assembler</text:span><text:span text:style-name="T725"> object has three required positional arguments:</text:span></text:p>
      <text:list xml:id="list234883957" text:style-name="L33">
        <text:list-item>
          <text:p text:style-name="P982"><text:span text:style-name="T727">A</text:span><text:span text:style-name="T725"> string identifying the targeted CPU defined in the MSL database.</text:span></text:p>
        </text:list-item>
        <text:list-item>
          <text:p text:style-name="P982"><text:span text:style-name="T727">A</text:span><text:span text:style-name="T725"> string providing the path </text:span><text:span text:style-name="T905">or</text:span><text:span text:style-name="T725"> file name of the MSL database </text:span><text:span text:style-name="T905">file</text:span><text:span text:style-name="T725">.</text:span></text:p>
        </text:list-item>
        <text:list-item>
          <text:p text:style-name="P982"><text:span text:style-name="T727">A</text:span><text:span text:style-name="T725">n </text:span><text:span text:style-name="T351">AsmOut</text:span><text:span text:style-name="T725"> object identifying what output is to be created and where it is to be written.</text:span></text:p>
        </text:list-item>
      </text:list>
      <text:p text:style-name="P36"><text:span text:style-name="T727">Refer to the </text:span><text:span text:style-name="T353">Assembler.__init__()</text:span><text:span text:style-name="T727"> method's arguments for details of optional parameters.</text:span></text:p>
      <text:p text:style-name="P780"><text:span text:style-name="T725">The user of the embedded assembler submits assembly statements to the assembler by means of the </text:span><text:span text:style-name="T351">statement()</text:span><text:span text:style-name="T725"> method. <text:s/>The last submitted statement must contain the </text:span><text:span text:style-name="T351">END</text:span><text:span text:style-name="T725"> directive. <text:s/>Statements are now queued for assembly.</text:span></text:p>
      <text:p text:style-name="P780"><text:span text:style-name="T725">Actually assembling </text:span><text:span text:style-name="T856">of </text:span><text:span text:style-name="T725">the statements is initiated using the </text:span><text:span text:style-name="T351">assemble()</text:span><text:span text:style-name="T725"> method. <text:s/>When the assembly has completed, control is returned to the user of the embedded assembler. <text:s/>No output has been written. <text:s/>Results of the assembly are made available to the user via the </text:span><text:span text:style-name="T351">image()</text:span><text:span text:style-name="T725"> method. <text:s/>This method returns an </text:span><text:span text:style-name="T351">Image</text:span><text:span text:style-name="T725"> object that contains all of the requested output, all of the source statements processed by the assembler and accumulated </text:span><text:span text:style-name="T351">AssemblerError</text:span><text:span text:style-name="T725"> exceptions. <text:s/>It is the responsibility of the using module to output the results of the assembly.</text:span></text:p>
      <text:p text:style-name="P781"><text:span text:style-name="T726">Refer to the </text:span><text:span text:style-name="T352">assemble.py</text:span><text:span text:style-name="T726"> module for more details about theses mechanisms.</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8</text:page-number></text:span><text:span text:style-name="MT1"> of </text:span><text:span text:style-name="MT1"><text:page-count>7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12-09T16:01:29</dc:date>
    <meta:editing-duration>P3DT6H27M35S</meta:editing-duration>
    <meta:editing-cycles>951</meta:editing-cycles>
    <meta:document-statistic meta:table-count="16" meta:image-count="0" meta:object-count="0" meta:page-count="78" meta:paragraph-count="2694" meta:word-count="22638" meta:character-count="137395" meta:non-whitespace-character-count="116718"/>
  </office:meta>
</office:document-meta>
</file>